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86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8.4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3333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ext-properties style:font-name="Liberation Sans" style:font-name-asian="Droid Sans Fallback" style:font-name-complex="FreeSans"/>
      <style:map style:condition="cell-content()=[.#REF!2]" style:apply-style-name="Vrai" style:base-cell-address="Feuille1.Z2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7" table:default-cell-style-name="ce2"/>
        <table:table-column table:style-name="co2" table:default-cell-style-name="ce3"/>
        <table:table-column table:style-name="co2" table:default-cell-style-name="ce2"/>
        <table:table-column table:style-name="co2" table:number-columns-repeated="3" table:default-cell-style-name="ce3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24" office:value-type="float" office:value="24" calcext:value-type="float">
            <text:p>24</text:p>
          </table:table-cell>
          <table:table-cell table:style-name="ce1" table:formula="of:=[.A1]-1" office:value-type="float" office:value="23" calcext:value-type="float">
            <text:p>23</text:p>
          </table:table-cell>
          <table:table-cell table:style-name="ce1" table:formula="of:=[.B1]-1" office:value-type="float" office:value="22" calcext:value-type="float">
            <text:p>22</text:p>
          </table:table-cell>
          <table:table-cell table:style-name="ce1" table:formula="of:=[.C1]-1" office:value-type="float" office:value="21" calcext:value-type="float">
            <text:p>21</text:p>
          </table:table-cell>
          <table:table-cell table:style-name="ce1" table:formula="of:=[.D1]-1" office:value-type="float" office:value="20" calcext:value-type="float">
            <text:p>20</text:p>
          </table:table-cell>
          <table:table-cell table:style-name="ce1" table:formula="of:=[.E1]-1" office:value-type="float" office:value="19" calcext:value-type="float">
            <text:p>19</text:p>
          </table:table-cell>
          <table:table-cell table:style-name="ce1" table:formula="of:=[.F1]-1" office:value-type="float" office:value="18" calcext:value-type="float">
            <text:p>18</text:p>
          </table:table-cell>
          <table:table-cell table:style-name="ce1" table:formula="of:=[.G1]-1" office:value-type="float" office:value="17" calcext:value-type="float">
            <text:p>17</text:p>
          </table:table-cell>
          <table:table-cell table:style-name="ce1" table:formula="of:=[.H1]-1" office:value-type="float" office:value="16" calcext:value-type="float">
            <text:p>16</text:p>
          </table:table-cell>
          <table:table-cell table:style-name="ce1" table:formula="of:=[.I1]-1" office:value-type="float" office:value="15" calcext:value-type="float">
            <text:p>15</text:p>
          </table:table-cell>
          <table:table-cell table:style-name="ce1" table:formula="of:=[.J1]-1" office:value-type="float" office:value="14" calcext:value-type="float">
            <text:p>14</text:p>
          </table:table-cell>
          <table:table-cell table:style-name="ce1" table:formula="of:=[.K1]-1" office:value-type="float" office:value="13" calcext:value-type="float">
            <text:p>13</text:p>
          </table:table-cell>
          <table:table-cell table:style-name="ce1" table:formula="of:=[.L1]-1" office:value-type="float" office:value="12" calcext:value-type="float">
            <text:p>12</text:p>
          </table:table-cell>
          <table:table-cell table:style-name="ce1" table:formula="of:=[.M1]-1" office:value-type="float" office:value="11" calcext:value-type="float">
            <text:p>11</text:p>
          </table:table-cell>
          <table:table-cell table:style-name="ce1" table:formula="of:=[.N1]-1" office:value-type="float" office:value="10" calcext:value-type="float">
            <text:p>10</text:p>
          </table:table-cell>
          <table:table-cell table:style-name="ce1" table:formula="of:=[.O1]-1" office:value-type="float" office:value="9" calcext:value-type="float">
            <text:p>9</text:p>
          </table:table-cell>
          <table:table-cell table:style-name="ce1" table:formula="of:=[.P1]-1" office:value-type="float" office:value="8" calcext:value-type="float">
            <text:p>8</text:p>
          </table:table-cell>
          <table:table-cell table:style-name="ce1" table:formula="of:=[.Q1]-1" office:value-type="float" office:value="7" calcext:value-type="float">
            <text:p>7</text:p>
          </table:table-cell>
          <table:table-cell table:style-name="ce1" table:formula="of:=[.R1]-1" office:value-type="float" office:value="6" calcext:value-type="float">
            <text:p>6</text:p>
          </table:table-cell>
          <table:table-cell table:style-name="ce1" table:formula="of:=[.S1]-1" office:value-type="float" office:value="5" calcext:value-type="float">
            <text:p>5</text:p>
          </table:table-cell>
          <table:table-cell table:style-name="ce1" table:formula="of:=[.T1]-1" office:value-type="float" office:value="4" calcext:value-type="float">
            <text:p>4</text:p>
          </table:table-cell>
          <table:table-cell table:style-name="ce1" table:formula="of:=[.U1]-1" office:value-type="float" office:value="3" calcext:value-type="float">
            <text:p>3</text:p>
          </table:table-cell>
          <table:table-cell table:style-name="ce1" table:formula="of:=[.V1]-1" office:value-type="float" office:value="2" calcext:value-type="float">
            <text:p>2</text:p>
          </table:table-cell>
          <table:table-cell table:style-name="ce1" table:formula="of:=[.W1]-1" office:value-type="float" office:value="1" calcext:value-type="float">
            <text:p>1</text:p>
          </table:table-cell>
          <table:table-cell table:style-name="ce1" table:formula="of:=[.X1]-1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formula="of:=[.A2]*2^[.A$1]+[.B2]*2^[.B$1]+[.C2]*2^[.C$1]+[.D2]*2^[.D$1]+[.E2]*2^[.E$1]+[.F2]*2^[.F$1]+[.G2]*2^[.G$1]+[.H2]*2^[.H$1]+[.I2]*2^[.I$1]+[.J2]*2^[.J$1]+[.K2]*2^[.K$1]+[.L2]*2^[.L$1]+[.M2]*2^[.M$1]+[.N2]*2^[.N$1]+[.O2]*2^[.O$1]+[.P2]*2^[.P$1]+[.Q2]*2^[.Q$1]+[.R2]*2^[.R$1]+[.S2]*2^[.S$1]+[.T2]*2^[.T$1]+[.U2]*2^[.U$1]+[.V2]*2^[.V$1]+[.W2]*2^[.W$1]+[.X2]*2^[.X$1]+[.Y2]*2^[.Y$1]" office:value-type="float" office:value="20971524" calcext:value-type="float">
            <text:p>20971524</text:p>
          </table:table-cell>
          <table:table-cell table:formula="of:=CONCATENATE(&quot;0b&quot;;[.A2];[.B2];[.C2];[.D2];[.E2];[.F2];[.G2];[.H2];[.I2];[.J2];[.K2];[.L2];[.M2];[.N2];[.O2];[.P2];[.Q2];[.R2];[.S2];[.T2];[.U2];[.V2];[.W2];[.X2];[.Y2])" office:value-type="string" office:string-value="0b1010000000000000000000100" calcext:value-type="string">
            <text:p>0b1010000000000000000000100</text:p>
          </table:table-cell>
          <table:table-cell/>
          <table:table-cell table:formula="of:=CONCATENATE([.AA2]; &quot; soit &quot;; [.Z2])" office:value-type="string" office:string-value="0b1010000000000000000000100 soit 20971524" calcext:value-type="string">
            <text:p>0b1010000000000000000000100 soit 20971524</text:p>
          </table:table-cell>
        </table:table-row>
        <table:table-row table:style-name="ro1">
          <table:table-cell table:formula="of:=XOR(XOR(XOR(XOR([.Y2];[.W2]);[.V2]);[.U2]);[.S2])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0" calcext:value-type="float">
            <text:p>0</text:p>
          </table:table-cell>
          <table:table-cell table:formula="of:=[.Q2]" office:value-type="float" office:value="0" calcext:value-type="float">
            <text:p>0</text:p>
          </table:table-cell>
          <table:table-cell table:formula="of:=[.R2]" office:value-type="float" office:value="0" calcext:value-type="float">
            <text:p>0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0" calcext:value-type="float">
            <text:p>0</text:p>
          </table:table-cell>
          <table:table-cell table:formula="of:=[.U2]" office:value-type="float" office:value="0" calcext:value-type="float">
            <text:p>0</text:p>
          </table:table-cell>
          <table:table-cell table:formula="of:=[.V2]" office:value-type="float" office:value="0" calcext:value-type="float">
            <text:p>0</text:p>
          </table:table-cell>
          <table:table-cell table:formula="of:=[.W2]" office:value-type="float" office:value="1" calcext:value-type="float">
            <text:p>1</text:p>
          </table:table-cell>
          <table:table-cell table:formula="of:=[.X2]" office:value-type="float" office:value="0" calcext:value-type="float">
            <text:p>0</text:p>
          </table:table-cell>
          <table:table-cell table:style-name="ce7" table:formula="of:=[.A3]*2^[.A$1]+[.B3]*2^[.B$1]+[.C3]*2^[.C$1]+[.D3]*2^[.D$1]+[.E3]*2^[.E$1]+[.F3]*2^[.F$1]+[.G3]*2^[.G$1]+[.H3]*2^[.H$1]+[.I3]*2^[.I$1]+[.J3]*2^[.J$1]+[.K3]*2^[.K$1]+[.L3]*2^[.L$1]+[.M3]*2^[.M$1]+[.N3]*2^[.N$1]+[.O3]*2^[.O$1]+[.P3]*2^[.P$1]+[.Q3]*2^[.Q$1]+[.R3]*2^[.R$1]+[.S3]*2^[.S$1]+[.T3]*2^[.T$1]+[.U3]*2^[.U$1]+[.V3]*2^[.V$1]+[.W3]*2^[.W$1]+[.X3]*2^[.X$1]+[.Y3]*2^[.Y$1]" office:value-type="float" office:value="27262978" calcext:value-type="float">
            <text:p>27262978</text:p>
          </table:table-cell>
          <table:table-cell table:formula="of:=CONCATENATE(&quot;0b&quot;;[.A3];[.B3];[.C3];[.D3];[.E3];[.F3];[.G3];[.H3];[.I3];[.J3];[.K3];[.L3];[.M3];[.N3];[.O3];[.P3];[.Q3];[.R3];[.S3];[.T3];[.U3];[.V3];[.W3];[.X3];[.Y3])" office:value-type="string" office:string-value="0b1101000000000000000000010" calcext:value-type="string">
            <text:p>0b1101000000000000000000010</text:p>
          </table:table-cell>
          <table:table-cell/>
          <table:table-cell table:formula="of:=CONCATENATE([.AA3]; &quot; soit &quot;; [.Z3])" office:value-type="string" office:string-value="0b1101000000000000000000010 soit 27262978" calcext:value-type="string">
            <text:p>0b1101000000000000000000010 soit 27262978</text:p>
          </table:table-cell>
        </table:table-row>
        <table:table-row table:style-name="ro1">
          <table:table-cell table:formula="of:=XOR(XOR(XOR(XOR([.Y3];[.W3]);[.V3]);[.U3]);[.S3])" office:value-type="float" office:value="0" calcext:value-type="float">
            <text:p>0</text:p>
          </table:table-cell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 table:style-name="ce7" table:formula="of:=[.A4]*2^[.A$1]+[.B4]*2^[.B$1]+[.C4]*2^[.C$1]+[.D4]*2^[.D$1]+[.E4]*2^[.E$1]+[.F4]*2^[.F$1]+[.G4]*2^[.G$1]+[.H4]*2^[.H$1]+[.I4]*2^[.I$1]+[.J4]*2^[.J$1]+[.K4]*2^[.K$1]+[.L4]*2^[.L$1]+[.M4]*2^[.M$1]+[.N4]*2^[.N$1]+[.O4]*2^[.O$1]+[.P4]*2^[.P$1]+[.Q4]*2^[.Q$1]+[.R4]*2^[.R$1]+[.S4]*2^[.S$1]+[.T4]*2^[.T$1]+[.U4]*2^[.U$1]+[.V4]*2^[.V$1]+[.W4]*2^[.W$1]+[.X4]*2^[.X$1]+[.Y4]*2^[.Y$1]" office:value-type="float" office:value="13631489" calcext:value-type="float">
            <text:p>13631489</text:p>
          </table:table-cell>
          <table:table-cell table:formula="of:=CONCATENATE(&quot;0b&quot;;[.A4];[.B4];[.C4];[.D4];[.E4];[.F4];[.G4];[.H4];[.I4];[.J4];[.K4];[.L4];[.M4];[.N4];[.O4];[.P4];[.Q4];[.R4];[.S4];[.T4];[.U4];[.V4];[.W4];[.X4];[.Y4])" office:value-type="string" office:string-value="0b0110100000000000000000001" calcext:value-type="string">
            <text:p>0b0110100000000000000000001</text:p>
          </table:table-cell>
          <table:table-cell/>
          <table:table-cell table:formula="of:=CONCATENATE([.AA4]; &quot; soit &quot;; [.Z4])" office:value-type="string" office:string-value="0b0110100000000000000000001 soit 13631489" calcext:value-type="string">
            <text:p>0b0110100000000000000000001 soit 13631489</text:p>
          </table:table-cell>
        </table:table-row>
        <table:table-row table:style-name="ro1">
          <table:table-cell table:formula="of:=XOR(XOR(XOR(XOR([.Y4];[.W4]);[.V4]);[.U4]);[.S4])" office:value-type="float" office:value="1" calcext:value-type="float">
            <text:p>1</text:p>
          </table:table-cell>
          <table:table-cell table:formula="of:=[.A4]" office:value-type="float" office:value="0" calcext:value-type="float">
            <text:p>0</text:p>
          </table:table-cell>
          <table:table-cell table:formula="of:=[.B4]" office:value-type="float" office:value="1" calcext:value-type="float">
            <text:p>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" calcext:value-type="float">
            <text:p>1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L4]" office:value-type="float" office:value="0" calcext:value-type="float">
            <text:p>0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0" calcext:value-type="float">
            <text:p>0</text:p>
          </table:table-cell>
          <table:table-cell table:style-name="ce7" table:formula="of:=[.A5]*2^[.A$1]+[.B5]*2^[.B$1]+[.C5]*2^[.C$1]+[.D5]*2^[.D$1]+[.E5]*2^[.E$1]+[.F5]*2^[.F$1]+[.G5]*2^[.G$1]+[.H5]*2^[.H$1]+[.I5]*2^[.I$1]+[.J5]*2^[.J$1]+[.K5]*2^[.K$1]+[.L5]*2^[.L$1]+[.M5]*2^[.M$1]+[.N5]*2^[.N$1]+[.O5]*2^[.O$1]+[.P5]*2^[.P$1]+[.Q5]*2^[.Q$1]+[.R5]*2^[.R$1]+[.S5]*2^[.S$1]+[.T5]*2^[.T$1]+[.U5]*2^[.U$1]+[.V5]*2^[.V$1]+[.W5]*2^[.W$1]+[.X5]*2^[.X$1]+[.Y5]*2^[.Y$1]" office:value-type="float" office:value="23592960" calcext:value-type="float">
            <text:p>23592960</text:p>
          </table:table-cell>
          <table:table-cell table:formula="of:=CONCATENATE(&quot;0b&quot;;[.A5];[.B5];[.C5];[.D5];[.E5];[.F5];[.G5];[.H5];[.I5];[.J5];[.K5];[.L5];[.M5];[.N5];[.O5];[.P5];[.Q5];[.R5];[.S5];[.T5];[.U5];[.V5];[.W5];[.X5];[.Y5])" office:value-type="string" office:string-value="0b1011010000000000000000000" calcext:value-type="string">
            <text:p>0b1011010000000000000000000</text:p>
          </table:table-cell>
          <table:table-cell/>
          <table:table-cell table:formula="of:=CONCATENATE([.AA5]; &quot; soit &quot;; [.Z5])" office:value-type="string" office:string-value="0b1011010000000000000000000 soit 23592960" calcext:value-type="string">
            <text:p>0b1011010000000000000000000 soit 23592960</text:p>
          </table:table-cell>
        </table:table-row>
        <table:table-row table:style-name="ro1">
          <table:table-cell table:formula="of:=XOR(XOR(XOR(XOR([.Y5];[.W5]);[.V5]);[.U5]);[.S5])" office:value-type="float" office:value="0" calcext:value-type="float">
            <text:p>0</text:p>
          </table:table-cell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style-name="ce7" table:formula="of:=[.A6]*2^[.A$1]+[.B6]*2^[.B$1]+[.C6]*2^[.C$1]+[.D6]*2^[.D$1]+[.E6]*2^[.E$1]+[.F6]*2^[.F$1]+[.G6]*2^[.G$1]+[.H6]*2^[.H$1]+[.I6]*2^[.I$1]+[.J6]*2^[.J$1]+[.K6]*2^[.K$1]+[.L6]*2^[.L$1]+[.M6]*2^[.M$1]+[.N6]*2^[.N$1]+[.O6]*2^[.O$1]+[.P6]*2^[.P$1]+[.Q6]*2^[.Q$1]+[.R6]*2^[.R$1]+[.S6]*2^[.S$1]+[.T6]*2^[.T$1]+[.U6]*2^[.U$1]+[.V6]*2^[.V$1]+[.W6]*2^[.W$1]+[.X6]*2^[.X$1]+[.Y6]*2^[.Y$1]" office:value-type="float" office:value="11796480" calcext:value-type="float">
            <text:p>11796480</text:p>
          </table:table-cell>
          <table:table-cell table:formula="of:=CONCATENATE(&quot;0b&quot;;[.A6];[.B6];[.C6];[.D6];[.E6];[.F6];[.G6];[.H6];[.I6];[.J6];[.K6];[.L6];[.M6];[.N6];[.O6];[.P6];[.Q6];[.R6];[.S6];[.T6];[.U6];[.V6];[.W6];[.X6];[.Y6])" office:value-type="string" office:string-value="0b0101101000000000000000000" calcext:value-type="string">
            <text:p>0b0101101000000000000000000</text:p>
          </table:table-cell>
          <table:table-cell/>
          <table:table-cell table:formula="of:=CONCATENATE([.AA6]; &quot; soit &quot;; [.Z6])" office:value-type="string" office:string-value="0b0101101000000000000000000 soit 11796480" calcext:value-type="string">
            <text:p>0b0101101000000000000000000 soit 11796480</text:p>
          </table:table-cell>
        </table:table-row>
        <table:table-row table:style-name="ro1">
          <table:table-cell table:formula="of:=XOR(XOR(XOR(XOR([.Y6];[.W6]);[.V6]);[.U6]);[.S6])" office:value-type="float" office:value="0" calcext:value-type="float">
            <text:p>0</text:p>
          </table:table-cell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0" calcext:value-type="float">
            <text:p>0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0" calcext:value-type="float">
            <text:p>0</text:p>
          </table:table-cell>
          <table:table-cell table:formula="of:=[.U6]" office:value-type="float" office:value="0" calcext:value-type="float">
            <text:p>0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0" calcext:value-type="float">
            <text:p>0</text:p>
          </table:table-cell>
          <table:table-cell table:formula="of:=[.X6]" office:value-type="float" office:value="0" calcext:value-type="float">
            <text:p>0</text:p>
          </table:table-cell>
          <table:table-cell table:style-name="ce7" table:formula="of:=[.A7]*2^[.A$1]+[.B7]*2^[.B$1]+[.C7]*2^[.C$1]+[.D7]*2^[.D$1]+[.E7]*2^[.E$1]+[.F7]*2^[.F$1]+[.G7]*2^[.G$1]+[.H7]*2^[.H$1]+[.I7]*2^[.I$1]+[.J7]*2^[.J$1]+[.K7]*2^[.K$1]+[.L7]*2^[.L$1]+[.M7]*2^[.M$1]+[.N7]*2^[.N$1]+[.O7]*2^[.O$1]+[.P7]*2^[.P$1]+[.Q7]*2^[.Q$1]+[.R7]*2^[.R$1]+[.S7]*2^[.S$1]+[.T7]*2^[.T$1]+[.U7]*2^[.U$1]+[.V7]*2^[.V$1]+[.W7]*2^[.W$1]+[.X7]*2^[.X$1]+[.Y7]*2^[.Y$1]" office:value-type="float" office:value="5898240" calcext:value-type="float">
            <text:p>5898240</text:p>
          </table:table-cell>
          <table:table-cell table:formula="of:=CONCATENATE(&quot;0b&quot;;[.A7];[.B7];[.C7];[.D7];[.E7];[.F7];[.G7];[.H7];[.I7];[.J7];[.K7];[.L7];[.M7];[.N7];[.O7];[.P7];[.Q7];[.R7];[.S7];[.T7];[.U7];[.V7];[.W7];[.X7];[.Y7])" office:value-type="string" office:string-value="0b0010110100000000000000000" calcext:value-type="string">
            <text:p>0b0010110100000000000000000</text:p>
          </table:table-cell>
          <table:table-cell/>
          <table:table-cell table:formula="of:=CONCATENATE([.AA7]; &quot; soit &quot;; [.Z7])" office:value-type="string" office:string-value="0b0010110100000000000000000 soit 5898240" calcext:value-type="string">
            <text:p>0b0010110100000000000000000 soit 5898240</text:p>
          </table:table-cell>
        </table:table-row>
        <table:table-row table:style-name="ro1">
          <table:table-cell table:formula="of:=XOR(XOR(XOR(XOR([.Y7];[.W7]);[.V7]);[.U7]);[.S7])" office:value-type="float" office:value="0" calcext:value-type="float">
            <text:p>0</text:p>
          </table:table-cell>
          <table:table-cell table:formula="of:=[.A7]" office:value-type="float" office:value="0" calcext:value-type="float">
            <text:p>0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1" calcext:value-type="float">
            <text:p>1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0" calcext:value-type="float">
            <text:p>0</text:p>
          </table:table-cell>
          <table:table-cell table:formula="of:=[.R7]" office:value-type="float" office:value="0" calcext:value-type="float">
            <text:p>0</text:p>
          </table:table-cell>
          <table:table-cell table:formula="of:=[.S7]" office:value-type="float" office:value="0" calcext:value-type="float">
            <text:p>0</text:p>
          </table:table-cell>
          <table:table-cell table:formula="of:=[.T7]" office:value-type="float" office:value="0" calcext:value-type="float">
            <text:p>0</text:p>
          </table:table-cell>
          <table:table-cell table:formula="of:=[.U7]" office:value-type="float" office:value="0" calcext:value-type="float">
            <text:p>0</text:p>
          </table:table-cell>
          <table:table-cell table:formula="of:=[.V7]" office:value-type="float" office:value="0" calcext:value-type="float">
            <text:p>0</text:p>
          </table:table-cell>
          <table:table-cell table:formula="of:=[.W7]" office:value-type="float" office:value="0" calcext:value-type="float">
            <text:p>0</text:p>
          </table:table-cell>
          <table:table-cell table:formula="of:=[.X7]" office:value-type="float" office:value="0" calcext:value-type="float">
            <text:p>0</text:p>
          </table:table-cell>
          <table:table-cell table:style-name="ce7" table:formula="of:=[.A8]*2^[.A$1]+[.B8]*2^[.B$1]+[.C8]*2^[.C$1]+[.D8]*2^[.D$1]+[.E8]*2^[.E$1]+[.F8]*2^[.F$1]+[.G8]*2^[.G$1]+[.H8]*2^[.H$1]+[.I8]*2^[.I$1]+[.J8]*2^[.J$1]+[.K8]*2^[.K$1]+[.L8]*2^[.L$1]+[.M8]*2^[.M$1]+[.N8]*2^[.N$1]+[.O8]*2^[.O$1]+[.P8]*2^[.P$1]+[.Q8]*2^[.Q$1]+[.R8]*2^[.R$1]+[.S8]*2^[.S$1]+[.T8]*2^[.T$1]+[.U8]*2^[.U$1]+[.V8]*2^[.V$1]+[.W8]*2^[.W$1]+[.X8]*2^[.X$1]+[.Y8]*2^[.Y$1]" office:value-type="float" office:value="2949120" calcext:value-type="float">
            <text:p>2949120</text:p>
          </table:table-cell>
          <table:table-cell table:formula="of:=CONCATENATE(&quot;0b&quot;;[.A8];[.B8];[.C8];[.D8];[.E8];[.F8];[.G8];[.H8];[.I8];[.J8];[.K8];[.L8];[.M8];[.N8];[.O8];[.P8];[.Q8];[.R8];[.S8];[.T8];[.U8];[.V8];[.W8];[.X8];[.Y8])" office:value-type="string" office:string-value="0b0001011010000000000000000" calcext:value-type="string">
            <text:p>0b0001011010000000000000000</text:p>
          </table:table-cell>
          <table:table-cell/>
          <table:table-cell table:formula="of:=CONCATENATE([.AA8]; &quot; soit &quot;; [.Z8])" office:value-type="string" office:string-value="0b0001011010000000000000000 soit 2949120" calcext:value-type="string">
            <text:p>0b0001011010000000000000000 soit 2949120</text:p>
          </table:table-cell>
        </table:table-row>
        <table:table-row table:style-name="ro1">
          <table:table-cell table:formula="of:=XOR(XOR(XOR(XOR([.Y8];[.W8]);[.V8]);[.U8]);[.S8])" office:value-type="float" office:value="0" calcext:value-type="float">
            <text:p>0</text:p>
          </table:table-cell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1" calcext:value-type="float">
            <text:p>1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1" calcext:value-type="float">
            <text:p>1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0" calcext:value-type="float">
            <text:p>0</text:p>
          </table:table-cell>
          <table:table-cell table:formula="of:=[.O8]" office:value-type="float" office:value="0" calcext:value-type="float">
            <text:p>0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R8]" office:value-type="float" office:value="0" calcext:value-type="float">
            <text:p>0</text:p>
          </table:table-cell>
          <table:table-cell table:formula="of:=[.S8]" office:value-type="float" office:value="0" calcext:value-type="float">
            <text:p>0</text:p>
          </table:table-cell>
          <table:table-cell table:formula="of:=[.T8]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0" calcext:value-type="float">
            <text:p>0</text:p>
          </table:table-cell>
          <table:table-cell table:formula="of:=[.W8]" office:value-type="float" office:value="0" calcext:value-type="float">
            <text:p>0</text:p>
          </table:table-cell>
          <table:table-cell table:formula="of:=[.X8]" office:value-type="float" office:value="0" calcext:value-type="float">
            <text:p>0</text:p>
          </table:table-cell>
          <table:table-cell table:style-name="ce7" table:formula="of:=[.A9]*2^[.A$1]+[.B9]*2^[.B$1]+[.C9]*2^[.C$1]+[.D9]*2^[.D$1]+[.E9]*2^[.E$1]+[.F9]*2^[.F$1]+[.G9]*2^[.G$1]+[.H9]*2^[.H$1]+[.I9]*2^[.I$1]+[.J9]*2^[.J$1]+[.K9]*2^[.K$1]+[.L9]*2^[.L$1]+[.M9]*2^[.M$1]+[.N9]*2^[.N$1]+[.O9]*2^[.O$1]+[.P9]*2^[.P$1]+[.Q9]*2^[.Q$1]+[.R9]*2^[.R$1]+[.S9]*2^[.S$1]+[.T9]*2^[.T$1]+[.U9]*2^[.U$1]+[.V9]*2^[.V$1]+[.W9]*2^[.W$1]+[.X9]*2^[.X$1]+[.Y9]*2^[.Y$1]" office:value-type="float" office:value="1474560" calcext:value-type="float">
            <text:p>1474560</text:p>
          </table:table-cell>
          <table:table-cell table:formula="of:=CONCATENATE(&quot;0b&quot;;[.A9];[.B9];[.C9];[.D9];[.E9];[.F9];[.G9];[.H9];[.I9];[.J9];[.K9];[.L9];[.M9];[.N9];[.O9];[.P9];[.Q9];[.R9];[.S9];[.T9];[.U9];[.V9];[.W9];[.X9];[.Y9])" office:value-type="string" office:string-value="0b0000101101000000000000000" calcext:value-type="string">
            <text:p>0b0000101101000000000000000</text:p>
          </table:table-cell>
          <table:table-cell/>
          <table:table-cell table:formula="of:=CONCATENATE([.AA9]; &quot; soit &quot;; [.Z9])" office:value-type="string" office:string-value="0b0000101101000000000000000 soit 1474560" calcext:value-type="string">
            <text:p>0b0000101101000000000000000 soit 1474560</text:p>
          </table:table-cell>
        </table:table-row>
        <table:table-row table:style-name="ro1">
          <table:table-cell table:formula="of:=XOR(XOR(XOR(XOR([.Y9];[.W9]);[.V9]);[.U9]);[.S9])" office:value-type="float" office:value="0" calcext:value-type="float">
            <text:p>0</text:p>
          </table:table-cell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1" calcext:value-type="float">
            <text:p>1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0" calcext:value-type="float">
            <text:p>0</text:p>
          </table:table-cell>
          <table:table-cell table:formula="of:=[.Q9]" office:value-type="float" office:value="0" calcext:value-type="float">
            <text:p>0</text:p>
          </table:table-cell>
          <table:table-cell table:formula="of:=[.R9]" office:value-type="float" office:value="0" calcext:value-type="float">
            <text:p>0</text:p>
          </table:table-cell>
          <table:table-cell table:formula="of:=[.S9]" office:value-type="float" office:value="0" calcext:value-type="float">
            <text:p>0</text:p>
          </table:table-cell>
          <table:table-cell table:formula="of:=[.T9]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0" calcext:value-type="float">
            <text:p>0</text:p>
          </table:table-cell>
          <table:table-cell table:style-name="ce7" table:formula="of:=[.A10]*2^[.A$1]+[.B10]*2^[.B$1]+[.C10]*2^[.C$1]+[.D10]*2^[.D$1]+[.E10]*2^[.E$1]+[.F10]*2^[.F$1]+[.G10]*2^[.G$1]+[.H10]*2^[.H$1]+[.I10]*2^[.I$1]+[.J10]*2^[.J$1]+[.K10]*2^[.K$1]+[.L10]*2^[.L$1]+[.M10]*2^[.M$1]+[.N10]*2^[.N$1]+[.O10]*2^[.O$1]+[.P10]*2^[.P$1]+[.Q10]*2^[.Q$1]+[.R10]*2^[.R$1]+[.S10]*2^[.S$1]+[.T10]*2^[.T$1]+[.U10]*2^[.U$1]+[.V10]*2^[.V$1]+[.W10]*2^[.W$1]+[.X10]*2^[.X$1]+[.Y10]*2^[.Y$1]" office:value-type="float" office:value="737280" calcext:value-type="float">
            <text:p>737280</text:p>
          </table:table-cell>
          <table:table-cell table:formula="of:=CONCATENATE(&quot;0b&quot;;[.A10];[.B10];[.C10];[.D10];[.E10];[.F10];[.G10];[.H10];[.I10];[.J10];[.K10];[.L10];[.M10];[.N10];[.O10];[.P10];[.Q10];[.R10];[.S10];[.T10];[.U10];[.V10];[.W10];[.X10];[.Y10])" office:value-type="string" office:string-value="0b0000010110100000000000000" calcext:value-type="string">
            <text:p>0b0000010110100000000000000</text:p>
          </table:table-cell>
          <table:table-cell/>
          <table:table-cell table:formula="of:=CONCATENATE([.AA10]; &quot; soit &quot;; [.Z10])" office:value-type="string" office:string-value="0b0000010110100000000000000 soit 737280" calcext:value-type="string">
            <text:p>0b0000010110100000000000000 soit 737280</text:p>
          </table:table-cell>
        </table:table-row>
        <table:table-row table:style-name="ro1">
          <table:table-cell table:formula="of:=XOR(XOR(XOR(XOR([.Y10];[.W10]);[.V10]);[.U10]);[.S10])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1" calcext:value-type="float">
            <text:p>1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0" calcext:value-type="float">
            <text:p>0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0" calcext:value-type="float">
            <text:p>0</text:p>
          </table:table-cell>
          <table:table-cell table:style-name="ce7" table:formula="of:=[.A11]*2^[.A$1]+[.B11]*2^[.B$1]+[.C11]*2^[.C$1]+[.D11]*2^[.D$1]+[.E11]*2^[.E$1]+[.F11]*2^[.F$1]+[.G11]*2^[.G$1]+[.H11]*2^[.H$1]+[.I11]*2^[.I$1]+[.J11]*2^[.J$1]+[.K11]*2^[.K$1]+[.L11]*2^[.L$1]+[.M11]*2^[.M$1]+[.N11]*2^[.N$1]+[.O11]*2^[.O$1]+[.P11]*2^[.P$1]+[.Q11]*2^[.Q$1]+[.R11]*2^[.R$1]+[.S11]*2^[.S$1]+[.T11]*2^[.T$1]+[.U11]*2^[.U$1]+[.V11]*2^[.V$1]+[.W11]*2^[.W$1]+[.X11]*2^[.X$1]+[.Y11]*2^[.Y$1]" office:value-type="float" office:value="368640" calcext:value-type="float">
            <text:p>368640</text:p>
          </table:table-cell>
          <table:table-cell table:formula="of:=CONCATENATE(&quot;0b&quot;;[.A11];[.B11];[.C11];[.D11];[.E11];[.F11];[.G11];[.H11];[.I11];[.J11];[.K11];[.L11];[.M11];[.N11];[.O11];[.P11];[.Q11];[.R11];[.S11];[.T11];[.U11];[.V11];[.W11];[.X11];[.Y11])" office:value-type="string" office:string-value="0b0000001011010000000000000" calcext:value-type="string">
            <text:p>0b0000001011010000000000000</text:p>
          </table:table-cell>
          <table:table-cell/>
          <table:table-cell table:formula="of:=CONCATENATE([.AA11]; &quot; soit &quot;; [.Z11])" office:value-type="string" office:string-value="0b0000001011010000000000000 soit 368640" calcext:value-type="string">
            <text:p>0b0000001011010000000000000 soit 368640</text:p>
          </table:table-cell>
        </table:table-row>
        <table:table-row table:style-name="ro1">
          <table:table-cell table:formula="of:=XOR(XOR(XOR(XOR([.Y11];[.W11]);[.V11]);[.U11]);[.S11])" office:value-type="float" office:value="0" calcext:value-type="float">
            <text:p>0</text:p>
          </table:table-cell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1" calcext:value-type="float">
            <text:p>1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style-name="ce7" table:formula="of:=[.A12]*2^[.A$1]+[.B12]*2^[.B$1]+[.C12]*2^[.C$1]+[.D12]*2^[.D$1]+[.E12]*2^[.E$1]+[.F12]*2^[.F$1]+[.G12]*2^[.G$1]+[.H12]*2^[.H$1]+[.I12]*2^[.I$1]+[.J12]*2^[.J$1]+[.K12]*2^[.K$1]+[.L12]*2^[.L$1]+[.M12]*2^[.M$1]+[.N12]*2^[.N$1]+[.O12]*2^[.O$1]+[.P12]*2^[.P$1]+[.Q12]*2^[.Q$1]+[.R12]*2^[.R$1]+[.S12]*2^[.S$1]+[.T12]*2^[.T$1]+[.U12]*2^[.U$1]+[.V12]*2^[.V$1]+[.W12]*2^[.W$1]+[.X12]*2^[.X$1]+[.Y12]*2^[.Y$1]" office:value-type="float" office:value="184320" calcext:value-type="float">
            <text:p>184320</text:p>
          </table:table-cell>
          <table:table-cell table:formula="of:=CONCATENATE(&quot;0b&quot;;[.A12];[.B12];[.C12];[.D12];[.E12];[.F12];[.G12];[.H12];[.I12];[.J12];[.K12];[.L12];[.M12];[.N12];[.O12];[.P12];[.Q12];[.R12];[.S12];[.T12];[.U12];[.V12];[.W12];[.X12];[.Y12])" office:value-type="string" office:string-value="0b0000000101101000000000000" calcext:value-type="string">
            <text:p>0b0000000101101000000000000</text:p>
          </table:table-cell>
          <table:table-cell/>
          <table:table-cell table:formula="of:=CONCATENATE([.AA12]; &quot; soit &quot;; [.Z12])" office:value-type="string" office:string-value="0b0000000101101000000000000 soit 184320" calcext:value-type="string">
            <text:p>0b0000000101101000000000000 soit 184320</text:p>
          </table:table-cell>
        </table:table-row>
        <table:table-row table:style-name="ro1">
          <table:table-cell table:formula="of:=XOR(XOR(XOR(XOR([.Y12];[.W12]);[.V12]);[.U12]);[.S12])" office:value-type="float" office:value="0" calcext:value-type="float">
            <text:p>0</text:p>
          </table:table-cell>
          <table:table-cell table:formula="of:=[.A12]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1" calcext:value-type="float">
            <text:p>1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1" calcext:value-type="float">
            <text:p>1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1" calcext:value-type="float">
            <text:p>1</text:p>
          </table:table-cell>
          <table:table-cell table:formula="of:=[.N12]" office:value-type="float" office:value="0" calcext:value-type="float">
            <text:p>0</text:p>
          </table:table-cell>
          <table:table-cell table:formula="of:=[.O12]" office:value-type="float" office:value="0" calcext:value-type="float">
            <text:p>0</text:p>
          </table:table-cell>
          <table:table-cell table:formula="of:=[.P12]" office:value-type="float" office:value="0" calcext:value-type="float">
            <text:p>0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0" calcext:value-type="float">
            <text:p>0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float" office:value="0" calcext:value-type="float">
            <text:p>0</text:p>
          </table:table-cell>
          <table:table-cell table:formula="of:=[.V12]" office:value-type="float" office:value="0" calcext:value-type="float">
            <text:p>0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style-name="ce7" table:formula="of:=[.A13]*2^[.A$1]+[.B13]*2^[.B$1]+[.C13]*2^[.C$1]+[.D13]*2^[.D$1]+[.E13]*2^[.E$1]+[.F13]*2^[.F$1]+[.G13]*2^[.G$1]+[.H13]*2^[.H$1]+[.I13]*2^[.I$1]+[.J13]*2^[.J$1]+[.K13]*2^[.K$1]+[.L13]*2^[.L$1]+[.M13]*2^[.M$1]+[.N13]*2^[.N$1]+[.O13]*2^[.O$1]+[.P13]*2^[.P$1]+[.Q13]*2^[.Q$1]+[.R13]*2^[.R$1]+[.S13]*2^[.S$1]+[.T13]*2^[.T$1]+[.U13]*2^[.U$1]+[.V13]*2^[.V$1]+[.W13]*2^[.W$1]+[.X13]*2^[.X$1]+[.Y13]*2^[.Y$1]" office:value-type="float" office:value="92160" calcext:value-type="float">
            <text:p>92160</text:p>
          </table:table-cell>
          <table:table-cell table:formula="of:=CONCATENATE(&quot;0b&quot;;[.A13];[.B13];[.C13];[.D13];[.E13];[.F13];[.G13];[.H13];[.I13];[.J13];[.K13];[.L13];[.M13];[.N13];[.O13];[.P13];[.Q13];[.R13];[.S13];[.T13];[.U13];[.V13];[.W13];[.X13];[.Y13])" office:value-type="string" office:string-value="0b0000000010110100000000000" calcext:value-type="string">
            <text:p>0b0000000010110100000000000</text:p>
          </table:table-cell>
          <table:table-cell/>
          <table:table-cell table:formula="of:=CONCATENATE([.AA13]; &quot; soit &quot;; [.Z13])" office:value-type="string" office:string-value="0b0000000010110100000000000 soit 92160" calcext:value-type="string">
            <text:p>0b0000000010110100000000000 soit 92160</text:p>
          </table:table-cell>
        </table:table-row>
        <table:table-row table:style-name="ro1">
          <table:table-cell table:formula="of:=XOR(XOR(XOR(XOR([.Y13];[.W13]);[.V13]);[.U13]);[.S13])" office:value-type="float" office:value="0" calcext:value-type="float">
            <text:p>0</text:p>
          </table:table-cell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formula="of:=[.M13]" office:value-type="float" office:value="0" calcext:value-type="float">
            <text:p>0</text:p>
          </table:table-cell>
          <table:table-cell table:formula="of:=[.N13]" office:value-type="float" office:value="1" calcext:value-type="float">
            <text:p>1</text:p>
          </table:table-cell>
          <table:table-cell table:formula="of:=[.O13]" office:value-type="float" office:value="0" calcext:value-type="float">
            <text:p>0</text:p>
          </table:table-cell>
          <table:table-cell table:formula="of:=[.P13]" office:value-type="float" office:value="0" calcext:value-type="float">
            <text:p>0</text:p>
          </table:table-cell>
          <table:table-cell table:formula="of:=[.Q13]" office:value-type="float" office:value="0" calcext:value-type="float">
            <text:p>0</text:p>
          </table:table-cell>
          <table:table-cell table:formula="of:=[.R13]" office:value-type="float" office:value="0" calcext:value-type="float">
            <text:p>0</text:p>
          </table:table-cell>
          <table:table-cell table:formula="of:=[.S13]" office:value-type="float" office:value="0" calcext:value-type="float">
            <text:p>0</text:p>
          </table:table-cell>
          <table:table-cell table:formula="of:=[.T13]" office:value-type="float" office:value="0" calcext:value-type="float">
            <text:p>0</text:p>
          </table:table-cell>
          <table:table-cell table:formula="of:=[.U13]" office:value-type="float" office:value="0" calcext:value-type="float">
            <text:p>0</text:p>
          </table:table-cell>
          <table:table-cell table:formula="of:=[.V13]" office:value-type="float" office:value="0" calcext:value-type="float">
            <text:p>0</text:p>
          </table:table-cell>
          <table:table-cell table:formula="of:=[.W13]" office:value-type="float" office:value="0" calcext:value-type="float">
            <text:p>0</text:p>
          </table:table-cell>
          <table:table-cell table:formula="of:=[.X13]" office:value-type="float" office:value="0" calcext:value-type="float">
            <text:p>0</text:p>
          </table:table-cell>
          <table:table-cell table:style-name="ce7" table:formula="of:=[.A14]*2^[.A$1]+[.B14]*2^[.B$1]+[.C14]*2^[.C$1]+[.D14]*2^[.D$1]+[.E14]*2^[.E$1]+[.F14]*2^[.F$1]+[.G14]*2^[.G$1]+[.H14]*2^[.H$1]+[.I14]*2^[.I$1]+[.J14]*2^[.J$1]+[.K14]*2^[.K$1]+[.L14]*2^[.L$1]+[.M14]*2^[.M$1]+[.N14]*2^[.N$1]+[.O14]*2^[.O$1]+[.P14]*2^[.P$1]+[.Q14]*2^[.Q$1]+[.R14]*2^[.R$1]+[.S14]*2^[.S$1]+[.T14]*2^[.T$1]+[.U14]*2^[.U$1]+[.V14]*2^[.V$1]+[.W14]*2^[.W$1]+[.X14]*2^[.X$1]+[.Y14]*2^[.Y$1]" office:value-type="float" office:value="46080" calcext:value-type="float">
            <text:p>46080</text:p>
          </table:table-cell>
          <table:table-cell table:formula="of:=CONCATENATE(&quot;0b&quot;;[.A14];[.B14];[.C14];[.D14];[.E14];[.F14];[.G14];[.H14];[.I14];[.J14];[.K14];[.L14];[.M14];[.N14];[.O14];[.P14];[.Q14];[.R14];[.S14];[.T14];[.U14];[.V14];[.W14];[.X14];[.Y14])" office:value-type="string" office:string-value="0b0000000001011010000000000" calcext:value-type="string">
            <text:p>0b0000000001011010000000000</text:p>
          </table:table-cell>
          <table:table-cell/>
          <table:table-cell table:formula="of:=CONCATENATE([.AA14]; &quot; soit &quot;; [.Z14])" office:value-type="string" office:string-value="0b0000000001011010000000000 soit 46080" calcext:value-type="string">
            <text:p>0b0000000001011010000000000 soit 46080</text:p>
          </table:table-cell>
        </table:table-row>
        <table:table-row table:style-name="ro1">
          <table:table-cell table:formula="of:=XOR(XOR(XOR(XOR([.Y14];[.W14]);[.V14]);[.U14]);[.S14])" office:value-type="float" office:value="0" calcext:value-type="float">
            <text:p>0</text:p>
          </table:table-cell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float" office:value="0" calcext:value-type="float">
            <text:p>0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float" office:value="0" calcext:value-type="float">
            <text:p>0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style-name="ce7" table:formula="of:=[.A15]*2^[.A$1]+[.B15]*2^[.B$1]+[.C15]*2^[.C$1]+[.D15]*2^[.D$1]+[.E15]*2^[.E$1]+[.F15]*2^[.F$1]+[.G15]*2^[.G$1]+[.H15]*2^[.H$1]+[.I15]*2^[.I$1]+[.J15]*2^[.J$1]+[.K15]*2^[.K$1]+[.L15]*2^[.L$1]+[.M15]*2^[.M$1]+[.N15]*2^[.N$1]+[.O15]*2^[.O$1]+[.P15]*2^[.P$1]+[.Q15]*2^[.Q$1]+[.R15]*2^[.R$1]+[.S15]*2^[.S$1]+[.T15]*2^[.T$1]+[.U15]*2^[.U$1]+[.V15]*2^[.V$1]+[.W15]*2^[.W$1]+[.X15]*2^[.X$1]+[.Y15]*2^[.Y$1]" office:value-type="float" office:value="23040" calcext:value-type="float">
            <text:p>23040</text:p>
          </table:table-cell>
          <table:table-cell table:formula="of:=CONCATENATE(&quot;0b&quot;;[.A15];[.B15];[.C15];[.D15];[.E15];[.F15];[.G15];[.H15];[.I15];[.J15];[.K15];[.L15];[.M15];[.N15];[.O15];[.P15];[.Q15];[.R15];[.S15];[.T15];[.U15];[.V15];[.W15];[.X15];[.Y15])" office:value-type="string" office:string-value="0b0000000000101101000000000" calcext:value-type="string">
            <text:p>0b0000000000101101000000000</text:p>
          </table:table-cell>
          <table:table-cell/>
          <table:table-cell table:formula="of:=CONCATENATE([.AA15]; &quot; soit &quot;; [.Z15])" office:value-type="string" office:string-value="0b0000000000101101000000000 soit 23040" calcext:value-type="string">
            <text:p>0b0000000000101101000000000 soit 23040</text:p>
          </table:table-cell>
        </table:table-row>
        <table:table-row table:style-name="ro1">
          <table:table-cell table:formula="of:=XOR(XOR(XOR(XOR([.Y15];[.W15]);[.V15]);[.U15]);[.S15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1" calcext:value-type="float">
            <text:p>1</text:p>
          </table:table-cell>
          <table:table-cell table:formula="of:=[.L15]" office:value-type="float" office:value="0" calcext:value-type="float">
            <text:p>0</text:p>
          </table:table-cell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1" calcext:value-type="float">
            <text:p>1</text:p>
          </table:table-cell>
          <table:table-cell table:formula="of:=[.O15]" office:value-type="float" office:value="0" calcext:value-type="float">
            <text:p>0</text:p>
          </table:table-cell>
          <table:table-cell table:formula="of:=[.P15]" office:value-type="float" office:value="1" calcext:value-type="float">
            <text:p>1</text:p>
          </table:table-cell>
          <table:table-cell table:formula="of:=[.Q15]" office:value-type="float" office:value="0" calcext:value-type="float">
            <text:p>0</text:p>
          </table:table-cell>
          <table:table-cell table:formula="of:=[.R15]" office:value-type="float" office:value="0" calcext:value-type="float">
            <text:p>0</text:p>
          </table:table-cell>
          <table:table-cell table:formula="of:=[.S15]" office:value-type="float" office:value="0" calcext:value-type="float">
            <text:p>0</text:p>
          </table:table-cell>
          <table:table-cell table:formula="of:=[.T15]" office:value-type="float" office:value="0" calcext:value-type="float">
            <text:p>0</text:p>
          </table:table-cell>
          <table:table-cell table:formula="of:=[.U15]" office:value-type="float" office:value="0" calcext:value-type="float">
            <text:p>0</text:p>
          </table:table-cell>
          <table:table-cell table:formula="of:=[.V15]" office:value-type="float" office:value="0" calcext:value-type="float">
            <text:p>0</text:p>
          </table:table-cell>
          <table:table-cell table:formula="of:=[.W15]" office:value-type="float" office:value="0" calcext:value-type="float">
            <text:p>0</text:p>
          </table:table-cell>
          <table:table-cell table:formula="of:=[.X15]" office:value-type="float" office:value="0" calcext:value-type="float">
            <text:p>0</text:p>
          </table:table-cell>
          <table:table-cell table:style-name="ce7" table:formula="of:=[.A16]*2^[.A$1]+[.B16]*2^[.B$1]+[.C16]*2^[.C$1]+[.D16]*2^[.D$1]+[.E16]*2^[.E$1]+[.F16]*2^[.F$1]+[.G16]*2^[.G$1]+[.H16]*2^[.H$1]+[.I16]*2^[.I$1]+[.J16]*2^[.J$1]+[.K16]*2^[.K$1]+[.L16]*2^[.L$1]+[.M16]*2^[.M$1]+[.N16]*2^[.N$1]+[.O16]*2^[.O$1]+[.P16]*2^[.P$1]+[.Q16]*2^[.Q$1]+[.R16]*2^[.R$1]+[.S16]*2^[.S$1]+[.T16]*2^[.T$1]+[.U16]*2^[.U$1]+[.V16]*2^[.V$1]+[.W16]*2^[.W$1]+[.X16]*2^[.X$1]+[.Y16]*2^[.Y$1]" office:value-type="float" office:value="11520" calcext:value-type="float">
            <text:p>11520</text:p>
          </table:table-cell>
          <table:table-cell table:formula="of:=CONCATENATE(&quot;0b&quot;;[.A16];[.B16];[.C16];[.D16];[.E16];[.F16];[.G16];[.H16];[.I16];[.J16];[.K16];[.L16];[.M16];[.N16];[.O16];[.P16];[.Q16];[.R16];[.S16];[.T16];[.U16];[.V16];[.W16];[.X16];[.Y16])" office:value-type="string" office:string-value="0b0000000000010110100000000" calcext:value-type="string">
            <text:p>0b0000000000010110100000000</text:p>
          </table:table-cell>
          <table:table-cell/>
          <table:table-cell table:formula="of:=CONCATENATE([.AA16]; &quot; soit &quot;; [.Z16])" office:value-type="string" office:string-value="0b0000000000010110100000000 soit 11520" calcext:value-type="string">
            <text:p>0b0000000000010110100000000 soit 11520</text:p>
          </table:table-cell>
        </table:table-row>
        <table:table-row table:style-name="ro1">
          <table:table-cell table:formula="of:=XOR(XOR(XOR(XOR([.Y16];[.W16]);[.V16]);[.U16]);[.S16])" office:value-type="float" office:value="0" calcext:value-type="float">
            <text:p>0</text:p>
          </table:table-cell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1" calcext:value-type="float">
            <text:p>1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O16]" office:value-type="float" office:value="1" calcext:value-type="float">
            <text:p>1</text:p>
          </table:table-cell>
          <table:table-cell table:formula="of:=[.P16]" office:value-type="float" office:value="0" calcext:value-type="float">
            <text:p>0</text:p>
          </table:table-cell>
          <table:table-cell table:formula="of:=[.Q16]" office:value-type="float" office:value="1" calcext:value-type="float">
            <text:p>1</text:p>
          </table:table-cell>
          <table:table-cell table:formula="of:=[.R16]" office:value-type="float" office:value="0" calcext:value-type="float">
            <text:p>0</text:p>
          </table:table-cell>
          <table:table-cell table:formula="of:=[.S16]" office:value-type="float" office:value="0" calcext:value-type="float">
            <text:p>0</text:p>
          </table:table-cell>
          <table:table-cell table:formula="of:=[.T16]" office:value-type="float" office:value="0" calcext:value-type="float">
            <text:p>0</text:p>
          </table:table-cell>
          <table:table-cell table:formula="of:=[.U16]" office:value-type="float" office:value="0" calcext:value-type="float">
            <text:p>0</text:p>
          </table:table-cell>
          <table:table-cell table:formula="of:=[.V16]" office:value-type="float" office:value="0" calcext:value-type="float">
            <text:p>0</text:p>
          </table:table-cell>
          <table:table-cell table:formula="of:=[.W16]" office:value-type="float" office:value="0" calcext:value-type="float">
            <text:p>0</text:p>
          </table:table-cell>
          <table:table-cell table:formula="of:=[.X16]" office:value-type="float" office:value="0" calcext:value-type="float">
            <text:p>0</text:p>
          </table:table-cell>
          <table:table-cell table:style-name="ce7" table:formula="of:=[.A17]*2^[.A$1]+[.B17]*2^[.B$1]+[.C17]*2^[.C$1]+[.D17]*2^[.D$1]+[.E17]*2^[.E$1]+[.F17]*2^[.F$1]+[.G17]*2^[.G$1]+[.H17]*2^[.H$1]+[.I17]*2^[.I$1]+[.J17]*2^[.J$1]+[.K17]*2^[.K$1]+[.L17]*2^[.L$1]+[.M17]*2^[.M$1]+[.N17]*2^[.N$1]+[.O17]*2^[.O$1]+[.P17]*2^[.P$1]+[.Q17]*2^[.Q$1]+[.R17]*2^[.R$1]+[.S17]*2^[.S$1]+[.T17]*2^[.T$1]+[.U17]*2^[.U$1]+[.V17]*2^[.V$1]+[.W17]*2^[.W$1]+[.X17]*2^[.X$1]+[.Y17]*2^[.Y$1]" office:value-type="float" office:value="5760" calcext:value-type="float">
            <text:p>5760</text:p>
          </table:table-cell>
          <table:table-cell table:formula="of:=CONCATENATE(&quot;0b&quot;;[.A17];[.B17];[.C17];[.D17];[.E17];[.F17];[.G17];[.H17];[.I17];[.J17];[.K17];[.L17];[.M17];[.N17];[.O17];[.P17];[.Q17];[.R17];[.S17];[.T17];[.U17];[.V17];[.W17];[.X17];[.Y17])" office:value-type="string" office:string-value="0b0000000000001011010000000" calcext:value-type="string">
            <text:p>0b0000000000001011010000000</text:p>
          </table:table-cell>
          <table:table-cell/>
          <table:table-cell table:formula="of:=CONCATENATE([.AA17]; &quot; soit &quot;; [.Z17])" office:value-type="string" office:string-value="0b0000000000001011010000000 soit 5760" calcext:value-type="string">
            <text:p>0b0000000000001011010000000 soit 5760</text:p>
          </table:table-cell>
        </table:table-row>
        <table:table-row table:style-name="ro1">
          <table:table-cell table:formula="of:=XOR(XOR(XOR(XOR([.Y17];[.W17]);[.V17]);[.U17]);[.S17])" office:value-type="float" office:value="0" calcext:value-type="float">
            <text:p>0</text:p>
          </table:table-cell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O17]" office:value-type="float" office:value="1" calcext:value-type="float">
            <text:p>1</text:p>
          </table:table-cell>
          <table:table-cell table:formula="of:=[.P17]" office:value-type="float" office:value="1" calcext:value-type="float">
            <text:p>1</text:p>
          </table:table-cell>
          <table:table-cell table:formula="of:=[.Q17]" office:value-type="float" office:value="0" calcext:value-type="float">
            <text:p>0</text:p>
          </table:table-cell>
          <table:table-cell table:formula="of:=[.R17]" office:value-type="float" office:value="1" calcext:value-type="float">
            <text:p>1</text:p>
          </table:table-cell>
          <table:table-cell table:formula="of:=[.S17]" office:value-type="float" office:value="0" calcext:value-type="float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formula="of:=[.U17]" office:value-type="float" office:value="0" calcext:value-type="float">
            <text:p>0</text:p>
          </table:table-cell>
          <table:table-cell table:formula="of:=[.V17]" office:value-type="float" office:value="0" calcext:value-type="float">
            <text:p>0</text:p>
          </table:table-cell>
          <table:table-cell table:formula="of:=[.W17]" office:value-type="float" office:value="0" calcext:value-type="float">
            <text:p>0</text:p>
          </table:table-cell>
          <table:table-cell table:formula="of:=[.X17]" office:value-type="float" office:value="0" calcext:value-type="float">
            <text:p>0</text:p>
          </table:table-cell>
          <table:table-cell table:style-name="ce7" table:formula="of:=[.A18]*2^[.A$1]+[.B18]*2^[.B$1]+[.C18]*2^[.C$1]+[.D18]*2^[.D$1]+[.E18]*2^[.E$1]+[.F18]*2^[.F$1]+[.G18]*2^[.G$1]+[.H18]*2^[.H$1]+[.I18]*2^[.I$1]+[.J18]*2^[.J$1]+[.K18]*2^[.K$1]+[.L18]*2^[.L$1]+[.M18]*2^[.M$1]+[.N18]*2^[.N$1]+[.O18]*2^[.O$1]+[.P18]*2^[.P$1]+[.Q18]*2^[.Q$1]+[.R18]*2^[.R$1]+[.S18]*2^[.S$1]+[.T18]*2^[.T$1]+[.U18]*2^[.U$1]+[.V18]*2^[.V$1]+[.W18]*2^[.W$1]+[.X18]*2^[.X$1]+[.Y18]*2^[.Y$1]" office:value-type="float" office:value="2880" calcext:value-type="float">
            <text:p>2880</text:p>
          </table:table-cell>
          <table:table-cell table:formula="of:=CONCATENATE(&quot;0b&quot;;[.A18];[.B18];[.C18];[.D18];[.E18];[.F18];[.G18];[.H18];[.I18];[.J18];[.K18];[.L18];[.M18];[.N18];[.O18];[.P18];[.Q18];[.R18];[.S18];[.T18];[.U18];[.V18];[.W18];[.X18];[.Y18])" office:value-type="string" office:string-value="0b0000000000000101101000000" calcext:value-type="string">
            <text:p>0b0000000000000101101000000</text:p>
          </table:table-cell>
          <table:table-cell/>
          <table:table-cell table:formula="of:=CONCATENATE([.AA18]; &quot; soit &quot;; [.Z18])" office:value-type="string" office:string-value="0b0000000000000101101000000 soit 2880" calcext:value-type="string">
            <text:p>0b0000000000000101101000000 soit 2880</text:p>
          </table:table-cell>
        </table:table-row>
        <table:table-row table:style-name="ro1">
          <table:table-cell table:formula="of:=XOR(XOR(XOR(XOR([.Y18];[.W18]);[.V18]);[.U18]);[.S18])" office:value-type="float" office:value="1" calcext:value-type="float">
            <text:p>1</text:p>
          </table:table-cell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0" calcext:value-type="float">
            <text:p>0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O18]" office:value-type="float" office:value="0" calcext:value-type="float">
            <text:p>0</text:p>
          </table:table-cell>
          <table:table-cell table:formula="of:=[.P18]" office:value-type="float" office:value="1" calcext:value-type="float">
            <text:p>1</text:p>
          </table:table-cell>
          <table:table-cell table:formula="of:=[.Q18]" office:value-type="float" office:value="1" calcext:value-type="float">
            <text:p>1</text:p>
          </table:table-cell>
          <table:table-cell table:formula="of:=[.R18]" office:value-type="float" office:value="0" calcext:value-type="float">
            <text:p>0</text:p>
          </table:table-cell>
          <table:table-cell table:formula="of:=[.S18]" office:value-type="float" office:value="1" calcext:value-type="float">
            <text:p>1</text:p>
          </table:table-cell>
          <table:table-cell table:formula="of:=[.T18]" office:value-type="float" office:value="0" calcext:value-type="float">
            <text:p>0</text:p>
          </table:table-cell>
          <table:table-cell table:formula="of:=[.U18]" office:value-type="float" office:value="0" calcext:value-type="float">
            <text:p>0</text:p>
          </table:table-cell>
          <table:table-cell table:formula="of:=[.V18]" office:value-type="float" office:value="0" calcext:value-type="float">
            <text:p>0</text:p>
          </table:table-cell>
          <table:table-cell table:formula="of:=[.W18]" office:value-type="float" office:value="0" calcext:value-type="float">
            <text:p>0</text:p>
          </table:table-cell>
          <table:table-cell table:formula="of:=[.X18]" office:value-type="float" office:value="0" calcext:value-type="float">
            <text:p>0</text:p>
          </table:table-cell>
          <table:table-cell table:style-name="ce7" table:formula="of:=[.A19]*2^[.A$1]+[.B19]*2^[.B$1]+[.C19]*2^[.C$1]+[.D19]*2^[.D$1]+[.E19]*2^[.E$1]+[.F19]*2^[.F$1]+[.G19]*2^[.G$1]+[.H19]*2^[.H$1]+[.I19]*2^[.I$1]+[.J19]*2^[.J$1]+[.K19]*2^[.K$1]+[.L19]*2^[.L$1]+[.M19]*2^[.M$1]+[.N19]*2^[.N$1]+[.O19]*2^[.O$1]+[.P19]*2^[.P$1]+[.Q19]*2^[.Q$1]+[.R19]*2^[.R$1]+[.S19]*2^[.S$1]+[.T19]*2^[.T$1]+[.U19]*2^[.U$1]+[.V19]*2^[.V$1]+[.W19]*2^[.W$1]+[.X19]*2^[.X$1]+[.Y19]*2^[.Y$1]" office:value-type="float" office:value="16778656" calcext:value-type="float">
            <text:p>16778656</text:p>
          </table:table-cell>
          <table:table-cell table:formula="of:=CONCATENATE(&quot;0b&quot;;[.A19];[.B19];[.C19];[.D19];[.E19];[.F19];[.G19];[.H19];[.I19];[.J19];[.K19];[.L19];[.M19];[.N19];[.O19];[.P19];[.Q19];[.R19];[.S19];[.T19];[.U19];[.V19];[.W19];[.X19];[.Y19])" office:value-type="string" office:string-value="0b1000000000000010110100000" calcext:value-type="string">
            <text:p>0b1000000000000010110100000</text:p>
          </table:table-cell>
          <table:table-cell/>
          <table:table-cell table:formula="of:=CONCATENATE([.AA19]; &quot; soit &quot;; [.Z19])" office:value-type="string" office:string-value="0b1000000000000010110100000 soit 16778656" calcext:value-type="string">
            <text:p>0b1000000000000010110100000 soit 16778656</text:p>
          </table:table-cell>
        </table:table-row>
        <table:table-row table:style-name="ro1">
          <table:table-cell table:formula="of:=XOR(XOR(XOR(XOR([.Y19];[.W19]);[.V19]);[.U19]);[.S19])" office:value-type="float" office:value="0" calcext:value-type="float">
            <text:p>0</text:p>
          </table:table-cell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0" calcext:value-type="float">
            <text:p>0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0" calcext:value-type="float">
            <text:p>0</text:p>
          </table:table-cell>
          <table:table-cell table:formula="of:=[.M19]" office:value-type="float" office:value="0" calcext:value-type="float">
            <text:p>0</text:p>
          </table:table-cell>
          <table:table-cell table:formula="of:=[.N19]" office:value-type="float" office:value="0" calcext:value-type="float">
            <text:p>0</text:p>
          </table:table-cell>
          <table:table-cell table:formula="of:=[.O19]" office:value-type="float" office:value="1" calcext:value-type="float">
            <text:p>1</text:p>
          </table:table-cell>
          <table:table-cell table:formula="of:=[.P19]" office:value-type="float" office:value="0" calcext:value-type="float">
            <text:p>0</text:p>
          </table:table-cell>
          <table:table-cell table:formula="of:=[.Q19]" office:value-type="float" office:value="1" calcext:value-type="float">
            <text:p>1</text:p>
          </table:table-cell>
          <table:table-cell table:formula="of:=[.R19]" office:value-type="float" office:value="1" calcext:value-type="float">
            <text:p>1</text:p>
          </table:table-cell>
          <table:table-cell table:formula="of:=[.S19]" office:value-type="float" office:value="0" calcext:value-type="float">
            <text:p>0</text:p>
          </table:table-cell>
          <table:table-cell table:formula="of:=[.T19]" office:value-type="float" office:value="1" calcext:value-type="float">
            <text:p>1</text:p>
          </table:table-cell>
          <table:table-cell table:formula="of:=[.U19]" office:value-type="float" office:value="0" calcext:value-type="float">
            <text:p>0</text:p>
          </table:table-cell>
          <table:table-cell table:formula="of:=[.V19]" office:value-type="float" office:value="0" calcext:value-type="float">
            <text:p>0</text:p>
          </table:table-cell>
          <table:table-cell table:formula="of:=[.W19]" office:value-type="float" office:value="0" calcext:value-type="float">
            <text:p>0</text:p>
          </table:table-cell>
          <table:table-cell table:formula="of:=[.X19]" office:value-type="float" office:value="0" calcext:value-type="float">
            <text:p>0</text:p>
          </table:table-cell>
          <table:table-cell table:style-name="ce7" table:formula="of:=[.A20]*2^[.A$1]+[.B20]*2^[.B$1]+[.C20]*2^[.C$1]+[.D20]*2^[.D$1]+[.E20]*2^[.E$1]+[.F20]*2^[.F$1]+[.G20]*2^[.G$1]+[.H20]*2^[.H$1]+[.I20]*2^[.I$1]+[.J20]*2^[.J$1]+[.K20]*2^[.K$1]+[.L20]*2^[.L$1]+[.M20]*2^[.M$1]+[.N20]*2^[.N$1]+[.O20]*2^[.O$1]+[.P20]*2^[.P$1]+[.Q20]*2^[.Q$1]+[.R20]*2^[.R$1]+[.S20]*2^[.S$1]+[.T20]*2^[.T$1]+[.U20]*2^[.U$1]+[.V20]*2^[.V$1]+[.W20]*2^[.W$1]+[.X20]*2^[.X$1]+[.Y20]*2^[.Y$1]" office:value-type="float" office:value="8389328" calcext:value-type="float">
            <text:p>8389328</text:p>
          </table:table-cell>
          <table:table-cell table:formula="of:=CONCATENATE(&quot;0b&quot;;[.A20];[.B20];[.C20];[.D20];[.E20];[.F20];[.G20];[.H20];[.I20];[.J20];[.K20];[.L20];[.M20];[.N20];[.O20];[.P20];[.Q20];[.R20];[.S20];[.T20];[.U20];[.V20];[.W20];[.X20];[.Y20])" office:value-type="string" office:string-value="0b0100000000000001011010000" calcext:value-type="string">
            <text:p>0b0100000000000001011010000</text:p>
          </table:table-cell>
          <table:table-cell/>
          <table:table-cell table:formula="of:=CONCATENATE([.AA20]; &quot; soit &quot;; [.Z20])" office:value-type="string" office:string-value="0b0100000000000001011010000 soit 8389328" calcext:value-type="string">
            <text:p>0b0100000000000001011010000 soit 8389328</text:p>
          </table:table-cell>
        </table:table-row>
        <table:table-row table:style-name="ro1">
          <table:table-cell table:formula="of:=XOR(XOR(XOR(XOR([.Y20];[.W20]);[.V20]);[.U20]);[.S20])" office:value-type="float" office:value="0" calcext:value-type="float">
            <text:p>0</text:p>
          </table:table-cell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1" calcext:value-type="float">
            <text:p>1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0" calcext:value-type="float">
            <text:p>0</text:p>
          </table:table-cell>
          <table:table-cell table:formula="of:=[.O20]" office:value-type="float" office:value="0" calcext:value-type="float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0" calcext:value-type="float">
            <text:p>0</text:p>
          </table:table-cell>
          <table:table-cell table:formula="of:=[.R20]" office:value-type="float" office:value="1" calcext:value-type="float">
            <text:p>1</text:p>
          </table:table-cell>
          <table:table-cell table:formula="of:=[.S20]" office:value-type="float" office:value="1" calcext:value-type="float">
            <text:p>1</text:p>
          </table:table-cell>
          <table:table-cell table:formula="of:=[.T20]" office:value-type="float" office:value="0" calcext:value-type="float">
            <text:p>0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0" calcext:value-type="float">
            <text:p>0</text:p>
          </table:table-cell>
          <table:table-cell table:formula="of:=[.W20]" office:value-type="float" office:value="0" calcext:value-type="float">
            <text:p>0</text:p>
          </table:table-cell>
          <table:table-cell table:formula="of:=[.X20]" office:value-type="float" office:value="0" calcext:value-type="float">
            <text:p>0</text:p>
          </table:table-cell>
          <table:table-cell table:style-name="ce7" table:formula="of:=[.A21]*2^[.A$1]+[.B21]*2^[.B$1]+[.C21]*2^[.C$1]+[.D21]*2^[.D$1]+[.E21]*2^[.E$1]+[.F21]*2^[.F$1]+[.G21]*2^[.G$1]+[.H21]*2^[.H$1]+[.I21]*2^[.I$1]+[.J21]*2^[.J$1]+[.K21]*2^[.K$1]+[.L21]*2^[.L$1]+[.M21]*2^[.M$1]+[.N21]*2^[.N$1]+[.O21]*2^[.O$1]+[.P21]*2^[.P$1]+[.Q21]*2^[.Q$1]+[.R21]*2^[.R$1]+[.S21]*2^[.S$1]+[.T21]*2^[.T$1]+[.U21]*2^[.U$1]+[.V21]*2^[.V$1]+[.W21]*2^[.W$1]+[.X21]*2^[.X$1]+[.Y21]*2^[.Y$1]" office:value-type="float" office:value="4194664" calcext:value-type="float">
            <text:p>4194664</text:p>
          </table:table-cell>
          <table:table-cell table:formula="of:=CONCATENATE(&quot;0b&quot;;[.A21];[.B21];[.C21];[.D21];[.E21];[.F21];[.G21];[.H21];[.I21];[.J21];[.K21];[.L21];[.M21];[.N21];[.O21];[.P21];[.Q21];[.R21];[.S21];[.T21];[.U21];[.V21];[.W21];[.X21];[.Y21])" office:value-type="string" office:string-value="0b0010000000000000101101000" calcext:value-type="string">
            <text:p>0b0010000000000000101101000</text:p>
          </table:table-cell>
          <table:table-cell/>
          <table:table-cell table:formula="of:=CONCATENATE([.AA21]; &quot; soit &quot;; [.Z21])" office:value-type="string" office:string-value="0b0010000000000000101101000 soit 4194664" calcext:value-type="string">
            <text:p>0b0010000000000000101101000 soit 4194664</text:p>
          </table:table-cell>
        </table:table-row>
        <table:table-row table:style-name="ro1">
          <table:table-cell table:formula="of:=XOR(XOR(XOR(XOR([.Y21];[.W21]);[.V21]);[.U21]);[.S21])" office:value-type="float" office:value="0" calcext:value-type="float">
            <text:p>0</text:p>
          </table:table-cell>
          <table:table-cell table:formula="of:=[.A21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" office:value-type="float" office:value="1" calcext:value-type="float">
            <text:p>1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0" calcext:value-type="float">
            <text:p>0</text:p>
          </table:table-cell>
          <table:table-cell table:formula="of:=[.O21]" office:value-type="float" office:value="0" calcext:value-type="float">
            <text:p>0</text:p>
          </table:table-cell>
          <table:table-cell table:formula="of:=[.P21]" office:value-type="float" office:value="0" calcext:value-type="float">
            <text:p>0</text:p>
          </table:table-cell>
          <table:table-cell table:formula="of:=[.Q21]" office:value-type="float" office:value="1" calcext:value-type="float">
            <text:p>1</text:p>
          </table:table-cell>
          <table:table-cell table:formula="of:=[.R21]" office:value-type="float" office:value="0" calcext:value-type="float">
            <text:p>0</text:p>
          </table:table-cell>
          <table:table-cell table:formula="of:=[.S21]" office:value-type="float" office:value="1" calcext:value-type="float">
            <text:p>1</text:p>
          </table:table-cell>
          <table:table-cell table:formula="of:=[.T21]" office:value-type="float" office:value="1" calcext:value-type="float">
            <text:p>1</text:p>
          </table:table-cell>
          <table:table-cell table:formula="of:=[.U21]" office:value-type="float" office:value="0" calcext:value-type="float">
            <text:p>0</text:p>
          </table:table-cell>
          <table:table-cell table:formula="of:=[.V21]" office:value-type="float" office:value="1" calcext:value-type="float">
            <text:p>1</text:p>
          </table:table-cell>
          <table:table-cell table:formula="of:=[.W21]" office:value-type="float" office:value="0" calcext:value-type="float">
            <text:p>0</text:p>
          </table:table-cell>
          <table:table-cell table:formula="of:=[.X21]" office:value-type="float" office:value="0" calcext:value-type="float">
            <text:p>0</text:p>
          </table:table-cell>
          <table:table-cell table:style-name="ce7" table:formula="of:=[.A22]*2^[.A$1]+[.B22]*2^[.B$1]+[.C22]*2^[.C$1]+[.D22]*2^[.D$1]+[.E22]*2^[.E$1]+[.F22]*2^[.F$1]+[.G22]*2^[.G$1]+[.H22]*2^[.H$1]+[.I22]*2^[.I$1]+[.J22]*2^[.J$1]+[.K22]*2^[.K$1]+[.L22]*2^[.L$1]+[.M22]*2^[.M$1]+[.N22]*2^[.N$1]+[.O22]*2^[.O$1]+[.P22]*2^[.P$1]+[.Q22]*2^[.Q$1]+[.R22]*2^[.R$1]+[.S22]*2^[.S$1]+[.T22]*2^[.T$1]+[.U22]*2^[.U$1]+[.V22]*2^[.V$1]+[.W22]*2^[.W$1]+[.X22]*2^[.X$1]+[.Y22]*2^[.Y$1]" office:value-type="float" office:value="2097332" calcext:value-type="float">
            <text:p>2097332</text:p>
          </table:table-cell>
          <table:table-cell table:formula="of:=CONCATENATE(&quot;0b&quot;;[.A22];[.B22];[.C22];[.D22];[.E22];[.F22];[.G22];[.H22];[.I22];[.J22];[.K22];[.L22];[.M22];[.N22];[.O22];[.P22];[.Q22];[.R22];[.S22];[.T22];[.U22];[.V22];[.W22];[.X22];[.Y22])" office:value-type="string" office:string-value="0b0001000000000000010110100" calcext:value-type="string">
            <text:p>0b0001000000000000010110100</text:p>
          </table:table-cell>
          <table:table-cell/>
          <table:table-cell table:formula="of:=CONCATENATE([.AA22]; &quot; soit &quot;; [.Z22])" office:value-type="string" office:string-value="0b0001000000000000010110100 soit 2097332" calcext:value-type="string">
            <text:p>0b0001000000000000010110100 soit 2097332</text:p>
          </table:table-cell>
        </table:table-row>
        <table:table-row table:style-name="ro1">
          <table:table-cell table:formula="of:=XOR(XOR(XOR(XOR([.Y22];[.W22]);[.V22]);[.U22]);[.S22])" office:value-type="float" office:value="0" calcext:value-type="float">
            <text:p>0</text:p>
          </table:table-cell>
          <table:table-cell table:formula="of:=[.A22]" office:value-type="float" office:value="0" calcext:value-type="float">
            <text:p>0</text:p>
          </table:table-cell>
          <table:table-cell table:formula="of:=[.B22]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formula="of:=[.O22]" office:value-type="float" office:value="0" calcext:value-type="float">
            <text:p>0</text:p>
          </table:table-cell>
          <table:table-cell table:formula="of:=[.P22]" office:value-type="float" office:value="0" calcext:value-type="float">
            <text:p>0</text:p>
          </table:table-cell>
          <table:table-cell table:formula="of:=[.Q22]" office:value-type="float" office:value="0" calcext:value-type="float">
            <text:p>0</text:p>
          </table:table-cell>
          <table:table-cell table:formula="of:=[.R22]" office:value-type="float" office:value="1" calcext:value-type="float">
            <text:p>1</text:p>
          </table:table-cell>
          <table:table-cell table:formula="of:=[.S22]" office:value-type="float" office:value="0" calcext:value-type="float">
            <text:p>0</text:p>
          </table:table-cell>
          <table:table-cell table:formula="of:=[.T22]" office:value-type="float" office:value="1" calcext:value-type="float">
            <text:p>1</text:p>
          </table:table-cell>
          <table:table-cell table:formula="of:=[.U22]" office:value-type="float" office:value="1" calcext:value-type="float">
            <text:p>1</text:p>
          </table:table-cell>
          <table:table-cell table:formula="of:=[.V22]" office:value-type="float" office:value="0" calcext:value-type="float">
            <text:p>0</text:p>
          </table:table-cell>
          <table:table-cell table:formula="of:=[.W22]" office:value-type="float" office:value="1" calcext:value-type="float">
            <text:p>1</text:p>
          </table:table-cell>
          <table:table-cell table:formula="of:=[.X22]" office:value-type="float" office:value="0" calcext:value-type="float">
            <text:p>0</text:p>
          </table:table-cell>
          <table:table-cell table:style-name="ce7" table:formula="of:=[.A23]*2^[.A$1]+[.B23]*2^[.B$1]+[.C23]*2^[.C$1]+[.D23]*2^[.D$1]+[.E23]*2^[.E$1]+[.F23]*2^[.F$1]+[.G23]*2^[.G$1]+[.H23]*2^[.H$1]+[.I23]*2^[.I$1]+[.J23]*2^[.J$1]+[.K23]*2^[.K$1]+[.L23]*2^[.L$1]+[.M23]*2^[.M$1]+[.N23]*2^[.N$1]+[.O23]*2^[.O$1]+[.P23]*2^[.P$1]+[.Q23]*2^[.Q$1]+[.R23]*2^[.R$1]+[.S23]*2^[.S$1]+[.T23]*2^[.T$1]+[.U23]*2^[.U$1]+[.V23]*2^[.V$1]+[.W23]*2^[.W$1]+[.X23]*2^[.X$1]+[.Y23]*2^[.Y$1]" office:value-type="float" office:value="1048666" calcext:value-type="float">
            <text:p>1048666</text:p>
          </table:table-cell>
          <table:table-cell table:formula="of:=CONCATENATE(&quot;0b&quot;;[.A23];[.B23];[.C23];[.D23];[.E23];[.F23];[.G23];[.H23];[.I23];[.J23];[.K23];[.L23];[.M23];[.N23];[.O23];[.P23];[.Q23];[.R23];[.S23];[.T23];[.U23];[.V23];[.W23];[.X23];[.Y23])" office:value-type="string" office:string-value="0b0000100000000000001011010" calcext:value-type="string">
            <text:p>0b0000100000000000001011010</text:p>
          </table:table-cell>
          <table:table-cell/>
          <table:table-cell table:formula="of:=CONCATENATE([.AA23]; &quot; soit &quot;; [.Z23])" office:value-type="string" office:string-value="0b0000100000000000001011010 soit 1048666" calcext:value-type="string">
            <text:p>0b0000100000000000001011010 soit 1048666</text:p>
          </table:table-cell>
        </table:table-row>
        <table:table-row table:style-name="ro1">
          <table:table-cell table:formula="of:=XOR(XOR(XOR(XOR([.Y23];[.W23]);[.V23]);[.U23]);[.S23])" office:value-type="float" office:value="1" calcext:value-type="float">
            <text:p>1</text:p>
          </table:table-cell>
          <table:table-cell table:formula="of:=[.A23]" office:value-type="float" office:value="0" calcext:value-type="float">
            <text:p>0</text:p>
          </table:table-cell>
          <table:table-cell table:formula="of:=[.B23]" office:value-type="float" office:value="0" calcext:value-type="float">
            <text:p>0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formula="of:=[.N23]" office:value-type="float" office:value="0" calcext:value-type="float">
            <text:p>0</text:p>
          </table:table-cell>
          <table:table-cell table:formula="of:=[.O23]" office:value-type="float" office:value="0" calcext:value-type="float">
            <text:p>0</text:p>
          </table:table-cell>
          <table:table-cell table:formula="of:=[.P23]" office:value-type="float" office:value="0" calcext:value-type="float">
            <text:p>0</text:p>
          </table:table-cell>
          <table:table-cell table:formula="of:=[.Q23]" office:value-type="float" office:value="0" calcext:value-type="float">
            <text:p>0</text:p>
          </table:table-cell>
          <table:table-cell table:formula="of:=[.R23]" office:value-type="float" office:value="0" calcext:value-type="float">
            <text:p>0</text:p>
          </table:table-cell>
          <table:table-cell table:formula="of:=[.S23]" office:value-type="float" office:value="1" calcext:value-type="float">
            <text:p>1</text:p>
          </table:table-cell>
          <table:table-cell table:formula="of:=[.T23]" office:value-type="float" office:value="0" calcext:value-type="float">
            <text:p>0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1" calcext:value-type="float">
            <text:p>1</text:p>
          </table:table-cell>
          <table:table-cell table:formula="of:=[.W23]" office:value-type="float" office:value="0" calcext:value-type="float">
            <text:p>0</text:p>
          </table:table-cell>
          <table:table-cell table:formula="of:=[.X23]" office:value-type="float" office:value="1" calcext:value-type="float">
            <text:p>1</text:p>
          </table:table-cell>
          <table:table-cell table:style-name="ce7" table:formula="of:=[.A24]*2^[.A$1]+[.B24]*2^[.B$1]+[.C24]*2^[.C$1]+[.D24]*2^[.D$1]+[.E24]*2^[.E$1]+[.F24]*2^[.F$1]+[.G24]*2^[.G$1]+[.H24]*2^[.H$1]+[.I24]*2^[.I$1]+[.J24]*2^[.J$1]+[.K24]*2^[.K$1]+[.L24]*2^[.L$1]+[.M24]*2^[.M$1]+[.N24]*2^[.N$1]+[.O24]*2^[.O$1]+[.P24]*2^[.P$1]+[.Q24]*2^[.Q$1]+[.R24]*2^[.R$1]+[.S24]*2^[.S$1]+[.T24]*2^[.T$1]+[.U24]*2^[.U$1]+[.V24]*2^[.V$1]+[.W24]*2^[.W$1]+[.X24]*2^[.X$1]+[.Y24]*2^[.Y$1]" office:value-type="float" office:value="17301549" calcext:value-type="float">
            <text:p>17301549</text:p>
          </table:table-cell>
          <table:table-cell table:formula="of:=CONCATENATE(&quot;0b&quot;;[.A24];[.B24];[.C24];[.D24];[.E24];[.F24];[.G24];[.H24];[.I24];[.J24];[.K24];[.L24];[.M24];[.N24];[.O24];[.P24];[.Q24];[.R24];[.S24];[.T24];[.U24];[.V24];[.W24];[.X24];[.Y24])" office:value-type="string" office:string-value="0b1000010000000000000101101" calcext:value-type="string">
            <text:p>0b1000010000000000000101101</text:p>
          </table:table-cell>
          <table:table-cell/>
          <table:table-cell table:formula="of:=CONCATENATE([.AA24]; &quot; soit &quot;; [.Z24])" office:value-type="string" office:string-value="0b1000010000000000000101101 soit 17301549" calcext:value-type="string">
            <text:p>0b1000010000000000000101101 soit 17301549</text:p>
          </table:table-cell>
        </table:table-row>
        <table:table-row table:style-name="ro1">
          <table:table-cell table:formula="of:=XOR(XOR(XOR(XOR([.Y24];[.W24]);[.V24]);[.U24]);[.S24])" office:value-type="float" office:value="1" calcext:value-type="float">
            <text:p>1</text:p>
          </table:table-cell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0" calcext:value-type="float">
            <text:p>0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0" calcext:value-type="float">
            <text:p>0</text:p>
          </table:table-cell>
          <table:table-cell table:formula="of:=[.O24]" office:value-type="float" office:value="0" calcext:value-type="float">
            <text:p>0</text:p>
          </table:table-cell>
          <table:table-cell table:formula="of:=[.P24]" office:value-type="float" office:value="0" calcext:value-type="float">
            <text:p>0</text:p>
          </table:table-cell>
          <table:table-cell table:formula="of:=[.Q24]" office:value-type="float" office:value="0" calcext:value-type="float">
            <text:p>0</text:p>
          </table:table-cell>
          <table:table-cell table:formula="of:=[.R24]" office:value-type="float" office:value="0" calcext:value-type="float">
            <text:p>0</text:p>
          </table:table-cell>
          <table:table-cell table:formula="of:=[.S24]" office:value-type="float" office:value="0" calcext:value-type="float">
            <text:p>0</text:p>
          </table:table-cell>
          <table:table-cell table:formula="of:=[.T24]" office:value-type="float" office:value="1" calcext:value-type="float">
            <text:p>1</text:p>
          </table:table-cell>
          <table:table-cell table:formula="of:=[.U24]" office:value-type="float" office:value="0" calcext:value-type="float">
            <text:p>0</text:p>
          </table:table-cell>
          <table:table-cell table:formula="of:=[.V24]" office:value-type="float" office:value="1" calcext:value-type="float">
            <text:p>1</text:p>
          </table:table-cell>
          <table:table-cell table:formula="of:=[.W24]" office:value-type="float" office:value="1" calcext:value-type="float">
            <text:p>1</text:p>
          </table:table-cell>
          <table:table-cell table:formula="of:=[.X24]" office:value-type="float" office:value="0" calcext:value-type="float">
            <text:p>0</text:p>
          </table:table-cell>
          <table:table-cell table:style-name="ce7" table:formula="of:=[.A25]*2^[.A$1]+[.B25]*2^[.B$1]+[.C25]*2^[.C$1]+[.D25]*2^[.D$1]+[.E25]*2^[.E$1]+[.F25]*2^[.F$1]+[.G25]*2^[.G$1]+[.H25]*2^[.H$1]+[.I25]*2^[.I$1]+[.J25]*2^[.J$1]+[.K25]*2^[.K$1]+[.L25]*2^[.L$1]+[.M25]*2^[.M$1]+[.N25]*2^[.N$1]+[.O25]*2^[.O$1]+[.P25]*2^[.P$1]+[.Q25]*2^[.Q$1]+[.R25]*2^[.R$1]+[.S25]*2^[.S$1]+[.T25]*2^[.T$1]+[.U25]*2^[.U$1]+[.V25]*2^[.V$1]+[.W25]*2^[.W$1]+[.X25]*2^[.X$1]+[.Y25]*2^[.Y$1]" office:value-type="float" office:value="25427990" calcext:value-type="float">
            <text:p>25427990</text:p>
          </table:table-cell>
          <table:table-cell table:formula="of:=CONCATENATE(&quot;0b&quot;;[.A25];[.B25];[.C25];[.D25];[.E25];[.F25];[.G25];[.H25];[.I25];[.J25];[.K25];[.L25];[.M25];[.N25];[.O25];[.P25];[.Q25];[.R25];[.S25];[.T25];[.U25];[.V25];[.W25];[.X25];[.Y25])" office:value-type="string" office:string-value="0b1100001000000000000010110" calcext:value-type="string">
            <text:p>0b1100001000000000000010110</text:p>
          </table:table-cell>
          <table:table-cell/>
          <table:table-cell table:formula="of:=CONCATENATE([.AA25]; &quot; soit &quot;; [.Z25])" office:value-type="string" office:string-value="0b1100001000000000000010110 soit 25427990" calcext:value-type="string">
            <text:p>0b1100001000000000000010110 soit 25427990</text:p>
          </table:table-cell>
        </table:table-row>
        <table:table-row table:style-name="ro1">
          <table:table-cell table:formula="of:=XOR(XOR(XOR(XOR([.Y25];[.W25]);[.V25]);[.U25]);[.S25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1" calcext:value-type="float">
            <text:p>1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N25]" office:value-type="float" office:value="0" calcext:value-type="float">
            <text:p>0</text:p>
          </table:table-cell>
          <table:table-cell table:formula="of:=[.O25]" office:value-type="float" office:value="0" calcext:value-type="float">
            <text:p>0</text:p>
          </table:table-cell>
          <table:table-cell table:formula="of:=[.P25]" office:value-type="float" office:value="0" calcext:value-type="float">
            <text:p>0</text:p>
          </table:table-cell>
          <table:table-cell table:formula="of:=[.Q25]" office:value-type="float" office:value="0" calcext:value-type="float">
            <text:p>0</text:p>
          </table:table-cell>
          <table:table-cell table:formula="of:=[.R25]" office:value-type="float" office:value="0" calcext:value-type="float">
            <text:p>0</text:p>
          </table:table-cell>
          <table:table-cell table:formula="of:=[.S25]" office:value-type="float" office:value="0" calcext:value-type="float">
            <text:p>0</text:p>
          </table:table-cell>
          <table:table-cell table:formula="of:=[.T25]" office:value-type="float" office:value="0" calcext:value-type="float">
            <text:p>0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0" calcext:value-type="float">
            <text:p>0</text:p>
          </table:table-cell>
          <table:table-cell table:formula="of:=[.W25]" office:value-type="float" office:value="1" calcext:value-type="float">
            <text:p>1</text:p>
          </table:table-cell>
          <table:table-cell table:formula="of:=[.X25]" office:value-type="float" office:value="1" calcext:value-type="float">
            <text:p>1</text:p>
          </table:table-cell>
          <table:table-cell table:style-name="ce7" table:formula="of:=[.A26]*2^[.A$1]+[.B26]*2^[.B$1]+[.C26]*2^[.C$1]+[.D26]*2^[.D$1]+[.E26]*2^[.E$1]+[.F26]*2^[.F$1]+[.G26]*2^[.G$1]+[.H26]*2^[.H$1]+[.I26]*2^[.I$1]+[.J26]*2^[.J$1]+[.K26]*2^[.K$1]+[.L26]*2^[.L$1]+[.M26]*2^[.M$1]+[.N26]*2^[.N$1]+[.O26]*2^[.O$1]+[.P26]*2^[.P$1]+[.Q26]*2^[.Q$1]+[.R26]*2^[.R$1]+[.S26]*2^[.S$1]+[.T26]*2^[.T$1]+[.U26]*2^[.U$1]+[.V26]*2^[.V$1]+[.W26]*2^[.W$1]+[.X26]*2^[.X$1]+[.Y26]*2^[.Y$1]" office:value-type="float" office:value="12713995" calcext:value-type="float">
            <text:p>12713995</text:p>
          </table:table-cell>
          <table:table-cell table:formula="of:=CONCATENATE(&quot;0b&quot;;[.A26];[.B26];[.C26];[.D26];[.E26];[.F26];[.G26];[.H26];[.I26];[.J26];[.K26];[.L26];[.M26];[.N26];[.O26];[.P26];[.Q26];[.R26];[.S26];[.T26];[.U26];[.V26];[.W26];[.X26];[.Y26])" office:value-type="string" office:string-value="0b0110000100000000000001011" calcext:value-type="string">
            <text:p>0b0110000100000000000001011</text:p>
          </table:table-cell>
          <table:table-cell/>
          <table:table-cell table:formula="of:=CONCATENATE([.AA26]; &quot; soit &quot;; [.Z26])" office:value-type="string" office:string-value="0b0110000100000000000001011 soit 12713995" calcext:value-type="string">
            <text:p>0b0110000100000000000001011 soit 12713995</text:p>
          </table:table-cell>
        </table:table-row>
        <table:table-row table:style-name="ro1">
          <table:table-cell table:formula="of:=XOR(XOR(XOR(XOR([.Y26];[.W26]);[.V26]);[.U26]);[.S26])" office:value-type="float" office:value="0" calcext:value-type="float">
            <text:p>0</text:p>
          </table:table-cell>
          <table:table-cell table:formula="of:=[.A26]" office:value-type="float" office:value="0" calcext:value-type="float">
            <text:p>0</text:p>
          </table:table-cell>
          <table:table-cell table:formula="of:=[.B26]" office:value-type="float" office:value="1" calcext:value-type="float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1" calcext:value-type="float">
            <text:p>1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0" calcext:value-type="float">
            <text:p>0</text:p>
          </table:table-cell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0" calcext:value-type="float">
            <text:p>0</text:p>
          </table:table-cell>
          <table:table-cell table:formula="of:=[.O26]" office:value-type="float" office:value="0" calcext:value-type="float">
            <text:p>0</text:p>
          </table:table-cell>
          <table:table-cell table:formula="of:=[.P26]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table:formula="of:=[.R26]" office:value-type="float" office:value="0" calcext:value-type="float">
            <text:p>0</text:p>
          </table:table-cell>
          <table:table-cell table:formula="of:=[.S26]" office:value-type="float" office:value="0" calcext:value-type="float">
            <text:p>0</text:p>
          </table:table-cell>
          <table:table-cell table:formula="of:=[.T26]" office:value-type="float" office:value="0" calcext:value-type="float">
            <text:p>0</text:p>
          </table:table-cell>
          <table:table-cell table:formula="of:=[.U26]" office:value-type="float" office:value="0" calcext:value-type="float">
            <text:p>0</text:p>
          </table:table-cell>
          <table:table-cell table:formula="of:=[.V26]" office:value-type="float" office:value="1" calcext:value-type="float">
            <text:p>1</text:p>
          </table:table-cell>
          <table:table-cell table:formula="of:=[.W26]" office:value-type="float" office:value="0" calcext:value-type="float">
            <text:p>0</text:p>
          </table:table-cell>
          <table:table-cell table:formula="of:=[.X26]" office:value-type="float" office:value="1" calcext:value-type="float">
            <text:p>1</text:p>
          </table:table-cell>
          <table:table-cell table:style-name="ce7" table:formula="of:=[.A27]*2^[.A$1]+[.B27]*2^[.B$1]+[.C27]*2^[.C$1]+[.D27]*2^[.D$1]+[.E27]*2^[.E$1]+[.F27]*2^[.F$1]+[.G27]*2^[.G$1]+[.H27]*2^[.H$1]+[.I27]*2^[.I$1]+[.J27]*2^[.J$1]+[.K27]*2^[.K$1]+[.L27]*2^[.L$1]+[.M27]*2^[.M$1]+[.N27]*2^[.N$1]+[.O27]*2^[.O$1]+[.P27]*2^[.P$1]+[.Q27]*2^[.Q$1]+[.R27]*2^[.R$1]+[.S27]*2^[.S$1]+[.T27]*2^[.T$1]+[.U27]*2^[.U$1]+[.V27]*2^[.V$1]+[.W27]*2^[.W$1]+[.X27]*2^[.X$1]+[.Y27]*2^[.Y$1]" office:value-type="float" office:value="6356997" calcext:value-type="float">
            <text:p>6356997</text:p>
          </table:table-cell>
          <table:table-cell table:formula="of:=CONCATENATE(&quot;0b&quot;;[.A27];[.B27];[.C27];[.D27];[.E27];[.F27];[.G27];[.H27];[.I27];[.J27];[.K27];[.L27];[.M27];[.N27];[.O27];[.P27];[.Q27];[.R27];[.S27];[.T27];[.U27];[.V27];[.W27];[.X27];[.Y27])" office:value-type="string" office:string-value="0b0011000010000000000000101" calcext:value-type="string">
            <text:p>0b0011000010000000000000101</text:p>
          </table:table-cell>
          <table:table-cell/>
          <table:table-cell table:formula="of:=CONCATENATE([.AA27]; &quot; soit &quot;; [.Z27])" office:value-type="string" office:string-value="0b0011000010000000000000101 soit 6356997" calcext:value-type="string">
            <text:p>0b0011000010000000000000101 soit 6356997</text:p>
          </table:table-cell>
        </table:table-row>
        <table:table-row table:style-name="ro1">
          <table:table-cell table:formula="of:=XOR(XOR(XOR(XOR([.Y27];[.W27]);[.V27]);[.U27]);[.S27])" office:value-type="float" office:value="0" calcext:value-type="float">
            <text:p>0</text:p>
          </table:table-cell>
          <table:table-cell table:formula="of:=[.A27]" office:value-type="float" office:value="0" calcext:value-type="float">
            <text:p>0</text:p>
          </table:table-cell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  <table:table-cell table:formula="of:=[.I27]" office:value-type="float" office:value="1" calcext:value-type="float">
            <text:p>1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table:formula="of:=[.M27]" office:value-type="float" office:value="0" calcext:value-type="float">
            <text:p>0</text:p>
          </table:table-cell>
          <table:table-cell table:formula="of:=[.N27]" office:value-type="float" office:value="0" calcext:value-type="float">
            <text:p>0</text:p>
          </table:table-cell>
          <table:table-cell table:formula="of:=[.O27]" office:value-type="float" office:value="0" calcext:value-type="float">
            <text:p>0</text:p>
          </table:table-cell>
          <table:table-cell table:formula="of:=[.P27]" office:value-type="float" office:value="0" calcext:value-type="float">
            <text:p>0</text:p>
          </table:table-cell>
          <table:table-cell table:formula="of:=[.Q27]" office:value-type="float" office:value="0" calcext:value-type="float">
            <text:p>0</text:p>
          </table:table-cell>
          <table:table-cell table:formula="of:=[.R27]" office:value-type="float" office:value="0" calcext:value-type="float">
            <text:p>0</text:p>
          </table:table-cell>
          <table:table-cell table:formula="of:=[.S27]" office:value-type="float" office:value="0" calcext:value-type="float">
            <text:p>0</text:p>
          </table:table-cell>
          <table:table-cell table:formula="of:=[.T27]" office:value-type="float" office:value="0" calcext:value-type="float">
            <text:p>0</text:p>
          </table:table-cell>
          <table:table-cell table:formula="of:=[.U27]" office:value-type="float" office:value="0" calcext:value-type="float">
            <text:p>0</text:p>
          </table:table-cell>
          <table:table-cell table:formula="of:=[.V27]" office:value-type="float" office:value="0" calcext:value-type="float">
            <text:p>0</text:p>
          </table:table-cell>
          <table:table-cell table:formula="of:=[.W27]" office:value-type="float" office:value="1" calcext:value-type="float">
            <text:p>1</text:p>
          </table:table-cell>
          <table:table-cell table:formula="of:=[.X27]" office:value-type="float" office:value="0" calcext:value-type="float">
            <text:p>0</text:p>
          </table:table-cell>
          <table:table-cell table:style-name="ce7" table:formula="of:=[.A28]*2^[.A$1]+[.B28]*2^[.B$1]+[.C28]*2^[.C$1]+[.D28]*2^[.D$1]+[.E28]*2^[.E$1]+[.F28]*2^[.F$1]+[.G28]*2^[.G$1]+[.H28]*2^[.H$1]+[.I28]*2^[.I$1]+[.J28]*2^[.J$1]+[.K28]*2^[.K$1]+[.L28]*2^[.L$1]+[.M28]*2^[.M$1]+[.N28]*2^[.N$1]+[.O28]*2^[.O$1]+[.P28]*2^[.P$1]+[.Q28]*2^[.Q$1]+[.R28]*2^[.R$1]+[.S28]*2^[.S$1]+[.T28]*2^[.T$1]+[.U28]*2^[.U$1]+[.V28]*2^[.V$1]+[.W28]*2^[.W$1]+[.X28]*2^[.X$1]+[.Y28]*2^[.Y$1]" office:value-type="float" office:value="3178498" calcext:value-type="float">
            <text:p>3178498</text:p>
          </table:table-cell>
          <table:table-cell table:formula="of:=CONCATENATE(&quot;0b&quot;;[.A28];[.B28];[.C28];[.D28];[.E28];[.F28];[.G28];[.H28];[.I28];[.J28];[.K28];[.L28];[.M28];[.N28];[.O28];[.P28];[.Q28];[.R28];[.S28];[.T28];[.U28];[.V28];[.W28];[.X28];[.Y28])" office:value-type="string" office:string-value="0b0001100001000000000000010" calcext:value-type="string">
            <text:p>0b0001100001000000000000010</text:p>
          </table:table-cell>
          <table:table-cell/>
          <table:table-cell table:formula="of:=CONCATENATE([.AA28]; &quot; soit &quot;; [.Z28])" office:value-type="string" office:string-value="0b0001100001000000000000010 soit 3178498" calcext:value-type="string">
            <text:p>0b0001100001000000000000010 soit 3178498</text:p>
          </table:table-cell>
        </table:table-row>
        <table:table-row table:style-name="ro1">
          <table:table-cell table:formula="of:=XOR(XOR(XOR(XOR([.Y28];[.W28]);[.V28]);[.U28]);[.S28])" office:value-type="float" office:value="0" calcext:value-type="float">
            <text:p>0</text:p>
          </table:table-cell>
          <table:table-cell table:formula="of:=[.A28]" office:value-type="float" office:value="0" calcext:value-type="float">
            <text:p>0</text:p>
          </table:table-cell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0" calcext:value-type="float">
            <text:p>0</text:p>
          </table:table-cell>
          <table:table-cell table:formula="of:=[.O28]" office:value-type="float" office:value="0" calcext:value-type="float">
            <text:p>0</text:p>
          </table:table-cell>
          <table:table-cell table:formula="of:=[.P28]" office:value-type="float" office:value="0" calcext:value-type="float">
            <text:p>0</text:p>
          </table:table-cell>
          <table:table-cell table:formula="of:=[.Q28]" office:value-type="float" office:value="0" calcext:value-type="float">
            <text:p>0</text:p>
          </table:table-cell>
          <table:table-cell table:formula="of:=[.R28]" office:value-type="float" office:value="0" calcext:value-type="float">
            <text:p>0</text:p>
          </table:table-cell>
          <table:table-cell table:formula="of:=[.S28]" office:value-type="float" office:value="0" calcext:value-type="float">
            <text:p>0</text:p>
          </table:table-cell>
          <table:table-cell table:formula="of:=[.T28]" office:value-type="float" office:value="0" calcext:value-type="float">
            <text:p>0</text:p>
          </table:table-cell>
          <table:table-cell table:formula="of:=[.U28]" office:value-type="float" office:value="0" calcext:value-type="float">
            <text:p>0</text:p>
          </table:table-cell>
          <table:table-cell table:formula="of:=[.V28]" office:value-type="float" office:value="0" calcext:value-type="float">
            <text:p>0</text:p>
          </table:table-cell>
          <table:table-cell table:formula="of:=[.W28]" office:value-type="float" office:value="0" calcext:value-type="float">
            <text:p>0</text:p>
          </table:table-cell>
          <table:table-cell table:formula="of:=[.X28]" office:value-type="float" office:value="1" calcext:value-type="float">
            <text:p>1</text:p>
          </table:table-cell>
          <table:table-cell table:style-name="ce7" table:formula="of:=[.A29]*2^[.A$1]+[.B29]*2^[.B$1]+[.C29]*2^[.C$1]+[.D29]*2^[.D$1]+[.E29]*2^[.E$1]+[.F29]*2^[.F$1]+[.G29]*2^[.G$1]+[.H29]*2^[.H$1]+[.I29]*2^[.I$1]+[.J29]*2^[.J$1]+[.K29]*2^[.K$1]+[.L29]*2^[.L$1]+[.M29]*2^[.M$1]+[.N29]*2^[.N$1]+[.O29]*2^[.O$1]+[.P29]*2^[.P$1]+[.Q29]*2^[.Q$1]+[.R29]*2^[.R$1]+[.S29]*2^[.S$1]+[.T29]*2^[.T$1]+[.U29]*2^[.U$1]+[.V29]*2^[.V$1]+[.W29]*2^[.W$1]+[.X29]*2^[.X$1]+[.Y29]*2^[.Y$1]" office:value-type="float" office:value="1589249" calcext:value-type="float">
            <text:p>1589249</text:p>
          </table:table-cell>
          <table:table-cell table:formula="of:=CONCATENATE(&quot;0b&quot;;[.A29];[.B29];[.C29];[.D29];[.E29];[.F29];[.G29];[.H29];[.I29];[.J29];[.K29];[.L29];[.M29];[.N29];[.O29];[.P29];[.Q29];[.R29];[.S29];[.T29];[.U29];[.V29];[.W29];[.X29];[.Y29])" office:value-type="string" office:string-value="0b0000110000100000000000001" calcext:value-type="string">
            <text:p>0b0000110000100000000000001</text:p>
          </table:table-cell>
          <table:table-cell/>
          <table:table-cell table:formula="of:=CONCATENATE([.AA29]; &quot; soit &quot;; [.Z29])" office:value-type="string" office:string-value="0b0000110000100000000000001 soit 1589249" calcext:value-type="string">
            <text:p>0b0000110000100000000000001 soit 1589249</text:p>
          </table:table-cell>
        </table:table-row>
        <table:table-row table:style-name="ro1">
          <table:table-cell table:formula="of:=XOR(XOR(XOR(XOR([.Y29];[.W29]);[.V29]);[.U29]);[.S29])" office:value-type="float" office:value="1" calcext:value-type="float">
            <text:p>1</text:p>
          </table:table-cell>
          <table:table-cell table:formula="of:=[.A29]" office:value-type="float" office:value="0" calcext:value-type="float">
            <text:p>0</text:p>
          </table:table-cell>
          <table:table-cell table:formula="of:=[.B29]" office:value-type="float" office:value="0" calcext:value-type="float">
            <text:p>0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1" calcext:value-type="float">
            <text:p>1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1" calcext:value-type="float">
            <text:p>1</text:p>
          </table:table-cell>
          <table:table-cell table:formula="of:=[.L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  <table:table-cell table:formula="of:=[.N29]" office:value-type="float" office:value="0" calcext:value-type="float">
            <text:p>0</text:p>
          </table:table-cell>
          <table:table-cell table:formula="of:=[.O29]" office:value-type="float" office:value="0" calcext:value-type="float">
            <text:p>0</text:p>
          </table:table-cell>
          <table:table-cell table:formula="of:=[.P29]" office:value-type="float" office:value="0" calcext:value-type="float">
            <text:p>0</text:p>
          </table:table-cell>
          <table:table-cell table:formula="of:=[.Q29]" office:value-type="float" office:value="0" calcext:value-type="float">
            <text:p>0</text:p>
          </table:table-cell>
          <table:table-cell table:formula="of:=[.R29]" office:value-type="float" office:value="0" calcext:value-type="float">
            <text:p>0</text:p>
          </table:table-cell>
          <table:table-cell table:formula="of:=[.S29]" office:value-type="float" office:value="0" calcext:value-type="float">
            <text:p>0</text:p>
          </table:table-cell>
          <table:table-cell table:formula="of:=[.T29]" office:value-type="float" office:value="0" calcext:value-type="float">
            <text:p>0</text:p>
          </table:table-cell>
          <table:table-cell table:formula="of:=[.U29]" office:value-type="float" office:value="0" calcext:value-type="float">
            <text:p>0</text:p>
          </table:table-cell>
          <table:table-cell table:formula="of:=[.V29]" office:value-type="float" office:value="0" calcext:value-type="float">
            <text:p>0</text:p>
          </table:table-cell>
          <table:table-cell table:formula="of:=[.W29]" office:value-type="float" office:value="0" calcext:value-type="float">
            <text:p>0</text:p>
          </table:table-cell>
          <table:table-cell table:formula="of:=[.X29]" office:value-type="float" office:value="0" calcext:value-type="float">
            <text:p>0</text:p>
          </table:table-cell>
          <table:table-cell table:style-name="ce7" table:formula="of:=[.A30]*2^[.A$1]+[.B30]*2^[.B$1]+[.C30]*2^[.C$1]+[.D30]*2^[.D$1]+[.E30]*2^[.E$1]+[.F30]*2^[.F$1]+[.G30]*2^[.G$1]+[.H30]*2^[.H$1]+[.I30]*2^[.I$1]+[.J30]*2^[.J$1]+[.K30]*2^[.K$1]+[.L30]*2^[.L$1]+[.M30]*2^[.M$1]+[.N30]*2^[.N$1]+[.O30]*2^[.O$1]+[.P30]*2^[.P$1]+[.Q30]*2^[.Q$1]+[.R30]*2^[.R$1]+[.S30]*2^[.S$1]+[.T30]*2^[.T$1]+[.U30]*2^[.U$1]+[.V30]*2^[.V$1]+[.W30]*2^[.W$1]+[.X30]*2^[.X$1]+[.Y30]*2^[.Y$1]" office:value-type="float" office:value="17571840" calcext:value-type="float">
            <text:p>17571840</text:p>
          </table:table-cell>
          <table:table-cell table:formula="of:=CONCATENATE(&quot;0b&quot;;[.A30];[.B30];[.C30];[.D30];[.E30];[.F30];[.G30];[.H30];[.I30];[.J30];[.K30];[.L30];[.M30];[.N30];[.O30];[.P30];[.Q30];[.R30];[.S30];[.T30];[.U30];[.V30];[.W30];[.X30];[.Y30])" office:value-type="string" office:string-value="0b1000011000010000000000000" calcext:value-type="string">
            <text:p>0b1000011000010000000000000</text:p>
          </table:table-cell>
          <table:table-cell/>
          <table:table-cell table:formula="of:=CONCATENATE([.AA30]; &quot; soit &quot;; [.Z30])" office:value-type="string" office:string-value="0b1000011000010000000000000 soit 17571840" calcext:value-type="string">
            <text:p>0b1000011000010000000000000 soit 17571840</text:p>
          </table:table-cell>
        </table:table-row>
        <table:table-row table:style-name="ro1">
          <table:table-cell table:formula="of:=XOR(XOR(XOR(XOR([.Y30];[.W30]);[.V30]);[.U30]);[.S30])" office:value-type="float" office:value="0" calcext:value-type="float">
            <text:p>0</text:p>
          </table:table-cell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" office:value-type="float" office:value="1" calcext:value-type="float">
            <text:p>1</text:p>
          </table:table-cell>
          <table:table-cell table:formula="of:=[.H30]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1" calcext:value-type="float">
            <text:p>1</text:p>
          </table:table-cell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0" calcext:value-type="float">
            <text:p>0</text:p>
          </table:table-cell>
          <table:table-cell table:formula="of:=[.O30]" office:value-type="float" office:value="0" calcext:value-type="float">
            <text:p>0</text:p>
          </table:table-cell>
          <table:table-cell table:formula="of:=[.P30]" office:value-type="float" office:value="0" calcext:value-type="float">
            <text:p>0</text:p>
          </table:table-cell>
          <table:table-cell table:formula="of:=[.Q30]" office:value-type="float" office:value="0" calcext:value-type="float">
            <text:p>0</text:p>
          </table:table-cell>
          <table:table-cell table:formula="of:=[.R30]" office:value-type="float" office:value="0" calcext:value-type="float">
            <text:p>0</text:p>
          </table:table-cell>
          <table:table-cell table:formula="of:=[.S30]" office:value-type="float" office:value="0" calcext:value-type="float">
            <text:p>0</text:p>
          </table:table-cell>
          <table:table-cell table:formula="of:=[.T30]" office:value-type="float" office:value="0" calcext:value-type="float">
            <text:p>0</text:p>
          </table:table-cell>
          <table:table-cell table:formula="of:=[.U30]" office:value-type="float" office:value="0" calcext:value-type="float">
            <text:p>0</text:p>
          </table:table-cell>
          <table:table-cell table:formula="of:=[.V30]" office:value-type="float" office:value="0" calcext:value-type="float">
            <text:p>0</text:p>
          </table:table-cell>
          <table:table-cell table:formula="of:=[.W30]" office:value-type="float" office:value="0" calcext:value-type="float">
            <text:p>0</text:p>
          </table:table-cell>
          <table:table-cell table:formula="of:=[.X30]" office:value-type="float" office:value="0" calcext:value-type="float">
            <text:p>0</text:p>
          </table:table-cell>
          <table:table-cell table:style-name="ce7" table:formula="of:=[.A31]*2^[.A$1]+[.B31]*2^[.B$1]+[.C31]*2^[.C$1]+[.D31]*2^[.D$1]+[.E31]*2^[.E$1]+[.F31]*2^[.F$1]+[.G31]*2^[.G$1]+[.H31]*2^[.H$1]+[.I31]*2^[.I$1]+[.J31]*2^[.J$1]+[.K31]*2^[.K$1]+[.L31]*2^[.L$1]+[.M31]*2^[.M$1]+[.N31]*2^[.N$1]+[.O31]*2^[.O$1]+[.P31]*2^[.P$1]+[.Q31]*2^[.Q$1]+[.R31]*2^[.R$1]+[.S31]*2^[.S$1]+[.T31]*2^[.T$1]+[.U31]*2^[.U$1]+[.V31]*2^[.V$1]+[.W31]*2^[.W$1]+[.X31]*2^[.X$1]+[.Y31]*2^[.Y$1]" office:value-type="float" office:value="8785920" calcext:value-type="float">
            <text:p>8785920</text:p>
          </table:table-cell>
          <table:table-cell table:formula="of:=CONCATENATE(&quot;0b&quot;;[.A31];[.B31];[.C31];[.D31];[.E31];[.F31];[.G31];[.H31];[.I31];[.J31];[.K31];[.L31];[.M31];[.N31];[.O31];[.P31];[.Q31];[.R31];[.S31];[.T31];[.U31];[.V31];[.W31];[.X31];[.Y31])" office:value-type="string" office:string-value="0b0100001100001000000000000" calcext:value-type="string">
            <text:p>0b0100001100001000000000000</text:p>
          </table:table-cell>
          <table:table-cell/>
          <table:table-cell table:formula="of:=CONCATENATE([.AA31]; &quot; soit &quot;; [.Z31])" office:value-type="string" office:string-value="0b0100001100001000000000000 soit 8785920" calcext:value-type="string">
            <text:p>0b0100001100001000000000000 soit 8785920</text:p>
          </table:table-cell>
        </table:table-row>
        <table:table-row table:style-name="ro1">
          <table:table-cell table:formula="of:=XOR(XOR(XOR(XOR([.Y31];[.W31]);[.V31]);[.U31]);[.S31])" office:value-type="float" office:value="0" calcext:value-type="float">
            <text:p>0</text:p>
          </table:table-cell>
          <table:table-cell table:formula="of:=[.A31]" office:value-type="float" office:value="0" calcext:value-type="float">
            <text:p>0</text:p>
          </table:table-cell>
          <table:table-cell table:formula="of:=[.B31]" office:value-type="float" office:value="1" calcext:value-type="float">
            <text:p>1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" office:value-type="float" office:value="1" calcext:value-type="float">
            <text:p>1</text:p>
          </table:table-cell>
          <table:table-cell table:formula="of:=[.H31]" office:value-type="float" office:value="1" calcext:value-type="float">
            <text:p>1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1" calcext:value-type="float">
            <text:p>1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0" calcext:value-type="float">
            <text:p>0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0" calcext:value-type="float">
            <text:p>0</text:p>
          </table:table-cell>
          <table:table-cell table:formula="of:=[.R31]" office:value-type="float" office:value="0" calcext:value-type="float">
            <text:p>0</text:p>
          </table:table-cell>
          <table:table-cell table:formula="of:=[.S31]" office:value-type="float" office:value="0" calcext:value-type="float">
            <text:p>0</text:p>
          </table:table-cell>
          <table:table-cell table:formula="of:=[.T31]" office:value-type="float" office:value="0" calcext:value-type="float">
            <text:p>0</text:p>
          </table:table-cell>
          <table:table-cell table:formula="of:=[.U31]" office:value-type="float" office:value="0" calcext:value-type="float">
            <text:p>0</text:p>
          </table:table-cell>
          <table:table-cell table:formula="of:=[.V31]" office:value-type="float" office:value="0" calcext:value-type="float">
            <text:p>0</text:p>
          </table:table-cell>
          <table:table-cell table:formula="of:=[.W31]" office:value-type="float" office:value="0" calcext:value-type="float">
            <text:p>0</text:p>
          </table:table-cell>
          <table:table-cell table:formula="of:=[.X31]" office:value-type="float" office:value="0" calcext:value-type="float">
            <text:p>0</text:p>
          </table:table-cell>
          <table:table-cell table:style-name="ce7" table:formula="of:=[.A32]*2^[.A$1]+[.B32]*2^[.B$1]+[.C32]*2^[.C$1]+[.D32]*2^[.D$1]+[.E32]*2^[.E$1]+[.F32]*2^[.F$1]+[.G32]*2^[.G$1]+[.H32]*2^[.H$1]+[.I32]*2^[.I$1]+[.J32]*2^[.J$1]+[.K32]*2^[.K$1]+[.L32]*2^[.L$1]+[.M32]*2^[.M$1]+[.N32]*2^[.N$1]+[.O32]*2^[.O$1]+[.P32]*2^[.P$1]+[.Q32]*2^[.Q$1]+[.R32]*2^[.R$1]+[.S32]*2^[.S$1]+[.T32]*2^[.T$1]+[.U32]*2^[.U$1]+[.V32]*2^[.V$1]+[.W32]*2^[.W$1]+[.X32]*2^[.X$1]+[.Y32]*2^[.Y$1]" office:value-type="float" office:value="4392960" calcext:value-type="float">
            <text:p>4392960</text:p>
          </table:table-cell>
          <table:table-cell table:formula="of:=CONCATENATE(&quot;0b&quot;;[.A32];[.B32];[.C32];[.D32];[.E32];[.F32];[.G32];[.H32];[.I32];[.J32];[.K32];[.L32];[.M32];[.N32];[.O32];[.P32];[.Q32];[.R32];[.S32];[.T32];[.U32];[.V32];[.W32];[.X32];[.Y32])" office:value-type="string" office:string-value="0b0010000110000100000000000" calcext:value-type="string">
            <text:p>0b0010000110000100000000000</text:p>
          </table:table-cell>
          <table:table-cell/>
          <table:table-cell table:formula="of:=CONCATENATE([.AA32]; &quot; soit &quot;; [.Z32])" office:value-type="string" office:string-value="0b0010000110000100000000000 soit 4392960" calcext:value-type="string">
            <text:p>0b0010000110000100000000000 soit 4392960</text:p>
          </table:table-cell>
        </table:table-row>
        <table:table-row table:style-name="ro1">
          <table:table-cell table:formula="of:=XOR(XOR(XOR(XOR([.Y32];[.W32]);[.V32]);[.U32]);[.S32])" office:value-type="float" office:value="0" calcext:value-type="float">
            <text:p>0</text:p>
          </table:table-cell>
          <table:table-cell table:formula="of:=[.A32]" office:value-type="float" office:value="0" calcext:value-type="float">
            <text:p>0</text:p>
          </table:table-cell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1" calcext:value-type="float">
            <text:p>1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1" calcext:value-type="float">
            <text:p>1</text:p>
          </table:table-cell>
          <table:table-cell table:formula="of:=[.I32]" office:value-type="float" office:value="1" calcext:value-type="float">
            <text:p>1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1" calcext:value-type="float">
            <text:p>1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style-name="ce7" table:formula="of:=[.A33]*2^[.A$1]+[.B33]*2^[.B$1]+[.C33]*2^[.C$1]+[.D33]*2^[.D$1]+[.E33]*2^[.E$1]+[.F33]*2^[.F$1]+[.G33]*2^[.G$1]+[.H33]*2^[.H$1]+[.I33]*2^[.I$1]+[.J33]*2^[.J$1]+[.K33]*2^[.K$1]+[.L33]*2^[.L$1]+[.M33]*2^[.M$1]+[.N33]*2^[.N$1]+[.O33]*2^[.O$1]+[.P33]*2^[.P$1]+[.Q33]*2^[.Q$1]+[.R33]*2^[.R$1]+[.S33]*2^[.S$1]+[.T33]*2^[.T$1]+[.U33]*2^[.U$1]+[.V33]*2^[.V$1]+[.W33]*2^[.W$1]+[.X33]*2^[.X$1]+[.Y33]*2^[.Y$1]" office:value-type="float" office:value="2196480" calcext:value-type="float">
            <text:p>2196480</text:p>
          </table:table-cell>
          <table:table-cell table:formula="of:=CONCATENATE(&quot;0b&quot;;[.A33];[.B33];[.C33];[.D33];[.E33];[.F33];[.G33];[.H33];[.I33];[.J33];[.K33];[.L33];[.M33];[.N33];[.O33];[.P33];[.Q33];[.R33];[.S33];[.T33];[.U33];[.V33];[.W33];[.X33];[.Y33])" office:value-type="string" office:string-value="0b0001000011000010000000000" calcext:value-type="string">
            <text:p>0b0001000011000010000000000</text:p>
          </table:table-cell>
          <table:table-cell/>
          <table:table-cell table:formula="of:=CONCATENATE([.AA33]; &quot; soit &quot;; [.Z33])" office:value-type="string" office:string-value="0b0001000011000010000000000 soit 2196480" calcext:value-type="string">
            <text:p>0b0001000011000010000000000 soit 2196480</text:p>
          </table:table-cell>
        </table:table-row>
        <table:table-row table:style-name="ro1">
          <table:table-cell table:formula="of:=XOR(XOR(XOR(XOR([.Y33];[.W33]);[.V33]);[.U33]);[.S33])" office:value-type="float" office:value="0" calcext:value-type="float">
            <text:p>0</text:p>
          </table:table-cell>
          <table:table-cell table:formula="of:=[.A33]"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1" calcext:value-type="float">
            <text:p>1</text:p>
          </table:table-cell>
          <table:table-cell table:formula="of:=[.J33]" office:value-type="float" office:value="1" calcext:value-type="float">
            <text:p>1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style-name="ce7" table:formula="of:=[.A34]*2^[.A$1]+[.B34]*2^[.B$1]+[.C34]*2^[.C$1]+[.D34]*2^[.D$1]+[.E34]*2^[.E$1]+[.F34]*2^[.F$1]+[.G34]*2^[.G$1]+[.H34]*2^[.H$1]+[.I34]*2^[.I$1]+[.J34]*2^[.J$1]+[.K34]*2^[.K$1]+[.L34]*2^[.L$1]+[.M34]*2^[.M$1]+[.N34]*2^[.N$1]+[.O34]*2^[.O$1]+[.P34]*2^[.P$1]+[.Q34]*2^[.Q$1]+[.R34]*2^[.R$1]+[.S34]*2^[.S$1]+[.T34]*2^[.T$1]+[.U34]*2^[.U$1]+[.V34]*2^[.V$1]+[.W34]*2^[.W$1]+[.X34]*2^[.X$1]+[.Y34]*2^[.Y$1]" office:value-type="float" office:value="1098240" calcext:value-type="float">
            <text:p>1098240</text:p>
          </table:table-cell>
          <table:table-cell table:formula="of:=CONCATENATE(&quot;0b&quot;;[.A34];[.B34];[.C34];[.D34];[.E34];[.F34];[.G34];[.H34];[.I34];[.J34];[.K34];[.L34];[.M34];[.N34];[.O34];[.P34];[.Q34];[.R34];[.S34];[.T34];[.U34];[.V34];[.W34];[.X34];[.Y34])" office:value-type="string" office:string-value="0b0000100001100001000000000" calcext:value-type="string">
            <text:p>0b0000100001100001000000000</text:p>
          </table:table-cell>
          <table:table-cell/>
          <table:table-cell table:formula="of:=CONCATENATE([.AA34]; &quot; soit &quot;; [.Z34])" office:value-type="string" office:string-value="0b0000100001100001000000000 soit 1098240" calcext:value-type="string">
            <text:p>0b0000100001100001000000000 soit 1098240</text:p>
          </table:table-cell>
        </table:table-row>
        <table:table-row table:style-name="ro1">
          <table:table-cell table:formula="of:=XOR(XOR(XOR(XOR([.Y34];[.W34]);[.V34]);[.U34]);[.S34])" office:value-type="float" office:value="0" calcext:value-type="float">
            <text:p>0</text:p>
          </table:table-cell>
          <table:table-cell table:formula="of:=[.A34]" office:value-type="float" office:value="0" calcext:value-type="float">
            <text:p>0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1" calcext:value-type="float">
            <text:p>1</text:p>
          </table:table-cell>
          <table:table-cell table:formula="of:=[.K34]" office:value-type="float" office:value="1" calcext:value-type="float">
            <text:p>1</text:p>
          </table:table-cell>
          <table:table-cell table:formula="of:=[.L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0" calcext:value-type="float">
            <text:p>0</text:p>
          </table:table-cell>
          <table:table-cell table:formula="of:=[.P34]" office:value-type="float" office:value="1" calcext:value-type="float">
            <text:p>1</text:p>
          </table:table-cell>
          <table:table-cell table:formula="of:=[.Q34]" office:value-type="float" office:value="0" calcext:value-type="float">
            <text:p>0</text:p>
          </table:table-cell>
          <table:table-cell table:formula="of:=[.R34]" office:value-type="float" office:value="0" calcext:value-type="float">
            <text:p>0</text:p>
          </table:table-cell>
          <table:table-cell table:formula="of:=[.S34]" office:value-type="float" office:value="0" calcext:value-type="float">
            <text:p>0</text:p>
          </table:table-cell>
          <table:table-cell table:formula="of:=[.T34]" office:value-type="float" office:value="0" calcext:value-type="float">
            <text:p>0</text:p>
          </table:table-cell>
          <table:table-cell table:formula="of:=[.U34]" office:value-type="float" office:value="0" calcext:value-type="float">
            <text:p>0</text:p>
          </table:table-cell>
          <table:table-cell table:formula="of:=[.V34]" office:value-type="float" office:value="0" calcext:value-type="float">
            <text:p>0</text:p>
          </table:table-cell>
          <table:table-cell table:formula="of:=[.W34]" office:value-type="float" office:value="0" calcext:value-type="float">
            <text:p>0</text:p>
          </table:table-cell>
          <table:table-cell table:formula="of:=[.X34]" office:value-type="float" office:value="0" calcext:value-type="float">
            <text:p>0</text:p>
          </table:table-cell>
          <table:table-cell table:style-name="ce7" table:formula="of:=[.A35]*2^[.A$1]+[.B35]*2^[.B$1]+[.C35]*2^[.C$1]+[.D35]*2^[.D$1]+[.E35]*2^[.E$1]+[.F35]*2^[.F$1]+[.G35]*2^[.G$1]+[.H35]*2^[.H$1]+[.I35]*2^[.I$1]+[.J35]*2^[.J$1]+[.K35]*2^[.K$1]+[.L35]*2^[.L$1]+[.M35]*2^[.M$1]+[.N35]*2^[.N$1]+[.O35]*2^[.O$1]+[.P35]*2^[.P$1]+[.Q35]*2^[.Q$1]+[.R35]*2^[.R$1]+[.S35]*2^[.S$1]+[.T35]*2^[.T$1]+[.U35]*2^[.U$1]+[.V35]*2^[.V$1]+[.W35]*2^[.W$1]+[.X35]*2^[.X$1]+[.Y35]*2^[.Y$1]" office:value-type="float" office:value="549120" calcext:value-type="float">
            <text:p>549120</text:p>
          </table:table-cell>
          <table:table-cell table:formula="of:=CONCATENATE(&quot;0b&quot;;[.A35];[.B35];[.C35];[.D35];[.E35];[.F35];[.G35];[.H35];[.I35];[.J35];[.K35];[.L35];[.M35];[.N35];[.O35];[.P35];[.Q35];[.R35];[.S35];[.T35];[.U35];[.V35];[.W35];[.X35];[.Y35])" office:value-type="string" office:string-value="0b0000010000110000100000000" calcext:value-type="string">
            <text:p>0b0000010000110000100000000</text:p>
          </table:table-cell>
          <table:table-cell/>
          <table:table-cell table:formula="of:=CONCATENATE([.AA35]; &quot; soit &quot;; [.Z35])" office:value-type="string" office:string-value="0b0000010000110000100000000 soit 549120" calcext:value-type="string">
            <text:p>0b0000010000110000100000000 soit 549120</text:p>
          </table:table-cell>
        </table:table-row>
        <table:table-row table:style-name="ro1">
          <table:table-cell table:formula="of:=XOR(XOR(XOR(XOR([.Y35];[.W35]);[.V35]);[.U35]);[.S35])" office:value-type="float" office:value="0" calcext:value-type="float">
            <text:p>0</text:p>
          </table:table-cell>
          <table:table-cell table:formula="of:=[.A35]" office:value-type="float" office:value="0" calcext:value-type="float">
            <text:p>0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1" calcext:value-type="float">
            <text:p>1</text:p>
          </table:table-cell>
          <table:table-cell table:formula="of:=[.L35]" office:value-type="float" office:value="1" calcext:value-type="float">
            <text:p>1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" calcext:value-type="float">
            <text:p>0</text:p>
          </table:table-cell>
          <table:table-cell table:formula="of:=[.Q35]" office:value-type="float" office:value="1" calcext:value-type="float">
            <text:p>1</text:p>
          </table:table-cell>
          <table:table-cell table:formula="of:=[.R35]" office:value-type="float" office:value="0" calcext:value-type="float">
            <text:p>0</text:p>
          </table:table-cell>
          <table:table-cell table:formula="of:=[.S35]" office:value-type="float" office:value="0" calcext:value-type="float">
            <text:p>0</text:p>
          </table:table-cell>
          <table:table-cell table:formula="of:=[.T35]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style-name="ce7" table:formula="of:=[.A36]*2^[.A$1]+[.B36]*2^[.B$1]+[.C36]*2^[.C$1]+[.D36]*2^[.D$1]+[.E36]*2^[.E$1]+[.F36]*2^[.F$1]+[.G36]*2^[.G$1]+[.H36]*2^[.H$1]+[.I36]*2^[.I$1]+[.J36]*2^[.J$1]+[.K36]*2^[.K$1]+[.L36]*2^[.L$1]+[.M36]*2^[.M$1]+[.N36]*2^[.N$1]+[.O36]*2^[.O$1]+[.P36]*2^[.P$1]+[.Q36]*2^[.Q$1]+[.R36]*2^[.R$1]+[.S36]*2^[.S$1]+[.T36]*2^[.T$1]+[.U36]*2^[.U$1]+[.V36]*2^[.V$1]+[.W36]*2^[.W$1]+[.X36]*2^[.X$1]+[.Y36]*2^[.Y$1]" office:value-type="float" office:value="274560" calcext:value-type="float">
            <text:p>274560</text:p>
          </table:table-cell>
          <table:table-cell table:formula="of:=CONCATENATE(&quot;0b&quot;;[.A36];[.B36];[.C36];[.D36];[.E36];[.F36];[.G36];[.H36];[.I36];[.J36];[.K36];[.L36];[.M36];[.N36];[.O36];[.P36];[.Q36];[.R36];[.S36];[.T36];[.U36];[.V36];[.W36];[.X36];[.Y36])" office:value-type="string" office:string-value="0b0000001000011000010000000" calcext:value-type="string">
            <text:p>0b0000001000011000010000000</text:p>
          </table:table-cell>
          <table:table-cell/>
          <table:table-cell table:formula="of:=CONCATENATE([.AA36]; &quot; soit &quot;; [.Z36])" office:value-type="string" office:string-value="0b0000001000011000010000000 soit 274560" calcext:value-type="string">
            <text:p>0b0000001000011000010000000 soit 274560</text:p>
          </table:table-cell>
        </table:table-row>
        <table:table-row table:style-name="ro1">
          <table:table-cell table:formula="of:=XOR(XOR(XOR(XOR([.Y36];[.W36]);[.V36]);[.U36]);[.S36])" office:value-type="float" office:value="0" calcext:value-type="float">
            <text:p>0</text:p>
          </table:table-cell>
          <table:table-cell table:formula="of:=[.A36]" office:value-type="float" office:value="0" calcext:value-type="float">
            <text:p>0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1" calcext:value-type="float">
            <text:p>1</text:p>
          </table:table-cell>
          <table:table-cell table:formula="of:=[.M36]" office:value-type="float" office:value="1" calcext:value-type="float">
            <text:p>1</text:p>
          </table:table-cell>
          <table:table-cell table:formula="of:=[.N36]" office:value-type="float" office:value="0" calcext:value-type="float">
            <text:p>0</text:p>
          </table:table-cell>
          <table:table-cell table:formula="of:=[.O36]" office:value-type="float" office:value="0" calcext:value-type="float">
            <text:p>0</text:p>
          </table:table-cell>
          <table:table-cell table:formula="of:=[.P36]" office:value-type="float" office:value="0" calcext:value-type="float">
            <text:p>0</text:p>
          </table:table-cell>
          <table:table-cell table:formula="of:=[.Q36]" office:value-type="float" office:value="0" calcext:value-type="float">
            <text:p>0</text:p>
          </table:table-cell>
          <table:table-cell table:formula="of:=[.R36]" office:value-type="float" office:value="1" calcext:value-type="float">
            <text:p>1</text:p>
          </table:table-cell>
          <table:table-cell table:formula="of:=[.S36]" office:value-type="float" office:value="0" calcext:value-type="float">
            <text:p>0</text:p>
          </table:table-cell>
          <table:table-cell table:formula="of:=[.T36]" office:value-type="float" office:value="0" calcext:value-type="float">
            <text:p>0</text:p>
          </table:table-cell>
          <table:table-cell table:formula="of:=[.U36]" office:value-type="float" office:value="0" calcext:value-type="float">
            <text:p>0</text:p>
          </table:table-cell>
          <table:table-cell table:formula="of:=[.V36]" office:value-type="float" office:value="0" calcext:value-type="float">
            <text:p>0</text:p>
          </table:table-cell>
          <table:table-cell table:formula="of:=[.W36]" office:value-type="float" office:value="0" calcext:value-type="float">
            <text:p>0</text:p>
          </table:table-cell>
          <table:table-cell table:formula="of:=[.X36]" office:value-type="float" office:value="0" calcext:value-type="float">
            <text:p>0</text:p>
          </table:table-cell>
          <table:table-cell table:style-name="ce7" table:formula="of:=[.A37]*2^[.A$1]+[.B37]*2^[.B$1]+[.C37]*2^[.C$1]+[.D37]*2^[.D$1]+[.E37]*2^[.E$1]+[.F37]*2^[.F$1]+[.G37]*2^[.G$1]+[.H37]*2^[.H$1]+[.I37]*2^[.I$1]+[.J37]*2^[.J$1]+[.K37]*2^[.K$1]+[.L37]*2^[.L$1]+[.M37]*2^[.M$1]+[.N37]*2^[.N$1]+[.O37]*2^[.O$1]+[.P37]*2^[.P$1]+[.Q37]*2^[.Q$1]+[.R37]*2^[.R$1]+[.S37]*2^[.S$1]+[.T37]*2^[.T$1]+[.U37]*2^[.U$1]+[.V37]*2^[.V$1]+[.W37]*2^[.W$1]+[.X37]*2^[.X$1]+[.Y37]*2^[.Y$1]" office:value-type="float" office:value="137280" calcext:value-type="float">
            <text:p>137280</text:p>
          </table:table-cell>
          <table:table-cell table:formula="of:=CONCATENATE(&quot;0b&quot;;[.A37];[.B37];[.C37];[.D37];[.E37];[.F37];[.G37];[.H37];[.I37];[.J37];[.K37];[.L37];[.M37];[.N37];[.O37];[.P37];[.Q37];[.R37];[.S37];[.T37];[.U37];[.V37];[.W37];[.X37];[.Y37])" office:value-type="string" office:string-value="0b0000000100001100001000000" calcext:value-type="string">
            <text:p>0b0000000100001100001000000</text:p>
          </table:table-cell>
          <table:table-cell/>
          <table:table-cell table:formula="of:=CONCATENATE([.AA37]; &quot; soit &quot;; [.Z37])" office:value-type="string" office:string-value="0b0000000100001100001000000 soit 137280" calcext:value-type="string">
            <text:p>0b0000000100001100001000000 soit 137280</text:p>
          </table:table-cell>
        </table:table-row>
        <table:table-row table:style-name="ro1">
          <table:table-cell table:formula="of:=XOR(XOR(XOR(XOR([.Y37];[.W37]);[.V37]);[.U37]);[.S37])" office:value-type="float" office:value="1" calcext:value-type="float">
            <text:p>1</text:p>
          </table:table-cell>
          <table:table-cell table:formula="of:=[.A37]" office:value-type="float" office:value="0" calcext:value-type="float">
            <text:p>0</text:p>
          </table:table-cell>
          <table:table-cell table:formula="of:=[.B37]" office:value-type="float" office:value="0" calcext:value-type="float">
            <text:p>0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0" calcext:value-type="float">
            <text:p>0</text:p>
          </table:table-cell>
          <table:table-cell table:formula="of:=[.H37]" office:value-type="float" office:value="1" calcext:value-type="float">
            <text:p>1</text:p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0" calcext:value-type="float">
            <text:p>0</text:p>
          </table:table-cell>
          <table:table-cell table:formula="of:=[.M37]" office:value-type="float" office:value="1" calcext:value-type="float">
            <text:p>1</text:p>
          </table:table-cell>
          <table:table-cell table:formula="of:=[.N37]" office:value-type="float" office:value="1" calcext:value-type="float">
            <text:p>1</text:p>
          </table:table-cell>
          <table:table-cell table:formula="of:=[.O37]" office:value-type="float" office:value="0" calcext:value-type="float">
            <text:p>0</text:p>
          </table:table-cell>
          <table:table-cell table:formula="of:=[.P37]" office:value-type="float" office:value="0" calcext:value-type="float">
            <text:p>0</text:p>
          </table:table-cell>
          <table:table-cell table:formula="of:=[.Q37]" office:value-type="float" office:value="0" calcext:value-type="float">
            <text:p>0</text:p>
          </table:table-cell>
          <table:table-cell table:formula="of:=[.R37]" office:value-type="float" office:value="0" calcext:value-type="float">
            <text:p>0</text:p>
          </table:table-cell>
          <table:table-cell table:formula="of:=[.S37]" office:value-type="float" office:value="1" calcext:value-type="float">
            <text:p>1</text:p>
          </table:table-cell>
          <table:table-cell table:formula="of:=[.T37]" office:value-type="float" office:value="0" calcext:value-type="float">
            <text:p>0</text:p>
          </table:table-cell>
          <table:table-cell table:formula="of:=[.U37]" office:value-type="float" office:value="0" calcext:value-type="float">
            <text:p>0</text:p>
          </table:table-cell>
          <table:table-cell table:formula="of:=[.V37]" office:value-type="float" office:value="0" calcext:value-type="float">
            <text:p>0</text:p>
          </table:table-cell>
          <table:table-cell table:formula="of:=[.W37]" office:value-type="float" office:value="0" calcext:value-type="float">
            <text:p>0</text:p>
          </table:table-cell>
          <table:table-cell table:formula="of:=[.X37]" office:value-type="float" office:value="0" calcext:value-type="float">
            <text:p>0</text:p>
          </table:table-cell>
          <table:table-cell table:style-name="ce7" table:formula="of:=[.A38]*2^[.A$1]+[.B38]*2^[.B$1]+[.C38]*2^[.C$1]+[.D38]*2^[.D$1]+[.E38]*2^[.E$1]+[.F38]*2^[.F$1]+[.G38]*2^[.G$1]+[.H38]*2^[.H$1]+[.I38]*2^[.I$1]+[.J38]*2^[.J$1]+[.K38]*2^[.K$1]+[.L38]*2^[.L$1]+[.M38]*2^[.M$1]+[.N38]*2^[.N$1]+[.O38]*2^[.O$1]+[.P38]*2^[.P$1]+[.Q38]*2^[.Q$1]+[.R38]*2^[.R$1]+[.S38]*2^[.S$1]+[.T38]*2^[.T$1]+[.U38]*2^[.U$1]+[.V38]*2^[.V$1]+[.W38]*2^[.W$1]+[.X38]*2^[.X$1]+[.Y38]*2^[.Y$1]" office:value-type="float" office:value="16845856" calcext:value-type="float">
            <text:p>16845856</text:p>
          </table:table-cell>
          <table:table-cell table:formula="of:=CONCATENATE(&quot;0b&quot;;[.A38];[.B38];[.C38];[.D38];[.E38];[.F38];[.G38];[.H38];[.I38];[.J38];[.K38];[.L38];[.M38];[.N38];[.O38];[.P38];[.Q38];[.R38];[.S38];[.T38];[.U38];[.V38];[.W38];[.X38];[.Y38])" office:value-type="string" office:string-value="0b1000000010000110000100000" calcext:value-type="string">
            <text:p>0b1000000010000110000100000</text:p>
          </table:table-cell>
          <table:table-cell/>
          <table:table-cell table:formula="of:=CONCATENATE([.AA38]; &quot; soit &quot;; [.Z38])" office:value-type="string" office:string-value="0b1000000010000110000100000 soit 16845856" calcext:value-type="string">
            <text:p>0b1000000010000110000100000 soit 16845856</text:p>
          </table:table-cell>
        </table:table-row>
        <table:table-row table:style-name="ro1">
          <table:table-cell table:formula="of:=XOR(XOR(XOR(XOR([.Y38];[.W38]);[.V38]);[.U38]);[.S38])" office:value-type="float" office:value="0" calcext:value-type="float">
            <text:p>0</text:p>
          </table:table-cell>
          <table:table-cell table:formula="of:=[.A38]" office:value-type="float" office:value="1" calcext:value-type="float">
            <text:p>1</text:p>
          </table:table-cell>
          <table:table-cell table:formula="of:=[.B38]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I38]" office:value-type="float" office:value="1" calcext:value-type="float">
            <text:p>1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1" calcext:value-type="float">
            <text:p>1</text:p>
          </table:table-cell>
          <table:table-cell table:formula="of:=[.O38]" office:value-type="float" office:value="1" calcext:value-type="float">
            <text:p>1</text:p>
          </table:table-cell>
          <table:table-cell table:formula="of:=[.P38]" office:value-type="float" office:value="0" calcext:value-type="float">
            <text:p>0</text:p>
          </table:table-cell>
          <table:table-cell table:formula="of:=[.Q38]" office:value-type="float" office:value="0" calcext:value-type="float">
            <text:p>0</text:p>
          </table:table-cell>
          <table:table-cell table:formula="of:=[.R38]" office:value-type="float" office:value="0" calcext:value-type="float">
            <text:p>0</text:p>
          </table:table-cell>
          <table:table-cell table:formula="of:=[.S38]" office:value-type="float" office:value="0" calcext:value-type="float">
            <text:p>0</text:p>
          </table:table-cell>
          <table:table-cell table:formula="of:=[.T38]" office:value-type="float" office:value="1" calcext:value-type="float">
            <text:p>1</text:p>
          </table:table-cell>
          <table:table-cell table:formula="of:=[.U38]" office:value-type="float" office:value="0" calcext:value-type="float">
            <text:p>0</text:p>
          </table:table-cell>
          <table:table-cell table:formula="of:=[.V38]" office:value-type="float" office:value="0" calcext:value-type="float">
            <text:p>0</text:p>
          </table:table-cell>
          <table:table-cell table:formula="of:=[.W38]" office:value-type="float" office:value="0" calcext:value-type="float">
            <text:p>0</text:p>
          </table:table-cell>
          <table:table-cell table:formula="of:=[.X38]" office:value-type="float" office:value="0" calcext:value-type="float">
            <text:p>0</text:p>
          </table:table-cell>
          <table:table-cell table:style-name="ce7" table:formula="of:=[.A39]*2^[.A$1]+[.B39]*2^[.B$1]+[.C39]*2^[.C$1]+[.D39]*2^[.D$1]+[.E39]*2^[.E$1]+[.F39]*2^[.F$1]+[.G39]*2^[.G$1]+[.H39]*2^[.H$1]+[.I39]*2^[.I$1]+[.J39]*2^[.J$1]+[.K39]*2^[.K$1]+[.L39]*2^[.L$1]+[.M39]*2^[.M$1]+[.N39]*2^[.N$1]+[.O39]*2^[.O$1]+[.P39]*2^[.P$1]+[.Q39]*2^[.Q$1]+[.R39]*2^[.R$1]+[.S39]*2^[.S$1]+[.T39]*2^[.T$1]+[.U39]*2^[.U$1]+[.V39]*2^[.V$1]+[.W39]*2^[.W$1]+[.X39]*2^[.X$1]+[.Y39]*2^[.Y$1]" office:value-type="float" office:value="8422928" calcext:value-type="float">
            <text:p>8422928</text:p>
          </table:table-cell>
          <table:table-cell table:formula="of:=CONCATENATE(&quot;0b&quot;;[.A39];[.B39];[.C39];[.D39];[.E39];[.F39];[.G39];[.H39];[.I39];[.J39];[.K39];[.L39];[.M39];[.N39];[.O39];[.P39];[.Q39];[.R39];[.S39];[.T39];[.U39];[.V39];[.W39];[.X39];[.Y39])" office:value-type="string" office:string-value="0b0100000001000011000010000" calcext:value-type="string">
            <text:p>0b0100000001000011000010000</text:p>
          </table:table-cell>
          <table:table-cell/>
          <table:table-cell table:formula="of:=CONCATENATE([.AA39]; &quot; soit &quot;; [.Z39])" office:value-type="string" office:string-value="0b0100000001000011000010000 soit 8422928" calcext:value-type="string">
            <text:p>0b0100000001000011000010000 soit 8422928</text:p>
          </table:table-cell>
        </table:table-row>
        <table:table-row table:style-name="ro1">
          <table:table-cell table:formula="of:=XOR(XOR(XOR(XOR([.Y39];[.W39]);[.V39]);[.U39]);[.S39])" office:value-type="float" office:value="1" calcext:value-type="float">
            <text:p>1</text:p>
          </table:table-cell>
          <table:table-cell table:formula="of:=[.A39]" office:value-type="float" office:value="0" calcext:value-type="float">
            <text:p>0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0" calcext:value-type="float">
            <text:p>0</text:p>
          </table:table-cell>
          <table:table-cell table:formula="of:=[.O39]" office:value-type="float" office:value="1" calcext:value-type="float">
            <text:p>1</text:p>
          </table:table-cell>
          <table:table-cell table:formula="of:=[.P39]" office:value-type="float" office:value="1" calcext:value-type="float">
            <text:p>1</text:p>
          </table:table-cell>
          <table:table-cell table:formula="of:=[.Q39]" office:value-type="float" office:value="0" calcext:value-type="float">
            <text:p>0</text:p>
          </table:table-cell>
          <table:table-cell table:formula="of:=[.R39]" office:value-type="float" office:value="0" calcext:value-type="float">
            <text:p>0</text:p>
          </table:table-cell>
          <table:table-cell table:formula="of:=[.S39]" office:value-type="float" office:value="0" calcext:value-type="float">
            <text:p>0</text:p>
          </table:table-cell>
          <table:table-cell table:formula="of:=[.T39]" office:value-type="float" office:value="0" calcext:value-type="float">
            <text:p>0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0" calcext:value-type="float">
            <text:p>0</text:p>
          </table:table-cell>
          <table:table-cell table:formula="of:=[.W39]" office:value-type="float" office:value="0" calcext:value-type="float">
            <text:p>0</text:p>
          </table:table-cell>
          <table:table-cell table:formula="of:=[.X39]" office:value-type="float" office:value="0" calcext:value-type="float">
            <text:p>0</text:p>
          </table:table-cell>
          <table:table-cell table:style-name="ce7" table:formula="of:=[.A40]*2^[.A$1]+[.B40]*2^[.B$1]+[.C40]*2^[.C$1]+[.D40]*2^[.D$1]+[.E40]*2^[.E$1]+[.F40]*2^[.F$1]+[.G40]*2^[.G$1]+[.H40]*2^[.H$1]+[.I40]*2^[.I$1]+[.J40]*2^[.J$1]+[.K40]*2^[.K$1]+[.L40]*2^[.L$1]+[.M40]*2^[.M$1]+[.N40]*2^[.N$1]+[.O40]*2^[.O$1]+[.P40]*2^[.P$1]+[.Q40]*2^[.Q$1]+[.R40]*2^[.R$1]+[.S40]*2^[.S$1]+[.T40]*2^[.T$1]+[.U40]*2^[.U$1]+[.V40]*2^[.V$1]+[.W40]*2^[.W$1]+[.X40]*2^[.X$1]+[.Y40]*2^[.Y$1]" office:value-type="float" office:value="20988680" calcext:value-type="float">
            <text:p>20988680</text:p>
          </table:table-cell>
          <table:table-cell table:formula="of:=CONCATENATE(&quot;0b&quot;;[.A40];[.B40];[.C40];[.D40];[.E40];[.F40];[.G40];[.H40];[.I40];[.J40];[.K40];[.L40];[.M40];[.N40];[.O40];[.P40];[.Q40];[.R40];[.S40];[.T40];[.U40];[.V40];[.W40];[.X40];[.Y40])" office:value-type="string" office:string-value="0b1010000000100001100001000" calcext:value-type="string">
            <text:p>0b1010000000100001100001000</text:p>
          </table:table-cell>
          <table:table-cell/>
          <table:table-cell table:formula="of:=CONCATENATE([.AA40]; &quot; soit &quot;; [.Z40])" office:value-type="string" office:string-value="0b1010000000100001100001000 soit 20988680" calcext:value-type="string">
            <text:p>0b1010000000100001100001000 soit 20988680</text:p>
          </table:table-cell>
        </table:table-row>
        <table:table-row table:style-name="ro1">
          <table:table-cell table:formula="of:=XOR(XOR(XOR(XOR([.Y40];[.W40]);[.V40]);[.U40]);[.S40])" office:value-type="float" office:value="1" calcext:value-type="float">
            <text:p>1</text:p>
          </table:table-cell>
          <table:table-cell table:formula="of:=[.A40]" office:value-type="float" office:value="1" calcext:value-type="float">
            <text:p>1</text:p>
          </table:table-cell>
          <table:table-cell table:formula="of:=[.B40]" office:value-type="float" office:value="0" calcext:value-type="float">
            <text:p>0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  <table:table-cell table:formula="of:=[.H40]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0" calcext:value-type="float">
            <text:p>0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float" office:value="1" calcext:value-type="float">
            <text:p>1</text:p>
          </table:table-cell>
          <table:table-cell table:formula="of:=[.Q40]" office:value-type="float" office:value="1" calcext:value-type="float">
            <text:p>1</text:p>
          </table:table-cell>
          <table:table-cell table:formula="of:=[.R40]" office:value-type="float" office:value="0" calcext:value-type="float">
            <text:p>0</text:p>
          </table:table-cell>
          <table:table-cell table:formula="of:=[.S40]" office:value-type="float" office:value="0" calcext:value-type="float">
            <text:p>0</text:p>
          </table:table-cell>
          <table:table-cell table:formula="of:=[.T40]" office:value-type="float" office:value="0" calcext:value-type="float">
            <text:p>0</text:p>
          </table:table-cell>
          <table:table-cell table:formula="of:=[.U40]" office:value-type="float" office:value="0" calcext:value-type="float">
            <text:p>0</text:p>
          </table:table-cell>
          <table:table-cell table:formula="of:=[.V40]" office:value-type="float" office:value="1" calcext:value-type="float">
            <text:p>1</text:p>
          </table:table-cell>
          <table:table-cell table:formula="of:=[.W40]" office:value-type="float" office:value="0" calcext:value-type="float">
            <text:p>0</text:p>
          </table:table-cell>
          <table:table-cell table:formula="of:=[.X40]" office:value-type="float" office:value="0" calcext:value-type="float">
            <text:p>0</text:p>
          </table:table-cell>
          <table:table-cell table:style-name="ce7" table:formula="of:=[.A41]*2^[.A$1]+[.B41]*2^[.B$1]+[.C41]*2^[.C$1]+[.D41]*2^[.D$1]+[.E41]*2^[.E$1]+[.F41]*2^[.F$1]+[.G41]*2^[.G$1]+[.H41]*2^[.H$1]+[.I41]*2^[.I$1]+[.J41]*2^[.J$1]+[.K41]*2^[.K$1]+[.L41]*2^[.L$1]+[.M41]*2^[.M$1]+[.N41]*2^[.N$1]+[.O41]*2^[.O$1]+[.P41]*2^[.P$1]+[.Q41]*2^[.Q$1]+[.R41]*2^[.R$1]+[.S41]*2^[.S$1]+[.T41]*2^[.T$1]+[.U41]*2^[.U$1]+[.V41]*2^[.V$1]+[.W41]*2^[.W$1]+[.X41]*2^[.X$1]+[.Y41]*2^[.Y$1]" office:value-type="float" office:value="27271556" calcext:value-type="float">
            <text:p>27271556</text:p>
          </table:table-cell>
          <table:table-cell table:formula="of:=CONCATENATE(&quot;0b&quot;;[.A41];[.B41];[.C41];[.D41];[.E41];[.F41];[.G41];[.H41];[.I41];[.J41];[.K41];[.L41];[.M41];[.N41];[.O41];[.P41];[.Q41];[.R41];[.S41];[.T41];[.U41];[.V41];[.W41];[.X41];[.Y41])" office:value-type="string" office:string-value="0b1101000000010000110000100" calcext:value-type="string">
            <text:p>0b1101000000010000110000100</text:p>
          </table:table-cell>
          <table:table-cell/>
          <table:table-cell table:formula="of:=CONCATENATE([.AA41]; &quot; soit &quot;; [.Z41])" office:value-type="string" office:string-value="0b1101000000010000110000100 soit 27271556" calcext:value-type="string">
            <text:p>0b1101000000010000110000100 soit 27271556</text:p>
          </table:table-cell>
        </table:table-row>
        <table:table-row table:style-name="ro1">
          <table:table-cell table:formula="of:=XOR(XOR(XOR(XOR([.Y41];[.W41]);[.V41]);[.U41]);[.S41])" office:value-type="float" office:value="1" calcext:value-type="float">
            <text:p>1</text:p>
          </table:table-cell>
          <table:table-cell table:formula="of:=[.A41]" office:value-type="float" office:value="1" calcext:value-type="float">
            <text:p>1</text:p>
          </table:table-cell>
          <table:table-cell table:formula="of:=[.B41]" office:value-type="float" office:value="1" calcext:value-type="float">
            <text:p>1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1" calcext:value-type="float">
            <text:p>1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0" calcext:value-type="float">
            <text:p>0</text:p>
          </table:table-cell>
          <table:table-cell table:formula="of:=[.N41]" office:value-type="float" office:value="0" calcext:value-type="float">
            <text:p>0</text:p>
          </table:table-cell>
          <table:table-cell table:formula="of:=[.O41]" office:value-type="float" office:value="0" calcext:value-type="float">
            <text:p>0</text:p>
          </table:table-cell>
          <table:table-cell table:formula="of:=[.P41]" office:value-type="float" office:value="0" calcext:value-type="float">
            <text:p>0</text:p>
          </table:table-cell>
          <table:table-cell table:formula="of:=[.Q41]" office:value-type="float" office:value="1" calcext:value-type="float">
            <text:p>1</text:p>
          </table:table-cell>
          <table:table-cell table:formula="of:=[.R41]" office:value-type="float" office:value="1" calcext:value-type="float">
            <text:p>1</text:p>
          </table:table-cell>
          <table:table-cell table:formula="of:=[.S41]" office:value-type="float" office:value="0" calcext:value-type="float">
            <text:p>0</text:p>
          </table:table-cell>
          <table:table-cell table:formula="of:=[.T41]" office:value-type="float" office:value="0" calcext:value-type="float">
            <text:p>0</text:p>
          </table:table-cell>
          <table:table-cell table:formula="of:=[.U41]" office:value-type="float" office:value="0" calcext:value-type="float">
            <text:p>0</text:p>
          </table:table-cell>
          <table:table-cell table:formula="of:=[.V41]" office:value-type="float" office:value="0" calcext:value-type="float">
            <text:p>0</text:p>
          </table:table-cell>
          <table:table-cell table:formula="of:=[.W41]" office:value-type="float" office:value="1" calcext:value-type="float">
            <text:p>1</text:p>
          </table:table-cell>
          <table:table-cell table:formula="of:=[.X41]" office:value-type="float" office:value="0" calcext:value-type="float">
            <text:p>0</text:p>
          </table:table-cell>
          <table:table-cell table:style-name="ce7" table:formula="of:=[.A42]*2^[.A$1]+[.B42]*2^[.B$1]+[.C42]*2^[.C$1]+[.D42]*2^[.D$1]+[.E42]*2^[.E$1]+[.F42]*2^[.F$1]+[.G42]*2^[.G$1]+[.H42]*2^[.H$1]+[.I42]*2^[.I$1]+[.J42]*2^[.J$1]+[.K42]*2^[.K$1]+[.L42]*2^[.L$1]+[.M42]*2^[.M$1]+[.N42]*2^[.N$1]+[.O42]*2^[.O$1]+[.P42]*2^[.P$1]+[.Q42]*2^[.Q$1]+[.R42]*2^[.R$1]+[.S42]*2^[.S$1]+[.T42]*2^[.T$1]+[.U42]*2^[.U$1]+[.V42]*2^[.V$1]+[.W42]*2^[.W$1]+[.X42]*2^[.X$1]+[.Y42]*2^[.Y$1]" office:value-type="float" office:value="30412994" calcext:value-type="float">
            <text:p>30412994</text:p>
          </table:table-cell>
          <table:table-cell table:formula="of:=CONCATENATE(&quot;0b&quot;;[.A42];[.B42];[.C42];[.D42];[.E42];[.F42];[.G42];[.H42];[.I42];[.J42];[.K42];[.L42];[.M42];[.N42];[.O42];[.P42];[.Q42];[.R42];[.S42];[.T42];[.U42];[.V42];[.W42];[.X42];[.Y42])" office:value-type="string" office:string-value="0b1110100000001000011000010" calcext:value-type="string">
            <text:p>0b1110100000001000011000010</text:p>
          </table:table-cell>
          <table:table-cell/>
          <table:table-cell table:formula="of:=CONCATENATE([.AA42]; &quot; soit &quot;; [.Z42])" office:value-type="string" office:string-value="0b1110100000001000011000010 soit 30412994" calcext:value-type="string">
            <text:p>0b1110100000001000011000010 soit 30412994</text:p>
          </table:table-cell>
        </table:table-row>
        <table:table-row table:style-name="ro1">
          <table:table-cell table:formula="of:=XOR(XOR(XOR(XOR([.Y42];[.W42]);[.V42]);[.U42]);[.S42])" office:value-type="float" office:value="1" calcext:value-type="float">
            <text:p>1</text:p>
          </table:table-cell>
          <table:table-cell table:formula="of:=[.A42]" office:value-type="float" office:value="1" calcext:value-type="float">
            <text:p>1</text:p>
          </table:table-cell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1" calcext:value-type="float">
            <text:p>1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0" calcext:value-type="float">
            <text:p>0</text:p>
          </table:table-cell>
          <table:table-cell table:formula="of:=[.H42]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M42]" office:value-type="float" office:value="1" calcext:value-type="float">
            <text:p>1</text:p>
          </table:table-cell>
          <table:table-cell table:formula="of:=[.N42]" office:value-type="float" office:value="0" calcext:value-type="float">
            <text:p>0</text:p>
          </table:table-cell>
          <table:table-cell table:formula="of:=[.O42]" office:value-type="float" office:value="0" calcext:value-type="float">
            <text:p>0</text:p>
          </table:table-cell>
          <table:table-cell table:formula="of:=[.P42]" office:value-type="float" office:value="0" calcext:value-type="float">
            <text:p>0</text:p>
          </table:table-cell>
          <table:table-cell table:formula="of:=[.Q42]" office:value-type="float" office:value="0" calcext:value-type="float">
            <text:p>0</text:p>
          </table:table-cell>
          <table:table-cell table:formula="of:=[.R42]" office:value-type="float" office:value="1" calcext:value-type="float">
            <text:p>1</text:p>
          </table:table-cell>
          <table:table-cell table:formula="of:=[.S42]" office:value-type="float" office:value="1" calcext:value-type="float">
            <text:p>1</text:p>
          </table:table-cell>
          <table:table-cell table:formula="of:=[.T42]" office:value-type="float" office:value="0" calcext:value-type="float">
            <text:p>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0" calcext:value-type="float">
            <text:p>0</text:p>
          </table:table-cell>
          <table:table-cell table:formula="of:=[.W42]" office:value-type="float" office:value="0" calcext:value-type="float">
            <text:p>0</text:p>
          </table:table-cell>
          <table:table-cell table:formula="of:=[.X42]" office:value-type="float" office:value="1" calcext:value-type="float">
            <text:p>1</text:p>
          </table:table-cell>
          <table:table-cell table:style-name="ce7" table:formula="of:=[.A43]*2^[.A$1]+[.B43]*2^[.B$1]+[.C43]*2^[.C$1]+[.D43]*2^[.D$1]+[.E43]*2^[.E$1]+[.F43]*2^[.F$1]+[.G43]*2^[.G$1]+[.H43]*2^[.H$1]+[.I43]*2^[.I$1]+[.J43]*2^[.J$1]+[.K43]*2^[.K$1]+[.L43]*2^[.L$1]+[.M43]*2^[.M$1]+[.N43]*2^[.N$1]+[.O43]*2^[.O$1]+[.P43]*2^[.P$1]+[.Q43]*2^[.Q$1]+[.R43]*2^[.R$1]+[.S43]*2^[.S$1]+[.T43]*2^[.T$1]+[.U43]*2^[.U$1]+[.V43]*2^[.V$1]+[.W43]*2^[.W$1]+[.X43]*2^[.X$1]+[.Y43]*2^[.Y$1]" office:value-type="float" office:value="31983713" calcext:value-type="float">
            <text:p>31983713</text:p>
          </table:table-cell>
          <table:table-cell table:formula="of:=CONCATENATE(&quot;0b&quot;;[.A43];[.B43];[.C43];[.D43];[.E43];[.F43];[.G43];[.H43];[.I43];[.J43];[.K43];[.L43];[.M43];[.N43];[.O43];[.P43];[.Q43];[.R43];[.S43];[.T43];[.U43];[.V43];[.W43];[.X43];[.Y43])" office:value-type="string" office:string-value="0b1111010000000100001100001" calcext:value-type="string">
            <text:p>0b1111010000000100001100001</text:p>
          </table:table-cell>
          <table:table-cell/>
          <table:table-cell table:formula="of:=CONCATENATE([.AA43]; &quot; soit &quot;; [.Z43])" office:value-type="string" office:string-value="0b1111010000000100001100001 soit 31983713" calcext:value-type="string">
            <text:p>0b1111010000000100001100001 soit 31983713</text:p>
          </table:table-cell>
        </table:table-row>
        <table:table-row table:style-name="ro1">
          <table:table-cell table:formula="of:=XOR(XOR(XOR(XOR([.Y43];[.W43]);[.V43]);[.U43]);[.S43])" office:value-type="float" office:value="0" calcext:value-type="float">
            <text:p>0</text:p>
          </table:table-cell>
          <table:table-cell table:formula="of:=[.A43]" office:value-type="float" office:value="1" calcext:value-type="float">
            <text:p>1</text:p>
          </table:table-cell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1" calcext:value-type="float">
            <text:p>1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1" calcext:value-type="float">
            <text:p>1</text:p>
          </table:table-cell>
          <table:table-cell table:formula="of:=[.G43]" office:value-type="float" office:value="0" calcext:value-type="float">
            <text:p>0</text:p>
          </table:table-cell>
          <table:table-cell table:formula="of:=[.H43]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L43]" office:value-type="float" office:value="0" calcext:value-type="float">
            <text:p>0</text:p>
          </table:table-cell>
          <table:table-cell table:formula="of:=[.M43]" office:value-type="float" office:value="0" calcext:value-type="float">
            <text:p>0</text:p>
          </table:table-cell>
          <table:table-cell table:formula="of:=[.N43]" office:value-type="float" office:value="1" calcext:value-type="float">
            <text:p>1</text:p>
          </table:table-cell>
          <table:table-cell table:formula="of:=[.O43]" office:value-type="float" office:value="0" calcext:value-type="float">
            <text:p>0</text:p>
          </table:table-cell>
          <table:table-cell table:formula="of:=[.P43]" office:value-type="float" office:value="0" calcext:value-type="float">
            <text:p>0</text:p>
          </table:table-cell>
          <table:table-cell table:formula="of:=[.Q43]" office:value-type="float" office:value="0" calcext:value-type="float">
            <text:p>0</text:p>
          </table:table-cell>
          <table:table-cell table:formula="of:=[.R43]" office:value-type="float" office:value="0" calcext:value-type="float">
            <text:p>0</text:p>
          </table:table-cell>
          <table:table-cell table:formula="of:=[.S43]" office:value-type="float" office:value="1" calcext:value-type="float">
            <text:p>1</text:p>
          </table:table-cell>
          <table:table-cell table:formula="of:=[.T43]" office:value-type="float" office:value="1" calcext:value-type="float">
            <text:p>1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0" calcext:value-type="float">
            <text:p>0</text:p>
          </table:table-cell>
          <table:table-cell table:formula="of:=[.W43]" office:value-type="float" office:value="0" calcext:value-type="float">
            <text:p>0</text:p>
          </table:table-cell>
          <table:table-cell table:formula="of:=[.X43]" office:value-type="float" office:value="0" calcext:value-type="float">
            <text:p>0</text:p>
          </table:table-cell>
          <table:table-cell table:style-name="ce7" table:formula="of:=[.A44]*2^[.A$1]+[.B44]*2^[.B$1]+[.C44]*2^[.C$1]+[.D44]*2^[.D$1]+[.E44]*2^[.E$1]+[.F44]*2^[.F$1]+[.G44]*2^[.G$1]+[.H44]*2^[.H$1]+[.I44]*2^[.I$1]+[.J44]*2^[.J$1]+[.K44]*2^[.K$1]+[.L44]*2^[.L$1]+[.M44]*2^[.M$1]+[.N44]*2^[.N$1]+[.O44]*2^[.O$1]+[.P44]*2^[.P$1]+[.Q44]*2^[.Q$1]+[.R44]*2^[.R$1]+[.S44]*2^[.S$1]+[.T44]*2^[.T$1]+[.U44]*2^[.U$1]+[.V44]*2^[.V$1]+[.W44]*2^[.W$1]+[.X44]*2^[.X$1]+[.Y44]*2^[.Y$1]" office:value-type="float" office:value="15991856" calcext:value-type="float">
            <text:p>15991856</text:p>
          </table:table-cell>
          <table:table-cell table:formula="of:=CONCATENATE(&quot;0b&quot;;[.A44];[.B44];[.C44];[.D44];[.E44];[.F44];[.G44];[.H44];[.I44];[.J44];[.K44];[.L44];[.M44];[.N44];[.O44];[.P44];[.Q44];[.R44];[.S44];[.T44];[.U44];[.V44];[.W44];[.X44];[.Y44])" office:value-type="string" office:string-value="0b0111101000000010000110000" calcext:value-type="string">
            <text:p>0b0111101000000010000110000</text:p>
          </table:table-cell>
          <table:table-cell/>
          <table:table-cell table:formula="of:=CONCATENATE([.AA44]; &quot; soit &quot;; [.Z44])" office:value-type="string" office:string-value="0b0111101000000010000110000 soit 15991856" calcext:value-type="string">
            <text:p>0b0111101000000010000110000 soit 15991856</text:p>
          </table:table-cell>
        </table:table-row>
        <table:table-row table:style-name="ro1">
          <table:table-cell table:formula="of:=XOR(XOR(XOR(XOR([.Y44];[.W44]);[.V44]);[.U44]);[.S44])" office:value-type="float" office:value="1" calcext:value-type="float">
            <text:p>1</text:p>
          </table:table-cell>
          <table:table-cell table:formula="of:=[.A44]" office:value-type="float" office:value="0" calcext:value-type="float">
            <text:p>0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1" calcext:value-type="float">
            <text:p>1</text:p>
          </table:table-cell>
          <table:table-cell table:formula="of:=[.E44]" office:value-type="float" office:value="1" calcext:value-type="float">
            <text:p>1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1" calcext:value-type="float">
            <text:p>1</text:p>
          </table:table-cell>
          <table:table-cell table:formula="of:=[.H44]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L44]" office:value-type="float" office:value="0" calcext:value-type="float">
            <text:p>0</text:p>
          </table:table-cell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0" calcext:value-type="float">
            <text:p>0</text:p>
          </table:table-cell>
          <table:table-cell table:formula="of:=[.O44]" office:value-type="float" office:value="1" calcext:value-type="float">
            <text:p>1</text:p>
          </table:table-cell>
          <table:table-cell table:formula="of:=[.P44]" office:value-type="float" office:value="0" calcext:value-type="float">
            <text:p>0</text:p>
          </table:table-cell>
          <table:table-cell table:formula="of:=[.Q44]" office:value-type="float" office:value="0" calcext:value-type="float">
            <text:p>0</text:p>
          </table:table-cell>
          <table:table-cell table:formula="of:=[.R44]" office:value-type="float" office:value="0" calcext:value-type="float">
            <text:p>0</text:p>
          </table:table-cell>
          <table:table-cell table:formula="of:=[.S44]" office:value-type="float" office:value="0" calcext:value-type="float">
            <text:p>0</text:p>
          </table:table-cell>
          <table:table-cell table:formula="of:=[.T44]" office:value-type="float" office:value="1" calcext:value-type="float">
            <text:p>1</text:p>
          </table:table-cell>
          <table:table-cell table:formula="of:=[.U44]" office:value-type="float" office:value="1" calcext:value-type="float">
            <text:p>1</text:p>
          </table:table-cell>
          <table:table-cell table:formula="of:=[.V44]" office:value-type="float" office:value="0" calcext:value-type="float">
            <text:p>0</text:p>
          </table:table-cell>
          <table:table-cell table:formula="of:=[.W44]" office:value-type="float" office:value="0" calcext:value-type="float">
            <text:p>0</text:p>
          </table:table-cell>
          <table:table-cell table:formula="of:=[.X44]" office:value-type="float" office:value="0" calcext:value-type="float">
            <text:p>0</text:p>
          </table:table-cell>
          <table:table-cell table:style-name="ce7" table:formula="of:=[.A45]*2^[.A$1]+[.B45]*2^[.B$1]+[.C45]*2^[.C$1]+[.D45]*2^[.D$1]+[.E45]*2^[.E$1]+[.F45]*2^[.F$1]+[.G45]*2^[.G$1]+[.H45]*2^[.H$1]+[.I45]*2^[.I$1]+[.J45]*2^[.J$1]+[.K45]*2^[.K$1]+[.L45]*2^[.L$1]+[.M45]*2^[.M$1]+[.N45]*2^[.N$1]+[.O45]*2^[.O$1]+[.P45]*2^[.P$1]+[.Q45]*2^[.Q$1]+[.R45]*2^[.R$1]+[.S45]*2^[.S$1]+[.T45]*2^[.T$1]+[.U45]*2^[.U$1]+[.V45]*2^[.V$1]+[.W45]*2^[.W$1]+[.X45]*2^[.X$1]+[.Y45]*2^[.Y$1]" office:value-type="float" office:value="24773144" calcext:value-type="float">
            <text:p>24773144</text:p>
          </table:table-cell>
          <table:table-cell table:formula="of:=CONCATENATE(&quot;0b&quot;;[.A45];[.B45];[.C45];[.D45];[.E45];[.F45];[.G45];[.H45];[.I45];[.J45];[.K45];[.L45];[.M45];[.N45];[.O45];[.P45];[.Q45];[.R45];[.S45];[.T45];[.U45];[.V45];[.W45];[.X45];[.Y45])" office:value-type="string" office:string-value="0b1011110100000001000011000" calcext:value-type="string">
            <text:p>0b1011110100000001000011000</text:p>
          </table:table-cell>
          <table:table-cell/>
          <table:table-cell table:formula="of:=CONCATENATE([.AA45]; &quot; soit &quot;; [.Z45])" office:value-type="string" office:string-value="0b1011110100000001000011000 soit 24773144" calcext:value-type="string">
            <text:p>0b1011110100000001000011000 soit 24773144</text:p>
          </table:table-cell>
        </table:table-row>
        <table:table-row table:style-name="ro1">
          <table:table-cell table:formula="of:=XOR(XOR(XOR(XOR([.Y45];[.W45]);[.V45]);[.U45]);[.S45])" office:value-type="float" office:value="0" calcext:value-type="float">
            <text:p>0</text:p>
          </table:table-cell>
          <table:table-cell table:formula="of:=[.A45]" office:value-type="float" office:value="1" calcext:value-type="float">
            <text:p>1</text:p>
          </table:table-cell>
          <table:table-cell table:formula="of:=[.B45]" office:value-type="float" office:value="0" calcext:value-type="float">
            <text:p>0</text:p>
          </table:table-cell>
          <table:table-cell table:formula="of:=[.C45]" office:value-type="float" office:value="1" calcext:value-type="float">
            <text:p>1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1" calcext:value-type="float">
            <text:p>1</text:p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formula="of:=[.M45]" office:value-type="float" office:value="0" calcext:value-type="float">
            <text:p>0</text:p>
          </table:table-cell>
          <table:table-cell table:formula="of:=[.N45]" office:value-type="float" office:value="0" calcext:value-type="float">
            <text:p>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1" calcext:value-type="float">
            <text:p>1</text:p>
          </table:table-cell>
          <table:table-cell table:formula="of:=[.Q45]" office:value-type="float" office:value="0" calcext:value-type="float">
            <text:p>0</text:p>
          </table:table-cell>
          <table:table-cell table:formula="of:=[.R45]" office:value-type="float" office:value="0" calcext:value-type="float">
            <text:p>0</text:p>
          </table:table-cell>
          <table:table-cell table:formula="of:=[.S45]" office:value-type="float" office:value="0" calcext:value-type="float">
            <text:p>0</text:p>
          </table:table-cell>
          <table:table-cell table:formula="of:=[.T45]" office:value-type="float" office:value="0" calcext:value-type="float">
            <text:p>0</text:p>
          </table:table-cell>
          <table:table-cell table:formula="of:=[.U45]" office:value-type="float" office:value="1" calcext:value-type="float">
            <text:p>1</text:p>
          </table:table-cell>
          <table:table-cell table:formula="of:=[.V45]" office:value-type="float" office:value="1" calcext:value-type="float">
            <text:p>1</text:p>
          </table:table-cell>
          <table:table-cell table:formula="of:=[.W45]" office:value-type="float" office:value="0" calcext:value-type="float">
            <text:p>0</text:p>
          </table:table-cell>
          <table:table-cell table:formula="of:=[.X45]" office:value-type="float" office:value="0" calcext:value-type="float">
            <text:p>0</text:p>
          </table:table-cell>
          <table:table-cell table:style-name="ce7" table:formula="of:=[.A46]*2^[.A$1]+[.B46]*2^[.B$1]+[.C46]*2^[.C$1]+[.D46]*2^[.D$1]+[.E46]*2^[.E$1]+[.F46]*2^[.F$1]+[.G46]*2^[.G$1]+[.H46]*2^[.H$1]+[.I46]*2^[.I$1]+[.J46]*2^[.J$1]+[.K46]*2^[.K$1]+[.L46]*2^[.L$1]+[.M46]*2^[.M$1]+[.N46]*2^[.N$1]+[.O46]*2^[.O$1]+[.P46]*2^[.P$1]+[.Q46]*2^[.Q$1]+[.R46]*2^[.R$1]+[.S46]*2^[.S$1]+[.T46]*2^[.T$1]+[.U46]*2^[.U$1]+[.V46]*2^[.V$1]+[.W46]*2^[.W$1]+[.X46]*2^[.X$1]+[.Y46]*2^[.Y$1]" office:value-type="float" office:value="12386572" calcext:value-type="float">
            <text:p>12386572</text:p>
          </table:table-cell>
          <table:table-cell table:formula="of:=CONCATENATE(&quot;0b&quot;;[.A46];[.B46];[.C46];[.D46];[.E46];[.F46];[.G46];[.H46];[.I46];[.J46];[.K46];[.L46];[.M46];[.N46];[.O46];[.P46];[.Q46];[.R46];[.S46];[.T46];[.U46];[.V46];[.W46];[.X46];[.Y46])" office:value-type="string" office:string-value="0b0101111010000000100001100" calcext:value-type="string">
            <text:p>0b0101111010000000100001100</text:p>
          </table:table-cell>
          <table:table-cell/>
          <table:table-cell table:formula="of:=CONCATENATE([.AA46]; &quot; soit &quot;; [.Z46])" office:value-type="string" office:string-value="0b0101111010000000100001100 soit 12386572" calcext:value-type="string">
            <text:p>0b0101111010000000100001100 soit 12386572</text:p>
          </table:table-cell>
        </table:table-row>
        <table:table-row table:style-name="ro1">
          <table:table-cell table:formula="of:=XOR(XOR(XOR(XOR([.Y46];[.W46]);[.V46]);[.U46]);[.S46])" office:value-type="float" office:value="0" calcext:value-type="float">
            <text:p>0</text:p>
          </table:table-cell>
          <table:table-cell table:formula="of:=[.A46]" office:value-type="float" office:value="0" calcext:value-type="float">
            <text:p>0</text:p>
          </table:table-cell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formula="of:=[.H46]" office:value-type="float" office:value="0" calcext:value-type="float">
            <text:p>0</text:p>
          </table:table-cell>
          <table:table-cell table:formula="of:=[.I46]" office:value-type="float" office:value="1" calcext:value-type="float">
            <text:p>1</text:p>
          </table:table-cell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0" calcext:value-type="float">
            <text:p>0</text:p>
          </table:table-cell>
          <table:table-cell table:formula="of:=[.O46]" office:value-type="float" office:value="0" calcext:value-type="float">
            <text:p>0</text:p>
          </table:table-cell>
          <table:table-cell table:formula="of:=[.P46]" office:value-type="float" office:value="0" calcext:value-type="float">
            <text:p>0</text:p>
          </table:table-cell>
          <table:table-cell table:formula="of:=[.Q46]" office:value-type="float" office:value="1" calcext:value-type="float">
            <text:p>1</text:p>
          </table:table-cell>
          <table:table-cell table:formula="of:=[.R46]" office:value-type="float" office:value="0" calcext:value-type="float">
            <text:p>0</text:p>
          </table:table-cell>
          <table:table-cell table:formula="of:=[.S46]" office:value-type="float" office:value="0" calcext:value-type="float">
            <text:p>0</text:p>
          </table:table-cell>
          <table:table-cell table:formula="of:=[.T46]" office:value-type="float" office:value="0" calcext:value-type="float">
            <text:p>0</text:p>
          </table:table-cell>
          <table:table-cell table:formula="of:=[.U46]" office:value-type="float" office:value="0" calcext:value-type="float">
            <text:p>0</text:p>
          </table:table-cell>
          <table:table-cell table:formula="of:=[.V46]" office:value-type="float" office:value="1" calcext:value-type="float">
            <text:p>1</text:p>
          </table:table-cell>
          <table:table-cell table:formula="of:=[.W46]" office:value-type="float" office:value="1" calcext:value-type="float">
            <text:p>1</text:p>
          </table:table-cell>
          <table:table-cell table:formula="of:=[.X46]" office:value-type="float" office:value="0" calcext:value-type="float">
            <text:p>0</text:p>
          </table:table-cell>
          <table:table-cell table:style-name="ce7" table:formula="of:=[.A47]*2^[.A$1]+[.B47]*2^[.B$1]+[.C47]*2^[.C$1]+[.D47]*2^[.D$1]+[.E47]*2^[.E$1]+[.F47]*2^[.F$1]+[.G47]*2^[.G$1]+[.H47]*2^[.H$1]+[.I47]*2^[.I$1]+[.J47]*2^[.J$1]+[.K47]*2^[.K$1]+[.L47]*2^[.L$1]+[.M47]*2^[.M$1]+[.N47]*2^[.N$1]+[.O47]*2^[.O$1]+[.P47]*2^[.P$1]+[.Q47]*2^[.Q$1]+[.R47]*2^[.R$1]+[.S47]*2^[.S$1]+[.T47]*2^[.T$1]+[.U47]*2^[.U$1]+[.V47]*2^[.V$1]+[.W47]*2^[.W$1]+[.X47]*2^[.X$1]+[.Y47]*2^[.Y$1]" office:value-type="float" office:value="6193286" calcext:value-type="float">
            <text:p>6193286</text:p>
          </table:table-cell>
          <table:table-cell table:formula="of:=CONCATENATE(&quot;0b&quot;;[.A47];[.B47];[.C47];[.D47];[.E47];[.F47];[.G47];[.H47];[.I47];[.J47];[.K47];[.L47];[.M47];[.N47];[.O47];[.P47];[.Q47];[.R47];[.S47];[.T47];[.U47];[.V47];[.W47];[.X47];[.Y47])" office:value-type="string" office:string-value="0b0010111101000000010000110" calcext:value-type="string">
            <text:p>0b0010111101000000010000110</text:p>
          </table:table-cell>
          <table:table-cell/>
          <table:table-cell table:formula="of:=CONCATENATE([.AA47]; &quot; soit &quot;; [.Z47])" office:value-type="string" office:string-value="0b0010111101000000010000110 soit 6193286" calcext:value-type="string">
            <text:p>0b0010111101000000010000110 soit 6193286</text:p>
          </table:table-cell>
        </table:table-row>
        <table:table-row table:style-name="ro1">
          <table:table-cell table:formula="of:=XOR(XOR(XOR(XOR([.Y47];[.W47]);[.V47]);[.U47]);[.S47])" office:value-type="float" office:value="1" calcext:value-type="float">
            <text:p>1</text:p>
          </table:table-cell>
          <table:table-cell table:formula="of:=[.A47]"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  <table:table-cell table:formula="of:=[.C47]" office:value-type="float" office:value="1" calcext:value-type="float">
            <text:p>1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" office:value-type="float" office:value="1" calcext:value-type="float">
            <text:p>1</text:p>
          </table:table-cell>
          <table:table-cell table:formula="of:=[.H47]" office:value-type="float" office:value="1" calcext:value-type="float">
            <text:p>1</text:p>
          </table:table-cell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1" calcext:value-type="float">
            <text:p>1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  <table:table-cell table:formula="of:=[.N47]" office:value-type="float" office:value="0" calcext:value-type="float">
            <text:p>0</text:p>
          </table:table-cell>
          <table:table-cell table:formula="of:=[.O47]" office:value-type="float" office:value="0" calcext:value-type="float">
            <text:p>0</text:p>
          </table:table-cell>
          <table:table-cell table:formula="of:=[.P47]" office:value-type="float" office:value="0" calcext:value-type="float">
            <text:p>0</text:p>
          </table:table-cell>
          <table:table-cell table:formula="of:=[.Q47]" office:value-type="float" office:value="0" calcext:value-type="float">
            <text:p>0</text:p>
          </table:table-cell>
          <table:table-cell table:formula="of:=[.R47]" office:value-type="float" office:value="1" calcext:value-type="float">
            <text:p>1</text:p>
          </table:table-cell>
          <table:table-cell table:formula="of:=[.S47]" office:value-type="float" office:value="0" calcext:value-type="float">
            <text:p>0</text:p>
          </table:table-cell>
          <table:table-cell table:formula="of:=[.T47]" office:value-type="float" office:value="0" calcext:value-type="float">
            <text:p>0</text:p>
          </table:table-cell>
          <table:table-cell table:formula="of:=[.U47]" office:value-type="float" office:value="0" calcext:value-type="float">
            <text:p>0</text:p>
          </table:table-cell>
          <table:table-cell table:formula="of:=[.V47]" office:value-type="float" office:value="0" calcext:value-type="float">
            <text:p>0</text:p>
          </table:table-cell>
          <table:table-cell table:formula="of:=[.W47]" office:value-type="float" office:value="1" calcext:value-type="float">
            <text:p>1</text:p>
          </table:table-cell>
          <table:table-cell table:formula="of:=[.X47]" office:value-type="float" office:value="1" calcext:value-type="float">
            <text:p>1</text:p>
          </table:table-cell>
          <table:table-cell table:style-name="ce7" table:formula="of:=[.A48]*2^[.A$1]+[.B48]*2^[.B$1]+[.C48]*2^[.C$1]+[.D48]*2^[.D$1]+[.E48]*2^[.E$1]+[.F48]*2^[.F$1]+[.G48]*2^[.G$1]+[.H48]*2^[.H$1]+[.I48]*2^[.I$1]+[.J48]*2^[.J$1]+[.K48]*2^[.K$1]+[.L48]*2^[.L$1]+[.M48]*2^[.M$1]+[.N48]*2^[.N$1]+[.O48]*2^[.O$1]+[.P48]*2^[.P$1]+[.Q48]*2^[.Q$1]+[.R48]*2^[.R$1]+[.S48]*2^[.S$1]+[.T48]*2^[.T$1]+[.U48]*2^[.U$1]+[.V48]*2^[.V$1]+[.W48]*2^[.W$1]+[.X48]*2^[.X$1]+[.Y48]*2^[.Y$1]" office:value-type="float" office:value="19873859" calcext:value-type="float">
            <text:p>19873859</text:p>
          </table:table-cell>
          <table:table-cell table:formula="of:=CONCATENATE(&quot;0b&quot;;[.A48];[.B48];[.C48];[.D48];[.E48];[.F48];[.G48];[.H48];[.I48];[.J48];[.K48];[.L48];[.M48];[.N48];[.O48];[.P48];[.Q48];[.R48];[.S48];[.T48];[.U48];[.V48];[.W48];[.X48];[.Y48])" office:value-type="string" office:string-value="0b1001011110100000001000011" calcext:value-type="string">
            <text:p>0b1001011110100000001000011</text:p>
          </table:table-cell>
          <table:table-cell/>
          <table:table-cell table:formula="of:=CONCATENATE([.AA48]; &quot; soit &quot;; [.Z48])" office:value-type="string" office:string-value="0b1001011110100000001000011 soit 19873859" calcext:value-type="string">
            <text:p>0b1001011110100000001000011 soit 19873859</text:p>
          </table:table-cell>
        </table:table-row>
        <table:table-row table:style-name="ro1">
          <table:table-cell table:formula="of:=XOR(XOR(XOR(XOR([.Y48];[.W48]);[.V48]);[.U48]);[.S48])" office:value-type="float" office:value="0" calcext:value-type="float">
            <text:p>0</text:p>
          </table:table-cell>
          <table:table-cell table:formula="of:=[.A48]" office:value-type="float" office:value="1" calcext:value-type="float">
            <text:p>1</text:p>
          </table:table-cell>
          <table:table-cell table:formula="of:=[.B48]" office:value-type="float" office:value="0" calcext:value-type="float">
            <text:p>0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1" calcext:value-type="float">
            <text:p>1</text:p>
          </table:table-cell>
          <table:table-cell table:formula="of:=[.G48]" office:value-type="float" office:value="1" calcext:value-type="float">
            <text:p>1</text:p>
          </table:table-cell>
          <table:table-cell table:formula="of:=[.H48]" office:value-type="float" office:value="1" calcext:value-type="float">
            <text:p>1</text:p>
          </table:table-cell>
          <table:table-cell table:formula="of:=[.I48]" office:value-type="float" office:value="1" calcext:value-type="float">
            <text:p>1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1" calcext:value-type="float">
            <text:p>1</text:p>
          </table:table-cell>
          <table:table-cell table:formula="of:=[.L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0" calcext:value-type="float">
            <text:p>0</text:p>
          </table:table-cell>
          <table:table-cell table:formula="of:=[.O48]" office:value-type="float" office:value="0" calcext:value-type="float">
            <text:p>0</text:p>
          </table:table-cell>
          <table:table-cell table:formula="of:=[.P48]" office:value-type="float" office:value="0" calcext:value-type="float">
            <text:p>0</text:p>
          </table:table-cell>
          <table:table-cell table:formula="of:=[.Q48]" office:value-type="float" office:value="0" calcext:value-type="float">
            <text:p>0</text:p>
          </table:table-cell>
          <table:table-cell table:formula="of:=[.R48]" office:value-type="float" office:value="0" calcext:value-type="float">
            <text:p>0</text:p>
          </table:table-cell>
          <table:table-cell table:formula="of:=[.S48]" office:value-type="float" office:value="1" calcext:value-type="float">
            <text:p>1</text:p>
          </table:table-cell>
          <table:table-cell table:formula="of:=[.T48]" office:value-type="float" office:value="0" calcext:value-type="float">
            <text:p>0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0" calcext:value-type="float">
            <text:p>0</text:p>
          </table:table-cell>
          <table:table-cell table:formula="of:=[.W48]" office:value-type="float" office:value="0" calcext:value-type="float">
            <text:p>0</text:p>
          </table:table-cell>
          <table:table-cell table:formula="of:=[.X48]" office:value-type="float" office:value="1" calcext:value-type="float">
            <text:p>1</text:p>
          </table:table-cell>
          <table:table-cell table:style-name="ce7" table:formula="of:=[.A49]*2^[.A$1]+[.B49]*2^[.B$1]+[.C49]*2^[.C$1]+[.D49]*2^[.D$1]+[.E49]*2^[.E$1]+[.F49]*2^[.F$1]+[.G49]*2^[.G$1]+[.H49]*2^[.H$1]+[.I49]*2^[.I$1]+[.J49]*2^[.J$1]+[.K49]*2^[.K$1]+[.L49]*2^[.L$1]+[.M49]*2^[.M$1]+[.N49]*2^[.N$1]+[.O49]*2^[.O$1]+[.P49]*2^[.P$1]+[.Q49]*2^[.Q$1]+[.R49]*2^[.R$1]+[.S49]*2^[.S$1]+[.T49]*2^[.T$1]+[.U49]*2^[.U$1]+[.V49]*2^[.V$1]+[.W49]*2^[.W$1]+[.X49]*2^[.X$1]+[.Y49]*2^[.Y$1]" office:value-type="float" office:value="9936929" calcext:value-type="float">
            <text:p>9936929</text:p>
          </table:table-cell>
          <table:table-cell table:formula="of:=CONCATENATE(&quot;0b&quot;;[.A49];[.B49];[.C49];[.D49];[.E49];[.F49];[.G49];[.H49];[.I49];[.J49];[.K49];[.L49];[.M49];[.N49];[.O49];[.P49];[.Q49];[.R49];[.S49];[.T49];[.U49];[.V49];[.W49];[.X49];[.Y49])" office:value-type="string" office:string-value="0b0100101111010000000100001" calcext:value-type="string">
            <text:p>0b0100101111010000000100001</text:p>
          </table:table-cell>
          <table:table-cell/>
          <table:table-cell table:formula="of:=CONCATENATE([.AA49]; &quot; soit &quot;; [.Z49])" office:value-type="string" office:string-value="0b0100101111010000000100001 soit 9936929" calcext:value-type="string">
            <text:p>0b0100101111010000000100001 soit 9936929</text:p>
          </table:table-cell>
        </table:table-row>
        <table:table-row table:style-name="ro1">
          <table:table-cell table:formula="of:=XOR(XOR(XOR(XOR([.Y49];[.W49]);[.V49]);[.U49]);[.S49])" office:value-type="float" office:value="1" calcext:value-type="float">
            <text:p>1</text:p>
          </table:table-cell>
          <table:table-cell table:formula="of:=[.A49]" office:value-type="float" office:value="0" calcext:value-type="float">
            <text:p>0</text:p>
          </table:table-cell>
          <table:table-cell table:formula="of:=[.B49]" office:value-type="float" office:value="1" calcext:value-type="float">
            <text:p>1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1" calcext:value-type="float">
            <text:p>1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1" calcext:value-type="float">
            <text:p>1</text:p>
          </table:table-cell>
          <table:table-cell table:formula="of:=[.H49]" office:value-type="float" office:value="1" calcext:value-type="float">
            <text:p>1</text:p>
          </table:table-cell>
          <table:table-cell table:formula="of:=[.I49]" office:value-type="float" office:value="1" calcext:value-type="float">
            <text:p>1</text:p>
          </table:table-cell>
          <table:table-cell table:formula="of:=[.J49]" office:value-type="float" office:value="1" calcext:value-type="float">
            <text:p>1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1" calcext:value-type="float">
            <text:p>1</text:p>
          </table:table-cell>
          <table:table-cell table:formula="of:=[.M49]" office:value-type="float" office:value="0" calcext:value-type="float">
            <text:p>0</text:p>
          </table:table-cell>
          <table:table-cell table:formula="of:=[.N49]" office:value-type="float" office:value="0" calcext:value-type="float">
            <text:p>0</text:p>
          </table:table-cell>
          <table:table-cell table:formula="of:=[.O49]" office:value-type="float" office:value="0" calcext:value-type="float">
            <text:p>0</text:p>
          </table:table-cell>
          <table:table-cell table:formula="of:=[.P49]" office:value-type="float" office:value="0" calcext:value-type="float">
            <text:p>0</text:p>
          </table:table-cell>
          <table:table-cell table:formula="of:=[.Q49]" office:value-type="float" office:value="0" calcext:value-type="float">
            <text:p>0</text:p>
          </table:table-cell>
          <table:table-cell table:formula="of:=[.R49]" office:value-type="float" office:value="0" calcext:value-type="float">
            <text:p>0</text:p>
          </table:table-cell>
          <table:table-cell table:formula="of:=[.S49]" office:value-type="float" office:value="0" calcext:value-type="float">
            <text:p>0</text:p>
          </table:table-cell>
          <table:table-cell table:formula="of:=[.T49]" office:value-type="float" office:value="1" calcext:value-type="float">
            <text:p>1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0" calcext:value-type="float">
            <text:p>0</text:p>
          </table:table-cell>
          <table:table-cell table:formula="of:=[.W49]" office:value-type="float" office:value="0" calcext:value-type="float">
            <text:p>0</text:p>
          </table:table-cell>
          <table:table-cell table:formula="of:=[.X49]" office:value-type="float" office:value="0" calcext:value-type="float">
            <text:p>0</text:p>
          </table:table-cell>
          <table:table-cell table:style-name="ce7" table:formula="of:=[.A50]*2^[.A$1]+[.B50]*2^[.B$1]+[.C50]*2^[.C$1]+[.D50]*2^[.D$1]+[.E50]*2^[.E$1]+[.F50]*2^[.F$1]+[.G50]*2^[.G$1]+[.H50]*2^[.H$1]+[.I50]*2^[.I$1]+[.J50]*2^[.J$1]+[.K50]*2^[.K$1]+[.L50]*2^[.L$1]+[.M50]*2^[.M$1]+[.N50]*2^[.N$1]+[.O50]*2^[.O$1]+[.P50]*2^[.P$1]+[.Q50]*2^[.Q$1]+[.R50]*2^[.R$1]+[.S50]*2^[.S$1]+[.T50]*2^[.T$1]+[.U50]*2^[.U$1]+[.V50]*2^[.V$1]+[.W50]*2^[.W$1]+[.X50]*2^[.X$1]+[.Y50]*2^[.Y$1]" office:value-type="float" office:value="21745680" calcext:value-type="float">
            <text:p>21745680</text:p>
          </table:table-cell>
          <table:table-cell table:formula="of:=CONCATENATE(&quot;0b&quot;;[.A50];[.B50];[.C50];[.D50];[.E50];[.F50];[.G50];[.H50];[.I50];[.J50];[.K50];[.L50];[.M50];[.N50];[.O50];[.P50];[.Q50];[.R50];[.S50];[.T50];[.U50];[.V50];[.W50];[.X50];[.Y50])" office:value-type="string" office:string-value="0b1010010111101000000010000" calcext:value-type="string">
            <text:p>0b1010010111101000000010000</text:p>
          </table:table-cell>
          <table:table-cell/>
          <table:table-cell table:formula="of:=CONCATENATE([.AA50]; &quot; soit &quot;; [.Z50])" office:value-type="string" office:string-value="0b1010010111101000000010000 soit 21745680" calcext:value-type="string">
            <text:p>0b1010010111101000000010000 soit 21745680</text:p>
          </table:table-cell>
        </table:table-row>
        <table:table-row table:style-name="ro1">
          <table:table-cell table:formula="of:=XOR(XOR(XOR(XOR([.Y50];[.W50]);[.V50]);[.U50]);[.S50])" office:value-type="float" office:value="1" calcext:value-type="float">
            <text:p>1</text:p>
          </table:table-cell>
          <table:table-cell table:formula="of:=[.A50]" office:value-type="float" office:value="1" calcext:value-type="float">
            <text:p>1</text:p>
          </table:table-cell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" office:value-type="float" office:value="0" calcext:value-type="float">
            <text:p>0</text:p>
          </table:table-cell>
          <table:table-cell table:formula="of:=[.H50]" office:value-type="float" office:value="1" calcext:value-type="float">
            <text:p>1</text:p>
          </table:table-cell>
          <table:table-cell table:formula="of:=[.I50]" office:value-type="float" office:value="1" calcext:value-type="float">
            <text:p>1</text:p>
          </table:table-cell>
          <table:table-cell table:formula="of:=[.J50]" office:value-type="float" office:value="1" calcext:value-type="float">
            <text:p>1</text:p>
          </table:table-cell>
          <table:table-cell table:formula="of:=[.K50]" office:value-type="float" office:value="1" calcext:value-type="float">
            <text:p>1</text:p>
          </table:table-cell>
          <table:table-cell table:formula="of:=[.L50]" office:value-type="float" office:value="0" calcext:value-type="float">
            <text:p>0</text:p>
          </table:table-cell>
          <table:table-cell table:formula="of:=[.M50]" office:value-type="float" office:value="1" calcext:value-type="float">
            <text:p>1</text:p>
          </table:table-cell>
          <table:table-cell table:formula="of:=[.N50]" office:value-type="float" office:value="0" calcext:value-type="float">
            <text:p>0</text:p>
          </table:table-cell>
          <table:table-cell table:formula="of:=[.O50]" office:value-type="float" office:value="0" calcext:value-type="float">
            <text:p>0</text:p>
          </table:table-cell>
          <table:table-cell table:formula="of:=[.P50]" office:value-type="float" office:value="0" calcext:value-type="float">
            <text:p>0</text:p>
          </table:table-cell>
          <table:table-cell table:formula="of:=[.Q50]" office:value-type="float" office:value="0" calcext:value-type="float">
            <text:p>0</text:p>
          </table:table-cell>
          <table:table-cell table:formula="of:=[.R50]" office:value-type="float" office:value="0" calcext:value-type="float">
            <text:p>0</text:p>
          </table:table-cell>
          <table:table-cell table:formula="of:=[.S50]" office:value-type="float" office:value="0" calcext:value-type="float">
            <text:p>0</text:p>
          </table:table-cell>
          <table:table-cell table:formula="of:=[.T50]" office:value-type="float" office:value="0" calcext:value-type="float">
            <text:p>0</text:p>
          </table:table-cell>
          <table:table-cell table:formula="of:=[.U50]" office:value-type="float" office:value="1" calcext:value-type="float">
            <text:p>1</text:p>
          </table:table-cell>
          <table:table-cell table:formula="of:=[.V50]" office:value-type="float" office:value="0" calcext:value-type="float">
            <text:p>0</text:p>
          </table:table-cell>
          <table:table-cell table:formula="of:=[.W50]" office:value-type="float" office:value="0" calcext:value-type="float">
            <text:p>0</text:p>
          </table:table-cell>
          <table:table-cell table:formula="of:=[.X50]" office:value-type="float" office:value="0" calcext:value-type="float">
            <text:p>0</text:p>
          </table:table-cell>
          <table:table-cell table:style-name="ce7" table:formula="of:=[.A51]*2^[.A$1]+[.B51]*2^[.B$1]+[.C51]*2^[.C$1]+[.D51]*2^[.D$1]+[.E51]*2^[.E$1]+[.F51]*2^[.F$1]+[.G51]*2^[.G$1]+[.H51]*2^[.H$1]+[.I51]*2^[.I$1]+[.J51]*2^[.J$1]+[.K51]*2^[.K$1]+[.L51]*2^[.L$1]+[.M51]*2^[.M$1]+[.N51]*2^[.N$1]+[.O51]*2^[.O$1]+[.P51]*2^[.P$1]+[.Q51]*2^[.Q$1]+[.R51]*2^[.R$1]+[.S51]*2^[.S$1]+[.T51]*2^[.T$1]+[.U51]*2^[.U$1]+[.V51]*2^[.V$1]+[.W51]*2^[.W$1]+[.X51]*2^[.X$1]+[.Y51]*2^[.Y$1]" office:value-type="float" office:value="27650056" calcext:value-type="float">
            <text:p>27650056</text:p>
          </table:table-cell>
          <table:table-cell table:formula="of:=CONCATENATE(&quot;0b&quot;;[.A51];[.B51];[.C51];[.D51];[.E51];[.F51];[.G51];[.H51];[.I51];[.J51];[.K51];[.L51];[.M51];[.N51];[.O51];[.P51];[.Q51];[.R51];[.S51];[.T51];[.U51];[.V51];[.W51];[.X51];[.Y51])" office:value-type="string" office:string-value="0b1101001011110100000001000" calcext:value-type="string">
            <text:p>0b1101001011110100000001000</text:p>
          </table:table-cell>
          <table:table-cell/>
          <table:table-cell table:formula="of:=CONCATENATE([.AA51]; &quot; soit &quot;; [.Z51])" office:value-type="string" office:string-value="0b1101001011110100000001000 soit 27650056" calcext:value-type="string">
            <text:p>0b1101001011110100000001000 soit 27650056</text:p>
          </table:table-cell>
        </table:table-row>
        <table:table-row table:style-name="ro1">
          <table:table-cell table:formula="of:=XOR(XOR(XOR(XOR([.Y51];[.W51]);[.V51]);[.U51]);[.S51])" office:value-type="float" office:value="1" calcext:value-type="float">
            <text:p>1</text:p>
          </table:table-cell>
          <table:table-cell table:formula="of:=[.A51]" office:value-type="float" office:value="1" calcext:value-type="float">
            <text:p>1</text:p>
          </table:table-cell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1" calcext:value-type="float">
            <text:p>1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1" calcext:value-type="float">
            <text:p>1</text:p>
          </table:table-cell>
          <table:table-cell table:formula="of:=[.H51]" office:value-type="float" office:value="0" calcext:value-type="float">
            <text:p>0</text:p>
          </table:table-cell>
          <table:table-cell table:formula="of:=[.I51]" office:value-type="float" office:value="1" calcext:value-type="float">
            <text:p>1</text:p>
          </table:table-cell>
          <table:table-cell table:formula="of:=[.J51]" office:value-type="float" office:value="1" calcext:value-type="float">
            <text:p>1</text:p>
          </table:table-cell>
          <table:table-cell table:formula="of:=[.K51]" office:value-type="float" office:value="1" calcext:value-type="float">
            <text:p>1</text:p>
          </table:table-cell>
          <table:table-cell table:formula="of:=[.L51]" office:value-type="float" office:value="1" calcext:value-type="float">
            <text:p>1</text:p>
          </table:table-cell>
          <table:table-cell table:formula="of:=[.M51]" office:value-type="float" office:value="0" calcext:value-type="float">
            <text:p>0</text:p>
          </table:table-cell>
          <table:table-cell table:formula="of:=[.N51]" office:value-type="float" office:value="1" calcext:value-type="float">
            <text:p>1</text:p>
          </table:table-cell>
          <table:table-cell table:formula="of:=[.O51]" office:value-type="float" office:value="0" calcext:value-type="float">
            <text:p>0</text:p>
          </table:table-cell>
          <table:table-cell table:formula="of:=[.P51]" office:value-type="float" office:value="0" calcext:value-type="float">
            <text:p>0</text:p>
          </table:table-cell>
          <table:table-cell table:formula="of:=[.Q51]" office:value-type="float" office:value="0" calcext:value-type="float">
            <text:p>0</text:p>
          </table:table-cell>
          <table:table-cell table:formula="of:=[.R51]" office:value-type="float" office:value="0" calcext:value-type="float">
            <text:p>0</text:p>
          </table:table-cell>
          <table:table-cell table:formula="of:=[.S51]" office:value-type="float" office:value="0" calcext:value-type="float">
            <text:p>0</text:p>
          </table:table-cell>
          <table:table-cell table:formula="of:=[.T51]" office:value-type="float" office:value="0" calcext:value-type="float">
            <text:p>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1" calcext:value-type="float">
            <text:p>1</text:p>
          </table:table-cell>
          <table:table-cell table:formula="of:=[.W51]" office:value-type="float" office:value="0" calcext:value-type="float">
            <text:p>0</text:p>
          </table:table-cell>
          <table:table-cell table:formula="of:=[.X51]" office:value-type="float" office:value="0" calcext:value-type="float">
            <text:p>0</text:p>
          </table:table-cell>
          <table:table-cell table:style-name="ce7" table:formula="of:=[.A52]*2^[.A$1]+[.B52]*2^[.B$1]+[.C52]*2^[.C$1]+[.D52]*2^[.D$1]+[.E52]*2^[.E$1]+[.F52]*2^[.F$1]+[.G52]*2^[.G$1]+[.H52]*2^[.H$1]+[.I52]*2^[.I$1]+[.J52]*2^[.J$1]+[.K52]*2^[.K$1]+[.L52]*2^[.L$1]+[.M52]*2^[.M$1]+[.N52]*2^[.N$1]+[.O52]*2^[.O$1]+[.P52]*2^[.P$1]+[.Q52]*2^[.Q$1]+[.R52]*2^[.R$1]+[.S52]*2^[.S$1]+[.T52]*2^[.T$1]+[.U52]*2^[.U$1]+[.V52]*2^[.V$1]+[.W52]*2^[.W$1]+[.X52]*2^[.X$1]+[.Y52]*2^[.Y$1]" office:value-type="float" office:value="30602244" calcext:value-type="float">
            <text:p>30602244</text:p>
          </table:table-cell>
          <table:table-cell table:formula="of:=CONCATENATE(&quot;0b&quot;;[.A52];[.B52];[.C52];[.D52];[.E52];[.F52];[.G52];[.H52];[.I52];[.J52];[.K52];[.L52];[.M52];[.N52];[.O52];[.P52];[.Q52];[.R52];[.S52];[.T52];[.U52];[.V52];[.W52];[.X52];[.Y52])" office:value-type="string" office:string-value="0b1110100101111010000000100" calcext:value-type="string">
            <text:p>0b1110100101111010000000100</text:p>
          </table:table-cell>
          <table:table-cell/>
          <table:table-cell table:formula="of:=CONCATENATE([.AA52]; &quot; soit &quot;; [.Z52])" office:value-type="string" office:string-value="0b1110100101111010000000100 soit 30602244" calcext:value-type="string">
            <text:p>0b1110100101111010000000100 soit 30602244</text:p>
          </table:table-cell>
        </table:table-row>
        <table:table-row table:style-name="ro1">
          <table:table-cell table:formula="of:=XOR(XOR(XOR(XOR([.Y52];[.W52]);[.V52]);[.U52]);[.S52])" office:value-type="float" office:value="1" calcext:value-type="float">
            <text:p>1</text:p>
          </table:table-cell>
          <table:table-cell table:formula="of:=[.A52]" office:value-type="float" office:value="1" calcext:value-type="float">
            <text:p>1</text:p>
          </table:table-cell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1" calcext:value-type="float">
            <text:p>1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1" calcext:value-type="float">
            <text:p>1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  <table:table-cell table:formula="of:=[.H52]" office:value-type="float" office:value="1" calcext:value-type="float">
            <text:p>1</text:p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1" calcext:value-type="float">
            <text:p>1</text:p>
          </table:table-cell>
          <table:table-cell table:formula="of:=[.K52]" office:value-type="float" office:value="1" calcext:value-type="float">
            <text:p>1</text:p>
          </table:table-cell>
          <table:table-cell table:formula="of:=[.L52]" office:value-type="float" office:value="1" calcext:value-type="float">
            <text:p>1</text:p>
          </table:table-cell>
          <table:table-cell table:formula="of:=[.M52]" office:value-type="float" office:value="1" calcext:value-type="float">
            <text:p>1</text:p>
          </table:table-cell>
          <table:table-cell table:formula="of:=[.N52]" office:value-type="float" office:value="0" calcext:value-type="float">
            <text:p>0</text:p>
          </table:table-cell>
          <table:table-cell table:formula="of:=[.O52]" office:value-type="float" office:value="1" calcext:value-type="float">
            <text:p>1</text:p>
          </table:table-cell>
          <table:table-cell table:formula="of:=[.P52]" office:value-type="float" office:value="0" calcext:value-type="float">
            <text:p>0</text:p>
          </table:table-cell>
          <table:table-cell table:formula="of:=[.Q52]" office:value-type="float" office:value="0" calcext:value-type="float">
            <text:p>0</text:p>
          </table:table-cell>
          <table:table-cell table:formula="of:=[.R52]" office:value-type="float" office:value="0" calcext:value-type="float">
            <text:p>0</text:p>
          </table:table-cell>
          <table:table-cell table:formula="of:=[.S52]" office:value-type="float" office:value="0" calcext:value-type="float">
            <text:p>0</text:p>
          </table:table-cell>
          <table:table-cell table:formula="of:=[.T52]" office:value-type="float" office:value="0" calcext:value-type="float">
            <text:p>0</text:p>
          </table:table-cell>
          <table:table-cell table:formula="of:=[.U52]" office:value-type="float" office:value="0" calcext:value-type="float">
            <text:p>0</text:p>
          </table:table-cell>
          <table:table-cell table:formula="of:=[.V52]" office:value-type="float" office:value="0" calcext:value-type="float">
            <text:p>0</text:p>
          </table:table-cell>
          <table:table-cell table:formula="of:=[.W52]" office:value-type="float" office:value="1" calcext:value-type="float">
            <text:p>1</text:p>
          </table:table-cell>
          <table:table-cell table:formula="of:=[.X52]" office:value-type="float" office:value="0" calcext:value-type="float">
            <text:p>0</text:p>
          </table:table-cell>
          <table:table-cell table:style-name="ce7" table:formula="of:=[.A53]*2^[.A$1]+[.B53]*2^[.B$1]+[.C53]*2^[.C$1]+[.D53]*2^[.D$1]+[.E53]*2^[.E$1]+[.F53]*2^[.F$1]+[.G53]*2^[.G$1]+[.H53]*2^[.H$1]+[.I53]*2^[.I$1]+[.J53]*2^[.J$1]+[.K53]*2^[.K$1]+[.L53]*2^[.L$1]+[.M53]*2^[.M$1]+[.N53]*2^[.N$1]+[.O53]*2^[.O$1]+[.P53]*2^[.P$1]+[.Q53]*2^[.Q$1]+[.R53]*2^[.R$1]+[.S53]*2^[.S$1]+[.T53]*2^[.T$1]+[.U53]*2^[.U$1]+[.V53]*2^[.V$1]+[.W53]*2^[.W$1]+[.X53]*2^[.X$1]+[.Y53]*2^[.Y$1]" office:value-type="float" office:value="32078338" calcext:value-type="float">
            <text:p>32078338</text:p>
          </table:table-cell>
          <table:table-cell table:formula="of:=CONCATENATE(&quot;0b&quot;;[.A53];[.B53];[.C53];[.D53];[.E53];[.F53];[.G53];[.H53];[.I53];[.J53];[.K53];[.L53];[.M53];[.N53];[.O53];[.P53];[.Q53];[.R53];[.S53];[.T53];[.U53];[.V53];[.W53];[.X53];[.Y53])" office:value-type="string" office:string-value="0b1111010010111101000000010" calcext:value-type="string">
            <text:p>0b1111010010111101000000010</text:p>
          </table:table-cell>
          <table:table-cell/>
          <table:table-cell table:formula="of:=CONCATENATE([.AA53]; &quot; soit &quot;; [.Z53])" office:value-type="string" office:string-value="0b1111010010111101000000010 soit 32078338" calcext:value-type="string">
            <text:p>0b1111010010111101000000010 soit 32078338</text:p>
          </table:table-cell>
        </table:table-row>
        <table:table-row table:style-name="ro1">
          <table:table-cell table:formula="of:=XOR(XOR(XOR(XOR([.Y53];[.W53]);[.V53]);[.U53]);[.S53])" office:value-type="float" office:value="0" calcext:value-type="float">
            <text:p>0</text:p>
          </table:table-cell>
          <table:table-cell table:formula="of:=[.A53]" office:value-type="float" office:value="1" calcext:value-type="float">
            <text:p>1</text:p>
          </table:table-cell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1" calcext:value-type="float">
            <text:p>1</text:p>
          </table:table-cell>
          <table:table-cell table:formula="of:=[.G53]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  <table:table-cell table:formula="of:=[.I53]" office:value-type="float" office:value="1" calcext:value-type="float">
            <text:p>1</text:p>
          </table:table-cell>
          <table:table-cell table:formula="of:=[.J53]" office:value-type="float" office:value="0" calcext:value-type="float">
            <text:p>0</text:p>
          </table:table-cell>
          <table:table-cell table:formula="of:=[.K53]" office:value-type="float" office:value="1" calcext:value-type="float">
            <text:p>1</text:p>
          </table:table-cell>
          <table:table-cell table:formula="of:=[.L53]" office:value-type="float" office:value="1" calcext:value-type="float">
            <text:p>1</text:p>
          </table:table-cell>
          <table:table-cell table:formula="of:=[.M53]" office:value-type="float" office:value="1" calcext:value-type="float">
            <text:p>1</text:p>
          </table:table-cell>
          <table:table-cell table:formula="of:=[.N53]" office:value-type="float" office:value="1" calcext:value-type="float">
            <text:p>1</text:p>
          </table:table-cell>
          <table:table-cell table:formula="of:=[.O53]" office:value-type="float" office:value="0" calcext:value-type="float">
            <text:p>0</text:p>
          </table:table-cell>
          <table:table-cell table:formula="of:=[.P53]" office:value-type="float" office:value="1" calcext:value-type="float">
            <text:p>1</text:p>
          </table:table-cell>
          <table:table-cell table:formula="of:=[.Q53]" office:value-type="float" office:value="0" calcext:value-type="float">
            <text:p>0</text:p>
          </table:table-cell>
          <table:table-cell table:formula="of:=[.R53]" office:value-type="float" office:value="0" calcext:value-type="float">
            <text:p>0</text:p>
          </table:table-cell>
          <table:table-cell table:formula="of:=[.S53]" office:value-type="float" office:value="0" calcext:value-type="float">
            <text:p>0</text:p>
          </table:table-cell>
          <table:table-cell table:formula="of:=[.T53]" office:value-type="float" office:value="0" calcext:value-type="float">
            <text:p>0</text:p>
          </table:table-cell>
          <table:table-cell table:formula="of:=[.U53]" office:value-type="float" office:value="0" calcext:value-type="float">
            <text:p>0</text:p>
          </table:table-cell>
          <table:table-cell table:formula="of:=[.V53]" office:value-type="float" office:value="0" calcext:value-type="float">
            <text:p>0</text:p>
          </table:table-cell>
          <table:table-cell table:formula="of:=[.W53]" office:value-type="float" office:value="0" calcext:value-type="float">
            <text:p>0</text:p>
          </table:table-cell>
          <table:table-cell table:formula="of:=[.X53]" office:value-type="float" office:value="1" calcext:value-type="float">
            <text:p>1</text:p>
          </table:table-cell>
          <table:table-cell table:style-name="ce7" table:formula="of:=[.A54]*2^[.A$1]+[.B54]*2^[.B$1]+[.C54]*2^[.C$1]+[.D54]*2^[.D$1]+[.E54]*2^[.E$1]+[.F54]*2^[.F$1]+[.G54]*2^[.G$1]+[.H54]*2^[.H$1]+[.I54]*2^[.I$1]+[.J54]*2^[.J$1]+[.K54]*2^[.K$1]+[.L54]*2^[.L$1]+[.M54]*2^[.M$1]+[.N54]*2^[.N$1]+[.O54]*2^[.O$1]+[.P54]*2^[.P$1]+[.Q54]*2^[.Q$1]+[.R54]*2^[.R$1]+[.S54]*2^[.S$1]+[.T54]*2^[.T$1]+[.U54]*2^[.U$1]+[.V54]*2^[.V$1]+[.W54]*2^[.W$1]+[.X54]*2^[.X$1]+[.Y54]*2^[.Y$1]" office:value-type="float" office:value="16039169" calcext:value-type="float">
            <text:p>16039169</text:p>
          </table:table-cell>
          <table:table-cell table:formula="of:=CONCATENATE(&quot;0b&quot;;[.A54];[.B54];[.C54];[.D54];[.E54];[.F54];[.G54];[.H54];[.I54];[.J54];[.K54];[.L54];[.M54];[.N54];[.O54];[.P54];[.Q54];[.R54];[.S54];[.T54];[.U54];[.V54];[.W54];[.X54];[.Y54])" office:value-type="string" office:string-value="0b0111101001011110100000001" calcext:value-type="string">
            <text:p>0b0111101001011110100000001</text:p>
          </table:table-cell>
          <table:table-cell/>
          <table:table-cell table:formula="of:=CONCATENATE([.AA54]; &quot; soit &quot;; [.Z54])" office:value-type="string" office:string-value="0b0111101001011110100000001 soit 16039169" calcext:value-type="string">
            <text:p>0b0111101001011110100000001 soit 16039169</text:p>
          </table:table-cell>
        </table:table-row>
        <table:table-row table:style-name="ro1">
          <table:table-cell table:formula="of:=XOR(XOR(XOR(XOR([.Y54];[.W54]);[.V54]);[.U54]);[.S54])" office:value-type="float" office:value="1" calcext:value-type="float">
            <text:p>1</text:p>
          </table:table-cell>
          <table:table-cell table:formula="of:=[.A54]" office:value-type="float" office:value="0" calcext:value-type="float">
            <text:p>0</text:p>
          </table:table-cell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D54]" office:value-type="float" office:value="1" calcext:value-type="float">
            <text:p>1</text:p>
          </table:table-cell>
          <table:table-cell table:formula="of:=[.E54]" office:value-type="float" office:value="1" calcext:value-type="float">
            <text:p>1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1" calcext:value-type="float">
            <text:p>1</text:p>
          </table:table-cell>
          <table:table-cell table:formula="of:=[.H54]" office:value-type="float" office:value="0" calcext:value-type="float">
            <text:p>0</text:p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1" calcext:value-type="float">
            <text:p>1</text:p>
          </table:table-cell>
          <table:table-cell table:formula="of:=[.K54]" office:value-type="float" office:value="0" calcext:value-type="float">
            <text:p>0</text:p>
          </table:table-cell>
          <table:table-cell table:formula="of:=[.L54]" office:value-type="float" office:value="1" calcext:value-type="float">
            <text:p>1</text:p>
          </table:table-cell>
          <table:table-cell table:formula="of:=[.M54]" office:value-type="float" office:value="1" calcext:value-type="float">
            <text:p>1</text:p>
          </table:table-cell>
          <table:table-cell table:formula="of:=[.N54]" office:value-type="float" office:value="1" calcext:value-type="float">
            <text:p>1</text:p>
          </table:table-cell>
          <table:table-cell table:formula="of:=[.O54]" office:value-type="float" office:value="1" calcext:value-type="float">
            <text:p>1</text:p>
          </table:table-cell>
          <table:table-cell table:formula="of:=[.P54]" office:value-type="float" office:value="0" calcext:value-type="float">
            <text:p>0</text:p>
          </table:table-cell>
          <table:table-cell table:formula="of:=[.Q54]" office:value-type="float" office:value="1" calcext:value-type="float">
            <text:p>1</text:p>
          </table:table-cell>
          <table:table-cell table:formula="of:=[.R54]" office:value-type="float" office:value="0" calcext:value-type="float">
            <text:p>0</text:p>
          </table:table-cell>
          <table:table-cell table:formula="of:=[.S54]" office:value-type="float" office:value="0" calcext:value-type="float">
            <text:p>0</text:p>
          </table:table-cell>
          <table:table-cell table:formula="of:=[.T54]" office:value-type="float" office:value="0" calcext:value-type="float">
            <text:p>0</text:p>
          </table:table-cell>
          <table:table-cell table:formula="of:=[.U54]" office:value-type="float" office:value="0" calcext:value-type="float">
            <text:p>0</text:p>
          </table:table-cell>
          <table:table-cell table:formula="of:=[.V54]" office:value-type="float" office:value="0" calcext:value-type="float">
            <text:p>0</text:p>
          </table:table-cell>
          <table:table-cell table:formula="of:=[.W54]" office:value-type="float" office:value="0" calcext:value-type="float">
            <text:p>0</text:p>
          </table:table-cell>
          <table:table-cell table:formula="of:=[.X54]" office:value-type="float" office:value="0" calcext:value-type="float">
            <text:p>0</text:p>
          </table:table-cell>
          <table:table-cell table:style-name="ce7" table:formula="of:=[.A55]*2^[.A$1]+[.B55]*2^[.B$1]+[.C55]*2^[.C$1]+[.D55]*2^[.D$1]+[.E55]*2^[.E$1]+[.F55]*2^[.F$1]+[.G55]*2^[.G$1]+[.H55]*2^[.H$1]+[.I55]*2^[.I$1]+[.J55]*2^[.J$1]+[.K55]*2^[.K$1]+[.L55]*2^[.L$1]+[.M55]*2^[.M$1]+[.N55]*2^[.N$1]+[.O55]*2^[.O$1]+[.P55]*2^[.P$1]+[.Q55]*2^[.Q$1]+[.R55]*2^[.R$1]+[.S55]*2^[.S$1]+[.T55]*2^[.T$1]+[.U55]*2^[.U$1]+[.V55]*2^[.V$1]+[.W55]*2^[.W$1]+[.X55]*2^[.X$1]+[.Y55]*2^[.Y$1]" office:value-type="float" office:value="24796800" calcext:value-type="float">
            <text:p>24796800</text:p>
          </table:table-cell>
          <table:table-cell table:formula="of:=CONCATENATE(&quot;0b&quot;;[.A55];[.B55];[.C55];[.D55];[.E55];[.F55];[.G55];[.H55];[.I55];[.J55];[.K55];[.L55];[.M55];[.N55];[.O55];[.P55];[.Q55];[.R55];[.S55];[.T55];[.U55];[.V55];[.W55];[.X55];[.Y55])" office:value-type="string" office:string-value="0b1011110100101111010000000" calcext:value-type="string">
            <text:p>0b1011110100101111010000000</text:p>
          </table:table-cell>
          <table:table-cell/>
          <table:table-cell table:formula="of:=CONCATENATE([.AA55]; &quot; soit &quot;; [.Z55])" office:value-type="string" office:string-value="0b1011110100101111010000000 soit 24796800" calcext:value-type="string">
            <text:p>0b1011110100101111010000000 soit 24796800</text:p>
          </table:table-cell>
        </table:table-row>
        <table:table-row table:style-name="ro1">
          <table:table-cell table:formula="of:=XOR(XOR(XOR(XOR([.Y55];[.W55]);[.V55]);[.U55]);[.S55])" office:value-type="float" office:value="0" calcext:value-type="float">
            <text:p>0</text:p>
          </table:table-cell>
          <table:table-cell table:formula="of:=[.A55]" office:value-type="float" office:value="1" calcext:value-type="float">
            <text:p>1</text:p>
          </table:table-cell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" office:value-type="float" office:value="0" calcext:value-type="float">
            <text:p>0</text:p>
          </table:table-cell>
          <table:table-cell table:formula="of:=[.H55]" office:value-type="float" office:value="1" calcext:value-type="float">
            <text:p>1</text:p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1" calcext:value-type="float">
            <text:p>1</text:p>
          </table:table-cell>
          <table:table-cell table:formula="of:=[.L55]" office:value-type="float" office:value="0" calcext:value-type="float">
            <text:p>0</text:p>
          </table:table-cell>
          <table:table-cell table:formula="of:=[.M55]" office:value-type="float" office:value="1" calcext:value-type="float">
            <text:p>1</text:p>
          </table:table-cell>
          <table:table-cell table:formula="of:=[.N55]" office:value-type="float" office:value="1" calcext:value-type="float">
            <text:p>1</text:p>
          </table:table-cell>
          <table:table-cell table:formula="of:=[.O55]" office:value-type="float" office:value="1" calcext:value-type="float">
            <text:p>1</text:p>
          </table:table-cell>
          <table:table-cell table:formula="of:=[.P55]" office:value-type="float" office:value="1" calcext:value-type="float">
            <text:p>1</text:p>
          </table:table-cell>
          <table:table-cell table:formula="of:=[.Q55]" office:value-type="float" office:value="0" calcext:value-type="float">
            <text:p>0</text:p>
          </table:table-cell>
          <table:table-cell table:formula="of:=[.R55]" office:value-type="float" office:value="1" calcext:value-type="float">
            <text:p>1</text:p>
          </table:table-cell>
          <table:table-cell table:formula="of:=[.S55]" office:value-type="float" office:value="0" calcext:value-type="float">
            <text:p>0</text:p>
          </table:table-cell>
          <table:table-cell table:formula="of:=[.T55]" office:value-type="float" office:value="0" calcext:value-type="float">
            <text:p>0</text:p>
          </table:table-cell>
          <table:table-cell table:formula="of:=[.U55]" office:value-type="float" office:value="0" calcext:value-type="float">
            <text:p>0</text:p>
          </table:table-cell>
          <table:table-cell table:formula="of:=[.V55]" office:value-type="float" office:value="0" calcext:value-type="float">
            <text:p>0</text:p>
          </table:table-cell>
          <table:table-cell table:formula="of:=[.W55]" office:value-type="float" office:value="0" calcext:value-type="float">
            <text:p>0</text:p>
          </table:table-cell>
          <table:table-cell table:formula="of:=[.X55]" office:value-type="float" office:value="0" calcext:value-type="float">
            <text:p>0</text:p>
          </table:table-cell>
          <table:table-cell table:style-name="ce7" table:formula="of:=[.A56]*2^[.A$1]+[.B56]*2^[.B$1]+[.C56]*2^[.C$1]+[.D56]*2^[.D$1]+[.E56]*2^[.E$1]+[.F56]*2^[.F$1]+[.G56]*2^[.G$1]+[.H56]*2^[.H$1]+[.I56]*2^[.I$1]+[.J56]*2^[.J$1]+[.K56]*2^[.K$1]+[.L56]*2^[.L$1]+[.M56]*2^[.M$1]+[.N56]*2^[.N$1]+[.O56]*2^[.O$1]+[.P56]*2^[.P$1]+[.Q56]*2^[.Q$1]+[.R56]*2^[.R$1]+[.S56]*2^[.S$1]+[.T56]*2^[.T$1]+[.U56]*2^[.U$1]+[.V56]*2^[.V$1]+[.W56]*2^[.W$1]+[.X56]*2^[.X$1]+[.Y56]*2^[.Y$1]" office:value-type="float" office:value="12398400" calcext:value-type="float">
            <text:p>12398400</text:p>
          </table:table-cell>
          <table:table-cell table:formula="of:=CONCATENATE(&quot;0b&quot;;[.A56];[.B56];[.C56];[.D56];[.E56];[.F56];[.G56];[.H56];[.I56];[.J56];[.K56];[.L56];[.M56];[.N56];[.O56];[.P56];[.Q56];[.R56];[.S56];[.T56];[.U56];[.V56];[.W56];[.X56];[.Y56])" office:value-type="string" office:string-value="0b0101111010010111101000000" calcext:value-type="string">
            <text:p>0b0101111010010111101000000</text:p>
          </table:table-cell>
          <table:table-cell/>
          <table:table-cell table:formula="of:=CONCATENATE([.AA56]; &quot; soit &quot;; [.Z56])" office:value-type="string" office:string-value="0b0101111010010111101000000 soit 12398400" calcext:value-type="string">
            <text:p>0b0101111010010111101000000 soit 12398400</text:p>
          </table:table-cell>
        </table:table-row>
        <table:table-row table:style-name="ro1">
          <table:table-cell table:formula="of:=XOR(XOR(XOR(XOR([.Y56];[.W56]);[.V56]);[.U56]);[.S56])" office:value-type="float" office:value="1" calcext:value-type="float">
            <text:p>1</text:p>
          </table:table-cell>
          <table:table-cell table:formula="of:=[.A56]" office:value-type="float" office:value="0" calcext:value-type="float">
            <text:p>0</text:p>
          </table:table-cell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1" calcext:value-type="float">
            <text:p>1</text:p>
          </table:table-cell>
          <table:table-cell table:formula="of:=[.G56]" office:value-type="float" office:value="1" calcext:value-type="float">
            <text:p>1</text:p>
          </table:table-cell>
          <table:table-cell table:formula="of:=[.H56]" office:value-type="float" office:value="0" calcext:value-type="float">
            <text:p>0</text:p>
          </table:table-cell>
          <table:table-cell table:formula="of:=[.I56]" office:value-type="float" office:value="1" calcext:value-type="float">
            <text:p>1</text:p>
          </table:table-cell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1" calcext:value-type="float">
            <text:p>1</text:p>
          </table:table-cell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1" calcext:value-type="float">
            <text:p>1</text:p>
          </table:table-cell>
          <table:table-cell table:formula="of:=[.O56]" office:value-type="float" office:value="1" calcext:value-type="float">
            <text:p>1</text:p>
          </table:table-cell>
          <table:table-cell table:formula="of:=[.P56]" office:value-type="float" office:value="1" calcext:value-type="float">
            <text:p>1</text:p>
          </table:table-cell>
          <table:table-cell table:formula="of:=[.Q56]" office:value-type="float" office:value="1" calcext:value-type="float">
            <text:p>1</text:p>
          </table:table-cell>
          <table:table-cell table:formula="of:=[.R56]" office:value-type="float" office:value="0" calcext:value-type="float">
            <text:p>0</text:p>
          </table:table-cell>
          <table:table-cell table:formula="of:=[.S56]" office:value-type="float" office:value="1" calcext:value-type="float">
            <text:p>1</text:p>
          </table:table-cell>
          <table:table-cell table:formula="of:=[.T56]" office:value-type="float" office:value="0" calcext:value-type="float">
            <text:p>0</text:p>
          </table:table-cell>
          <table:table-cell table:formula="of:=[.U56]" office:value-type="float" office:value="0" calcext:value-type="float">
            <text:p>0</text:p>
          </table:table-cell>
          <table:table-cell table:formula="of:=[.V56]" office:value-type="float" office:value="0" calcext:value-type="float">
            <text:p>0</text:p>
          </table:table-cell>
          <table:table-cell table:formula="of:=[.W56]" office:value-type="float" office:value="0" calcext:value-type="float">
            <text:p>0</text:p>
          </table:table-cell>
          <table:table-cell table:formula="of:=[.X56]" office:value-type="float" office:value="0" calcext:value-type="float">
            <text:p>0</text:p>
          </table:table-cell>
          <table:table-cell table:style-name="ce7" table:formula="of:=[.A57]*2^[.A$1]+[.B57]*2^[.B$1]+[.C57]*2^[.C$1]+[.D57]*2^[.D$1]+[.E57]*2^[.E$1]+[.F57]*2^[.F$1]+[.G57]*2^[.G$1]+[.H57]*2^[.H$1]+[.I57]*2^[.I$1]+[.J57]*2^[.J$1]+[.K57]*2^[.K$1]+[.L57]*2^[.L$1]+[.M57]*2^[.M$1]+[.N57]*2^[.N$1]+[.O57]*2^[.O$1]+[.P57]*2^[.P$1]+[.Q57]*2^[.Q$1]+[.R57]*2^[.R$1]+[.S57]*2^[.S$1]+[.T57]*2^[.T$1]+[.U57]*2^[.U$1]+[.V57]*2^[.V$1]+[.W57]*2^[.W$1]+[.X57]*2^[.X$1]+[.Y57]*2^[.Y$1]" office:value-type="float" office:value="22976416" calcext:value-type="float">
            <text:p>22976416</text:p>
          </table:table-cell>
          <table:table-cell table:formula="of:=CONCATENATE(&quot;0b&quot;;[.A57];[.B57];[.C57];[.D57];[.E57];[.F57];[.G57];[.H57];[.I57];[.J57];[.K57];[.L57];[.M57];[.N57];[.O57];[.P57];[.Q57];[.R57];[.S57];[.T57];[.U57];[.V57];[.W57];[.X57];[.Y57])" office:value-type="string" office:string-value="0b1010111101001011110100000" calcext:value-type="string">
            <text:p>0b1010111101001011110100000</text:p>
          </table:table-cell>
          <table:table-cell/>
          <table:table-cell table:formula="of:=CONCATENATE([.AA57]; &quot; soit &quot;; [.Z57])" office:value-type="string" office:string-value="0b1010111101001011110100000 soit 22976416" calcext:value-type="string">
            <text:p>0b1010111101001011110100000 soit 22976416</text:p>
          </table:table-cell>
        </table:table-row>
        <table:table-row table:style-name="ro1">
          <table:table-cell table:formula="of:=XOR(XOR(XOR(XOR([.Y57];[.W57]);[.V57]);[.U57]);[.S57])" office:value-type="float" office:value="0" calcext:value-type="float">
            <text:p>0</text:p>
          </table:table-cell>
          <table:table-cell table:formula="of:=[.A57]" office:value-type="float" office:value="1" calcext:value-type="float">
            <text:p>1</text:p>
          </table:table-cell>
          <table:table-cell table:formula="of:=[.B57]" office:value-type="float" office:value="0" calcext:value-type="float">
            <text:p>0</text:p>
          </table:table-cell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0" calcext:value-type="float">
            <text:p>0</text:p>
          </table:table-cell>
          <table:table-cell table:formula="of:=[.E57]" office:value-type="float" office:value="1" calcext:value-type="float">
            <text:p>1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" office:value-type="float" office:value="1" calcext:value-type="float">
            <text:p>1</text:p>
          </table:table-cell>
          <table:table-cell table:formula="of:=[.H57]" office:value-type="float" office:value="1" calcext:value-type="float">
            <text:p>1</text:p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1" calcext:value-type="float">
            <text:p>1</text:p>
          </table:table-cell>
          <table:table-cell table:formula="of:=[.K57]" office:value-type="float" office:value="0" calcext:value-type="float">
            <text:p>0</text:p>
          </table:table-cell>
          <table:table-cell table:formula="of:=[.L57]" office:value-type="float" office:value="0" calcext:value-type="float">
            <text:p>0</text:p>
          </table:table-cell>
          <table:table-cell table:formula="of:=[.M57]" office:value-type="float" office:value="1" calcext:value-type="float">
            <text:p>1</text:p>
          </table:table-cell>
          <table:table-cell table:formula="of:=[.N57]" office:value-type="float" office:value="0" calcext:value-type="float">
            <text:p>0</text:p>
          </table:table-cell>
          <table:table-cell table:formula="of:=[.O57]" office:value-type="float" office:value="1" calcext:value-type="float">
            <text:p>1</text:p>
          </table:table-cell>
          <table:table-cell table:formula="of:=[.P57]" office:value-type="float" office:value="1" calcext:value-type="float">
            <text:p>1</text:p>
          </table:table-cell>
          <table:table-cell table:formula="of:=[.Q57]" office:value-type="float" office:value="1" calcext:value-type="float">
            <text:p>1</text:p>
          </table:table-cell>
          <table:table-cell table:formula="of:=[.R57]" office:value-type="float" office:value="1" calcext:value-type="float">
            <text:p>1</text:p>
          </table:table-cell>
          <table:table-cell table:formula="of:=[.S57]" office:value-type="float" office:value="0" calcext:value-type="float">
            <text:p>0</text:p>
          </table:table-cell>
          <table:table-cell table:formula="of:=[.T57]" office:value-type="float" office:value="1" calcext:value-type="float">
            <text:p>1</text:p>
          </table:table-cell>
          <table:table-cell table:formula="of:=[.U57]" office:value-type="float" office:value="0" calcext:value-type="float">
            <text:p>0</text:p>
          </table:table-cell>
          <table:table-cell table:formula="of:=[.V57]" office:value-type="float" office:value="0" calcext:value-type="float">
            <text:p>0</text:p>
          </table:table-cell>
          <table:table-cell table:formula="of:=[.W57]" office:value-type="float" office:value="0" calcext:value-type="float">
            <text:p>0</text:p>
          </table:table-cell>
          <table:table-cell table:formula="of:=[.X57]" office:value-type="float" office:value="0" calcext:value-type="float">
            <text:p>0</text:p>
          </table:table-cell>
          <table:table-cell table:style-name="ce7" table:formula="of:=[.A58]*2^[.A$1]+[.B58]*2^[.B$1]+[.C58]*2^[.C$1]+[.D58]*2^[.D$1]+[.E58]*2^[.E$1]+[.F58]*2^[.F$1]+[.G58]*2^[.G$1]+[.H58]*2^[.H$1]+[.I58]*2^[.I$1]+[.J58]*2^[.J$1]+[.K58]*2^[.K$1]+[.L58]*2^[.L$1]+[.M58]*2^[.M$1]+[.N58]*2^[.N$1]+[.O58]*2^[.O$1]+[.P58]*2^[.P$1]+[.Q58]*2^[.Q$1]+[.R58]*2^[.R$1]+[.S58]*2^[.S$1]+[.T58]*2^[.T$1]+[.U58]*2^[.U$1]+[.V58]*2^[.V$1]+[.W58]*2^[.W$1]+[.X58]*2^[.X$1]+[.Y58]*2^[.Y$1]" office:value-type="float" office:value="11488208" calcext:value-type="float">
            <text:p>11488208</text:p>
          </table:table-cell>
          <table:table-cell table:formula="of:=CONCATENATE(&quot;0b&quot;;[.A58];[.B58];[.C58];[.D58];[.E58];[.F58];[.G58];[.H58];[.I58];[.J58];[.K58];[.L58];[.M58];[.N58];[.O58];[.P58];[.Q58];[.R58];[.S58];[.T58];[.U58];[.V58];[.W58];[.X58];[.Y58])" office:value-type="string" office:string-value="0b0101011110100101111010000" calcext:value-type="string">
            <text:p>0b0101011110100101111010000</text:p>
          </table:table-cell>
          <table:table-cell/>
          <table:table-cell table:formula="of:=CONCATENATE([.AA58]; &quot; soit &quot;; [.Z58])" office:value-type="string" office:string-value="0b0101011110100101111010000 soit 11488208" calcext:value-type="string">
            <text:p>0b0101011110100101111010000 soit 11488208</text:p>
          </table:table-cell>
        </table:table-row>
        <table:table-row table:style-name="ro1">
          <table:table-cell table:formula="of:=XOR(XOR(XOR(XOR([.Y58];[.W58]);[.V58]);[.U58]);[.S58])" office:value-type="float" office:value="0" calcext:value-type="float">
            <text:p>0</text:p>
          </table:table-cell>
          <table:table-cell table:formula="of:=[.A58]" office:value-type="float" office:value="0" calcext:value-type="float">
            <text:p>0</text:p>
          </table:table-cell>
          <table:table-cell table:formula="of:=[.B58]" office:value-type="float" office:value="1" calcext:value-type="float">
            <text:p>1</text:p>
          </table:table-cell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1" calcext:value-type="float">
            <text:p>1</text:p>
          </table:table-cell>
          <table:table-cell table:formula="of:=[.G58]" office:value-type="float" office:value="1" calcext:value-type="float">
            <text:p>1</text:p>
          </table:table-cell>
          <table:table-cell table:formula="of:=[.H58]" office:value-type="float" office:value="1" calcext:value-type="float">
            <text:p>1</text:p>
          </table:table-cell>
          <table:table-cell table:formula="of:=[.I58]" office:value-type="float" office:value="1" calcext:value-type="float">
            <text:p>1</text:p>
          </table:table-cell>
          <table:table-cell table:formula="of:=[.J58]" office:value-type="float" office:value="0" calcext:value-type="float">
            <text:p>0</text:p>
          </table:table-cell>
          <table:table-cell table:formula="of:=[.K58]" office:value-type="float" office:value="1" calcext:value-type="float">
            <text:p>1</text:p>
          </table:table-cell>
          <table:table-cell table:formula="of:=[.L58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" office:value-type="float" office:value="1" calcext:value-type="float">
            <text:p>1</text:p>
          </table:table-cell>
          <table:table-cell table:formula="of:=[.O58]" office:value-type="float" office:value="0" calcext:value-type="float">
            <text:p>0</text:p>
          </table:table-cell>
          <table:table-cell table:formula="of:=[.P58]" office:value-type="float" office:value="1" calcext:value-type="float">
            <text:p>1</text:p>
          </table:table-cell>
          <table:table-cell table:formula="of:=[.Q58]" office:value-type="float" office:value="1" calcext:value-type="float">
            <text:p>1</text:p>
          </table:table-cell>
          <table:table-cell table:formula="of:=[.R58]" office:value-type="float" office:value="1" calcext:value-type="float">
            <text:p>1</text:p>
          </table:table-cell>
          <table:table-cell table:formula="of:=[.S58]" office:value-type="float" office:value="1" calcext:value-type="float">
            <text:p>1</text:p>
          </table:table-cell>
          <table:table-cell table:formula="of:=[.T58]" office:value-type="float" office:value="0" calcext:value-type="float">
            <text:p>0</text:p>
          </table:table-cell>
          <table:table-cell table:formula="of:=[.U58]" office:value-type="float" office:value="1" calcext:value-type="float">
            <text:p>1</text:p>
          </table:table-cell>
          <table:table-cell table:formula="of:=[.V58]" office:value-type="float" office:value="0" calcext:value-type="float">
            <text:p>0</text:p>
          </table:table-cell>
          <table:table-cell table:formula="of:=[.W58]" office:value-type="float" office:value="0" calcext:value-type="float">
            <text:p>0</text:p>
          </table:table-cell>
          <table:table-cell table:formula="of:=[.X58]" office:value-type="float" office:value="0" calcext:value-type="float">
            <text:p>0</text:p>
          </table:table-cell>
          <table:table-cell table:style-name="ce7" table:formula="of:=[.A59]*2^[.A$1]+[.B59]*2^[.B$1]+[.C59]*2^[.C$1]+[.D59]*2^[.D$1]+[.E59]*2^[.E$1]+[.F59]*2^[.F$1]+[.G59]*2^[.G$1]+[.H59]*2^[.H$1]+[.I59]*2^[.I$1]+[.J59]*2^[.J$1]+[.K59]*2^[.K$1]+[.L59]*2^[.L$1]+[.M59]*2^[.M$1]+[.N59]*2^[.N$1]+[.O59]*2^[.O$1]+[.P59]*2^[.P$1]+[.Q59]*2^[.Q$1]+[.R59]*2^[.R$1]+[.S59]*2^[.S$1]+[.T59]*2^[.T$1]+[.U59]*2^[.U$1]+[.V59]*2^[.V$1]+[.W59]*2^[.W$1]+[.X59]*2^[.X$1]+[.Y59]*2^[.Y$1]" office:value-type="float" office:value="5744104" calcext:value-type="float">
            <text:p>5744104</text:p>
          </table:table-cell>
          <table:table-cell table:formula="of:=CONCATENATE(&quot;0b&quot;;[.A59];[.B59];[.C59];[.D59];[.E59];[.F59];[.G59];[.H59];[.I59];[.J59];[.K59];[.L59];[.M59];[.N59];[.O59];[.P59];[.Q59];[.R59];[.S59];[.T59];[.U59];[.V59];[.W59];[.X59];[.Y59])" office:value-type="string" office:string-value="0b0010101111010010111101000" calcext:value-type="string">
            <text:p>0b0010101111010010111101000</text:p>
          </table:table-cell>
          <table:table-cell/>
          <table:table-cell table:formula="of:=CONCATENATE([.AA59]; &quot; soit &quot;; [.Z59])" office:value-type="string" office:string-value="0b0010101111010010111101000 soit 5744104" calcext:value-type="string">
            <text:p>0b0010101111010010111101000 soit 5744104</text:p>
          </table:table-cell>
        </table:table-row>
        <table:table-row table:style-name="ro1">
          <table:table-cell table:formula="of:=XOR(XOR(XOR(XOR([.Y59];[.W59]);[.V59]);[.U59]);[.S59])" office:value-type="float" office:value="0" calcext:value-type="float">
            <text:p>0</text:p>
          </table:table-cell>
          <table:table-cell table:formula="of:=[.A59]" office:value-type="float" office:value="0" calcext:value-type="float">
            <text:p>0</text:p>
          </table:table-cell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1" calcext:value-type="float">
            <text:p>1</text:p>
          </table:table-cell>
          <table:table-cell table:formula="of:=[.D59]" office:value-type="float" office:value="0" calcext:value-type="float">
            <text:p>0</text:p>
          </table:table-cell>
          <table:table-cell table:formula="of:=[.E59]" office:value-type="float" office:value="1" calcext:value-type="float">
            <text:p>1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1" calcext:value-type="float">
            <text:p>1</text:p>
          </table:table-cell>
          <table:table-cell table:formula="of:=[.H59]" office:value-type="float" office:value="1" calcext:value-type="float">
            <text:p>1</text:p>
          </table:table-cell>
          <table:table-cell table:formula="of:=[.I59]" office:value-type="float" office:value="1" calcext:value-type="float">
            <text:p>1</text:p>
          </table:table-cell>
          <table:table-cell table:formula="of:=[.J59]" office:value-type="float" office:value="1" calcext:value-type="float">
            <text:p>1</text:p>
          </table:table-cell>
          <table:table-cell table:formula="of:=[.K59]" office:value-type="float" office:value="0" calcext:value-type="float">
            <text:p>0</text:p>
          </table:table-cell>
          <table:table-cell table:formula="of:=[.L59]" office:value-type="float" office:value="1" calcext:value-type="float">
            <text:p>1</text:p>
          </table:table-cell>
          <table:table-cell table:formula="of:=[.M59]" office:value-type="float" office:value="0" calcext:value-type="float">
            <text:p>0</text:p>
          </table:table-cell>
          <table:table-cell table:formula="of:=[.N59]" office:value-type="float" office:value="0" calcext:value-type="float">
            <text:p>0</text:p>
          </table:table-cell>
          <table:table-cell table:formula="of:=[.O59]" office:value-type="float" office:value="1" calcext:value-type="float">
            <text:p>1</text:p>
          </table:table-cell>
          <table:table-cell table:formula="of:=[.P59]" office:value-type="float" office:value="0" calcext:value-type="float">
            <text:p>0</text:p>
          </table:table-cell>
          <table:table-cell table:formula="of:=[.Q59]" office:value-type="float" office:value="1" calcext:value-type="float">
            <text:p>1</text:p>
          </table:table-cell>
          <table:table-cell table:formula="of:=[.R59]" office:value-type="float" office:value="1" calcext:value-type="float">
            <text:p>1</text:p>
          </table:table-cell>
          <table:table-cell table:formula="of:=[.S59]" office:value-type="float" office:value="1" calcext:value-type="float">
            <text:p>1</text:p>
          </table:table-cell>
          <table:table-cell table:formula="of:=[.T59]" office:value-type="float" office:value="1" calcext:value-type="float">
            <text:p>1</text:p>
          </table:table-cell>
          <table:table-cell table:formula="of:=[.U59]" office:value-type="float" office:value="0" calcext:value-type="float">
            <text:p>0</text:p>
          </table:table-cell>
          <table:table-cell table:formula="of:=[.V59]" office:value-type="float" office:value="1" calcext:value-type="float">
            <text:p>1</text:p>
          </table:table-cell>
          <table:table-cell table:formula="of:=[.W59]" office:value-type="float" office:value="0" calcext:value-type="float">
            <text:p>0</text:p>
          </table:table-cell>
          <table:table-cell table:formula="of:=[.X59]" office:value-type="float" office:value="0" calcext:value-type="float">
            <text:p>0</text:p>
          </table:table-cell>
          <table:table-cell table:style-name="ce7" table:formula="of:=[.A60]*2^[.A$1]+[.B60]*2^[.B$1]+[.C60]*2^[.C$1]+[.D60]*2^[.D$1]+[.E60]*2^[.E$1]+[.F60]*2^[.F$1]+[.G60]*2^[.G$1]+[.H60]*2^[.H$1]+[.I60]*2^[.I$1]+[.J60]*2^[.J$1]+[.K60]*2^[.K$1]+[.L60]*2^[.L$1]+[.M60]*2^[.M$1]+[.N60]*2^[.N$1]+[.O60]*2^[.O$1]+[.P60]*2^[.P$1]+[.Q60]*2^[.Q$1]+[.R60]*2^[.R$1]+[.S60]*2^[.S$1]+[.T60]*2^[.T$1]+[.U60]*2^[.U$1]+[.V60]*2^[.V$1]+[.W60]*2^[.W$1]+[.X60]*2^[.X$1]+[.Y60]*2^[.Y$1]" office:value-type="float" office:value="2872052" calcext:value-type="float">
            <text:p>2872052</text:p>
          </table:table-cell>
          <table:table-cell table:formula="of:=CONCATENATE(&quot;0b&quot;;[.A60];[.B60];[.C60];[.D60];[.E60];[.F60];[.G60];[.H60];[.I60];[.J60];[.K60];[.L60];[.M60];[.N60];[.O60];[.P60];[.Q60];[.R60];[.S60];[.T60];[.U60];[.V60];[.W60];[.X60];[.Y60])" office:value-type="string" office:string-value="0b0001010111101001011110100" calcext:value-type="string">
            <text:p>0b0001010111101001011110100</text:p>
          </table:table-cell>
          <table:table-cell/>
          <table:table-cell table:formula="of:=CONCATENATE([.AA60]; &quot; soit &quot;; [.Z60])" office:value-type="string" office:string-value="0b0001010111101001011110100 soit 2872052" calcext:value-type="string">
            <text:p>0b0001010111101001011110100 soit 2872052</text:p>
          </table:table-cell>
        </table:table-row>
        <table:table-row table:style-name="ro1">
          <table:table-cell table:formula="of:=XOR(XOR(XOR(XOR([.Y60];[.W60]);[.V60]);[.U60]);[.S60])" office:value-type="float" office:value="1" calcext:value-type="float">
            <text:p>1</text:p>
          </table:table-cell>
          <table:table-cell table:formula="of:=[.A60]" office:value-type="float" office:value="0" calcext:value-type="float">
            <text:p>0</text:p>
          </table:table-cell>
          <table:table-cell table:formula="of:=[.B60]" office:value-type="float" office:value="0" calcext:value-type="float">
            <text:p>0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1" calcext:value-type="float">
            <text:p>1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" office:value-type="float" office:value="0" calcext:value-type="float">
            <text:p>0</text:p>
          </table:table-cell>
          <table:table-cell table:formula="of:=[.H60]" office:value-type="float" office:value="1" calcext:value-type="float">
            <text:p>1</text:p>
          </table:table-cell>
          <table:table-cell table:formula="of:=[.I60]" office:value-type="float" office:value="1" calcext:value-type="float">
            <text:p>1</text:p>
          </table:table-cell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1" calcext:value-type="float">
            <text:p>1</text:p>
          </table:table-cell>
          <table:table-cell table:formula="of:=[.N60]" office:value-type="float" office:value="0" calcext:value-type="float">
            <text:p>0</text:p>
          </table:table-cell>
          <table:table-cell table:formula="of:=[.O60]" office:value-type="float" office:value="0" calcext:value-type="float">
            <text:p>0</text:p>
          </table:table-cell>
          <table:table-cell table:formula="of:=[.P60]" office:value-type="float" office:value="1" calcext:value-type="float">
            <text:p>1</text:p>
          </table:table-cell>
          <table:table-cell table:formula="of:=[.Q60]" office:value-type="float" office:value="0" calcext:value-type="float">
            <text:p>0</text:p>
          </table:table-cell>
          <table:table-cell table:formula="of:=[.R60]" office:value-type="float" office:value="1" calcext:value-type="float">
            <text:p>1</text:p>
          </table:table-cell>
          <table:table-cell table:formula="of:=[.S60]" office:value-type="float" office:value="1" calcext:value-type="float">
            <text:p>1</text:p>
          </table:table-cell>
          <table:table-cell table:formula="of:=[.T60]" office:value-type="float" office:value="1" calcext:value-type="float">
            <text:p>1</text:p>
          </table:table-cell>
          <table:table-cell table:formula="of:=[.U60]" office:value-type="float" office:value="1" calcext:value-type="float">
            <text:p>1</text:p>
          </table:table-cell>
          <table:table-cell table:formula="of:=[.V60]" office:value-type="float" office:value="0" calcext:value-type="float">
            <text:p>0</text:p>
          </table:table-cell>
          <table:table-cell table:formula="of:=[.W60]" office:value-type="float" office:value="1" calcext:value-type="float">
            <text:p>1</text:p>
          </table:table-cell>
          <table:table-cell table:formula="of:=[.X60]" office:value-type="float" office:value="0" calcext:value-type="float">
            <text:p>0</text:p>
          </table:table-cell>
          <table:table-cell table:style-name="ce7" table:formula="of:=[.A61]*2^[.A$1]+[.B61]*2^[.B$1]+[.C61]*2^[.C$1]+[.D61]*2^[.D$1]+[.E61]*2^[.E$1]+[.F61]*2^[.F$1]+[.G61]*2^[.G$1]+[.H61]*2^[.H$1]+[.I61]*2^[.I$1]+[.J61]*2^[.J$1]+[.K61]*2^[.K$1]+[.L61]*2^[.L$1]+[.M61]*2^[.M$1]+[.N61]*2^[.N$1]+[.O61]*2^[.O$1]+[.P61]*2^[.P$1]+[.Q61]*2^[.Q$1]+[.R61]*2^[.R$1]+[.S61]*2^[.S$1]+[.T61]*2^[.T$1]+[.U61]*2^[.U$1]+[.V61]*2^[.V$1]+[.W61]*2^[.W$1]+[.X61]*2^[.X$1]+[.Y61]*2^[.Y$1]" office:value-type="float" office:value="18213242" calcext:value-type="float">
            <text:p>18213242</text:p>
          </table:table-cell>
          <table:table-cell table:formula="of:=CONCATENATE(&quot;0b&quot;;[.A61];[.B61];[.C61];[.D61];[.E61];[.F61];[.G61];[.H61];[.I61];[.J61];[.K61];[.L61];[.M61];[.N61];[.O61];[.P61];[.Q61];[.R61];[.S61];[.T61];[.U61];[.V61];[.W61];[.X61];[.Y61])" office:value-type="string" office:string-value="0b1000101011110100101111010" calcext:value-type="string">
            <text:p>0b1000101011110100101111010</text:p>
          </table:table-cell>
          <table:table-cell/>
          <table:table-cell table:formula="of:=CONCATENATE([.AA61]; &quot; soit &quot;; [.Z61])" office:value-type="string" office:string-value="0b1000101011110100101111010 soit 18213242" calcext:value-type="string">
            <text:p>0b1000101011110100101111010 soit 18213242</text:p>
          </table:table-cell>
        </table:table-row>
        <table:table-row table:style-name="ro1">
          <table:table-cell table:formula="of:=XOR(XOR(XOR(XOR([.Y61];[.W61]);[.V61]);[.U61]);[.S61])" office:value-type="float" office:value="1" calcext:value-type="float">
            <text:p>1</text:p>
          </table:table-cell>
          <table:table-cell table:formula="of:=[.A61]" office:value-type="float" office:value="1" calcext:value-type="float">
            <text:p>1</text:p>
          </table:table-cell>
          <table:table-cell table:formula="of:=[.B61]" office:value-type="float" office:value="0" calcext:value-type="float">
            <text:p>0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1" calcext:value-type="float">
            <text:p>1</text:p>
          </table:table-cell>
          <table:table-cell table:formula="of:=[.H61]" office:value-type="float" office:value="0" calcext:value-type="float">
            <text:p>0</text:p>
          </table:table-cell>
          <table:table-cell table:formula="of:=[.I61]" office:value-type="float" office:value="1" calcext:value-type="float">
            <text:p>1</text:p>
          </table:table-cell>
          <table:table-cell table:formula="of:=[.J61]" office:value-type="float" office:value="1" calcext:value-type="float">
            <text:p>1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1" calcext:value-type="float">
            <text:p>1</text:p>
          </table:table-cell>
          <table:table-cell table:formula="of:=[.M61]" office:value-type="float" office:value="0" calcext:value-type="float">
            <text:p>0</text:p>
          </table:table-cell>
          <table:table-cell table:formula="of:=[.N61]" office:value-type="float" office:value="1" calcext:value-type="float">
            <text:p>1</text:p>
          </table:table-cell>
          <table:table-cell table:formula="of:=[.O61]" office:value-type="float" office:value="0" calcext:value-type="float">
            <text:p>0</text:p>
          </table:table-cell>
          <table:table-cell table:formula="of:=[.P61]" office:value-type="float" office:value="0" calcext:value-type="float">
            <text:p>0</text:p>
          </table:table-cell>
          <table:table-cell table:formula="of:=[.Q61]" office:value-type="float" office:value="1" calcext:value-type="float">
            <text:p>1</text:p>
          </table:table-cell>
          <table:table-cell table:formula="of:=[.R61]" office:value-type="float" office:value="0" calcext:value-type="float">
            <text:p>0</text:p>
          </table:table-cell>
          <table:table-cell table:formula="of:=[.S61]" office:value-type="float" office:value="1" calcext:value-type="float">
            <text:p>1</text:p>
          </table:table-cell>
          <table:table-cell table:formula="of:=[.T61]" office:value-type="float" office:value="1" calcext:value-type="float">
            <text:p>1</text:p>
          </table:table-cell>
          <table:table-cell table:formula="of:=[.U61]" office:value-type="float" office:value="1" calcext:value-type="float">
            <text:p>1</text:p>
          </table:table-cell>
          <table:table-cell table:formula="of:=[.V61]" office:value-type="float" office:value="1" calcext:value-type="float">
            <text:p>1</text:p>
          </table:table-cell>
          <table:table-cell table:formula="of:=[.W61]" office:value-type="float" office:value="0" calcext:value-type="float">
            <text:p>0</text:p>
          </table:table-cell>
          <table:table-cell table:formula="of:=[.X61]" office:value-type="float" office:value="1" calcext:value-type="float">
            <text:p>1</text:p>
          </table:table-cell>
          <table:table-cell table:style-name="ce7" table:formula="of:=[.A62]*2^[.A$1]+[.B62]*2^[.B$1]+[.C62]*2^[.C$1]+[.D62]*2^[.D$1]+[.E62]*2^[.E$1]+[.F62]*2^[.F$1]+[.G62]*2^[.G$1]+[.H62]*2^[.H$1]+[.I62]*2^[.I$1]+[.J62]*2^[.J$1]+[.K62]*2^[.K$1]+[.L62]*2^[.L$1]+[.M62]*2^[.M$1]+[.N62]*2^[.N$1]+[.O62]*2^[.O$1]+[.P62]*2^[.P$1]+[.Q62]*2^[.Q$1]+[.R62]*2^[.R$1]+[.S62]*2^[.S$1]+[.T62]*2^[.T$1]+[.U62]*2^[.U$1]+[.V62]*2^[.V$1]+[.W62]*2^[.W$1]+[.X62]*2^[.X$1]+[.Y62]*2^[.Y$1]" office:value-type="float" office:value="25883837" calcext:value-type="float">
            <text:p>25883837</text:p>
          </table:table-cell>
          <table:table-cell table:formula="of:=CONCATENATE(&quot;0b&quot;;[.A62];[.B62];[.C62];[.D62];[.E62];[.F62];[.G62];[.H62];[.I62];[.J62];[.K62];[.L62];[.M62];[.N62];[.O62];[.P62];[.Q62];[.R62];[.S62];[.T62];[.U62];[.V62];[.W62];[.X62];[.Y62])" office:value-type="string" office:string-value="0b1100010101111010010111101" calcext:value-type="string">
            <text:p>0b1100010101111010010111101</text:p>
          </table:table-cell>
          <table:table-cell/>
          <table:table-cell table:formula="of:=CONCATENATE([.AA62]; &quot; soit &quot;; [.Z62])" office:value-type="string" office:string-value="0b1100010101111010010111101 soit 25883837" calcext:value-type="string">
            <text:p>0b1100010101111010010111101 soit 25883837</text:p>
          </table:table-cell>
        </table:table-row>
        <table:table-row table:style-name="ro1">
          <table:table-cell table:formula="of:=XOR(XOR(XOR(XOR([.Y62];[.W62]);[.V62]);[.U62]);[.S62])" office:value-type="float" office:value="0" calcext:value-type="float">
            <text:p>0</text:p>
          </table:table-cell>
          <table:table-cell table:formula="of:=[.A62]" office:value-type="float" office:value="1" calcext:value-type="float">
            <text:p>1</text:p>
          </table:table-cell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1" calcext:value-type="float">
            <text:p>1</text:p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1" calcext:value-type="float">
            <text:p>1</text:p>
          </table:table-cell>
          <table:table-cell table:formula="of:=[.K62]" office:value-type="float" office:value="1" calcext:value-type="float">
            <text:p>1</text:p>
          </table:table-cell>
          <table:table-cell table:formula="of:=[.L62]" office:value-type="float" office:value="1" calcext:value-type="float">
            <text:p>1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0" calcext:value-type="float">
            <text:p>0</text:p>
          </table:table-cell>
          <table:table-cell table:formula="of:=[.O62]" office:value-type="float" office:value="1" calcext:value-type="float">
            <text:p>1</text:p>
          </table:table-cell>
          <table:table-cell table:formula="of:=[.P62]" office:value-type="float" office:value="0" calcext:value-type="float">
            <text:p>0</text:p>
          </table:table-cell>
          <table:table-cell table:formula="of:=[.Q62]" office:value-type="float" office:value="0" calcext:value-type="float">
            <text:p>0</text:p>
          </table:table-cell>
          <table:table-cell table:formula="of:=[.R62]" office:value-type="float" office:value="1" calcext:value-type="float">
            <text:p>1</text:p>
          </table:table-cell>
          <table:table-cell table:formula="of:=[.S62]" office:value-type="float" office:value="0" calcext:value-type="float">
            <text:p>0</text:p>
          </table:table-cell>
          <table:table-cell table:formula="of:=[.T62]" office:value-type="float" office:value="1" calcext:value-type="float">
            <text:p>1</text:p>
          </table:table-cell>
          <table:table-cell table:formula="of:=[.U62]" office:value-type="float" office:value="1" calcext:value-type="float">
            <text:p>1</text:p>
          </table:table-cell>
          <table:table-cell table:formula="of:=[.V62]" office:value-type="float" office:value="1" calcext:value-type="float">
            <text:p>1</text:p>
          </table:table-cell>
          <table:table-cell table:formula="of:=[.W62]" office:value-type="float" office:value="1" calcext:value-type="float">
            <text:p>1</text:p>
          </table:table-cell>
          <table:table-cell table:formula="of:=[.X62]" office:value-type="float" office:value="0" calcext:value-type="float">
            <text:p>0</text:p>
          </table:table-cell>
          <table:table-cell table:style-name="ce7" table:formula="of:=[.A63]*2^[.A$1]+[.B63]*2^[.B$1]+[.C63]*2^[.C$1]+[.D63]*2^[.D$1]+[.E63]*2^[.E$1]+[.F63]*2^[.F$1]+[.G63]*2^[.G$1]+[.H63]*2^[.H$1]+[.I63]*2^[.I$1]+[.J63]*2^[.J$1]+[.K63]*2^[.K$1]+[.L63]*2^[.L$1]+[.M63]*2^[.M$1]+[.N63]*2^[.N$1]+[.O63]*2^[.O$1]+[.P63]*2^[.P$1]+[.Q63]*2^[.Q$1]+[.R63]*2^[.R$1]+[.S63]*2^[.S$1]+[.T63]*2^[.T$1]+[.U63]*2^[.U$1]+[.V63]*2^[.V$1]+[.W63]*2^[.W$1]+[.X63]*2^[.X$1]+[.Y63]*2^[.Y$1]" office:value-type="float" office:value="12941918" calcext:value-type="float">
            <text:p>12941918</text:p>
          </table:table-cell>
          <table:table-cell table:formula="of:=CONCATENATE(&quot;0b&quot;;[.A63];[.B63];[.C63];[.D63];[.E63];[.F63];[.G63];[.H63];[.I63];[.J63];[.K63];[.L63];[.M63];[.N63];[.O63];[.P63];[.Q63];[.R63];[.S63];[.T63];[.U63];[.V63];[.W63];[.X63];[.Y63])" office:value-type="string" office:string-value="0b0110001010111101001011110" calcext:value-type="string">
            <text:p>0b0110001010111101001011110</text:p>
          </table:table-cell>
          <table:table-cell/>
          <table:table-cell table:formula="of:=CONCATENATE([.AA63]; &quot; soit &quot;; [.Z63])" office:value-type="string" office:string-value="0b0110001010111101001011110 soit 12941918" calcext:value-type="string">
            <text:p>0b0110001010111101001011110 soit 12941918</text:p>
          </table:table-cell>
        </table:table-row>
        <table:table-row table:style-name="ro1">
          <table:table-cell table:formula="of:=XOR(XOR(XOR(XOR([.Y63];[.W63]);[.V63]);[.U63]);[.S63])" office:value-type="float" office:value="0" calcext:value-type="float">
            <text:p>0</text:p>
          </table:table-cell>
          <table:table-cell table:formula="of:=[.A63]" office:value-type="float" office:value="0" calcext:value-type="float">
            <text:p>0</text:p>
          </table:table-cell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1" calcext:value-type="float">
            <text:p>1</text:p>
          </table:table-cell>
          <table:table-cell table:formula="of:=[.D63]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1" calcext:value-type="float">
            <text:p>1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1" calcext:value-type="float">
            <text:p>1</text:p>
          </table:table-cell>
          <table:table-cell table:formula="of:=[.L63]" office:value-type="float" office:value="1" calcext:value-type="float">
            <text:p>1</text:p>
          </table:table-cell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1" calcext:value-type="float">
            <text:p>1</text:p>
          </table:table-cell>
          <table:table-cell table:formula="of:=[.O63]" office:value-type="float" office:value="0" calcext:value-type="float">
            <text:p>0</text:p>
          </table:table-cell>
          <table:table-cell table:formula="of:=[.P63]" office:value-type="float" office:value="1" calcext:value-type="float">
            <text:p>1</text:p>
          </table:table-cell>
          <table:table-cell table:formula="of:=[.Q63]" office:value-type="float" office:value="0" calcext:value-type="float">
            <text:p>0</text:p>
          </table:table-cell>
          <table:table-cell table:formula="of:=[.R63]" office:value-type="float" office:value="0" calcext:value-type="float">
            <text:p>0</text:p>
          </table:table-cell>
          <table:table-cell table:formula="of:=[.S63]" office:value-type="float" office:value="1" calcext:value-type="float">
            <text:p>1</text:p>
          </table:table-cell>
          <table:table-cell table:formula="of:=[.T63]" office:value-type="float" office:value="0" calcext:value-type="float">
            <text:p>0</text:p>
          </table:table-cell>
          <table:table-cell table:formula="of:=[.U63]" office:value-type="float" office:value="1" calcext:value-type="float">
            <text:p>1</text:p>
          </table:table-cell>
          <table:table-cell table:formula="of:=[.V63]" office:value-type="float" office:value="1" calcext:value-type="float">
            <text:p>1</text:p>
          </table:table-cell>
          <table:table-cell table:formula="of:=[.W63]" office:value-type="float" office:value="1" calcext:value-type="float">
            <text:p>1</text:p>
          </table:table-cell>
          <table:table-cell table:formula="of:=[.X63]" office:value-type="float" office:value="1" calcext:value-type="float">
            <text:p>1</text:p>
          </table:table-cell>
          <table:table-cell table:style-name="ce7" table:formula="of:=[.A64]*2^[.A$1]+[.B64]*2^[.B$1]+[.C64]*2^[.C$1]+[.D64]*2^[.D$1]+[.E64]*2^[.E$1]+[.F64]*2^[.F$1]+[.G64]*2^[.G$1]+[.H64]*2^[.H$1]+[.I64]*2^[.I$1]+[.J64]*2^[.J$1]+[.K64]*2^[.K$1]+[.L64]*2^[.L$1]+[.M64]*2^[.M$1]+[.N64]*2^[.N$1]+[.O64]*2^[.O$1]+[.P64]*2^[.P$1]+[.Q64]*2^[.Q$1]+[.R64]*2^[.R$1]+[.S64]*2^[.S$1]+[.T64]*2^[.T$1]+[.U64]*2^[.U$1]+[.V64]*2^[.V$1]+[.W64]*2^[.W$1]+[.X64]*2^[.X$1]+[.Y64]*2^[.Y$1]" office:value-type="float" office:value="6470959" calcext:value-type="float">
            <text:p>6470959</text:p>
          </table:table-cell>
          <table:table-cell table:formula="of:=CONCATENATE(&quot;0b&quot;;[.A64];[.B64];[.C64];[.D64];[.E64];[.F64];[.G64];[.H64];[.I64];[.J64];[.K64];[.L64];[.M64];[.N64];[.O64];[.P64];[.Q64];[.R64];[.S64];[.T64];[.U64];[.V64];[.W64];[.X64];[.Y64])" office:value-type="string" office:string-value="0b0011000101011110100101111" calcext:value-type="string">
            <text:p>0b0011000101011110100101111</text:p>
          </table:table-cell>
          <table:table-cell/>
          <table:table-cell table:formula="of:=CONCATENATE([.AA64]; &quot; soit &quot;; [.Z64])" office:value-type="string" office:string-value="0b0011000101011110100101111 soit 6470959" calcext:value-type="string">
            <text:p>0b0011000101011110100101111 soit 6470959</text:p>
          </table:table-cell>
        </table:table-row>
        <table:table-row table:style-name="ro1">
          <table:table-cell table:formula="of:=XOR(XOR(XOR(XOR([.Y64];[.W64]);[.V64]);[.U64]);[.S64])" office:value-type="float" office:value="1" calcext:value-type="float">
            <text:p>1</text:p>
          </table:table-cell>
          <table:table-cell table:formula="of:=[.A64]" office:value-type="float" office:value="0" calcext:value-type="float">
            <text:p>0</text:p>
          </table:table-cell>
          <table:table-cell table:formula="of:=[.B64]" office:value-type="float" office:value="0" calcext:value-type="float">
            <text:p>0</text:p>
          </table:table-cell>
          <table:table-cell table:formula="of:=[.C64]" office:value-type="float" office:value="1" calcext:value-type="float">
            <text:p>1</text:p>
          </table:table-cell>
          <table:table-cell table:formula="of:=[.D64]" office:value-type="float" office:value="1" calcext:value-type="float">
            <text:p>1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0" calcext:value-type="float">
            <text:p>0</text:p>
          </table:table-cell>
          <table:table-cell table:formula="of:=[.H64]" office:value-type="float" office:value="1" calcext:value-type="float">
            <text:p>1</text:p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1" calcext:value-type="float">
            <text:p>1</text:p>
          </table:table-cell>
          <table:table-cell table:formula="of:=[.K64]" office:value-type="float" office:value="0" calcext:value-type="float">
            <text:p>0</text:p>
          </table:table-cell>
          <table:table-cell table:formula="of:=[.L64]" office:value-type="float" office:value="1" calcext:value-type="float">
            <text:p>1</text:p>
          </table:table-cell>
          <table:table-cell table:formula="of:=[.M64]" office:value-type="float" office:value="1" calcext:value-type="float">
            <text:p>1</text:p>
          </table:table-cell>
          <table:table-cell table:formula="of:=[.N64]" office:value-type="float" office:value="1" calcext:value-type="float">
            <text:p>1</text:p>
          </table:table-cell>
          <table:table-cell table:formula="of:=[.O64]" office:value-type="float" office:value="1" calcext:value-type="float">
            <text:p>1</text:p>
          </table:table-cell>
          <table:table-cell table:formula="of:=[.P64]" office:value-type="float" office:value="0" calcext:value-type="float">
            <text:p>0</text:p>
          </table:table-cell>
          <table:table-cell table:formula="of:=[.Q64]" office:value-type="float" office:value="1" calcext:value-type="float">
            <text:p>1</text:p>
          </table:table-cell>
          <table:table-cell table:formula="of:=[.R64]" office:value-type="float" office:value="0" calcext:value-type="float">
            <text:p>0</text:p>
          </table:table-cell>
          <table:table-cell table:formula="of:=[.S64]" office:value-type="float" office:value="0" calcext:value-type="float">
            <text:p>0</text:p>
          </table:table-cell>
          <table:table-cell table:formula="of:=[.T64]" office:value-type="float" office:value="1" calcext:value-type="float">
            <text:p>1</text:p>
          </table:table-cell>
          <table:table-cell table:formula="of:=[.U64]" office:value-type="float" office:value="0" calcext:value-type="float">
            <text:p>0</text:p>
          </table:table-cell>
          <table:table-cell table:formula="of:=[.V64]" office:value-type="float" office:value="1" calcext:value-type="float">
            <text:p>1</text:p>
          </table:table-cell>
          <table:table-cell table:formula="of:=[.W64]" office:value-type="float" office:value="1" calcext:value-type="float">
            <text:p>1</text:p>
          </table:table-cell>
          <table:table-cell table:formula="of:=[.X64]" office:value-type="float" office:value="1" calcext:value-type="float">
            <text:p>1</text:p>
          </table:table-cell>
          <table:table-cell table:style-name="ce7" table:formula="of:=[.A65]*2^[.A$1]+[.B65]*2^[.B$1]+[.C65]*2^[.C$1]+[.D65]*2^[.D$1]+[.E65]*2^[.E$1]+[.F65]*2^[.F$1]+[.G65]*2^[.G$1]+[.H65]*2^[.H$1]+[.I65]*2^[.I$1]+[.J65]*2^[.J$1]+[.K65]*2^[.K$1]+[.L65]*2^[.L$1]+[.M65]*2^[.M$1]+[.N65]*2^[.N$1]+[.O65]*2^[.O$1]+[.P65]*2^[.P$1]+[.Q65]*2^[.Q$1]+[.R65]*2^[.R$1]+[.S65]*2^[.S$1]+[.T65]*2^[.T$1]+[.U65]*2^[.U$1]+[.V65]*2^[.V$1]+[.W65]*2^[.W$1]+[.X65]*2^[.X$1]+[.Y65]*2^[.Y$1]" office:value-type="float" office:value="20012695" calcext:value-type="float">
            <text:p>20012695</text:p>
          </table:table-cell>
          <table:table-cell table:formula="of:=CONCATENATE(&quot;0b&quot;;[.A65];[.B65];[.C65];[.D65];[.E65];[.F65];[.G65];[.H65];[.I65];[.J65];[.K65];[.L65];[.M65];[.N65];[.O65];[.P65];[.Q65];[.R65];[.S65];[.T65];[.U65];[.V65];[.W65];[.X65];[.Y65])" office:value-type="string" office:string-value="0b1001100010101111010010111" calcext:value-type="string">
            <text:p>0b1001100010101111010010111</text:p>
          </table:table-cell>
          <table:table-cell/>
          <table:table-cell table:formula="of:=CONCATENATE([.AA65]; &quot; soit &quot;; [.Z65])" office:value-type="string" office:string-value="0b1001100010101111010010111 soit 20012695" calcext:value-type="string">
            <text:p>0b1001100010101111010010111 soit 20012695</text:p>
          </table:table-cell>
        </table:table-row>
        <table:table-row table:style-name="ro1">
          <table:table-cell table:formula="of:=XOR(XOR(XOR(XOR([.Y65];[.W65]);[.V65]);[.U65]);[.S65])" office:value-type="float" office:value="1" calcext:value-type="float">
            <text:p>1</text:p>
          </table:table-cell>
          <table:table-cell table:formula="of:=[.A65]" office:value-type="float" office:value="1" calcext:value-type="float">
            <text:p>1</text:p>
          </table:table-cell>
          <table:table-cell table:formula="of:=[.B65]" office:value-type="float" office:value="0" calcext:value-type="float">
            <text:p>0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0" calcext:value-type="float">
            <text:p>0</text:p>
          </table:table-cell>
          <table:table-cell table:formula="of:=[.H65]" office:value-type="float" office:value="0" calcext:value-type="float">
            <text:p>0</text:p>
          </table:table-cell>
          <table:table-cell table:formula="of:=[.I65]" office:value-type="float" office:value="1" calcext:value-type="float">
            <text:p>1</text:p>
          </table:table-cell>
          <table:table-cell table:formula="of:=[.J65]" office:value-type="float" office:value="0" calcext:value-type="float">
            <text:p>0</text:p>
          </table:table-cell>
          <table:table-cell table:formula="of:=[.K65]" office:value-type="float" office:value="1" calcext:value-type="float">
            <text:p>1</text:p>
          </table:table-cell>
          <table:table-cell table:formula="of:=[.L65]" office:value-type="float" office:value="0" calcext:value-type="float">
            <text:p>0</text:p>
          </table:table-cell>
          <table:table-cell table:formula="of:=[.M65]" office:value-type="float" office:value="1" calcext:value-type="float">
            <text:p>1</text:p>
          </table:table-cell>
          <table:table-cell table:formula="of:=[.N65]" office:value-type="float" office:value="1" calcext:value-type="float">
            <text:p>1</text:p>
          </table:table-cell>
          <table:table-cell table:formula="of:=[.O65]" office:value-type="float" office:value="1" calcext:value-type="float">
            <text:p>1</text:p>
          </table:table-cell>
          <table:table-cell table:formula="of:=[.P65]" office:value-type="float" office:value="1" calcext:value-type="float">
            <text:p>1</text:p>
          </table:table-cell>
          <table:table-cell table:formula="of:=[.Q65]" office:value-type="float" office:value="0" calcext:value-type="float">
            <text:p>0</text:p>
          </table:table-cell>
          <table:table-cell table:formula="of:=[.R65]" office:value-type="float" office:value="1" calcext:value-type="float">
            <text:p>1</text:p>
          </table:table-cell>
          <table:table-cell table:formula="of:=[.S65]" office:value-type="float" office:value="0" calcext:value-type="float">
            <text:p>0</text:p>
          </table:table-cell>
          <table:table-cell table:formula="of:=[.T65]" office:value-type="float" office:value="0" calcext:value-type="float">
            <text:p>0</text:p>
          </table:table-cell>
          <table:table-cell table:formula="of:=[.U65]" office:value-type="float" office:value="1" calcext:value-type="float">
            <text:p>1</text:p>
          </table:table-cell>
          <table:table-cell table:formula="of:=[.V65]" office:value-type="float" office:value="0" calcext:value-type="float">
            <text:p>0</text:p>
          </table:table-cell>
          <table:table-cell table:formula="of:=[.W65]" office:value-type="float" office:value="1" calcext:value-type="float">
            <text:p>1</text:p>
          </table:table-cell>
          <table:table-cell table:formula="of:=[.X65]" office:value-type="float" office:value="1" calcext:value-type="float">
            <text:p>1</text:p>
          </table:table-cell>
          <table:table-cell table:style-name="ce7" table:formula="of:=[.A66]*2^[.A$1]+[.B66]*2^[.B$1]+[.C66]*2^[.C$1]+[.D66]*2^[.D$1]+[.E66]*2^[.E$1]+[.F66]*2^[.F$1]+[.G66]*2^[.G$1]+[.H66]*2^[.H$1]+[.I66]*2^[.I$1]+[.J66]*2^[.J$1]+[.K66]*2^[.K$1]+[.L66]*2^[.L$1]+[.M66]*2^[.M$1]+[.N66]*2^[.N$1]+[.O66]*2^[.O$1]+[.P66]*2^[.P$1]+[.Q66]*2^[.Q$1]+[.R66]*2^[.R$1]+[.S66]*2^[.S$1]+[.T66]*2^[.T$1]+[.U66]*2^[.U$1]+[.V66]*2^[.V$1]+[.W66]*2^[.W$1]+[.X66]*2^[.X$1]+[.Y66]*2^[.Y$1]" office:value-type="float" office:value="26783563" calcext:value-type="float">
            <text:p>26783563</text:p>
          </table:table-cell>
          <table:table-cell table:formula="of:=CONCATENATE(&quot;0b&quot;;[.A66];[.B66];[.C66];[.D66];[.E66];[.F66];[.G66];[.H66];[.I66];[.J66];[.K66];[.L66];[.M66];[.N66];[.O66];[.P66];[.Q66];[.R66];[.S66];[.T66];[.U66];[.V66];[.W66];[.X66];[.Y66])" office:value-type="string" office:string-value="0b1100110001010111101001011" calcext:value-type="string">
            <text:p>0b1100110001010111101001011</text:p>
          </table:table-cell>
          <table:table-cell/>
          <table:table-cell table:formula="of:=CONCATENATE([.AA66]; &quot; soit &quot;; [.Z66])" office:value-type="string" office:string-value="0b1100110001010111101001011 soit 26783563" calcext:value-type="string">
            <text:p>0b1100110001010111101001011 soit 26783563</text:p>
          </table:table-cell>
        </table:table-row>
        <table:table-row table:style-name="ro1">
          <table:table-cell table:formula="of:=XOR(XOR(XOR(XOR([.Y66];[.W66]);[.V66]);[.U66]);[.S66])" office:value-type="float" office:value="1" calcext:value-type="float">
            <text:p>1</text:p>
          </table:table-cell>
          <table:table-cell table:formula="of:=[.A66]" office:value-type="float" office:value="1" calcext:value-type="float">
            <text:p>1</text:p>
          </table:table-cell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1" calcext:value-type="float">
            <text:p>1</text:p>
          </table:table-cell>
          <table:table-cell table:formula="of:=[.G66]" office:value-type="float" office:value="0" calcext:value-type="float">
            <text:p>0</text:p>
          </table:table-cell>
          <table:table-cell table:formula="of:=[.H66]" office:value-type="float" office:value="0" calcext:value-type="float">
            <text:p>0</text:p>
          </table:table-cell>
          <table:table-cell table:formula="of:=[.I66]" office:value-type="float" office:value="0" calcext:value-type="float">
            <text:p>0</text:p>
          </table:table-cell>
          <table:table-cell table:formula="of:=[.J66]" office:value-type="float" office:value="1" calcext:value-type="float">
            <text:p>1</text:p>
          </table:table-cell>
          <table:table-cell table:formula="of:=[.K66]" office:value-type="float" office:value="0" calcext:value-type="float">
            <text:p>0</text:p>
          </table:table-cell>
          <table:table-cell table:formula="of:=[.L66]" office:value-type="float" office:value="1" calcext:value-type="float">
            <text:p>1</text:p>
          </table:table-cell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1" calcext:value-type="float">
            <text:p>1</text:p>
          </table:table-cell>
          <table:table-cell table:formula="of:=[.O66]" office:value-type="float" office:value="1" calcext:value-type="float">
            <text:p>1</text:p>
          </table:table-cell>
          <table:table-cell table:formula="of:=[.P66]" office:value-type="float" office:value="1" calcext:value-type="float">
            <text:p>1</text:p>
          </table:table-cell>
          <table:table-cell table:formula="of:=[.Q66]" office:value-type="float" office:value="1" calcext:value-type="float">
            <text:p>1</text:p>
          </table:table-cell>
          <table:table-cell table:formula="of:=[.R66]" office:value-type="float" office:value="0" calcext:value-type="float">
            <text:p>0</text:p>
          </table:table-cell>
          <table:table-cell table:formula="of:=[.S66]" office:value-type="float" office:value="1" calcext:value-type="float">
            <text:p>1</text:p>
          </table:table-cell>
          <table:table-cell table:formula="of:=[.T66]" office:value-type="float" office:value="0" calcext:value-type="float">
            <text:p>0</text:p>
          </table:table-cell>
          <table:table-cell table:formula="of:=[.U66]" office:value-type="float" office:value="0" calcext:value-type="float">
            <text:p>0</text:p>
          </table:table-cell>
          <table:table-cell table:formula="of:=[.V66]" office:value-type="float" office:value="1" calcext:value-type="float">
            <text:p>1</text:p>
          </table:table-cell>
          <table:table-cell table:formula="of:=[.W66]" office:value-type="float" office:value="0" calcext:value-type="float">
            <text:p>0</text:p>
          </table:table-cell>
          <table:table-cell table:formula="of:=[.X66]" office:value-type="float" office:value="1" calcext:value-type="float">
            <text:p>1</text:p>
          </table:table-cell>
          <table:table-cell table:style-name="ce7" table:formula="of:=[.A67]*2^[.A$1]+[.B67]*2^[.B$1]+[.C67]*2^[.C$1]+[.D67]*2^[.D$1]+[.E67]*2^[.E$1]+[.F67]*2^[.F$1]+[.G67]*2^[.G$1]+[.H67]*2^[.H$1]+[.I67]*2^[.I$1]+[.J67]*2^[.J$1]+[.K67]*2^[.K$1]+[.L67]*2^[.L$1]+[.M67]*2^[.M$1]+[.N67]*2^[.N$1]+[.O67]*2^[.O$1]+[.P67]*2^[.P$1]+[.Q67]*2^[.Q$1]+[.R67]*2^[.R$1]+[.S67]*2^[.S$1]+[.T67]*2^[.T$1]+[.U67]*2^[.U$1]+[.V67]*2^[.V$1]+[.W67]*2^[.W$1]+[.X67]*2^[.X$1]+[.Y67]*2^[.Y$1]" office:value-type="float" office:value="30168997" calcext:value-type="float">
            <text:p>30168997</text:p>
          </table:table-cell>
          <table:table-cell table:formula="of:=CONCATENATE(&quot;0b&quot;;[.A67];[.B67];[.C67];[.D67];[.E67];[.F67];[.G67];[.H67];[.I67];[.J67];[.K67];[.L67];[.M67];[.N67];[.O67];[.P67];[.Q67];[.R67];[.S67];[.T67];[.U67];[.V67];[.W67];[.X67];[.Y67])" office:value-type="string" office:string-value="0b1110011000101011110100101" calcext:value-type="string">
            <text:p>0b1110011000101011110100101</text:p>
          </table:table-cell>
          <table:table-cell/>
          <table:table-cell table:formula="of:=CONCATENATE([.AA67]; &quot; soit &quot;; [.Z67])" office:value-type="string" office:string-value="0b1110011000101011110100101 soit 30168997" calcext:value-type="string">
            <text:p>0b1110011000101011110100101 soit 30168997</text:p>
          </table:table-cell>
        </table:table-row>
        <table:table-row table:style-name="ro1">
          <table:table-cell table:formula="of:=XOR(XOR(XOR(XOR([.Y67];[.W67]);[.V67]);[.U67]);[.S67])" office:value-type="float" office:value="0" calcext:value-type="float">
            <text:p>0</text:p>
          </table:table-cell>
          <table:table-cell table:formula="of:=[.A67]" office:value-type="float" office:value="1" calcext:value-type="float">
            <text:p>1</text:p>
          </table:table-cell>
          <table:table-cell table:formula="of:=[.B67]" office:value-type="float" office:value="1" calcext:value-type="float">
            <text:p>1</text:p>
          </table:table-cell>
          <table:table-cell table:formula="of:=[.C67]" office:value-type="float" office:value="1" calcext:value-type="float">
            <text:p>1</text:p>
          </table:table-cell>
          <table:table-cell table:formula="of:=[.D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" office:value-type="float" office:value="1" calcext:value-type="float">
            <text:p>1</text:p>
          </table:table-cell>
          <table:table-cell table:formula="of:=[.H67]" office:value-type="float" office:value="0" calcext:value-type="float">
            <text:p>0</text:p>
          </table:table-cell>
          <table:table-cell table:formula="of:=[.I67]" office:value-type="float" office:value="0" calcext:value-type="float">
            <text:p>0</text:p>
          </table:table-cell>
          <table:table-cell table:formula="of:=[.J67]" office:value-type="float" office:value="0" calcext:value-type="float">
            <text:p>0</text:p>
          </table:table-cell>
          <table:table-cell table:formula="of:=[.K67]" office:value-type="float" office:value="1" calcext:value-type="float">
            <text:p>1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" office:value-type="float" office:value="1" calcext:value-type="float">
            <text:p>1</text:p>
          </table:table-cell>
          <table:table-cell table:formula="of:=[.N67]" office:value-type="float" office:value="0" calcext:value-type="float">
            <text:p>0</text:p>
          </table:table-cell>
          <table:table-cell table:formula="of:=[.O67]" office:value-type="float" office:value="1" calcext:value-type="float">
            <text:p>1</text:p>
          </table:table-cell>
          <table:table-cell table:formula="of:=[.P67]" office:value-type="float" office:value="1" calcext:value-type="float">
            <text:p>1</text:p>
          </table:table-cell>
          <table:table-cell table:formula="of:=[.Q67]" office:value-type="float" office:value="1" calcext:value-type="float">
            <text:p>1</text:p>
          </table:table-cell>
          <table:table-cell table:formula="of:=[.R67]" office:value-type="float" office:value="1" calcext:value-type="float">
            <text:p>1</text:p>
          </table:table-cell>
          <table:table-cell table:formula="of:=[.S67]" office:value-type="float" office:value="0" calcext:value-type="float">
            <text:p>0</text:p>
          </table:table-cell>
          <table:table-cell table:formula="of:=[.T67]" office:value-type="float" office:value="1" calcext:value-type="float">
            <text:p>1</text:p>
          </table:table-cell>
          <table:table-cell table:formula="of:=[.U67]" office:value-type="float" office:value="0" calcext:value-type="float">
            <text:p>0</text:p>
          </table:table-cell>
          <table:table-cell table:formula="of:=[.V67]" office:value-type="float" office:value="0" calcext:value-type="float">
            <text:p>0</text:p>
          </table:table-cell>
          <table:table-cell table:formula="of:=[.W67]" office:value-type="float" office:value="1" calcext:value-type="float">
            <text:p>1</text:p>
          </table:table-cell>
          <table:table-cell table:formula="of:=[.X67]" office:value-type="float" office:value="0" calcext:value-type="float">
            <text:p>0</text:p>
          </table:table-cell>
          <table:table-cell table:style-name="ce7" table:formula="of:=[.A68]*2^[.A$1]+[.B68]*2^[.B$1]+[.C68]*2^[.C$1]+[.D68]*2^[.D$1]+[.E68]*2^[.E$1]+[.F68]*2^[.F$1]+[.G68]*2^[.G$1]+[.H68]*2^[.H$1]+[.I68]*2^[.I$1]+[.J68]*2^[.J$1]+[.K68]*2^[.K$1]+[.L68]*2^[.L$1]+[.M68]*2^[.M$1]+[.N68]*2^[.N$1]+[.O68]*2^[.O$1]+[.P68]*2^[.P$1]+[.Q68]*2^[.Q$1]+[.R68]*2^[.R$1]+[.S68]*2^[.S$1]+[.T68]*2^[.T$1]+[.U68]*2^[.U$1]+[.V68]*2^[.V$1]+[.W68]*2^[.W$1]+[.X68]*2^[.X$1]+[.Y68]*2^[.Y$1]" office:value-type="float" office:value="15084498" calcext:value-type="float">
            <text:p>15084498</text:p>
          </table:table-cell>
          <table:table-cell table:formula="of:=CONCATENATE(&quot;0b&quot;;[.A68];[.B68];[.C68];[.D68];[.E68];[.F68];[.G68];[.H68];[.I68];[.J68];[.K68];[.L68];[.M68];[.N68];[.O68];[.P68];[.Q68];[.R68];[.S68];[.T68];[.U68];[.V68];[.W68];[.X68];[.Y68])" office:value-type="string" office:string-value="0b0111001100010101111010010" calcext:value-type="string">
            <text:p>0b0111001100010101111010010</text:p>
          </table:table-cell>
          <table:table-cell/>
          <table:table-cell table:formula="of:=CONCATENATE([.AA68]; &quot; soit &quot;; [.Z68])" office:value-type="string" office:string-value="0b0111001100010101111010010 soit 15084498" calcext:value-type="string">
            <text:p>0b0111001100010101111010010 soit 15084498</text:p>
          </table:table-cell>
        </table:table-row>
        <table:table-row table:style-name="ro1">
          <table:table-cell table:formula="of:=XOR(XOR(XOR(XOR([.Y68];[.W68]);[.V68]);[.U68]);[.S68])" office:value-type="float" office:value="0" calcext:value-type="float">
            <text:p>0</text:p>
          </table:table-cell>
          <table:table-cell table:formula="of:=[.A68]" office:value-type="float" office:value="0" calcext:value-type="float">
            <text:p>0</text:p>
          </table:table-cell>
          <table:table-cell table:formula="of:=[.B68]" office:value-type="float" office:value="1" calcext:value-type="float">
            <text:p>1</text:p>
          </table:table-cell>
          <table:table-cell table:formula="of:=[.C68]" office:value-type="float" office:value="1" calcext:value-type="float">
            <text:p>1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1" calcext:value-type="float">
            <text:p>1</text:p>
          </table:table-cell>
          <table:table-cell table:formula="of:=[.H68]" office:value-type="float" office:value="1" calcext:value-type="float">
            <text:p>1</text:p>
          </table:table-cell>
          <table:table-cell table:formula="of:=[.I68]" office:value-type="float" office:value="0" calcext:value-type="float">
            <text:p>0</text:p>
          </table:table-cell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0" calcext:value-type="float">
            <text:p>0</text:p>
          </table:table-cell>
          <table:table-cell table:formula="of:=[.L68]" office:value-type="float" office:value="1" calcext:value-type="float">
            <text:p>1</text:p>
          </table:table-cell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1" calcext:value-type="float">
            <text:p>1</text:p>
          </table:table-cell>
          <table:table-cell table:formula="of:=[.O68]" office:value-type="float" office:value="0" calcext:value-type="float">
            <text:p>0</text:p>
          </table:table-cell>
          <table:table-cell table:formula="of:=[.P68]" office:value-type="float" office:value="1" calcext:value-type="float">
            <text:p>1</text:p>
          </table:table-cell>
          <table:table-cell table:formula="of:=[.Q68]" office:value-type="float" office:value="1" calcext:value-type="float">
            <text:p>1</text:p>
          </table:table-cell>
          <table:table-cell table:formula="of:=[.R68]" office:value-type="float" office:value="1" calcext:value-type="float">
            <text:p>1</text:p>
          </table:table-cell>
          <table:table-cell table:formula="of:=[.S68]" office:value-type="float" office:value="1" calcext:value-type="float">
            <text:p>1</text:p>
          </table:table-cell>
          <table:table-cell table:formula="of:=[.T68]" office:value-type="float" office:value="0" calcext:value-type="float">
            <text:p>0</text:p>
          </table:table-cell>
          <table:table-cell table:formula="of:=[.U68]" office:value-type="float" office:value="1" calcext:value-type="float">
            <text:p>1</text:p>
          </table:table-cell>
          <table:table-cell table:formula="of:=[.V68]" office:value-type="float" office:value="0" calcext:value-type="float">
            <text:p>0</text:p>
          </table:table-cell>
          <table:table-cell table:formula="of:=[.W68]" office:value-type="float" office:value="0" calcext:value-type="float">
            <text:p>0</text:p>
          </table:table-cell>
          <table:table-cell table:formula="of:=[.X68]" office:value-type="float" office:value="1" calcext:value-type="float">
            <text:p>1</text:p>
          </table:table-cell>
          <table:table-cell table:style-name="ce7" table:formula="of:=[.A69]*2^[.A$1]+[.B69]*2^[.B$1]+[.C69]*2^[.C$1]+[.D69]*2^[.D$1]+[.E69]*2^[.E$1]+[.F69]*2^[.F$1]+[.G69]*2^[.G$1]+[.H69]*2^[.H$1]+[.I69]*2^[.I$1]+[.J69]*2^[.J$1]+[.K69]*2^[.K$1]+[.L69]*2^[.L$1]+[.M69]*2^[.M$1]+[.N69]*2^[.N$1]+[.O69]*2^[.O$1]+[.P69]*2^[.P$1]+[.Q69]*2^[.Q$1]+[.R69]*2^[.R$1]+[.S69]*2^[.S$1]+[.T69]*2^[.T$1]+[.U69]*2^[.U$1]+[.V69]*2^[.V$1]+[.W69]*2^[.W$1]+[.X69]*2^[.X$1]+[.Y69]*2^[.Y$1]" office:value-type="float" office:value="7542249" calcext:value-type="float">
            <text:p>7542249</text:p>
          </table:table-cell>
          <table:table-cell table:formula="of:=CONCATENATE(&quot;0b&quot;;[.A69];[.B69];[.C69];[.D69];[.E69];[.F69];[.G69];[.H69];[.I69];[.J69];[.K69];[.L69];[.M69];[.N69];[.O69];[.P69];[.Q69];[.R69];[.S69];[.T69];[.U69];[.V69];[.W69];[.X69];[.Y69])" office:value-type="string" office:string-value="0b0011100110001010111101001" calcext:value-type="string">
            <text:p>0b0011100110001010111101001</text:p>
          </table:table-cell>
          <table:table-cell/>
          <table:table-cell table:formula="of:=CONCATENATE([.AA69]; &quot; soit &quot;; [.Z69])" office:value-type="string" office:string-value="0b0011100110001010111101001 soit 7542249" calcext:value-type="string">
            <text:p>0b0011100110001010111101001 soit 7542249</text:p>
          </table:table-cell>
        </table:table-row>
        <table:table-row table:style-name="ro1">
          <table:table-cell table:formula="of:=XOR(XOR(XOR(XOR([.Y69];[.W69]);[.V69]);[.U69]);[.S69])" office:value-type="float" office:value="1" calcext:value-type="float">
            <text:p>1</text:p>
          </table:table-cell>
          <table:table-cell table:formula="of:=[.A69]" office:value-type="float" office:value="0" calcext:value-type="float">
            <text:p>0</text:p>
          </table:table-cell>
          <table:table-cell table:formula="of:=[.B69]" office:value-type="float" office:value="0" calcext:value-type="float">
            <text:p>0</text:p>
          </table:table-cell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1" calcext:value-type="float">
            <text:p>1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0" calcext:value-type="float">
            <text:p>0</text:p>
          </table:table-cell>
          <table:table-cell table:formula="of:=[.H69]" office:value-type="float" office:value="1" calcext:value-type="float">
            <text:p>1</text:p>
          </table:table-cell>
          <table:table-cell table:formula="of:=[.I69]" office:value-type="float" office:value="1" calcext:value-type="float">
            <text:p>1</text:p>
          </table:table-cell>
          <table:table-cell table:formula="of:=[.J69]" office:value-type="float" office:value="0" calcext:value-type="float">
            <text:p>0</text:p>
          </table:table-cell>
          <table:table-cell table:formula="of:=[.K69]" office:value-type="float" office:value="0" calcext:value-type="float">
            <text:p>0</text:p>
          </table:table-cell>
          <table:table-cell table:formula="of:=[.L69]" office:value-type="float" office:value="0" calcext:value-type="float">
            <text:p>0</text:p>
          </table:table-cell>
          <table:table-cell table:formula="of:=[.M69]" office:value-type="float" office:value="1" calcext:value-type="float">
            <text:p>1</text:p>
          </table:table-cell>
          <table:table-cell table:formula="of:=[.N69]" office:value-type="float" office:value="0" calcext:value-type="float">
            <text:p>0</text:p>
          </table:table-cell>
          <table:table-cell table:formula="of:=[.O69]" office:value-type="float" office:value="1" calcext:value-type="float">
            <text:p>1</text:p>
          </table:table-cell>
          <table:table-cell table:formula="of:=[.P69]" office:value-type="float" office:value="0" calcext:value-type="float">
            <text:p>0</text:p>
          </table:table-cell>
          <table:table-cell table:formula="of:=[.Q69]" office:value-type="float" office:value="1" calcext:value-type="float">
            <text:p>1</text:p>
          </table:table-cell>
          <table:table-cell table:formula="of:=[.R69]" office:value-type="float" office:value="1" calcext:value-type="float">
            <text:p>1</text:p>
          </table:table-cell>
          <table:table-cell table:formula="of:=[.S69]" office:value-type="float" office:value="1" calcext:value-type="float">
            <text:p>1</text:p>
          </table:table-cell>
          <table:table-cell table:formula="of:=[.T69]" office:value-type="float" office:value="1" calcext:value-type="float">
            <text:p>1</text:p>
          </table:table-cell>
          <table:table-cell table:formula="of:=[.U69]" office:value-type="float" office:value="0" calcext:value-type="float">
            <text:p>0</text:p>
          </table:table-cell>
          <table:table-cell table:formula="of:=[.V69]" office:value-type="float" office:value="1" calcext:value-type="float">
            <text:p>1</text:p>
          </table:table-cell>
          <table:table-cell table:formula="of:=[.W69]" office:value-type="float" office:value="0" calcext:value-type="float">
            <text:p>0</text:p>
          </table:table-cell>
          <table:table-cell table:formula="of:=[.X69]" office:value-type="float" office:value="0" calcext:value-type="float">
            <text:p>0</text:p>
          </table:table-cell>
          <table:table-cell table:style-name="ce7" table:formula="of:=[.A70]*2^[.A$1]+[.B70]*2^[.B$1]+[.C70]*2^[.C$1]+[.D70]*2^[.D$1]+[.E70]*2^[.E$1]+[.F70]*2^[.F$1]+[.G70]*2^[.G$1]+[.H70]*2^[.H$1]+[.I70]*2^[.I$1]+[.J70]*2^[.J$1]+[.K70]*2^[.K$1]+[.L70]*2^[.L$1]+[.M70]*2^[.M$1]+[.N70]*2^[.N$1]+[.O70]*2^[.O$1]+[.P70]*2^[.P$1]+[.Q70]*2^[.Q$1]+[.R70]*2^[.R$1]+[.S70]*2^[.S$1]+[.T70]*2^[.T$1]+[.U70]*2^[.U$1]+[.V70]*2^[.V$1]+[.W70]*2^[.W$1]+[.X70]*2^[.X$1]+[.Y70]*2^[.Y$1]" office:value-type="float" office:value="20548340" calcext:value-type="float">
            <text:p>20548340</text:p>
          </table:table-cell>
          <table:table-cell table:formula="of:=CONCATENATE(&quot;0b&quot;;[.A70];[.B70];[.C70];[.D70];[.E70];[.F70];[.G70];[.H70];[.I70];[.J70];[.K70];[.L70];[.M70];[.N70];[.O70];[.P70];[.Q70];[.R70];[.S70];[.T70];[.U70];[.V70];[.W70];[.X70];[.Y70])" office:value-type="string" office:string-value="0b1001110011000101011110100" calcext:value-type="string">
            <text:p>0b1001110011000101011110100</text:p>
          </table:table-cell>
          <table:table-cell/>
          <table:table-cell table:formula="of:=CONCATENATE([.AA70]; &quot; soit &quot;; [.Z70])" office:value-type="string" office:string-value="0b1001110011000101011110100 soit 20548340" calcext:value-type="string">
            <text:p>0b1001110011000101011110100 soit 20548340</text:p>
          </table:table-cell>
        </table:table-row>
        <table:table-row table:style-name="ro1">
          <table:table-cell table:formula="of:=XOR(XOR(XOR(XOR([.Y70];[.W70]);[.V70]);[.U70]);[.S70])" office:value-type="float" office:value="1" calcext:value-type="float">
            <text:p>1</text:p>
          </table:table-cell>
          <table:table-cell table:formula="of:=[.A70]" office:value-type="float" office:value="1" calcext:value-type="float">
            <text:p>1</text:p>
          </table:table-cell>
          <table:table-cell table:formula="of:=[.B70]" office:value-type="float" office:value="0" calcext:value-type="float">
            <text:p>0</text:p>
          </table:table-cell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1" calcext:value-type="float">
            <text:p>1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" office:value-type="float" office:value="0" calcext:value-type="float">
            <text:p>0</text:p>
          </table:table-cell>
          <table:table-cell table:formula="of:=[.H70]" office:value-type="float" office:value="0" calcext:value-type="float">
            <text:p>0</text:p>
          </table:table-cell>
          <table:table-cell table:formula="of:=[.I70]" office:value-type="float" office:value="1" calcext:value-type="float">
            <text:p>1</text:p>
          </table:table-cell>
          <table:table-cell table:formula="of:=[.J70]" office:value-type="float" office:value="1" calcext:value-type="float">
            <text:p>1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1" calcext:value-type="float">
            <text:p>1</text:p>
          </table:table-cell>
          <table:table-cell table:formula="of:=[.O70]" office:value-type="float" office:value="0" calcext:value-type="float">
            <text:p>0</text:p>
          </table:table-cell>
          <table:table-cell table:formula="of:=[.P70]" office:value-type="float" office:value="1" calcext:value-type="float">
            <text:p>1</text:p>
          </table:table-cell>
          <table:table-cell table:formula="of:=[.Q70]" office:value-type="float" office:value="0" calcext:value-type="float">
            <text:p>0</text:p>
          </table:table-cell>
          <table:table-cell table:formula="of:=[.R70]" office:value-type="float" office:value="1" calcext:value-type="float">
            <text:p>1</text:p>
          </table:table-cell>
          <table:table-cell table:formula="of:=[.S70]" office:value-type="float" office:value="1" calcext:value-type="float">
            <text:p>1</text:p>
          </table:table-cell>
          <table:table-cell table:formula="of:=[.T70]" office:value-type="float" office:value="1" calcext:value-type="float">
            <text:p>1</text:p>
          </table:table-cell>
          <table:table-cell table:formula="of:=[.U70]" office:value-type="float" office:value="1" calcext:value-type="float">
            <text:p>1</text:p>
          </table:table-cell>
          <table:table-cell table:formula="of:=[.V70]" office:value-type="float" office:value="0" calcext:value-type="float">
            <text:p>0</text:p>
          </table:table-cell>
          <table:table-cell table:formula="of:=[.W70]" office:value-type="float" office:value="1" calcext:value-type="float">
            <text:p>1</text:p>
          </table:table-cell>
          <table:table-cell table:formula="of:=[.X70]" office:value-type="float" office:value="0" calcext:value-type="float">
            <text:p>0</text:p>
          </table:table-cell>
          <table:table-cell table:style-name="ce7" table:formula="of:=[.A71]*2^[.A$1]+[.B71]*2^[.B$1]+[.C71]*2^[.C$1]+[.D71]*2^[.D$1]+[.E71]*2^[.E$1]+[.F71]*2^[.F$1]+[.G71]*2^[.G$1]+[.H71]*2^[.H$1]+[.I71]*2^[.I$1]+[.J71]*2^[.J$1]+[.K71]*2^[.K$1]+[.L71]*2^[.L$1]+[.M71]*2^[.M$1]+[.N71]*2^[.N$1]+[.O71]*2^[.O$1]+[.P71]*2^[.P$1]+[.Q71]*2^[.Q$1]+[.R71]*2^[.R$1]+[.S71]*2^[.S$1]+[.T71]*2^[.T$1]+[.U71]*2^[.U$1]+[.V71]*2^[.V$1]+[.W71]*2^[.W$1]+[.X71]*2^[.X$1]+[.Y71]*2^[.Y$1]" office:value-type="float" office:value="27051386" calcext:value-type="float">
            <text:p>27051386</text:p>
          </table:table-cell>
          <table:table-cell table:formula="of:=CONCATENATE(&quot;0b&quot;;[.A71];[.B71];[.C71];[.D71];[.E71];[.F71];[.G71];[.H71];[.I71];[.J71];[.K71];[.L71];[.M71];[.N71];[.O71];[.P71];[.Q71];[.R71];[.S71];[.T71];[.U71];[.V71];[.W71];[.X71];[.Y71])" office:value-type="string" office:string-value="0b1100111001100010101111010" calcext:value-type="string">
            <text:p>0b1100111001100010101111010</text:p>
          </table:table-cell>
          <table:table-cell/>
          <table:table-cell table:formula="of:=CONCATENATE([.AA71]; &quot; soit &quot;; [.Z71])" office:value-type="string" office:string-value="0b1100111001100010101111010 soit 27051386" calcext:value-type="string">
            <text:p>0b1100111001100010101111010 soit 27051386</text:p>
          </table:table-cell>
        </table:table-row>
        <table:table-row table:style-name="ro1">
          <table:table-cell table:formula="of:=XOR(XOR(XOR(XOR([.Y71];[.W71]);[.V71]);[.U71]);[.S71])" office:value-type="float" office:value="1" calcext:value-type="float">
            <text:p>1</text:p>
          </table:table-cell>
          <table:table-cell table:formula="of:=[.A71]" office:value-type="float" office:value="1" calcext:value-type="float">
            <text:p>1</text:p>
          </table:table-cell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0" calcext:value-type="float">
            <text:p>0</text:p>
          </table:table-cell>
          <table:table-cell table:formula="of:=[.D71]" office:value-type="float" office:value="0" calcext:value-type="float">
            <text:p>0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1" calcext:value-type="float">
            <text:p>1</text:p>
          </table:table-cell>
          <table:table-cell table:formula="of:=[.G71]" office:value-type="float" office:value="1" calcext:value-type="float">
            <text:p>1</text:p>
          </table:table-cell>
          <table:table-cell table:formula="of:=[.H71]" office:value-type="float" office:value="0" calcext:value-type="float">
            <text:p>0</text:p>
          </table:table-cell>
          <table:table-cell table:formula="of:=[.I71]" office:value-type="float" office:value="0" calcext:value-type="float">
            <text:p>0</text:p>
          </table:table-cell>
          <table:table-cell table:formula="of:=[.J71]" office:value-type="float" office:value="1" calcext:value-type="float">
            <text:p>1</text:p>
          </table:table-cell>
          <table:table-cell table:formula="of:=[.K71]" office:value-type="float" office:value="1" calcext:value-type="float">
            <text:p>1</text:p>
          </table:table-cell>
          <table:table-cell table:formula="of:=[.L71]" office:value-type="float" office:value="0" calcext:value-type="float">
            <text:p>0</text:p>
          </table:table-cell>
          <table:table-cell table:formula="of:=[.M71]" office:value-type="float" office:value="0" calcext:value-type="float">
            <text:p>0</text:p>
          </table:table-cell>
          <table:table-cell table:formula="of:=[.N71]" office:value-type="float" office:value="0" calcext:value-type="float">
            <text:p>0</text:p>
          </table:table-cell>
          <table:table-cell table:formula="of:=[.O71]" office:value-type="float" office:value="1" calcext:value-type="float">
            <text:p>1</text:p>
          </table:table-cell>
          <table:table-cell table:formula="of:=[.P71]" office:value-type="float" office:value="0" calcext:value-type="float">
            <text:p>0</text:p>
          </table:table-cell>
          <table:table-cell table:formula="of:=[.Q71]" office:value-type="float" office:value="1" calcext:value-type="float">
            <text:p>1</text:p>
          </table:table-cell>
          <table:table-cell table:formula="of:=[.R71]" office:value-type="float" office:value="0" calcext:value-type="float">
            <text:p>0</text:p>
          </table:table-cell>
          <table:table-cell table:formula="of:=[.S71]" office:value-type="float" office:value="1" calcext:value-type="float">
            <text:p>1</text:p>
          </table:table-cell>
          <table:table-cell table:formula="of:=[.T71]" office:value-type="float" office:value="1" calcext:value-type="float">
            <text:p>1</text:p>
          </table:table-cell>
          <table:table-cell table:formula="of:=[.U71]" office:value-type="float" office:value="1" calcext:value-type="float">
            <text:p>1</text:p>
          </table:table-cell>
          <table:table-cell table:formula="of:=[.V71]" office:value-type="float" office:value="1" calcext:value-type="float">
            <text:p>1</text:p>
          </table:table-cell>
          <table:table-cell table:formula="of:=[.W71]" office:value-type="float" office:value="0" calcext:value-type="float">
            <text:p>0</text:p>
          </table:table-cell>
          <table:table-cell table:formula="of:=[.X71]" office:value-type="float" office:value="1" calcext:value-type="float">
            <text:p>1</text:p>
          </table:table-cell>
          <table:table-cell table:style-name="ce7" table:formula="of:=[.A72]*2^[.A$1]+[.B72]*2^[.B$1]+[.C72]*2^[.C$1]+[.D72]*2^[.D$1]+[.E72]*2^[.E$1]+[.F72]*2^[.F$1]+[.G72]*2^[.G$1]+[.H72]*2^[.H$1]+[.I72]*2^[.I$1]+[.J72]*2^[.J$1]+[.K72]*2^[.K$1]+[.L72]*2^[.L$1]+[.M72]*2^[.M$1]+[.N72]*2^[.N$1]+[.O72]*2^[.O$1]+[.P72]*2^[.P$1]+[.Q72]*2^[.Q$1]+[.R72]*2^[.R$1]+[.S72]*2^[.S$1]+[.T72]*2^[.T$1]+[.U72]*2^[.U$1]+[.V72]*2^[.V$1]+[.W72]*2^[.W$1]+[.X72]*2^[.X$1]+[.Y72]*2^[.Y$1]" office:value-type="float" office:value="30302909" calcext:value-type="float">
            <text:p>30302909</text:p>
          </table:table-cell>
          <table:table-cell table:formula="of:=CONCATENATE(&quot;0b&quot;;[.A72];[.B72];[.C72];[.D72];[.E72];[.F72];[.G72];[.H72];[.I72];[.J72];[.K72];[.L72];[.M72];[.N72];[.O72];[.P72];[.Q72];[.R72];[.S72];[.T72];[.U72];[.V72];[.W72];[.X72];[.Y72])" office:value-type="string" office:string-value="0b1110011100110001010111101" calcext:value-type="string">
            <text:p>0b1110011100110001010111101</text:p>
          </table:table-cell>
          <table:table-cell/>
          <table:table-cell table:formula="of:=CONCATENATE([.AA72]; &quot; soit &quot;; [.Z72])" office:value-type="string" office:string-value="0b1110011100110001010111101 soit 30302909" calcext:value-type="string">
            <text:p>0b1110011100110001010111101 soit 30302909</text:p>
          </table:table-cell>
        </table:table-row>
        <table:table-row table:style-name="ro1">
          <table:table-cell table:formula="of:=XOR(XOR(XOR(XOR([.Y72];[.W72]);[.V72]);[.U72]);[.S72])" office:value-type="float" office:value="0" calcext:value-type="float">
            <text:p>0</text:p>
          </table:table-cell>
          <table:table-cell table:formula="of:=[.A72]" office:value-type="float" office:value="1" calcext:value-type="float">
            <text:p>1</text:p>
          </table:table-cell>
          <table:table-cell table:formula="of:=[.B72]" office:value-type="float" office:value="1" calcext:value-type="float">
            <text:p>1</text:p>
          </table:table-cell>
          <table:table-cell table:formula="of:=[.C72]" office:value-type="float" office:value="1" calcext:value-type="float">
            <text:p>1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" office:value-type="float" office:value="1" calcext:value-type="float">
            <text:p>1</text:p>
          </table:table-cell>
          <table:table-cell table:formula="of:=[.H72]" office:value-type="float" office:value="1" calcext:value-type="float">
            <text:p>1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1" calcext:value-type="float">
            <text:p>1</text:p>
          </table:table-cell>
          <table:table-cell table:formula="of:=[.L72]" office:value-type="float" office:value="1" calcext:value-type="float">
            <text:p>1</text:p>
          </table:table-cell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0" calcext:value-type="float">
            <text:p>0</text:p>
          </table:table-cell>
          <table:table-cell table:formula="of:=[.O72]" office:value-type="float" office:value="0" calcext:value-type="float">
            <text:p>0</text:p>
          </table:table-cell>
          <table:table-cell table:formula="of:=[.P72]" office:value-type="float" office:value="1" calcext:value-type="float">
            <text:p>1</text:p>
          </table:table-cell>
          <table:table-cell table:formula="of:=[.Q72]" office:value-type="float" office:value="0" calcext:value-type="float">
            <text:p>0</text:p>
          </table:table-cell>
          <table:table-cell table:formula="of:=[.R72]" office:value-type="float" office:value="1" calcext:value-type="float">
            <text:p>1</text:p>
          </table:table-cell>
          <table:table-cell table:formula="of:=[.S72]" office:value-type="float" office:value="0" calcext:value-type="float">
            <text:p>0</text:p>
          </table:table-cell>
          <table:table-cell table:formula="of:=[.T72]" office:value-type="float" office:value="1" calcext:value-type="float">
            <text:p>1</text:p>
          </table:table-cell>
          <table:table-cell table:formula="of:=[.U72]" office:value-type="float" office:value="1" calcext:value-type="float">
            <text:p>1</text:p>
          </table:table-cell>
          <table:table-cell table:formula="of:=[.V72]" office:value-type="float" office:value="1" calcext:value-type="float">
            <text:p>1</text:p>
          </table:table-cell>
          <table:table-cell table:formula="of:=[.W72]" office:value-type="float" office:value="1" calcext:value-type="float">
            <text:p>1</text:p>
          </table:table-cell>
          <table:table-cell table:formula="of:=[.X72]" office:value-type="float" office:value="0" calcext:value-type="float">
            <text:p>0</text:p>
          </table:table-cell>
          <table:table-cell table:style-name="ce7" table:formula="of:=[.A73]*2^[.A$1]+[.B73]*2^[.B$1]+[.C73]*2^[.C$1]+[.D73]*2^[.D$1]+[.E73]*2^[.E$1]+[.F73]*2^[.F$1]+[.G73]*2^[.G$1]+[.H73]*2^[.H$1]+[.I73]*2^[.I$1]+[.J73]*2^[.J$1]+[.K73]*2^[.K$1]+[.L73]*2^[.L$1]+[.M73]*2^[.M$1]+[.N73]*2^[.N$1]+[.O73]*2^[.O$1]+[.P73]*2^[.P$1]+[.Q73]*2^[.Q$1]+[.R73]*2^[.R$1]+[.S73]*2^[.S$1]+[.T73]*2^[.T$1]+[.U73]*2^[.U$1]+[.V73]*2^[.V$1]+[.W73]*2^[.W$1]+[.X73]*2^[.X$1]+[.Y73]*2^[.Y$1]" office:value-type="float" office:value="15151454" calcext:value-type="float">
            <text:p>15151454</text:p>
          </table:table-cell>
          <table:table-cell table:formula="of:=CONCATENATE(&quot;0b&quot;;[.A73];[.B73];[.C73];[.D73];[.E73];[.F73];[.G73];[.H73];[.I73];[.J73];[.K73];[.L73];[.M73];[.N73];[.O73];[.P73];[.Q73];[.R73];[.S73];[.T73];[.U73];[.V73];[.W73];[.X73];[.Y73])" office:value-type="string" office:string-value="0b0111001110011000101011110" calcext:value-type="string">
            <text:p>0b0111001110011000101011110</text:p>
          </table:table-cell>
          <table:table-cell/>
          <table:table-cell table:formula="of:=CONCATENATE([.AA73]; &quot; soit &quot;; [.Z73])" office:value-type="string" office:string-value="0b0111001110011000101011110 soit 15151454" calcext:value-type="string">
            <text:p>0b0111001110011000101011110 soit 15151454</text:p>
          </table:table-cell>
        </table:table-row>
        <table:table-row table:style-name="ro1">
          <table:table-cell table:formula="of:=XOR(XOR(XOR(XOR([.Y73];[.W73]);[.V73]);[.U73]);[.S73])" office:value-type="float" office:value="0" calcext:value-type="float">
            <text:p>0</text:p>
          </table:table-cell>
          <table:table-cell table:formula="of:=[.A73]" office:value-type="float" office:value="0" calcext:value-type="float">
            <text:p>0</text:p>
          </table:table-cell>
          <table:table-cell table:formula="of:=[.B73]" office:value-type="float" office:value="1" calcext:value-type="float">
            <text:p>1</text:p>
          </table:table-cell>
          <table:table-cell table:formula="of:=[.C73]" office:value-type="float" office:value="1" calcext:value-type="float">
            <text:p>1</text:p>
          </table:table-cell>
          <table:table-cell table:formula="of:=[.D73]" office:value-type="float" office:value="1" calcext:value-type="float">
            <text:p>1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1" calcext:value-type="float">
            <text:p>1</text:p>
          </table:table-cell>
          <table:table-cell table:formula="of:=[.H73]" office:value-type="float" office:value="1" calcext:value-type="float">
            <text:p>1</text:p>
          </table:table-cell>
          <table:table-cell table:formula="of:=[.I73]" office:value-type="float" office:value="1" calcext:value-type="float">
            <text:p>1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1" calcext:value-type="float">
            <text:p>1</text:p>
          </table:table-cell>
          <table:table-cell table:formula="of:=[.M73]" office:value-type="float" office:value="1" calcext:value-type="float">
            <text:p>1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float" office:value="0" calcext:value-type="float">
            <text:p>0</text:p>
          </table:table-cell>
          <table:table-cell table:formula="of:=[.Q73]" office:value-type="float" office:value="1" calcext:value-type="float">
            <text:p>1</text:p>
          </table:table-cell>
          <table:table-cell table:formula="of:=[.R73]" office:value-type="float" office:value="0" calcext:value-type="float">
            <text:p>0</text:p>
          </table:table-cell>
          <table:table-cell table:formula="of:=[.S73]" office:value-type="float" office:value="1" calcext:value-type="float">
            <text:p>1</text:p>
          </table:table-cell>
          <table:table-cell table:formula="of:=[.T73]" office:value-type="float" office:value="0" calcext:value-type="float">
            <text:p>0</text:p>
          </table:table-cell>
          <table:table-cell table:formula="of:=[.U73]" office:value-type="float" office:value="1" calcext:value-type="float">
            <text:p>1</text:p>
          </table:table-cell>
          <table:table-cell table:formula="of:=[.V73]" office:value-type="float" office:value="1" calcext:value-type="float">
            <text:p>1</text:p>
          </table:table-cell>
          <table:table-cell table:formula="of:=[.W73]" office:value-type="float" office:value="1" calcext:value-type="float">
            <text:p>1</text:p>
          </table:table-cell>
          <table:table-cell table:formula="of:=[.X73]" office:value-type="float" office:value="1" calcext:value-type="float">
            <text:p>1</text:p>
          </table:table-cell>
          <table:table-cell table:style-name="ce7" table:formula="of:=[.A74]*2^[.A$1]+[.B74]*2^[.B$1]+[.C74]*2^[.C$1]+[.D74]*2^[.D$1]+[.E74]*2^[.E$1]+[.F74]*2^[.F$1]+[.G74]*2^[.G$1]+[.H74]*2^[.H$1]+[.I74]*2^[.I$1]+[.J74]*2^[.J$1]+[.K74]*2^[.K$1]+[.L74]*2^[.L$1]+[.M74]*2^[.M$1]+[.N74]*2^[.N$1]+[.O74]*2^[.O$1]+[.P74]*2^[.P$1]+[.Q74]*2^[.Q$1]+[.R74]*2^[.R$1]+[.S74]*2^[.S$1]+[.T74]*2^[.T$1]+[.U74]*2^[.U$1]+[.V74]*2^[.V$1]+[.W74]*2^[.W$1]+[.X74]*2^[.X$1]+[.Y74]*2^[.Y$1]" office:value-type="float" office:value="7575727" calcext:value-type="float">
            <text:p>7575727</text:p>
          </table:table-cell>
          <table:table-cell table:formula="of:=CONCATENATE(&quot;0b&quot;;[.A74];[.B74];[.C74];[.D74];[.E74];[.F74];[.G74];[.H74];[.I74];[.J74];[.K74];[.L74];[.M74];[.N74];[.O74];[.P74];[.Q74];[.R74];[.S74];[.T74];[.U74];[.V74];[.W74];[.X74];[.Y74])" office:value-type="string" office:string-value="0b0011100111001100010101111" calcext:value-type="string">
            <text:p>0b0011100111001100010101111</text:p>
          </table:table-cell>
          <table:table-cell/>
          <table:table-cell table:formula="of:=CONCATENATE([.AA74]; &quot; soit &quot;; [.Z74])" office:value-type="string" office:string-value="0b0011100111001100010101111 soit 7575727" calcext:value-type="string">
            <text:p>0b0011100111001100010101111 soit 7575727</text:p>
          </table:table-cell>
        </table:table-row>
        <table:table-row table:style-name="ro1">
          <table:table-cell table:formula="of:=XOR(XOR(XOR(XOR([.Y74];[.W74]);[.V74]);[.U74]);[.S74])" office:value-type="float" office:value="1" calcext:value-type="float">
            <text:p>1</text:p>
          </table:table-cell>
          <table:table-cell table:formula="of:=[.A74]" office:value-type="float" office:value="0" calcext:value-type="float">
            <text:p>0</text:p>
          </table:table-cell>
          <table:table-cell table:formula="of:=[.B74]" office:value-type="float" office:value="0" calcext:value-type="float">
            <text:p>0</text:p>
          </table:table-cell>
          <table:table-cell table:formula="of:=[.C74]" office:value-type="float" office:value="1" calcext:value-type="float">
            <text:p>1</text:p>
          </table:table-cell>
          <table:table-cell table:formula="of:=[.D74]" office:value-type="float" office:value="1" calcext:value-type="float">
            <text:p>1</text:p>
          </table:table-cell>
          <table:table-cell table:formula="of:=[.E74]" office:value-type="float" office:value="1" calcext:value-type="float">
            <text:p>1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0" calcext:value-type="float">
            <text:p>0</text:p>
          </table:table-cell>
          <table:table-cell table:formula="of:=[.H74]" office:value-type="float" office:value="1" calcext:value-type="float">
            <text:p>1</text:p>
          </table:table-cell>
          <table:table-cell table:formula="of:=[.I74]" office:value-type="float" office:value="1" calcext:value-type="float">
            <text:p>1</text:p>
          </table:table-cell>
          <table:table-cell table:formula="of:=[.J74]" office:value-type="float" office:value="1" calcext:value-type="float">
            <text:p>1</text:p>
          </table:table-cell>
          <table:table-cell table:formula="of:=[.K74]" office:value-type="float" office:value="0" calcext:value-type="float">
            <text:p>0</text:p>
          </table:table-cell>
          <table:table-cell table:formula="of:=[.L74]" office:value-type="float" office:value="0" calcext:value-type="float">
            <text:p>0</text:p>
          </table:table-cell>
          <table:table-cell table:formula="of:=[.M74]" office:value-type="float" office:value="1" calcext:value-type="float">
            <text:p>1</text:p>
          </table:table-cell>
          <table:table-cell table:formula="of:=[.N74]" office:value-type="float" office:value="1" calcext:value-type="float">
            <text:p>1</text:p>
          </table:table-cell>
          <table:table-cell table:formula="of:=[.O74]" office:value-type="float" office:value="0" calcext:value-type="float">
            <text:p>0</text:p>
          </table:table-cell>
          <table:table-cell table:formula="of:=[.P74]" office:value-type="float" office:value="0" calcext:value-type="float">
            <text:p>0</text:p>
          </table:table-cell>
          <table:table-cell table:formula="of:=[.Q74]" office:value-type="float" office:value="0" calcext:value-type="float">
            <text:p>0</text:p>
          </table:table-cell>
          <table:table-cell table:formula="of:=[.R74]" office:value-type="float" office:value="1" calcext:value-type="float">
            <text:p>1</text:p>
          </table:table-cell>
          <table:table-cell table:formula="of:=[.S74]" office:value-type="float" office:value="0" calcext:value-type="float">
            <text:p>0</text:p>
          </table:table-cell>
          <table:table-cell table:formula="of:=[.T74]" office:value-type="float" office:value="1" calcext:value-type="float">
            <text:p>1</text:p>
          </table:table-cell>
          <table:table-cell table:formula="of:=[.U74]" office:value-type="float" office:value="0" calcext:value-type="float">
            <text:p>0</text:p>
          </table:table-cell>
          <table:table-cell table:formula="of:=[.V74]" office:value-type="float" office:value="1" calcext:value-type="float">
            <text:p>1</text:p>
          </table:table-cell>
          <table:table-cell table:formula="of:=[.W74]" office:value-type="float" office:value="1" calcext:value-type="float">
            <text:p>1</text:p>
          </table:table-cell>
          <table:table-cell table:formula="of:=[.X74]" office:value-type="float" office:value="1" calcext:value-type="float">
            <text:p>1</text:p>
          </table:table-cell>
          <table:table-cell table:style-name="ce7" table:formula="of:=[.A75]*2^[.A$1]+[.B75]*2^[.B$1]+[.C75]*2^[.C$1]+[.D75]*2^[.D$1]+[.E75]*2^[.E$1]+[.F75]*2^[.F$1]+[.G75]*2^[.G$1]+[.H75]*2^[.H$1]+[.I75]*2^[.I$1]+[.J75]*2^[.J$1]+[.K75]*2^[.K$1]+[.L75]*2^[.L$1]+[.M75]*2^[.M$1]+[.N75]*2^[.N$1]+[.O75]*2^[.O$1]+[.P75]*2^[.P$1]+[.Q75]*2^[.Q$1]+[.R75]*2^[.R$1]+[.S75]*2^[.S$1]+[.T75]*2^[.T$1]+[.U75]*2^[.U$1]+[.V75]*2^[.V$1]+[.W75]*2^[.W$1]+[.X75]*2^[.X$1]+[.Y75]*2^[.Y$1]" office:value-type="float" office:value="20565079" calcext:value-type="float">
            <text:p>20565079</text:p>
          </table:table-cell>
          <table:table-cell table:formula="of:=CONCATENATE(&quot;0b&quot;;[.A75];[.B75];[.C75];[.D75];[.E75];[.F75];[.G75];[.H75];[.I75];[.J75];[.K75];[.L75];[.M75];[.N75];[.O75];[.P75];[.Q75];[.R75];[.S75];[.T75];[.U75];[.V75];[.W75];[.X75];[.Y75])" office:value-type="string" office:string-value="0b1001110011100110001010111" calcext:value-type="string">
            <text:p>0b1001110011100110001010111</text:p>
          </table:table-cell>
          <table:table-cell/>
          <table:table-cell table:formula="of:=CONCATENATE([.AA75]; &quot; soit &quot;; [.Z75])" office:value-type="string" office:string-value="0b1001110011100110001010111 soit 20565079" calcext:value-type="string">
            <text:p>0b1001110011100110001010111 soit 20565079</text:p>
          </table:table-cell>
        </table:table-row>
        <table:table-row table:style-name="ro1">
          <table:table-cell table:formula="of:=XOR(XOR(XOR(XOR([.Y75];[.W75]);[.V75]);[.U75]);[.S75])" office:value-type="float" office:value="0" calcext:value-type="float">
            <text:p>0</text:p>
          </table:table-cell>
          <table:table-cell table:formula="of:=[.A75]" office:value-type="float" office:value="1" calcext:value-type="float">
            <text:p>1</text:p>
          </table:table-cell>
          <table:table-cell table:formula="of:=[.B75]" office:value-type="float" office:value="0" calcext:value-type="float">
            <text:p>0</text:p>
          </table:table-cell>
          <table:table-cell table:formula="of:=[.C75]" office:value-type="float" office:value="0" calcext:value-type="float">
            <text:p>0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  <table:table-cell table:formula="of:=[.I75]" office:value-type="float" office:value="1" calcext:value-type="float">
            <text:p>1</text:p>
          </table:table-cell>
          <table:table-cell table:formula="of:=[.J75]" office:value-type="float" office:value="1" calcext:value-type="float">
            <text:p>1</text:p>
          </table:table-cell>
          <table:table-cell table:formula="of:=[.K75]" office:value-type="float" office:value="1" calcext:value-type="float">
            <text:p>1</text:p>
          </table:table-cell>
          <table:table-cell table:formula="of:=[.L75]" office:value-type="float" office:value="0" calcext:value-type="float">
            <text:p>0</text:p>
          </table:table-cell>
          <table:table-cell table:formula="of:=[.M75]" office:value-type="float" office:value="0" calcext:value-type="float">
            <text:p>0</text:p>
          </table:table-cell>
          <table:table-cell table:formula="of:=[.N75]" office:value-type="float" office:value="1" calcext:value-type="float">
            <text:p>1</text:p>
          </table:table-cell>
          <table:table-cell table:formula="of:=[.O75]" office:value-type="float" office:value="1" calcext:value-type="float">
            <text:p>1</text:p>
          </table:table-cell>
          <table:table-cell table:formula="of:=[.P75]" office:value-type="float" office:value="0" calcext:value-type="float">
            <text:p>0</text:p>
          </table:table-cell>
          <table:table-cell table:formula="of:=[.Q75]" office:value-type="float" office:value="0" calcext:value-type="float">
            <text:p>0</text:p>
          </table:table-cell>
          <table:table-cell table:formula="of:=[.R75]" office:value-type="float" office:value="0" calcext:value-type="float">
            <text:p>0</text:p>
          </table:table-cell>
          <table:table-cell table:formula="of:=[.S75]" office:value-type="float" office:value="1" calcext:value-type="float">
            <text:p>1</text:p>
          </table:table-cell>
          <table:table-cell table:formula="of:=[.T75]" office:value-type="float" office:value="0" calcext:value-type="float">
            <text:p>0</text:p>
          </table:table-cell>
          <table:table-cell table:formula="of:=[.U75]" office:value-type="float" office:value="1" calcext:value-type="float">
            <text:p>1</text:p>
          </table:table-cell>
          <table:table-cell table:formula="of:=[.V75]" office:value-type="float" office:value="0" calcext:value-type="float">
            <text:p>0</text:p>
          </table:table-cell>
          <table:table-cell table:formula="of:=[.W75]" office:value-type="float" office:value="1" calcext:value-type="float">
            <text:p>1</text:p>
          </table:table-cell>
          <table:table-cell table:formula="of:=[.X75]" office:value-type="float" office:value="1" calcext:value-type="float">
            <text:p>1</text:p>
          </table:table-cell>
          <table:table-cell table:style-name="ce7" table:formula="of:=[.A76]*2^[.A$1]+[.B76]*2^[.B$1]+[.C76]*2^[.C$1]+[.D76]*2^[.D$1]+[.E76]*2^[.E$1]+[.F76]*2^[.F$1]+[.G76]*2^[.G$1]+[.H76]*2^[.H$1]+[.I76]*2^[.I$1]+[.J76]*2^[.J$1]+[.K76]*2^[.K$1]+[.L76]*2^[.L$1]+[.M76]*2^[.M$1]+[.N76]*2^[.N$1]+[.O76]*2^[.O$1]+[.P76]*2^[.P$1]+[.Q76]*2^[.Q$1]+[.R76]*2^[.R$1]+[.S76]*2^[.S$1]+[.T76]*2^[.T$1]+[.U76]*2^[.U$1]+[.V76]*2^[.V$1]+[.W76]*2^[.W$1]+[.X76]*2^[.X$1]+[.Y76]*2^[.Y$1]" office:value-type="float" office:value="10282539" calcext:value-type="float">
            <text:p>10282539</text:p>
          </table:table-cell>
          <table:table-cell table:formula="of:=CONCATENATE(&quot;0b&quot;;[.A76];[.B76];[.C76];[.D76];[.E76];[.F76];[.G76];[.H76];[.I76];[.J76];[.K76];[.L76];[.M76];[.N76];[.O76];[.P76];[.Q76];[.R76];[.S76];[.T76];[.U76];[.V76];[.W76];[.X76];[.Y76])" office:value-type="string" office:string-value="0b0100111001110011000101011" calcext:value-type="string">
            <text:p>0b0100111001110011000101011</text:p>
          </table:table-cell>
          <table:table-cell/>
          <table:table-cell table:formula="of:=CONCATENATE([.AA76]; &quot; soit &quot;; [.Z76])" office:value-type="string" office:string-value="0b0100111001110011000101011 soit 10282539" calcext:value-type="string">
            <text:p>0b0100111001110011000101011 soit 10282539</text:p>
          </table:table-cell>
        </table:table-row>
        <table:table-row table:style-name="ro1">
          <table:table-cell table:formula="of:=XOR(XOR(XOR(XOR([.Y76];[.W76]);[.V76]);[.U76]);[.S76])" office:value-type="float" office:value="0" calcext:value-type="float">
            <text:p>0</text:p>
          </table:table-cell>
          <table:table-cell table:formula="of:=[.A76]" office:value-type="float" office:value="0" calcext:value-type="float">
            <text:p>0</text:p>
          </table:table-cell>
          <table:table-cell table:formula="of:=[.B76]" office:value-type="float" office:value="1" calcext:value-type="float">
            <text:p>1</text:p>
          </table:table-cell>
          <table:table-cell table:formula="of:=[.C76]" office:value-type="float" office:value="0" calcext:value-type="float">
            <text:p>0</text:p>
          </table:table-cell>
          <table:table-cell table:formula="of:=[.D76]" office:value-type="float" office:value="0" calcext:value-type="float">
            <text:p>0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1" calcext:value-type="float">
            <text:p>1</text:p>
          </table:table-cell>
          <table:table-cell table:formula="of:=[.G76]" office:value-type="float" office:value="1" calcext:value-type="float">
            <text:p>1</text:p>
          </table:table-cell>
          <table:table-cell table:formula="of:=[.H76]" office:value-type="float" office:value="0" calcext:value-type="float">
            <text:p>0</text:p>
          </table:table-cell>
          <table:table-cell table:formula="of:=[.I76]" office:value-type="float" office:value="0" calcext:value-type="float">
            <text:p>0</text:p>
          </table:table-cell>
          <table:table-cell table:formula="of:=[.J76]" office:value-type="float" office:value="1" calcext:value-type="float">
            <text:p>1</text:p>
          </table:table-cell>
          <table:table-cell table:formula="of:=[.K76]" office:value-type="float" office:value="1" calcext:value-type="float">
            <text:p>1</text:p>
          </table:table-cell>
          <table:table-cell table:formula="of:=[.L76]" office:value-type="float" office:value="1" calcext:value-type="float">
            <text:p>1</text:p>
          </table:table-cell>
          <table:table-cell table:formula="of:=[.M76]" office:value-type="float" office:value="0" calcext:value-type="float">
            <text:p>0</text:p>
          </table:table-cell>
          <table:table-cell table:formula="of:=[.N76]" office:value-type="float" office:value="0" calcext:value-type="float">
            <text:p>0</text:p>
          </table:table-cell>
          <table:table-cell table:formula="of:=[.O76]" office:value-type="float" office:value="1" calcext:value-type="float">
            <text:p>1</text:p>
          </table:table-cell>
          <table:table-cell table:formula="of:=[.P76]" office:value-type="float" office:value="1" calcext:value-type="float">
            <text:p>1</text:p>
          </table:table-cell>
          <table:table-cell table:formula="of:=[.Q76]" office:value-type="float" office:value="0" calcext:value-type="float">
            <text:p>0</text:p>
          </table:table-cell>
          <table:table-cell table:formula="of:=[.R76]" office:value-type="float" office:value="0" calcext:value-type="float">
            <text:p>0</text:p>
          </table:table-cell>
          <table:table-cell table:formula="of:=[.S76]" office:value-type="float" office:value="0" calcext:value-type="float">
            <text:p>0</text:p>
          </table:table-cell>
          <table:table-cell table:formula="of:=[.T76]" office:value-type="float" office:value="1" calcext:value-type="float">
            <text:p>1</text:p>
          </table:table-cell>
          <table:table-cell table:formula="of:=[.U76]" office:value-type="float" office:value="0" calcext:value-type="float">
            <text:p>0</text:p>
          </table:table-cell>
          <table:table-cell table:formula="of:=[.V76]" office:value-type="float" office:value="1" calcext:value-type="float">
            <text:p>1</text:p>
          </table:table-cell>
          <table:table-cell table:formula="of:=[.W76]" office:value-type="float" office:value="0" calcext:value-type="float">
            <text:p>0</text:p>
          </table:table-cell>
          <table:table-cell table:formula="of:=[.X76]" office:value-type="float" office:value="1" calcext:value-type="float">
            <text:p>1</text:p>
          </table:table-cell>
          <table:table-cell table:style-name="ce7" table:formula="of:=[.A77]*2^[.A$1]+[.B77]*2^[.B$1]+[.C77]*2^[.C$1]+[.D77]*2^[.D$1]+[.E77]*2^[.E$1]+[.F77]*2^[.F$1]+[.G77]*2^[.G$1]+[.H77]*2^[.H$1]+[.I77]*2^[.I$1]+[.J77]*2^[.J$1]+[.K77]*2^[.K$1]+[.L77]*2^[.L$1]+[.M77]*2^[.M$1]+[.N77]*2^[.N$1]+[.O77]*2^[.O$1]+[.P77]*2^[.P$1]+[.Q77]*2^[.Q$1]+[.R77]*2^[.R$1]+[.S77]*2^[.S$1]+[.T77]*2^[.T$1]+[.U77]*2^[.U$1]+[.V77]*2^[.V$1]+[.W77]*2^[.W$1]+[.X77]*2^[.X$1]+[.Y77]*2^[.Y$1]" office:value-type="float" office:value="5141269" calcext:value-type="float">
            <text:p>5141269</text:p>
          </table:table-cell>
          <table:table-cell table:formula="of:=CONCATENATE(&quot;0b&quot;;[.A77];[.B77];[.C77];[.D77];[.E77];[.F77];[.G77];[.H77];[.I77];[.J77];[.K77];[.L77];[.M77];[.N77];[.O77];[.P77];[.Q77];[.R77];[.S77];[.T77];[.U77];[.V77];[.W77];[.X77];[.Y77])" office:value-type="string" office:string-value="0b0010011100111001100010101" calcext:value-type="string">
            <text:p>0b0010011100111001100010101</text:p>
          </table:table-cell>
          <table:table-cell/>
          <table:table-cell table:formula="of:=CONCATENATE([.AA77]; &quot; soit &quot;; [.Z77])" office:value-type="string" office:string-value="0b0010011100111001100010101 soit 5141269" calcext:value-type="string">
            <text:p>0b0010011100111001100010101 soit 5141269</text:p>
          </table:table-cell>
        </table:table-row>
        <table:table-row table:style-name="ro1">
          <table:table-cell table:formula="of:=XOR(XOR(XOR(XOR([.Y77];[.W77]);[.V77]);[.U77]);[.S77])" office:value-type="float" office:value="1" calcext:value-type="float">
            <text:p>1</text:p>
          </table:table-cell>
          <table:table-cell table:formula="of:=[.A77]" office:value-type="float" office:value="0" calcext:value-type="float">
            <text:p>0</text:p>
          </table:table-cell>
          <table:table-cell table:formula="of:=[.B77]" office:value-type="float" office:value="0" calcext:value-type="float">
            <text:p>0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" office:value-type="float" office:value="1" calcext:value-type="float">
            <text:p>1</text:p>
          </table:table-cell>
          <table:table-cell table:formula="of:=[.H77]" office:value-type="float" office:value="1" calcext:value-type="float">
            <text:p>1</text:p>
          </table:table-cell>
          <table:table-cell table:formula="of:=[.I77]" office:value-type="float" office:value="0" calcext:value-type="float">
            <text:p>0</text:p>
          </table:table-cell>
          <table:table-cell table:formula="of:=[.J77]" office:value-type="float" office:value="0" calcext:value-type="float">
            <text:p>0</text:p>
          </table:table-cell>
          <table:table-cell table:formula="of:=[.K77]" office:value-type="float" office:value="1" calcext:value-type="float">
            <text:p>1</text:p>
          </table:table-cell>
          <table:table-cell table:formula="of:=[.L77]" office:value-type="float" office:value="1" calcext:value-type="float">
            <text:p>1</text:p>
          </table:table-cell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0" calcext:value-type="float">
            <text:p>0</text:p>
          </table:table-cell>
          <table:table-cell table:formula="of:=[.O77]" office:value-type="float" office:value="0" calcext:value-type="float">
            <text:p>0</text:p>
          </table:table-cell>
          <table:table-cell table:formula="of:=[.P77]" office:value-type="float" office:value="1" calcext:value-type="float">
            <text:p>1</text:p>
          </table:table-cell>
          <table:table-cell table:formula="of:=[.Q77]" office:value-type="float" office:value="1" calcext:value-type="float">
            <text:p>1</text:p>
          </table:table-cell>
          <table:table-cell table:formula="of:=[.R77]" office:value-type="float" office:value="0" calcext:value-type="float">
            <text:p>0</text:p>
          </table:table-cell>
          <table:table-cell table:formula="of:=[.S77]" office:value-type="float" office:value="0" calcext:value-type="float">
            <text:p>0</text:p>
          </table:table-cell>
          <table:table-cell table:formula="of:=[.T77]" office:value-type="float" office:value="0" calcext:value-type="float">
            <text:p>0</text:p>
          </table:table-cell>
          <table:table-cell table:formula="of:=[.U77]" office:value-type="float" office:value="1" calcext:value-type="float">
            <text:p>1</text:p>
          </table:table-cell>
          <table:table-cell table:formula="of:=[.V77]" office:value-type="float" office:value="0" calcext:value-type="float">
            <text:p>0</text:p>
          </table:table-cell>
          <table:table-cell table:formula="of:=[.W77]" office:value-type="float" office:value="1" calcext:value-type="float">
            <text:p>1</text:p>
          </table:table-cell>
          <table:table-cell table:formula="of:=[.X77]" office:value-type="float" office:value="0" calcext:value-type="float">
            <text:p>0</text:p>
          </table:table-cell>
          <table:table-cell table:style-name="ce7" table:formula="of:=[.A78]*2^[.A$1]+[.B78]*2^[.B$1]+[.C78]*2^[.C$1]+[.D78]*2^[.D$1]+[.E78]*2^[.E$1]+[.F78]*2^[.F$1]+[.G78]*2^[.G$1]+[.H78]*2^[.H$1]+[.I78]*2^[.I$1]+[.J78]*2^[.J$1]+[.K78]*2^[.K$1]+[.L78]*2^[.L$1]+[.M78]*2^[.M$1]+[.N78]*2^[.N$1]+[.O78]*2^[.O$1]+[.P78]*2^[.P$1]+[.Q78]*2^[.Q$1]+[.R78]*2^[.R$1]+[.S78]*2^[.S$1]+[.T78]*2^[.T$1]+[.U78]*2^[.U$1]+[.V78]*2^[.V$1]+[.W78]*2^[.W$1]+[.X78]*2^[.X$1]+[.Y78]*2^[.Y$1]" office:value-type="float" office:value="19347850" calcext:value-type="float">
            <text:p>19347850</text:p>
          </table:table-cell>
          <table:table-cell table:formula="of:=CONCATENATE(&quot;0b&quot;;[.A78];[.B78];[.C78];[.D78];[.E78];[.F78];[.G78];[.H78];[.I78];[.J78];[.K78];[.L78];[.M78];[.N78];[.O78];[.P78];[.Q78];[.R78];[.S78];[.T78];[.U78];[.V78];[.W78];[.X78];[.Y78])" office:value-type="string" office:string-value="0b1001001110011100110001010" calcext:value-type="string">
            <text:p>0b1001001110011100110001010</text:p>
          </table:table-cell>
          <table:table-cell/>
          <table:table-cell table:formula="of:=CONCATENATE([.AA78]; &quot; soit &quot;; [.Z78])" office:value-type="string" office:string-value="0b1001001110011100110001010 soit 19347850" calcext:value-type="string">
            <text:p>0b1001001110011100110001010 soit 19347850</text:p>
          </table:table-cell>
        </table:table-row>
        <table:table-row table:style-name="ro1">
          <table:table-cell table:formula="of:=XOR(XOR(XOR(XOR([.Y78];[.W78]);[.V78]);[.U78]);[.S78])" office:value-type="float" office:value="1" calcext:value-type="float">
            <text:p>1</text:p>
          </table:table-cell>
          <table:table-cell table:formula="of:=[.A78]" office:value-type="float" office:value="1" calcext:value-type="float">
            <text:p>1</text:p>
          </table:table-cell>
          <table:table-cell table:formula="of:=[.B78]" office:value-type="float" office:value="0" calcext:value-type="float">
            <text:p>0</text:p>
          </table:table-cell>
          <table:table-cell table:formula="of:=[.C78]" office:value-type="float" office:value="0" calcext:value-type="float">
            <text:p>0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formula="of:=[.G78]" office:value-type="float" office:value="1" calcext:value-type="float">
            <text:p>1</text:p>
          </table:table-cell>
          <table:table-cell table:formula="of:=[.H78]" office:value-type="float" office:value="1" calcext:value-type="float">
            <text:p>1</text:p>
          </table:table-cell>
          <table:table-cell table:formula="of:=[.I78]" office:value-type="float" office:value="1" calcext:value-type="float">
            <text:p>1</text:p>
          </table:table-cell>
          <table:table-cell table:formula="of:=[.J78]" office:value-type="float" office:value="0" calcext:value-type="float">
            <text:p>0</text:p>
          </table:table-cell>
          <table:table-cell table:formula="of:=[.K78]" office:value-type="float" office:value="0" calcext:value-type="float">
            <text:p>0</text:p>
          </table:table-cell>
          <table:table-cell table:formula="of:=[.L78]" office:value-type="float" office:value="1" calcext:value-type="float">
            <text:p>1</text:p>
          </table:table-cell>
          <table:table-cell table:formula="of:=[.M78]" office:value-type="float" office:value="1" calcext:value-type="float">
            <text:p>1</text:p>
          </table:table-cell>
          <table:table-cell table:formula="of:=[.N78]" office:value-type="float" office:value="1" calcext:value-type="float">
            <text:p>1</text:p>
          </table:table-cell>
          <table:table-cell table:formula="of:=[.O78]" office:value-type="float" office:value="0" calcext:value-type="float">
            <text:p>0</text:p>
          </table:table-cell>
          <table:table-cell table:formula="of:=[.P78]" office:value-type="float" office:value="0" calcext:value-type="float">
            <text:p>0</text:p>
          </table:table-cell>
          <table:table-cell table:formula="of:=[.Q78]" office:value-type="float" office:value="1" calcext:value-type="float">
            <text:p>1</text:p>
          </table:table-cell>
          <table:table-cell table:formula="of:=[.R78]" office:value-type="float" office:value="1" calcext:value-type="float">
            <text:p>1</text:p>
          </table:table-cell>
          <table:table-cell table:formula="of:=[.S78]" office:value-type="float" office:value="0" calcext:value-type="float">
            <text:p>0</text:p>
          </table:table-cell>
          <table:table-cell table:formula="of:=[.T78]" office:value-type="float" office:value="0" calcext:value-type="float">
            <text:p>0</text:p>
          </table:table-cell>
          <table:table-cell table:formula="of:=[.U78]" office:value-type="float" office:value="0" calcext:value-type="float">
            <text:p>0</text:p>
          </table:table-cell>
          <table:table-cell table:formula="of:=[.V78]" office:value-type="float" office:value="1" calcext:value-type="float">
            <text:p>1</text:p>
          </table:table-cell>
          <table:table-cell table:formula="of:=[.W78]" office:value-type="float" office:value="0" calcext:value-type="float">
            <text:p>0</text:p>
          </table:table-cell>
          <table:table-cell table:formula="of:=[.X78]" office:value-type="float" office:value="1" calcext:value-type="float">
            <text:p>1</text:p>
          </table:table-cell>
          <table:table-cell table:style-name="ce7" table:formula="of:=[.A79]*2^[.A$1]+[.B79]*2^[.B$1]+[.C79]*2^[.C$1]+[.D79]*2^[.D$1]+[.E79]*2^[.E$1]+[.F79]*2^[.F$1]+[.G79]*2^[.G$1]+[.H79]*2^[.H$1]+[.I79]*2^[.I$1]+[.J79]*2^[.J$1]+[.K79]*2^[.K$1]+[.L79]*2^[.L$1]+[.M79]*2^[.M$1]+[.N79]*2^[.N$1]+[.O79]*2^[.O$1]+[.P79]*2^[.P$1]+[.Q79]*2^[.Q$1]+[.R79]*2^[.R$1]+[.S79]*2^[.S$1]+[.T79]*2^[.T$1]+[.U79]*2^[.U$1]+[.V79]*2^[.V$1]+[.W79]*2^[.W$1]+[.X79]*2^[.X$1]+[.Y79]*2^[.Y$1]" office:value-type="float" office:value="26451141" calcext:value-type="float">
            <text:p>26451141</text:p>
          </table:table-cell>
          <table:table-cell table:formula="of:=CONCATENATE(&quot;0b&quot;;[.A79];[.B79];[.C79];[.D79];[.E79];[.F79];[.G79];[.H79];[.I79];[.J79];[.K79];[.L79];[.M79];[.N79];[.O79];[.P79];[.Q79];[.R79];[.S79];[.T79];[.U79];[.V79];[.W79];[.X79];[.Y79])" office:value-type="string" office:string-value="0b1100100111001110011000101" calcext:value-type="string">
            <text:p>0b1100100111001110011000101</text:p>
          </table:table-cell>
          <table:table-cell/>
          <table:table-cell table:formula="of:=CONCATENATE([.AA79]; &quot; soit &quot;; [.Z79])" office:value-type="string" office:string-value="0b1100100111001110011000101 soit 26451141" calcext:value-type="string">
            <text:p>0b1100100111001110011000101 soit 26451141</text:p>
          </table:table-cell>
        </table:table-row>
        <table:table-row table:style-name="ro1">
          <table:table-cell table:formula="of:=XOR(XOR(XOR(XOR([.Y79];[.W79]);[.V79]);[.U79]);[.S79])" office:value-type="float" office:value="1" calcext:value-type="float">
            <text:p>1</text:p>
          </table:table-cell>
          <table:table-cell table:formula="of:=[.A79]" office:value-type="float" office:value="1" calcext:value-type="float">
            <text:p>1</text:p>
          </table:table-cell>
          <table:table-cell table:formula="of:=[.B79]" office:value-type="float" office:value="1" calcext:value-type="float">
            <text:p>1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0" calcext:value-type="float">
            <text:p>0</text:p>
          </table:table-cell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0" calcext:value-type="float">
            <text:p>0</text:p>
          </table:table-cell>
          <table:table-cell table:formula="of:=[.G79]" office:value-type="float" office:value="0" calcext:value-type="float">
            <text:p>0</text:p>
          </table:table-cell>
          <table:table-cell table:formula="of:=[.H79]" office:value-type="float" office:value="1" calcext:value-type="float">
            <text:p>1</text:p>
          </table:table-cell>
          <table:table-cell table:formula="of:=[.I79]" office:value-type="float" office:value="1" calcext:value-type="float">
            <text:p>1</text:p>
          </table:table-cell>
          <table:table-cell table:formula="of:=[.J79]" office:value-type="float" office:value="1" calcext:value-type="float">
            <text:p>1</text:p>
          </table:table-cell>
          <table:table-cell table:formula="of:=[.K79]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formula="of:=[.M79]" office:value-type="float" office:value="1" calcext:value-type="float">
            <text:p>1</text:p>
          </table:table-cell>
          <table:table-cell table:formula="of:=[.N79]" office:value-type="float" office:value="1" calcext:value-type="float">
            <text:p>1</text:p>
          </table:table-cell>
          <table:table-cell table:formula="of:=[.O79]" office:value-type="float" office:value="1" calcext:value-type="float">
            <text:p>1</text:p>
          </table:table-cell>
          <table:table-cell table:formula="of:=[.P79]" office:value-type="float" office:value="0" calcext:value-type="float">
            <text:p>0</text:p>
          </table:table-cell>
          <table:table-cell table:formula="of:=[.Q79]" office:value-type="float" office:value="0" calcext:value-type="float">
            <text:p>0</text:p>
          </table:table-cell>
          <table:table-cell table:formula="of:=[.R79]" office:value-type="float" office:value="1" calcext:value-type="float">
            <text:p>1</text:p>
          </table:table-cell>
          <table:table-cell table:formula="of:=[.S79]" office:value-type="float" office:value="1" calcext:value-type="float">
            <text:p>1</text:p>
          </table:table-cell>
          <table:table-cell table:formula="of:=[.T79]" office:value-type="float" office:value="0" calcext:value-type="float">
            <text:p>0</text:p>
          </table:table-cell>
          <table:table-cell table:formula="of:=[.U79]" office:value-type="float" office:value="0" calcext:value-type="float">
            <text:p>0</text:p>
          </table:table-cell>
          <table:table-cell table:formula="of:=[.V79]" office:value-type="float" office:value="0" calcext:value-type="float">
            <text:p>0</text:p>
          </table:table-cell>
          <table:table-cell table:formula="of:=[.W79]" office:value-type="float" office:value="1" calcext:value-type="float">
            <text:p>1</text:p>
          </table:table-cell>
          <table:table-cell table:formula="of:=[.X79]" office:value-type="float" office:value="0" calcext:value-type="float">
            <text:p>0</text:p>
          </table:table-cell>
          <table:table-cell table:style-name="ce7" table:formula="of:=[.A80]*2^[.A$1]+[.B80]*2^[.B$1]+[.C80]*2^[.C$1]+[.D80]*2^[.D$1]+[.E80]*2^[.E$1]+[.F80]*2^[.F$1]+[.G80]*2^[.G$1]+[.H80]*2^[.H$1]+[.I80]*2^[.I$1]+[.J80]*2^[.J$1]+[.K80]*2^[.K$1]+[.L80]*2^[.L$1]+[.M80]*2^[.M$1]+[.N80]*2^[.N$1]+[.O80]*2^[.O$1]+[.P80]*2^[.P$1]+[.Q80]*2^[.Q$1]+[.R80]*2^[.R$1]+[.S80]*2^[.S$1]+[.T80]*2^[.T$1]+[.U80]*2^[.U$1]+[.V80]*2^[.V$1]+[.W80]*2^[.W$1]+[.X80]*2^[.X$1]+[.Y80]*2^[.Y$1]" office:value-type="float" office:value="30002786" calcext:value-type="float">
            <text:p>30002786</text:p>
          </table:table-cell>
          <table:table-cell table:formula="of:=CONCATENATE(&quot;0b&quot;;[.A80];[.B80];[.C80];[.D80];[.E80];[.F80];[.G80];[.H80];[.I80];[.J80];[.K80];[.L80];[.M80];[.N80];[.O80];[.P80];[.Q80];[.R80];[.S80];[.T80];[.U80];[.V80];[.W80];[.X80];[.Y80])" office:value-type="string" office:string-value="0b1110010011100111001100010" calcext:value-type="string">
            <text:p>0b1110010011100111001100010</text:p>
          </table:table-cell>
          <table:table-cell/>
          <table:table-cell table:formula="of:=CONCATENATE([.AA80]; &quot; soit &quot;; [.Z80])" office:value-type="string" office:string-value="0b1110010011100111001100010 soit 30002786" calcext:value-type="string">
            <text:p>0b1110010011100111001100010 soit 30002786</text:p>
          </table:table-cell>
        </table:table-row>
        <table:table-row table:style-name="ro1">
          <table:table-cell table:formula="of:=XOR(XOR(XOR(XOR([.Y80];[.W80]);[.V80]);[.U80]);[.S80])" office:value-type="float" office:value="1" calcext:value-type="float">
            <text:p>1</text:p>
          </table:table-cell>
          <table:table-cell table:formula="of:=[.A80]" office:value-type="float" office:value="1" calcext:value-type="float">
            <text:p>1</text:p>
          </table:table-cell>
          <table:table-cell table:formula="of:=[.B80]" office:value-type="float" office:value="1" calcext:value-type="float">
            <text:p>1</text:p>
          </table:table-cell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" office:value-type="float" office:value="0" calcext:value-type="float">
            <text:p>0</text:p>
          </table:table-cell>
          <table:table-cell table:formula="of:=[.H80]" office:value-type="float" office:value="0" calcext:value-type="float">
            <text:p>0</text:p>
          </table:table-cell>
          <table:table-cell table:formula="of:=[.I80]" office:value-type="float" office:value="1" calcext:value-type="float">
            <text:p>1</text:p>
          </table:table-cell>
          <table:table-cell table:formula="of:=[.J80]" office:value-type="float" office:value="1" calcext:value-type="float">
            <text:p>1</text:p>
          </table:table-cell>
          <table:table-cell table:formula="of:=[.K80]" office:value-type="float" office:value="1" calcext:value-type="float">
            <text:p>1</text:p>
          </table:table-cell>
          <table:table-cell table:formula="of:=[.L80]" office:value-type="float" office:value="0" calcext:value-type="float">
            <text:p>0</text:p>
          </table:table-cell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1" calcext:value-type="float">
            <text:p>1</text:p>
          </table:table-cell>
          <table:table-cell table:formula="of:=[.O80]" office:value-type="float" office:value="1" calcext:value-type="float">
            <text:p>1</text:p>
          </table:table-cell>
          <table:table-cell table:formula="of:=[.P80]" office:value-type="float" office:value="1" calcext:value-type="float">
            <text:p>1</text:p>
          </table:table-cell>
          <table:table-cell table:formula="of:=[.Q80]" office:value-type="float" office:value="0" calcext:value-type="float">
            <text:p>0</text:p>
          </table:table-cell>
          <table:table-cell table:formula="of:=[.R80]" office:value-type="float" office:value="0" calcext:value-type="float">
            <text:p>0</text:p>
          </table:table-cell>
          <table:table-cell table:formula="of:=[.S80]" office:value-type="float" office:value="1" calcext:value-type="float">
            <text:p>1</text:p>
          </table:table-cell>
          <table:table-cell table:formula="of:=[.T80]" office:value-type="float" office:value="1" calcext:value-type="float">
            <text:p>1</text:p>
          </table:table-cell>
          <table:table-cell table:formula="of:=[.U80]" office:value-type="float" office:value="0" calcext:value-type="float">
            <text:p>0</text:p>
          </table:table-cell>
          <table:table-cell table:formula="of:=[.V80]" office:value-type="float" office:value="0" calcext:value-type="float">
            <text:p>0</text:p>
          </table:table-cell>
          <table:table-cell table:formula="of:=[.W80]" office:value-type="float" office:value="0" calcext:value-type="float">
            <text:p>0</text:p>
          </table:table-cell>
          <table:table-cell table:formula="of:=[.X80]" office:value-type="float" office:value="1" calcext:value-type="float">
            <text:p>1</text:p>
          </table:table-cell>
          <table:table-cell table:style-name="ce7" table:formula="of:=[.A81]*2^[.A$1]+[.B81]*2^[.B$1]+[.C81]*2^[.C$1]+[.D81]*2^[.D$1]+[.E81]*2^[.E$1]+[.F81]*2^[.F$1]+[.G81]*2^[.G$1]+[.H81]*2^[.H$1]+[.I81]*2^[.I$1]+[.J81]*2^[.J$1]+[.K81]*2^[.K$1]+[.L81]*2^[.L$1]+[.M81]*2^[.M$1]+[.N81]*2^[.N$1]+[.O81]*2^[.O$1]+[.P81]*2^[.P$1]+[.Q81]*2^[.Q$1]+[.R81]*2^[.R$1]+[.S81]*2^[.S$1]+[.T81]*2^[.T$1]+[.U81]*2^[.U$1]+[.V81]*2^[.V$1]+[.W81]*2^[.W$1]+[.X81]*2^[.X$1]+[.Y81]*2^[.Y$1]" office:value-type="float" office:value="31778609" calcext:value-type="float">
            <text:p>31778609</text:p>
          </table:table-cell>
          <table:table-cell table:formula="of:=CONCATENATE(&quot;0b&quot;;[.A81];[.B81];[.C81];[.D81];[.E81];[.F81];[.G81];[.H81];[.I81];[.J81];[.K81];[.L81];[.M81];[.N81];[.O81];[.P81];[.Q81];[.R81];[.S81];[.T81];[.U81];[.V81];[.W81];[.X81];[.Y81])" office:value-type="string" office:string-value="0b1111001001110011100110001" calcext:value-type="string">
            <text:p>0b1111001001110011100110001</text:p>
          </table:table-cell>
          <table:table-cell/>
          <table:table-cell table:formula="of:=CONCATENATE([.AA81]; &quot; soit &quot;; [.Z81])" office:value-type="string" office:string-value="0b1111001001110011100110001 soit 31778609" calcext:value-type="string">
            <text:p>0b1111001001110011100110001 soit 31778609</text:p>
          </table:table-cell>
        </table:table-row>
        <table:table-row table:style-name="ro1">
          <table:table-cell table:formula="of:=XOR(XOR(XOR(XOR([.Y81];[.W81]);[.V81]);[.U81]);[.S81])" office:value-type="float" office:value="0" calcext:value-type="float">
            <text:p>0</text:p>
          </table:table-cell>
          <table:table-cell table:formula="of:=[.A81]" office:value-type="float" office:value="1" calcext:value-type="float">
            <text:p>1</text:p>
          </table:table-cell>
          <table:table-cell table:formula="of:=[.B81]" office:value-type="float" office:value="1" calcext:value-type="float">
            <text:p>1</text:p>
          </table:table-cell>
          <table:table-cell table:formula="of:=[.C81]" office:value-type="float" office:value="1" calcext:value-type="float">
            <text:p>1</text:p>
          </table:table-cell>
          <table:table-cell table:formula="of:=[.D81]" office:value-type="float" office:value="1" calcext:value-type="float">
            <text:p>1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formula="of:=[.G81]" office:value-type="float" office:value="1" calcext:value-type="float">
            <text:p>1</text:p>
          </table:table-cell>
          <table:table-cell table:formula="of:=[.H81]" office:value-type="float" office:value="0" calcext:value-type="float">
            <text:p>0</text:p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1" calcext:value-type="float">
            <text:p>1</text:p>
          </table:table-cell>
          <table:table-cell table:formula="of:=[.K81]" office:value-type="float" office:value="1" calcext:value-type="float">
            <text:p>1</text:p>
          </table:table-cell>
          <table:table-cell table:formula="of:=[.L81]" office:value-type="float" office:value="1" calcext:value-type="float">
            <text:p>1</text:p>
          </table:table-cell>
          <table:table-cell table:formula="of:=[.M81]" office:value-type="float" office:value="0" calcext:value-type="float">
            <text:p>0</text:p>
          </table:table-cell>
          <table:table-cell table:formula="of:=[.N81]" office:value-type="float" office:value="0" calcext:value-type="float">
            <text:p>0</text:p>
          </table:table-cell>
          <table:table-cell table:formula="of:=[.O81]" office:value-type="float" office:value="1" calcext:value-type="float">
            <text:p>1</text:p>
          </table:table-cell>
          <table:table-cell table:formula="of:=[.P81]" office:value-type="float" office:value="1" calcext:value-type="float">
            <text:p>1</text:p>
          </table:table-cell>
          <table:table-cell table:formula="of:=[.Q81]" office:value-type="float" office:value="1" calcext:value-type="float">
            <text:p>1</text:p>
          </table:table-cell>
          <table:table-cell table:formula="of:=[.R81]" office:value-type="float" office:value="0" calcext:value-type="float">
            <text:p>0</text:p>
          </table:table-cell>
          <table:table-cell table:formula="of:=[.S81]" office:value-type="float" office:value="0" calcext:value-type="float">
            <text:p>0</text:p>
          </table:table-cell>
          <table:table-cell table:formula="of:=[.T81]" office:value-type="float" office:value="1" calcext:value-type="float">
            <text:p>1</text:p>
          </table:table-cell>
          <table:table-cell table:formula="of:=[.U81]" office:value-type="float" office:value="1" calcext:value-type="float">
            <text:p>1</text:p>
          </table:table-cell>
          <table:table-cell table:formula="of:=[.V81]" office:value-type="float" office:value="0" calcext:value-type="float">
            <text:p>0</text:p>
          </table:table-cell>
          <table:table-cell table:formula="of:=[.W81]" office:value-type="float" office:value="0" calcext:value-type="float">
            <text:p>0</text:p>
          </table:table-cell>
          <table:table-cell table:formula="of:=[.X81]" office:value-type="float" office:value="0" calcext:value-type="float">
            <text:p>0</text:p>
          </table:table-cell>
          <table:table-cell table:style-name="ce7" table:formula="of:=[.A82]*2^[.A$1]+[.B82]*2^[.B$1]+[.C82]*2^[.C$1]+[.D82]*2^[.D$1]+[.E82]*2^[.E$1]+[.F82]*2^[.F$1]+[.G82]*2^[.G$1]+[.H82]*2^[.H$1]+[.I82]*2^[.I$1]+[.J82]*2^[.J$1]+[.K82]*2^[.K$1]+[.L82]*2^[.L$1]+[.M82]*2^[.M$1]+[.N82]*2^[.N$1]+[.O82]*2^[.O$1]+[.P82]*2^[.P$1]+[.Q82]*2^[.Q$1]+[.R82]*2^[.R$1]+[.S82]*2^[.S$1]+[.T82]*2^[.T$1]+[.U82]*2^[.U$1]+[.V82]*2^[.V$1]+[.W82]*2^[.W$1]+[.X82]*2^[.X$1]+[.Y82]*2^[.Y$1]" office:value-type="float" office:value="15889304" calcext:value-type="float">
            <text:p>15889304</text:p>
          </table:table-cell>
          <table:table-cell table:formula="of:=CONCATENATE(&quot;0b&quot;;[.A82];[.B82];[.C82];[.D82];[.E82];[.F82];[.G82];[.H82];[.I82];[.J82];[.K82];[.L82];[.M82];[.N82];[.O82];[.P82];[.Q82];[.R82];[.S82];[.T82];[.U82];[.V82];[.W82];[.X82];[.Y82])" office:value-type="string" office:string-value="0b0111100100111001110011000" calcext:value-type="string">
            <text:p>0b0111100100111001110011000</text:p>
          </table:table-cell>
          <table:table-cell/>
          <table:table-cell table:formula="of:=CONCATENATE([.AA82]; &quot; soit &quot;; [.Z82])" office:value-type="string" office:string-value="0b0111100100111001110011000 soit 15889304" calcext:value-type="string">
            <text:p>0b0111100100111001110011000 soit 15889304</text:p>
          </table:table-cell>
        </table:table-row>
        <table:table-row table:style-name="ro1">
          <table:table-cell table:formula="of:=XOR(XOR(XOR(XOR([.Y82];[.W82]);[.V82]);[.U82]);[.S82])" office:value-type="float" office:value="0" calcext:value-type="float">
            <text:p>0</text:p>
          </table:table-cell>
          <table:table-cell table:formula="of:=[.A82]" office:value-type="float" office:value="0" calcext:value-type="float">
            <text:p>0</text:p>
          </table:table-cell>
          <table:table-cell table:formula="of:=[.B82]" office:value-type="float" office:value="1" calcext:value-type="float">
            <text:p>1</text:p>
          </table:table-cell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float" office:value="1" calcext:value-type="float">
            <text:p>1</text:p>
          </table:table-cell>
          <table:table-cell table:formula="of:=[.F82]" office:value-type="float" office:value="0" calcext:value-type="float">
            <text:p>0</text:p>
          </table:table-cell>
          <table:table-cell table:formula="of:=[.G82]" office:value-type="float" office:value="0" calcext:value-type="float">
            <text:p>0</text:p>
          </table:table-cell>
          <table:table-cell table:formula="of:=[.H82]" office:value-type="float" office:value="1" calcext:value-type="float">
            <text:p>1</text:p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[.K82]" office:value-type="float" office:value="1" calcext:value-type="float">
            <text:p>1</text:p>
          </table:table-cell>
          <table:table-cell table:formula="of:=[.L82]" office:value-type="float" office:value="1" calcext:value-type="float">
            <text:p>1</text:p>
          </table:table-cell>
          <table:table-cell table:formula="of:=[.M82]" office:value-type="float" office:value="1" calcext:value-type="float">
            <text:p>1</text:p>
          </table:table-cell>
          <table:table-cell table:formula="of:=[.N82]" office:value-type="float" office:value="0" calcext:value-type="float">
            <text:p>0</text:p>
          </table:table-cell>
          <table:table-cell table:formula="of:=[.O82]" office:value-type="float" office:value="0" calcext:value-type="float">
            <text:p>0</text:p>
          </table:table-cell>
          <table:table-cell table:formula="of:=[.P82]" office:value-type="float" office:value="1" calcext:value-type="float">
            <text:p>1</text:p>
          </table:table-cell>
          <table:table-cell table:formula="of:=[.Q82]" office:value-type="float" office:value="1" calcext:value-type="float">
            <text:p>1</text:p>
          </table:table-cell>
          <table:table-cell table:formula="of:=[.R82]" office:value-type="float" office:value="1" calcext:value-type="float">
            <text:p>1</text:p>
          </table:table-cell>
          <table:table-cell table:formula="of:=[.S82]" office:value-type="float" office:value="0" calcext:value-type="float">
            <text:p>0</text:p>
          </table:table-cell>
          <table:table-cell table:formula="of:=[.T82]" office:value-type="float" office:value="0" calcext:value-type="float">
            <text:p>0</text:p>
          </table:table-cell>
          <table:table-cell table:formula="of:=[.U82]" office:value-type="float" office:value="1" calcext:value-type="float">
            <text:p>1</text:p>
          </table:table-cell>
          <table:table-cell table:formula="of:=[.V82]" office:value-type="float" office:value="1" calcext:value-type="float">
            <text:p>1</text:p>
          </table:table-cell>
          <table:table-cell table:formula="of:=[.W82]" office:value-type="float" office:value="0" calcext:value-type="float">
            <text:p>0</text:p>
          </table:table-cell>
          <table:table-cell table:formula="of:=[.X82]" office:value-type="float" office:value="0" calcext:value-type="float">
            <text:p>0</text:p>
          </table:table-cell>
          <table:table-cell table:style-name="ce7" table:formula="of:=[.A83]*2^[.A$1]+[.B83]*2^[.B$1]+[.C83]*2^[.C$1]+[.D83]*2^[.D$1]+[.E83]*2^[.E$1]+[.F83]*2^[.F$1]+[.G83]*2^[.G$1]+[.H83]*2^[.H$1]+[.I83]*2^[.I$1]+[.J83]*2^[.J$1]+[.K83]*2^[.K$1]+[.L83]*2^[.L$1]+[.M83]*2^[.M$1]+[.N83]*2^[.N$1]+[.O83]*2^[.O$1]+[.P83]*2^[.P$1]+[.Q83]*2^[.Q$1]+[.R83]*2^[.R$1]+[.S83]*2^[.S$1]+[.T83]*2^[.T$1]+[.U83]*2^[.U$1]+[.V83]*2^[.V$1]+[.W83]*2^[.W$1]+[.X83]*2^[.X$1]+[.Y83]*2^[.Y$1]" office:value-type="float" office:value="7944652" calcext:value-type="float">
            <text:p>7944652</text:p>
          </table:table-cell>
          <table:table-cell table:formula="of:=CONCATENATE(&quot;0b&quot;;[.A83];[.B83];[.C83];[.D83];[.E83];[.F83];[.G83];[.H83];[.I83];[.J83];[.K83];[.L83];[.M83];[.N83];[.O83];[.P83];[.Q83];[.R83];[.S83];[.T83];[.U83];[.V83];[.W83];[.X83];[.Y83])" office:value-type="string" office:string-value="0b0011110010011100111001100" calcext:value-type="string">
            <text:p>0b0011110010011100111001100</text:p>
          </table:table-cell>
          <table:table-cell/>
          <table:table-cell table:formula="of:=CONCATENATE([.AA83]; &quot; soit &quot;; [.Z83])" office:value-type="string" office:string-value="0b0011110010011100111001100 soit 7944652" calcext:value-type="string">
            <text:p>0b0011110010011100111001100 soit 7944652</text:p>
          </table:table-cell>
        </table:table-row>
        <table:table-row table:style-name="ro1">
          <table:table-cell table:formula="of:=XOR(XOR(XOR(XOR([.Y83];[.W83]);[.V83]);[.U83]);[.S83])" office:value-type="float" office:value="1" calcext:value-type="float">
            <text:p>1</text:p>
          </table:table-cell>
          <table:table-cell table:formula="of:=[.A83]"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[.C83]" office:value-type="float" office:value="1" calcext:value-type="float">
            <text:p>1</text:p>
          </table:table-cell>
          <table:table-cell table:formula="of:=[.D83]" office:value-type="float" office:value="1" calcext:value-type="float">
            <text:p>1</text:p>
          </table:table-cell>
          <table:table-cell table:formula="of:=[.E83]" office:value-type="float" office:value="1" calcext:value-type="float">
            <text:p>1</text:p>
          </table:table-cell>
          <table:table-cell table:formula="of:=[.F83]" office:value-type="float" office:value="1" calcext:value-type="float">
            <text:p>1</text:p>
          </table:table-cell>
          <table:table-cell table:formula="of:=[.G83]" office:value-type="float" office:value="0" calcext:value-type="float">
            <text:p>0</text:p>
          </table:table-cell>
          <table:table-cell table:formula="of:=[.H83]" office:value-type="float" office:value="0" calcext:value-type="float">
            <text:p>0</text:p>
          </table:table-cell>
          <table:table-cell table:formula="of:=[.I83]" office:value-type="float" office:value="1" calcext:value-type="float">
            <text:p>1</text:p>
          </table:table-cell>
          <table:table-cell table:formula="of:=[.J83]" office:value-type="float" office:value="0" calcext:value-type="float">
            <text:p>0</text:p>
          </table:table-cell>
          <table:table-cell table:formula="of:=[.K83]" office:value-type="float" office:value="0" calcext:value-type="float">
            <text:p>0</text:p>
          </table:table-cell>
          <table:table-cell table:formula="of:=[.L83]" office:value-type="float" office:value="1" calcext:value-type="float">
            <text:p>1</text:p>
          </table:table-cell>
          <table:table-cell table:formula="of:=[.M83]" office:value-type="float" office:value="1" calcext:value-type="float">
            <text:p>1</text:p>
          </table:table-cell>
          <table:table-cell table:formula="of:=[.N83]" office:value-type="float" office:value="1" calcext:value-type="float">
            <text:p>1</text:p>
          </table:table-cell>
          <table:table-cell table:formula="of:=[.O83]" office:value-type="float" office:value="0" calcext:value-type="float">
            <text:p>0</text:p>
          </table:table-cell>
          <table:table-cell table:formula="of:=[.P83]" office:value-type="float" office:value="0" calcext:value-type="float">
            <text:p>0</text:p>
          </table:table-cell>
          <table:table-cell table:formula="of:=[.Q83]" office:value-type="float" office:value="1" calcext:value-type="float">
            <text:p>1</text:p>
          </table:table-cell>
          <table:table-cell table:formula="of:=[.R83]" office:value-type="float" office:value="1" calcext:value-type="float">
            <text:p>1</text:p>
          </table:table-cell>
          <table:table-cell table:formula="of:=[.S83]" office:value-type="float" office:value="1" calcext:value-type="float">
            <text:p>1</text:p>
          </table:table-cell>
          <table:table-cell table:formula="of:=[.T83]" office:value-type="float" office:value="0" calcext:value-type="float">
            <text:p>0</text:p>
          </table:table-cell>
          <table:table-cell table:formula="of:=[.U83]" office:value-type="float" office:value="0" calcext:value-type="float">
            <text:p>0</text:p>
          </table:table-cell>
          <table:table-cell table:formula="of:=[.V83]" office:value-type="float" office:value="1" calcext:value-type="float">
            <text:p>1</text:p>
          </table:table-cell>
          <table:table-cell table:formula="of:=[.W83]" office:value-type="float" office:value="1" calcext:value-type="float">
            <text:p>1</text:p>
          </table:table-cell>
          <table:table-cell table:formula="of:=[.X83]" office:value-type="float" office:value="0" calcext:value-type="float">
            <text:p>0</text:p>
          </table:table-cell>
          <table:table-cell table:style-name="ce7" table:formula="of:=[.A84]*2^[.A$1]+[.B84]*2^[.B$1]+[.C84]*2^[.C$1]+[.D84]*2^[.D$1]+[.E84]*2^[.E$1]+[.F84]*2^[.F$1]+[.G84]*2^[.G$1]+[.H84]*2^[.H$1]+[.I84]*2^[.I$1]+[.J84]*2^[.J$1]+[.K84]*2^[.K$1]+[.L84]*2^[.L$1]+[.M84]*2^[.M$1]+[.N84]*2^[.N$1]+[.O84]*2^[.O$1]+[.P84]*2^[.P$1]+[.Q84]*2^[.Q$1]+[.R84]*2^[.R$1]+[.S84]*2^[.S$1]+[.T84]*2^[.T$1]+[.U84]*2^[.U$1]+[.V84]*2^[.V$1]+[.W84]*2^[.W$1]+[.X84]*2^[.X$1]+[.Y84]*2^[.Y$1]" office:value-type="float" office:value="20749542" calcext:value-type="float">
            <text:p>20749542</text:p>
          </table:table-cell>
          <table:table-cell table:formula="of:=CONCATENATE(&quot;0b&quot;;[.A84];[.B84];[.C84];[.D84];[.E84];[.F84];[.G84];[.H84];[.I84];[.J84];[.K84];[.L84];[.M84];[.N84];[.O84];[.P84];[.Q84];[.R84];[.S84];[.T84];[.U84];[.V84];[.W84];[.X84];[.Y84])" office:value-type="string" office:string-value="0b1001111001001110011100110" calcext:value-type="string">
            <text:p>0b1001111001001110011100110</text:p>
          </table:table-cell>
          <table:table-cell/>
          <table:table-cell table:formula="of:=CONCATENATE([.AA84]; &quot; soit &quot;; [.Z84])" office:value-type="string" office:string-value="0b1001111001001110011100110 soit 20749542" calcext:value-type="string">
            <text:p>0b1001111001001110011100110 soit 20749542</text:p>
          </table:table-cell>
        </table:table-row>
        <table:table-row table:style-name="ro1">
          <table:table-cell table:formula="of:=XOR(XOR(XOR(XOR([.Y84];[.W84]);[.V84]);[.U84]);[.S84])" office:value-type="float" office:value="0" calcext:value-type="float">
            <text:p>0</text:p>
          </table:table-cell>
          <table:table-cell table:formula="of:=[.A84]" office:value-type="float" office:value="1" calcext:value-type="float">
            <text:p>1</text:p>
          </table:table-cell>
          <table:table-cell table:formula="of:=[.B84]" office:value-type="float" office:value="0" calcext:value-type="float">
            <text:p>0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1" calcext:value-type="float">
            <text:p>1</text:p>
          </table:table-cell>
          <table:table-cell table:formula="of:=[.E84]" office:value-type="float" office:value="1" calcext:value-type="float">
            <text:p>1</text:p>
          </table:table-cell>
          <table:table-cell table:formula="of:=[.F84]" office:value-type="float" office:value="1" calcext:value-type="float">
            <text:p>1</text:p>
          </table:table-cell>
          <table:table-cell table:formula="of:=[.G84]" office:value-type="float" office:value="1" calcext:value-type="float">
            <text:p>1</text:p>
          </table:table-cell>
          <table:table-cell table:formula="of:=[.H84]" office:value-type="float" office:value="0" calcext:value-type="float">
            <text:p>0</text:p>
          </table:table-cell>
          <table:table-cell table:formula="of:=[.I84]" office:value-type="float" office:value="0" calcext:value-type="float">
            <text:p>0</text:p>
          </table:table-cell>
          <table:table-cell table:formula="of:=[.J84]" office:value-type="float" office:value="1" calcext:value-type="float">
            <text:p>1</text:p>
          </table:table-cell>
          <table:table-cell table:formula="of:=[.K84]" office:value-type="float" office:value="0" calcext:value-type="float">
            <text:p>0</text:p>
          </table:table-cell>
          <table:table-cell table:formula="of:=[.L84]" office:value-type="float" office:value="0" calcext:value-type="float">
            <text:p>0</text:p>
          </table:table-cell>
          <table:table-cell table:formula="of:=[.M84]" office:value-type="float" office:value="1" calcext:value-type="float">
            <text:p>1</text:p>
          </table:table-cell>
          <table:table-cell table:formula="of:=[.N84]" office:value-type="float" office:value="1" calcext:value-type="float">
            <text:p>1</text:p>
          </table:table-cell>
          <table:table-cell table:formula="of:=[.O84]" office:value-type="float" office:value="1" calcext:value-type="float">
            <text:p>1</text:p>
          </table:table-cell>
          <table:table-cell table:formula="of:=[.P84]" office:value-type="float" office:value="0" calcext:value-type="float">
            <text:p>0</text:p>
          </table:table-cell>
          <table:table-cell table:formula="of:=[.Q84]" office:value-type="float" office:value="0" calcext:value-type="float">
            <text:p>0</text:p>
          </table:table-cell>
          <table:table-cell table:formula="of:=[.R84]" office:value-type="float" office:value="1" calcext:value-type="float">
            <text:p>1</text:p>
          </table:table-cell>
          <table:table-cell table:formula="of:=[.S84]" office:value-type="float" office:value="1" calcext:value-type="float">
            <text:p>1</text:p>
          </table:table-cell>
          <table:table-cell table:formula="of:=[.T84]" office:value-type="float" office:value="1" calcext:value-type="float">
            <text:p>1</text:p>
          </table:table-cell>
          <table:table-cell table:formula="of:=[.U84]" office:value-type="float" office:value="0" calcext:value-type="float">
            <text:p>0</text:p>
          </table:table-cell>
          <table:table-cell table:formula="of:=[.V84]" office:value-type="float" office:value="0" calcext:value-type="float">
            <text:p>0</text:p>
          </table:table-cell>
          <table:table-cell table:formula="of:=[.W84]" office:value-type="float" office:value="1" calcext:value-type="float">
            <text:p>1</text:p>
          </table:table-cell>
          <table:table-cell table:formula="of:=[.X84]" office:value-type="float" office:value="1" calcext:value-type="float">
            <text:p>1</text:p>
          </table:table-cell>
          <table:table-cell table:style-name="ce7" table:formula="of:=[.A85]*2^[.A$1]+[.B85]*2^[.B$1]+[.C85]*2^[.C$1]+[.D85]*2^[.D$1]+[.E85]*2^[.E$1]+[.F85]*2^[.F$1]+[.G85]*2^[.G$1]+[.H85]*2^[.H$1]+[.I85]*2^[.I$1]+[.J85]*2^[.J$1]+[.K85]*2^[.K$1]+[.L85]*2^[.L$1]+[.M85]*2^[.M$1]+[.N85]*2^[.N$1]+[.O85]*2^[.O$1]+[.P85]*2^[.P$1]+[.Q85]*2^[.Q$1]+[.R85]*2^[.R$1]+[.S85]*2^[.S$1]+[.T85]*2^[.T$1]+[.U85]*2^[.U$1]+[.V85]*2^[.V$1]+[.W85]*2^[.W$1]+[.X85]*2^[.X$1]+[.Y85]*2^[.Y$1]" office:value-type="float" office:value="10374771" calcext:value-type="float">
            <text:p>10374771</text:p>
          </table:table-cell>
          <table:table-cell table:formula="of:=CONCATENATE(&quot;0b&quot;;[.A85];[.B85];[.C85];[.D85];[.E85];[.F85];[.G85];[.H85];[.I85];[.J85];[.K85];[.L85];[.M85];[.N85];[.O85];[.P85];[.Q85];[.R85];[.S85];[.T85];[.U85];[.V85];[.W85];[.X85];[.Y85])" office:value-type="string" office:string-value="0b0100111100100111001110011" calcext:value-type="string">
            <text:p>0b0100111100100111001110011</text:p>
          </table:table-cell>
          <table:table-cell/>
          <table:table-cell table:formula="of:=CONCATENATE([.AA85]; &quot; soit &quot;; [.Z85])" office:value-type="string" office:string-value="0b0100111100100111001110011 soit 10374771" calcext:value-type="string">
            <text:p>0b0100111100100111001110011 soit 10374771</text:p>
          </table:table-cell>
        </table:table-row>
        <table:table-row table:style-name="ro1">
          <table:table-cell table:formula="of:=XOR(XOR(XOR(XOR([.Y85];[.W85]);[.V85]);[.U85]);[.S85])" office:value-type="float" office:value="1" calcext:value-type="float">
            <text:p>1</text:p>
          </table:table-cell>
          <table:table-cell table:formula="of:=[.A85]" office:value-type="float" office:value="0" calcext:value-type="float">
            <text:p>0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" office:value-type="float" office:value="1" calcext:value-type="float">
            <text:p>1</text:p>
          </table:table-cell>
          <table:table-cell table:formula="of:=[.H85]" office:value-type="float" office:value="1" calcext:value-type="float">
            <text:p>1</text:p>
          </table:table-cell>
          <table:table-cell table:formula="of:=[.I85]" office:value-type="float" office:value="0" calcext:value-type="float">
            <text:p>0</text:p>
          </table:table-cell>
          <table:table-cell table:formula="of:=[.J85]" office:value-type="float" office:value="0" calcext:value-type="float">
            <text:p>0</text:p>
          </table:table-cell>
          <table:table-cell table:formula="of:=[.K85]" office:value-type="float" office:value="1" calcext:value-type="float">
            <text:p>1</text:p>
          </table:table-cell>
          <table:table-cell table:formula="of:=[.L85]" office:value-type="float" office:value="0" calcext:value-type="float">
            <text:p>0</text:p>
          </table:table-cell>
          <table:table-cell table:formula="of:=[.M85]" office:value-type="float" office:value="0" calcext:value-type="float">
            <text:p>0</text:p>
          </table:table-cell>
          <table:table-cell table:formula="of:=[.N85]" office:value-type="float" office:value="1" calcext:value-type="float">
            <text:p>1</text:p>
          </table:table-cell>
          <table:table-cell table:formula="of:=[.O85]" office:value-type="float" office:value="1" calcext:value-type="float">
            <text:p>1</text:p>
          </table:table-cell>
          <table:table-cell table:formula="of:=[.P85]" office:value-type="float" office:value="1" calcext:value-type="float">
            <text:p>1</text:p>
          </table:table-cell>
          <table:table-cell table:formula="of:=[.Q85]" office:value-type="float" office:value="0" calcext:value-type="float">
            <text:p>0</text:p>
          </table:table-cell>
          <table:table-cell table:formula="of:=[.R85]" office:value-type="float" office:value="0" calcext:value-type="float">
            <text:p>0</text:p>
          </table:table-cell>
          <table:table-cell table:formula="of:=[.S85]" office:value-type="float" office:value="1" calcext:value-type="float">
            <text:p>1</text:p>
          </table:table-cell>
          <table:table-cell table:formula="of:=[.T85]" office:value-type="float" office:value="1" calcext:value-type="float">
            <text:p>1</text:p>
          </table:table-cell>
          <table:table-cell table:formula="of:=[.U85]" office:value-type="float" office:value="1" calcext:value-type="float">
            <text:p>1</text:p>
          </table:table-cell>
          <table:table-cell table:formula="of:=[.V85]" office:value-type="float" office:value="0" calcext:value-type="float">
            <text:p>0</text:p>
          </table:table-cell>
          <table:table-cell table:formula="of:=[.W85]" office:value-type="float" office:value="0" calcext:value-type="float">
            <text:p>0</text:p>
          </table:table-cell>
          <table:table-cell table:formula="of:=[.X85]" office:value-type="float" office:value="1" calcext:value-type="float">
            <text:p>1</text:p>
          </table:table-cell>
          <table:table-cell table:style-name="ce7" table:formula="of:=[.A86]*2^[.A$1]+[.B86]*2^[.B$1]+[.C86]*2^[.C$1]+[.D86]*2^[.D$1]+[.E86]*2^[.E$1]+[.F86]*2^[.F$1]+[.G86]*2^[.G$1]+[.H86]*2^[.H$1]+[.I86]*2^[.I$1]+[.J86]*2^[.J$1]+[.K86]*2^[.K$1]+[.L86]*2^[.L$1]+[.M86]*2^[.M$1]+[.N86]*2^[.N$1]+[.O86]*2^[.O$1]+[.P86]*2^[.P$1]+[.Q86]*2^[.Q$1]+[.R86]*2^[.R$1]+[.S86]*2^[.S$1]+[.T86]*2^[.T$1]+[.U86]*2^[.U$1]+[.V86]*2^[.V$1]+[.W86]*2^[.W$1]+[.X86]*2^[.X$1]+[.Y86]*2^[.Y$1]" office:value-type="float" office:value="21964601" calcext:value-type="float">
            <text:p>21964601</text:p>
          </table:table-cell>
          <table:table-cell table:formula="of:=CONCATENATE(&quot;0b&quot;;[.A86];[.B86];[.C86];[.D86];[.E86];[.F86];[.G86];[.H86];[.I86];[.J86];[.K86];[.L86];[.M86];[.N86];[.O86];[.P86];[.Q86];[.R86];[.S86];[.T86];[.U86];[.V86];[.W86];[.X86];[.Y86])" office:value-type="string" office:string-value="0b1010011110010011100111001" calcext:value-type="string">
            <text:p>0b1010011110010011100111001</text:p>
          </table:table-cell>
          <table:table-cell/>
          <table:table-cell table:formula="of:=CONCATENATE([.AA86]; &quot; soit &quot;; [.Z86])" office:value-type="string" office:string-value="0b1010011110010011100111001 soit 21964601" calcext:value-type="string">
            <text:p>0b1010011110010011100111001 soit 21964601</text:p>
          </table:table-cell>
        </table:table-row>
        <table:table-row table:style-name="ro1">
          <table:table-cell table:formula="of:=XOR(XOR(XOR(XOR([.Y86];[.W86]);[.V86]);[.U86]);[.S86])" office:value-type="float" office:value="1" calcext:value-type="float">
            <text:p>1</text:p>
          </table:table-cell>
          <table:table-cell table:formula="of:=[.A86]" office:value-type="float" office:value="1" calcext:value-type="float">
            <text:p>1</text:p>
          </table:table-cell>
          <table:table-cell table:formula="of:=[.B86]" office:value-type="float" office:value="0" calcext:value-type="float">
            <text:p>0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1" calcext:value-type="float">
            <text:p>1</text:p>
          </table:table-cell>
          <table:table-cell table:formula="of:=[.G86]" office:value-type="float" office:value="1" calcext:value-type="float">
            <text:p>1</text:p>
          </table:table-cell>
          <table:table-cell table:formula="of:=[.H86]" office:value-type="float" office:value="1" calcext:value-type="float">
            <text:p>1</text:p>
          </table:table-cell>
          <table:table-cell table:formula="of:=[.I86]" office:value-type="float" office:value="1" calcext:value-type="float">
            <text:p>1</text:p>
          </table:table-cell>
          <table:table-cell table:formula="of:=[.J86]" office:value-type="float" office:value="0" calcext:value-type="float">
            <text:p>0</text:p>
          </table:table-cell>
          <table:table-cell table:formula="of:=[.K86]" office:value-type="float" office:value="0" calcext:value-type="float">
            <text:p>0</text:p>
          </table:table-cell>
          <table:table-cell table:formula="of:=[.L86]" office:value-type="float" office:value="1" calcext:value-type="float">
            <text:p>1</text:p>
          </table:table-cell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0" calcext:value-type="float">
            <text:p>0</text:p>
          </table:table-cell>
          <table:table-cell table:formula="of:=[.O86]" office:value-type="float" office:value="1" calcext:value-type="float">
            <text:p>1</text:p>
          </table:table-cell>
          <table:table-cell table:formula="of:=[.P86]" office:value-type="float" office:value="1" calcext:value-type="float">
            <text:p>1</text:p>
          </table:table-cell>
          <table:table-cell table:formula="of:=[.Q86]" office:value-type="float" office:value="1" calcext:value-type="float">
            <text:p>1</text:p>
          </table:table-cell>
          <table:table-cell table:formula="of:=[.R86]" office:value-type="float" office:value="0" calcext:value-type="float">
            <text:p>0</text:p>
          </table:table-cell>
          <table:table-cell table:formula="of:=[.S86]" office:value-type="float" office:value="0" calcext:value-type="float">
            <text:p>0</text:p>
          </table:table-cell>
          <table:table-cell table:formula="of:=[.T86]" office:value-type="float" office:value="1" calcext:value-type="float">
            <text:p>1</text:p>
          </table:table-cell>
          <table:table-cell table:formula="of:=[.U86]" office:value-type="float" office:value="1" calcext:value-type="float">
            <text:p>1</text:p>
          </table:table-cell>
          <table:table-cell table:formula="of:=[.V86]" office:value-type="float" office:value="1" calcext:value-type="float">
            <text:p>1</text:p>
          </table:table-cell>
          <table:table-cell table:formula="of:=[.W86]" office:value-type="float" office:value="0" calcext:value-type="float">
            <text:p>0</text:p>
          </table:table-cell>
          <table:table-cell table:formula="of:=[.X86]" office:value-type="float" office:value="0" calcext:value-type="float">
            <text:p>0</text:p>
          </table:table-cell>
          <table:table-cell table:style-name="ce7" table:formula="of:=[.A87]*2^[.A$1]+[.B87]*2^[.B$1]+[.C87]*2^[.C$1]+[.D87]*2^[.D$1]+[.E87]*2^[.E$1]+[.F87]*2^[.F$1]+[.G87]*2^[.G$1]+[.H87]*2^[.H$1]+[.I87]*2^[.I$1]+[.J87]*2^[.J$1]+[.K87]*2^[.K$1]+[.L87]*2^[.L$1]+[.M87]*2^[.M$1]+[.N87]*2^[.N$1]+[.O87]*2^[.O$1]+[.P87]*2^[.P$1]+[.Q87]*2^[.Q$1]+[.R87]*2^[.R$1]+[.S87]*2^[.S$1]+[.T87]*2^[.T$1]+[.U87]*2^[.U$1]+[.V87]*2^[.V$1]+[.W87]*2^[.W$1]+[.X87]*2^[.X$1]+[.Y87]*2^[.Y$1]" office:value-type="float" office:value="27759516" calcext:value-type="float">
            <text:p>27759516</text:p>
          </table:table-cell>
          <table:table-cell table:formula="of:=CONCATENATE(&quot;0b&quot;;[.A87];[.B87];[.C87];[.D87];[.E87];[.F87];[.G87];[.H87];[.I87];[.J87];[.K87];[.L87];[.M87];[.N87];[.O87];[.P87];[.Q87];[.R87];[.S87];[.T87];[.U87];[.V87];[.W87];[.X87];[.Y87])" office:value-type="string" office:string-value="0b1101001111001001110011100" calcext:value-type="string">
            <text:p>0b1101001111001001110011100</text:p>
          </table:table-cell>
          <table:table-cell/>
          <table:table-cell table:formula="of:=CONCATENATE([.AA87]; &quot; soit &quot;; [.Z87])" office:value-type="string" office:string-value="0b1101001111001001110011100 soit 27759516" calcext:value-type="string">
            <text:p>0b1101001111001001110011100 soit 27759516</text:p>
          </table:table-cell>
        </table:table-row>
        <table:table-row table:style-name="ro1">
          <table:table-cell table:formula="of:=XOR(XOR(XOR(XOR([.Y87];[.W87]);[.V87]);[.U87]);[.S87])" office:value-type="float" office:value="1" calcext:value-type="float">
            <text:p>1</text:p>
          </table:table-cell>
          <table:table-cell table:formula="of:=[.A87]" office:value-type="float" office:value="1" calcext:value-type="float">
            <text:p>1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0" calcext:value-type="float">
            <text:p>0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0" calcext:value-type="float">
            <text:p>0</text:p>
          </table:table-cell>
          <table:table-cell table:formula="of:=[.G87]" office:value-type="float" office:value="1" calcext:value-type="float">
            <text:p>1</text:p>
          </table:table-cell>
          <table:table-cell table:formula="of:=[.H87]" office:value-type="float" office:value="1" calcext:value-type="float">
            <text:p>1</text:p>
          </table:table-cell>
          <table:table-cell table:formula="of:=[.I87]" office:value-type="float" office:value="1" calcext:value-type="float">
            <text:p>1</text:p>
          </table:table-cell>
          <table:table-cell table:formula="of:=[.J87]" office:value-type="float" office:value="1" calcext:value-type="float">
            <text:p>1</text:p>
          </table:table-cell>
          <table:table-cell table:formula="of:=[.K87]" office:value-type="float" office:value="0" calcext:value-type="float">
            <text:p>0</text:p>
          </table:table-cell>
          <table:table-cell table:formula="of:=[.L87]" office:value-type="float" office:value="0" calcext:value-type="float">
            <text:p>0</text:p>
          </table:table-cell>
          <table:table-cell table:formula="of:=[.M87]" office:value-type="float" office:value="1" calcext:value-type="float">
            <text:p>1</text:p>
          </table:table-cell>
          <table:table-cell table:formula="of:=[.N87]" office:value-type="float" office:value="0" calcext:value-type="float">
            <text:p>0</text:p>
          </table:table-cell>
          <table:table-cell table:formula="of:=[.O87]" office:value-type="float" office:value="0" calcext:value-type="float">
            <text:p>0</text:p>
          </table:table-cell>
          <table:table-cell table:formula="of:=[.P87]" office:value-type="float" office:value="1" calcext:value-type="float">
            <text:p>1</text:p>
          </table:table-cell>
          <table:table-cell table:formula="of:=[.Q87]" office:value-type="float" office:value="1" calcext:value-type="float">
            <text:p>1</text:p>
          </table:table-cell>
          <table:table-cell table:formula="of:=[.R87]" office:value-type="float" office:value="1" calcext:value-type="float">
            <text:p>1</text:p>
          </table:table-cell>
          <table:table-cell table:formula="of:=[.S87]" office:value-type="float" office:value="0" calcext:value-type="float">
            <text:p>0</text:p>
          </table:table-cell>
          <table:table-cell table:formula="of:=[.T87]" office:value-type="float" office:value="0" calcext:value-type="float">
            <text:p>0</text:p>
          </table:table-cell>
          <table:table-cell table:formula="of:=[.U87]" office:value-type="float" office:value="1" calcext:value-type="float">
            <text:p>1</text:p>
          </table:table-cell>
          <table:table-cell table:formula="of:=[.V87]" office:value-type="float" office:value="1" calcext:value-type="float">
            <text:p>1</text:p>
          </table:table-cell>
          <table:table-cell table:formula="of:=[.W87]" office:value-type="float" office:value="1" calcext:value-type="float">
            <text:p>1</text:p>
          </table:table-cell>
          <table:table-cell table:formula="of:=[.X87]" office:value-type="float" office:value="0" calcext:value-type="float">
            <text:p>0</text:p>
          </table:table-cell>
          <table:table-cell table:style-name="ce7" table:formula="of:=[.A88]*2^[.A$1]+[.B88]*2^[.B$1]+[.C88]*2^[.C$1]+[.D88]*2^[.D$1]+[.E88]*2^[.E$1]+[.F88]*2^[.F$1]+[.G88]*2^[.G$1]+[.H88]*2^[.H$1]+[.I88]*2^[.I$1]+[.J88]*2^[.J$1]+[.K88]*2^[.K$1]+[.L88]*2^[.L$1]+[.M88]*2^[.M$1]+[.N88]*2^[.N$1]+[.O88]*2^[.O$1]+[.P88]*2^[.P$1]+[.Q88]*2^[.Q$1]+[.R88]*2^[.R$1]+[.S88]*2^[.S$1]+[.T88]*2^[.T$1]+[.U88]*2^[.U$1]+[.V88]*2^[.V$1]+[.W88]*2^[.W$1]+[.X88]*2^[.X$1]+[.Y88]*2^[.Y$1]" office:value-type="float" office:value="30656974" calcext:value-type="float">
            <text:p>30656974</text:p>
          </table:table-cell>
          <table:table-cell table:formula="of:=CONCATENATE(&quot;0b&quot;;[.A88];[.B88];[.C88];[.D88];[.E88];[.F88];[.G88];[.H88];[.I88];[.J88];[.K88];[.L88];[.M88];[.N88];[.O88];[.P88];[.Q88];[.R88];[.S88];[.T88];[.U88];[.V88];[.W88];[.X88];[.Y88])" office:value-type="string" office:string-value="0b1110100111100100111001110" calcext:value-type="string">
            <text:p>0b1110100111100100111001110</text:p>
          </table:table-cell>
          <table:table-cell/>
          <table:table-cell table:formula="of:=CONCATENATE([.AA88]; &quot; soit &quot;; [.Z88])" office:value-type="string" office:string-value="0b1110100111100100111001110 soit 30656974" calcext:value-type="string">
            <text:p>0b1110100111100100111001110 soit 30656974</text:p>
          </table:table-cell>
        </table:table-row>
        <table:table-row table:style-name="ro1">
          <table:table-cell table:formula="of:=XOR(XOR(XOR(XOR([.Y88];[.W88]);[.V88]);[.U88]);[.S88])" office:value-type="float" office:value="1" calcext:value-type="float">
            <text:p>1</text:p>
          </table:table-cell>
          <table:table-cell table:formula="of:=[.A88]" office:value-type="float" office:value="1" calcext:value-type="float">
            <text:p>1</text:p>
          </table:table-cell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0" calcext:value-type="float">
            <text:p>0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0" calcext:value-type="float">
            <text:p>0</text:p>
          </table:table-cell>
          <table:table-cell table:formula="of:=[.G88]" office:value-type="float" office:value="0" calcext:value-type="float">
            <text:p>0</text:p>
          </table:table-cell>
          <table:table-cell table:formula="of:=[.H88]" office:value-type="float" office:value="1" calcext:value-type="float">
            <text:p>1</text:p>
          </table:table-cell>
          <table:table-cell table:formula="of:=[.I88]" office:value-type="float" office:value="1" calcext:value-type="float">
            <text:p>1</text:p>
          </table:table-cell>
          <table:table-cell table:formula="of:=[.J88]" office:value-type="float" office:value="1" calcext:value-type="float">
            <text:p>1</text:p>
          </table:table-cell>
          <table:table-cell table:formula="of:=[.K88]" office:value-type="float" office:value="1" calcext:value-type="float">
            <text:p>1</text:p>
          </table:table-cell>
          <table:table-cell table:formula="of:=[.L88]" office:value-type="float" office:value="0" calcext:value-type="float">
            <text:p>0</text:p>
          </table:table-cell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O88]" office:value-type="float" office:value="0" calcext:value-type="float">
            <text:p>0</text:p>
          </table:table-cell>
          <table:table-cell table:formula="of:=[.P88]" office:value-type="float" office:value="0" calcext:value-type="float">
            <text:p>0</text:p>
          </table:table-cell>
          <table:table-cell table:formula="of:=[.Q88]" office:value-type="float" office:value="1" calcext:value-type="float">
            <text:p>1</text:p>
          </table:table-cell>
          <table:table-cell table:formula="of:=[.R88]" office:value-type="float" office:value="1" calcext:value-type="float">
            <text:p>1</text:p>
          </table:table-cell>
          <table:table-cell table:formula="of:=[.S88]" office:value-type="float" office:value="1" calcext:value-type="float">
            <text:p>1</text:p>
          </table:table-cell>
          <table:table-cell table:formula="of:=[.T88]" office:value-type="float" office:value="0" calcext:value-type="float">
            <text:p>0</text:p>
          </table:table-cell>
          <table:table-cell table:formula="of:=[.U88]" office:value-type="float" office:value="0" calcext:value-type="float">
            <text:p>0</text:p>
          </table:table-cell>
          <table:table-cell table:formula="of:=[.V88]" office:value-type="float" office:value="1" calcext:value-type="float">
            <text:p>1</text:p>
          </table:table-cell>
          <table:table-cell table:formula="of:=[.W88]" office:value-type="float" office:value="1" calcext:value-type="float">
            <text:p>1</text:p>
          </table:table-cell>
          <table:table-cell table:formula="of:=[.X88]" office:value-type="float" office:value="1" calcext:value-type="float">
            <text:p>1</text:p>
          </table:table-cell>
          <table:table-cell table:style-name="ce7" table:formula="of:=[.A89]*2^[.A$1]+[.B89]*2^[.B$1]+[.C89]*2^[.C$1]+[.D89]*2^[.D$1]+[.E89]*2^[.E$1]+[.F89]*2^[.F$1]+[.G89]*2^[.G$1]+[.H89]*2^[.H$1]+[.I89]*2^[.I$1]+[.J89]*2^[.J$1]+[.K89]*2^[.K$1]+[.L89]*2^[.L$1]+[.M89]*2^[.M$1]+[.N89]*2^[.N$1]+[.O89]*2^[.O$1]+[.P89]*2^[.P$1]+[.Q89]*2^[.Q$1]+[.R89]*2^[.R$1]+[.S89]*2^[.S$1]+[.T89]*2^[.T$1]+[.U89]*2^[.U$1]+[.V89]*2^[.V$1]+[.W89]*2^[.W$1]+[.X89]*2^[.X$1]+[.Y89]*2^[.Y$1]" office:value-type="float" office:value="32105703" calcext:value-type="float">
            <text:p>32105703</text:p>
          </table:table-cell>
          <table:table-cell table:formula="of:=CONCATENATE(&quot;0b&quot;;[.A89];[.B89];[.C89];[.D89];[.E89];[.F89];[.G89];[.H89];[.I89];[.J89];[.K89];[.L89];[.M89];[.N89];[.O89];[.P89];[.Q89];[.R89];[.S89];[.T89];[.U89];[.V89];[.W89];[.X89];[.Y89])" office:value-type="string" office:string-value="0b1111010011110010011100111" calcext:value-type="string">
            <text:p>0b1111010011110010011100111</text:p>
          </table:table-cell>
          <table:table-cell/>
          <table:table-cell table:formula="of:=CONCATENATE([.AA89]; &quot; soit &quot;; [.Z89])" office:value-type="string" office:string-value="0b1111010011110010011100111 soit 32105703" calcext:value-type="string">
            <text:p>0b1111010011110010011100111 soit 32105703</text:p>
          </table:table-cell>
        </table:table-row>
        <table:table-row table:style-name="ro1">
          <table:table-cell table:formula="of:=XOR(XOR(XOR(XOR([.Y89];[.W89]);[.V89]);[.U89]);[.S89])" office:value-type="float" office:value="1" calcext:value-type="float">
            <text:p>1</text:p>
          </table:table-cell>
          <table:table-cell table:formula="of:=[.A89]" office:value-type="float" office:value="1" calcext:value-type="float">
            <text:p>1</text:p>
          </table:table-cell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1" calcext:value-type="float">
            <text:p>1</text:p>
          </table:table-cell>
          <table:table-cell table:formula="of:=[.G89]" office:value-type="float" office:value="0" calcext:value-type="float">
            <text:p>0</text:p>
          </table:table-cell>
          <table:table-cell table:formula="of:=[.H89]" office:value-type="float" office:value="0" calcext:value-type="float">
            <text:p>0</text:p>
          </table:table-cell>
          <table:table-cell table:formula="of:=[.I89]" office:value-type="float" office:value="1" calcext:value-type="float">
            <text:p>1</text:p>
          </table:table-cell>
          <table:table-cell table:formula="of:=[.J89]" office:value-type="float" office:value="1" calcext:value-type="float">
            <text:p>1</text:p>
          </table:table-cell>
          <table:table-cell table:formula="of:=[.K89]" office:value-type="float" office:value="1" calcext:value-type="float">
            <text:p>1</text:p>
          </table:table-cell>
          <table:table-cell table:formula="of:=[.L89]" office:value-type="float" office:value="1" calcext:value-type="float">
            <text:p>1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" office:value-type="float" office:value="0" calcext:value-type="float">
            <text:p>0</text:p>
          </table:table-cell>
          <table:table-cell table:formula="of:=[.O89]" office:value-type="float" office:value="1" calcext:value-type="float">
            <text:p>1</text:p>
          </table:table-cell>
          <table:table-cell table:formula="of:=[.P89]" office:value-type="float" office:value="0" calcext:value-type="float">
            <text:p>0</text:p>
          </table:table-cell>
          <table:table-cell table:formula="of:=[.Q89]" office:value-type="float" office:value="0" calcext:value-type="float">
            <text:p>0</text:p>
          </table:table-cell>
          <table:table-cell table:formula="of:=[.R89]" office:value-type="float" office:value="1" calcext:value-type="float">
            <text:p>1</text:p>
          </table:table-cell>
          <table:table-cell table:formula="of:=[.S89]" office:value-type="float" office:value="1" calcext:value-type="float">
            <text:p>1</text:p>
          </table:table-cell>
          <table:table-cell table:formula="of:=[.T89]" office:value-type="float" office:value="1" calcext:value-type="float">
            <text:p>1</text:p>
          </table:table-cell>
          <table:table-cell table:formula="of:=[.U89]" office:value-type="float" office:value="0" calcext:value-type="float">
            <text:p>0</text:p>
          </table:table-cell>
          <table:table-cell table:formula="of:=[.V89]" office:value-type="float" office:value="0" calcext:value-type="float">
            <text:p>0</text:p>
          </table:table-cell>
          <table:table-cell table:formula="of:=[.W89]" office:value-type="float" office:value="1" calcext:value-type="float">
            <text:p>1</text:p>
          </table:table-cell>
          <table:table-cell table:formula="of:=[.X89]" office:value-type="float" office:value="1" calcext:value-type="float">
            <text:p>1</text:p>
          </table:table-cell>
          <table:table-cell table:style-name="ce7" table:formula="of:=[.A90]*2^[.A$1]+[.B90]*2^[.B$1]+[.C90]*2^[.C$1]+[.D90]*2^[.D$1]+[.E90]*2^[.E$1]+[.F90]*2^[.F$1]+[.G90]*2^[.G$1]+[.H90]*2^[.H$1]+[.I90]*2^[.I$1]+[.J90]*2^[.J$1]+[.K90]*2^[.K$1]+[.L90]*2^[.L$1]+[.M90]*2^[.M$1]+[.N90]*2^[.N$1]+[.O90]*2^[.O$1]+[.P90]*2^[.P$1]+[.Q90]*2^[.Q$1]+[.R90]*2^[.R$1]+[.S90]*2^[.S$1]+[.T90]*2^[.T$1]+[.U90]*2^[.U$1]+[.V90]*2^[.V$1]+[.W90]*2^[.W$1]+[.X90]*2^[.X$1]+[.Y90]*2^[.Y$1]" office:value-type="float" office:value="32830067" calcext:value-type="float">
            <text:p>32830067</text:p>
          </table:table-cell>
          <table:table-cell table:formula="of:=CONCATENATE(&quot;0b&quot;;[.A90];[.B90];[.C90];[.D90];[.E90];[.F90];[.G90];[.H90];[.I90];[.J90];[.K90];[.L90];[.M90];[.N90];[.O90];[.P90];[.Q90];[.R90];[.S90];[.T90];[.U90];[.V90];[.W90];[.X90];[.Y90])" office:value-type="string" office:string-value="0b1111101001111001001110011" calcext:value-type="string">
            <text:p>0b1111101001111001001110011</text:p>
          </table:table-cell>
          <table:table-cell/>
          <table:table-cell table:formula="of:=CONCATENATE([.AA90]; &quot; soit &quot;; [.Z90])" office:value-type="string" office:string-value="0b1111101001111001001110011 soit 32830067" calcext:value-type="string">
            <text:p>0b1111101001111001001110011 soit 32830067</text:p>
          </table:table-cell>
        </table:table-row>
        <table:table-row table:style-name="ro1">
          <table:table-cell table:formula="of:=XOR(XOR(XOR(XOR([.Y90];[.W90]);[.V90]);[.U90]);[.S90])" office:value-type="float" office:value="1" calcext:value-type="float">
            <text:p>1</text:p>
          </table:table-cell>
          <table:table-cell table:formula="of:=[.A90]" office:value-type="float" office:value="1" calcext:value-type="float">
            <text:p>1</text:p>
          </table:table-cell>
          <table:table-cell table:formula="of:=[.B90]" office:value-type="float" office:value="1" calcext:value-type="float">
            <text:p>1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0" calcext:value-type="float">
            <text:p>0</text:p>
          </table:table-cell>
          <table:table-cell table:formula="of:=[.G90]" office:value-type="float" office:value="1" calcext:value-type="float">
            <text:p>1</text:p>
          </table:table-cell>
          <table:table-cell table:formula="of:=[.H90]" office:value-type="float" office:value="0" calcext:value-type="float">
            <text:p>0</text:p>
          </table:table-cell>
          <table:table-cell table:formula="of:=[.I90]" office:value-type="float" office:value="0" calcext:value-type="float">
            <text:p>0</text:p>
          </table:table-cell>
          <table:table-cell table:formula="of:=[.J90]" office:value-type="float" office:value="1" calcext:value-type="float">
            <text:p>1</text:p>
          </table:table-cell>
          <table:table-cell table:formula="of:=[.K90]" office:value-type="float" office:value="1" calcext:value-type="float">
            <text:p>1</text:p>
          </table:table-cell>
          <table:table-cell table:formula="of:=[.L90]" office:value-type="float" office:value="1" calcext:value-type="float">
            <text:p>1</text:p>
          </table:table-cell>
          <table:table-cell table:formula="of:=[.M90]" office:value-type="float" office:value="1" calcext:value-type="float">
            <text:p>1</text:p>
          </table:table-cell>
          <table:table-cell table:formula="of:=[.N90]" office:value-type="float" office:value="0" calcext:value-type="float">
            <text:p>0</text:p>
          </table:table-cell>
          <table:table-cell table:formula="of:=[.O90]" office:value-type="float" office:value="0" calcext:value-type="float">
            <text:p>0</text:p>
          </table:table-cell>
          <table:table-cell table:formula="of:=[.P90]" office:value-type="float" office:value="1" calcext:value-type="float">
            <text:p>1</text:p>
          </table:table-cell>
          <table:table-cell table:formula="of:=[.Q90]" office:value-type="float" office:value="0" calcext:value-type="float">
            <text:p>0</text:p>
          </table:table-cell>
          <table:table-cell table:formula="of:=[.R90]" office:value-type="float" office:value="0" calcext:value-type="float">
            <text:p>0</text:p>
          </table:table-cell>
          <table:table-cell table:formula="of:=[.S90]" office:value-type="float" office:value="1" calcext:value-type="float">
            <text:p>1</text:p>
          </table:table-cell>
          <table:table-cell table:formula="of:=[.T90]" office:value-type="float" office:value="1" calcext:value-type="float">
            <text:p>1</text:p>
          </table:table-cell>
          <table:table-cell table:formula="of:=[.U90]" office:value-type="float" office:value="1" calcext:value-type="float">
            <text:p>1</text:p>
          </table:table-cell>
          <table:table-cell table:formula="of:=[.V90]" office:value-type="float" office:value="0" calcext:value-type="float">
            <text:p>0</text:p>
          </table:table-cell>
          <table:table-cell table:formula="of:=[.W90]" office:value-type="float" office:value="0" calcext:value-type="float">
            <text:p>0</text:p>
          </table:table-cell>
          <table:table-cell table:formula="of:=[.X90]" office:value-type="float" office:value="1" calcext:value-type="float">
            <text:p>1</text:p>
          </table:table-cell>
          <table:table-cell table:style-name="ce7" table:formula="of:=[.A91]*2^[.A$1]+[.B91]*2^[.B$1]+[.C91]*2^[.C$1]+[.D91]*2^[.D$1]+[.E91]*2^[.E$1]+[.F91]*2^[.F$1]+[.G91]*2^[.G$1]+[.H91]*2^[.H$1]+[.I91]*2^[.I$1]+[.J91]*2^[.J$1]+[.K91]*2^[.K$1]+[.L91]*2^[.L$1]+[.M91]*2^[.M$1]+[.N91]*2^[.N$1]+[.O91]*2^[.O$1]+[.P91]*2^[.P$1]+[.Q91]*2^[.Q$1]+[.R91]*2^[.R$1]+[.S91]*2^[.S$1]+[.T91]*2^[.T$1]+[.U91]*2^[.U$1]+[.V91]*2^[.V$1]+[.W91]*2^[.W$1]+[.X91]*2^[.X$1]+[.Y91]*2^[.Y$1]" office:value-type="float" office:value="33192249" calcext:value-type="float">
            <text:p>33192249</text:p>
          </table:table-cell>
          <table:table-cell table:formula="of:=CONCATENATE(&quot;0b&quot;;[.A91];[.B91];[.C91];[.D91];[.E91];[.F91];[.G91];[.H91];[.I91];[.J91];[.K91];[.L91];[.M91];[.N91];[.O91];[.P91];[.Q91];[.R91];[.S91];[.T91];[.U91];[.V91];[.W91];[.X91];[.Y91])" office:value-type="string" office:string-value="0b1111110100111100100111001" calcext:value-type="string">
            <text:p>0b1111110100111100100111001</text:p>
          </table:table-cell>
          <table:table-cell/>
          <table:table-cell table:formula="of:=CONCATENATE([.AA91]; &quot; soit &quot;; [.Z91])" office:value-type="string" office:string-value="0b1111110100111100100111001 soit 33192249" calcext:value-type="string">
            <text:p>0b1111110100111100100111001 soit 33192249</text:p>
          </table:table-cell>
        </table:table-row>
        <table:table-row table:style-name="ro1">
          <table:table-cell table:formula="of:=XOR(XOR(XOR(XOR([.Y91];[.W91]);[.V91]);[.U91]);[.S91])" office:value-type="float" office:value="1" calcext:value-type="float">
            <text:p>1</text:p>
          </table:table-cell>
          <table:table-cell table:formula="of:=[.A91]" office:value-type="float" office:value="1" calcext:value-type="float">
            <text:p>1</text:p>
          </table:table-cell>
          <table:table-cell table:formula="of:=[.B91]" office:value-type="float" office:value="1" calcext:value-type="float">
            <text:p>1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1" calcext:value-type="float">
            <text:p>1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" office:value-type="float" office:value="0" calcext:value-type="float">
            <text:p>0</text:p>
          </table:table-cell>
          <table:table-cell table:formula="of:=[.H91]" office:value-type="float" office:value="1" calcext:value-type="float">
            <text:p>1</text:p>
          </table:table-cell>
          <table:table-cell table:formula="of:=[.I91]" office:value-type="float" office:value="0" calcext:value-type="float">
            <text:p>0</text:p>
          </table:table-cell>
          <table:table-cell table:formula="of:=[.J91]" office:value-type="float" office:value="0" calcext:value-type="float">
            <text:p>0</text:p>
          </table:table-cell>
          <table:table-cell table:formula="of:=[.K91]" office:value-type="float" office:value="1" calcext:value-type="float">
            <text:p>1</text:p>
          </table:table-cell>
          <table:table-cell table:formula="of:=[.L91]" office:value-type="float" office:value="1" calcext:value-type="float">
            <text:p>1</text:p>
          </table:table-cell>
          <table:table-cell table:formula="of:=[.M91]" office:value-type="float" office:value="1" calcext:value-type="float">
            <text:p>1</text:p>
          </table:table-cell>
          <table:table-cell table:formula="of:=[.N91]" office:value-type="float" office:value="1" calcext:value-type="float">
            <text:p>1</text:p>
          </table:table-cell>
          <table:table-cell table:formula="of:=[.O91]" office:value-type="float" office:value="0" calcext:value-type="float">
            <text:p>0</text:p>
          </table:table-cell>
          <table:table-cell table:formula="of:=[.P91]" office:value-type="float" office:value="0" calcext:value-type="float">
            <text:p>0</text:p>
          </table:table-cell>
          <table:table-cell table:formula="of:=[.Q91]" office:value-type="float" office:value="1" calcext:value-type="float">
            <text:p>1</text:p>
          </table:table-cell>
          <table:table-cell table:formula="of:=[.R91]" office:value-type="float" office:value="0" calcext:value-type="float">
            <text:p>0</text:p>
          </table:table-cell>
          <table:table-cell table:formula="of:=[.S91]" office:value-type="float" office:value="0" calcext:value-type="float">
            <text:p>0</text:p>
          </table:table-cell>
          <table:table-cell table:formula="of:=[.T91]" office:value-type="float" office:value="1" calcext:value-type="float">
            <text:p>1</text:p>
          </table:table-cell>
          <table:table-cell table:formula="of:=[.U91]" office:value-type="float" office:value="1" calcext:value-type="float">
            <text:p>1</text:p>
          </table:table-cell>
          <table:table-cell table:formula="of:=[.V91]" office:value-type="float" office:value="1" calcext:value-type="float">
            <text:p>1</text:p>
          </table:table-cell>
          <table:table-cell table:formula="of:=[.W91]" office:value-type="float" office:value="0" calcext:value-type="float">
            <text:p>0</text:p>
          </table:table-cell>
          <table:table-cell table:formula="of:=[.X91]" office:value-type="float" office:value="0" calcext:value-type="float">
            <text:p>0</text:p>
          </table:table-cell>
          <table:table-cell table:style-name="ce7" table:formula="of:=[.A92]*2^[.A$1]+[.B92]*2^[.B$1]+[.C92]*2^[.C$1]+[.D92]*2^[.D$1]+[.E92]*2^[.E$1]+[.F92]*2^[.F$1]+[.G92]*2^[.G$1]+[.H92]*2^[.H$1]+[.I92]*2^[.I$1]+[.J92]*2^[.J$1]+[.K92]*2^[.K$1]+[.L92]*2^[.L$1]+[.M92]*2^[.M$1]+[.N92]*2^[.N$1]+[.O92]*2^[.O$1]+[.P92]*2^[.P$1]+[.Q92]*2^[.Q$1]+[.R92]*2^[.R$1]+[.S92]*2^[.S$1]+[.T92]*2^[.T$1]+[.U92]*2^[.U$1]+[.V92]*2^[.V$1]+[.W92]*2^[.W$1]+[.X92]*2^[.X$1]+[.Y92]*2^[.Y$1]" office:value-type="float" office:value="33373340" calcext:value-type="float">
            <text:p>33373340</text:p>
          </table:table-cell>
          <table:table-cell table:formula="of:=CONCATENATE(&quot;0b&quot;;[.A92];[.B92];[.C92];[.D92];[.E92];[.F92];[.G92];[.H92];[.I92];[.J92];[.K92];[.L92];[.M92];[.N92];[.O92];[.P92];[.Q92];[.R92];[.S92];[.T92];[.U92];[.V92];[.W92];[.X92];[.Y92])" office:value-type="string" office:string-value="0b1111111010011110010011100" calcext:value-type="string">
            <text:p>0b1111111010011110010011100</text:p>
          </table:table-cell>
          <table:table-cell/>
          <table:table-cell table:formula="of:=CONCATENATE([.AA92]; &quot; soit &quot;; [.Z92])" office:value-type="string" office:string-value="0b1111111010011110010011100 soit 33373340" calcext:value-type="string">
            <text:p>0b1111111010011110010011100 soit 33373340</text:p>
          </table:table-cell>
        </table:table-row>
        <table:table-row table:style-name="ro1">
          <table:table-cell table:formula="of:=XOR(XOR(XOR(XOR([.Y92];[.W92]);[.V92]);[.U92]);[.S92])" office:value-type="float" office:value="1" calcext:value-type="float">
            <text:p>1</text:p>
          </table:table-cell>
          <table:table-cell table:formula="of:=[.A92]" office:value-type="float" office:value="1" calcext:value-type="float">
            <text:p>1</text:p>
          </table:table-cell>
          <table:table-cell table:formula="of:=[.B92]" office:value-type="float" office:value="1" calcext:value-type="float">
            <text:p>1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1" calcext:value-type="float">
            <text:p>1</text:p>
          </table:table-cell>
          <table:table-cell table:formula="of:=[.F92]" office:value-type="float" office:value="1" calcext:value-type="float">
            <text:p>1</text:p>
          </table:table-cell>
          <table:table-cell table:formula="of:=[.G92]" office:value-type="float" office:value="1" calcext:value-type="float">
            <text:p>1</text:p>
          </table:table-cell>
          <table:table-cell table:formula="of:=[.H92]" office:value-type="float" office:value="0" calcext:value-type="float">
            <text:p>0</text:p>
          </table:table-cell>
          <table:table-cell table:formula="of:=[.I92]" office:value-type="float" office:value="1" calcext:value-type="float">
            <text:p>1</text:p>
          </table:table-cell>
          <table:table-cell table:formula="of:=[.J92]" office:value-type="float" office:value="0" calcext:value-type="float">
            <text:p>0</text:p>
          </table:table-cell>
          <table:table-cell table:formula="of:=[.K92]" office:value-type="float" office:value="0" calcext:value-type="float">
            <text:p>0</text:p>
          </table:table-cell>
          <table:table-cell table:formula="of:=[.L92]" office:value-type="float" office:value="1" calcext:value-type="float">
            <text:p>1</text:p>
          </table:table-cell>
          <table:table-cell table:formula="of:=[.M92]" office:value-type="float" office:value="1" calcext:value-type="float">
            <text:p>1</text:p>
          </table:table-cell>
          <table:table-cell table:formula="of:=[.N92]" office:value-type="float" office:value="1" calcext:value-type="float">
            <text:p>1</text:p>
          </table:table-cell>
          <table:table-cell table:formula="of:=[.O92]" office:value-type="float" office:value="1" calcext:value-type="float">
            <text:p>1</text:p>
          </table:table-cell>
          <table:table-cell table:formula="of:=[.P92]" office:value-type="float" office:value="0" calcext:value-type="float">
            <text:p>0</text:p>
          </table:table-cell>
          <table:table-cell table:formula="of:=[.Q92]" office:value-type="float" office:value="0" calcext:value-type="float">
            <text:p>0</text:p>
          </table:table-cell>
          <table:table-cell table:formula="of:=[.R92]" office:value-type="float" office:value="1" calcext:value-type="float">
            <text:p>1</text:p>
          </table:table-cell>
          <table:table-cell table:formula="of:=[.S92]" office:value-type="float" office:value="0" calcext:value-type="float">
            <text:p>0</text:p>
          </table:table-cell>
          <table:table-cell table:formula="of:=[.T92]" office:value-type="float" office:value="0" calcext:value-type="float">
            <text:p>0</text:p>
          </table:table-cell>
          <table:table-cell table:formula="of:=[.U92]" office:value-type="float" office:value="1" calcext:value-type="float">
            <text:p>1</text:p>
          </table:table-cell>
          <table:table-cell table:formula="of:=[.V92]" office:value-type="float" office:value="1" calcext:value-type="float">
            <text:p>1</text:p>
          </table:table-cell>
          <table:table-cell table:formula="of:=[.W92]" office:value-type="float" office:value="1" calcext:value-type="float">
            <text:p>1</text:p>
          </table:table-cell>
          <table:table-cell table:formula="of:=[.X92]" office:value-type="float" office:value="0" calcext:value-type="float">
            <text:p>0</text:p>
          </table:table-cell>
          <table:table-cell table:style-name="ce7" table:formula="of:=[.A93]*2^[.A$1]+[.B93]*2^[.B$1]+[.C93]*2^[.C$1]+[.D93]*2^[.D$1]+[.E93]*2^[.E$1]+[.F93]*2^[.F$1]+[.G93]*2^[.G$1]+[.H93]*2^[.H$1]+[.I93]*2^[.I$1]+[.J93]*2^[.J$1]+[.K93]*2^[.K$1]+[.L93]*2^[.L$1]+[.M93]*2^[.M$1]+[.N93]*2^[.N$1]+[.O93]*2^[.O$1]+[.P93]*2^[.P$1]+[.Q93]*2^[.Q$1]+[.R93]*2^[.R$1]+[.S93]*2^[.S$1]+[.T93]*2^[.T$1]+[.U93]*2^[.U$1]+[.V93]*2^[.V$1]+[.W93]*2^[.W$1]+[.X93]*2^[.X$1]+[.Y93]*2^[.Y$1]" office:value-type="float" office:value="33463886" calcext:value-type="float">
            <text:p>33463886</text:p>
          </table:table-cell>
          <table:table-cell table:formula="of:=CONCATENATE(&quot;0b&quot;;[.A93];[.B93];[.C93];[.D93];[.E93];[.F93];[.G93];[.H93];[.I93];[.J93];[.K93];[.L93];[.M93];[.N93];[.O93];[.P93];[.Q93];[.R93];[.S93];[.T93];[.U93];[.V93];[.W93];[.X93];[.Y93])" office:value-type="string" office:string-value="0b1111111101001111001001110" calcext:value-type="string">
            <text:p>0b1111111101001111001001110</text:p>
          </table:table-cell>
          <table:table-cell/>
          <table:table-cell table:formula="of:=CONCATENATE([.AA93]; &quot; soit &quot;; [.Z93])" office:value-type="string" office:string-value="0b1111111101001111001001110 soit 33463886" calcext:value-type="string">
            <text:p>0b1111111101001111001001110 soit 33463886</text:p>
          </table:table-cell>
        </table:table-row>
        <table:table-row table:style-name="ro1">
          <table:table-cell table:formula="of:=XOR(XOR(XOR(XOR([.Y93];[.W93]);[.V93]);[.U93]);[.S93])" office:value-type="float" office:value="1" calcext:value-type="float">
            <text:p>1</text:p>
          </table:table-cell>
          <table:table-cell table:formula="of:=[.A93]" office:value-type="float" office:value="1" calcext:value-type="float">
            <text:p>1</text:p>
          </table:table-cell>
          <table:table-cell table:formula="of:=[.B93]" office:value-type="float" office:value="1" calcext:value-type="float">
            <text:p>1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1" calcext:value-type="float">
            <text:p>1</text:p>
          </table:table-cell>
          <table:table-cell table:formula="of:=[.F93]" office:value-type="float" office:value="1" calcext:value-type="float">
            <text:p>1</text:p>
          </table:table-cell>
          <table:table-cell table:formula="of:=[.G93]" office:value-type="float" office:value="1" calcext:value-type="float">
            <text:p>1</text:p>
          </table:table-cell>
          <table:table-cell table:formula="of:=[.H93]" office:value-type="float" office:value="1" calcext:value-type="float">
            <text:p>1</text:p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1" calcext:value-type="float">
            <text:p>1</text:p>
          </table:table-cell>
          <table:table-cell table:formula="of:=[.K93]" office:value-type="float" office:value="0" calcext:value-type="float">
            <text:p>0</text:p>
          </table:table-cell>
          <table:table-cell table:formula="of:=[.L93]" office:value-type="float" office:value="0" calcext:value-type="float">
            <text:p>0</text:p>
          </table:table-cell>
          <table:table-cell table:formula="of:=[.M93]" office:value-type="float" office:value="1" calcext:value-type="float">
            <text:p>1</text:p>
          </table:table-cell>
          <table:table-cell table:formula="of:=[.N93]" office:value-type="float" office:value="1" calcext:value-type="float">
            <text:p>1</text:p>
          </table:table-cell>
          <table:table-cell table:formula="of:=[.O93]" office:value-type="float" office:value="1" calcext:value-type="float">
            <text:p>1</text:p>
          </table:table-cell>
          <table:table-cell table:formula="of:=[.P93]" office:value-type="float" office:value="1" calcext:value-type="float">
            <text:p>1</text:p>
          </table:table-cell>
          <table:table-cell table:formula="of:=[.Q93]" office:value-type="float" office:value="0" calcext:value-type="float">
            <text:p>0</text:p>
          </table:table-cell>
          <table:table-cell table:formula="of:=[.R93]" office:value-type="float" office:value="0" calcext:value-type="float">
            <text:p>0</text:p>
          </table:table-cell>
          <table:table-cell table:formula="of:=[.S93]" office:value-type="float" office:value="1" calcext:value-type="float">
            <text:p>1</text:p>
          </table:table-cell>
          <table:table-cell table:formula="of:=[.T93]" office:value-type="float" office:value="0" calcext:value-type="float">
            <text:p>0</text:p>
          </table:table-cell>
          <table:table-cell table:formula="of:=[.U93]" office:value-type="float" office:value="0" calcext:value-type="float">
            <text:p>0</text:p>
          </table:table-cell>
          <table:table-cell table:formula="of:=[.V93]" office:value-type="float" office:value="1" calcext:value-type="float">
            <text:p>1</text:p>
          </table:table-cell>
          <table:table-cell table:formula="of:=[.W93]" office:value-type="float" office:value="1" calcext:value-type="float">
            <text:p>1</text:p>
          </table:table-cell>
          <table:table-cell table:formula="of:=[.X93]" office:value-type="float" office:value="1" calcext:value-type="float">
            <text:p>1</text:p>
          </table:table-cell>
          <table:table-cell table:style-name="ce7" table:formula="of:=[.A94]*2^[.A$1]+[.B94]*2^[.B$1]+[.C94]*2^[.C$1]+[.D94]*2^[.D$1]+[.E94]*2^[.E$1]+[.F94]*2^[.F$1]+[.G94]*2^[.G$1]+[.H94]*2^[.H$1]+[.I94]*2^[.I$1]+[.J94]*2^[.J$1]+[.K94]*2^[.K$1]+[.L94]*2^[.L$1]+[.M94]*2^[.M$1]+[.N94]*2^[.N$1]+[.O94]*2^[.O$1]+[.P94]*2^[.P$1]+[.Q94]*2^[.Q$1]+[.R94]*2^[.R$1]+[.S94]*2^[.S$1]+[.T94]*2^[.T$1]+[.U94]*2^[.U$1]+[.V94]*2^[.V$1]+[.W94]*2^[.W$1]+[.X94]*2^[.X$1]+[.Y94]*2^[.Y$1]" office:value-type="float" office:value="33509159" calcext:value-type="float">
            <text:p>33509159</text:p>
          </table:table-cell>
          <table:table-cell table:formula="of:=CONCATENATE(&quot;0b&quot;;[.A94];[.B94];[.C94];[.D94];[.E94];[.F94];[.G94];[.H94];[.I94];[.J94];[.K94];[.L94];[.M94];[.N94];[.O94];[.P94];[.Q94];[.R94];[.S94];[.T94];[.U94];[.V94];[.W94];[.X94];[.Y94])" office:value-type="string" office:string-value="0b1111111110100111100100111" calcext:value-type="string">
            <text:p>0b1111111110100111100100111</text:p>
          </table:table-cell>
          <table:table-cell/>
          <table:table-cell table:formula="of:=CONCATENATE([.AA94]; &quot; soit &quot;; [.Z94])" office:value-type="string" office:string-value="0b1111111110100111100100111 soit 33509159" calcext:value-type="string">
            <text:p>0b1111111110100111100100111 soit 33509159</text:p>
          </table:table-cell>
        </table:table-row>
        <table:table-row table:style-name="ro1">
          <table:table-cell table:formula="of:=XOR(XOR(XOR(XOR([.Y94];[.W94]);[.V94]);[.U94]);[.S94])" office:value-type="float" office:value="0" calcext:value-type="float">
            <text:p>0</text:p>
          </table:table-cell>
          <table:table-cell table:formula="of:=[.A94]" office:value-type="float" office:value="1" calcext:value-type="float">
            <text:p>1</text:p>
          </table:table-cell>
          <table:table-cell table:formula="of:=[.B94]" office:value-type="float" office:value="1" calcext:value-type="float">
            <text:p>1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1" calcext:value-type="float">
            <text:p>1</text:p>
          </table:table-cell>
          <table:table-cell table:formula="of:=[.F94]" office:value-type="float" office:value="1" calcext:value-type="float">
            <text:p>1</text:p>
          </table:table-cell>
          <table:table-cell table:formula="of:=[.G94]" office:value-type="float" office:value="1" calcext:value-type="float">
            <text:p>1</text:p>
          </table:table-cell>
          <table:table-cell table:formula="of:=[.H94]" office:value-type="float" office:value="1" calcext:value-type="float">
            <text:p>1</text:p>
          </table:table-cell>
          <table:table-cell table:formula="of:=[.I94]" office:value-type="float" office:value="1" calcext:value-type="float">
            <text:p>1</text:p>
          </table:table-cell>
          <table:table-cell table:formula="of:=[.J94]" office:value-type="float" office:value="0" calcext:value-type="float">
            <text:p>0</text:p>
          </table:table-cell>
          <table:table-cell table:formula="of:=[.K94]" office:value-type="float" office:value="1" calcext:value-type="float">
            <text:p>1</text:p>
          </table:table-cell>
          <table:table-cell table:formula="of:=[.L94]" office:value-type="float" office:value="0" calcext:value-type="float">
            <text:p>0</text:p>
          </table:table-cell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1" calcext:value-type="float">
            <text:p>1</text:p>
          </table:table-cell>
          <table:table-cell table:formula="of:=[.O94]" office:value-type="float" office:value="1" calcext:value-type="float">
            <text:p>1</text:p>
          </table:table-cell>
          <table:table-cell table:formula="of:=[.P94]" office:value-type="float" office:value="1" calcext:value-type="float">
            <text:p>1</text:p>
          </table:table-cell>
          <table:table-cell table:formula="of:=[.Q94]" office:value-type="float" office:value="1" calcext:value-type="float">
            <text:p>1</text:p>
          </table:table-cell>
          <table:table-cell table:formula="of:=[.R94]" office:value-type="float" office:value="0" calcext:value-type="float">
            <text:p>0</text:p>
          </table:table-cell>
          <table:table-cell table:formula="of:=[.S94]" office:value-type="float" office:value="0" calcext:value-type="float">
            <text:p>0</text:p>
          </table:table-cell>
          <table:table-cell table:formula="of:=[.T94]" office:value-type="float" office:value="1" calcext:value-type="float">
            <text:p>1</text:p>
          </table:table-cell>
          <table:table-cell table:formula="of:=[.U94]" office:value-type="float" office:value="0" calcext:value-type="float">
            <text:p>0</text:p>
          </table:table-cell>
          <table:table-cell table:formula="of:=[.V94]" office:value-type="float" office:value="0" calcext:value-type="float">
            <text:p>0</text:p>
          </table:table-cell>
          <table:table-cell table:formula="of:=[.W94]" office:value-type="float" office:value="1" calcext:value-type="float">
            <text:p>1</text:p>
          </table:table-cell>
          <table:table-cell table:formula="of:=[.X94]" office:value-type="float" office:value="1" calcext:value-type="float">
            <text:p>1</text:p>
          </table:table-cell>
          <table:table-cell table:style-name="ce7" table:formula="of:=[.A95]*2^[.A$1]+[.B95]*2^[.B$1]+[.C95]*2^[.C$1]+[.D95]*2^[.D$1]+[.E95]*2^[.E$1]+[.F95]*2^[.F$1]+[.G95]*2^[.G$1]+[.H95]*2^[.H$1]+[.I95]*2^[.I$1]+[.J95]*2^[.J$1]+[.K95]*2^[.K$1]+[.L95]*2^[.L$1]+[.M95]*2^[.M$1]+[.N95]*2^[.N$1]+[.O95]*2^[.O$1]+[.P95]*2^[.P$1]+[.Q95]*2^[.Q$1]+[.R95]*2^[.R$1]+[.S95]*2^[.S$1]+[.T95]*2^[.T$1]+[.U95]*2^[.U$1]+[.V95]*2^[.V$1]+[.W95]*2^[.W$1]+[.X95]*2^[.X$1]+[.Y95]*2^[.Y$1]" office:value-type="float" office:value="16754579" calcext:value-type="float">
            <text:p>16754579</text:p>
          </table:table-cell>
          <table:table-cell table:formula="of:=CONCATENATE(&quot;0b&quot;;[.A95];[.B95];[.C95];[.D95];[.E95];[.F95];[.G95];[.H95];[.I95];[.J95];[.K95];[.L95];[.M95];[.N95];[.O95];[.P95];[.Q95];[.R95];[.S95];[.T95];[.U95];[.V95];[.W95];[.X95];[.Y95])" office:value-type="string" office:string-value="0b0111111111010011110010011" calcext:value-type="string">
            <text:p>0b0111111111010011110010011</text:p>
          </table:table-cell>
          <table:table-cell/>
          <table:table-cell table:formula="of:=CONCATENATE([.AA95]; &quot; soit &quot;; [.Z95])" office:value-type="string" office:string-value="0b0111111111010011110010011 soit 16754579" calcext:value-type="string">
            <text:p>0b0111111111010011110010011 soit 16754579</text:p>
          </table:table-cell>
        </table:table-row>
        <table:table-row table:style-name="ro1">
          <table:table-cell table:formula="of:=XOR(XOR(XOR(XOR([.Y95];[.W95]);[.V95]);[.U95]);[.S95])" office:value-type="float" office:value="0" calcext:value-type="float">
            <text:p>0</text:p>
          </table:table-cell>
          <table:table-cell table:formula="of:=[.A95]" office:value-type="float" office:value="0" calcext:value-type="float">
            <text:p>0</text:p>
          </table:table-cell>
          <table:table-cell table:formula="of:=[.B95]" office:value-type="float" office:value="1" calcext:value-type="float">
            <text:p>1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1" calcext:value-type="float">
            <text:p>1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" office:value-type="float" office:value="1" calcext:value-type="float">
            <text:p>1</text:p>
          </table:table-cell>
          <table:table-cell table:formula="of:=[.H95]" office:value-type="float" office:value="1" calcext:value-type="float">
            <text:p>1</text:p>
          </table:table-cell>
          <table:table-cell table:formula="of:=[.I95]" office:value-type="float" office:value="1" calcext:value-type="float">
            <text:p>1</text:p>
          </table:table-cell>
          <table:table-cell table:formula="of:=[.J95]" office:value-type="float" office:value="1" calcext:value-type="float">
            <text:p>1</text:p>
          </table:table-cell>
          <table:table-cell table:formula="of:=[.K95]" office:value-type="float" office:value="0" calcext:value-type="float">
            <text:p>0</text:p>
          </table:table-cell>
          <table:table-cell table:formula="of:=[.L95]" office:value-type="float" office:value="1" calcext:value-type="float">
            <text:p>1</text:p>
          </table:table-cell>
          <table:table-cell table:formula="of:=[.M95]" office:value-type="float" office:value="0" calcext:value-type="float">
            <text:p>0</text:p>
          </table:table-cell>
          <table:table-cell table:formula="of:=[.N95]" office:value-type="float" office:value="0" calcext:value-type="float">
            <text:p>0</text:p>
          </table:table-cell>
          <table:table-cell table:formula="of:=[.O95]" office:value-type="float" office:value="1" calcext:value-type="float">
            <text:p>1</text:p>
          </table:table-cell>
          <table:table-cell table:formula="of:=[.P95]" office:value-type="float" office:value="1" calcext:value-type="float">
            <text:p>1</text:p>
          </table:table-cell>
          <table:table-cell table:formula="of:=[.Q95]" office:value-type="float" office:value="1" calcext:value-type="float">
            <text:p>1</text:p>
          </table:table-cell>
          <table:table-cell table:formula="of:=[.R95]" office:value-type="float" office:value="1" calcext:value-type="float">
            <text:p>1</text:p>
          </table:table-cell>
          <table:table-cell table:formula="of:=[.S95]" office:value-type="float" office:value="0" calcext:value-type="float">
            <text:p>0</text:p>
          </table:table-cell>
          <table:table-cell table:formula="of:=[.T95]" office:value-type="float" office:value="0" calcext:value-type="float">
            <text:p>0</text:p>
          </table:table-cell>
          <table:table-cell table:formula="of:=[.U95]" office:value-type="float" office:value="1" calcext:value-type="float">
            <text:p>1</text:p>
          </table:table-cell>
          <table:table-cell table:formula="of:=[.V95]" office:value-type="float" office:value="0" calcext:value-type="float">
            <text:p>0</text:p>
          </table:table-cell>
          <table:table-cell table:formula="of:=[.W95]" office:value-type="float" office:value="0" calcext:value-type="float">
            <text:p>0</text:p>
          </table:table-cell>
          <table:table-cell table:formula="of:=[.X95]" office:value-type="float" office:value="1" calcext:value-type="float">
            <text:p>1</text:p>
          </table:table-cell>
          <table:table-cell table:style-name="ce7" table:formula="of:=[.A96]*2^[.A$1]+[.B96]*2^[.B$1]+[.C96]*2^[.C$1]+[.D96]*2^[.D$1]+[.E96]*2^[.E$1]+[.F96]*2^[.F$1]+[.G96]*2^[.G$1]+[.H96]*2^[.H$1]+[.I96]*2^[.I$1]+[.J96]*2^[.J$1]+[.K96]*2^[.K$1]+[.L96]*2^[.L$1]+[.M96]*2^[.M$1]+[.N96]*2^[.N$1]+[.O96]*2^[.O$1]+[.P96]*2^[.P$1]+[.Q96]*2^[.Q$1]+[.R96]*2^[.R$1]+[.S96]*2^[.S$1]+[.T96]*2^[.T$1]+[.U96]*2^[.U$1]+[.V96]*2^[.V$1]+[.W96]*2^[.W$1]+[.X96]*2^[.X$1]+[.Y96]*2^[.Y$1]" office:value-type="float" office:value="8377289" calcext:value-type="float">
            <text:p>8377289</text:p>
          </table:table-cell>
          <table:table-cell table:formula="of:=CONCATENATE(&quot;0b&quot;;[.A96];[.B96];[.C96];[.D96];[.E96];[.F96];[.G96];[.H96];[.I96];[.J96];[.K96];[.L96];[.M96];[.N96];[.O96];[.P96];[.Q96];[.R96];[.S96];[.T96];[.U96];[.V96];[.W96];[.X96];[.Y96])" office:value-type="string" office:string-value="0b0011111111101001111001001" calcext:value-type="string">
            <text:p>0b0011111111101001111001001</text:p>
          </table:table-cell>
          <table:table-cell/>
          <table:table-cell table:formula="of:=CONCATENATE([.AA96]; &quot; soit &quot;; [.Z96])" office:value-type="string" office:string-value="0b0011111111101001111001001 soit 8377289" calcext:value-type="string">
            <text:p>0b0011111111101001111001001 soit 8377289</text:p>
          </table:table-cell>
        </table:table-row>
        <table:table-row table:style-name="ro1">
          <table:table-cell table:formula="of:=XOR(XOR(XOR(XOR([.Y96];[.W96]);[.V96]);[.U96]);[.S96])" office:value-type="float" office:value="1" calcext:value-type="float">
            <text:p>1</text:p>
          </table:table-cell>
          <table:table-cell table:formula="of:=[.A96]" office:value-type="float" office:value="0" calcext:value-type="float">
            <text:p>0</text:p>
          </table:table-cell>
          <table:table-cell table:formula="of:=[.B96]" office:value-type="float" office:value="0" calcext:value-type="float">
            <text:p>0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1" calcext:value-type="float">
            <text:p>1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1" calcext:value-type="float">
            <text:p>1</text:p>
          </table:table-cell>
          <table:table-cell table:formula="of:=[.G96]" office:value-type="float" office:value="1" calcext:value-type="float">
            <text:p>1</text:p>
          </table:table-cell>
          <table:table-cell table:formula="of:=[.H96]" office:value-type="float" office:value="1" calcext:value-type="float">
            <text:p>1</text:p>
          </table:table-cell>
          <table:table-cell table:formula="of:=[.I96]" office:value-type="float" office:value="1" calcext:value-type="float">
            <text:p>1</text:p>
          </table:table-cell>
          <table:table-cell table:formula="of:=[.J96]" office:value-type="float" office:value="1" calcext:value-type="float">
            <text:p>1</text:p>
          </table:table-cell>
          <table:table-cell table:formula="of:=[.K96]" office:value-type="float" office:value="1" calcext:value-type="float">
            <text:p>1</text:p>
          </table:table-cell>
          <table:table-cell table:formula="of:=[.L96]" office:value-type="float" office:value="0" calcext:value-type="float">
            <text:p>0</text:p>
          </table:table-cell>
          <table:table-cell table:formula="of:=[.M96]" office:value-type="float" office:value="1" calcext:value-type="float">
            <text:p>1</text:p>
          </table:table-cell>
          <table:table-cell table:formula="of:=[.N96]" office:value-type="float" office:value="0" calcext:value-type="float">
            <text:p>0</text:p>
          </table:table-cell>
          <table:table-cell table:formula="of:=[.O96]" office:value-type="float" office:value="0" calcext:value-type="float">
            <text:p>0</text:p>
          </table:table-cell>
          <table:table-cell table:formula="of:=[.P96]" office:value-type="float" office:value="1" calcext:value-type="float">
            <text:p>1</text:p>
          </table:table-cell>
          <table:table-cell table:formula="of:=[.Q96]" office:value-type="float" office:value="1" calcext:value-type="float">
            <text:p>1</text:p>
          </table:table-cell>
          <table:table-cell table:formula="of:=[.R96]" office:value-type="float" office:value="1" calcext:value-type="float">
            <text:p>1</text:p>
          </table:table-cell>
          <table:table-cell table:formula="of:=[.S96]" office:value-type="float" office:value="1" calcext:value-type="float">
            <text:p>1</text:p>
          </table:table-cell>
          <table:table-cell table:formula="of:=[.T96]" office:value-type="float" office:value="0" calcext:value-type="float">
            <text:p>0</text:p>
          </table:table-cell>
          <table:table-cell table:formula="of:=[.U96]" office:value-type="float" office:value="0" calcext:value-type="float">
            <text:p>0</text:p>
          </table:table-cell>
          <table:table-cell table:formula="of:=[.V96]" office:value-type="float" office:value="1" calcext:value-type="float">
            <text:p>1</text:p>
          </table:table-cell>
          <table:table-cell table:formula="of:=[.W96]" office:value-type="float" office:value="0" calcext:value-type="float">
            <text:p>0</text:p>
          </table:table-cell>
          <table:table-cell table:formula="of:=[.X96]" office:value-type="float" office:value="0" calcext:value-type="float">
            <text:p>0</text:p>
          </table:table-cell>
          <table:table-cell table:style-name="ce7" table:formula="of:=[.A97]*2^[.A$1]+[.B97]*2^[.B$1]+[.C97]*2^[.C$1]+[.D97]*2^[.D$1]+[.E97]*2^[.E$1]+[.F97]*2^[.F$1]+[.G97]*2^[.G$1]+[.H97]*2^[.H$1]+[.I97]*2^[.I$1]+[.J97]*2^[.J$1]+[.K97]*2^[.K$1]+[.L97]*2^[.L$1]+[.M97]*2^[.M$1]+[.N97]*2^[.N$1]+[.O97]*2^[.O$1]+[.P97]*2^[.P$1]+[.Q97]*2^[.Q$1]+[.R97]*2^[.R$1]+[.S97]*2^[.S$1]+[.T97]*2^[.T$1]+[.U97]*2^[.U$1]+[.V97]*2^[.V$1]+[.W97]*2^[.W$1]+[.X97]*2^[.X$1]+[.Y97]*2^[.Y$1]" office:value-type="float" office:value="20965860" calcext:value-type="float">
            <text:p>20965860</text:p>
          </table:table-cell>
          <table:table-cell table:formula="of:=CONCATENATE(&quot;0b&quot;;[.A97];[.B97];[.C97];[.D97];[.E97];[.F97];[.G97];[.H97];[.I97];[.J97];[.K97];[.L97];[.M97];[.N97];[.O97];[.P97];[.Q97];[.R97];[.S97];[.T97];[.U97];[.V97];[.W97];[.X97];[.Y97])" office:value-type="string" office:string-value="0b1001111111110100111100100" calcext:value-type="string">
            <text:p>0b1001111111110100111100100</text:p>
          </table:table-cell>
          <table:table-cell/>
          <table:table-cell table:formula="of:=CONCATENATE([.AA97]; &quot; soit &quot;; [.Z97])" office:value-type="string" office:string-value="0b1001111111110100111100100 soit 20965860" calcext:value-type="string">
            <text:p>0b1001111111110100111100100 soit 20965860</text:p>
          </table:table-cell>
        </table:table-row>
        <table:table-row table:style-name="ro1">
          <table:table-cell table:formula="of:=XOR(XOR(XOR(XOR([.Y97];[.W97]);[.V97]);[.U97]);[.S97])" office:value-type="float" office:value="0" calcext:value-type="float">
            <text:p>0</text:p>
          </table:table-cell>
          <table:table-cell table:formula="of:=[.A97]" office:value-type="float" office:value="1" calcext:value-type="float">
            <text:p>1</text:p>
          </table:table-cell>
          <table:table-cell table:formula="of:=[.B97]" office:value-type="float" office:value="0" calcext:value-type="float">
            <text:p>0</text:p>
          </table:table-cell>
          <table:table-cell table:formula="of:=[.C97]" office:value-type="float" office:value="0" calcext:value-type="float">
            <text:p>0</text:p>
          </table:table-cell>
          <table:table-cell table:formula="of:=[.D97]" office:value-type="float" office:value="1" calcext:value-type="float">
            <text:p>1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1" calcext:value-type="float">
            <text:p>1</text:p>
          </table:table-cell>
          <table:table-cell table:formula="of:=[.G97]" office:value-type="float" office:value="1" calcext:value-type="float">
            <text:p>1</text:p>
          </table:table-cell>
          <table:table-cell table:formula="of:=[.H97]" office:value-type="float" office:value="1" calcext:value-type="float">
            <text:p>1</text:p>
          </table:table-cell>
          <table:table-cell table:formula="of:=[.I97]" office:value-type="float" office:value="1" calcext:value-type="float">
            <text:p>1</text:p>
          </table:table-cell>
          <table:table-cell table:formula="of:=[.J97]" office:value-type="float" office:value="1" calcext:value-type="float">
            <text:p>1</text:p>
          </table:table-cell>
          <table:table-cell table:formula="of:=[.K97]" office:value-type="float" office:value="1" calcext:value-type="float">
            <text:p>1</text:p>
          </table:table-cell>
          <table:table-cell table:formula="of:=[.L97]" office:value-type="float" office:value="1" calcext:value-type="float">
            <text:p>1</text:p>
          </table:table-cell>
          <table:table-cell table:formula="of:=[.M97]" office:value-type="float" office:value="0" calcext:value-type="float">
            <text:p>0</text:p>
          </table:table-cell>
          <table:table-cell table:formula="of:=[.N97]" office:value-type="float" office:value="1" calcext:value-type="float">
            <text:p>1</text:p>
          </table:table-cell>
          <table:table-cell table:formula="of:=[.O97]" office:value-type="float" office:value="0" calcext:value-type="float">
            <text:p>0</text:p>
          </table:table-cell>
          <table:table-cell table:formula="of:=[.P97]" office:value-type="float" office:value="0" calcext:value-type="float">
            <text:p>0</text:p>
          </table:table-cell>
          <table:table-cell table:formula="of:=[.Q97]" office:value-type="float" office:value="1" calcext:value-type="float">
            <text:p>1</text:p>
          </table:table-cell>
          <table:table-cell table:formula="of:=[.R97]" office:value-type="float" office:value="1" calcext:value-type="float">
            <text:p>1</text:p>
          </table:table-cell>
          <table:table-cell table:formula="of:=[.S97]" office:value-type="float" office:value="1" calcext:value-type="float">
            <text:p>1</text:p>
          </table:table-cell>
          <table:table-cell table:formula="of:=[.T97]" office:value-type="float" office:value="1" calcext:value-type="float">
            <text:p>1</text:p>
          </table:table-cell>
          <table:table-cell table:formula="of:=[.U97]" office:value-type="float" office:value="0" calcext:value-type="float">
            <text:p>0</text:p>
          </table:table-cell>
          <table:table-cell table:formula="of:=[.V97]" office:value-type="float" office:value="0" calcext:value-type="float">
            <text:p>0</text:p>
          </table:table-cell>
          <table:table-cell table:formula="of:=[.W97]" office:value-type="float" office:value="1" calcext:value-type="float">
            <text:p>1</text:p>
          </table:table-cell>
          <table:table-cell table:formula="of:=[.X97]" office:value-type="float" office:value="0" calcext:value-type="float">
            <text:p>0</text:p>
          </table:table-cell>
          <table:table-cell table:style-name="ce7" table:formula="of:=[.A98]*2^[.A$1]+[.B98]*2^[.B$1]+[.C98]*2^[.C$1]+[.D98]*2^[.D$1]+[.E98]*2^[.E$1]+[.F98]*2^[.F$1]+[.G98]*2^[.G$1]+[.H98]*2^[.H$1]+[.I98]*2^[.I$1]+[.J98]*2^[.J$1]+[.K98]*2^[.K$1]+[.L98]*2^[.L$1]+[.M98]*2^[.M$1]+[.N98]*2^[.N$1]+[.O98]*2^[.O$1]+[.P98]*2^[.P$1]+[.Q98]*2^[.Q$1]+[.R98]*2^[.R$1]+[.S98]*2^[.S$1]+[.T98]*2^[.T$1]+[.U98]*2^[.U$1]+[.V98]*2^[.V$1]+[.W98]*2^[.W$1]+[.X98]*2^[.X$1]+[.Y98]*2^[.Y$1]" office:value-type="float" office:value="10482930" calcext:value-type="float">
            <text:p>10482930</text:p>
          </table:table-cell>
          <table:table-cell table:formula="of:=CONCATENATE(&quot;0b&quot;;[.A98];[.B98];[.C98];[.D98];[.E98];[.F98];[.G98];[.H98];[.I98];[.J98];[.K98];[.L98];[.M98];[.N98];[.O98];[.P98];[.Q98];[.R98];[.S98];[.T98];[.U98];[.V98];[.W98];[.X98];[.Y98])" office:value-type="string" office:string-value="0b0100111111111010011110010" calcext:value-type="string">
            <text:p>0b0100111111111010011110010</text:p>
          </table:table-cell>
          <table:table-cell/>
          <table:table-cell table:formula="of:=CONCATENATE([.AA98]; &quot; soit &quot;; [.Z98])" office:value-type="string" office:string-value="0b0100111111111010011110010 soit 10482930" calcext:value-type="string">
            <text:p>0b0100111111111010011110010 soit 10482930</text:p>
          </table:table-cell>
        </table:table-row>
        <table:table-row table:style-name="ro1">
          <table:table-cell table:formula="of:=XOR(XOR(XOR(XOR([.Y98];[.W98]);[.V98]);[.U98]);[.S98])" office:value-type="float" office:value="0" calcext:value-type="float">
            <text:p>0</text:p>
          </table:table-cell>
          <table:table-cell table:formula="of:=[.A98]" office:value-type="float" office:value="0" calcext:value-type="float">
            <text:p>0</text:p>
          </table:table-cell>
          <table:table-cell table:formula="of:=[.B98]" office:value-type="float" office:value="1" calcext:value-type="float">
            <text:p>1</text:p>
          </table:table-cell>
          <table:table-cell table:formula="of:=[.C98]" office:value-type="float" office:value="0" calcext:value-type="float">
            <text:p>0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1" calcext:value-type="float">
            <text:p>1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" office:value-type="float" office:value="1" calcext:value-type="float">
            <text:p>1</text:p>
          </table:table-cell>
          <table:table-cell table:formula="of:=[.H98]" office:value-type="float" office:value="1" calcext:value-type="float">
            <text:p>1</text:p>
          </table:table-cell>
          <table:table-cell table:formula="of:=[.I98]" office:value-type="float" office:value="1" calcext:value-type="float">
            <text:p>1</text:p>
          </table:table-cell>
          <table:table-cell table:formula="of:=[.J98]" office:value-type="float" office:value="1" calcext:value-type="float">
            <text:p>1</text:p>
          </table:table-cell>
          <table:table-cell table:formula="of:=[.K98]" office:value-type="float" office:value="1" calcext:value-type="float">
            <text:p>1</text:p>
          </table:table-cell>
          <table:table-cell table:formula="of:=[.L98]" office:value-type="float" office:value="1" calcext:value-type="float">
            <text:p>1</text:p>
          </table:table-cell>
          <table:table-cell table:formula="of:=[.M98]" office:value-type="float" office:value="1" calcext:value-type="float">
            <text:p>1</text:p>
          </table:table-cell>
          <table:table-cell table:formula="of:=[.N98]" office:value-type="float" office:value="0" calcext:value-type="float">
            <text:p>0</text:p>
          </table:table-cell>
          <table:table-cell table:formula="of:=[.O98]" office:value-type="float" office:value="1" calcext:value-type="float">
            <text:p>1</text:p>
          </table:table-cell>
          <table:table-cell table:formula="of:=[.P98]" office:value-type="float" office:value="0" calcext:value-type="float">
            <text:p>0</text:p>
          </table:table-cell>
          <table:table-cell table:formula="of:=[.Q98]" office:value-type="float" office:value="0" calcext:value-type="float">
            <text:p>0</text:p>
          </table:table-cell>
          <table:table-cell table:formula="of:=[.R98]" office:value-type="float" office:value="1" calcext:value-type="float">
            <text:p>1</text:p>
          </table:table-cell>
          <table:table-cell table:formula="of:=[.S98]" office:value-type="float" office:value="1" calcext:value-type="float">
            <text:p>1</text:p>
          </table:table-cell>
          <table:table-cell table:formula="of:=[.T98]" office:value-type="float" office:value="1" calcext:value-type="float">
            <text:p>1</text:p>
          </table:table-cell>
          <table:table-cell table:formula="of:=[.U98]" office:value-type="float" office:value="1" calcext:value-type="float">
            <text:p>1</text:p>
          </table:table-cell>
          <table:table-cell table:formula="of:=[.V98]" office:value-type="float" office:value="0" calcext:value-type="float">
            <text:p>0</text:p>
          </table:table-cell>
          <table:table-cell table:formula="of:=[.W98]" office:value-type="float" office:value="0" calcext:value-type="float">
            <text:p>0</text:p>
          </table:table-cell>
          <table:table-cell table:formula="of:=[.X98]" office:value-type="float" office:value="1" calcext:value-type="float">
            <text:p>1</text:p>
          </table:table-cell>
          <table:table-cell table:style-name="ce7" table:formula="of:=[.A99]*2^[.A$1]+[.B99]*2^[.B$1]+[.C99]*2^[.C$1]+[.D99]*2^[.D$1]+[.E99]*2^[.E$1]+[.F99]*2^[.F$1]+[.G99]*2^[.G$1]+[.H99]*2^[.H$1]+[.I99]*2^[.I$1]+[.J99]*2^[.J$1]+[.K99]*2^[.K$1]+[.L99]*2^[.L$1]+[.M99]*2^[.M$1]+[.N99]*2^[.N$1]+[.O99]*2^[.O$1]+[.P99]*2^[.P$1]+[.Q99]*2^[.Q$1]+[.R99]*2^[.R$1]+[.S99]*2^[.S$1]+[.T99]*2^[.T$1]+[.U99]*2^[.U$1]+[.V99]*2^[.V$1]+[.W99]*2^[.W$1]+[.X99]*2^[.X$1]+[.Y99]*2^[.Y$1]" office:value-type="float" office:value="5241465" calcext:value-type="float">
            <text:p>5241465</text:p>
          </table:table-cell>
          <table:table-cell table:formula="of:=CONCATENATE(&quot;0b&quot;;[.A99];[.B99];[.C99];[.D99];[.E99];[.F99];[.G99];[.H99];[.I99];[.J99];[.K99];[.L99];[.M99];[.N99];[.O99];[.P99];[.Q99];[.R99];[.S99];[.T99];[.U99];[.V99];[.W99];[.X99];[.Y99])" office:value-type="string" office:string-value="0b0010011111111101001111001" calcext:value-type="string">
            <text:p>0b0010011111111101001111001</text:p>
          </table:table-cell>
          <table:table-cell/>
          <table:table-cell table:formula="of:=CONCATENATE([.AA99]; &quot; soit &quot;; [.Z99])" office:value-type="string" office:string-value="0b0010011111111101001111001 soit 5241465" calcext:value-type="string">
            <text:p>0b0010011111111101001111001 soit 5241465</text:p>
          </table:table-cell>
        </table:table-row>
        <table:table-row table:style-name="ro1">
          <table:table-cell table:formula="of:=XOR(XOR(XOR(XOR([.Y99];[.W99]);[.V99]);[.U99]);[.S99])" office:value-type="float" office:value="0" calcext:value-type="float">
            <text:p>0</text:p>
          </table:table-cell>
          <table:table-cell table:formula="of:=[.A99]" office:value-type="float" office:value="0" calcext:value-type="float">
            <text:p>0</text:p>
          </table:table-cell>
          <table:table-cell table:formula="of:=[.B99]" office:value-type="float" office:value="0" calcext:value-type="float">
            <text:p>0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0" calcext:value-type="float">
            <text:p>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1" calcext:value-type="float">
            <text:p>1</text:p>
          </table:table-cell>
          <table:table-cell table:formula="of:=[.G99]" office:value-type="float" office:value="1" calcext:value-type="float">
            <text:p>1</text:p>
          </table:table-cell>
          <table:table-cell table:formula="of:=[.H99]" office:value-type="float" office:value="1" calcext:value-type="float">
            <text:p>1</text:p>
          </table:table-cell>
          <table:table-cell table:formula="of:=[.I99]" office:value-type="float" office:value="1" calcext:value-type="float">
            <text:p>1</text:p>
          </table:table-cell>
          <table:table-cell table:formula="of:=[.J99]" office:value-type="float" office:value="1" calcext:value-type="float">
            <text:p>1</text:p>
          </table:table-cell>
          <table:table-cell table:formula="of:=[.K99]" office:value-type="float" office:value="1" calcext:value-type="float">
            <text:p>1</text:p>
          </table:table-cell>
          <table:table-cell table:formula="of:=[.L99]" office:value-type="float" office:value="1" calcext:value-type="float">
            <text:p>1</text:p>
          </table:table-cell>
          <table:table-cell table:formula="of:=[.M99]" office:value-type="float" office:value="1" calcext:value-type="float">
            <text:p>1</text:p>
          </table:table-cell>
          <table:table-cell table:formula="of:=[.N99]" office:value-type="float" office:value="1" calcext:value-type="float">
            <text:p>1</text:p>
          </table:table-cell>
          <table:table-cell table:formula="of:=[.O99]" office:value-type="float" office:value="0" calcext:value-type="float">
            <text:p>0</text:p>
          </table:table-cell>
          <table:table-cell table:formula="of:=[.P99]" office:value-type="float" office:value="1" calcext:value-type="float">
            <text:p>1</text:p>
          </table:table-cell>
          <table:table-cell table:formula="of:=[.Q99]" office:value-type="float" office:value="0" calcext:value-type="float">
            <text:p>0</text:p>
          </table:table-cell>
          <table:table-cell table:formula="of:=[.R99]" office:value-type="float" office:value="0" calcext:value-type="float">
            <text:p>0</text:p>
          </table:table-cell>
          <table:table-cell table:formula="of:=[.S99]" office:value-type="float" office:value="1" calcext:value-type="float">
            <text:p>1</text:p>
          </table:table-cell>
          <table:table-cell table:formula="of:=[.T99]" office:value-type="float" office:value="1" calcext:value-type="float">
            <text:p>1</text:p>
          </table:table-cell>
          <table:table-cell table:formula="of:=[.U99]" office:value-type="float" office:value="1" calcext:value-type="float">
            <text:p>1</text:p>
          </table:table-cell>
          <table:table-cell table:formula="of:=[.V99]" office:value-type="float" office:value="1" calcext:value-type="float">
            <text:p>1</text:p>
          </table:table-cell>
          <table:table-cell table:formula="of:=[.W99]" office:value-type="float" office:value="0" calcext:value-type="float">
            <text:p>0</text:p>
          </table:table-cell>
          <table:table-cell table:formula="of:=[.X99]" office:value-type="float" office:value="0" calcext:value-type="float">
            <text:p>0</text:p>
          </table:table-cell>
          <table:table-cell table:style-name="ce7" table:formula="of:=[.A100]*2^[.A$1]+[.B100]*2^[.B$1]+[.C100]*2^[.C$1]+[.D100]*2^[.D$1]+[.E100]*2^[.E$1]+[.F100]*2^[.F$1]+[.G100]*2^[.G$1]+[.H100]*2^[.H$1]+[.I100]*2^[.I$1]+[.J100]*2^[.J$1]+[.K100]*2^[.K$1]+[.L100]*2^[.L$1]+[.M100]*2^[.M$1]+[.N100]*2^[.N$1]+[.O100]*2^[.O$1]+[.P100]*2^[.P$1]+[.Q100]*2^[.Q$1]+[.R100]*2^[.R$1]+[.S100]*2^[.S$1]+[.T100]*2^[.T$1]+[.U100]*2^[.U$1]+[.V100]*2^[.V$1]+[.W100]*2^[.W$1]+[.X100]*2^[.X$1]+[.Y100]*2^[.Y$1]" office:value-type="float" office:value="2620732" calcext:value-type="float">
            <text:p>2620732</text:p>
          </table:table-cell>
          <table:table-cell table:formula="of:=CONCATENATE(&quot;0b&quot;;[.A100];[.B100];[.C100];[.D100];[.E100];[.F100];[.G100];[.H100];[.I100];[.J100];[.K100];[.L100];[.M100];[.N100];[.O100];[.P100];[.Q100];[.R100];[.S100];[.T100];[.U100];[.V100];[.W100];[.X100];[.Y100])" office:value-type="string" office:string-value="0b0001001111111110100111100" calcext:value-type="string">
            <text:p>0b0001001111111110100111100</text:p>
          </table:table-cell>
          <table:table-cell/>
          <table:table-cell table:formula="of:=CONCATENATE([.AA100]; &quot; soit &quot;; [.Z100])" office:value-type="string" office:string-value="0b0001001111111110100111100 soit 2620732" calcext:value-type="string">
            <text:p>0b0001001111111110100111100 soit 2620732</text:p>
          </table:table-cell>
        </table:table-row>
        <table:table-row table:style-name="ro1">
          <table:table-cell table:formula="of:=XOR(XOR(XOR(XOR([.Y100];[.W100]);[.V100]);[.U100]);[.S100])" office:value-type="float" office:value="1" calcext:value-type="float">
            <text:p>1</text:p>
          </table:table-cell>
          <table:table-cell table:formula="of:=[.A100]" office:value-type="float" office:value="0" calcext:value-type="float">
            <text:p>0</text:p>
          </table:table-cell>
          <table:table-cell table:formula="of:=[.B100]" office:value-type="float" office:value="0" calcext:value-type="float">
            <text:p>0</text:p>
          </table:table-cell>
          <table:table-cell table:formula="of:=[.C100]" office:value-type="float" office:value="0" calcext:value-type="float">
            <text:p>0</text:p>
          </table:table-cell>
          <table:table-cell table:formula="of:=[.D100]" office:value-type="float" office:value="1" calcext:value-type="float">
            <text:p>1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0" calcext:value-type="float">
            <text:p>0</text:p>
          </table:table-cell>
          <table:table-cell table:formula="of:=[.G100]" office:value-type="float" office:value="1" calcext:value-type="float">
            <text:p>1</text:p>
          </table:table-cell>
          <table:table-cell table:formula="of:=[.H100]" office:value-type="float" office:value="1" calcext:value-type="float">
            <text:p>1</text:p>
          </table:table-cell>
          <table:table-cell table:formula="of:=[.I100]" office:value-type="float" office:value="1" calcext:value-type="float">
            <text:p>1</text:p>
          </table:table-cell>
          <table:table-cell table:formula="of:=[.J100]" office:value-type="float" office:value="1" calcext:value-type="float">
            <text:p>1</text:p>
          </table:table-cell>
          <table:table-cell table:formula="of:=[.K100]" office:value-type="float" office:value="1" calcext:value-type="float">
            <text:p>1</text:p>
          </table:table-cell>
          <table:table-cell table:formula="of:=[.L100]" office:value-type="float" office:value="1" calcext:value-type="float">
            <text:p>1</text:p>
          </table:table-cell>
          <table:table-cell table:formula="of:=[.M100]" office:value-type="float" office:value="1" calcext:value-type="float">
            <text:p>1</text:p>
          </table:table-cell>
          <table:table-cell table:formula="of:=[.N100]" office:value-type="float" office:value="1" calcext:value-type="float">
            <text:p>1</text:p>
          </table:table-cell>
          <table:table-cell table:formula="of:=[.O100]" office:value-type="float" office:value="1" calcext:value-type="float">
            <text:p>1</text:p>
          </table:table-cell>
          <table:table-cell table:formula="of:=[.P100]" office:value-type="float" office:value="0" calcext:value-type="float">
            <text:p>0</text:p>
          </table:table-cell>
          <table:table-cell table:formula="of:=[.Q100]" office:value-type="float" office:value="1" calcext:value-type="float">
            <text:p>1</text:p>
          </table:table-cell>
          <table:table-cell table:formula="of:=[.R100]" office:value-type="float" office:value="0" calcext:value-type="float">
            <text:p>0</text:p>
          </table:table-cell>
          <table:table-cell table:formula="of:=[.S100]" office:value-type="float" office:value="0" calcext:value-type="float">
            <text:p>0</text:p>
          </table:table-cell>
          <table:table-cell table:formula="of:=[.T100]" office:value-type="float" office:value="1" calcext:value-type="float">
            <text:p>1</text:p>
          </table:table-cell>
          <table:table-cell table:formula="of:=[.U100]" office:value-type="float" office:value="1" calcext:value-type="float">
            <text:p>1</text:p>
          </table:table-cell>
          <table:table-cell table:formula="of:=[.V100]" office:value-type="float" office:value="1" calcext:value-type="float">
            <text:p>1</text:p>
          </table:table-cell>
          <table:table-cell table:formula="of:=[.W100]" office:value-type="float" office:value="1" calcext:value-type="float">
            <text:p>1</text:p>
          </table:table-cell>
          <table:table-cell table:formula="of:=[.X100]" office:value-type="float" office:value="0" calcext:value-type="float">
            <text:p>0</text:p>
          </table:table-cell>
          <table:table-cell table:style-name="ce7" table:formula="of:=[.A101]*2^[.A$1]+[.B101]*2^[.B$1]+[.C101]*2^[.C$1]+[.D101]*2^[.D$1]+[.E101]*2^[.E$1]+[.F101]*2^[.F$1]+[.G101]*2^[.G$1]+[.H101]*2^[.H$1]+[.I101]*2^[.I$1]+[.J101]*2^[.J$1]+[.K101]*2^[.K$1]+[.L101]*2^[.L$1]+[.M101]*2^[.M$1]+[.N101]*2^[.N$1]+[.O101]*2^[.O$1]+[.P101]*2^[.P$1]+[.Q101]*2^[.Q$1]+[.R101]*2^[.R$1]+[.S101]*2^[.S$1]+[.T101]*2^[.T$1]+[.U101]*2^[.U$1]+[.V101]*2^[.V$1]+[.W101]*2^[.W$1]+[.X101]*2^[.X$1]+[.Y101]*2^[.Y$1]" office:value-type="float" office:value="18087582" calcext:value-type="float">
            <text:p>18087582</text:p>
          </table:table-cell>
          <table:table-cell table:formula="of:=CONCATENATE(&quot;0b&quot;;[.A101];[.B101];[.C101];[.D101];[.E101];[.F101];[.G101];[.H101];[.I101];[.J101];[.K101];[.L101];[.M101];[.N101];[.O101];[.P101];[.Q101];[.R101];[.S101];[.T101];[.U101];[.V101];[.W101];[.X101];[.Y101])" office:value-type="string" office:string-value="0b1000100111111111010011110" calcext:value-type="string">
            <text:p>0b1000100111111111010011110</text:p>
          </table:table-cell>
          <table:table-cell/>
          <table:table-cell table:formula="of:=CONCATENATE([.AA101]; &quot; soit &quot;; [.Z101])" office:value-type="string" office:string-value="0b1000100111111111010011110 soit 18087582" calcext:value-type="string">
            <text:p>0b1000100111111111010011110 soit 18087582</text:p>
          </table:table-cell>
        </table:table-row>
        <table:table-row table:style-name="ro1">
          <table:table-cell table:formula="of:=XOR(XOR(XOR(XOR([.Y101];[.W101]);[.V101]);[.U101]);[.S101])" office:value-type="float" office:value="1" calcext:value-type="float">
            <text:p>1</text:p>
          </table:table-cell>
          <table:table-cell table:formula="of:=[.A101]" office:value-type="float" office:value="1" calcext:value-type="float">
            <text:p>1</text:p>
          </table:table-cell>
          <table:table-cell table:formula="of:=[.B101]" office:value-type="float" office:value="0" calcext:value-type="float">
            <text:p>0</text:p>
          </table:table-cell>
          <table:table-cell table:formula="of:=[.C101]" office:value-type="float" office:value="0" calcext:value-type="float">
            <text:p>0</text:p>
          </table:table-cell>
          <table:table-cell table:formula="of:=[.D101]" office:value-type="float" office:value="0" calcext:value-type="float">
            <text:p>0</text:p>
          </table:table-cell>
          <table:table-cell table:formula="of:=[.E101]" office:value-type="float" office:value="1" calcext:value-type="float">
            <text:p>1</text:p>
          </table:table-cell>
          <table:table-cell table:formula="of:=[.F101]" office:value-type="float" office:value="0" calcext:value-type="float">
            <text:p>0</text:p>
          </table:table-cell>
          <table:table-cell table:formula="of:=[.G101]" office:value-type="float" office:value="0" calcext:value-type="float">
            <text:p>0</text:p>
          </table:table-cell>
          <table:table-cell table:formula="of:=[.H101]" office:value-type="float" office:value="1" calcext:value-type="float">
            <text:p>1</text:p>
          </table:table-cell>
          <table:table-cell table:formula="of:=[.I101]" office:value-type="float" office:value="1" calcext:value-type="float">
            <text:p>1</text:p>
          </table:table-cell>
          <table:table-cell table:formula="of:=[.J101]" office:value-type="float" office:value="1" calcext:value-type="float">
            <text:p>1</text:p>
          </table:table-cell>
          <table:table-cell table:formula="of:=[.K101]" office:value-type="float" office:value="1" calcext:value-type="float">
            <text:p>1</text:p>
          </table:table-cell>
          <table:table-cell table:formula="of:=[.L101]" office:value-type="float" office:value="1" calcext:value-type="float">
            <text:p>1</text:p>
          </table:table-cell>
          <table:table-cell table:formula="of:=[.M101]" office:value-type="float" office:value="1" calcext:value-type="float">
            <text:p>1</text:p>
          </table:table-cell>
          <table:table-cell table:formula="of:=[.N101]" office:value-type="float" office:value="1" calcext:value-type="float">
            <text:p>1</text:p>
          </table:table-cell>
          <table:table-cell table:formula="of:=[.O101]" office:value-type="float" office:value="1" calcext:value-type="float">
            <text:p>1</text:p>
          </table:table-cell>
          <table:table-cell table:formula="of:=[.P101]" office:value-type="float" office:value="1" calcext:value-type="float">
            <text:p>1</text:p>
          </table:table-cell>
          <table:table-cell table:formula="of:=[.Q101]" office:value-type="float" office:value="0" calcext:value-type="float">
            <text:p>0</text:p>
          </table:table-cell>
          <table:table-cell table:formula="of:=[.R101]" office:value-type="float" office:value="1" calcext:value-type="float">
            <text:p>1</text:p>
          </table:table-cell>
          <table:table-cell table:formula="of:=[.S101]" office:value-type="float" office:value="0" calcext:value-type="float">
            <text:p>0</text:p>
          </table:table-cell>
          <table:table-cell table:formula="of:=[.T101]" office:value-type="float" office:value="0" calcext:value-type="float">
            <text:p>0</text:p>
          </table:table-cell>
          <table:table-cell table:formula="of:=[.U101]" office:value-type="float" office:value="1" calcext:value-type="float">
            <text:p>1</text:p>
          </table:table-cell>
          <table:table-cell table:formula="of:=[.V101]" office:value-type="float" office:value="1" calcext:value-type="float">
            <text:p>1</text:p>
          </table:table-cell>
          <table:table-cell table:formula="of:=[.W101]" office:value-type="float" office:value="1" calcext:value-type="float">
            <text:p>1</text:p>
          </table:table-cell>
          <table:table-cell table:formula="of:=[.X101]" office:value-type="float" office:value="1" calcext:value-type="float">
            <text:p>1</text:p>
          </table:table-cell>
          <table:table-cell table:style-name="ce7" table:formula="of:=[.A102]*2^[.A$1]+[.B102]*2^[.B$1]+[.C102]*2^[.C$1]+[.D102]*2^[.D$1]+[.E102]*2^[.E$1]+[.F102]*2^[.F$1]+[.G102]*2^[.G$1]+[.H102]*2^[.H$1]+[.I102]*2^[.I$1]+[.J102]*2^[.J$1]+[.K102]*2^[.K$1]+[.L102]*2^[.L$1]+[.M102]*2^[.M$1]+[.N102]*2^[.N$1]+[.O102]*2^[.O$1]+[.P102]*2^[.P$1]+[.Q102]*2^[.Q$1]+[.R102]*2^[.R$1]+[.S102]*2^[.S$1]+[.T102]*2^[.T$1]+[.U102]*2^[.U$1]+[.V102]*2^[.V$1]+[.W102]*2^[.W$1]+[.X102]*2^[.X$1]+[.Y102]*2^[.Y$1]" office:value-type="float" office:value="25821007" calcext:value-type="float">
            <text:p>25821007</text:p>
          </table:table-cell>
          <table:table-cell table:formula="of:=CONCATENATE(&quot;0b&quot;;[.A102];[.B102];[.C102];[.D102];[.E102];[.F102];[.G102];[.H102];[.I102];[.J102];[.K102];[.L102];[.M102];[.N102];[.O102];[.P102];[.Q102];[.R102];[.S102];[.T102];[.U102];[.V102];[.W102];[.X102];[.Y102])" office:value-type="string" office:string-value="0b1100010011111111101001111" calcext:value-type="string">
            <text:p>0b1100010011111111101001111</text:p>
          </table:table-cell>
          <table:table-cell/>
          <table:table-cell table:formula="of:=CONCATENATE([.AA102]; &quot; soit &quot;; [.Z102])" office:value-type="string" office:string-value="0b1100010011111111101001111 soit 25821007" calcext:value-type="string">
            <text:p>0b1100010011111111101001111 soit 25821007</text:p>
          </table:table-cell>
        </table:table-row>
        <table:table-row table:style-name="ro1">
          <table:table-cell table:formula="of:=XOR(XOR(XOR(XOR([.Y102];[.W102]);[.V102]);[.U102]);[.S102])" office:value-type="float" office:value="0" calcext:value-type="float">
            <text:p>0</text:p>
          </table:table-cell>
          <table:table-cell table:formula="of:=[.A102]" office:value-type="float" office:value="1" calcext:value-type="float">
            <text:p>1</text:p>
          </table:table-cell>
          <table:table-cell table:formula="of:=[.B102]" office:value-type="float" office:value="1" calcext:value-type="float">
            <text:p>1</text:p>
          </table:table-cell>
          <table:table-cell table:formula="of:=[.C102]" office:value-type="float" office:value="0" calcext:value-type="float">
            <text:p>0</text:p>
          </table:table-cell>
          <table:table-cell table:formula="of:=[.D102]" office:value-type="float" office:value="0" calcext:value-type="float">
            <text:p>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" office:value-type="float" office:value="0" calcext:value-type="float">
            <text:p>0</text:p>
          </table:table-cell>
          <table:table-cell table:formula="of:=[.H102]" office:value-type="float" office:value="0" calcext:value-type="float">
            <text:p>0</text:p>
          </table:table-cell>
          <table:table-cell table:formula="of:=[.I102]" office:value-type="float" office:value="1" calcext:value-type="float">
            <text:p>1</text:p>
          </table:table-cell>
          <table:table-cell table:formula="of:=[.J102]" office:value-type="float" office:value="1" calcext:value-type="float">
            <text:p>1</text:p>
          </table:table-cell>
          <table:table-cell table:formula="of:=[.K102]" office:value-type="float" office:value="1" calcext:value-type="float">
            <text:p>1</text:p>
          </table:table-cell>
          <table:table-cell table:formula="of:=[.L102]" office:value-type="float" office:value="1" calcext:value-type="float">
            <text:p>1</text:p>
          </table:table-cell>
          <table:table-cell table:formula="of:=[.M102]" office:value-type="float" office:value="1" calcext:value-type="float">
            <text:p>1</text:p>
          </table:table-cell>
          <table:table-cell table:formula="of:=[.N102]" office:value-type="float" office:value="1" calcext:value-type="float">
            <text:p>1</text:p>
          </table:table-cell>
          <table:table-cell table:formula="of:=[.O102]" office:value-type="float" office:value="1" calcext:value-type="float">
            <text:p>1</text:p>
          </table:table-cell>
          <table:table-cell table:formula="of:=[.P102]" office:value-type="float" office:value="1" calcext:value-type="float">
            <text:p>1</text:p>
          </table:table-cell>
          <table:table-cell table:formula="of:=[.Q102]" office:value-type="float" office:value="1" calcext:value-type="float">
            <text:p>1</text:p>
          </table:table-cell>
          <table:table-cell table:formula="of:=[.R102]" office:value-type="float" office:value="0" calcext:value-type="float">
            <text:p>0</text:p>
          </table:table-cell>
          <table:table-cell table:formula="of:=[.S102]" office:value-type="float" office:value="1" calcext:value-type="float">
            <text:p>1</text:p>
          </table:table-cell>
          <table:table-cell table:formula="of:=[.T102]" office:value-type="float" office:value="0" calcext:value-type="float">
            <text:p>0</text:p>
          </table:table-cell>
          <table:table-cell table:formula="of:=[.U102]" office:value-type="float" office:value="0" calcext:value-type="float">
            <text:p>0</text:p>
          </table:table-cell>
          <table:table-cell table:formula="of:=[.V102]" office:value-type="float" office:value="1" calcext:value-type="float">
            <text:p>1</text:p>
          </table:table-cell>
          <table:table-cell table:formula="of:=[.W102]" office:value-type="float" office:value="1" calcext:value-type="float">
            <text:p>1</text:p>
          </table:table-cell>
          <table:table-cell table:formula="of:=[.X102]" office:value-type="float" office:value="1" calcext:value-type="float">
            <text:p>1</text:p>
          </table:table-cell>
          <table:table-cell table:style-name="ce7" table:formula="of:=[.A103]*2^[.A$1]+[.B103]*2^[.B$1]+[.C103]*2^[.C$1]+[.D103]*2^[.D$1]+[.E103]*2^[.E$1]+[.F103]*2^[.F$1]+[.G103]*2^[.G$1]+[.H103]*2^[.H$1]+[.I103]*2^[.I$1]+[.J103]*2^[.J$1]+[.K103]*2^[.K$1]+[.L103]*2^[.L$1]+[.M103]*2^[.M$1]+[.N103]*2^[.N$1]+[.O103]*2^[.O$1]+[.P103]*2^[.P$1]+[.Q103]*2^[.Q$1]+[.R103]*2^[.R$1]+[.S103]*2^[.S$1]+[.T103]*2^[.T$1]+[.U103]*2^[.U$1]+[.V103]*2^[.V$1]+[.W103]*2^[.W$1]+[.X103]*2^[.X$1]+[.Y103]*2^[.Y$1]" office:value-type="float" office:value="12910503" calcext:value-type="float">
            <text:p>12910503</text:p>
          </table:table-cell>
          <table:table-cell table:formula="of:=CONCATENATE(&quot;0b&quot;;[.A103];[.B103];[.C103];[.D103];[.E103];[.F103];[.G103];[.H103];[.I103];[.J103];[.K103];[.L103];[.M103];[.N103];[.O103];[.P103];[.Q103];[.R103];[.S103];[.T103];[.U103];[.V103];[.W103];[.X103];[.Y103])" office:value-type="string" office:string-value="0b0110001001111111110100111" calcext:value-type="string">
            <text:p>0b0110001001111111110100111</text:p>
          </table:table-cell>
          <table:table-cell/>
          <table:table-cell table:formula="of:=CONCATENATE([.AA103]; &quot; soit &quot;; [.Z103])" office:value-type="string" office:string-value="0b0110001001111111110100111 soit 12910503" calcext:value-type="string">
            <text:p>0b0110001001111111110100111 soit 12910503</text:p>
          </table:table-cell>
        </table:table-row>
        <table:table-row table:style-name="ro1">
          <table:table-cell table:formula="of:=XOR(XOR(XOR(XOR([.Y103];[.W103]);[.V103]);[.U103]);[.S103])" office:value-type="float" office:value="0" calcext:value-type="float">
            <text:p>0</text:p>
          </table:table-cell>
          <table:table-cell table:formula="of:=[.A103]" office:value-type="float" office:value="0" calcext:value-type="float">
            <text:p>0</text:p>
          </table:table-cell>
          <table:table-cell table:formula="of:=[.B103]" office:value-type="float" office:value="1" calcext:value-type="float">
            <text:p>1</text:p>
          </table:table-cell>
          <table:table-cell table:formula="of:=[.C103]" office:value-type="float" office:value="1" calcext:value-type="float">
            <text:p>1</text:p>
          </table:table-cell>
          <table:table-cell table:formula="of:=[.D103]" office:value-type="float" office:value="0" calcext:value-type="float">
            <text:p>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0" calcext:value-type="float">
            <text:p>0</text:p>
          </table:table-cell>
          <table:table-cell table:formula="of:=[.G103]" office:value-type="float" office:value="1" calcext:value-type="float">
            <text:p>1</text:p>
          </table:table-cell>
          <table:table-cell table:formula="of:=[.H103]" office:value-type="float" office:value="0" calcext:value-type="float">
            <text:p>0</text:p>
          </table:table-cell>
          <table:table-cell table:formula="of:=[.I103]" office:value-type="float" office:value="0" calcext:value-type="float">
            <text:p>0</text:p>
          </table:table-cell>
          <table:table-cell table:formula="of:=[.J103]" office:value-type="float" office:value="1" calcext:value-type="float">
            <text:p>1</text:p>
          </table:table-cell>
          <table:table-cell table:formula="of:=[.K103]" office:value-type="float" office:value="1" calcext:value-type="float">
            <text:p>1</text:p>
          </table:table-cell>
          <table:table-cell table:formula="of:=[.L103]" office:value-type="float" office:value="1" calcext:value-type="float">
            <text:p>1</text:p>
          </table:table-cell>
          <table:table-cell table:formula="of:=[.M103]" office:value-type="float" office:value="1" calcext:value-type="float">
            <text:p>1</text:p>
          </table:table-cell>
          <table:table-cell table:formula="of:=[.N103]" office:value-type="float" office:value="1" calcext:value-type="float">
            <text:p>1</text:p>
          </table:table-cell>
          <table:table-cell table:formula="of:=[.O103]" office:value-type="float" office:value="1" calcext:value-type="float">
            <text:p>1</text:p>
          </table:table-cell>
          <table:table-cell table:formula="of:=[.P103]" office:value-type="float" office:value="1" calcext:value-type="float">
            <text:p>1</text:p>
          </table:table-cell>
          <table:table-cell table:formula="of:=[.Q103]" office:value-type="float" office:value="1" calcext:value-type="float">
            <text:p>1</text:p>
          </table:table-cell>
          <table:table-cell table:formula="of:=[.R103]" office:value-type="float" office:value="1" calcext:value-type="float">
            <text:p>1</text:p>
          </table:table-cell>
          <table:table-cell table:formula="of:=[.S103]" office:value-type="float" office:value="0" calcext:value-type="float">
            <text:p>0</text:p>
          </table:table-cell>
          <table:table-cell table:formula="of:=[.T103]" office:value-type="float" office:value="1" calcext:value-type="float">
            <text:p>1</text:p>
          </table:table-cell>
          <table:table-cell table:formula="of:=[.U103]" office:value-type="float" office:value="0" calcext:value-type="float">
            <text:p>0</text:p>
          </table:table-cell>
          <table:table-cell table:formula="of:=[.V103]" office:value-type="float" office:value="0" calcext:value-type="float">
            <text:p>0</text:p>
          </table:table-cell>
          <table:table-cell table:formula="of:=[.W103]" office:value-type="float" office:value="1" calcext:value-type="float">
            <text:p>1</text:p>
          </table:table-cell>
          <table:table-cell table:formula="of:=[.X103]" office:value-type="float" office:value="1" calcext:value-type="float">
            <text:p>1</text:p>
          </table:table-cell>
          <table:table-cell table:style-name="ce7" table:formula="of:=[.A104]*2^[.A$1]+[.B104]*2^[.B$1]+[.C104]*2^[.C$1]+[.D104]*2^[.D$1]+[.E104]*2^[.E$1]+[.F104]*2^[.F$1]+[.G104]*2^[.G$1]+[.H104]*2^[.H$1]+[.I104]*2^[.I$1]+[.J104]*2^[.J$1]+[.K104]*2^[.K$1]+[.L104]*2^[.L$1]+[.M104]*2^[.M$1]+[.N104]*2^[.N$1]+[.O104]*2^[.O$1]+[.P104]*2^[.P$1]+[.Q104]*2^[.Q$1]+[.R104]*2^[.R$1]+[.S104]*2^[.S$1]+[.T104]*2^[.T$1]+[.U104]*2^[.U$1]+[.V104]*2^[.V$1]+[.W104]*2^[.W$1]+[.X104]*2^[.X$1]+[.Y104]*2^[.Y$1]" office:value-type="float" office:value="6455251" calcext:value-type="float">
            <text:p>6455251</text:p>
          </table:table-cell>
          <table:table-cell table:formula="of:=CONCATENATE(&quot;0b&quot;;[.A104];[.B104];[.C104];[.D104];[.E104];[.F104];[.G104];[.H104];[.I104];[.J104];[.K104];[.L104];[.M104];[.N104];[.O104];[.P104];[.Q104];[.R104];[.S104];[.T104];[.U104];[.V104];[.W104];[.X104];[.Y104])" office:value-type="string" office:string-value="0b0011000100111111111010011" calcext:value-type="string">
            <text:p>0b0011000100111111111010011</text:p>
          </table:table-cell>
          <table:table-cell/>
          <table:table-cell table:formula="of:=CONCATENATE([.AA104]; &quot; soit &quot;; [.Z104])" office:value-type="string" office:string-value="0b0011000100111111111010011 soit 6455251" calcext:value-type="string">
            <text:p>0b0011000100111111111010011 soit 6455251</text:p>
          </table:table-cell>
        </table:table-row>
        <table:table-row table:style-name="ro1">
          <table:table-cell table:formula="of:=XOR(XOR(XOR(XOR([.Y104];[.W104]);[.V104]);[.U104]);[.S104])" office:value-type="float" office:value="1" calcext:value-type="float">
            <text:p>1</text:p>
          </table:table-cell>
          <table:table-cell table:formula="of:=[.A104]" office:value-type="float" office:value="0" calcext:value-type="float">
            <text:p>0</text:p>
          </table:table-cell>
          <table:table-cell table:formula="of:=[.B104]" office:value-type="float" office:value="0" calcext:value-type="float">
            <text:p>0</text:p>
          </table:table-cell>
          <table:table-cell table:formula="of:=[.C104]" office:value-type="float" office:value="1" calcext:value-type="float">
            <text:p>1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0" calcext:value-type="float">
            <text:p>0</text:p>
          </table:table-cell>
          <table:table-cell table:formula="of:=[.G104]" office:value-type="float" office:value="0" calcext:value-type="float">
            <text:p>0</text:p>
          </table:table-cell>
          <table:table-cell table:formula="of:=[.H104]" office:value-type="float" office:value="1" calcext:value-type="float">
            <text:p>1</text:p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[.K104]" office:value-type="float" office:value="1" calcext:value-type="float">
            <text:p>1</text:p>
          </table:table-cell>
          <table:table-cell table:formula="of:=[.L104]" office:value-type="float" office:value="1" calcext:value-type="float">
            <text:p>1</text:p>
          </table:table-cell>
          <table:table-cell table:formula="of:=[.M104]" office:value-type="float" office:value="1" calcext:value-type="float">
            <text:p>1</text:p>
          </table:table-cell>
          <table:table-cell table:formula="of:=[.N104]" office:value-type="float" office:value="1" calcext:value-type="float">
            <text:p>1</text:p>
          </table:table-cell>
          <table:table-cell table:formula="of:=[.O104]" office:value-type="float" office:value="1" calcext:value-type="float">
            <text:p>1</text:p>
          </table:table-cell>
          <table:table-cell table:formula="of:=[.P104]" office:value-type="float" office:value="1" calcext:value-type="float">
            <text:p>1</text:p>
          </table:table-cell>
          <table:table-cell table:formula="of:=[.Q104]" office:value-type="float" office:value="1" calcext:value-type="float">
            <text:p>1</text:p>
          </table:table-cell>
          <table:table-cell table:formula="of:=[.R104]" office:value-type="float" office:value="1" calcext:value-type="float">
            <text:p>1</text:p>
          </table:table-cell>
          <table:table-cell table:formula="of:=[.S104]" office:value-type="float" office:value="1" calcext:value-type="float">
            <text:p>1</text:p>
          </table:table-cell>
          <table:table-cell table:formula="of:=[.T104]" office:value-type="float" office:value="0" calcext:value-type="float">
            <text:p>0</text:p>
          </table:table-cell>
          <table:table-cell table:formula="of:=[.U104]" office:value-type="float" office:value="1" calcext:value-type="float">
            <text:p>1</text:p>
          </table:table-cell>
          <table:table-cell table:formula="of:=[.V104]" office:value-type="float" office:value="0" calcext:value-type="float">
            <text:p>0</text:p>
          </table:table-cell>
          <table:table-cell table:formula="of:=[.W104]" office:value-type="float" office:value="0" calcext:value-type="float">
            <text:p>0</text:p>
          </table:table-cell>
          <table:table-cell table:formula="of:=[.X104]" office:value-type="float" office:value="1" calcext:value-type="float">
            <text:p>1</text:p>
          </table:table-cell>
          <table:table-cell table:style-name="ce7" table:formula="of:=[.A105]*2^[.A$1]+[.B105]*2^[.B$1]+[.C105]*2^[.C$1]+[.D105]*2^[.D$1]+[.E105]*2^[.E$1]+[.F105]*2^[.F$1]+[.G105]*2^[.G$1]+[.H105]*2^[.H$1]+[.I105]*2^[.I$1]+[.J105]*2^[.J$1]+[.K105]*2^[.K$1]+[.L105]*2^[.L$1]+[.M105]*2^[.M$1]+[.N105]*2^[.N$1]+[.O105]*2^[.O$1]+[.P105]*2^[.P$1]+[.Q105]*2^[.Q$1]+[.R105]*2^[.R$1]+[.S105]*2^[.S$1]+[.T105]*2^[.T$1]+[.U105]*2^[.U$1]+[.V105]*2^[.V$1]+[.W105]*2^[.W$1]+[.X105]*2^[.X$1]+[.Y105]*2^[.Y$1]" office:value-type="float" office:value="20004841" calcext:value-type="float">
            <text:p>20004841</text:p>
          </table:table-cell>
          <table:table-cell table:formula="of:=CONCATENATE(&quot;0b&quot;;[.A105];[.B105];[.C105];[.D105];[.E105];[.F105];[.G105];[.H105];[.I105];[.J105];[.K105];[.L105];[.M105];[.N105];[.O105];[.P105];[.Q105];[.R105];[.S105];[.T105];[.U105];[.V105];[.W105];[.X105];[.Y105])" office:value-type="string" office:string-value="0b1001100010011111111101001" calcext:value-type="string">
            <text:p>0b1001100010011111111101001</text:p>
          </table:table-cell>
          <table:table-cell/>
          <table:table-cell table:formula="of:=CONCATENATE([.AA105]; &quot; soit &quot;; [.Z105])" office:value-type="string" office:string-value="0b1001100010011111111101001 soit 20004841" calcext:value-type="string">
            <text:p>0b1001100010011111111101001 soit 20004841</text:p>
          </table:table-cell>
        </table:table-row>
        <table:table-row table:style-name="ro1">
          <table:table-cell table:formula="of:=XOR(XOR(XOR(XOR([.Y105];[.W105]);[.V105]);[.U105]);[.S105])" office:value-type="float" office:value="1" calcext:value-type="float">
            <text:p>1</text:p>
          </table:table-cell>
          <table:table-cell table:formula="of:=[.A105]" office:value-type="float" office:value="1" calcext:value-type="float">
            <text:p>1</text:p>
          </table:table-cell>
          <table:table-cell table:formula="of:=[.B105]" office:value-type="float" office:value="0" calcext:value-type="float">
            <text:p>0</text:p>
          </table:table-cell>
          <table:table-cell table:formula="of:=[.C105]" office:value-type="float" office:value="0" calcext:value-type="float">
            <text:p>0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1" calcext:value-type="float">
            <text:p>1</text:p>
          </table:table-cell>
          <table:table-cell table:formula="of:=[.F105]" office:value-type="float" office:value="0" calcext:value-type="float">
            <text:p>0</text:p>
          </table:table-cell>
          <table:table-cell table:formula="of:=[.G105]" office:value-type="float" office:value="0" calcext:value-type="float">
            <text:p>0</text:p>
          </table:table-cell>
          <table:table-cell table:formula="of:=[.H105]" office:value-type="float" office:value="0" calcext:value-type="float">
            <text:p>0</text:p>
          </table:table-cell>
          <table:table-cell table:formula="of:=[.I105]" office:value-type="float" office:value="1" calcext:value-type="float">
            <text:p>1</text:p>
          </table:table-cell>
          <table:table-cell table:formula="of:=[.J105]" office:value-type="float" office:value="0" calcext:value-type="float">
            <text:p>0</text:p>
          </table:table-cell>
          <table:table-cell table:formula="of:=[.K105]" office:value-type="float" office:value="0" calcext:value-type="float">
            <text:p>0</text:p>
          </table:table-cell>
          <table:table-cell table:formula="of:=[.L105]" office:value-type="float" office:value="1" calcext:value-type="float">
            <text:p>1</text:p>
          </table:table-cell>
          <table:table-cell table:formula="of:=[.M105]" office:value-type="float" office:value="1" calcext:value-type="float">
            <text:p>1</text:p>
          </table:table-cell>
          <table:table-cell table:formula="of:=[.N105]" office:value-type="float" office:value="1" calcext:value-type="float">
            <text:p>1</text:p>
          </table:table-cell>
          <table:table-cell table:formula="of:=[.O105]" office:value-type="float" office:value="1" calcext:value-type="float">
            <text:p>1</text:p>
          </table:table-cell>
          <table:table-cell table:formula="of:=[.P105]" office:value-type="float" office:value="1" calcext:value-type="float">
            <text:p>1</text:p>
          </table:table-cell>
          <table:table-cell table:formula="of:=[.Q105]" office:value-type="float" office:value="1" calcext:value-type="float">
            <text:p>1</text:p>
          </table:table-cell>
          <table:table-cell table:formula="of:=[.R105]" office:value-type="float" office:value="1" calcext:value-type="float">
            <text:p>1</text:p>
          </table:table-cell>
          <table:table-cell table:formula="of:=[.S105]" office:value-type="float" office:value="1" calcext:value-type="float">
            <text:p>1</text:p>
          </table:table-cell>
          <table:table-cell table:formula="of:=[.T105]" office:value-type="float" office:value="1" calcext:value-type="float">
            <text:p>1</text:p>
          </table:table-cell>
          <table:table-cell table:formula="of:=[.U105]" office:value-type="float" office:value="0" calcext:value-type="float">
            <text:p>0</text:p>
          </table:table-cell>
          <table:table-cell table:formula="of:=[.V105]" office:value-type="float" office:value="1" calcext:value-type="float">
            <text:p>1</text:p>
          </table:table-cell>
          <table:table-cell table:formula="of:=[.W105]" office:value-type="float" office:value="0" calcext:value-type="float">
            <text:p>0</text:p>
          </table:table-cell>
          <table:table-cell table:formula="of:=[.X105]" office:value-type="float" office:value="0" calcext:value-type="float">
            <text:p>0</text:p>
          </table:table-cell>
          <table:table-cell table:style-name="ce7" table:formula="of:=[.A106]*2^[.A$1]+[.B106]*2^[.B$1]+[.C106]*2^[.C$1]+[.D106]*2^[.D$1]+[.E106]*2^[.E$1]+[.F106]*2^[.F$1]+[.G106]*2^[.G$1]+[.H106]*2^[.H$1]+[.I106]*2^[.I$1]+[.J106]*2^[.J$1]+[.K106]*2^[.K$1]+[.L106]*2^[.L$1]+[.M106]*2^[.M$1]+[.N106]*2^[.N$1]+[.O106]*2^[.O$1]+[.P106]*2^[.P$1]+[.Q106]*2^[.Q$1]+[.R106]*2^[.R$1]+[.S106]*2^[.S$1]+[.T106]*2^[.T$1]+[.U106]*2^[.U$1]+[.V106]*2^[.V$1]+[.W106]*2^[.W$1]+[.X106]*2^[.X$1]+[.Y106]*2^[.Y$1]" office:value-type="float" office:value="26779636" calcext:value-type="float">
            <text:p>26779636</text:p>
          </table:table-cell>
          <table:table-cell table:formula="of:=CONCATENATE(&quot;0b&quot;;[.A106];[.B106];[.C106];[.D106];[.E106];[.F106];[.G106];[.H106];[.I106];[.J106];[.K106];[.L106];[.M106];[.N106];[.O106];[.P106];[.Q106];[.R106];[.S106];[.T106];[.U106];[.V106];[.W106];[.X106];[.Y106])" office:value-type="string" office:string-value="0b1100110001001111111110100" calcext:value-type="string">
            <text:p>0b1100110001001111111110100</text:p>
          </table:table-cell>
          <table:table-cell/>
          <table:table-cell table:formula="of:=CONCATENATE([.AA106]; &quot; soit &quot;; [.Z106])" office:value-type="string" office:string-value="0b1100110001001111111110100 soit 26779636" calcext:value-type="string">
            <text:p>0b1100110001001111111110100 soit 26779636</text:p>
          </table:table-cell>
        </table:table-row>
        <table:table-row table:style-name="ro1">
          <table:table-cell table:formula="of:=XOR(XOR(XOR(XOR([.Y106];[.W106]);[.V106]);[.U106]);[.S106])" office:value-type="float" office:value="1" calcext:value-type="float">
            <text:p>1</text:p>
          </table:table-cell>
          <table:table-cell table:formula="of:=[.A106]" office:value-type="float" office:value="1" calcext:value-type="float">
            <text:p>1</text:p>
          </table:table-cell>
          <table:table-cell table:formula="of:=[.B106]" office:value-type="float" office:value="1" calcext:value-type="float">
            <text:p>1</text:p>
          </table:table-cell>
          <table:table-cell table:formula="of:=[.C106]" office:value-type="float" office:value="0" calcext:value-type="float">
            <text:p>0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1" calcext:value-type="float">
            <text:p>1</text:p>
          </table:table-cell>
          <table:table-cell table:formula="of:=[.F106]" office:value-type="float" office:value="1" calcext:value-type="float">
            <text:p>1</text:p>
          </table:table-cell>
          <table:table-cell table:formula="of:=[.G106]" office:value-type="float" office:value="0" calcext:value-type="float">
            <text:p>0</text:p>
          </table:table-cell>
          <table:table-cell table:formula="of:=[.H106]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[.J106]" office:value-type="float" office:value="1" calcext:value-type="float">
            <text:p>1</text:p>
          </table:table-cell>
          <table:table-cell table:formula="of:=[.K106]" office:value-type="float" office:value="0" calcext:value-type="float">
            <text:p>0</text:p>
          </table:table-cell>
          <table:table-cell table:formula="of:=[.L106]" office:value-type="float" office:value="0" calcext:value-type="float">
            <text:p>0</text:p>
          </table:table-cell>
          <table:table-cell table:formula="of:=[.M106]" office:value-type="float" office:value="1" calcext:value-type="float">
            <text:p>1</text:p>
          </table:table-cell>
          <table:table-cell table:formula="of:=[.N106]" office:value-type="float" office:value="1" calcext:value-type="float">
            <text:p>1</text:p>
          </table:table-cell>
          <table:table-cell table:formula="of:=[.O106]" office:value-type="float" office:value="1" calcext:value-type="float">
            <text:p>1</text:p>
          </table:table-cell>
          <table:table-cell table:formula="of:=[.P106]" office:value-type="float" office:value="1" calcext:value-type="float">
            <text:p>1</text:p>
          </table:table-cell>
          <table:table-cell table:formula="of:=[.Q106]" office:value-type="float" office:value="1" calcext:value-type="float">
            <text:p>1</text:p>
          </table:table-cell>
          <table:table-cell table:formula="of:=[.R106]" office:value-type="float" office:value="1" calcext:value-type="float">
            <text:p>1</text:p>
          </table:table-cell>
          <table:table-cell table:formula="of:=[.S106]" office:value-type="float" office:value="1" calcext:value-type="float">
            <text:p>1</text:p>
          </table:table-cell>
          <table:table-cell table:formula="of:=[.T106]" office:value-type="float" office:value="1" calcext:value-type="float">
            <text:p>1</text:p>
          </table:table-cell>
          <table:table-cell table:formula="of:=[.U106]" office:value-type="float" office:value="1" calcext:value-type="float">
            <text:p>1</text:p>
          </table:table-cell>
          <table:table-cell table:formula="of:=[.V106]" office:value-type="float" office:value="0" calcext:value-type="float">
            <text:p>0</text:p>
          </table:table-cell>
          <table:table-cell table:formula="of:=[.W106]" office:value-type="float" office:value="1" calcext:value-type="float">
            <text:p>1</text:p>
          </table:table-cell>
          <table:table-cell table:formula="of:=[.X106]" office:value-type="float" office:value="0" calcext:value-type="float">
            <text:p>0</text:p>
          </table:table-cell>
          <table:table-cell table:style-name="ce7" table:formula="of:=[.A107]*2^[.A$1]+[.B107]*2^[.B$1]+[.C107]*2^[.C$1]+[.D107]*2^[.D$1]+[.E107]*2^[.E$1]+[.F107]*2^[.F$1]+[.G107]*2^[.G$1]+[.H107]*2^[.H$1]+[.I107]*2^[.I$1]+[.J107]*2^[.J$1]+[.K107]*2^[.K$1]+[.L107]*2^[.L$1]+[.M107]*2^[.M$1]+[.N107]*2^[.N$1]+[.O107]*2^[.O$1]+[.P107]*2^[.P$1]+[.Q107]*2^[.Q$1]+[.R107]*2^[.R$1]+[.S107]*2^[.S$1]+[.T107]*2^[.T$1]+[.U107]*2^[.U$1]+[.V107]*2^[.V$1]+[.W107]*2^[.W$1]+[.X107]*2^[.X$1]+[.Y107]*2^[.Y$1]" office:value-type="float" office:value="30167034" calcext:value-type="float">
            <text:p>30167034</text:p>
          </table:table-cell>
          <table:table-cell table:formula="of:=CONCATENATE(&quot;0b&quot;;[.A107];[.B107];[.C107];[.D107];[.E107];[.F107];[.G107];[.H107];[.I107];[.J107];[.K107];[.L107];[.M107];[.N107];[.O107];[.P107];[.Q107];[.R107];[.S107];[.T107];[.U107];[.V107];[.W107];[.X107];[.Y107])" office:value-type="string" office:string-value="0b1110011000100111111111010" calcext:value-type="string">
            <text:p>0b1110011000100111111111010</text:p>
          </table:table-cell>
          <table:table-cell/>
          <table:table-cell table:formula="of:=CONCATENATE([.AA107]; &quot; soit &quot;; [.Z107])" office:value-type="string" office:string-value="0b1110011000100111111111010 soit 30167034" calcext:value-type="string">
            <text:p>0b1110011000100111111111010 soit 30167034</text:p>
          </table:table-cell>
        </table:table-row>
        <table:table-row table:style-name="ro1">
          <table:table-cell table:formula="of:=XOR(XOR(XOR(XOR([.Y107];[.W107]);[.V107]);[.U107]);[.S107])" office:value-type="float" office:value="1" calcext:value-type="float">
            <text:p>1</text:p>
          </table:table-cell>
          <table:table-cell table:formula="of:=[.A107]" office:value-type="float" office:value="1" calcext:value-type="float">
            <text:p>1</text:p>
          </table:table-cell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1" calcext:value-type="float">
            <text:p>1</text:p>
          </table:table-cell>
          <table:table-cell table:formula="of:=[.G107]" office:value-type="float" office:value="1" calcext:value-type="float">
            <text:p>1</text:p>
          </table:table-cell>
          <table:table-cell table:formula="of:=[.H107]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[.J107]" office:value-type="float" office:value="0" calcext:value-type="float">
            <text:p>0</text:p>
          </table:table-cell>
          <table:table-cell table:formula="of:=[.K107]" office:value-type="float" office:value="1" calcext:value-type="float">
            <text:p>1</text:p>
          </table:table-cell>
          <table:table-cell table:formula="of:=[.L107]" office:value-type="float" office:value="0" calcext:value-type="float">
            <text:p>0</text:p>
          </table:table-cell>
          <table:table-cell table:formula="of:=[.M107]" office:value-type="float" office:value="0" calcext:value-type="float">
            <text:p>0</text:p>
          </table:table-cell>
          <table:table-cell table:formula="of:=[.N107]" office:value-type="float" office:value="1" calcext:value-type="float">
            <text:p>1</text:p>
          </table:table-cell>
          <table:table-cell table:formula="of:=[.O107]" office:value-type="float" office:value="1" calcext:value-type="float">
            <text:p>1</text:p>
          </table:table-cell>
          <table:table-cell table:formula="of:=[.P107]" office:value-type="float" office:value="1" calcext:value-type="float">
            <text:p>1</text:p>
          </table:table-cell>
          <table:table-cell table:formula="of:=[.Q107]" office:value-type="float" office:value="1" calcext:value-type="float">
            <text:p>1</text:p>
          </table:table-cell>
          <table:table-cell table:formula="of:=[.R107]" office:value-type="float" office:value="1" calcext:value-type="float">
            <text:p>1</text:p>
          </table:table-cell>
          <table:table-cell table:formula="of:=[.S107]" office:value-type="float" office:value="1" calcext:value-type="float">
            <text:p>1</text:p>
          </table:table-cell>
          <table:table-cell table:formula="of:=[.T107]" office:value-type="float" office:value="1" calcext:value-type="float">
            <text:p>1</text:p>
          </table:table-cell>
          <table:table-cell table:formula="of:=[.U107]" office:value-type="float" office:value="1" calcext:value-type="float">
            <text:p>1</text:p>
          </table:table-cell>
          <table:table-cell table:formula="of:=[.V107]" office:value-type="float" office:value="1" calcext:value-type="float">
            <text:p>1</text:p>
          </table:table-cell>
          <table:table-cell table:formula="of:=[.W107]" office:value-type="float" office:value="0" calcext:value-type="float">
            <text:p>0</text:p>
          </table:table-cell>
          <table:table-cell table:formula="of:=[.X107]" office:value-type="float" office:value="1" calcext:value-type="float">
            <text:p>1</text:p>
          </table:table-cell>
          <table:table-cell table:style-name="ce7" table:formula="of:=[.A108]*2^[.A$1]+[.B108]*2^[.B$1]+[.C108]*2^[.C$1]+[.D108]*2^[.D$1]+[.E108]*2^[.E$1]+[.F108]*2^[.F$1]+[.G108]*2^[.G$1]+[.H108]*2^[.H$1]+[.I108]*2^[.I$1]+[.J108]*2^[.J$1]+[.K108]*2^[.K$1]+[.L108]*2^[.L$1]+[.M108]*2^[.M$1]+[.N108]*2^[.N$1]+[.O108]*2^[.O$1]+[.P108]*2^[.P$1]+[.Q108]*2^[.Q$1]+[.R108]*2^[.R$1]+[.S108]*2^[.S$1]+[.T108]*2^[.T$1]+[.U108]*2^[.U$1]+[.V108]*2^[.V$1]+[.W108]*2^[.W$1]+[.X108]*2^[.X$1]+[.Y108]*2^[.Y$1]" office:value-type="float" office:value="31860733" calcext:value-type="float">
            <text:p>31860733</text:p>
          </table:table-cell>
          <table:table-cell table:formula="of:=CONCATENATE(&quot;0b&quot;;[.A108];[.B108];[.C108];[.D108];[.E108];[.F108];[.G108];[.H108];[.I108];[.J108];[.K108];[.L108];[.M108];[.N108];[.O108];[.P108];[.Q108];[.R108];[.S108];[.T108];[.U108];[.V108];[.W108];[.X108];[.Y108])" office:value-type="string" office:string-value="0b1111001100010011111111101" calcext:value-type="string">
            <text:p>0b1111001100010011111111101</text:p>
          </table:table-cell>
          <table:table-cell/>
          <table:table-cell table:formula="of:=CONCATENATE([.AA108]; &quot; soit &quot;; [.Z108])" office:value-type="string" office:string-value="0b1111001100010011111111101 soit 31860733" calcext:value-type="string">
            <text:p>0b1111001100010011111111101 soit 31860733</text:p>
          </table:table-cell>
        </table:table-row>
        <table:table-row table:style-name="ro1">
          <table:table-cell table:formula="of:=XOR(XOR(XOR(XOR([.Y108];[.W108]);[.V108]);[.U108]);[.S108])" office:value-type="float" office:value="1" calcext:value-type="float">
            <text:p>1</text:p>
          </table:table-cell>
          <table:table-cell table:formula="of:=[.A108]" office:value-type="float" office:value="1" calcext:value-type="float">
            <text:p>1</text:p>
          </table:table-cell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0" calcext:value-type="float">
            <text:p>0</text:p>
          </table:table-cell>
          <table:table-cell table:formula="of:=[.G108]" office:value-type="float" office:value="1" calcext:value-type="float">
            <text:p>1</text:p>
          </table:table-cell>
          <table:table-cell table:formula="of:=[.H108]" office:value-type="float" office:value="1" calcext:value-type="float">
            <text:p>1</text:p>
          </table:table-cell>
          <table:table-cell table:formula="of:=[.I108]" office:value-type="float" office:value="0" calcext:value-type="float">
            <text:p>0</text:p>
          </table:table-cell>
          <table:table-cell table:formula="of:=[.J108]" office:value-type="float" office:value="0" calcext:value-type="float">
            <text:p>0</text:p>
          </table:table-cell>
          <table:table-cell table:formula="of:=[.K108]" office:value-type="float" office:value="0" calcext:value-type="float">
            <text:p>0</text:p>
          </table:table-cell>
          <table:table-cell table:formula="of:=[.L108]" office:value-type="float" office:value="1" calcext:value-type="float">
            <text:p>1</text:p>
          </table:table-cell>
          <table:table-cell table:formula="of:=[.M108]" office:value-type="float" office:value="0" calcext:value-type="float">
            <text:p>0</text:p>
          </table:table-cell>
          <table:table-cell table:formula="of:=[.N108]" office:value-type="float" office:value="0" calcext:value-type="float">
            <text:p>0</text:p>
          </table:table-cell>
          <table:table-cell table:formula="of:=[.O108]" office:value-type="float" office:value="1" calcext:value-type="float">
            <text:p>1</text:p>
          </table:table-cell>
          <table:table-cell table:formula="of:=[.P108]" office:value-type="float" office:value="1" calcext:value-type="float">
            <text:p>1</text:p>
          </table:table-cell>
          <table:table-cell table:formula="of:=[.Q108]" office:value-type="float" office:value="1" calcext:value-type="float">
            <text:p>1</text:p>
          </table:table-cell>
          <table:table-cell table:formula="of:=[.R108]" office:value-type="float" office:value="1" calcext:value-type="float">
            <text:p>1</text:p>
          </table:table-cell>
          <table:table-cell table:formula="of:=[.S108]" office:value-type="float" office:value="1" calcext:value-type="float">
            <text:p>1</text:p>
          </table:table-cell>
          <table:table-cell table:formula="of:=[.T108]" office:value-type="float" office:value="1" calcext:value-type="float">
            <text:p>1</text:p>
          </table:table-cell>
          <table:table-cell table:formula="of:=[.U108]" office:value-type="float" office:value="1" calcext:value-type="float">
            <text:p>1</text:p>
          </table:table-cell>
          <table:table-cell table:formula="of:=[.V108]" office:value-type="float" office:value="1" calcext:value-type="float">
            <text:p>1</text:p>
          </table:table-cell>
          <table:table-cell table:formula="of:=[.W108]" office:value-type="float" office:value="1" calcext:value-type="float">
            <text:p>1</text:p>
          </table:table-cell>
          <table:table-cell table:formula="of:=[.X108]" office:value-type="float" office:value="0" calcext:value-type="float">
            <text:p>0</text:p>
          </table:table-cell>
          <table:table-cell table:style-name="ce7" table:formula="of:=[.A109]*2^[.A$1]+[.B109]*2^[.B$1]+[.C109]*2^[.C$1]+[.D109]*2^[.D$1]+[.E109]*2^[.E$1]+[.F109]*2^[.F$1]+[.G109]*2^[.G$1]+[.H109]*2^[.H$1]+[.I109]*2^[.I$1]+[.J109]*2^[.J$1]+[.K109]*2^[.K$1]+[.L109]*2^[.L$1]+[.M109]*2^[.M$1]+[.N109]*2^[.N$1]+[.O109]*2^[.O$1]+[.P109]*2^[.P$1]+[.Q109]*2^[.Q$1]+[.R109]*2^[.R$1]+[.S109]*2^[.S$1]+[.T109]*2^[.T$1]+[.U109]*2^[.U$1]+[.V109]*2^[.V$1]+[.W109]*2^[.W$1]+[.X109]*2^[.X$1]+[.Y109]*2^[.Y$1]" office:value-type="float" office:value="32707582" calcext:value-type="float">
            <text:p>32707582</text:p>
          </table:table-cell>
          <table:table-cell table:formula="of:=CONCATENATE(&quot;0b&quot;;[.A109];[.B109];[.C109];[.D109];[.E109];[.F109];[.G109];[.H109];[.I109];[.J109];[.K109];[.L109];[.M109];[.N109];[.O109];[.P109];[.Q109];[.R109];[.S109];[.T109];[.U109];[.V109];[.W109];[.X109];[.Y109])" office:value-type="string" office:string-value="0b1111100110001001111111110" calcext:value-type="string">
            <text:p>0b1111100110001001111111110</text:p>
          </table:table-cell>
          <table:table-cell/>
          <table:table-cell table:formula="of:=CONCATENATE([.AA109]; &quot; soit &quot;; [.Z109])" office:value-type="string" office:string-value="0b1111100110001001111111110 soit 32707582" calcext:value-type="string">
            <text:p>0b1111100110001001111111110 soit 32707582</text:p>
          </table:table-cell>
        </table:table-row>
        <table:table-row table:style-name="ro1">
          <table:table-cell table:formula="of:=XOR(XOR(XOR(XOR([.Y109];[.W109]);[.V109]);[.U109]);[.S109])" office:value-type="float" office:value="0" calcext:value-type="float">
            <text:p>0</text:p>
          </table:table-cell>
          <table:table-cell table:formula="of:=[.A109]" office:value-type="float" office:value="1" calcext:value-type="float">
            <text:p>1</text:p>
          </table:table-cell>
          <table:table-cell table:formula="of:=[.B109]" office:value-type="float" office:value="1" calcext:value-type="float">
            <text:p>1</text:p>
          </table:table-cell>
          <table:table-cell table:formula="of:=[.C109]" office:value-type="float" office:value="1" calcext:value-type="float">
            <text:p>1</text:p>
          </table:table-cell>
          <table:table-cell table:formula="of:=[.D109]" office:value-type="float" office:value="1" calcext:value-type="float">
            <text:p>1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0" calcext:value-type="float">
            <text:p>0</text:p>
          </table:table-cell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1" calcext:value-type="float">
            <text:p>1</text:p>
          </table:table-cell>
          <table:table-cell table:formula="of:=[.I109]" office:value-type="float" office:value="1" calcext:value-type="float">
            <text:p>1</text:p>
          </table:table-cell>
          <table:table-cell table:formula="of:=[.J109]" office:value-type="float" office:value="0" calcext:value-type="float">
            <text:p>0</text:p>
          </table:table-cell>
          <table:table-cell table:formula="of:=[.K109]" office:value-type="float" office:value="0" calcext:value-type="float">
            <text:p>0</text:p>
          </table:table-cell>
          <table:table-cell table:formula="of:=[.L109]" office:value-type="float" office:value="0" calcext:value-type="float">
            <text:p>0</text:p>
          </table:table-cell>
          <table:table-cell table:formula="of:=[.M109]" office:value-type="float" office:value="1" calcext:value-type="float">
            <text:p>1</text:p>
          </table:table-cell>
          <table:table-cell table:formula="of:=[.N109]" office:value-type="float" office:value="0" calcext:value-type="float">
            <text:p>0</text:p>
          </table:table-cell>
          <table:table-cell table:formula="of:=[.O109]" office:value-type="float" office:value="0" calcext:value-type="float">
            <text:p>0</text:p>
          </table:table-cell>
          <table:table-cell table:formula="of:=[.P109]" office:value-type="float" office:value="1" calcext:value-type="float">
            <text:p>1</text:p>
          </table:table-cell>
          <table:table-cell table:formula="of:=[.Q109]" office:value-type="float" office:value="1" calcext:value-type="float">
            <text:p>1</text:p>
          </table:table-cell>
          <table:table-cell table:formula="of:=[.R109]" office:value-type="float" office:value="1" calcext:value-type="float">
            <text:p>1</text:p>
          </table:table-cell>
          <table:table-cell table:formula="of:=[.S109]" office:value-type="float" office:value="1" calcext:value-type="float">
            <text:p>1</text:p>
          </table:table-cell>
          <table:table-cell table:formula="of:=[.T109]" office:value-type="float" office:value="1" calcext:value-type="float">
            <text:p>1</text:p>
          </table:table-cell>
          <table:table-cell table:formula="of:=[.U109]" office:value-type="float" office:value="1" calcext:value-type="float">
            <text:p>1</text:p>
          </table:table-cell>
          <table:table-cell table:formula="of:=[.V109]" office:value-type="float" office:value="1" calcext:value-type="float">
            <text:p>1</text:p>
          </table:table-cell>
          <table:table-cell table:formula="of:=[.W109]" office:value-type="float" office:value="1" calcext:value-type="float">
            <text:p>1</text:p>
          </table:table-cell>
          <table:table-cell table:formula="of:=[.X109]" office:value-type="float" office:value="1" calcext:value-type="float">
            <text:p>1</text:p>
          </table:table-cell>
          <table:table-cell table:style-name="ce7" table:formula="of:=[.A110]*2^[.A$1]+[.B110]*2^[.B$1]+[.C110]*2^[.C$1]+[.D110]*2^[.D$1]+[.E110]*2^[.E$1]+[.F110]*2^[.F$1]+[.G110]*2^[.G$1]+[.H110]*2^[.H$1]+[.I110]*2^[.I$1]+[.J110]*2^[.J$1]+[.K110]*2^[.K$1]+[.L110]*2^[.L$1]+[.M110]*2^[.M$1]+[.N110]*2^[.N$1]+[.O110]*2^[.O$1]+[.P110]*2^[.P$1]+[.Q110]*2^[.Q$1]+[.R110]*2^[.R$1]+[.S110]*2^[.S$1]+[.T110]*2^[.T$1]+[.U110]*2^[.U$1]+[.V110]*2^[.V$1]+[.W110]*2^[.W$1]+[.X110]*2^[.X$1]+[.Y110]*2^[.Y$1]" office:value-type="float" office:value="16353791" calcext:value-type="float">
            <text:p>16353791</text:p>
          </table:table-cell>
          <table:table-cell table:formula="of:=CONCATENATE(&quot;0b&quot;;[.A110];[.B110];[.C110];[.D110];[.E110];[.F110];[.G110];[.H110];[.I110];[.J110];[.K110];[.L110];[.M110];[.N110];[.O110];[.P110];[.Q110];[.R110];[.S110];[.T110];[.U110];[.V110];[.W110];[.X110];[.Y110])" office:value-type="string" office:string-value="0b0111110011000100111111111" calcext:value-type="string">
            <text:p>0b0111110011000100111111111</text:p>
          </table:table-cell>
          <table:table-cell/>
          <table:table-cell table:formula="of:=CONCATENATE([.AA110]; &quot; soit &quot;; [.Z110])" office:value-type="string" office:string-value="0b0111110011000100111111111 soit 16353791" calcext:value-type="string">
            <text:p>0b0111110011000100111111111 soit 16353791</text:p>
          </table:table-cell>
        </table:table-row>
        <table:table-row table:style-name="ro1">
          <table:table-cell table:formula="of:=XOR(XOR(XOR(XOR([.Y110];[.W110]);[.V110]);[.U110]);[.S110])" office:value-type="float" office:value="1" calcext:value-type="float">
            <text:p>1</text:p>
          </table:table-cell>
          <table:table-cell table:formula="of:=[.A110]" office:value-type="float" office:value="0" calcext:value-type="float">
            <text:p>0</text:p>
          </table:table-cell>
          <table:table-cell table:formula="of:=[.B110]" office:value-type="float" office:value="1" calcext:value-type="float">
            <text:p>1</text:p>
          </table:table-cell>
          <table:table-cell table:formula="of:=[.C110]" office:value-type="float" office:value="1" calcext:value-type="float">
            <text:p>1</text:p>
          </table:table-cell>
          <table:table-cell table:formula="of:=[.D110]" office:value-type="float" office:value="1" calcext:value-type="float">
            <text:p>1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1" calcext:value-type="float">
            <text:p>1</text:p>
          </table:table-cell>
          <table:table-cell table:formula="of:=[.G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  <table:table-cell table:formula="of:=[.I110]" office:value-type="float" office:value="1" calcext:value-type="float">
            <text:p>1</text:p>
          </table:table-cell>
          <table:table-cell table:formula="of:=[.J110]" office:value-type="float" office:value="1" calcext:value-type="float">
            <text:p>1</text:p>
          </table:table-cell>
          <table:table-cell table:formula="of:=[.K110]" office:value-type="float" office:value="0" calcext:value-type="float">
            <text:p>0</text:p>
          </table:table-cell>
          <table:table-cell table:formula="of:=[.L110]" office:value-type="float" office:value="0" calcext:value-type="float">
            <text:p>0</text:p>
          </table:table-cell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1" calcext:value-type="float">
            <text:p>1</text:p>
          </table:table-cell>
          <table:table-cell table:formula="of:=[.O110]" office:value-type="float" office:value="0" calcext:value-type="float">
            <text:p>0</text:p>
          </table:table-cell>
          <table:table-cell table:formula="of:=[.P110]" office:value-type="float" office:value="0" calcext:value-type="float">
            <text:p>0</text:p>
          </table:table-cell>
          <table:table-cell table:formula="of:=[.Q110]" office:value-type="float" office:value="1" calcext:value-type="float">
            <text:p>1</text:p>
          </table:table-cell>
          <table:table-cell table:formula="of:=[.R110]" office:value-type="float" office:value="1" calcext:value-type="float">
            <text:p>1</text:p>
          </table:table-cell>
          <table:table-cell table:formula="of:=[.S110]" office:value-type="float" office:value="1" calcext:value-type="float">
            <text:p>1</text:p>
          </table:table-cell>
          <table:table-cell table:formula="of:=[.T110]" office:value-type="float" office:value="1" calcext:value-type="float">
            <text:p>1</text:p>
          </table:table-cell>
          <table:table-cell table:formula="of:=[.U110]" office:value-type="float" office:value="1" calcext:value-type="float">
            <text:p>1</text:p>
          </table:table-cell>
          <table:table-cell table:formula="of:=[.V110]" office:value-type="float" office:value="1" calcext:value-type="float">
            <text:p>1</text:p>
          </table:table-cell>
          <table:table-cell table:formula="of:=[.W110]" office:value-type="float" office:value="1" calcext:value-type="float">
            <text:p>1</text:p>
          </table:table-cell>
          <table:table-cell table:formula="of:=[.X110]" office:value-type="float" office:value="1" calcext:value-type="float">
            <text:p>1</text:p>
          </table:table-cell>
          <table:table-cell table:style-name="ce7" table:formula="of:=[.A111]*2^[.A$1]+[.B111]*2^[.B$1]+[.C111]*2^[.C$1]+[.D111]*2^[.D$1]+[.E111]*2^[.E$1]+[.F111]*2^[.F$1]+[.G111]*2^[.G$1]+[.H111]*2^[.H$1]+[.I111]*2^[.I$1]+[.J111]*2^[.J$1]+[.K111]*2^[.K$1]+[.L111]*2^[.L$1]+[.M111]*2^[.M$1]+[.N111]*2^[.N$1]+[.O111]*2^[.O$1]+[.P111]*2^[.P$1]+[.Q111]*2^[.Q$1]+[.R111]*2^[.R$1]+[.S111]*2^[.S$1]+[.T111]*2^[.T$1]+[.U111]*2^[.U$1]+[.V111]*2^[.V$1]+[.W111]*2^[.W$1]+[.X111]*2^[.X$1]+[.Y111]*2^[.Y$1]" office:value-type="float" office:value="24954111" calcext:value-type="float">
            <text:p>24954111</text:p>
          </table:table-cell>
          <table:table-cell table:formula="of:=CONCATENATE(&quot;0b&quot;;[.A111];[.B111];[.C111];[.D111];[.E111];[.F111];[.G111];[.H111];[.I111];[.J111];[.K111];[.L111];[.M111];[.N111];[.O111];[.P111];[.Q111];[.R111];[.S111];[.T111];[.U111];[.V111];[.W111];[.X111];[.Y111])" office:value-type="string" office:string-value="0b1011111001100010011111111" calcext:value-type="string">
            <text:p>0b1011111001100010011111111</text:p>
          </table:table-cell>
          <table:table-cell/>
          <table:table-cell table:formula="of:=CONCATENATE([.AA111]; &quot; soit &quot;; [.Z111])" office:value-type="string" office:string-value="0b1011111001100010011111111 soit 24954111" calcext:value-type="string">
            <text:p>0b1011111001100010011111111 soit 24954111</text:p>
          </table:table-cell>
        </table:table-row>
        <table:table-row table:style-name="ro1">
          <table:table-cell table:formula="of:=XOR(XOR(XOR(XOR([.Y111];[.W111]);[.V111]);[.U111]);[.S111])" office:value-type="float" office:value="1" calcext:value-type="float">
            <text:p>1</text:p>
          </table:table-cell>
          <table:table-cell table:formula="of:=[.A111]" office:value-type="float" office:value="1" calcext:value-type="float">
            <text:p>1</text:p>
          </table:table-cell>
          <table:table-cell table:formula="of:=[.B111]" office:value-type="float" office:value="0" calcext:value-type="float">
            <text:p>0</text:p>
          </table:table-cell>
          <table:table-cell table:formula="of:=[.C111]" office:value-type="float" office:value="1" calcext:value-type="float">
            <text:p>1</text:p>
          </table:table-cell>
          <table:table-cell table:formula="of:=[.D111]" office:value-type="float" office:value="1" calcext:value-type="float">
            <text:p>1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1" calcext:value-type="float">
            <text:p>1</text:p>
          </table:table-cell>
          <table:table-cell table:formula="of:=[.G111]" office:value-type="float" office:value="1" calcext:value-type="float">
            <text:p>1</text:p>
          </table:table-cell>
          <table:table-cell table:formula="of:=[.H111]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[.J111]" office:value-type="float" office:value="1" calcext:value-type="float">
            <text:p>1</text:p>
          </table:table-cell>
          <table:table-cell table:formula="of:=[.K111]" office:value-type="float" office:value="1" calcext:value-type="float">
            <text:p>1</text:p>
          </table:table-cell>
          <table:table-cell table:formula="of:=[.L111]" office:value-type="float" office:value="0" calcext:value-type="float">
            <text:p>0</text:p>
          </table:table-cell>
          <table:table-cell table:formula="of:=[.M111]" office:value-type="float" office:value="0" calcext:value-type="float">
            <text:p>0</text:p>
          </table:table-cell>
          <table:table-cell table:formula="of:=[.N111]" office:value-type="float" office:value="0" calcext:value-type="float">
            <text:p>0</text:p>
          </table:table-cell>
          <table:table-cell table:formula="of:=[.O111]" office:value-type="float" office:value="1" calcext:value-type="float">
            <text:p>1</text:p>
          </table:table-cell>
          <table:table-cell table:formula="of:=[.P111]" office:value-type="float" office:value="0" calcext:value-type="float">
            <text:p>0</text:p>
          </table:table-cell>
          <table:table-cell table:formula="of:=[.Q111]" office:value-type="float" office:value="0" calcext:value-type="float">
            <text:p>0</text:p>
          </table:table-cell>
          <table:table-cell table:formula="of:=[.R111]" office:value-type="float" office:value="1" calcext:value-type="float">
            <text:p>1</text:p>
          </table:table-cell>
          <table:table-cell table:formula="of:=[.S111]" office:value-type="float" office:value="1" calcext:value-type="float">
            <text:p>1</text:p>
          </table:table-cell>
          <table:table-cell table:formula="of:=[.T111]" office:value-type="float" office:value="1" calcext:value-type="float">
            <text:p>1</text:p>
          </table:table-cell>
          <table:table-cell table:formula="of:=[.U111]" office:value-type="float" office:value="1" calcext:value-type="float">
            <text:p>1</text:p>
          </table:table-cell>
          <table:table-cell table:formula="of:=[.V111]" office:value-type="float" office:value="1" calcext:value-type="float">
            <text:p>1</text:p>
          </table:table-cell>
          <table:table-cell table:formula="of:=[.W111]" office:value-type="float" office:value="1" calcext:value-type="float">
            <text:p>1</text:p>
          </table:table-cell>
          <table:table-cell table:formula="of:=[.X111]" office:value-type="float" office:value="1" calcext:value-type="float">
            <text:p>1</text:p>
          </table:table-cell>
          <table:table-cell table:style-name="ce7" table:formula="of:=[.A112]*2^[.A$1]+[.B112]*2^[.B$1]+[.C112]*2^[.C$1]+[.D112]*2^[.D$1]+[.E112]*2^[.E$1]+[.F112]*2^[.F$1]+[.G112]*2^[.G$1]+[.H112]*2^[.H$1]+[.I112]*2^[.I$1]+[.J112]*2^[.J$1]+[.K112]*2^[.K$1]+[.L112]*2^[.L$1]+[.M112]*2^[.M$1]+[.N112]*2^[.N$1]+[.O112]*2^[.O$1]+[.P112]*2^[.P$1]+[.Q112]*2^[.Q$1]+[.R112]*2^[.R$1]+[.S112]*2^[.S$1]+[.T112]*2^[.T$1]+[.U112]*2^[.U$1]+[.V112]*2^[.V$1]+[.W112]*2^[.W$1]+[.X112]*2^[.X$1]+[.Y112]*2^[.Y$1]" office:value-type="float" office:value="29254271" calcext:value-type="float">
            <text:p>29254271</text:p>
          </table:table-cell>
          <table:table-cell table:formula="of:=CONCATENATE(&quot;0b&quot;;[.A112];[.B112];[.C112];[.D112];[.E112];[.F112];[.G112];[.H112];[.I112];[.J112];[.K112];[.L112];[.M112];[.N112];[.O112];[.P112];[.Q112];[.R112];[.S112];[.T112];[.U112];[.V112];[.W112];[.X112];[.Y112])" office:value-type="string" office:string-value="0b1101111100110001001111111" calcext:value-type="string">
            <text:p>0b1101111100110001001111111</text:p>
          </table:table-cell>
          <table:table-cell/>
          <table:table-cell table:formula="of:=CONCATENATE([.AA112]; &quot; soit &quot;; [.Z112])" office:value-type="string" office:string-value="0b1101111100110001001111111 soit 29254271" calcext:value-type="string">
            <text:p>0b1101111100110001001111111 soit 29254271</text:p>
          </table:table-cell>
        </table:table-row>
        <table:table-row table:style-name="ro1">
          <table:table-cell table:formula="of:=XOR(XOR(XOR(XOR([.Y112];[.W112]);[.V112]);[.U112]);[.S112])" office:value-type="float" office:value="1" calcext:value-type="float">
            <text:p>1</text:p>
          </table:table-cell>
          <table:table-cell table:formula="of:=[.A112]" office:value-type="float" office:value="1" calcext:value-type="float">
            <text:p>1</text:p>
          </table:table-cell>
          <table:table-cell table:formula="of:=[.B112]" office:value-type="float" office:value="1" calcext:value-type="float">
            <text:p>1</text:p>
          </table:table-cell>
          <table:table-cell table:formula="of:=[.C112]" office:value-type="float" office:value="0" calcext:value-type="float">
            <text:p>0</text:p>
          </table:table-cell>
          <table:table-cell table:formula="of:=[.D112]" office:value-type="float" office:value="1" calcext:value-type="float">
            <text:p>1</text:p>
          </table:table-cell>
          <table:table-cell table:formula="of:=[.E112]" office:value-type="float" office:value="1" calcext:value-type="float">
            <text:p>1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" office:value-type="float" office:value="1" calcext:value-type="float">
            <text:p>1</text:p>
          </table:table-cell>
          <table:table-cell table:formula="of:=[.H112]" office:value-type="float" office:value="1" calcext:value-type="float">
            <text:p>1</text:p>
          </table:table-cell>
          <table:table-cell table:formula="of:=[.I112]" office:value-type="float" office:value="0" calcext:value-type="float">
            <text:p>0</text:p>
          </table:table-cell>
          <table:table-cell table:formula="of:=[.J112]" office:value-type="float" office:value="0" calcext:value-type="float">
            <text:p>0</text:p>
          </table:table-cell>
          <table:table-cell table:formula="of:=[.K112]" office:value-type="float" office:value="1" calcext:value-type="float">
            <text:p>1</text:p>
          </table:table-cell>
          <table:table-cell table:formula="of:=[.L112]" office:value-type="float" office:value="1" calcext:value-type="float">
            <text:p>1</text:p>
          </table:table-cell>
          <table:table-cell table:formula="of:=[.M112]" office:value-type="float" office:value="0" calcext:value-type="float">
            <text:p>0</text:p>
          </table:table-cell>
          <table:table-cell table:formula="of:=[.N112]" office:value-type="float" office:value="0" calcext:value-type="float">
            <text:p>0</text:p>
          </table:table-cell>
          <table:table-cell table:formula="of:=[.O112]" office:value-type="float" office:value="0" calcext:value-type="float">
            <text:p>0</text:p>
          </table:table-cell>
          <table:table-cell table:formula="of:=[.P112]" office:value-type="float" office:value="1" calcext:value-type="float">
            <text:p>1</text:p>
          </table:table-cell>
          <table:table-cell table:formula="of:=[.Q112]" office:value-type="float" office:value="0" calcext:value-type="float">
            <text:p>0</text:p>
          </table:table-cell>
          <table:table-cell table:formula="of:=[.R112]" office:value-type="float" office:value="0" calcext:value-type="float">
            <text:p>0</text:p>
          </table:table-cell>
          <table:table-cell table:formula="of:=[.S112]" office:value-type="float" office:value="1" calcext:value-type="float">
            <text:p>1</text:p>
          </table:table-cell>
          <table:table-cell table:formula="of:=[.T112]" office:value-type="float" office:value="1" calcext:value-type="float">
            <text:p>1</text:p>
          </table:table-cell>
          <table:table-cell table:formula="of:=[.U112]" office:value-type="float" office:value="1" calcext:value-type="float">
            <text:p>1</text:p>
          </table:table-cell>
          <table:table-cell table:formula="of:=[.V112]" office:value-type="float" office:value="1" calcext:value-type="float">
            <text:p>1</text:p>
          </table:table-cell>
          <table:table-cell table:formula="of:=[.W112]" office:value-type="float" office:value="1" calcext:value-type="float">
            <text:p>1</text:p>
          </table:table-cell>
          <table:table-cell table:formula="of:=[.X112]" office:value-type="float" office:value="1" calcext:value-type="float">
            <text:p>1</text:p>
          </table:table-cell>
          <table:table-cell table:style-name="ce7" table:formula="of:=[.A113]*2^[.A$1]+[.B113]*2^[.B$1]+[.C113]*2^[.C$1]+[.D113]*2^[.D$1]+[.E113]*2^[.E$1]+[.F113]*2^[.F$1]+[.G113]*2^[.G$1]+[.H113]*2^[.H$1]+[.I113]*2^[.I$1]+[.J113]*2^[.J$1]+[.K113]*2^[.K$1]+[.L113]*2^[.L$1]+[.M113]*2^[.M$1]+[.N113]*2^[.N$1]+[.O113]*2^[.O$1]+[.P113]*2^[.P$1]+[.Q113]*2^[.Q$1]+[.R113]*2^[.R$1]+[.S113]*2^[.S$1]+[.T113]*2^[.T$1]+[.U113]*2^[.U$1]+[.V113]*2^[.V$1]+[.W113]*2^[.W$1]+[.X113]*2^[.X$1]+[.Y113]*2^[.Y$1]" office:value-type="float" office:value="31404351" calcext:value-type="float">
            <text:p>31404351</text:p>
          </table:table-cell>
          <table:table-cell table:formula="of:=CONCATENATE(&quot;0b&quot;;[.A113];[.B113];[.C113];[.D113];[.E113];[.F113];[.G113];[.H113];[.I113];[.J113];[.K113];[.L113];[.M113];[.N113];[.O113];[.P113];[.Q113];[.R113];[.S113];[.T113];[.U113];[.V113];[.W113];[.X113];[.Y113])" office:value-type="string" office:string-value="0b1110111110011000100111111" calcext:value-type="string">
            <text:p>0b1110111110011000100111111</text:p>
          </table:table-cell>
          <table:table-cell/>
          <table:table-cell table:formula="of:=CONCATENATE([.AA113]; &quot; soit &quot;; [.Z113])" office:value-type="string" office:string-value="0b1110111110011000100111111 soit 31404351" calcext:value-type="string">
            <text:p>0b1110111110011000100111111 soit 31404351</text:p>
          </table:table-cell>
        </table:table-row>
        <table:table-row table:style-name="ro1">
          <table:table-cell table:formula="of:=XOR(XOR(XOR(XOR([.Y113];[.W113]);[.V113]);[.U113]);[.S113])" office:value-type="float" office:value="0" calcext:value-type="float">
            <text:p>0</text:p>
          </table:table-cell>
          <table:table-cell table:formula="of:=[.A113]" office:value-type="float" office:value="1" calcext:value-type="float">
            <text:p>1</text:p>
          </table:table-cell>
          <table:table-cell table:formula="of:=[.B113]" office:value-type="float" office:value="1" calcext:value-type="float">
            <text:p>1</text:p>
          </table:table-cell>
          <table:table-cell table:formula="of:=[.C113]" office:value-type="float" office:value="1" calcext:value-type="float">
            <text:p>1</text:p>
          </table:table-cell>
          <table:table-cell table:formula="of:=[.D113]" office:value-type="float" office:value="0" calcext:value-type="float">
            <text:p>0</text:p>
          </table:table-cell>
          <table:table-cell table:formula="of:=[.E113]" office:value-type="float" office:value="1" calcext:value-type="float">
            <text:p>1</text:p>
          </table:table-cell>
          <table:table-cell table:formula="of:=[.F113]" office:value-type="float" office:value="1" calcext:value-type="float">
            <text:p>1</text:p>
          </table:table-cell>
          <table:table-cell table:formula="of:=[.G113]" office:value-type="float" office:value="1" calcext:value-type="float">
            <text:p>1</text:p>
          </table:table-cell>
          <table:table-cell table:formula="of:=[.H113]" office:value-type="float" office:value="1" calcext:value-type="float">
            <text:p>1</text:p>
          </table:table-cell>
          <table:table-cell table:formula="of:=[.I113]" office:value-type="float" office:value="1" calcext:value-type="float">
            <text:p>1</text:p>
          </table:table-cell>
          <table:table-cell table:formula="of:=[.J113]" office:value-type="float" office:value="0" calcext:value-type="float">
            <text:p>0</text:p>
          </table:table-cell>
          <table:table-cell table:formula="of:=[.K113]" office:value-type="float" office:value="0" calcext:value-type="float">
            <text:p>0</text:p>
          </table:table-cell>
          <table:table-cell table:formula="of:=[.L113]" office:value-type="float" office:value="1" calcext:value-type="float">
            <text:p>1</text:p>
          </table:table-cell>
          <table:table-cell table:formula="of:=[.M113]" office:value-type="float" office:value="1" calcext:value-type="float">
            <text:p>1</text:p>
          </table:table-cell>
          <table:table-cell table:formula="of:=[.N113]" office:value-type="float" office:value="0" calcext:value-type="float">
            <text:p>0</text:p>
          </table:table-cell>
          <table:table-cell table:formula="of:=[.O113]" office:value-type="float" office:value="0" calcext:value-type="float">
            <text:p>0</text:p>
          </table:table-cell>
          <table:table-cell table:formula="of:=[.P113]" office:value-type="float" office:value="0" calcext:value-type="float">
            <text:p>0</text:p>
          </table:table-cell>
          <table:table-cell table:formula="of:=[.Q113]" office:value-type="float" office:value="1" calcext:value-type="float">
            <text:p>1</text:p>
          </table:table-cell>
          <table:table-cell table:formula="of:=[.R113]" office:value-type="float" office:value="0" calcext:value-type="float">
            <text:p>0</text:p>
          </table:table-cell>
          <table:table-cell table:formula="of:=[.S113]" office:value-type="float" office:value="0" calcext:value-type="float">
            <text:p>0</text:p>
          </table:table-cell>
          <table:table-cell table:formula="of:=[.T113]" office:value-type="float" office:value="1" calcext:value-type="float">
            <text:p>1</text:p>
          </table:table-cell>
          <table:table-cell table:formula="of:=[.U113]" office:value-type="float" office:value="1" calcext:value-type="float">
            <text:p>1</text:p>
          </table:table-cell>
          <table:table-cell table:formula="of:=[.V113]" office:value-type="float" office:value="1" calcext:value-type="float">
            <text:p>1</text:p>
          </table:table-cell>
          <table:table-cell table:formula="of:=[.W113]" office:value-type="float" office:value="1" calcext:value-type="float">
            <text:p>1</text:p>
          </table:table-cell>
          <table:table-cell table:formula="of:=[.X113]" office:value-type="float" office:value="1" calcext:value-type="float">
            <text:p>1</text:p>
          </table:table-cell>
          <table:table-cell table:style-name="ce7" table:formula="of:=[.A114]*2^[.A$1]+[.B114]*2^[.B$1]+[.C114]*2^[.C$1]+[.D114]*2^[.D$1]+[.E114]*2^[.E$1]+[.F114]*2^[.F$1]+[.G114]*2^[.G$1]+[.H114]*2^[.H$1]+[.I114]*2^[.I$1]+[.J114]*2^[.J$1]+[.K114]*2^[.K$1]+[.L114]*2^[.L$1]+[.M114]*2^[.M$1]+[.N114]*2^[.N$1]+[.O114]*2^[.O$1]+[.P114]*2^[.P$1]+[.Q114]*2^[.Q$1]+[.R114]*2^[.R$1]+[.S114]*2^[.S$1]+[.T114]*2^[.T$1]+[.U114]*2^[.U$1]+[.V114]*2^[.V$1]+[.W114]*2^[.W$1]+[.X114]*2^[.X$1]+[.Y114]*2^[.Y$1]" office:value-type="float" office:value="15702175" calcext:value-type="float">
            <text:p>15702175</text:p>
          </table:table-cell>
          <table:table-cell table:formula="of:=CONCATENATE(&quot;0b&quot;;[.A114];[.B114];[.C114];[.D114];[.E114];[.F114];[.G114];[.H114];[.I114];[.J114];[.K114];[.L114];[.M114];[.N114];[.O114];[.P114];[.Q114];[.R114];[.S114];[.T114];[.U114];[.V114];[.W114];[.X114];[.Y114])" office:value-type="string" office:string-value="0b0111011111001100010011111" calcext:value-type="string">
            <text:p>0b0111011111001100010011111</text:p>
          </table:table-cell>
          <table:table-cell/>
          <table:table-cell table:formula="of:=CONCATENATE([.AA114]; &quot; soit &quot;; [.Z114])" office:value-type="string" office:string-value="0b0111011111001100010011111 soit 15702175" calcext:value-type="string">
            <text:p>0b0111011111001100010011111 soit 15702175</text:p>
          </table:table-cell>
        </table:table-row>
        <table:table-row table:style-name="ro1">
          <table:table-cell table:formula="of:=XOR(XOR(XOR(XOR([.Y114];[.W114]);[.V114]);[.U114]);[.S114])" office:value-type="float" office:value="0" calcext:value-type="float">
            <text:p>0</text:p>
          </table:table-cell>
          <table:table-cell table:formula="of:=[.A114]" office:value-type="float" office:value="0" calcext:value-type="float">
            <text:p>0</text:p>
          </table:table-cell>
          <table:table-cell table:formula="of:=[.B114]" office:value-type="float" office:value="1" calcext:value-type="float">
            <text:p>1</text:p>
          </table:table-cell>
          <table:table-cell table:formula="of:=[.C114]" office:value-type="float" office:value="1" calcext:value-type="float">
            <text:p>1</text:p>
          </table:table-cell>
          <table:table-cell table:formula="of:=[.D114]" office:value-type="float" office:value="1" calcext:value-type="float">
            <text:p>1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1" calcext:value-type="float">
            <text:p>1</text:p>
          </table:table-cell>
          <table:table-cell table:formula="of:=[.G114]" office:value-type="float" office:value="1" calcext:value-type="float">
            <text:p>1</text:p>
          </table:table-cell>
          <table:table-cell table:formula="of:=[.H114]" office:value-type="float" office:value="1" calcext:value-type="float">
            <text:p>1</text:p>
          </table:table-cell>
          <table:table-cell table:formula="of:=[.I114]" office:value-type="float" office:value="1" calcext:value-type="float">
            <text:p>1</text:p>
          </table:table-cell>
          <table:table-cell table:formula="of:=[.J114]" office:value-type="float" office:value="1" calcext:value-type="float">
            <text:p>1</text:p>
          </table:table-cell>
          <table:table-cell table:formula="of:=[.K114]" office:value-type="float" office:value="0" calcext:value-type="float">
            <text:p>0</text:p>
          </table:table-cell>
          <table:table-cell table:formula="of:=[.L114]" office:value-type="float" office:value="0" calcext:value-type="float">
            <text:p>0</text:p>
          </table:table-cell>
          <table:table-cell table:formula="of:=[.M114]" office:value-type="float" office:value="1" calcext:value-type="float">
            <text:p>1</text:p>
          </table:table-cell>
          <table:table-cell table:formula="of:=[.N114]" office:value-type="float" office:value="1" calcext:value-type="float">
            <text:p>1</text:p>
          </table:table-cell>
          <table:table-cell table:formula="of:=[.O114]" office:value-type="float" office:value="0" calcext:value-type="float">
            <text:p>0</text:p>
          </table:table-cell>
          <table:table-cell table:formula="of:=[.P114]" office:value-type="float" office:value="0" calcext:value-type="float">
            <text:p>0</text:p>
          </table:table-cell>
          <table:table-cell table:formula="of:=[.Q114]" office:value-type="float" office:value="0" calcext:value-type="float">
            <text:p>0</text:p>
          </table:table-cell>
          <table:table-cell table:formula="of:=[.R114]" office:value-type="float" office:value="1" calcext:value-type="float">
            <text:p>1</text:p>
          </table:table-cell>
          <table:table-cell table:formula="of:=[.S114]" office:value-type="float" office:value="0" calcext:value-type="float">
            <text:p>0</text:p>
          </table:table-cell>
          <table:table-cell table:formula="of:=[.T114]" office:value-type="float" office:value="0" calcext:value-type="float">
            <text:p>0</text:p>
          </table:table-cell>
          <table:table-cell table:formula="of:=[.U114]" office:value-type="float" office:value="1" calcext:value-type="float">
            <text:p>1</text:p>
          </table:table-cell>
          <table:table-cell table:formula="of:=[.V114]" office:value-type="float" office:value="1" calcext:value-type="float">
            <text:p>1</text:p>
          </table:table-cell>
          <table:table-cell table:formula="of:=[.W114]" office:value-type="float" office:value="1" calcext:value-type="float">
            <text:p>1</text:p>
          </table:table-cell>
          <table:table-cell table:formula="of:=[.X114]" office:value-type="float" office:value="1" calcext:value-type="float">
            <text:p>1</text:p>
          </table:table-cell>
          <table:table-cell table:style-name="ce7" table:formula="of:=[.A115]*2^[.A$1]+[.B115]*2^[.B$1]+[.C115]*2^[.C$1]+[.D115]*2^[.D$1]+[.E115]*2^[.E$1]+[.F115]*2^[.F$1]+[.G115]*2^[.G$1]+[.H115]*2^[.H$1]+[.I115]*2^[.I$1]+[.J115]*2^[.J$1]+[.K115]*2^[.K$1]+[.L115]*2^[.L$1]+[.M115]*2^[.M$1]+[.N115]*2^[.N$1]+[.O115]*2^[.O$1]+[.P115]*2^[.P$1]+[.Q115]*2^[.Q$1]+[.R115]*2^[.R$1]+[.S115]*2^[.S$1]+[.T115]*2^[.T$1]+[.U115]*2^[.U$1]+[.V115]*2^[.V$1]+[.W115]*2^[.W$1]+[.X115]*2^[.X$1]+[.Y115]*2^[.Y$1]" office:value-type="float" office:value="7851087" calcext:value-type="float">
            <text:p>7851087</text:p>
          </table:table-cell>
          <table:table-cell table:formula="of:=CONCATENATE(&quot;0b&quot;;[.A115];[.B115];[.C115];[.D115];[.E115];[.F115];[.G115];[.H115];[.I115];[.J115];[.K115];[.L115];[.M115];[.N115];[.O115];[.P115];[.Q115];[.R115];[.S115];[.T115];[.U115];[.V115];[.W115];[.X115];[.Y115])" office:value-type="string" office:string-value="0b0011101111100110001001111" calcext:value-type="string">
            <text:p>0b0011101111100110001001111</text:p>
          </table:table-cell>
          <table:table-cell/>
          <table:table-cell table:formula="of:=CONCATENATE([.AA115]; &quot; soit &quot;; [.Z115])" office:value-type="string" office:string-value="0b0011101111100110001001111 soit 7851087" calcext:value-type="string">
            <text:p>0b0011101111100110001001111 soit 7851087</text:p>
          </table:table-cell>
        </table:table-row>
        <table:table-row table:style-name="ro1">
          <table:table-cell table:formula="of:=XOR(XOR(XOR(XOR([.Y115];[.W115]);[.V115]);[.U115]);[.S115])" office:value-type="float" office:value="0" calcext:value-type="float">
            <text:p>0</text:p>
          </table:table-cell>
          <table:table-cell table:formula="of:=[.A115]" office:value-type="float" office:value="0" calcext:value-type="float">
            <text:p>0</text:p>
          </table:table-cell>
          <table:table-cell table:formula="of:=[.B115]" office:value-type="float" office:value="0" calcext:value-type="float">
            <text:p>0</text:p>
          </table:table-cell>
          <table:table-cell table:formula="of:=[.C115]" office:value-type="float" office:value="1" calcext:value-type="float">
            <text:p>1</text:p>
          </table:table-cell>
          <table:table-cell table:formula="of:=[.D115]" office:value-type="float" office:value="1" calcext:value-type="float">
            <text:p>1</text:p>
          </table:table-cell>
          <table:table-cell table:formula="of:=[.E115]" office:value-type="float" office:value="1" calcext:value-type="float">
            <text:p>1</text:p>
          </table:table-cell>
          <table:table-cell table:formula="of:=[.F115]" office:value-type="float" office:value="0" calcext:value-type="float">
            <text:p>0</text:p>
          </table:table-cell>
          <table:table-cell table:formula="of:=[.G115]" office:value-type="float" office:value="1" calcext:value-type="float">
            <text:p>1</text:p>
          </table:table-cell>
          <table:table-cell table:formula="of:=[.H115]" office:value-type="float" office:value="1" calcext:value-type="float">
            <text:p>1</text:p>
          </table:table-cell>
          <table:table-cell table:formula="of:=[.I115]" office:value-type="float" office:value="1" calcext:value-type="float">
            <text:p>1</text:p>
          </table:table-cell>
          <table:table-cell table:formula="of:=[.J115]" office:value-type="float" office:value="1" calcext:value-type="float">
            <text:p>1</text:p>
          </table:table-cell>
          <table:table-cell table:formula="of:=[.K115]" office:value-type="float" office:value="1" calcext:value-type="float">
            <text:p>1</text:p>
          </table:table-cell>
          <table:table-cell table:formula="of:=[.L115]" office:value-type="float" office:value="0" calcext:value-type="float">
            <text:p>0</text:p>
          </table:table-cell>
          <table:table-cell table:formula="of:=[.M115]" office:value-type="float" office:value="0" calcext:value-type="float">
            <text:p>0</text:p>
          </table:table-cell>
          <table:table-cell table:formula="of:=[.N115]" office:value-type="float" office:value="1" calcext:value-type="float">
            <text:p>1</text:p>
          </table:table-cell>
          <table:table-cell table:formula="of:=[.O115]" office:value-type="float" office:value="1" calcext:value-type="float">
            <text:p>1</text:p>
          </table:table-cell>
          <table:table-cell table:formula="of:=[.P115]" office:value-type="float" office:value="0" calcext:value-type="float">
            <text:p>0</text:p>
          </table:table-cell>
          <table:table-cell table:formula="of:=[.Q115]" office:value-type="float" office:value="0" calcext:value-type="float">
            <text:p>0</text:p>
          </table:table-cell>
          <table:table-cell table:formula="of:=[.R115]" office:value-type="float" office:value="0" calcext:value-type="float">
            <text:p>0</text:p>
          </table:table-cell>
          <table:table-cell table:formula="of:=[.S115]" office:value-type="float" office:value="1" calcext:value-type="float">
            <text:p>1</text:p>
          </table:table-cell>
          <table:table-cell table:formula="of:=[.T115]" office:value-type="float" office:value="0" calcext:value-type="float">
            <text:p>0</text:p>
          </table:table-cell>
          <table:table-cell table:formula="of:=[.U115]" office:value-type="float" office:value="0" calcext:value-type="float">
            <text:p>0</text:p>
          </table:table-cell>
          <table:table-cell table:formula="of:=[.V115]" office:value-type="float" office:value="1" calcext:value-type="float">
            <text:p>1</text:p>
          </table:table-cell>
          <table:table-cell table:formula="of:=[.W115]" office:value-type="float" office:value="1" calcext:value-type="float">
            <text:p>1</text:p>
          </table:table-cell>
          <table:table-cell table:formula="of:=[.X115]" office:value-type="float" office:value="1" calcext:value-type="float">
            <text:p>1</text:p>
          </table:table-cell>
          <table:table-cell table:style-name="ce7" table:formula="of:=[.A116]*2^[.A$1]+[.B116]*2^[.B$1]+[.C116]*2^[.C$1]+[.D116]*2^[.D$1]+[.E116]*2^[.E$1]+[.F116]*2^[.F$1]+[.G116]*2^[.G$1]+[.H116]*2^[.H$1]+[.I116]*2^[.I$1]+[.J116]*2^[.J$1]+[.K116]*2^[.K$1]+[.L116]*2^[.L$1]+[.M116]*2^[.M$1]+[.N116]*2^[.N$1]+[.O116]*2^[.O$1]+[.P116]*2^[.P$1]+[.Q116]*2^[.Q$1]+[.R116]*2^[.R$1]+[.S116]*2^[.S$1]+[.T116]*2^[.T$1]+[.U116]*2^[.U$1]+[.V116]*2^[.V$1]+[.W116]*2^[.W$1]+[.X116]*2^[.X$1]+[.Y116]*2^[.Y$1]" office:value-type="float" office:value="3925543" calcext:value-type="float">
            <text:p>3925543</text:p>
          </table:table-cell>
          <table:table-cell table:formula="of:=CONCATENATE(&quot;0b&quot;;[.A116];[.B116];[.C116];[.D116];[.E116];[.F116];[.G116];[.H116];[.I116];[.J116];[.K116];[.L116];[.M116];[.N116];[.O116];[.P116];[.Q116];[.R116];[.S116];[.T116];[.U116];[.V116];[.W116];[.X116];[.Y116])" office:value-type="string" office:string-value="0b0001110111110011000100111" calcext:value-type="string">
            <text:p>0b0001110111110011000100111</text:p>
          </table:table-cell>
          <table:table-cell/>
          <table:table-cell table:formula="of:=CONCATENATE([.AA116]; &quot; soit &quot;; [.Z116])" office:value-type="string" office:string-value="0b0001110111110011000100111 soit 3925543" calcext:value-type="string">
            <text:p>0b0001110111110011000100111 soit 3925543</text:p>
          </table:table-cell>
        </table:table-row>
        <table:table-row table:style-name="ro1">
          <table:table-cell table:formula="of:=XOR(XOR(XOR(XOR([.Y116];[.W116]);[.V116]);[.U116]);[.S116])" office:value-type="float" office:value="0" calcext:value-type="float">
            <text:p>0</text:p>
          </table:table-cell>
          <table:table-cell table:formula="of:=[.A116]" office:value-type="float" office:value="0" calcext:value-type="float">
            <text:p>0</text:p>
          </table:table-cell>
          <table:table-cell table:formula="of:=[.B116]" office:value-type="float" office:value="0" calcext:value-type="float">
            <text:p>0</text:p>
          </table:table-cell>
          <table:table-cell table:formula="of:=[.C116]" office:value-type="float" office:value="0" calcext:value-type="float">
            <text:p>0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" office:value-type="float" office:value="0" calcext:value-type="float">
            <text:p>0</text:p>
          </table:table-cell>
          <table:table-cell table:formula="of:=[.H116]" office:value-type="float" office:value="1" calcext:value-type="float">
            <text:p>1</text:p>
          </table:table-cell>
          <table:table-cell table:formula="of:=[.I116]" office:value-type="float" office:value="1" calcext:value-type="float">
            <text:p>1</text:p>
          </table:table-cell>
          <table:table-cell table:formula="of:=[.J116]" office:value-type="float" office:value="1" calcext:value-type="float">
            <text:p>1</text:p>
          </table:table-cell>
          <table:table-cell table:formula="of:=[.K116]" office:value-type="float" office:value="1" calcext:value-type="float">
            <text:p>1</text:p>
          </table:table-cell>
          <table:table-cell table:formula="of:=[.L116]" office:value-type="float" office:value="1" calcext:value-type="float">
            <text:p>1</text:p>
          </table:table-cell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  <table:table-cell table:formula="of:=[.O116]" office:value-type="float" office:value="1" calcext:value-type="float">
            <text:p>1</text:p>
          </table:table-cell>
          <table:table-cell table:formula="of:=[.P116]" office:value-type="float" office:value="1" calcext:value-type="float">
            <text:p>1</text:p>
          </table:table-cell>
          <table:table-cell table:formula="of:=[.Q116]" office:value-type="float" office:value="0" calcext:value-type="float">
            <text:p>0</text:p>
          </table:table-cell>
          <table:table-cell table:formula="of:=[.R116]" office:value-type="float" office:value="0" calcext:value-type="float">
            <text:p>0</text:p>
          </table:table-cell>
          <table:table-cell table:formula="of:=[.S116]" office:value-type="float" office:value="0" calcext:value-type="float">
            <text:p>0</text:p>
          </table:table-cell>
          <table:table-cell table:formula="of:=[.T116]" office:value-type="float" office:value="1" calcext:value-type="float">
            <text:p>1</text:p>
          </table:table-cell>
          <table:table-cell table:formula="of:=[.U116]" office:value-type="float" office:value="0" calcext:value-type="float">
            <text:p>0</text:p>
          </table:table-cell>
          <table:table-cell table:formula="of:=[.V116]" office:value-type="float" office:value="0" calcext:value-type="float">
            <text:p>0</text:p>
          </table:table-cell>
          <table:table-cell table:formula="of:=[.W116]" office:value-type="float" office:value="1" calcext:value-type="float">
            <text:p>1</text:p>
          </table:table-cell>
          <table:table-cell table:formula="of:=[.X116]" office:value-type="float" office:value="1" calcext:value-type="float">
            <text:p>1</text:p>
          </table:table-cell>
          <table:table-cell table:style-name="ce7" table:formula="of:=[.A117]*2^[.A$1]+[.B117]*2^[.B$1]+[.C117]*2^[.C$1]+[.D117]*2^[.D$1]+[.E117]*2^[.E$1]+[.F117]*2^[.F$1]+[.G117]*2^[.G$1]+[.H117]*2^[.H$1]+[.I117]*2^[.I$1]+[.J117]*2^[.J$1]+[.K117]*2^[.K$1]+[.L117]*2^[.L$1]+[.M117]*2^[.M$1]+[.N117]*2^[.N$1]+[.O117]*2^[.O$1]+[.P117]*2^[.P$1]+[.Q117]*2^[.Q$1]+[.R117]*2^[.R$1]+[.S117]*2^[.S$1]+[.T117]*2^[.T$1]+[.U117]*2^[.U$1]+[.V117]*2^[.V$1]+[.W117]*2^[.W$1]+[.X117]*2^[.X$1]+[.Y117]*2^[.Y$1]" office:value-type="float" office:value="1962771" calcext:value-type="float">
            <text:p>1962771</text:p>
          </table:table-cell>
          <table:table-cell table:formula="of:=CONCATENATE(&quot;0b&quot;;[.A117];[.B117];[.C117];[.D117];[.E117];[.F117];[.G117];[.H117];[.I117];[.J117];[.K117];[.L117];[.M117];[.N117];[.O117];[.P117];[.Q117];[.R117];[.S117];[.T117];[.U117];[.V117];[.W117];[.X117];[.Y117])" office:value-type="string" office:string-value="0b0000111011111001100010011" calcext:value-type="string">
            <text:p>0b0000111011111001100010011</text:p>
          </table:table-cell>
          <table:table-cell/>
          <table:table-cell table:formula="of:=CONCATENATE([.AA117]; &quot; soit &quot;; [.Z117])" office:value-type="string" office:string-value="0b0000111011111001100010011 soit 1962771" calcext:value-type="string">
            <text:p>0b0000111011111001100010011 soit 1962771</text:p>
          </table:table-cell>
        </table:table-row>
        <table:table-row table:style-name="ro1">
          <table:table-cell table:formula="of:=XOR(XOR(XOR(XOR([.Y117];[.W117]);[.V117]);[.U117]);[.S117])" office:value-type="float" office:value="0" calcext:value-type="float">
            <text:p>0</text:p>
          </table:table-cell>
          <table:table-cell table:formula="of:=[.A117]" office:value-type="float" office:value="0" calcext:value-type="float">
            <text:p>0</text:p>
          </table:table-cell>
          <table:table-cell table:formula="of:=[.B117]" office:value-type="float" office:value="0" calcext:value-type="float">
            <text:p>0</text:p>
          </table:table-cell>
          <table:table-cell table:formula="of:=[.C117]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1" calcext:value-type="float">
            <text:p>1</text:p>
          </table:table-cell>
          <table:table-cell table:formula="of:=[.G117]" office:value-type="float" office:value="1" calcext:value-type="float">
            <text:p>1</text:p>
          </table:table-cell>
          <table:table-cell table:formula="of:=[.H117]" office:value-type="float" office:value="0" calcext:value-type="float">
            <text:p>0</text:p>
          </table:table-cell>
          <table:table-cell table:formula="of:=[.I117]" office:value-type="float" office:value="1" calcext:value-type="float">
            <text:p>1</text:p>
          </table:table-cell>
          <table:table-cell table:formula="of:=[.J117]" office:value-type="float" office:value="1" calcext:value-type="float">
            <text:p>1</text:p>
          </table:table-cell>
          <table:table-cell table:formula="of:=[.K117]" office:value-type="float" office:value="1" calcext:value-type="float">
            <text:p>1</text:p>
          </table:table-cell>
          <table:table-cell table:formula="of:=[.L117]" office:value-type="float" office:value="1" calcext:value-type="float">
            <text:p>1</text:p>
          </table:table-cell>
          <table:table-cell table:formula="of:=[.M117]" office:value-type="float" office:value="1" calcext:value-type="float">
            <text:p>1</text:p>
          </table:table-cell>
          <table:table-cell table:formula="of:=[.N117]" office:value-type="float" office:value="0" calcext:value-type="float">
            <text:p>0</text:p>
          </table:table-cell>
          <table:table-cell table:formula="of:=[.O117]" office:value-type="float" office:value="0" calcext:value-type="float">
            <text:p>0</text:p>
          </table:table-cell>
          <table:table-cell table:formula="of:=[.P117]" office:value-type="float" office:value="1" calcext:value-type="float">
            <text:p>1</text:p>
          </table:table-cell>
          <table:table-cell table:formula="of:=[.Q117]" office:value-type="float" office:value="1" calcext:value-type="float">
            <text:p>1</text:p>
          </table:table-cell>
          <table:table-cell table:formula="of:=[.R117]" office:value-type="float" office:value="0" calcext:value-type="float">
            <text:p>0</text:p>
          </table:table-cell>
          <table:table-cell table:formula="of:=[.S117]" office:value-type="float" office:value="0" calcext:value-type="float">
            <text:p>0</text:p>
          </table:table-cell>
          <table:table-cell table:formula="of:=[.T117]" office:value-type="float" office:value="0" calcext:value-type="float">
            <text:p>0</text:p>
          </table:table-cell>
          <table:table-cell table:formula="of:=[.U117]" office:value-type="float" office:value="1" calcext:value-type="float">
            <text:p>1</text:p>
          </table:table-cell>
          <table:table-cell table:formula="of:=[.V117]" office:value-type="float" office:value="0" calcext:value-type="float">
            <text:p>0</text:p>
          </table:table-cell>
          <table:table-cell table:formula="of:=[.W117]" office:value-type="float" office:value="0" calcext:value-type="float">
            <text:p>0</text:p>
          </table:table-cell>
          <table:table-cell table:formula="of:=[.X117]" office:value-type="float" office:value="1" calcext:value-type="float">
            <text:p>1</text:p>
          </table:table-cell>
          <table:table-cell table:style-name="ce7" table:formula="of:=[.A118]*2^[.A$1]+[.B118]*2^[.B$1]+[.C118]*2^[.C$1]+[.D118]*2^[.D$1]+[.E118]*2^[.E$1]+[.F118]*2^[.F$1]+[.G118]*2^[.G$1]+[.H118]*2^[.H$1]+[.I118]*2^[.I$1]+[.J118]*2^[.J$1]+[.K118]*2^[.K$1]+[.L118]*2^[.L$1]+[.M118]*2^[.M$1]+[.N118]*2^[.N$1]+[.O118]*2^[.O$1]+[.P118]*2^[.P$1]+[.Q118]*2^[.Q$1]+[.R118]*2^[.R$1]+[.S118]*2^[.S$1]+[.T118]*2^[.T$1]+[.U118]*2^[.U$1]+[.V118]*2^[.V$1]+[.W118]*2^[.W$1]+[.X118]*2^[.X$1]+[.Y118]*2^[.Y$1]" office:value-type="float" office:value="981385" calcext:value-type="float">
            <text:p>981385</text:p>
          </table:table-cell>
          <table:table-cell table:formula="of:=CONCATENATE(&quot;0b&quot;;[.A118];[.B118];[.C118];[.D118];[.E118];[.F118];[.G118];[.H118];[.I118];[.J118];[.K118];[.L118];[.M118];[.N118];[.O118];[.P118];[.Q118];[.R118];[.S118];[.T118];[.U118];[.V118];[.W118];[.X118];[.Y118])" office:value-type="string" office:string-value="0b0000011101111100110001001" calcext:value-type="string">
            <text:p>0b0000011101111100110001001</text:p>
          </table:table-cell>
          <table:table-cell/>
          <table:table-cell table:formula="of:=CONCATENATE([.AA118]; &quot; soit &quot;; [.Z118])" office:value-type="string" office:string-value="0b0000011101111100110001001 soit 981385" calcext:value-type="string">
            <text:p>0b0000011101111100110001001 soit 981385</text:p>
          </table:table-cell>
        </table:table-row>
        <table:table-row table:style-name="ro1">
          <table:table-cell table:formula="of:=XOR(XOR(XOR(XOR([.Y118];[.W118]);[.V118]);[.U118]);[.S118])" office:value-type="float" office:value="0" calcext:value-type="float">
            <text:p>0</text:p>
          </table:table-cell>
          <table:table-cell table:formula="of:=[.A118]" office:value-type="float" office:value="0" calcext:value-type="float">
            <text:p>0</text:p>
          </table:table-cell>
          <table:table-cell table:formula="of:=[.B118]" office:value-type="float" office:value="0" calcext:value-type="float">
            <text:p>0</text:p>
          </table:table-cell>
          <table:table-cell table:formula="of:=[.C118]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1" calcext:value-type="float">
            <text:p>1</text:p>
          </table:table-cell>
          <table:table-cell table:formula="of:=[.G118]" office:value-type="float" office:value="1" calcext:value-type="float">
            <text:p>1</text:p>
          </table:table-cell>
          <table:table-cell table:formula="of:=[.H118]" office:value-type="float" office:value="1" calcext:value-type="float">
            <text:p>1</text:p>
          </table:table-cell>
          <table:table-cell table:formula="of:=[.I118]" office:value-type="float" office:value="0" calcext:value-type="float">
            <text:p>0</text:p>
          </table:table-cell>
          <table:table-cell table:formula="of:=[.J118]" office:value-type="float" office:value="1" calcext:value-type="float">
            <text:p>1</text:p>
          </table:table-cell>
          <table:table-cell table:formula="of:=[.K118]" office:value-type="float" office:value="1" calcext:value-type="float">
            <text:p>1</text:p>
          </table:table-cell>
          <table:table-cell table:formula="of:=[.L118]" office:value-type="float" office:value="1" calcext:value-type="float">
            <text:p>1</text:p>
          </table:table-cell>
          <table:table-cell table:formula="of:=[.M118]" office:value-type="float" office:value="1" calcext:value-type="float">
            <text:p>1</text:p>
          </table:table-cell>
          <table:table-cell table:formula="of:=[.N118]" office:value-type="float" office:value="1" calcext:value-type="float">
            <text:p>1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" office:value-type="float" office:value="0" calcext:value-type="float">
            <text:p>0</text:p>
          </table:table-cell>
          <table:table-cell table:formula="of:=[.Q118]" office:value-type="float" office:value="1" calcext:value-type="float">
            <text:p>1</text:p>
          </table:table-cell>
          <table:table-cell table:formula="of:=[.R118]" office:value-type="float" office:value="1" calcext:value-type="float">
            <text:p>1</text:p>
          </table:table-cell>
          <table:table-cell table:formula="of:=[.S118]" office:value-type="float" office:value="0" calcext:value-type="float">
            <text:p>0</text:p>
          </table:table-cell>
          <table:table-cell table:formula="of:=[.T118]" office:value-type="float" office:value="0" calcext:value-type="float">
            <text:p>0</text:p>
          </table:table-cell>
          <table:table-cell table:formula="of:=[.U118]" office:value-type="float" office:value="0" calcext:value-type="float">
            <text:p>0</text:p>
          </table:table-cell>
          <table:table-cell table:formula="of:=[.V118]" office:value-type="float" office:value="1" calcext:value-type="float">
            <text:p>1</text:p>
          </table:table-cell>
          <table:table-cell table:formula="of:=[.W118]" office:value-type="float" office:value="0" calcext:value-type="float">
            <text:p>0</text:p>
          </table:table-cell>
          <table:table-cell table:formula="of:=[.X118]" office:value-type="float" office:value="0" calcext:value-type="float">
            <text:p>0</text:p>
          </table:table-cell>
          <table:table-cell table:style-name="ce7" table:formula="of:=[.A119]*2^[.A$1]+[.B119]*2^[.B$1]+[.C119]*2^[.C$1]+[.D119]*2^[.D$1]+[.E119]*2^[.E$1]+[.F119]*2^[.F$1]+[.G119]*2^[.G$1]+[.H119]*2^[.H$1]+[.I119]*2^[.I$1]+[.J119]*2^[.J$1]+[.K119]*2^[.K$1]+[.L119]*2^[.L$1]+[.M119]*2^[.M$1]+[.N119]*2^[.N$1]+[.O119]*2^[.O$1]+[.P119]*2^[.P$1]+[.Q119]*2^[.Q$1]+[.R119]*2^[.R$1]+[.S119]*2^[.S$1]+[.T119]*2^[.T$1]+[.U119]*2^[.U$1]+[.V119]*2^[.V$1]+[.W119]*2^[.W$1]+[.X119]*2^[.X$1]+[.Y119]*2^[.Y$1]" office:value-type="float" office:value="490692" calcext:value-type="float">
            <text:p>490692</text:p>
          </table:table-cell>
          <table:table-cell table:formula="of:=CONCATENATE(&quot;0b&quot;;[.A119];[.B119];[.C119];[.D119];[.E119];[.F119];[.G119];[.H119];[.I119];[.J119];[.K119];[.L119];[.M119];[.N119];[.O119];[.P119];[.Q119];[.R119];[.S119];[.T119];[.U119];[.V119];[.W119];[.X119];[.Y119])" office:value-type="string" office:string-value="0b0000001110111110011000100" calcext:value-type="string">
            <text:p>0b0000001110111110011000100</text:p>
          </table:table-cell>
          <table:table-cell/>
          <table:table-cell table:formula="of:=CONCATENATE([.AA119]; &quot; soit &quot;; [.Z119])" office:value-type="string" office:string-value="0b0000001110111110011000100 soit 490692" calcext:value-type="string">
            <text:p>0b0000001110111110011000100 soit 490692</text:p>
          </table:table-cell>
        </table:table-row>
        <table:table-row table:style-name="ro1">
          <table:table-cell table:formula="of:=XOR(XOR(XOR(XOR([.Y119];[.W119]);[.V119]);[.U119]);[.S119])" office:value-type="float" office:value="0" calcext:value-type="float">
            <text:p>0</text:p>
          </table:table-cell>
          <table:table-cell table:formula="of:=[.A119]" office:value-type="float" office:value="0" calcext:value-type="float">
            <text:p>0</text:p>
          </table:table-cell>
          <table:table-cell table:formula="of:=[.B119]" office:value-type="float" office:value="0" calcext:value-type="float">
            <text:p>0</text:p>
          </table:table-cell>
          <table:table-cell table:formula="of:=[.C119]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0" calcext:value-type="float">
            <text:p>0</text:p>
          </table:table-cell>
          <table:table-cell table:formula="of:=[.G119]" office:value-type="float" office:value="1" calcext:value-type="float">
            <text:p>1</text:p>
          </table:table-cell>
          <table:table-cell table:formula="of:=[.H119]" office:value-type="float" office:value="1" calcext:value-type="float">
            <text:p>1</text:p>
          </table:table-cell>
          <table:table-cell table:formula="of:=[.I119]" office:value-type="float" office:value="1" calcext:value-type="float">
            <text:p>1</text:p>
          </table:table-cell>
          <table:table-cell table:formula="of:=[.J119]" office:value-type="float" office:value="0" calcext:value-type="float">
            <text:p>0</text:p>
          </table:table-cell>
          <table:table-cell table:formula="of:=[.K119]" office:value-type="float" office:value="1" calcext:value-type="float">
            <text:p>1</text:p>
          </table:table-cell>
          <table:table-cell table:formula="of:=[.L119]" office:value-type="float" office:value="1" calcext:value-type="float">
            <text:p>1</text:p>
          </table:table-cell>
          <table:table-cell table:formula="of:=[.M119]" office:value-type="float" office:value="1" calcext:value-type="float">
            <text:p>1</text:p>
          </table:table-cell>
          <table:table-cell table:formula="of:=[.N119]" office:value-type="float" office:value="1" calcext:value-type="float">
            <text:p>1</text:p>
          </table:table-cell>
          <table:table-cell table:formula="of:=[.O119]" office:value-type="float" office:value="1" calcext:value-type="float">
            <text:p>1</text:p>
          </table:table-cell>
          <table:table-cell table:formula="of:=[.P119]" office:value-type="float" office:value="0" calcext:value-type="float">
            <text:p>0</text:p>
          </table:table-cell>
          <table:table-cell table:formula="of:=[.Q119]" office:value-type="float" office:value="0" calcext:value-type="float">
            <text:p>0</text:p>
          </table:table-cell>
          <table:table-cell table:formula="of:=[.R119]" office:value-type="float" office:value="1" calcext:value-type="float">
            <text:p>1</text:p>
          </table:table-cell>
          <table:table-cell table:formula="of:=[.S119]" office:value-type="float" office:value="1" calcext:value-type="float">
            <text:p>1</text:p>
          </table:table-cell>
          <table:table-cell table:formula="of:=[.T119]" office:value-type="float" office:value="0" calcext:value-type="float">
            <text:p>0</text:p>
          </table:table-cell>
          <table:table-cell table:formula="of:=[.U119]" office:value-type="float" office:value="0" calcext:value-type="float">
            <text:p>0</text:p>
          </table:table-cell>
          <table:table-cell table:formula="of:=[.V119]" office:value-type="float" office:value="0" calcext:value-type="float">
            <text:p>0</text:p>
          </table:table-cell>
          <table:table-cell table:formula="of:=[.W119]" office:value-type="float" office:value="1" calcext:value-type="float">
            <text:p>1</text:p>
          </table:table-cell>
          <table:table-cell table:formula="of:=[.X119]" office:value-type="float" office:value="0" calcext:value-type="float">
            <text:p>0</text:p>
          </table:table-cell>
          <table:table-cell table:style-name="ce7" table:formula="of:=[.A120]*2^[.A$1]+[.B120]*2^[.B$1]+[.C120]*2^[.C$1]+[.D120]*2^[.D$1]+[.E120]*2^[.E$1]+[.F120]*2^[.F$1]+[.G120]*2^[.G$1]+[.H120]*2^[.H$1]+[.I120]*2^[.I$1]+[.J120]*2^[.J$1]+[.K120]*2^[.K$1]+[.L120]*2^[.L$1]+[.M120]*2^[.M$1]+[.N120]*2^[.N$1]+[.O120]*2^[.O$1]+[.P120]*2^[.P$1]+[.Q120]*2^[.Q$1]+[.R120]*2^[.R$1]+[.S120]*2^[.S$1]+[.T120]*2^[.T$1]+[.U120]*2^[.U$1]+[.V120]*2^[.V$1]+[.W120]*2^[.W$1]+[.X120]*2^[.X$1]+[.Y120]*2^[.Y$1]" office:value-type="float" office:value="245346" calcext:value-type="float">
            <text:p>245346</text:p>
          </table:table-cell>
          <table:table-cell table:formula="of:=CONCATENATE(&quot;0b&quot;;[.A120];[.B120];[.C120];[.D120];[.E120];[.F120];[.G120];[.H120];[.I120];[.J120];[.K120];[.L120];[.M120];[.N120];[.O120];[.P120];[.Q120];[.R120];[.S120];[.T120];[.U120];[.V120];[.W120];[.X120];[.Y120])" office:value-type="string" office:string-value="0b0000000111011111001100010" calcext:value-type="string">
            <text:p>0b0000000111011111001100010</text:p>
          </table:table-cell>
          <table:table-cell/>
          <table:table-cell table:formula="of:=CONCATENATE([.AA120]; &quot; soit &quot;; [.Z120])" office:value-type="string" office:string-value="0b0000000111011111001100010 soit 245346" calcext:value-type="string">
            <text:p>0b0000000111011111001100010 soit 245346</text:p>
          </table:table-cell>
        </table:table-row>
        <table:table-row table:style-name="ro1">
          <table:table-cell table:formula="of:=XOR(XOR(XOR(XOR([.Y120];[.W120]);[.V120]);[.U120]);[.S120])" office:value-type="float" office:value="1" calcext:value-type="float">
            <text:p>1</text:p>
          </table:table-cell>
          <table:table-cell table:formula="of:=[.A120]" office:value-type="float" office:value="0" calcext:value-type="float">
            <text:p>0</text:p>
          </table:table-cell>
          <table:table-cell table:formula="of:=[.B120]" office:value-type="float" office:value="0" calcext:value-type="float">
            <text:p>0</text:p>
          </table:table-cell>
          <table:table-cell table:formula="of:=[.C120]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0" calcext:value-type="float">
            <text:p>0</text:p>
          </table:table-cell>
          <table:table-cell table:formula="of:=[.G120]" office:value-type="float" office:value="0" calcext:value-type="float">
            <text:p>0</text:p>
          </table:table-cell>
          <table:table-cell table:formula="of:=[.H120]" office:value-type="float" office:value="1" calcext:value-type="float">
            <text:p>1</text:p>
          </table:table-cell>
          <table:table-cell table:formula="of:=[.I120]" office:value-type="float" office:value="1" calcext:value-type="float">
            <text:p>1</text:p>
          </table:table-cell>
          <table:table-cell table:formula="of:=[.J120]" office:value-type="float" office:value="1" calcext:value-type="float">
            <text:p>1</text:p>
          </table:table-cell>
          <table:table-cell table:formula="of:=[.K120]" office:value-type="float" office:value="0" calcext:value-type="float">
            <text:p>0</text:p>
          </table:table-cell>
          <table:table-cell table:formula="of:=[.L120]" office:value-type="float" office:value="1" calcext:value-type="float">
            <text:p>1</text:p>
          </table:table-cell>
          <table:table-cell table:formula="of:=[.M120]" office:value-type="float" office:value="1" calcext:value-type="float">
            <text:p>1</text:p>
          </table:table-cell>
          <table:table-cell table:formula="of:=[.N120]" office:value-type="float" office:value="1" calcext:value-type="float">
            <text:p>1</text:p>
          </table:table-cell>
          <table:table-cell table:formula="of:=[.O120]" office:value-type="float" office:value="1" calcext:value-type="float">
            <text:p>1</text:p>
          </table:table-cell>
          <table:table-cell table:formula="of:=[.P120]" office:value-type="float" office:value="1" calcext:value-type="float">
            <text:p>1</text:p>
          </table:table-cell>
          <table:table-cell table:formula="of:=[.Q120]" office:value-type="float" office:value="0" calcext:value-type="float">
            <text:p>0</text:p>
          </table:table-cell>
          <table:table-cell table:formula="of:=[.R120]" office:value-type="float" office:value="0" calcext:value-type="float">
            <text:p>0</text:p>
          </table:table-cell>
          <table:table-cell table:formula="of:=[.S120]" office:value-type="float" office:value="1" calcext:value-type="float">
            <text:p>1</text:p>
          </table:table-cell>
          <table:table-cell table:formula="of:=[.T120]" office:value-type="float" office:value="1" calcext:value-type="float">
            <text:p>1</text:p>
          </table:table-cell>
          <table:table-cell table:formula="of:=[.U120]" office:value-type="float" office:value="0" calcext:value-type="float">
            <text:p>0</text:p>
          </table:table-cell>
          <table:table-cell table:formula="of:=[.V120]" office:value-type="float" office:value="0" calcext:value-type="float">
            <text:p>0</text:p>
          </table:table-cell>
          <table:table-cell table:formula="of:=[.W120]" office:value-type="float" office:value="0" calcext:value-type="float">
            <text:p>0</text:p>
          </table:table-cell>
          <table:table-cell table:formula="of:=[.X120]" office:value-type="float" office:value="1" calcext:value-type="float">
            <text:p>1</text:p>
          </table:table-cell>
          <table:table-cell table:style-name="ce7" table:formula="of:=[.A121]*2^[.A$1]+[.B121]*2^[.B$1]+[.C121]*2^[.C$1]+[.D121]*2^[.D$1]+[.E121]*2^[.E$1]+[.F121]*2^[.F$1]+[.G121]*2^[.G$1]+[.H121]*2^[.H$1]+[.I121]*2^[.I$1]+[.J121]*2^[.J$1]+[.K121]*2^[.K$1]+[.L121]*2^[.L$1]+[.M121]*2^[.M$1]+[.N121]*2^[.N$1]+[.O121]*2^[.O$1]+[.P121]*2^[.P$1]+[.Q121]*2^[.Q$1]+[.R121]*2^[.R$1]+[.S121]*2^[.S$1]+[.T121]*2^[.T$1]+[.U121]*2^[.U$1]+[.V121]*2^[.V$1]+[.W121]*2^[.W$1]+[.X121]*2^[.X$1]+[.Y121]*2^[.Y$1]" office:value-type="float" office:value="16899889" calcext:value-type="float">
            <text:p>16899889</text:p>
          </table:table-cell>
          <table:table-cell table:formula="of:=CONCATENATE(&quot;0b&quot;;[.A121];[.B121];[.C121];[.D121];[.E121];[.F121];[.G121];[.H121];[.I121];[.J121];[.K121];[.L121];[.M121];[.N121];[.O121];[.P121];[.Q121];[.R121];[.S121];[.T121];[.U121];[.V121];[.W121];[.X121];[.Y121])" office:value-type="string" office:string-value="0b1000000011101111100110001" calcext:value-type="string">
            <text:p>0b1000000011101111100110001</text:p>
          </table:table-cell>
          <table:table-cell/>
          <table:table-cell table:formula="of:=CONCATENATE([.AA121]; &quot; soit &quot;; [.Z121])" office:value-type="string" office:string-value="0b1000000011101111100110001 soit 16899889" calcext:value-type="string">
            <text:p>0b1000000011101111100110001 soit 16899889</text:p>
          </table:table-cell>
        </table:table-row>
        <table:table-row table:style-name="ro1">
          <table:table-cell table:formula="of:=XOR(XOR(XOR(XOR([.Y121];[.W121]);[.V121]);[.U121]);[.S121])" office:value-type="float" office:value="0" calcext:value-type="float">
            <text:p>0</text:p>
          </table:table-cell>
          <table:table-cell table:formula="of:=[.A121]" office:value-type="float" office:value="1" calcext:value-type="float">
            <text:p>1</text:p>
          </table:table-cell>
          <table:table-cell table:formula="of:=[.B121]" office:value-type="float" office:value="0" calcext:value-type="float">
            <text:p>0</text:p>
          </table:table-cell>
          <table:table-cell table:formula="of:=[.C121]" office:value-type="float" office:value="0" calcext:value-type="float">
            <text:p>0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0" calcext:value-type="float">
            <text:p>0</text:p>
          </table:table-cell>
          <table:table-cell table:formula="of:=[.G121]" office:value-type="float" office:value="0" calcext:value-type="float">
            <text:p>0</text:p>
          </table:table-cell>
          <table:table-cell table:formula="of:=[.H121]" office:value-type="float" office:value="0" calcext:value-type="float">
            <text:p>0</text:p>
          </table:table-cell>
          <table:table-cell table:formula="of:=[.I121]" office:value-type="float" office:value="1" calcext:value-type="float">
            <text:p>1</text:p>
          </table:table-cell>
          <table:table-cell table:formula="of:=[.J121]" office:value-type="float" office:value="1" calcext:value-type="float">
            <text:p>1</text:p>
          </table:table-cell>
          <table:table-cell table:formula="of:=[.K121]" office:value-type="float" office:value="1" calcext:value-type="float">
            <text:p>1</text:p>
          </table:table-cell>
          <table:table-cell table:formula="of:=[.L121]" office:value-type="float" office:value="0" calcext:value-type="float">
            <text:p>0</text:p>
          </table:table-cell>
          <table:table-cell table:formula="of:=[.M121]" office:value-type="float" office:value="1" calcext:value-type="float">
            <text:p>1</text:p>
          </table:table-cell>
          <table:table-cell table:formula="of:=[.N121]" office:value-type="float" office:value="1" calcext:value-type="float">
            <text:p>1</text:p>
          </table:table-cell>
          <table:table-cell table:formula="of:=[.O121]" office:value-type="float" office:value="1" calcext:value-type="float">
            <text:p>1</text:p>
          </table:table-cell>
          <table:table-cell table:formula="of:=[.P121]" office:value-type="float" office:value="1" calcext:value-type="float">
            <text:p>1</text:p>
          </table:table-cell>
          <table:table-cell table:formula="of:=[.Q121]" office:value-type="float" office:value="1" calcext:value-type="float">
            <text:p>1</text:p>
          </table:table-cell>
          <table:table-cell table:formula="of:=[.R121]" office:value-type="float" office:value="0" calcext:value-type="float">
            <text:p>0</text:p>
          </table:table-cell>
          <table:table-cell table:formula="of:=[.S121]" office:value-type="float" office:value="0" calcext:value-type="float">
            <text:p>0</text:p>
          </table:table-cell>
          <table:table-cell table:formula="of:=[.T121]" office:value-type="float" office:value="1" calcext:value-type="float">
            <text:p>1</text:p>
          </table:table-cell>
          <table:table-cell table:formula="of:=[.U121]" office:value-type="float" office:value="1" calcext:value-type="float">
            <text:p>1</text:p>
          </table:table-cell>
          <table:table-cell table:formula="of:=[.V121]" office:value-type="float" office:value="0" calcext:value-type="float">
            <text:p>0</text:p>
          </table:table-cell>
          <table:table-cell table:formula="of:=[.W121]" office:value-type="float" office:value="0" calcext:value-type="float">
            <text:p>0</text:p>
          </table:table-cell>
          <table:table-cell table:formula="of:=[.X121]" office:value-type="float" office:value="0" calcext:value-type="float">
            <text:p>0</text:p>
          </table:table-cell>
          <table:table-cell table:style-name="ce7" table:formula="of:=[.A122]*2^[.A$1]+[.B122]*2^[.B$1]+[.C122]*2^[.C$1]+[.D122]*2^[.D$1]+[.E122]*2^[.E$1]+[.F122]*2^[.F$1]+[.G122]*2^[.G$1]+[.H122]*2^[.H$1]+[.I122]*2^[.I$1]+[.J122]*2^[.J$1]+[.K122]*2^[.K$1]+[.L122]*2^[.L$1]+[.M122]*2^[.M$1]+[.N122]*2^[.N$1]+[.O122]*2^[.O$1]+[.P122]*2^[.P$1]+[.Q122]*2^[.Q$1]+[.R122]*2^[.R$1]+[.S122]*2^[.S$1]+[.T122]*2^[.T$1]+[.U122]*2^[.U$1]+[.V122]*2^[.V$1]+[.W122]*2^[.W$1]+[.X122]*2^[.X$1]+[.Y122]*2^[.Y$1]" office:value-type="float" office:value="8449944" calcext:value-type="float">
            <text:p>8449944</text:p>
          </table:table-cell>
          <table:table-cell table:formula="of:=CONCATENATE(&quot;0b&quot;;[.A122];[.B122];[.C122];[.D122];[.E122];[.F122];[.G122];[.H122];[.I122];[.J122];[.K122];[.L122];[.M122];[.N122];[.O122];[.P122];[.Q122];[.R122];[.S122];[.T122];[.U122];[.V122];[.W122];[.X122];[.Y122])" office:value-type="string" office:string-value="0b0100000001110111110011000" calcext:value-type="string">
            <text:p>0b0100000001110111110011000</text:p>
          </table:table-cell>
          <table:table-cell/>
          <table:table-cell table:formula="of:=CONCATENATE([.AA122]; &quot; soit &quot;; [.Z122])" office:value-type="string" office:string-value="0b0100000001110111110011000 soit 8449944" calcext:value-type="string">
            <text:p>0b0100000001110111110011000 soit 8449944</text:p>
          </table:table-cell>
        </table:table-row>
        <table:table-row table:style-name="ro1">
          <table:table-cell table:formula="of:=XOR(XOR(XOR(XOR([.Y122];[.W122]);[.V122]);[.U122]);[.S122])" office:value-type="float" office:value="0" calcext:value-type="float">
            <text:p>0</text:p>
          </table:table-cell>
          <table:table-cell table:formula="of:=[.A122]" office:value-type="float" office:value="0" calcext:value-type="float">
            <text:p>0</text:p>
          </table:table-cell>
          <table:table-cell table:formula="of:=[.B122]" office:value-type="float" office:value="1" calcext:value-type="float">
            <text:p>1</text:p>
          </table:table-cell>
          <table:table-cell table:formula="of:=[.C122]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0" calcext:value-type="float">
            <text:p>0</text:p>
          </table:table-cell>
          <table:table-cell table:formula="of:=[.G122]" office:value-type="float" office:value="0" calcext:value-type="float">
            <text:p>0</text:p>
          </table:table-cell>
          <table:table-cell table:formula="of:=[.H122]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[.J122]" office:value-type="float" office:value="1" calcext:value-type="float">
            <text:p>1</text:p>
          </table:table-cell>
          <table:table-cell table:formula="of:=[.K122]" office:value-type="float" office:value="1" calcext:value-type="float">
            <text:p>1</text:p>
          </table:table-cell>
          <table:table-cell table:formula="of:=[.L122]" office:value-type="float" office:value="1" calcext:value-type="float">
            <text:p>1</text:p>
          </table:table-cell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1" calcext:value-type="float">
            <text:p>1</text:p>
          </table:table-cell>
          <table:table-cell table:formula="of:=[.O122]" office:value-type="float" office:value="1" calcext:value-type="float">
            <text:p>1</text:p>
          </table:table-cell>
          <table:table-cell table:formula="of:=[.P122]" office:value-type="float" office:value="1" calcext:value-type="float">
            <text:p>1</text:p>
          </table:table-cell>
          <table:table-cell table:formula="of:=[.Q122]" office:value-type="float" office:value="1" calcext:value-type="float">
            <text:p>1</text:p>
          </table:table-cell>
          <table:table-cell table:formula="of:=[.R122]" office:value-type="float" office:value="1" calcext:value-type="float">
            <text:p>1</text:p>
          </table:table-cell>
          <table:table-cell table:formula="of:=[.S122]" office:value-type="float" office:value="0" calcext:value-type="float">
            <text:p>0</text:p>
          </table:table-cell>
          <table:table-cell table:formula="of:=[.T122]" office:value-type="float" office:value="0" calcext:value-type="float">
            <text:p>0</text:p>
          </table:table-cell>
          <table:table-cell table:formula="of:=[.U122]" office:value-type="float" office:value="1" calcext:value-type="float">
            <text:p>1</text:p>
          </table:table-cell>
          <table:table-cell table:formula="of:=[.V122]" office:value-type="float" office:value="1" calcext:value-type="float">
            <text:p>1</text:p>
          </table:table-cell>
          <table:table-cell table:formula="of:=[.W122]" office:value-type="float" office:value="0" calcext:value-type="float">
            <text:p>0</text:p>
          </table:table-cell>
          <table:table-cell table:formula="of:=[.X122]" office:value-type="float" office:value="0" calcext:value-type="float">
            <text:p>0</text:p>
          </table:table-cell>
          <table:table-cell table:style-name="ce7" table:formula="of:=[.A123]*2^[.A$1]+[.B123]*2^[.B$1]+[.C123]*2^[.C$1]+[.D123]*2^[.D$1]+[.E123]*2^[.E$1]+[.F123]*2^[.F$1]+[.G123]*2^[.G$1]+[.H123]*2^[.H$1]+[.I123]*2^[.I$1]+[.J123]*2^[.J$1]+[.K123]*2^[.K$1]+[.L123]*2^[.L$1]+[.M123]*2^[.M$1]+[.N123]*2^[.N$1]+[.O123]*2^[.O$1]+[.P123]*2^[.P$1]+[.Q123]*2^[.Q$1]+[.R123]*2^[.R$1]+[.S123]*2^[.S$1]+[.T123]*2^[.T$1]+[.U123]*2^[.U$1]+[.V123]*2^[.V$1]+[.W123]*2^[.W$1]+[.X123]*2^[.X$1]+[.Y123]*2^[.Y$1]" office:value-type="float" office:value="4224972" calcext:value-type="float">
            <text:p>4224972</text:p>
          </table:table-cell>
          <table:table-cell table:formula="of:=CONCATENATE(&quot;0b&quot;;[.A123];[.B123];[.C123];[.D123];[.E123];[.F123];[.G123];[.H123];[.I123];[.J123];[.K123];[.L123];[.M123];[.N123];[.O123];[.P123];[.Q123];[.R123];[.S123];[.T123];[.U123];[.V123];[.W123];[.X123];[.Y123])" office:value-type="string" office:string-value="0b0010000000111011111001100" calcext:value-type="string">
            <text:p>0b0010000000111011111001100</text:p>
          </table:table-cell>
          <table:table-cell/>
          <table:table-cell table:formula="of:=CONCATENATE([.AA123]; &quot; soit &quot;; [.Z123])" office:value-type="string" office:string-value="0b0010000000111011111001100 soit 4224972" calcext:value-type="string">
            <text:p>0b0010000000111011111001100 soit 4224972</text:p>
          </table:table-cell>
        </table:table-row>
        <table:table-row table:style-name="ro1">
          <table:table-cell table:formula="of:=XOR(XOR(XOR(XOR([.Y123];[.W123]);[.V123]);[.U123]);[.S123])" office:value-type="float" office:value="1" calcext:value-type="float">
            <text:p>1</text:p>
          </table:table-cell>
          <table:table-cell table:formula="of:=[.A123]" office:value-type="float" office:value="0" calcext:value-type="float">
            <text:p>0</text:p>
          </table:table-cell>
          <table:table-cell table:formula="of:=[.B123]" office:value-type="float" office:value="0" calcext:value-type="float">
            <text:p>0</text:p>
          </table:table-cell>
          <table:table-cell table:formula="of:=[.C123]" office:value-type="float" office:value="1" calcext:value-type="float">
            <text:p>1</text:p>
          </table:table-cell>
          <table:table-cell table:formula="of:=[.D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0" calcext:value-type="float">
            <text:p>0</text:p>
          </table:table-cell>
          <table:table-cell table:formula="of:=[.G123]" office:value-type="float" office:value="0" calcext:value-type="float">
            <text:p>0</text:p>
          </table:table-cell>
          <table:table-cell table:formula="of:=[.H123]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[.J123]" office:value-type="float" office:value="0" calcext:value-type="float">
            <text:p>0</text:p>
          </table:table-cell>
          <table:table-cell table:formula="of:=[.K123]" office:value-type="float" office:value="1" calcext:value-type="float">
            <text:p>1</text:p>
          </table:table-cell>
          <table:table-cell table:formula="of:=[.L123]" office:value-type="float" office:value="1" calcext:value-type="float">
            <text:p>1</text:p>
          </table:table-cell>
          <table:table-cell table:formula="of:=[.M123]" office:value-type="float" office:value="1" calcext:value-type="float">
            <text:p>1</text:p>
          </table:table-cell>
          <table:table-cell table:formula="of:=[.N123]" office:value-type="float" office:value="0" calcext:value-type="float">
            <text:p>0</text:p>
          </table:table-cell>
          <table:table-cell table:formula="of:=[.O123]" office:value-type="float" office:value="1" calcext:value-type="float">
            <text:p>1</text:p>
          </table:table-cell>
          <table:table-cell table:formula="of:=[.P123]" office:value-type="float" office:value="1" calcext:value-type="float">
            <text:p>1</text:p>
          </table:table-cell>
          <table:table-cell table:formula="of:=[.Q123]" office:value-type="float" office:value="1" calcext:value-type="float">
            <text:p>1</text:p>
          </table:table-cell>
          <table:table-cell table:formula="of:=[.R123]" office:value-type="float" office:value="1" calcext:value-type="float">
            <text:p>1</text:p>
          </table:table-cell>
          <table:table-cell table:formula="of:=[.S123]" office:value-type="float" office:value="1" calcext:value-type="float">
            <text:p>1</text:p>
          </table:table-cell>
          <table:table-cell table:formula="of:=[.T123]" office:value-type="float" office:value="0" calcext:value-type="float">
            <text:p>0</text:p>
          </table:table-cell>
          <table:table-cell table:formula="of:=[.U123]" office:value-type="float" office:value="0" calcext:value-type="float">
            <text:p>0</text:p>
          </table:table-cell>
          <table:table-cell table:formula="of:=[.V123]" office:value-type="float" office:value="1" calcext:value-type="float">
            <text:p>1</text:p>
          </table:table-cell>
          <table:table-cell table:formula="of:=[.W123]" office:value-type="float" office:value="1" calcext:value-type="float">
            <text:p>1</text:p>
          </table:table-cell>
          <table:table-cell table:formula="of:=[.X123]" office:value-type="float" office:value="0" calcext:value-type="float">
            <text:p>0</text:p>
          </table:table-cell>
          <table:table-cell table:style-name="ce7" table:formula="of:=[.A124]*2^[.A$1]+[.B124]*2^[.B$1]+[.C124]*2^[.C$1]+[.D124]*2^[.D$1]+[.E124]*2^[.E$1]+[.F124]*2^[.F$1]+[.G124]*2^[.G$1]+[.H124]*2^[.H$1]+[.I124]*2^[.I$1]+[.J124]*2^[.J$1]+[.K124]*2^[.K$1]+[.L124]*2^[.L$1]+[.M124]*2^[.M$1]+[.N124]*2^[.N$1]+[.O124]*2^[.O$1]+[.P124]*2^[.P$1]+[.Q124]*2^[.Q$1]+[.R124]*2^[.R$1]+[.S124]*2^[.S$1]+[.T124]*2^[.T$1]+[.U124]*2^[.U$1]+[.V124]*2^[.V$1]+[.W124]*2^[.W$1]+[.X124]*2^[.X$1]+[.Y124]*2^[.Y$1]" office:value-type="float" office:value="18889702" calcext:value-type="float">
            <text:p>18889702</text:p>
          </table:table-cell>
          <table:table-cell table:formula="of:=CONCATENATE(&quot;0b&quot;;[.A124];[.B124];[.C124];[.D124];[.E124];[.F124];[.G124];[.H124];[.I124];[.J124];[.K124];[.L124];[.M124];[.N124];[.O124];[.P124];[.Q124];[.R124];[.S124];[.T124];[.U124];[.V124];[.W124];[.X124];[.Y124])" office:value-type="string" office:string-value="0b1001000000011101111100110" calcext:value-type="string">
            <text:p>0b1001000000011101111100110</text:p>
          </table:table-cell>
          <table:table-cell/>
          <table:table-cell table:formula="of:=CONCATENATE([.AA124]; &quot; soit &quot;; [.Z124])" office:value-type="string" office:string-value="0b1001000000011101111100110 soit 18889702" calcext:value-type="string">
            <text:p>0b1001000000011101111100110 soit 18889702</text:p>
          </table:table-cell>
        </table:table-row>
        <table:table-row table:style-name="ro1">
          <table:table-cell table:formula="of:=XOR(XOR(XOR(XOR([.Y124];[.W124]);[.V124]);[.U124]);[.S124])" office:value-type="float" office:value="0" calcext:value-type="float">
            <text:p>0</text:p>
          </table:table-cell>
          <table:table-cell table:formula="of:=[.A124]" office:value-type="float" office:value="1" calcext:value-type="float">
            <text:p>1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" office:value-type="float" office:value="0" calcext:value-type="float">
            <text:p>0</text:p>
          </table:table-cell>
          <table:table-cell table:formula="of:=[.D124]" office:value-type="float" office:value="1" calcext:value-type="float">
            <text:p>1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0" calcext:value-type="float">
            <text:p>0</text:p>
          </table:table-cell>
          <table:table-cell table:formula="of:=[.G124]" office:value-type="float" office:value="0" calcext:value-type="float">
            <text:p>0</text:p>
          </table:table-cell>
          <table:table-cell table:formula="of:=[.H124]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[.K124]" office:value-type="float" office:value="0" calcext:value-type="float">
            <text:p>0</text:p>
          </table:table-cell>
          <table:table-cell table:formula="of:=[.L124]" office:value-type="float" office:value="1" calcext:value-type="float">
            <text:p>1</text:p>
          </table:table-cell>
          <table:table-cell table:formula="of:=[.M124]" office:value-type="float" office:value="1" calcext:value-type="float">
            <text:p>1</text:p>
          </table:table-cell>
          <table:table-cell table:formula="of:=[.N124]" office:value-type="float" office:value="1" calcext:value-type="float">
            <text:p>1</text:p>
          </table:table-cell>
          <table:table-cell table:formula="of:=[.O124]" office:value-type="float" office:value="0" calcext:value-type="float">
            <text:p>0</text:p>
          </table:table-cell>
          <table:table-cell table:formula="of:=[.P124]" office:value-type="float" office:value="1" calcext:value-type="float">
            <text:p>1</text:p>
          </table:table-cell>
          <table:table-cell table:formula="of:=[.Q124]" office:value-type="float" office:value="1" calcext:value-type="float">
            <text:p>1</text:p>
          </table:table-cell>
          <table:table-cell table:formula="of:=[.R124]" office:value-type="float" office:value="1" calcext:value-type="float">
            <text:p>1</text:p>
          </table:table-cell>
          <table:table-cell table:formula="of:=[.S124]" office:value-type="float" office:value="1" calcext:value-type="float">
            <text:p>1</text:p>
          </table:table-cell>
          <table:table-cell table:formula="of:=[.T124]" office:value-type="float" office:value="1" calcext:value-type="float">
            <text:p>1</text:p>
          </table:table-cell>
          <table:table-cell table:formula="of:=[.U124]" office:value-type="float" office:value="0" calcext:value-type="float">
            <text:p>0</text:p>
          </table:table-cell>
          <table:table-cell table:formula="of:=[.V124]" office:value-type="float" office:value="0" calcext:value-type="float">
            <text:p>0</text:p>
          </table:table-cell>
          <table:table-cell table:formula="of:=[.W124]" office:value-type="float" office:value="1" calcext:value-type="float">
            <text:p>1</text:p>
          </table:table-cell>
          <table:table-cell table:formula="of:=[.X124]" office:value-type="float" office:value="1" calcext:value-type="float">
            <text:p>1</text:p>
          </table:table-cell>
          <table:table-cell table:style-name="ce7" table:formula="of:=[.A125]*2^[.A$1]+[.B125]*2^[.B$1]+[.C125]*2^[.C$1]+[.D125]*2^[.D$1]+[.E125]*2^[.E$1]+[.F125]*2^[.F$1]+[.G125]*2^[.G$1]+[.H125]*2^[.H$1]+[.I125]*2^[.I$1]+[.J125]*2^[.J$1]+[.K125]*2^[.K$1]+[.L125]*2^[.L$1]+[.M125]*2^[.M$1]+[.N125]*2^[.N$1]+[.O125]*2^[.O$1]+[.P125]*2^[.P$1]+[.Q125]*2^[.Q$1]+[.R125]*2^[.R$1]+[.S125]*2^[.S$1]+[.T125]*2^[.T$1]+[.U125]*2^[.U$1]+[.V125]*2^[.V$1]+[.W125]*2^[.W$1]+[.X125]*2^[.X$1]+[.Y125]*2^[.Y$1]" office:value-type="float" office:value="9444851" calcext:value-type="float">
            <text:p>9444851</text:p>
          </table:table-cell>
          <table:table-cell table:formula="of:=CONCATENATE(&quot;0b&quot;;[.A125];[.B125];[.C125];[.D125];[.E125];[.F125];[.G125];[.H125];[.I125];[.J125];[.K125];[.L125];[.M125];[.N125];[.O125];[.P125];[.Q125];[.R125];[.S125];[.T125];[.U125];[.V125];[.W125];[.X125];[.Y125])" office:value-type="string" office:string-value="0b0100100000001110111110011" calcext:value-type="string">
            <text:p>0b0100100000001110111110011</text:p>
          </table:table-cell>
          <table:table-cell/>
          <table:table-cell table:formula="of:=CONCATENATE([.AA125]; &quot; soit &quot;; [.Z125])" office:value-type="string" office:string-value="0b0100100000001110111110011 soit 9444851" calcext:value-type="string">
            <text:p>0b0100100000001110111110011 soit 9444851</text:p>
          </table:table-cell>
        </table:table-row>
        <table:table-row table:style-name="ro1">
          <table:table-cell table:formula="of:=XOR(XOR(XOR(XOR([.Y125];[.W125]);[.V125]);[.U125]);[.S125])" office:value-type="float" office:value="1" calcext:value-type="float">
            <text:p>1</text:p>
          </table:table-cell>
          <table:table-cell table:formula="of:=[.A125]" office:value-type="float" office:value="0" calcext:value-type="float">
            <text:p>0</text:p>
          </table:table-cell>
          <table:table-cell table:formula="of:=[.B125]" office:value-type="float" office:value="1" calcext:value-type="float">
            <text:p>1</text:p>
          </table:table-cell>
          <table:table-cell table:formula="of:=[.C125]" office:value-type="float" office:value="0" calcext:value-type="float">
            <text:p>0</text:p>
          </table:table-cell>
          <table:table-cell table:formula="of:=[.D125]" office:value-type="float" office:value="0" calcext:value-type="float">
            <text:p>0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0" calcext:value-type="float">
            <text:p>0</text:p>
          </table:table-cell>
          <table:table-cell table:formula="of:=[.G125]" office:value-type="float" office:value="0" calcext:value-type="float">
            <text:p>0</text:p>
          </table:table-cell>
          <table:table-cell table:formula="of:=[.H125]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[.K125]" office:value-type="float" office:value="0" calcext:value-type="float">
            <text:p>0</text:p>
          </table:table-cell>
          <table:table-cell table:formula="of:=[.L125]" office:value-type="float" office:value="0" calcext:value-type="float">
            <text:p>0</text:p>
          </table:table-cell>
          <table:table-cell table:formula="of:=[.M125]" office:value-type="float" office:value="1" calcext:value-type="float">
            <text:p>1</text:p>
          </table:table-cell>
          <table:table-cell table:formula="of:=[.N125]" office:value-type="float" office:value="1" calcext:value-type="float">
            <text:p>1</text:p>
          </table:table-cell>
          <table:table-cell table:formula="of:=[.O125]" office:value-type="float" office:value="1" calcext:value-type="float">
            <text:p>1</text:p>
          </table:table-cell>
          <table:table-cell table:formula="of:=[.P125]" office:value-type="float" office:value="0" calcext:value-type="float">
            <text:p>0</text:p>
          </table:table-cell>
          <table:table-cell table:formula="of:=[.Q125]" office:value-type="float" office:value="1" calcext:value-type="float">
            <text:p>1</text:p>
          </table:table-cell>
          <table:table-cell table:formula="of:=[.R125]" office:value-type="float" office:value="1" calcext:value-type="float">
            <text:p>1</text:p>
          </table:table-cell>
          <table:table-cell table:formula="of:=[.S125]" office:value-type="float" office:value="1" calcext:value-type="float">
            <text:p>1</text:p>
          </table:table-cell>
          <table:table-cell table:formula="of:=[.T125]" office:value-type="float" office:value="1" calcext:value-type="float">
            <text:p>1</text:p>
          </table:table-cell>
          <table:table-cell table:formula="of:=[.U125]" office:value-type="float" office:value="1" calcext:value-type="float">
            <text:p>1</text:p>
          </table:table-cell>
          <table:table-cell table:formula="of:=[.V125]" office:value-type="float" office:value="0" calcext:value-type="float">
            <text:p>0</text:p>
          </table:table-cell>
          <table:table-cell table:formula="of:=[.W125]" office:value-type="float" office:value="0" calcext:value-type="float">
            <text:p>0</text:p>
          </table:table-cell>
          <table:table-cell table:formula="of:=[.X125]" office:value-type="float" office:value="1" calcext:value-type="float">
            <text:p>1</text:p>
          </table:table-cell>
          <table:table-cell table:style-name="ce7" table:formula="of:=[.A126]*2^[.A$1]+[.B126]*2^[.B$1]+[.C126]*2^[.C$1]+[.D126]*2^[.D$1]+[.E126]*2^[.E$1]+[.F126]*2^[.F$1]+[.G126]*2^[.G$1]+[.H126]*2^[.H$1]+[.I126]*2^[.I$1]+[.J126]*2^[.J$1]+[.K126]*2^[.K$1]+[.L126]*2^[.L$1]+[.M126]*2^[.M$1]+[.N126]*2^[.N$1]+[.O126]*2^[.O$1]+[.P126]*2^[.P$1]+[.Q126]*2^[.Q$1]+[.R126]*2^[.R$1]+[.S126]*2^[.S$1]+[.T126]*2^[.T$1]+[.U126]*2^[.U$1]+[.V126]*2^[.V$1]+[.W126]*2^[.W$1]+[.X126]*2^[.X$1]+[.Y126]*2^[.Y$1]" office:value-type="float" office:value="21499641" calcext:value-type="float">
            <text:p>21499641</text:p>
          </table:table-cell>
          <table:table-cell table:formula="of:=CONCATENATE(&quot;0b&quot;;[.A126];[.B126];[.C126];[.D126];[.E126];[.F126];[.G126];[.H126];[.I126];[.J126];[.K126];[.L126];[.M126];[.N126];[.O126];[.P126];[.Q126];[.R126];[.S126];[.T126];[.U126];[.V126];[.W126];[.X126];[.Y126])" office:value-type="string" office:string-value="0b1010010000000111011111001" calcext:value-type="string">
            <text:p>0b1010010000000111011111001</text:p>
          </table:table-cell>
          <table:table-cell/>
          <table:table-cell table:formula="of:=CONCATENATE([.AA126]; &quot; soit &quot;; [.Z126])" office:value-type="string" office:string-value="0b1010010000000111011111001 soit 21499641" calcext:value-type="string">
            <text:p>0b1010010000000111011111001 soit 21499641</text:p>
          </table:table-cell>
        </table:table-row>
        <table:table-row table:style-name="ro1">
          <table:table-cell table:formula="of:=XOR(XOR(XOR(XOR([.Y126];[.W126]);[.V126]);[.U126]);[.S126])" office:value-type="float" office:value="0" calcext:value-type="float">
            <text:p>0</text:p>
          </table:table-cell>
          <table:table-cell table:formula="of:=[.A126]" office:value-type="float" office:value="1" calcext:value-type="float">
            <text:p>1</text:p>
          </table:table-cell>
          <table:table-cell table:formula="of:=[.B126]" office:value-type="float" office:value="0" calcext:value-type="float">
            <text:p>0</text:p>
          </table:table-cell>
          <table:table-cell table:formula="of:=[.C126]" office:value-type="float" office:value="1" calcext:value-type="float">
            <text:p>1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" office:value-type="float" office:value="0" calcext:value-type="float">
            <text:p>0</text:p>
          </table:table-cell>
          <table:table-cell table:formula="of:=[.H126]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[.K126]" office:value-type="float" office:value="0" calcext:value-type="float">
            <text:p>0</text:p>
          </table:table-cell>
          <table:table-cell table:formula="of:=[.L126]" office:value-type="float" office:value="0" calcext:value-type="float">
            <text:p>0</text:p>
          </table:table-cell>
          <table:table-cell table:formula="of:=[.M126]" office:value-type="float" office:value="0" calcext:value-type="float">
            <text:p>0</text:p>
          </table:table-cell>
          <table:table-cell table:formula="of:=[.N126]" office:value-type="float" office:value="1" calcext:value-type="float">
            <text:p>1</text:p>
          </table:table-cell>
          <table:table-cell table:formula="of:=[.O126]" office:value-type="float" office:value="1" calcext:value-type="float">
            <text:p>1</text:p>
          </table:table-cell>
          <table:table-cell table:formula="of:=[.P126]" office:value-type="float" office:value="1" calcext:value-type="float">
            <text:p>1</text:p>
          </table:table-cell>
          <table:table-cell table:formula="of:=[.Q126]" office:value-type="float" office:value="0" calcext:value-type="float">
            <text:p>0</text:p>
          </table:table-cell>
          <table:table-cell table:formula="of:=[.R126]" office:value-type="float" office:value="1" calcext:value-type="float">
            <text:p>1</text:p>
          </table:table-cell>
          <table:table-cell table:formula="of:=[.S126]" office:value-type="float" office:value="1" calcext:value-type="float">
            <text:p>1</text:p>
          </table:table-cell>
          <table:table-cell table:formula="of:=[.T126]" office:value-type="float" office:value="1" calcext:value-type="float">
            <text:p>1</text:p>
          </table:table-cell>
          <table:table-cell table:formula="of:=[.U126]" office:value-type="float" office:value="1" calcext:value-type="float">
            <text:p>1</text:p>
          </table:table-cell>
          <table:table-cell table:formula="of:=[.V126]" office:value-type="float" office:value="1" calcext:value-type="float">
            <text:p>1</text:p>
          </table:table-cell>
          <table:table-cell table:formula="of:=[.W126]" office:value-type="float" office:value="0" calcext:value-type="float">
            <text:p>0</text:p>
          </table:table-cell>
          <table:table-cell table:formula="of:=[.X126]" office:value-type="float" office:value="0" calcext:value-type="float">
            <text:p>0</text:p>
          </table:table-cell>
          <table:table-cell table:style-name="ce7" table:formula="of:=[.A127]*2^[.A$1]+[.B127]*2^[.B$1]+[.C127]*2^[.C$1]+[.D127]*2^[.D$1]+[.E127]*2^[.E$1]+[.F127]*2^[.F$1]+[.G127]*2^[.G$1]+[.H127]*2^[.H$1]+[.I127]*2^[.I$1]+[.J127]*2^[.J$1]+[.K127]*2^[.K$1]+[.L127]*2^[.L$1]+[.M127]*2^[.M$1]+[.N127]*2^[.N$1]+[.O127]*2^[.O$1]+[.P127]*2^[.P$1]+[.Q127]*2^[.Q$1]+[.R127]*2^[.R$1]+[.S127]*2^[.S$1]+[.T127]*2^[.T$1]+[.U127]*2^[.U$1]+[.V127]*2^[.V$1]+[.W127]*2^[.W$1]+[.X127]*2^[.X$1]+[.Y127]*2^[.Y$1]" office:value-type="float" office:value="10749820" calcext:value-type="float">
            <text:p>10749820</text:p>
          </table:table-cell>
          <table:table-cell table:formula="of:=CONCATENATE(&quot;0b&quot;;[.A127];[.B127];[.C127];[.D127];[.E127];[.F127];[.G127];[.H127];[.I127];[.J127];[.K127];[.L127];[.M127];[.N127];[.O127];[.P127];[.Q127];[.R127];[.S127];[.T127];[.U127];[.V127];[.W127];[.X127];[.Y127])" office:value-type="string" office:string-value="0b0101001000000011101111100" calcext:value-type="string">
            <text:p>0b0101001000000011101111100</text:p>
          </table:table-cell>
          <table:table-cell/>
          <table:table-cell table:formula="of:=CONCATENATE([.AA127]; &quot; soit &quot;; [.Z127])" office:value-type="string" office:string-value="0b0101001000000011101111100 soit 10749820" calcext:value-type="string">
            <text:p>0b0101001000000011101111100 soit 10749820</text:p>
          </table:table-cell>
        </table:table-row>
        <table:table-row table:style-name="ro1">
          <table:table-cell table:formula="of:=XOR(XOR(XOR(XOR([.Y127];[.W127]);[.V127]);[.U127]);[.S127])" office:value-type="float" office:value="0" calcext:value-type="float">
            <text:p>0</text:p>
          </table:table-cell>
          <table:table-cell table:formula="of:=[.A127]" office:value-type="float" office:value="0" calcext:value-type="float">
            <text:p>0</text:p>
          </table:table-cell>
          <table:table-cell table:formula="of:=[.B127]" office:value-type="float" office:value="1" calcext:value-type="float">
            <text:p>1</text:p>
          </table:table-cell>
          <table:table-cell table:formula="of:=[.C127]" office:value-type="float" office:value="0" calcext:value-type="float">
            <text:p>0</text:p>
          </table:table-cell>
          <table:table-cell table:formula="of:=[.D127]" office:value-type="float" office:value="1" calcext:value-type="float">
            <text:p>1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0" calcext:value-type="float">
            <text:p>0</text:p>
          </table:table-cell>
          <table:table-cell table:formula="of:=[.G127]" office:value-type="float" office:value="1" calcext:value-type="float">
            <text:p>1</text:p>
          </table:table-cell>
          <table:table-cell table:formula="of:=[.H127]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[.J127]" office:value-type="float" office:value="0" calcext:value-type="float">
            <text:p>0</text:p>
          </table:table-cell>
          <table:table-cell table:formula="of:=[.K127]" office:value-type="float" office:value="0" calcext:value-type="float">
            <text:p>0</text:p>
          </table:table-cell>
          <table:table-cell table:formula="of:=[.L127]" office:value-type="float" office:value="0" calcext:value-type="float">
            <text:p>0</text:p>
          </table:table-cell>
          <table:table-cell table:formula="of:=[.M127]" office:value-type="float" office:value="0" calcext:value-type="float">
            <text:p>0</text:p>
          </table:table-cell>
          <table:table-cell table:formula="of:=[.N127]" office:value-type="float" office:value="0" calcext:value-type="float">
            <text:p>0</text:p>
          </table:table-cell>
          <table:table-cell table:formula="of:=[.O127]" office:value-type="float" office:value="1" calcext:value-type="float">
            <text:p>1</text:p>
          </table:table-cell>
          <table:table-cell table:formula="of:=[.P127]" office:value-type="float" office:value="1" calcext:value-type="float">
            <text:p>1</text:p>
          </table:table-cell>
          <table:table-cell table:formula="of:=[.Q127]" office:value-type="float" office:value="1" calcext:value-type="float">
            <text:p>1</text:p>
          </table:table-cell>
          <table:table-cell table:formula="of:=[.R127]" office:value-type="float" office:value="0" calcext:value-type="float">
            <text:p>0</text:p>
          </table:table-cell>
          <table:table-cell table:formula="of:=[.S127]" office:value-type="float" office:value="1" calcext:value-type="float">
            <text:p>1</text:p>
          </table:table-cell>
          <table:table-cell table:formula="of:=[.T127]" office:value-type="float" office:value="1" calcext:value-type="float">
            <text:p>1</text:p>
          </table:table-cell>
          <table:table-cell table:formula="of:=[.U127]" office:value-type="float" office:value="1" calcext:value-type="float">
            <text:p>1</text:p>
          </table:table-cell>
          <table:table-cell table:formula="of:=[.V127]" office:value-type="float" office:value="1" calcext:value-type="float">
            <text:p>1</text:p>
          </table:table-cell>
          <table:table-cell table:formula="of:=[.W127]" office:value-type="float" office:value="1" calcext:value-type="float">
            <text:p>1</text:p>
          </table:table-cell>
          <table:table-cell table:formula="of:=[.X127]" office:value-type="float" office:value="0" calcext:value-type="float">
            <text:p>0</text:p>
          </table:table-cell>
          <table:table-cell table:style-name="ce7" table:formula="of:=[.A128]*2^[.A$1]+[.B128]*2^[.B$1]+[.C128]*2^[.C$1]+[.D128]*2^[.D$1]+[.E128]*2^[.E$1]+[.F128]*2^[.F$1]+[.G128]*2^[.G$1]+[.H128]*2^[.H$1]+[.I128]*2^[.I$1]+[.J128]*2^[.J$1]+[.K128]*2^[.K$1]+[.L128]*2^[.L$1]+[.M128]*2^[.M$1]+[.N128]*2^[.N$1]+[.O128]*2^[.O$1]+[.P128]*2^[.P$1]+[.Q128]*2^[.Q$1]+[.R128]*2^[.R$1]+[.S128]*2^[.S$1]+[.T128]*2^[.T$1]+[.U128]*2^[.U$1]+[.V128]*2^[.V$1]+[.W128]*2^[.W$1]+[.X128]*2^[.X$1]+[.Y128]*2^[.Y$1]" office:value-type="float" office:value="5374910" calcext:value-type="float">
            <text:p>5374910</text:p>
          </table:table-cell>
          <table:table-cell table:formula="of:=CONCATENATE(&quot;0b&quot;;[.A128];[.B128];[.C128];[.D128];[.E128];[.F128];[.G128];[.H128];[.I128];[.J128];[.K128];[.L128];[.M128];[.N128];[.O128];[.P128];[.Q128];[.R128];[.S128];[.T128];[.U128];[.V128];[.W128];[.X128];[.Y128])" office:value-type="string" office:string-value="0b0010100100000001110111110" calcext:value-type="string">
            <text:p>0b0010100100000001110111110</text:p>
          </table:table-cell>
          <table:table-cell/>
          <table:table-cell table:formula="of:=CONCATENATE([.AA128]; &quot; soit &quot;; [.Z128])" office:value-type="string" office:string-value="0b0010100100000001110111110 soit 5374910" calcext:value-type="string">
            <text:p>0b0010100100000001110111110 soit 5374910</text:p>
          </table:table-cell>
        </table:table-row>
        <table:table-row table:style-name="ro1">
          <table:table-cell table:formula="of:=XOR(XOR(XOR(XOR([.Y128];[.W128]);[.V128]);[.U128]);[.S128])" office:value-type="float" office:value="1" calcext:value-type="float">
            <text:p>1</text:p>
          </table:table-cell>
          <table:table-cell table:formula="of:=[.A128]"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  <table:table-cell table:formula="of:=[.C128]" office:value-type="float" office:value="1" calcext:value-type="float">
            <text:p>1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1" calcext:value-type="float">
            <text:p>1</text:p>
          </table:table-cell>
          <table:table-cell table:formula="of:=[.F128]" office:value-type="float" office:value="0" calcext:value-type="float">
            <text:p>0</text:p>
          </table:table-cell>
          <table:table-cell table:formula="of:=[.G128]" office:value-type="float" office:value="0" calcext:value-type="float">
            <text:p>0</text:p>
          </table:table-cell>
          <table:table-cell table:formula="of:=[.H128]" office:value-type="float" office:value="1" calcext:value-type="float">
            <text:p>1</text:p>
          </table:table-cell>
          <table:table-cell table:formula="of:=[.I128]" office:value-type="float" office:value="0" calcext:value-type="float">
            <text:p>0</text:p>
          </table:table-cell>
          <table:table-cell table:formula="of:=[.J128]" office:value-type="float" office:value="0" calcext:value-type="float">
            <text:p>0</text:p>
          </table:table-cell>
          <table:table-cell table:formula="of:=[.K128]" office:value-type="float" office:value="0" calcext:value-type="float">
            <text:p>0</text:p>
          </table:table-cell>
          <table:table-cell table:formula="of:=[.L128]" office:value-type="float" office:value="0" calcext:value-type="float">
            <text:p>0</text:p>
          </table:table-cell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0" calcext:value-type="float">
            <text:p>0</text:p>
          </table:table-cell>
          <table:table-cell table:formula="of:=[.O128]" office:value-type="float" office:value="0" calcext:value-type="float">
            <text:p>0</text:p>
          </table:table-cell>
          <table:table-cell table:formula="of:=[.P128]" office:value-type="float" office:value="1" calcext:value-type="float">
            <text:p>1</text:p>
          </table:table-cell>
          <table:table-cell table:formula="of:=[.Q128]" office:value-type="float" office:value="1" calcext:value-type="float">
            <text:p>1</text:p>
          </table:table-cell>
          <table:table-cell table:formula="of:=[.R128]" office:value-type="float" office:value="1" calcext:value-type="float">
            <text:p>1</text:p>
          </table:table-cell>
          <table:table-cell table:formula="of:=[.S128]" office:value-type="float" office:value="0" calcext:value-type="float">
            <text:p>0</text:p>
          </table:table-cell>
          <table:table-cell table:formula="of:=[.T128]" office:value-type="float" office:value="1" calcext:value-type="float">
            <text:p>1</text:p>
          </table:table-cell>
          <table:table-cell table:formula="of:=[.U128]" office:value-type="float" office:value="1" calcext:value-type="float">
            <text:p>1</text:p>
          </table:table-cell>
          <table:table-cell table:formula="of:=[.V128]" office:value-type="float" office:value="1" calcext:value-type="float">
            <text:p>1</text:p>
          </table:table-cell>
          <table:table-cell table:formula="of:=[.W128]" office:value-type="float" office:value="1" calcext:value-type="float">
            <text:p>1</text:p>
          </table:table-cell>
          <table:table-cell table:formula="of:=[.X128]" office:value-type="float" office:value="1" calcext:value-type="float">
            <text:p>1</text:p>
          </table:table-cell>
          <table:table-cell table:style-name="ce7" table:formula="of:=[.A129]*2^[.A$1]+[.B129]*2^[.B$1]+[.C129]*2^[.C$1]+[.D129]*2^[.D$1]+[.E129]*2^[.E$1]+[.F129]*2^[.F$1]+[.G129]*2^[.G$1]+[.H129]*2^[.H$1]+[.I129]*2^[.I$1]+[.J129]*2^[.J$1]+[.K129]*2^[.K$1]+[.L129]*2^[.L$1]+[.M129]*2^[.M$1]+[.N129]*2^[.N$1]+[.O129]*2^[.O$1]+[.P129]*2^[.P$1]+[.Q129]*2^[.Q$1]+[.R129]*2^[.R$1]+[.S129]*2^[.S$1]+[.T129]*2^[.T$1]+[.U129]*2^[.U$1]+[.V129]*2^[.V$1]+[.W129]*2^[.W$1]+[.X129]*2^[.X$1]+[.Y129]*2^[.Y$1]" office:value-type="float" office:value="19464671" calcext:value-type="float">
            <text:p>19464671</text:p>
          </table:table-cell>
          <table:table-cell table:formula="of:=CONCATENATE(&quot;0b&quot;;[.A129];[.B129];[.C129];[.D129];[.E129];[.F129];[.G129];[.H129];[.I129];[.J129];[.K129];[.L129];[.M129];[.N129];[.O129];[.P129];[.Q129];[.R129];[.S129];[.T129];[.U129];[.V129];[.W129];[.X129];[.Y129])" office:value-type="string" office:string-value="0b1001010010000000111011111" calcext:value-type="string">
            <text:p>0b1001010010000000111011111</text:p>
          </table:table-cell>
          <table:table-cell/>
          <table:table-cell table:formula="of:=CONCATENATE([.AA129]; &quot; soit &quot;; [.Z129])" office:value-type="string" office:string-value="0b1001010010000000111011111 soit 19464671" calcext:value-type="string">
            <text:p>0b1001010010000000111011111 soit 19464671</text:p>
          </table:table-cell>
        </table:table-row>
        <table:table-row table:style-name="ro1">
          <table:table-cell table:formula="of:=XOR(XOR(XOR(XOR([.Y129];[.W129]);[.V129]);[.U129]);[.S129])" office:value-type="float" office:value="1" calcext:value-type="float">
            <text:p>1</text:p>
          </table:table-cell>
          <table:table-cell table:formula="of:=[.A129]" office:value-type="float" office:value="1" calcext:value-type="float">
            <text:p>1</text:p>
          </table:table-cell>
          <table:table-cell table:formula="of:=[.B129]" office:value-type="float" office:value="0" calcext:value-type="float">
            <text:p>0</text:p>
          </table:table-cell>
          <table:table-cell table:formula="of:=[.C129]" office:value-type="float" office:value="0" calcext:value-type="float">
            <text:p>0</text:p>
          </table:table-cell>
          <table:table-cell table:formula="of:=[.D129]" office:value-type="float" office:value="1" calcext:value-type="float">
            <text:p>1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1" calcext:value-type="float">
            <text:p>1</text:p>
          </table:table-cell>
          <table:table-cell table:formula="of:=[.G129]" office:value-type="float" office:value="0" calcext:value-type="float">
            <text:p>0</text:p>
          </table:table-cell>
          <table:table-cell table:formula="of:=[.H129]" office:value-type="float" office:value="0" calcext:value-type="float">
            <text:p>0</text:p>
          </table:table-cell>
          <table:table-cell table:formula="of:=[.I129]" office:value-type="float" office:value="1" calcext:value-type="float">
            <text:p>1</text:p>
          </table:table-cell>
          <table:table-cell table:formula="of:=[.J129]" office:value-type="float" office:value="0" calcext:value-type="float">
            <text:p>0</text:p>
          </table:table-cell>
          <table:table-cell table:formula="of:=[.K129]" office:value-type="float" office:value="0" calcext:value-type="float">
            <text:p>0</text:p>
          </table:table-cell>
          <table:table-cell table:formula="of:=[.L129]" office:value-type="float" office:value="0" calcext:value-type="float">
            <text:p>0</text:p>
          </table:table-cell>
          <table:table-cell table:formula="of:=[.M129]" office:value-type="float" office:value="0" calcext:value-type="float">
            <text:p>0</text:p>
          </table:table-cell>
          <table:table-cell table:formula="of:=[.N129]" office:value-type="float" office:value="0" calcext:value-type="float">
            <text:p>0</text:p>
          </table:table-cell>
          <table:table-cell table:formula="of:=[.O129]" office:value-type="float" office:value="0" calcext:value-type="float">
            <text:p>0</text:p>
          </table:table-cell>
          <table:table-cell table:formula="of:=[.P129]" office:value-type="float" office:value="0" calcext:value-type="float">
            <text:p>0</text:p>
          </table:table-cell>
          <table:table-cell table:formula="of:=[.Q129]" office:value-type="float" office:value="1" calcext:value-type="float">
            <text:p>1</text:p>
          </table:table-cell>
          <table:table-cell table:formula="of:=[.R129]" office:value-type="float" office:value="1" calcext:value-type="float">
            <text:p>1</text:p>
          </table:table-cell>
          <table:table-cell table:formula="of:=[.S129]" office:value-type="float" office:value="1" calcext:value-type="float">
            <text:p>1</text:p>
          </table:table-cell>
          <table:table-cell table:formula="of:=[.T129]" office:value-type="float" office:value="0" calcext:value-type="float">
            <text:p>0</text:p>
          </table:table-cell>
          <table:table-cell table:formula="of:=[.U129]" office:value-type="float" office:value="1" calcext:value-type="float">
            <text:p>1</text:p>
          </table:table-cell>
          <table:table-cell table:formula="of:=[.V129]" office:value-type="float" office:value="1" calcext:value-type="float">
            <text:p>1</text:p>
          </table:table-cell>
          <table:table-cell table:formula="of:=[.W129]" office:value-type="float" office:value="1" calcext:value-type="float">
            <text:p>1</text:p>
          </table:table-cell>
          <table:table-cell table:formula="of:=[.X129]" office:value-type="float" office:value="1" calcext:value-type="float">
            <text:p>1</text:p>
          </table:table-cell>
          <table:table-cell table:style-name="ce7" table:formula="of:=[.A130]*2^[.A$1]+[.B130]*2^[.B$1]+[.C130]*2^[.C$1]+[.D130]*2^[.D$1]+[.E130]*2^[.E$1]+[.F130]*2^[.F$1]+[.G130]*2^[.G$1]+[.H130]*2^[.H$1]+[.I130]*2^[.I$1]+[.J130]*2^[.J$1]+[.K130]*2^[.K$1]+[.L130]*2^[.L$1]+[.M130]*2^[.M$1]+[.N130]*2^[.N$1]+[.O130]*2^[.O$1]+[.P130]*2^[.P$1]+[.Q130]*2^[.Q$1]+[.R130]*2^[.R$1]+[.S130]*2^[.S$1]+[.T130]*2^[.T$1]+[.U130]*2^[.U$1]+[.V130]*2^[.V$1]+[.W130]*2^[.W$1]+[.X130]*2^[.X$1]+[.Y130]*2^[.Y$1]" office:value-type="float" office:value="26509551" calcext:value-type="float">
            <text:p>26509551</text:p>
          </table:table-cell>
          <table:table-cell table:formula="of:=CONCATENATE(&quot;0b&quot;;[.A130];[.B130];[.C130];[.D130];[.E130];[.F130];[.G130];[.H130];[.I130];[.J130];[.K130];[.L130];[.M130];[.N130];[.O130];[.P130];[.Q130];[.R130];[.S130];[.T130];[.U130];[.V130];[.W130];[.X130];[.Y130])" office:value-type="string" office:string-value="0b1100101001000000011101111" calcext:value-type="string">
            <text:p>0b1100101001000000011101111</text:p>
          </table:table-cell>
          <table:table-cell/>
          <table:table-cell table:formula="of:=CONCATENATE([.AA130]; &quot; soit &quot;; [.Z130])" office:value-type="string" office:string-value="0b1100101001000000011101111 soit 26509551" calcext:value-type="string">
            <text:p>0b1100101001000000011101111 soit 26509551</text:p>
          </table:table-cell>
        </table:table-row>
        <table:table-row table:style-name="ro1">
          <table:table-cell table:formula="of:=XOR(XOR(XOR(XOR([.Y130];[.W130]);[.V130]);[.U130]);[.S130])" office:value-type="float" office:value="0" calcext:value-type="float">
            <text:p>0</text:p>
          </table:table-cell>
          <table:table-cell table:formula="of:=[.A130]" office:value-type="float" office:value="1" calcext:value-type="float">
            <text:p>1</text:p>
          </table:table-cell>
          <table:table-cell table:formula="of:=[.B130]" office:value-type="float" office:value="1" calcext:value-type="float">
            <text:p>1</text:p>
          </table:table-cell>
          <table:table-cell table:formula="of:=[.C130]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0" calcext:value-type="float">
            <text:p>0</text:p>
          </table:table-cell>
          <table:table-cell table:formula="of:=[.G130]" office:value-type="float" office:value="1" calcext:value-type="float">
            <text:p>1</text:p>
          </table:table-cell>
          <table:table-cell table:formula="of:=[.H130]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[.J130]" office:value-type="float" office:value="1" calcext:value-type="float">
            <text:p>1</text:p>
          </table:table-cell>
          <table:table-cell table:formula="of:=[.K130]" office:value-type="float" office:value="0" calcext:value-type="float">
            <text:p>0</text:p>
          </table:table-cell>
          <table:table-cell table:formula="of:=[.L130]" office:value-type="float" office:value="0" calcext:value-type="float">
            <text:p>0</text:p>
          </table:table-cell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0" calcext:value-type="float">
            <text:p>0</text:p>
          </table:table-cell>
          <table:table-cell table:formula="of:=[.O130]" office:value-type="float" office:value="0" calcext:value-type="float">
            <text:p>0</text:p>
          </table:table-cell>
          <table:table-cell table:formula="of:=[.P130]" office:value-type="float" office:value="0" calcext:value-type="float">
            <text:p>0</text:p>
          </table:table-cell>
          <table:table-cell table:formula="of:=[.Q130]" office:value-type="float" office:value="0" calcext:value-type="float">
            <text:p>0</text:p>
          </table:table-cell>
          <table:table-cell table:formula="of:=[.R130]" office:value-type="float" office:value="1" calcext:value-type="float">
            <text:p>1</text:p>
          </table:table-cell>
          <table:table-cell table:formula="of:=[.S130]" office:value-type="float" office:value="1" calcext:value-type="float">
            <text:p>1</text:p>
          </table:table-cell>
          <table:table-cell table:formula="of:=[.T130]" office:value-type="float" office:value="1" calcext:value-type="float">
            <text:p>1</text:p>
          </table:table-cell>
          <table:table-cell table:formula="of:=[.U130]" office:value-type="float" office:value="0" calcext:value-type="float">
            <text:p>0</text:p>
          </table:table-cell>
          <table:table-cell table:formula="of:=[.V130]" office:value-type="float" office:value="1" calcext:value-type="float">
            <text:p>1</text:p>
          </table:table-cell>
          <table:table-cell table:formula="of:=[.W130]" office:value-type="float" office:value="1" calcext:value-type="float">
            <text:p>1</text:p>
          </table:table-cell>
          <table:table-cell table:formula="of:=[.X130]" office:value-type="float" office:value="1" calcext:value-type="float">
            <text:p>1</text:p>
          </table:table-cell>
          <table:table-cell table:style-name="ce7" table:formula="of:=[.A131]*2^[.A$1]+[.B131]*2^[.B$1]+[.C131]*2^[.C$1]+[.D131]*2^[.D$1]+[.E131]*2^[.E$1]+[.F131]*2^[.F$1]+[.G131]*2^[.G$1]+[.H131]*2^[.H$1]+[.I131]*2^[.I$1]+[.J131]*2^[.J$1]+[.K131]*2^[.K$1]+[.L131]*2^[.L$1]+[.M131]*2^[.M$1]+[.N131]*2^[.N$1]+[.O131]*2^[.O$1]+[.P131]*2^[.P$1]+[.Q131]*2^[.Q$1]+[.R131]*2^[.R$1]+[.S131]*2^[.S$1]+[.T131]*2^[.T$1]+[.U131]*2^[.U$1]+[.V131]*2^[.V$1]+[.W131]*2^[.W$1]+[.X131]*2^[.X$1]+[.Y131]*2^[.Y$1]" office:value-type="float" office:value="13254775" calcext:value-type="float">
            <text:p>13254775</text:p>
          </table:table-cell>
          <table:table-cell table:formula="of:=CONCATENATE(&quot;0b&quot;;[.A131];[.B131];[.C131];[.D131];[.E131];[.F131];[.G131];[.H131];[.I131];[.J131];[.K131];[.L131];[.M131];[.N131];[.O131];[.P131];[.Q131];[.R131];[.S131];[.T131];[.U131];[.V131];[.W131];[.X131];[.Y131])" office:value-type="string" office:string-value="0b0110010100100000001110111" calcext:value-type="string">
            <text:p>0b0110010100100000001110111</text:p>
          </table:table-cell>
          <table:table-cell/>
          <table:table-cell table:formula="of:=CONCATENATE([.AA131]; &quot; soit &quot;; [.Z131])" office:value-type="string" office:string-value="0b0110010100100000001110111 soit 13254775" calcext:value-type="string">
            <text:p>0b0110010100100000001110111 soit 13254775</text:p>
          </table:table-cell>
        </table:table-row>
        <table:table-row table:style-name="ro1">
          <table:table-cell table:formula="of:=XOR(XOR(XOR(XOR([.Y131];[.W131]);[.V131]);[.U131]);[.S131])" office:value-type="float" office:value="0" calcext:value-type="float">
            <text:p>0</text:p>
          </table:table-cell>
          <table:table-cell table:formula="of:=[.A131]" office:value-type="float" office:value="0" calcext:value-type="float">
            <text:p>0</text:p>
          </table:table-cell>
          <table:table-cell table:formula="of:=[.B131]" office:value-type="float" office:value="1" calcext:value-type="float">
            <text:p>1</text:p>
          </table:table-cell>
          <table:table-cell table:formula="of:=[.C131]" office:value-type="float" office:value="1" calcext:value-type="float">
            <text:p>1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1" calcext:value-type="float">
            <text:p>1</text:p>
          </table:table-cell>
          <table:table-cell table:formula="of:=[.G131]" office:value-type="float" office:value="0" calcext:value-type="float">
            <text:p>0</text:p>
          </table:table-cell>
          <table:table-cell table:formula="of:=[.H131]" office:value-type="float" office:value="1" calcext:value-type="float">
            <text:p>1</text:p>
          </table:table-cell>
          <table:table-cell table:formula="of:=[.I131]" office:value-type="float" office:value="0" calcext:value-type="float">
            <text:p>0</text:p>
          </table:table-cell>
          <table:table-cell table:formula="of:=[.J131]" office:value-type="float" office:value="0" calcext:value-type="float">
            <text:p>0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0" calcext:value-type="float">
            <text:p>0</text:p>
          </table:table-cell>
          <table:table-cell table:formula="of:=[.M131]" office:value-type="float" office:value="0" calcext:value-type="float">
            <text:p>0</text:p>
          </table:table-cell>
          <table:table-cell table:formula="of:=[.N131]" office:value-type="float" office:value="0" calcext:value-type="float">
            <text:p>0</text:p>
          </table:table-cell>
          <table:table-cell table:formula="of:=[.O131]" office:value-type="float" office:value="0" calcext:value-type="float">
            <text:p>0</text:p>
          </table:table-cell>
          <table:table-cell table:formula="of:=[.P131]" office:value-type="float" office:value="0" calcext:value-type="float">
            <text:p>0</text:p>
          </table:table-cell>
          <table:table-cell table:formula="of:=[.Q131]" office:value-type="float" office:value="0" calcext:value-type="float">
            <text:p>0</text:p>
          </table:table-cell>
          <table:table-cell table:formula="of:=[.R131]" office:value-type="float" office:value="0" calcext:value-type="float">
            <text:p>0</text:p>
          </table:table-cell>
          <table:table-cell table:formula="of:=[.S131]" office:value-type="float" office:value="1" calcext:value-type="float">
            <text:p>1</text:p>
          </table:table-cell>
          <table:table-cell table:formula="of:=[.T131]" office:value-type="float" office:value="1" calcext:value-type="float">
            <text:p>1</text:p>
          </table:table-cell>
          <table:table-cell table:formula="of:=[.U131]" office:value-type="float" office:value="1" calcext:value-type="float">
            <text:p>1</text:p>
          </table:table-cell>
          <table:table-cell table:formula="of:=[.V131]" office:value-type="float" office:value="0" calcext:value-type="float">
            <text:p>0</text:p>
          </table:table-cell>
          <table:table-cell table:formula="of:=[.W131]" office:value-type="float" office:value="1" calcext:value-type="float">
            <text:p>1</text:p>
          </table:table-cell>
          <table:table-cell table:formula="of:=[.X131]" office:value-type="float" office:value="1" calcext:value-type="float">
            <text:p>1</text:p>
          </table:table-cell>
          <table:table-cell table:style-name="ce7" table:formula="of:=[.A132]*2^[.A$1]+[.B132]*2^[.B$1]+[.C132]*2^[.C$1]+[.D132]*2^[.D$1]+[.E132]*2^[.E$1]+[.F132]*2^[.F$1]+[.G132]*2^[.G$1]+[.H132]*2^[.H$1]+[.I132]*2^[.I$1]+[.J132]*2^[.J$1]+[.K132]*2^[.K$1]+[.L132]*2^[.L$1]+[.M132]*2^[.M$1]+[.N132]*2^[.N$1]+[.O132]*2^[.O$1]+[.P132]*2^[.P$1]+[.Q132]*2^[.Q$1]+[.R132]*2^[.R$1]+[.S132]*2^[.S$1]+[.T132]*2^[.T$1]+[.U132]*2^[.U$1]+[.V132]*2^[.V$1]+[.W132]*2^[.W$1]+[.X132]*2^[.X$1]+[.Y132]*2^[.Y$1]" office:value-type="float" office:value="6627387" calcext:value-type="float">
            <text:p>6627387</text:p>
          </table:table-cell>
          <table:table-cell table:formula="of:=CONCATENATE(&quot;0b&quot;;[.A132];[.B132];[.C132];[.D132];[.E132];[.F132];[.G132];[.H132];[.I132];[.J132];[.K132];[.L132];[.M132];[.N132];[.O132];[.P132];[.Q132];[.R132];[.S132];[.T132];[.U132];[.V132];[.W132];[.X132];[.Y132])" office:value-type="string" office:string-value="0b0011001010010000000111011" calcext:value-type="string">
            <text:p>0b0011001010010000000111011</text:p>
          </table:table-cell>
          <table:table-cell/>
          <table:table-cell table:formula="of:=CONCATENATE([.AA132]; &quot; soit &quot;; [.Z132])" office:value-type="string" office:string-value="0b0011001010010000000111011 soit 6627387" calcext:value-type="string">
            <text:p>0b0011001010010000000111011 soit 6627387</text:p>
          </table:table-cell>
        </table:table-row>
        <table:table-row table:style-name="ro1">
          <table:table-cell table:formula="of:=XOR(XOR(XOR(XOR([.Y132];[.W132]);[.V132]);[.U132]);[.S132])" office:value-type="float" office:value="1" calcext:value-type="float">
            <text:p>1</text:p>
          </table:table-cell>
          <table:table-cell table:formula="of:=[.A132]" office:value-type="float" office:value="0" calcext:value-type="float">
            <text:p>0</text:p>
          </table:table-cell>
          <table:table-cell table:formula="of:=[.B132]" office:value-type="float" office:value="0" calcext:value-type="float">
            <text:p>0</text:p>
          </table:table-cell>
          <table:table-cell table:formula="of:=[.C132]" office:value-type="float" office:value="1" calcext:value-type="float">
            <text:p>1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0" calcext:value-type="float">
            <text:p>0</text:p>
          </table:table-cell>
          <table:table-cell table:formula="of:=[.G132]" office:value-type="float" office:value="1" calcext:value-type="float">
            <text:p>1</text:p>
          </table:table-cell>
          <table:table-cell table:formula="of:=[.H132]" office:value-type="float" office:value="0" calcext:value-type="float">
            <text:p>0</text:p>
          </table:table-cell>
          <table:table-cell table:formula="of:=[.I132]" office:value-type="float" office:value="1" calcext:value-type="float">
            <text:p>1</text:p>
          </table:table-cell>
          <table:table-cell table:formula="of:=[.J132]" office:value-type="float" office:value="0" calcext:value-type="float">
            <text:p>0</text:p>
          </table:table-cell>
          <table:table-cell table:formula="of:=[.K132]" office:value-type="float" office:value="0" calcext:value-type="float">
            <text:p>0</text:p>
          </table:table-cell>
          <table:table-cell table:formula="of:=[.L132]" office:value-type="float" office:value="1" calcext:value-type="float">
            <text:p>1</text:p>
          </table:table-cell>
          <table:table-cell table:formula="of:=[.M132]" office:value-type="float" office:value="0" calcext:value-type="float">
            <text:p>0</text:p>
          </table:table-cell>
          <table:table-cell table:formula="of:=[.N132]" office:value-type="float" office:value="0" calcext:value-type="float">
            <text:p>0</text:p>
          </table:table-cell>
          <table:table-cell table:formula="of:=[.O132]" office:value-type="float" office:value="0" calcext:value-type="float">
            <text:p>0</text:p>
          </table:table-cell>
          <table:table-cell table:formula="of:=[.P132]" office:value-type="float" office:value="0" calcext:value-type="float">
            <text:p>0</text:p>
          </table:table-cell>
          <table:table-cell table:formula="of:=[.Q132]" office:value-type="float" office:value="0" calcext:value-type="float">
            <text:p>0</text:p>
          </table:table-cell>
          <table:table-cell table:formula="of:=[.R132]" office:value-type="float" office:value="0" calcext:value-type="float">
            <text:p>0</text:p>
          </table:table-cell>
          <table:table-cell table:formula="of:=[.S132]" office:value-type="float" office:value="0" calcext:value-type="float">
            <text:p>0</text:p>
          </table:table-cell>
          <table:table-cell table:formula="of:=[.T132]" office:value-type="float" office:value="1" calcext:value-type="float">
            <text:p>1</text:p>
          </table:table-cell>
          <table:table-cell table:formula="of:=[.U132]" office:value-type="float" office:value="1" calcext:value-type="float">
            <text:p>1</text:p>
          </table:table-cell>
          <table:table-cell table:formula="of:=[.V132]" office:value-type="float" office:value="1" calcext:value-type="float">
            <text:p>1</text:p>
          </table:table-cell>
          <table:table-cell table:formula="of:=[.W132]" office:value-type="float" office:value="0" calcext:value-type="float">
            <text:p>0</text:p>
          </table:table-cell>
          <table:table-cell table:formula="of:=[.X132]" office:value-type="float" office:value="1" calcext:value-type="float">
            <text:p>1</text:p>
          </table:table-cell>
          <table:table-cell table:style-name="ce7" table:formula="of:=[.A133]*2^[.A$1]+[.B133]*2^[.B$1]+[.C133]*2^[.C$1]+[.D133]*2^[.D$1]+[.E133]*2^[.E$1]+[.F133]*2^[.F$1]+[.G133]*2^[.G$1]+[.H133]*2^[.H$1]+[.I133]*2^[.I$1]+[.J133]*2^[.J$1]+[.K133]*2^[.K$1]+[.L133]*2^[.L$1]+[.M133]*2^[.M$1]+[.N133]*2^[.N$1]+[.O133]*2^[.O$1]+[.P133]*2^[.P$1]+[.Q133]*2^[.Q$1]+[.R133]*2^[.R$1]+[.S133]*2^[.S$1]+[.T133]*2^[.T$1]+[.U133]*2^[.U$1]+[.V133]*2^[.V$1]+[.W133]*2^[.W$1]+[.X133]*2^[.X$1]+[.Y133]*2^[.Y$1]" office:value-type="float" office:value="20090909" calcext:value-type="float">
            <text:p>20090909</text:p>
          </table:table-cell>
          <table:table-cell table:formula="of:=CONCATENATE(&quot;0b&quot;;[.A133];[.B133];[.C133];[.D133];[.E133];[.F133];[.G133];[.H133];[.I133];[.J133];[.K133];[.L133];[.M133];[.N133];[.O133];[.P133];[.Q133];[.R133];[.S133];[.T133];[.U133];[.V133];[.W133];[.X133];[.Y133])" office:value-type="string" office:string-value="0b1001100101001000000011101" calcext:value-type="string">
            <text:p>0b1001100101001000000011101</text:p>
          </table:table-cell>
          <table:table-cell/>
          <table:table-cell table:formula="of:=CONCATENATE([.AA133]; &quot; soit &quot;; [.Z133])" office:value-type="string" office:string-value="0b1001100101001000000011101 soit 20090909" calcext:value-type="string">
            <text:p>0b1001100101001000000011101 soit 20090909</text:p>
          </table:table-cell>
        </table:table-row>
        <table:table-row table:style-name="ro1">
          <table:table-cell table:formula="of:=XOR(XOR(XOR(XOR([.Y133];[.W133]);[.V133]);[.U133]);[.S133])" office:value-type="float" office:value="0" calcext:value-type="float">
            <text:p>0</text:p>
          </table:table-cell>
          <table:table-cell table:formula="of:=[.A133]" office:value-type="float" office:value="1" calcext:value-type="float">
            <text:p>1</text:p>
          </table:table-cell>
          <table:table-cell table:formula="of:=[.B133]" office:value-type="float" office:value="0" calcext:value-type="float">
            <text:p>0</text:p>
          </table:table-cell>
          <table:table-cell table:formula="of:=[.C133]" office:value-type="float" office:value="0" calcext:value-type="float">
            <text:p>0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1" calcext:value-type="float">
            <text:p>1</text:p>
          </table:table-cell>
          <table:table-cell table:formula="of:=[.F133]" office:value-type="float" office:value="0" calcext:value-type="float">
            <text:p>0</text:p>
          </table:table-cell>
          <table:table-cell table:formula="of:=[.G133]" office:value-type="float" office:value="0" calcext:value-type="float">
            <text:p>0</text:p>
          </table:table-cell>
          <table:table-cell table:formula="of:=[.H133]" office:value-type="float" office:value="1" calcext:value-type="float">
            <text:p>1</text:p>
          </table:table-cell>
          <table:table-cell table:formula="of:=[.I133]" office:value-type="float" office:value="0" calcext:value-type="float">
            <text:p>0</text:p>
          </table:table-cell>
          <table:table-cell table:formula="of:=[.J133]" office:value-type="float" office:value="1" calcext:value-type="float">
            <text:p>1</text:p>
          </table:table-cell>
          <table:table-cell table:formula="of:=[.K133]" office:value-type="float" office:value="0" calcext:value-type="float">
            <text:p>0</text:p>
          </table:table-cell>
          <table:table-cell table:formula="of:=[.L133]" office:value-type="float" office:value="0" calcext:value-type="float">
            <text:p>0</text:p>
          </table:table-cell>
          <table:table-cell table:formula="of:=[.M133]" office:value-type="float" office:value="1" calcext:value-type="float">
            <text:p>1</text:p>
          </table:table-cell>
          <table:table-cell table:formula="of:=[.N133]" office:value-type="float" office:value="0" calcext:value-type="float">
            <text:p>0</text:p>
          </table:table-cell>
          <table:table-cell table:formula="of:=[.O133]" office:value-type="float" office:value="0" calcext:value-type="float">
            <text:p>0</text:p>
          </table:table-cell>
          <table:table-cell table:formula="of:=[.P133]" office:value-type="float" office:value="0" calcext:value-type="float">
            <text:p>0</text:p>
          </table:table-cell>
          <table:table-cell table:formula="of:=[.Q133]" office:value-type="float" office:value="0" calcext:value-type="float">
            <text:p>0</text:p>
          </table:table-cell>
          <table:table-cell table:formula="of:=[.R133]" office:value-type="float" office:value="0" calcext:value-type="float">
            <text:p>0</text:p>
          </table:table-cell>
          <table:table-cell table:formula="of:=[.S133]" office:value-type="float" office:value="0" calcext:value-type="float">
            <text:p>0</text:p>
          </table:table-cell>
          <table:table-cell table:formula="of:=[.T133]" office:value-type="float" office:value="0" calcext:value-type="float">
            <text:p>0</text:p>
          </table:table-cell>
          <table:table-cell table:formula="of:=[.U133]" office:value-type="float" office:value="1" calcext:value-type="float">
            <text:p>1</text:p>
          </table:table-cell>
          <table:table-cell table:formula="of:=[.V133]" office:value-type="float" office:value="1" calcext:value-type="float">
            <text:p>1</text:p>
          </table:table-cell>
          <table:table-cell table:formula="of:=[.W133]" office:value-type="float" office:value="1" calcext:value-type="float">
            <text:p>1</text:p>
          </table:table-cell>
          <table:table-cell table:formula="of:=[.X133]" office:value-type="float" office:value="0" calcext:value-type="float">
            <text:p>0</text:p>
          </table:table-cell>
          <table:table-cell table:style-name="ce7" table:formula="of:=[.A134]*2^[.A$1]+[.B134]*2^[.B$1]+[.C134]*2^[.C$1]+[.D134]*2^[.D$1]+[.E134]*2^[.E$1]+[.F134]*2^[.F$1]+[.G134]*2^[.G$1]+[.H134]*2^[.H$1]+[.I134]*2^[.I$1]+[.J134]*2^[.J$1]+[.K134]*2^[.K$1]+[.L134]*2^[.L$1]+[.M134]*2^[.M$1]+[.N134]*2^[.N$1]+[.O134]*2^[.O$1]+[.P134]*2^[.P$1]+[.Q134]*2^[.Q$1]+[.R134]*2^[.R$1]+[.S134]*2^[.S$1]+[.T134]*2^[.T$1]+[.U134]*2^[.U$1]+[.V134]*2^[.V$1]+[.W134]*2^[.W$1]+[.X134]*2^[.X$1]+[.Y134]*2^[.Y$1]" office:value-type="float" office:value="10045454" calcext:value-type="float">
            <text:p>10045454</text:p>
          </table:table-cell>
          <table:table-cell table:formula="of:=CONCATENATE(&quot;0b&quot;;[.A134];[.B134];[.C134];[.D134];[.E134];[.F134];[.G134];[.H134];[.I134];[.J134];[.K134];[.L134];[.M134];[.N134];[.O134];[.P134];[.Q134];[.R134];[.S134];[.T134];[.U134];[.V134];[.W134];[.X134];[.Y134])" office:value-type="string" office:string-value="0b0100110010100100000001110" calcext:value-type="string">
            <text:p>0b0100110010100100000001110</text:p>
          </table:table-cell>
          <table:table-cell/>
          <table:table-cell table:formula="of:=CONCATENATE([.AA134]; &quot; soit &quot;; [.Z134])" office:value-type="string" office:string-value="0b0100110010100100000001110 soit 10045454" calcext:value-type="string">
            <text:p>0b0100110010100100000001110 soit 10045454</text:p>
          </table:table-cell>
        </table:table-row>
        <table:table-row table:style-name="ro1">
          <table:table-cell table:formula="of:=XOR(XOR(XOR(XOR([.Y134];[.W134]);[.V134]);[.U134]);[.S134])" office:value-type="float" office:value="0" calcext:value-type="float">
            <text:p>0</text:p>
          </table:table-cell>
          <table:table-cell table:formula="of:=[.A134]" office:value-type="float" office:value="0" calcext:value-type="float">
            <text:p>0</text:p>
          </table:table-cell>
          <table:table-cell table:formula="of:=[.B134]" office:value-type="float" office:value="1" calcext:value-type="float">
            <text:p>1</text:p>
          </table:table-cell>
          <table:table-cell table:formula="of:=[.C134]" office:value-type="float" office:value="0" calcext:value-type="float">
            <text:p>0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1" calcext:value-type="float">
            <text:p>1</text:p>
          </table:table-cell>
          <table:table-cell table:formula="of:=[.F134]" office:value-type="float" office:value="1" calcext:value-type="float">
            <text:p>1</text:p>
          </table:table-cell>
          <table:table-cell table:formula="of:=[.G134]" office:value-type="float" office:value="0" calcext:value-type="float">
            <text:p>0</text:p>
          </table:table-cell>
          <table:table-cell table:formula="of:=[.H134]" office:value-type="float" office:value="0" calcext:value-type="float">
            <text:p>0</text:p>
          </table:table-cell>
          <table:table-cell table:formula="of:=[.I134]" office:value-type="float" office:value="1" calcext:value-type="float">
            <text:p>1</text:p>
          </table:table-cell>
          <table:table-cell table:formula="of:=[.J134]" office:value-type="float" office:value="0" calcext:value-type="float">
            <text:p>0</text:p>
          </table:table-cell>
          <table:table-cell table:formula="of:=[.K134]" office:value-type="float" office:value="1" calcext:value-type="float">
            <text:p>1</text:p>
          </table:table-cell>
          <table:table-cell table:formula="of:=[.L134]" office:value-type="float" office:value="0" calcext:value-type="float">
            <text:p>0</text:p>
          </table:table-cell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1" calcext:value-type="float">
            <text:p>1</text:p>
          </table:table-cell>
          <table:table-cell table:formula="of:=[.O134]" office:value-type="float" office:value="0" calcext:value-type="float">
            <text:p>0</text:p>
          </table:table-cell>
          <table:table-cell table:formula="of:=[.P134]" office:value-type="float" office:value="0" calcext:value-type="float">
            <text:p>0</text:p>
          </table:table-cell>
          <table:table-cell table:formula="of:=[.Q134]" office:value-type="float" office:value="0" calcext:value-type="float">
            <text:p>0</text:p>
          </table:table-cell>
          <table:table-cell table:formula="of:=[.R134]" office:value-type="float" office:value="0" calcext:value-type="float">
            <text:p>0</text:p>
          </table:table-cell>
          <table:table-cell table:formula="of:=[.S134]" office:value-type="float" office:value="0" calcext:value-type="float">
            <text:p>0</text:p>
          </table:table-cell>
          <table:table-cell table:formula="of:=[.T134]" office:value-type="float" office:value="0" calcext:value-type="float">
            <text:p>0</text:p>
          </table:table-cell>
          <table:table-cell table:formula="of:=[.U134]" office:value-type="float" office:value="0" calcext:value-type="float">
            <text:p>0</text:p>
          </table:table-cell>
          <table:table-cell table:formula="of:=[.V134]" office:value-type="float" office:value="1" calcext:value-type="float">
            <text:p>1</text:p>
          </table:table-cell>
          <table:table-cell table:formula="of:=[.W134]" office:value-type="float" office:value="1" calcext:value-type="float">
            <text:p>1</text:p>
          </table:table-cell>
          <table:table-cell table:formula="of:=[.X134]" office:value-type="float" office:value="1" calcext:value-type="float">
            <text:p>1</text:p>
          </table:table-cell>
          <table:table-cell table:style-name="ce7" table:formula="of:=[.A135]*2^[.A$1]+[.B135]*2^[.B$1]+[.C135]*2^[.C$1]+[.D135]*2^[.D$1]+[.E135]*2^[.E$1]+[.F135]*2^[.F$1]+[.G135]*2^[.G$1]+[.H135]*2^[.H$1]+[.I135]*2^[.I$1]+[.J135]*2^[.J$1]+[.K135]*2^[.K$1]+[.L135]*2^[.L$1]+[.M135]*2^[.M$1]+[.N135]*2^[.N$1]+[.O135]*2^[.O$1]+[.P135]*2^[.P$1]+[.Q135]*2^[.Q$1]+[.R135]*2^[.R$1]+[.S135]*2^[.S$1]+[.T135]*2^[.T$1]+[.U135]*2^[.U$1]+[.V135]*2^[.V$1]+[.W135]*2^[.W$1]+[.X135]*2^[.X$1]+[.Y135]*2^[.Y$1]" office:value-type="float" office:value="5022727" calcext:value-type="float">
            <text:p>5022727</text:p>
          </table:table-cell>
          <table:table-cell table:formula="of:=CONCATENATE(&quot;0b&quot;;[.A135];[.B135];[.C135];[.D135];[.E135];[.F135];[.G135];[.H135];[.I135];[.J135];[.K135];[.L135];[.M135];[.N135];[.O135];[.P135];[.Q135];[.R135];[.S135];[.T135];[.U135];[.V135];[.W135];[.X135];[.Y135])" office:value-type="string" office:string-value="0b0010011001010010000000111" calcext:value-type="string">
            <text:p>0b0010011001010010000000111</text:p>
          </table:table-cell>
          <table:table-cell/>
          <table:table-cell table:formula="of:=CONCATENATE([.AA135]; &quot; soit &quot;; [.Z135])" office:value-type="string" office:string-value="0b0010011001010010000000111 soit 5022727" calcext:value-type="string">
            <text:p>0b0010011001010010000000111 soit 5022727</text:p>
          </table:table-cell>
        </table:table-row>
        <table:table-row table:style-name="ro1">
          <table:table-cell table:formula="of:=XOR(XOR(XOR(XOR([.Y135];[.W135]);[.V135]);[.U135]);[.S135])" office:value-type="float" office:value="0" calcext:value-type="float">
            <text:p>0</text:p>
          </table:table-cell>
          <table:table-cell table:formula="of:=[.A135]" office:value-type="float" office:value="0" calcext:value-type="float">
            <text:p>0</text:p>
          </table:table-cell>
          <table:table-cell table:formula="of:=[.B135]" office:value-type="float" office:value="0" calcext:value-type="float">
            <text:p>0</text:p>
          </table:table-cell>
          <table:table-cell table:formula="of:=[.C135]" office:value-type="float" office:value="1" calcext:value-type="float">
            <text:p>1</text:p>
          </table:table-cell>
          <table:table-cell table:formula="of:=[.D135]" office:value-type="float" office:value="0" calcext:value-type="float">
            <text:p>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1" calcext:value-type="float">
            <text:p>1</text:p>
          </table:table-cell>
          <table:table-cell table:formula="of:=[.G135]" office:value-type="float" office:value="1" calcext:value-type="float">
            <text:p>1</text:p>
          </table:table-cell>
          <table:table-cell table:formula="of:=[.H135]" office:value-type="float" office:value="0" calcext:value-type="float">
            <text:p>0</text:p>
          </table:table-cell>
          <table:table-cell table:formula="of:=[.I135]" office:value-type="float" office:value="0" calcext:value-type="float">
            <text:p>0</text:p>
          </table:table-cell>
          <table:table-cell table:formula="of:=[.J135]" office:value-type="float" office:value="1" calcext:value-type="float">
            <text:p>1</text:p>
          </table:table-cell>
          <table:table-cell table:formula="of:=[.K135]" office:value-type="float" office:value="0" calcext:value-type="float">
            <text:p>0</text:p>
          </table:table-cell>
          <table:table-cell table:formula="of:=[.L135]" office:value-type="float" office:value="1" calcext:value-type="float">
            <text:p>1</text:p>
          </table:table-cell>
          <table:table-cell table:formula="of:=[.M135]" office:value-type="float" office:value="0" calcext:value-type="float">
            <text:p>0</text:p>
          </table:table-cell>
          <table:table-cell table:formula="of:=[.N135]" office:value-type="float" office:value="0" calcext:value-type="float">
            <text:p>0</text:p>
          </table:table-cell>
          <table:table-cell table:formula="of:=[.O135]" office:value-type="float" office:value="1" calcext:value-type="float">
            <text:p>1</text:p>
          </table:table-cell>
          <table:table-cell table:formula="of:=[.P135]" office:value-type="float" office:value="0" calcext:value-type="float">
            <text:p>0</text:p>
          </table:table-cell>
          <table:table-cell table:formula="of:=[.Q135]" office:value-type="float" office:value="0" calcext:value-type="float">
            <text:p>0</text:p>
          </table:table-cell>
          <table:table-cell table:formula="of:=[.R135]" office:value-type="float" office:value="0" calcext:value-type="float">
            <text:p>0</text:p>
          </table:table-cell>
          <table:table-cell table:formula="of:=[.S135]" office:value-type="float" office:value="0" calcext:value-type="float">
            <text:p>0</text:p>
          </table:table-cell>
          <table:table-cell table:formula="of:=[.T135]" office:value-type="float" office:value="0" calcext:value-type="float">
            <text:p>0</text:p>
          </table:table-cell>
          <table:table-cell table:formula="of:=[.U135]" office:value-type="float" office:value="0" calcext:value-type="float">
            <text:p>0</text:p>
          </table:table-cell>
          <table:table-cell table:formula="of:=[.V135]" office:value-type="float" office:value="0" calcext:value-type="float">
            <text:p>0</text:p>
          </table:table-cell>
          <table:table-cell table:formula="of:=[.W135]" office:value-type="float" office:value="1" calcext:value-type="float">
            <text:p>1</text:p>
          </table:table-cell>
          <table:table-cell table:formula="of:=[.X135]" office:value-type="float" office:value="1" calcext:value-type="float">
            <text:p>1</text:p>
          </table:table-cell>
          <table:table-cell table:style-name="ce7" table:formula="of:=[.A136]*2^[.A$1]+[.B136]*2^[.B$1]+[.C136]*2^[.C$1]+[.D136]*2^[.D$1]+[.E136]*2^[.E$1]+[.F136]*2^[.F$1]+[.G136]*2^[.G$1]+[.H136]*2^[.H$1]+[.I136]*2^[.I$1]+[.J136]*2^[.J$1]+[.K136]*2^[.K$1]+[.L136]*2^[.L$1]+[.M136]*2^[.M$1]+[.N136]*2^[.N$1]+[.O136]*2^[.O$1]+[.P136]*2^[.P$1]+[.Q136]*2^[.Q$1]+[.R136]*2^[.R$1]+[.S136]*2^[.S$1]+[.T136]*2^[.T$1]+[.U136]*2^[.U$1]+[.V136]*2^[.V$1]+[.W136]*2^[.W$1]+[.X136]*2^[.X$1]+[.Y136]*2^[.Y$1]" office:value-type="float" office:value="2511363" calcext:value-type="float">
            <text:p>2511363</text:p>
          </table:table-cell>
          <table:table-cell table:formula="of:=CONCATENATE(&quot;0b&quot;;[.A136];[.B136];[.C136];[.D136];[.E136];[.F136];[.G136];[.H136];[.I136];[.J136];[.K136];[.L136];[.M136];[.N136];[.O136];[.P136];[.Q136];[.R136];[.S136];[.T136];[.U136];[.V136];[.W136];[.X136];[.Y136])" office:value-type="string" office:string-value="0b0001001100101001000000011" calcext:value-type="string">
            <text:p>0b0001001100101001000000011</text:p>
          </table:table-cell>
          <table:table-cell/>
          <table:table-cell table:formula="of:=CONCATENATE([.AA136]; &quot; soit &quot;; [.Z136])" office:value-type="string" office:string-value="0b0001001100101001000000011 soit 2511363" calcext:value-type="string">
            <text:p>0b0001001100101001000000011 soit 2511363</text:p>
          </table:table-cell>
        </table:table-row>
        <table:table-row table:style-name="ro1">
          <table:table-cell table:formula="of:=XOR(XOR(XOR(XOR([.Y136];[.W136]);[.V136]);[.U136]);[.S136])" office:value-type="float" office:value="1" calcext:value-type="float">
            <text:p>1</text:p>
          </table:table-cell>
          <table:table-cell table:formula="of:=[.A136]" office:value-type="float" office:value="0" calcext:value-type="float">
            <text:p>0</text:p>
          </table:table-cell>
          <table:table-cell table:formula="of:=[.B136]" office:value-type="float" office:value="0" calcext:value-type="float">
            <text:p>0</text:p>
          </table:table-cell>
          <table:table-cell table:formula="of:=[.C136]" office:value-type="float" office:value="0" calcext:value-type="float">
            <text:p>0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0" calcext:value-type="float">
            <text:p>0</text:p>
          </table:table-cell>
          <table:table-cell table:formula="of:=[.G136]" office:value-type="float" office:value="1" calcext:value-type="float">
            <text:p>1</text:p>
          </table:table-cell>
          <table:table-cell table:formula="of:=[.H136]" office:value-type="float" office:value="1" calcext:value-type="float">
            <text:p>1</text:p>
          </table:table-cell>
          <table:table-cell table:formula="of:=[.I136]" office:value-type="float" office:value="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[.K136]" office:value-type="float" office:value="1" calcext:value-type="float">
            <text:p>1</text:p>
          </table:table-cell>
          <table:table-cell table:formula="of:=[.L136]" office:value-type="float" office:value="0" calcext:value-type="float">
            <text:p>0</text:p>
          </table:table-cell>
          <table:table-cell table:formula="of:=[.M136]" office:value-type="float" office:value="1" calcext:value-type="float">
            <text:p>1</text:p>
          </table:table-cell>
          <table:table-cell table:formula="of:=[.N136]" office:value-type="float" office:value="0" calcext:value-type="float">
            <text:p>0</text:p>
          </table:table-cell>
          <table:table-cell table:formula="of:=[.O136]" office:value-type="float" office:value="0" calcext:value-type="float">
            <text:p>0</text:p>
          </table:table-cell>
          <table:table-cell table:formula="of:=[.P136]" office:value-type="float" office:value="1" calcext:value-type="float">
            <text:p>1</text:p>
          </table:table-cell>
          <table:table-cell table:formula="of:=[.Q136]" office:value-type="float" office:value="0" calcext:value-type="float">
            <text:p>0</text:p>
          </table:table-cell>
          <table:table-cell table:formula="of:=[.R136]" office:value-type="float" office:value="0" calcext:value-type="float">
            <text:p>0</text:p>
          </table:table-cell>
          <table:table-cell table:formula="of:=[.S136]" office:value-type="float" office:value="0" calcext:value-type="float">
            <text:p>0</text:p>
          </table:table-cell>
          <table:table-cell table:formula="of:=[.T136]" office:value-type="float" office:value="0" calcext:value-type="float">
            <text:p>0</text:p>
          </table:table-cell>
          <table:table-cell table:formula="of:=[.U136]" office:value-type="float" office:value="0" calcext:value-type="float">
            <text:p>0</text:p>
          </table:table-cell>
          <table:table-cell table:formula="of:=[.V136]" office:value-type="float" office:value="0" calcext:value-type="float">
            <text:p>0</text:p>
          </table:table-cell>
          <table:table-cell table:formula="of:=[.W136]" office:value-type="float" office:value="0" calcext:value-type="float">
            <text:p>0</text:p>
          </table:table-cell>
          <table:table-cell table:formula="of:=[.X136]" office:value-type="float" office:value="1" calcext:value-type="float">
            <text:p>1</text:p>
          </table:table-cell>
          <table:table-cell table:style-name="ce7" table:formula="of:=[.A137]*2^[.A$1]+[.B137]*2^[.B$1]+[.C137]*2^[.C$1]+[.D137]*2^[.D$1]+[.E137]*2^[.E$1]+[.F137]*2^[.F$1]+[.G137]*2^[.G$1]+[.H137]*2^[.H$1]+[.I137]*2^[.I$1]+[.J137]*2^[.J$1]+[.K137]*2^[.K$1]+[.L137]*2^[.L$1]+[.M137]*2^[.M$1]+[.N137]*2^[.N$1]+[.O137]*2^[.O$1]+[.P137]*2^[.P$1]+[.Q137]*2^[.Q$1]+[.R137]*2^[.R$1]+[.S137]*2^[.S$1]+[.T137]*2^[.T$1]+[.U137]*2^[.U$1]+[.V137]*2^[.V$1]+[.W137]*2^[.W$1]+[.X137]*2^[.X$1]+[.Y137]*2^[.Y$1]" office:value-type="float" office:value="18032897" calcext:value-type="float">
            <text:p>18032897</text:p>
          </table:table-cell>
          <table:table-cell table:formula="of:=CONCATENATE(&quot;0b&quot;;[.A137];[.B137];[.C137];[.D137];[.E137];[.F137];[.G137];[.H137];[.I137];[.J137];[.K137];[.L137];[.M137];[.N137];[.O137];[.P137];[.Q137];[.R137];[.S137];[.T137];[.U137];[.V137];[.W137];[.X137];[.Y137])" office:value-type="string" office:string-value="0b1000100110010100100000001" calcext:value-type="string">
            <text:p>0b1000100110010100100000001</text:p>
          </table:table-cell>
          <table:table-cell/>
          <table:table-cell table:formula="of:=CONCATENATE([.AA137]; &quot; soit &quot;; [.Z137])" office:value-type="string" office:string-value="0b1000100110010100100000001 soit 18032897" calcext:value-type="string">
            <text:p>0b1000100110010100100000001 soit 18032897</text:p>
          </table:table-cell>
        </table:table-row>
        <table:table-row table:style-name="ro1">
          <table:table-cell table:formula="of:=XOR(XOR(XOR(XOR([.Y137];[.W137]);[.V137]);[.U137]);[.S137])" office:value-type="float" office:value="1" calcext:value-type="float">
            <text:p>1</text:p>
          </table:table-cell>
          <table:table-cell table:formula="of:=[.A137]" office:value-type="float" office:value="1" calcext:value-type="float">
            <text:p>1</text:p>
          </table:table-cell>
          <table:table-cell table:formula="of:=[.B137]" office:value-type="float" office:value="0" calcext:value-type="float">
            <text:p>0</text:p>
          </table:table-cell>
          <table:table-cell table:formula="of:=[.C137]" office:value-type="float" office:value="0" calcext:value-type="float">
            <text:p>0</text:p>
          </table:table-cell>
          <table:table-cell table:formula="of:=[.D137]" office:value-type="float" office:value="0" calcext:value-type="float">
            <text:p>0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0" calcext:value-type="float">
            <text:p>0</text:p>
          </table:table-cell>
          <table:table-cell table:formula="of:=[.G137]" office:value-type="float" office:value="0" calcext:value-type="float">
            <text:p>0</text:p>
          </table:table-cell>
          <table:table-cell table:formula="of:=[.H137]" office:value-type="float" office:value="1" calcext:value-type="float">
            <text:p>1</text:p>
          </table:table-cell>
          <table:table-cell table:formula="of:=[.I137]" office:value-type="float" office:value="1" calcext:value-type="float">
            <text:p>1</text:p>
          </table:table-cell>
          <table:table-cell table:formula="of:=[.J137]" office:value-type="float" office:value="0" calcext:value-type="float">
            <text:p>0</text:p>
          </table:table-cell>
          <table:table-cell table:formula="of:=[.K137]" office:value-type="float" office:value="0" calcext:value-type="float">
            <text:p>0</text:p>
          </table:table-cell>
          <table:table-cell table:formula="of:=[.L137]" office:value-type="float" office:value="1" calcext:value-type="float">
            <text:p>1</text:p>
          </table:table-cell>
          <table:table-cell table:formula="of:=[.M137]" office:value-type="float" office:value="0" calcext:value-type="float">
            <text:p>0</text:p>
          </table:table-cell>
          <table:table-cell table:formula="of:=[.N137]" office:value-type="float" office:value="1" calcext:value-type="float">
            <text:p>1</text:p>
          </table:table-cell>
          <table:table-cell table:formula="of:=[.O137]" office:value-type="float" office:value="0" calcext:value-type="float">
            <text:p>0</text:p>
          </table:table-cell>
          <table:table-cell table:formula="of:=[.P137]" office:value-type="float" office:value="0" calcext:value-type="float">
            <text:p>0</text:p>
          </table:table-cell>
          <table:table-cell table:formula="of:=[.Q137]" office:value-type="float" office:value="1" calcext:value-type="float">
            <text:p>1</text:p>
          </table:table-cell>
          <table:table-cell table:formula="of:=[.R137]" office:value-type="float" office:value="0" calcext:value-type="float">
            <text:p>0</text:p>
          </table:table-cell>
          <table:table-cell table:formula="of:=[.S137]" office:value-type="float" office:value="0" calcext:value-type="float">
            <text:p>0</text:p>
          </table:table-cell>
          <table:table-cell table:formula="of:=[.T137]" office:value-type="float" office:value="0" calcext:value-type="float">
            <text:p>0</text:p>
          </table:table-cell>
          <table:table-cell table:formula="of:=[.U137]" office:value-type="float" office:value="0" calcext:value-type="float">
            <text:p>0</text:p>
          </table:table-cell>
          <table:table-cell table:formula="of:=[.V137]" office:value-type="float" office:value="0" calcext:value-type="float">
            <text:p>0</text:p>
          </table:table-cell>
          <table:table-cell table:formula="of:=[.W137]" office:value-type="float" office:value="0" calcext:value-type="float">
            <text:p>0</text:p>
          </table:table-cell>
          <table:table-cell table:formula="of:=[.X137]" office:value-type="float" office:value="0" calcext:value-type="float">
            <text:p>0</text:p>
          </table:table-cell>
          <table:table-cell table:style-name="ce7" table:formula="of:=[.A138]*2^[.A$1]+[.B138]*2^[.B$1]+[.C138]*2^[.C$1]+[.D138]*2^[.D$1]+[.E138]*2^[.E$1]+[.F138]*2^[.F$1]+[.G138]*2^[.G$1]+[.H138]*2^[.H$1]+[.I138]*2^[.I$1]+[.J138]*2^[.J$1]+[.K138]*2^[.K$1]+[.L138]*2^[.L$1]+[.M138]*2^[.M$1]+[.N138]*2^[.N$1]+[.O138]*2^[.O$1]+[.P138]*2^[.P$1]+[.Q138]*2^[.Q$1]+[.R138]*2^[.R$1]+[.S138]*2^[.S$1]+[.T138]*2^[.T$1]+[.U138]*2^[.U$1]+[.V138]*2^[.V$1]+[.W138]*2^[.W$1]+[.X138]*2^[.X$1]+[.Y138]*2^[.Y$1]" office:value-type="float" office:value="25793664" calcext:value-type="float">
            <text:p>25793664</text:p>
          </table:table-cell>
          <table:table-cell table:formula="of:=CONCATENATE(&quot;0b&quot;;[.A138];[.B138];[.C138];[.D138];[.E138];[.F138];[.G138];[.H138];[.I138];[.J138];[.K138];[.L138];[.M138];[.N138];[.O138];[.P138];[.Q138];[.R138];[.S138];[.T138];[.U138];[.V138];[.W138];[.X138];[.Y138])" office:value-type="string" office:string-value="0b1100010011001010010000000" calcext:value-type="string">
            <text:p>0b1100010011001010010000000</text:p>
          </table:table-cell>
          <table:table-cell/>
          <table:table-cell table:formula="of:=CONCATENATE([.AA138]; &quot; soit &quot;; [.Z138])" office:value-type="string" office:string-value="0b1100010011001010010000000 soit 25793664" calcext:value-type="string">
            <text:p>0b1100010011001010010000000 soit 25793664</text:p>
          </table:table-cell>
        </table:table-row>
        <table:table-row table:style-name="ro1">
          <table:table-cell table:formula="of:=XOR(XOR(XOR(XOR([.Y138];[.W138]);[.V138]);[.U138]);[.S138])" office:value-type="float" office:value="0" calcext:value-type="float">
            <text:p>0</text:p>
          </table:table-cell>
          <table:table-cell table:formula="of:=[.A138]" office:value-type="float" office:value="1" calcext:value-type="float">
            <text:p>1</text:p>
          </table:table-cell>
          <table:table-cell table:formula="of:=[.B138]" office:value-type="float" office:value="1" calcext:value-type="float">
            <text:p>1</text:p>
          </table:table-cell>
          <table:table-cell table:formula="of:=[.C138]" office:value-type="float" office:value="0" calcext:value-type="float">
            <text:p>0</text:p>
          </table:table-cell>
          <table:table-cell table:formula="of:=[.D138]" office:value-type="float" office:value="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1" calcext:value-type="float">
            <text:p>1</text:p>
          </table:table-cell>
          <table:table-cell table:formula="of:=[.G138]" office:value-type="float" office:value="0" calcext:value-type="float">
            <text:p>0</text:p>
          </table:table-cell>
          <table:table-cell table:formula="of:=[.H138]" office:value-type="float" office:value="0" calcext:value-type="float">
            <text:p>0</text:p>
          </table:table-cell>
          <table:table-cell table:formula="of:=[.I138]" office:value-type="float" office:value="1" calcext:value-type="float">
            <text:p>1</text:p>
          </table:table-cell>
          <table:table-cell table:formula="of:=[.J138]" office:value-type="float" office:value="1" calcext:value-type="float">
            <text:p>1</text:p>
          </table:table-cell>
          <table:table-cell table:formula="of:=[.K138]" office:value-type="float" office:value="0" calcext:value-type="float">
            <text:p>0</text:p>
          </table:table-cell>
          <table:table-cell table:formula="of:=[.L138]" office:value-type="float" office:value="0" calcext:value-type="float">
            <text:p>0</text:p>
          </table:table-cell>
          <table:table-cell table:formula="of:=[.M138]" office:value-type="float" office:value="1" calcext:value-type="float">
            <text:p>1</text:p>
          </table:table-cell>
          <table:table-cell table:formula="of:=[.N138]" office:value-type="float" office:value="0" calcext:value-type="float">
            <text:p>0</text:p>
          </table:table-cell>
          <table:table-cell table:formula="of:=[.O138]" office:value-type="float" office:value="1" calcext:value-type="float">
            <text:p>1</text:p>
          </table:table-cell>
          <table:table-cell table:formula="of:=[.P138]" office:value-type="float" office:value="0" calcext:value-type="float">
            <text:p>0</text:p>
          </table:table-cell>
          <table:table-cell table:formula="of:=[.Q138]" office:value-type="float" office:value="0" calcext:value-type="float">
            <text:p>0</text:p>
          </table:table-cell>
          <table:table-cell table:formula="of:=[.R138]" office:value-type="float" office:value="1" calcext:value-type="float">
            <text:p>1</text:p>
          </table:table-cell>
          <table:table-cell table:formula="of:=[.S138]" office:value-type="float" office:value="0" calcext:value-type="float">
            <text:p>0</text:p>
          </table:table-cell>
          <table:table-cell table:formula="of:=[.T138]" office:value-type="float" office:value="0" calcext:value-type="float">
            <text:p>0</text:p>
          </table:table-cell>
          <table:table-cell table:formula="of:=[.U138]" office:value-type="float" office:value="0" calcext:value-type="float">
            <text:p>0</text:p>
          </table:table-cell>
          <table:table-cell table:formula="of:=[.V138]" office:value-type="float" office:value="0" calcext:value-type="float">
            <text:p>0</text:p>
          </table:table-cell>
          <table:table-cell table:formula="of:=[.W138]" office:value-type="float" office:value="0" calcext:value-type="float">
            <text:p>0</text:p>
          </table:table-cell>
          <table:table-cell table:formula="of:=[.X138]" office:value-type="float" office:value="0" calcext:value-type="float">
            <text:p>0</text:p>
          </table:table-cell>
          <table:table-cell table:style-name="ce7" table:formula="of:=[.A139]*2^[.A$1]+[.B139]*2^[.B$1]+[.C139]*2^[.C$1]+[.D139]*2^[.D$1]+[.E139]*2^[.E$1]+[.F139]*2^[.F$1]+[.G139]*2^[.G$1]+[.H139]*2^[.H$1]+[.I139]*2^[.I$1]+[.J139]*2^[.J$1]+[.K139]*2^[.K$1]+[.L139]*2^[.L$1]+[.M139]*2^[.M$1]+[.N139]*2^[.N$1]+[.O139]*2^[.O$1]+[.P139]*2^[.P$1]+[.Q139]*2^[.Q$1]+[.R139]*2^[.R$1]+[.S139]*2^[.S$1]+[.T139]*2^[.T$1]+[.U139]*2^[.U$1]+[.V139]*2^[.V$1]+[.W139]*2^[.W$1]+[.X139]*2^[.X$1]+[.Y139]*2^[.Y$1]" office:value-type="float" office:value="12896832" calcext:value-type="float">
            <text:p>12896832</text:p>
          </table:table-cell>
          <table:table-cell table:formula="of:=CONCATENATE(&quot;0b&quot;;[.A139];[.B139];[.C139];[.D139];[.E139];[.F139];[.G139];[.H139];[.I139];[.J139];[.K139];[.L139];[.M139];[.N139];[.O139];[.P139];[.Q139];[.R139];[.S139];[.T139];[.U139];[.V139];[.W139];[.X139];[.Y139])" office:value-type="string" office:string-value="0b0110001001100101001000000" calcext:value-type="string">
            <text:p>0b0110001001100101001000000</text:p>
          </table:table-cell>
          <table:table-cell/>
          <table:table-cell table:formula="of:=CONCATENATE([.AA139]; &quot; soit &quot;; [.Z139])" office:value-type="string" office:string-value="0b0110001001100101001000000 soit 12896832" calcext:value-type="string">
            <text:p>0b0110001001100101001000000 soit 12896832</text:p>
          </table:table-cell>
        </table:table-row>
        <table:table-row table:style-name="ro1">
          <table:table-cell table:formula="of:=XOR(XOR(XOR(XOR([.Y139];[.W139]);[.V139]);[.U139]);[.S139])" office:value-type="float" office:value="1" calcext:value-type="float">
            <text:p>1</text:p>
          </table:table-cell>
          <table:table-cell table:formula="of:=[.A139]" office:value-type="float" office:value="0" calcext:value-type="float">
            <text:p>0</text:p>
          </table:table-cell>
          <table:table-cell table:formula="of:=[.B139]" office:value-type="float" office:value="1" calcext:value-type="float">
            <text:p>1</text:p>
          </table:table-cell>
          <table:table-cell table:formula="of:=[.C139]" office:value-type="float" office:value="1" calcext:value-type="float">
            <text:p>1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0" calcext:value-type="float">
            <text:p>0</text:p>
          </table:table-cell>
          <table:table-cell table:formula="of:=[.G139]" office:value-type="float" office:value="1" calcext:value-type="float">
            <text:p>1</text:p>
          </table:table-cell>
          <table:table-cell table:formula="of:=[.H139]" office:value-type="float" office:value="0" calcext:value-type="float">
            <text:p>0</text:p>
          </table:table-cell>
          <table:table-cell table:formula="of:=[.I139]" office:value-type="float" office:value="0" calcext:value-type="float">
            <text:p>0</text:p>
          </table:table-cell>
          <table:table-cell table:formula="of:=[.J139]" office:value-type="float" office:value="1" calcext:value-type="float">
            <text:p>1</text:p>
          </table:table-cell>
          <table:table-cell table:formula="of:=[.K139]" office:value-type="float" office:value="1" calcext:value-type="float">
            <text:p>1</text:p>
          </table:table-cell>
          <table:table-cell table:formula="of:=[.L139]" office:value-type="float" office:value="0" calcext:value-type="float">
            <text:p>0</text:p>
          </table:table-cell>
          <table:table-cell table:formula="of:=[.M139]" office:value-type="float" office:value="0" calcext:value-type="float">
            <text:p>0</text:p>
          </table:table-cell>
          <table:table-cell table:formula="of:=[.N139]" office:value-type="float" office:value="1" calcext:value-type="float">
            <text:p>1</text:p>
          </table:table-cell>
          <table:table-cell table:formula="of:=[.O139]" office:value-type="float" office:value="0" calcext:value-type="float">
            <text:p>0</text:p>
          </table:table-cell>
          <table:table-cell table:formula="of:=[.P139]" office:value-type="float" office:value="1" calcext:value-type="float">
            <text:p>1</text:p>
          </table:table-cell>
          <table:table-cell table:formula="of:=[.Q139]" office:value-type="float" office:value="0" calcext:value-type="float">
            <text:p>0</text:p>
          </table:table-cell>
          <table:table-cell table:formula="of:=[.R139]" office:value-type="float" office:value="0" calcext:value-type="float">
            <text:p>0</text:p>
          </table:table-cell>
          <table:table-cell table:formula="of:=[.S139]" office:value-type="float" office:value="1" calcext:value-type="float">
            <text:p>1</text:p>
          </table:table-cell>
          <table:table-cell table:formula="of:=[.T139]" office:value-type="float" office:value="0" calcext:value-type="float">
            <text:p>0</text:p>
          </table:table-cell>
          <table:table-cell table:formula="of:=[.U139]" office:value-type="float" office:value="0" calcext:value-type="float">
            <text:p>0</text:p>
          </table:table-cell>
          <table:table-cell table:formula="of:=[.V139]" office:value-type="float" office:value="0" calcext:value-type="float">
            <text:p>0</text:p>
          </table:table-cell>
          <table:table-cell table:formula="of:=[.W139]" office:value-type="float" office:value="0" calcext:value-type="float">
            <text:p>0</text:p>
          </table:table-cell>
          <table:table-cell table:formula="of:=[.X139]" office:value-type="float" office:value="0" calcext:value-type="float">
            <text:p>0</text:p>
          </table:table-cell>
          <table:table-cell table:style-name="ce7" table:formula="of:=[.A140]*2^[.A$1]+[.B140]*2^[.B$1]+[.C140]*2^[.C$1]+[.D140]*2^[.D$1]+[.E140]*2^[.E$1]+[.F140]*2^[.F$1]+[.G140]*2^[.G$1]+[.H140]*2^[.H$1]+[.I140]*2^[.I$1]+[.J140]*2^[.J$1]+[.K140]*2^[.K$1]+[.L140]*2^[.L$1]+[.M140]*2^[.M$1]+[.N140]*2^[.N$1]+[.O140]*2^[.O$1]+[.P140]*2^[.P$1]+[.Q140]*2^[.Q$1]+[.R140]*2^[.R$1]+[.S140]*2^[.S$1]+[.T140]*2^[.T$1]+[.U140]*2^[.U$1]+[.V140]*2^[.V$1]+[.W140]*2^[.W$1]+[.X140]*2^[.X$1]+[.Y140]*2^[.Y$1]" office:value-type="float" office:value="23225632" calcext:value-type="float">
            <text:p>23225632</text:p>
          </table:table-cell>
          <table:table-cell table:formula="of:=CONCATENATE(&quot;0b&quot;;[.A140];[.B140];[.C140];[.D140];[.E140];[.F140];[.G140];[.H140];[.I140];[.J140];[.K140];[.L140];[.M140];[.N140];[.O140];[.P140];[.Q140];[.R140];[.S140];[.T140];[.U140];[.V140];[.W140];[.X140];[.Y140])" office:value-type="string" office:string-value="0b1011000100110010100100000" calcext:value-type="string">
            <text:p>0b1011000100110010100100000</text:p>
          </table:table-cell>
          <table:table-cell/>
          <table:table-cell table:formula="of:=CONCATENATE([.AA140]; &quot; soit &quot;; [.Z140])" office:value-type="string" office:string-value="0b1011000100110010100100000 soit 23225632" calcext:value-type="string">
            <text:p>0b1011000100110010100100000 soit 23225632</text:p>
          </table:table-cell>
        </table:table-row>
        <table:table-row table:style-name="ro1">
          <table:table-cell table:formula="of:=XOR(XOR(XOR(XOR([.Y140];[.W140]);[.V140]);[.U140]);[.S140])" office:value-type="float" office:value="0" calcext:value-type="float">
            <text:p>0</text:p>
          </table:table-cell>
          <table:table-cell table:formula="of:=[.A140]" office:value-type="float" office:value="1" calcext:value-type="float">
            <text:p>1</text:p>
          </table:table-cell>
          <table:table-cell table:formula="of:=[.B140]" office:value-type="float" office:value="0" calcext:value-type="float">
            <text:p>0</text:p>
          </table:table-cell>
          <table:table-cell table:formula="of:=[.C140]" office:value-type="float" office:value="1" calcext:value-type="float">
            <text:p>1</text:p>
          </table:table-cell>
          <table:table-cell table:formula="of:=[.D140]" office:value-type="float" office:value="1" calcext:value-type="float">
            <text:p>1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0" calcext:value-type="float">
            <text:p>0</text:p>
          </table:table-cell>
          <table:table-cell table:formula="of:=[.G140]" office:value-type="float" office:value="0" calcext:value-type="float">
            <text:p>0</text:p>
          </table:table-cell>
          <table:table-cell table:formula="of:=[.H140]" office:value-type="float" office:value="1" calcext:value-type="float">
            <text:p>1</text:p>
          </table:table-cell>
          <table:table-cell table:formula="of:=[.I140]" office:value-type="float" office:value="0" calcext:value-type="float">
            <text:p>0</text:p>
          </table:table-cell>
          <table:table-cell table:formula="of:=[.J140]" office:value-type="float" office:value="0" calcext:value-type="float">
            <text:p>0</text:p>
          </table:table-cell>
          <table:table-cell table:formula="of:=[.K140]" office:value-type="float" office:value="1" calcext:value-type="float">
            <text:p>1</text:p>
          </table:table-cell>
          <table:table-cell table:formula="of:=[.L140]" office:value-type="float" office:value="1" calcext:value-type="float">
            <text:p>1</text:p>
          </table:table-cell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0" calcext:value-type="float">
            <text:p>0</text:p>
          </table:table-cell>
          <table:table-cell table:formula="of:=[.O140]" office:value-type="float" office:value="1" calcext:value-type="float">
            <text:p>1</text:p>
          </table:table-cell>
          <table:table-cell table:formula="of:=[.P140]" office:value-type="float" office:value="0" calcext:value-type="float">
            <text:p>0</text:p>
          </table:table-cell>
          <table:table-cell table:formula="of:=[.Q140]" office:value-type="float" office:value="1" calcext:value-type="float">
            <text:p>1</text:p>
          </table:table-cell>
          <table:table-cell table:formula="of:=[.R140]" office:value-type="float" office:value="0" calcext:value-type="float">
            <text:p>0</text:p>
          </table:table-cell>
          <table:table-cell table:formula="of:=[.S140]" office:value-type="float" office:value="0" calcext:value-type="float">
            <text:p>0</text:p>
          </table:table-cell>
          <table:table-cell table:formula="of:=[.T140]" office:value-type="float" office:value="1" calcext:value-type="float">
            <text:p>1</text:p>
          </table:table-cell>
          <table:table-cell table:formula="of:=[.U140]" office:value-type="float" office:value="0" calcext:value-type="float">
            <text:p>0</text:p>
          </table:table-cell>
          <table:table-cell table:formula="of:=[.V140]" office:value-type="float" office:value="0" calcext:value-type="float">
            <text:p>0</text:p>
          </table:table-cell>
          <table:table-cell table:formula="of:=[.W140]" office:value-type="float" office:value="0" calcext:value-type="float">
            <text:p>0</text:p>
          </table:table-cell>
          <table:table-cell table:formula="of:=[.X140]" office:value-type="float" office:value="0" calcext:value-type="float">
            <text:p>0</text:p>
          </table:table-cell>
          <table:table-cell table:style-name="ce7" table:formula="of:=[.A141]*2^[.A$1]+[.B141]*2^[.B$1]+[.C141]*2^[.C$1]+[.D141]*2^[.D$1]+[.E141]*2^[.E$1]+[.F141]*2^[.F$1]+[.G141]*2^[.G$1]+[.H141]*2^[.H$1]+[.I141]*2^[.I$1]+[.J141]*2^[.J$1]+[.K141]*2^[.K$1]+[.L141]*2^[.L$1]+[.M141]*2^[.M$1]+[.N141]*2^[.N$1]+[.O141]*2^[.O$1]+[.P141]*2^[.P$1]+[.Q141]*2^[.Q$1]+[.R141]*2^[.R$1]+[.S141]*2^[.S$1]+[.T141]*2^[.T$1]+[.U141]*2^[.U$1]+[.V141]*2^[.V$1]+[.W141]*2^[.W$1]+[.X141]*2^[.X$1]+[.Y141]*2^[.Y$1]" office:value-type="float" office:value="11612816" calcext:value-type="float">
            <text:p>11612816</text:p>
          </table:table-cell>
          <table:table-cell table:formula="of:=CONCATENATE(&quot;0b&quot;;[.A141];[.B141];[.C141];[.D141];[.E141];[.F141];[.G141];[.H141];[.I141];[.J141];[.K141];[.L141];[.M141];[.N141];[.O141];[.P141];[.Q141];[.R141];[.S141];[.T141];[.U141];[.V141];[.W141];[.X141];[.Y141])" office:value-type="string" office:string-value="0b0101100010011001010010000" calcext:value-type="string">
            <text:p>0b0101100010011001010010000</text:p>
          </table:table-cell>
          <table:table-cell/>
          <table:table-cell table:formula="of:=CONCATENATE([.AA141]; &quot; soit &quot;; [.Z141])" office:value-type="string" office:string-value="0b0101100010011001010010000 soit 11612816" calcext:value-type="string">
            <text:p>0b0101100010011001010010000 soit 11612816</text:p>
          </table:table-cell>
        </table:table-row>
        <table:table-row table:style-name="ro1">
          <table:table-cell table:formula="of:=XOR(XOR(XOR(XOR([.Y141];[.W141]);[.V141]);[.U141]);[.S141])" office:value-type="float" office:value="1" calcext:value-type="float">
            <text:p>1</text:p>
          </table:table-cell>
          <table:table-cell table:formula="of:=[.A141]" office:value-type="float" office:value="0" calcext:value-type="float">
            <text:p>0</text:p>
          </table:table-cell>
          <table:table-cell table:formula="of:=[.B141]" office:value-type="float" office:value="1" calcext:value-type="float">
            <text:p>1</text:p>
          </table:table-cell>
          <table:table-cell table:formula="of:=[.C141]" office:value-type="float" office:value="0" calcext:value-type="float">
            <text:p>0</text:p>
          </table:table-cell>
          <table:table-cell table:formula="of:=[.D141]" office:value-type="float" office:value="1" calcext:value-type="float">
            <text:p>1</text:p>
          </table:table-cell>
          <table:table-cell table:formula="of:=[.E141]" office:value-type="float" office:value="1" calcext:value-type="float">
            <text:p>1</text:p>
          </table:table-cell>
          <table:table-cell table:formula="of:=[.F141]" office:value-type="float" office:value="0" calcext:value-type="float">
            <text:p>0</text:p>
          </table:table-cell>
          <table:table-cell table:formula="of:=[.G141]" office:value-type="float" office:value="0" calcext:value-type="float">
            <text:p>0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" calcext:value-type="float">
            <text:p>1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1" calcext:value-type="float">
            <text:p>1</text:p>
          </table:table-cell>
          <table:table-cell table:formula="of:=[.M141]" office:value-type="float" office:value="1" calcext:value-type="float">
            <text:p>1</text:p>
          </table:table-cell>
          <table:table-cell table:formula="of:=[.N141]" office:value-type="float" office:value="0" calcext:value-type="float">
            <text:p>0</text:p>
          </table:table-cell>
          <table:table-cell table:formula="of:=[.O141]" office:value-type="float" office:value="0" calcext:value-type="float">
            <text:p>0</text:p>
          </table:table-cell>
          <table:table-cell table:formula="of:=[.P141]" office:value-type="float" office:value="1" calcext:value-type="float">
            <text:p>1</text:p>
          </table:table-cell>
          <table:table-cell table:formula="of:=[.Q141]" office:value-type="float" office:value="0" calcext:value-type="float">
            <text:p>0</text:p>
          </table:table-cell>
          <table:table-cell table:formula="of:=[.R141]" office:value-type="float" office:value="1" calcext:value-type="float">
            <text:p>1</text:p>
          </table:table-cell>
          <table:table-cell table:formula="of:=[.S141]" office:value-type="float" office:value="0" calcext:value-type="float">
            <text:p>0</text:p>
          </table:table-cell>
          <table:table-cell table:formula="of:=[.T141]" office:value-type="float" office:value="0" calcext:value-type="float">
            <text:p>0</text:p>
          </table:table-cell>
          <table:table-cell table:formula="of:=[.U141]" office:value-type="float" office:value="1" calcext:value-type="float">
            <text:p>1</text:p>
          </table:table-cell>
          <table:table-cell table:formula="of:=[.V141]" office:value-type="float" office:value="0" calcext:value-type="float">
            <text:p>0</text:p>
          </table:table-cell>
          <table:table-cell table:formula="of:=[.W141]" office:value-type="float" office:value="0" calcext:value-type="float">
            <text:p>0</text:p>
          </table:table-cell>
          <table:table-cell table:formula="of:=[.X141]" office:value-type="float" office:value="0" calcext:value-type="float">
            <text:p>0</text:p>
          </table:table-cell>
          <table:table-cell table:style-name="ce7" table:formula="of:=[.A142]*2^[.A$1]+[.B142]*2^[.B$1]+[.C142]*2^[.C$1]+[.D142]*2^[.D$1]+[.E142]*2^[.E$1]+[.F142]*2^[.F$1]+[.G142]*2^[.G$1]+[.H142]*2^[.H$1]+[.I142]*2^[.I$1]+[.J142]*2^[.J$1]+[.K142]*2^[.K$1]+[.L142]*2^[.L$1]+[.M142]*2^[.M$1]+[.N142]*2^[.N$1]+[.O142]*2^[.O$1]+[.P142]*2^[.P$1]+[.Q142]*2^[.Q$1]+[.R142]*2^[.R$1]+[.S142]*2^[.S$1]+[.T142]*2^[.T$1]+[.U142]*2^[.U$1]+[.V142]*2^[.V$1]+[.W142]*2^[.W$1]+[.X142]*2^[.X$1]+[.Y142]*2^[.Y$1]" office:value-type="float" office:value="22583624" calcext:value-type="float">
            <text:p>22583624</text:p>
          </table:table-cell>
          <table:table-cell table:formula="of:=CONCATENATE(&quot;0b&quot;;[.A142];[.B142];[.C142];[.D142];[.E142];[.F142];[.G142];[.H142];[.I142];[.J142];[.K142];[.L142];[.M142];[.N142];[.O142];[.P142];[.Q142];[.R142];[.S142];[.T142];[.U142];[.V142];[.W142];[.X142];[.Y142])" office:value-type="string" office:string-value="0b1010110001001100101001000" calcext:value-type="string">
            <text:p>0b1010110001001100101001000</text:p>
          </table:table-cell>
          <table:table-cell/>
          <table:table-cell table:formula="of:=CONCATENATE([.AA142]; &quot; soit &quot;; [.Z142])" office:value-type="string" office:string-value="0b1010110001001100101001000 soit 22583624" calcext:value-type="string">
            <text:p>0b1010110001001100101001000 soit 22583624</text:p>
          </table:table-cell>
        </table:table-row>
        <table:table-row table:style-name="ro1">
          <table:table-cell table:formula="of:=XOR(XOR(XOR(XOR([.Y142];[.W142]);[.V142]);[.U142]);[.S142])" office:value-type="float" office:value="0" calcext:value-type="float">
            <text:p>0</text:p>
          </table:table-cell>
          <table:table-cell table:formula="of:=[.A142]" office:value-type="float" office:value="1" calcext:value-type="float">
            <text:p>1</text:p>
          </table:table-cell>
          <table:table-cell table:formula="of:=[.B142]" office:value-type="float" office:value="0" calcext:value-type="float">
            <text:p>0</text:p>
          </table:table-cell>
          <table:table-cell table:formula="of:=[.C142]" office:value-type="float" office:value="1" calcext:value-type="float">
            <text:p>1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1" calcext:value-type="float">
            <text:p>1</text:p>
          </table:table-cell>
          <table:table-cell table:formula="of:=[.F142]" office:value-type="float" office:value="1" calcext:value-type="float">
            <text:p>1</text:p>
          </table:table-cell>
          <table:table-cell table:formula="of:=[.G142]" office:value-type="float" office:value="0" calcext:value-type="float">
            <text:p>0</text:p>
          </table:table-cell>
          <table:table-cell table:formula="of:=[.H142]" office:value-type="float" office:value="0" calcext:value-type="float">
            <text:p>0</text:p>
          </table:table-cell>
          <table:table-cell table:formula="of:=[.I142]" office:value-type="float" office:value="0" calcext:value-type="float">
            <text:p>0</text:p>
          </table:table-cell>
          <table:table-cell table:formula="of:=[.J142]" office:value-type="float" office:value="1" calcext:value-type="float">
            <text:p>1</text:p>
          </table:table-cell>
          <table:table-cell table:formula="of:=[.K142]" office:value-type="float" office:value="0" calcext:value-type="float">
            <text:p>0</text:p>
          </table:table-cell>
          <table:table-cell table:formula="of:=[.L142]" office:value-type="float" office:value="0" calcext:value-type="float">
            <text:p>0</text:p>
          </table:table-cell>
          <table:table-cell table:formula="of:=[.M142]" office:value-type="float" office:value="1" calcext:value-type="float">
            <text:p>1</text:p>
          </table:table-cell>
          <table:table-cell table:formula="of:=[.N142]" office:value-type="float" office:value="1" calcext:value-type="float">
            <text:p>1</text:p>
          </table:table-cell>
          <table:table-cell table:formula="of:=[.O142]" office:value-type="float" office:value="0" calcext:value-type="float">
            <text:p>0</text:p>
          </table:table-cell>
          <table:table-cell table:formula="of:=[.P142]" office:value-type="float" office:value="0" calcext:value-type="float">
            <text:p>0</text:p>
          </table:table-cell>
          <table:table-cell table:formula="of:=[.Q142]" office:value-type="float" office:value="1" calcext:value-type="float">
            <text:p>1</text:p>
          </table:table-cell>
          <table:table-cell table:formula="of:=[.R142]" office:value-type="float" office:value="0" calcext:value-type="float">
            <text:p>0</text:p>
          </table:table-cell>
          <table:table-cell table:formula="of:=[.S142]" office:value-type="float" office:value="1" calcext:value-type="float">
            <text:p>1</text:p>
          </table:table-cell>
          <table:table-cell table:formula="of:=[.T142]" office:value-type="float" office:value="0" calcext:value-type="float">
            <text:p>0</text:p>
          </table:table-cell>
          <table:table-cell table:formula="of:=[.U142]" office:value-type="float" office:value="0" calcext:value-type="float">
            <text:p>0</text:p>
          </table:table-cell>
          <table:table-cell table:formula="of:=[.V142]" office:value-type="float" office:value="1" calcext:value-type="float">
            <text:p>1</text:p>
          </table:table-cell>
          <table:table-cell table:formula="of:=[.W142]" office:value-type="float" office:value="0" calcext:value-type="float">
            <text:p>0</text:p>
          </table:table-cell>
          <table:table-cell table:formula="of:=[.X142]" office:value-type="float" office:value="0" calcext:value-type="float">
            <text:p>0</text:p>
          </table:table-cell>
          <table:table-cell table:style-name="ce7" table:formula="of:=[.A143]*2^[.A$1]+[.B143]*2^[.B$1]+[.C143]*2^[.C$1]+[.D143]*2^[.D$1]+[.E143]*2^[.E$1]+[.F143]*2^[.F$1]+[.G143]*2^[.G$1]+[.H143]*2^[.H$1]+[.I143]*2^[.I$1]+[.J143]*2^[.J$1]+[.K143]*2^[.K$1]+[.L143]*2^[.L$1]+[.M143]*2^[.M$1]+[.N143]*2^[.N$1]+[.O143]*2^[.O$1]+[.P143]*2^[.P$1]+[.Q143]*2^[.Q$1]+[.R143]*2^[.R$1]+[.S143]*2^[.S$1]+[.T143]*2^[.T$1]+[.U143]*2^[.U$1]+[.V143]*2^[.V$1]+[.W143]*2^[.W$1]+[.X143]*2^[.X$1]+[.Y143]*2^[.Y$1]" office:value-type="float" office:value="11291812" calcext:value-type="float">
            <text:p>11291812</text:p>
          </table:table-cell>
          <table:table-cell table:formula="of:=CONCATENATE(&quot;0b&quot;;[.A143];[.B143];[.C143];[.D143];[.E143];[.F143];[.G143];[.H143];[.I143];[.J143];[.K143];[.L143];[.M143];[.N143];[.O143];[.P143];[.Q143];[.R143];[.S143];[.T143];[.U143];[.V143];[.W143];[.X143];[.Y143])" office:value-type="string" office:string-value="0b0101011000100110010100100" calcext:value-type="string">
            <text:p>0b0101011000100110010100100</text:p>
          </table:table-cell>
          <table:table-cell/>
          <table:table-cell table:formula="of:=CONCATENATE([.AA143]; &quot; soit &quot;; [.Z143])" office:value-type="string" office:string-value="0b0101011000100110010100100 soit 11291812" calcext:value-type="string">
            <text:p>0b0101011000100110010100100 soit 11291812</text:p>
          </table:table-cell>
        </table:table-row>
        <table:table-row table:style-name="ro1">
          <table:table-cell table:formula="of:=XOR(XOR(XOR(XOR([.Y143];[.W143]);[.V143]);[.U143]);[.S143])" office:value-type="float" office:value="1" calcext:value-type="float">
            <text:p>1</text:p>
          </table:table-cell>
          <table:table-cell table:formula="of:=[.A143]" office:value-type="float" office:value="0" calcext:value-type="float">
            <text:p>0</text:p>
          </table:table-cell>
          <table:table-cell table:formula="of:=[.B143]" office:value-type="float" office:value="1" calcext:value-type="float">
            <text:p>1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" office:value-type="float" office:value="1" calcext:value-type="float">
            <text:p>1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1" calcext:value-type="float">
            <text:p>1</text:p>
          </table:table-cell>
          <table:table-cell table:formula="of:=[.G143]" office:value-type="float" office:value="1" calcext:value-type="float">
            <text:p>1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1" calcext:value-type="float">
            <text:p>1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  <table:table-cell table:formula="of:=[.N143]" office:value-type="float" office:value="1" calcext:value-type="float">
            <text:p>1</text:p>
          </table:table-cell>
          <table:table-cell table:formula="of:=[.O143]" office:value-type="float" office:value="1" calcext:value-type="float">
            <text:p>1</text:p>
          </table:table-cell>
          <table:table-cell table:formula="of:=[.P143]" office:value-type="float" office:value="0" calcext:value-type="float">
            <text:p>0</text:p>
          </table:table-cell>
          <table:table-cell table:formula="of:=[.Q143]" office:value-type="float" office:value="0" calcext:value-type="float">
            <text:p>0</text:p>
          </table:table-cell>
          <table:table-cell table:formula="of:=[.R143]" office:value-type="float" office:value="1" calcext:value-type="float">
            <text:p>1</text:p>
          </table:table-cell>
          <table:table-cell table:formula="of:=[.S143]" office:value-type="float" office:value="0" calcext:value-type="float">
            <text:p>0</text:p>
          </table:table-cell>
          <table:table-cell table:formula="of:=[.T143]" office:value-type="float" office:value="1" calcext:value-type="float">
            <text:p>1</text:p>
          </table:table-cell>
          <table:table-cell table:formula="of:=[.U143]" office:value-type="float" office:value="0" calcext:value-type="float">
            <text:p>0</text:p>
          </table:table-cell>
          <table:table-cell table:formula="of:=[.V143]" office:value-type="float" office:value="0" calcext:value-type="float">
            <text:p>0</text:p>
          </table:table-cell>
          <table:table-cell table:formula="of:=[.W143]" office:value-type="float" office:value="1" calcext:value-type="float">
            <text:p>1</text:p>
          </table:table-cell>
          <table:table-cell table:formula="of:=[.X143]" office:value-type="float" office:value="0" calcext:value-type="float">
            <text:p>0</text:p>
          </table:table-cell>
          <table:table-cell table:style-name="ce7" table:formula="of:=[.A144]*2^[.A$1]+[.B144]*2^[.B$1]+[.C144]*2^[.C$1]+[.D144]*2^[.D$1]+[.E144]*2^[.E$1]+[.F144]*2^[.F$1]+[.G144]*2^[.G$1]+[.H144]*2^[.H$1]+[.I144]*2^[.I$1]+[.J144]*2^[.J$1]+[.K144]*2^[.K$1]+[.L144]*2^[.L$1]+[.M144]*2^[.M$1]+[.N144]*2^[.N$1]+[.O144]*2^[.O$1]+[.P144]*2^[.P$1]+[.Q144]*2^[.Q$1]+[.R144]*2^[.R$1]+[.S144]*2^[.S$1]+[.T144]*2^[.T$1]+[.U144]*2^[.U$1]+[.V144]*2^[.V$1]+[.W144]*2^[.W$1]+[.X144]*2^[.X$1]+[.Y144]*2^[.Y$1]" office:value-type="float" office:value="22423122" calcext:value-type="float">
            <text:p>22423122</text:p>
          </table:table-cell>
          <table:table-cell table:formula="of:=CONCATENATE(&quot;0b&quot;;[.A144];[.B144];[.C144];[.D144];[.E144];[.F144];[.G144];[.H144];[.I144];[.J144];[.K144];[.L144];[.M144];[.N144];[.O144];[.P144];[.Q144];[.R144];[.S144];[.T144];[.U144];[.V144];[.W144];[.X144];[.Y144])" office:value-type="string" office:string-value="0b1010101100010011001010010" calcext:value-type="string">
            <text:p>0b1010101100010011001010010</text:p>
          </table:table-cell>
          <table:table-cell/>
          <table:table-cell table:formula="of:=CONCATENATE([.AA144]; &quot; soit &quot;; [.Z144])" office:value-type="string" office:string-value="0b1010101100010011001010010 soit 22423122" calcext:value-type="string">
            <text:p>0b1010101100010011001010010 soit 22423122</text:p>
          </table:table-cell>
        </table:table-row>
        <table:table-row table:style-name="ro1">
          <table:table-cell table:formula="of:=XOR(XOR(XOR(XOR([.Y144];[.W144]);[.V144]);[.U144]);[.S144])" office:value-type="float" office:value="0" calcext:value-type="float">
            <text:p>0</text:p>
          </table:table-cell>
          <table:table-cell table:formula="of:=[.A144]" office:value-type="float" office:value="1" calcext:value-type="float">
            <text:p>1</text:p>
          </table:table-cell>
          <table:table-cell table:formula="of:=[.B144]" office:value-type="float" office:value="0" calcext:value-type="float">
            <text:p>0</text:p>
          </table:table-cell>
          <table:table-cell table:formula="of:=[.C144]" office:value-type="float" office:value="1" calcext:value-type="float">
            <text:p>1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0" calcext:value-type="float">
            <text:p>0</text:p>
          </table:table-cell>
          <table:table-cell table:formula="of:=[.G144]" office:value-type="float" office:value="1" calcext:value-type="float">
            <text:p>1</text:p>
          </table:table-cell>
          <table:table-cell table:formula="of:=[.H144]" office:value-type="float" office:value="1" calcext:value-type="float">
            <text:p>1</text:p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[.K144]" office:value-type="float" office:value="0" calcext:value-type="float">
            <text:p>0</text:p>
          </table:table-cell>
          <table:table-cell table:formula="of:=[.L144]" office:value-type="float" office:value="1" calcext:value-type="float">
            <text:p>1</text:p>
          </table:table-cell>
          <table:table-cell table:formula="of:=[.M144]" office:value-type="float" office:value="0" calcext:value-type="float">
            <text:p>0</text:p>
          </table:table-cell>
          <table:table-cell table:formula="of:=[.N144]" office:value-type="float" office:value="0" calcext:value-type="float">
            <text:p>0</text:p>
          </table:table-cell>
          <table:table-cell table:formula="of:=[.O144]" office:value-type="float" office:value="1" calcext:value-type="float">
            <text:p>1</text:p>
          </table:table-cell>
          <table:table-cell table:formula="of:=[.P144]" office:value-type="float" office:value="1" calcext:value-type="float">
            <text:p>1</text:p>
          </table:table-cell>
          <table:table-cell table:formula="of:=[.Q144]" office:value-type="float" office:value="0" calcext:value-type="float">
            <text:p>0</text:p>
          </table:table-cell>
          <table:table-cell table:formula="of:=[.R144]" office:value-type="float" office:value="0" calcext:value-type="float">
            <text:p>0</text:p>
          </table:table-cell>
          <table:table-cell table:formula="of:=[.S144]" office:value-type="float" office:value="1" calcext:value-type="float">
            <text:p>1</text:p>
          </table:table-cell>
          <table:table-cell table:formula="of:=[.T144]" office:value-type="float" office:value="0" calcext:value-type="float">
            <text:p>0</text:p>
          </table:table-cell>
          <table:table-cell table:formula="of:=[.U144]" office:value-type="float" office:value="1" calcext:value-type="float">
            <text:p>1</text:p>
          </table:table-cell>
          <table:table-cell table:formula="of:=[.V144]" office:value-type="float" office:value="0" calcext:value-type="float">
            <text:p>0</text:p>
          </table:table-cell>
          <table:table-cell table:formula="of:=[.W144]" office:value-type="float" office:value="0" calcext:value-type="float">
            <text:p>0</text:p>
          </table:table-cell>
          <table:table-cell table:formula="of:=[.X144]" office:value-type="float" office:value="1" calcext:value-type="float">
            <text:p>1</text:p>
          </table:table-cell>
          <table:table-cell table:style-name="ce7" table:formula="of:=[.A145]*2^[.A$1]+[.B145]*2^[.B$1]+[.C145]*2^[.C$1]+[.D145]*2^[.D$1]+[.E145]*2^[.E$1]+[.F145]*2^[.F$1]+[.G145]*2^[.G$1]+[.H145]*2^[.H$1]+[.I145]*2^[.I$1]+[.J145]*2^[.J$1]+[.K145]*2^[.K$1]+[.L145]*2^[.L$1]+[.M145]*2^[.M$1]+[.N145]*2^[.N$1]+[.O145]*2^[.O$1]+[.P145]*2^[.P$1]+[.Q145]*2^[.Q$1]+[.R145]*2^[.R$1]+[.S145]*2^[.S$1]+[.T145]*2^[.T$1]+[.U145]*2^[.U$1]+[.V145]*2^[.V$1]+[.W145]*2^[.W$1]+[.X145]*2^[.X$1]+[.Y145]*2^[.Y$1]" office:value-type="float" office:value="11211561" calcext:value-type="float">
            <text:p>11211561</text:p>
          </table:table-cell>
          <table:table-cell table:formula="of:=CONCATENATE(&quot;0b&quot;;[.A145];[.B145];[.C145];[.D145];[.E145];[.F145];[.G145];[.H145];[.I145];[.J145];[.K145];[.L145];[.M145];[.N145];[.O145];[.P145];[.Q145];[.R145];[.S145];[.T145];[.U145];[.V145];[.W145];[.X145];[.Y145])" office:value-type="string" office:string-value="0b0101010110001001100101001" calcext:value-type="string">
            <text:p>0b0101010110001001100101001</text:p>
          </table:table-cell>
          <table:table-cell/>
          <table:table-cell table:formula="of:=CONCATENATE([.AA145]; &quot; soit &quot;; [.Z145])" office:value-type="string" office:string-value="0b0101010110001001100101001 soit 11211561" calcext:value-type="string">
            <text:p>0b0101010110001001100101001 soit 11211561</text:p>
          </table:table-cell>
        </table:table-row>
        <table:table-row table:style-name="ro1">
          <table:table-cell table:formula="of:=XOR(XOR(XOR(XOR([.Y145];[.W145]);[.V145]);[.U145]);[.S145])" office:value-type="float" office:value="0" calcext:value-type="float">
            <text:p>0</text:p>
          </table:table-cell>
          <table:table-cell table:formula="of:=[.A145]" office:value-type="float" office:value="0" calcext:value-type="float">
            <text:p>0</text:p>
          </table:table-cell>
          <table:table-cell table:formula="of:=[.B145]" office:value-type="float" office:value="1" calcext:value-type="float">
            <text:p>1</text:p>
          </table:table-cell>
          <table:table-cell table:formula="of:=[.C145]" office:value-type="float" office:value="0" calcext:value-type="float">
            <text:p>0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1" calcext:value-type="float">
            <text:p>1</text:p>
          </table:table-cell>
          <table:table-cell table:formula="of:=[.G145]" office:value-type="float" office:value="0" calcext:value-type="float">
            <text:p>0</text:p>
          </table:table-cell>
          <table:table-cell table:formula="of:=[.H145]" office:value-type="float" office:value="1" calcext:value-type="float">
            <text:p>1</text:p>
          </table:table-cell>
          <table:table-cell table:formula="of:=[.I145]" office:value-type="float" office:value="1" calcext:value-type="float">
            <text:p>1</text:p>
          </table:table-cell>
          <table:table-cell table:formula="of:=[.J145]" office:value-type="float" office:value="0" calcext:value-type="float">
            <text:p>0</text:p>
          </table:table-cell>
          <table:table-cell table:formula="of:=[.K145]" office:value-type="float" office:value="0" calcext:value-type="float">
            <text:p>0</text:p>
          </table:table-cell>
          <table:table-cell table:formula="of:=[.L145]" office:value-type="float" office:value="0" calcext:value-type="float">
            <text:p>0</text:p>
          </table:table-cell>
          <table:table-cell table:formula="of:=[.M145]" office:value-type="float" office:value="1" calcext:value-type="float">
            <text:p>1</text:p>
          </table:table-cell>
          <table:table-cell table:formula="of:=[.N145]" office:value-type="float" office:value="0" calcext:value-type="float">
            <text:p>0</text:p>
          </table:table-cell>
          <table:table-cell table:formula="of:=[.O145]" office:value-type="float" office:value="0" calcext:value-type="float">
            <text:p>0</text:p>
          </table:table-cell>
          <table:table-cell table:formula="of:=[.P145]" office:value-type="float" office:value="1" calcext:value-type="float">
            <text:p>1</text:p>
          </table:table-cell>
          <table:table-cell table:formula="of:=[.Q145]" office:value-type="float" office:value="1" calcext:value-type="float">
            <text:p>1</text:p>
          </table:table-cell>
          <table:table-cell table:formula="of:=[.R145]" office:value-type="float" office:value="0" calcext:value-type="float">
            <text:p>0</text:p>
          </table:table-cell>
          <table:table-cell table:formula="of:=[.S145]" office:value-type="float" office:value="0" calcext:value-type="float">
            <text:p>0</text:p>
          </table:table-cell>
          <table:table-cell table:formula="of:=[.T145]" office:value-type="float" office:value="1" calcext:value-type="float">
            <text:p>1</text:p>
          </table:table-cell>
          <table:table-cell table:formula="of:=[.U145]" office:value-type="float" office:value="0" calcext:value-type="float">
            <text:p>0</text:p>
          </table:table-cell>
          <table:table-cell table:formula="of:=[.V145]" office:value-type="float" office:value="1" calcext:value-type="float">
            <text:p>1</text:p>
          </table:table-cell>
          <table:table-cell table:formula="of:=[.W145]" office:value-type="float" office:value="0" calcext:value-type="float">
            <text:p>0</text:p>
          </table:table-cell>
          <table:table-cell table:formula="of:=[.X145]" office:value-type="float" office:value="0" calcext:value-type="float">
            <text:p>0</text:p>
          </table:table-cell>
          <table:table-cell table:style-name="ce7" table:formula="of:=[.A146]*2^[.A$1]+[.B146]*2^[.B$1]+[.C146]*2^[.C$1]+[.D146]*2^[.D$1]+[.E146]*2^[.E$1]+[.F146]*2^[.F$1]+[.G146]*2^[.G$1]+[.H146]*2^[.H$1]+[.I146]*2^[.I$1]+[.J146]*2^[.J$1]+[.K146]*2^[.K$1]+[.L146]*2^[.L$1]+[.M146]*2^[.M$1]+[.N146]*2^[.N$1]+[.O146]*2^[.O$1]+[.P146]*2^[.P$1]+[.Q146]*2^[.Q$1]+[.R146]*2^[.R$1]+[.S146]*2^[.S$1]+[.T146]*2^[.T$1]+[.U146]*2^[.U$1]+[.V146]*2^[.V$1]+[.W146]*2^[.W$1]+[.X146]*2^[.X$1]+[.Y146]*2^[.Y$1]" office:value-type="float" office:value="5605780" calcext:value-type="float">
            <text:p>5605780</text:p>
          </table:table-cell>
          <table:table-cell table:formula="of:=CONCATENATE(&quot;0b&quot;;[.A146];[.B146];[.C146];[.D146];[.E146];[.F146];[.G146];[.H146];[.I146];[.J146];[.K146];[.L146];[.M146];[.N146];[.O146];[.P146];[.Q146];[.R146];[.S146];[.T146];[.U146];[.V146];[.W146];[.X146];[.Y146])" office:value-type="string" office:string-value="0b0010101011000100110010100" calcext:value-type="string">
            <text:p>0b0010101011000100110010100</text:p>
          </table:table-cell>
          <table:table-cell/>
          <table:table-cell table:formula="of:=CONCATENATE([.AA146]; &quot; soit &quot;; [.Z146])" office:value-type="string" office:string-value="0b0010101011000100110010100 soit 5605780" calcext:value-type="string">
            <text:p>0b0010101011000100110010100 soit 5605780</text:p>
          </table:table-cell>
        </table:table-row>
        <table:table-row table:style-name="ro1">
          <table:table-cell table:formula="of:=XOR(XOR(XOR(XOR([.Y146];[.W146]);[.V146]);[.U146]);[.S146])" office:value-type="float" office:value="0" calcext:value-type="float">
            <text:p>0</text:p>
          </table:table-cell>
          <table:table-cell table:formula="of:=[.A146]" office:value-type="float" office:value="0" calcext:value-type="float">
            <text:p>0</text:p>
          </table:table-cell>
          <table:table-cell table:formula="of:=[.B146]" office:value-type="float" office:value="0" calcext:value-type="float">
            <text:p>0</text:p>
          </table:table-cell>
          <table:table-cell table:formula="of:=[.C146]" office:value-type="float" office:value="1" calcext:value-type="float">
            <text:p>1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0" calcext:value-type="float">
            <text:p>0</text:p>
          </table:table-cell>
          <table:table-cell table:formula="of:=[.G146]" office:value-type="float" office:value="1" calcext:value-type="float">
            <text:p>1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1" calcext:value-type="float">
            <text:p>1</text:p>
          </table:table-cell>
          <table:table-cell table:formula="of:=[.J146]" office:value-type="float" office:value="1" calcext:value-type="float">
            <text:p>1</text:p>
          </table:table-cell>
          <table:table-cell table:formula="of:=[.K146]" office:value-type="float" office:value="0" calcext:value-type="float">
            <text:p>0</text:p>
          </table:table-cell>
          <table:table-cell table:formula="of:=[.L146]" office:value-type="float" office:value="0" calcext:value-type="float">
            <text:p>0</text:p>
          </table:table-cell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1" calcext:value-type="float">
            <text:p>1</text:p>
          </table:table-cell>
          <table:table-cell table:formula="of:=[.O146]" office:value-type="float" office:value="0" calcext:value-type="float">
            <text:p>0</text:p>
          </table:table-cell>
          <table:table-cell table:formula="of:=[.P146]" office:value-type="float" office:value="0" calcext:value-type="float">
            <text:p>0</text:p>
          </table:table-cell>
          <table:table-cell table:formula="of:=[.Q146]" office:value-type="float" office:value="1" calcext:value-type="float">
            <text:p>1</text:p>
          </table:table-cell>
          <table:table-cell table:formula="of:=[.R146]" office:value-type="float" office:value="1" calcext:value-type="float">
            <text:p>1</text:p>
          </table:table-cell>
          <table:table-cell table:formula="of:=[.S146]" office:value-type="float" office:value="0" calcext:value-type="float">
            <text:p>0</text:p>
          </table:table-cell>
          <table:table-cell table:formula="of:=[.T146]" office:value-type="float" office:value="0" calcext:value-type="float">
            <text:p>0</text:p>
          </table:table-cell>
          <table:table-cell table:formula="of:=[.U146]" office:value-type="float" office:value="1" calcext:value-type="float">
            <text:p>1</text:p>
          </table:table-cell>
          <table:table-cell table:formula="of:=[.V146]" office:value-type="float" office:value="0" calcext:value-type="float">
            <text:p>0</text:p>
          </table:table-cell>
          <table:table-cell table:formula="of:=[.W146]" office:value-type="float" office:value="1" calcext:value-type="float">
            <text:p>1</text:p>
          </table:table-cell>
          <table:table-cell table:formula="of:=[.X146]" office:value-type="float" office:value="0" calcext:value-type="float">
            <text:p>0</text:p>
          </table:table-cell>
          <table:table-cell table:style-name="ce7" table:formula="of:=[.A147]*2^[.A$1]+[.B147]*2^[.B$1]+[.C147]*2^[.C$1]+[.D147]*2^[.D$1]+[.E147]*2^[.E$1]+[.F147]*2^[.F$1]+[.G147]*2^[.G$1]+[.H147]*2^[.H$1]+[.I147]*2^[.I$1]+[.J147]*2^[.J$1]+[.K147]*2^[.K$1]+[.L147]*2^[.L$1]+[.M147]*2^[.M$1]+[.N147]*2^[.N$1]+[.O147]*2^[.O$1]+[.P147]*2^[.P$1]+[.Q147]*2^[.Q$1]+[.R147]*2^[.R$1]+[.S147]*2^[.S$1]+[.T147]*2^[.T$1]+[.U147]*2^[.U$1]+[.V147]*2^[.V$1]+[.W147]*2^[.W$1]+[.X147]*2^[.X$1]+[.Y147]*2^[.Y$1]" office:value-type="float" office:value="2802890" calcext:value-type="float">
            <text:p>2802890</text:p>
          </table:table-cell>
          <table:table-cell table:formula="of:=CONCATENATE(&quot;0b&quot;;[.A147];[.B147];[.C147];[.D147];[.E147];[.F147];[.G147];[.H147];[.I147];[.J147];[.K147];[.L147];[.M147];[.N147];[.O147];[.P147];[.Q147];[.R147];[.S147];[.T147];[.U147];[.V147];[.W147];[.X147];[.Y147])" office:value-type="string" office:string-value="0b0001010101100010011001010" calcext:value-type="string">
            <text:p>0b0001010101100010011001010</text:p>
          </table:table-cell>
          <table:table-cell/>
          <table:table-cell table:formula="of:=CONCATENATE([.AA147]; &quot; soit &quot;; [.Z147])" office:value-type="string" office:string-value="0b0001010101100010011001010 soit 2802890" calcext:value-type="string">
            <text:p>0b0001010101100010011001010 soit 2802890</text:p>
          </table:table-cell>
        </table:table-row>
        <table:table-row table:style-name="ro1">
          <table:table-cell table:formula="of:=XOR(XOR(XOR(XOR([.Y147];[.W147]);[.V147]);[.U147]);[.S147])" office:value-type="float" office:value="0" calcext:value-type="float">
            <text:p>0</text:p>
          </table:table-cell>
          <table:table-cell table:formula="of:=[.A147]" office:value-type="float" office:value="0" calcext:value-type="float">
            <text:p>0</text:p>
          </table:table-cell>
          <table:table-cell table:formula="of:=[.B147]" office:value-type="float" office:value="0" calcext:value-type="float">
            <text:p>0</text:p>
          </table:table-cell>
          <table:table-cell table:formula="of:=[.C147]" office:value-type="float" office:value="0" calcext:value-type="float">
            <text:p>0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" office:value-type="float" office:value="0" calcext:value-type="float">
            <text:p>0</text:p>
          </table:table-cell>
          <table:table-cell table:formula="of:=[.H147]" office:value-type="float" office:value="1" calcext:value-type="float">
            <text:p>1</text:p>
          </table:table-cell>
          <table:table-cell table:formula="of:=[.I147]" office:value-type="float" office:value="0" calcext:value-type="float">
            <text:p>0</text:p>
          </table:table-cell>
          <table:table-cell table:formula="of:=[.J147]" office:value-type="float" office:value="1" calcext:value-type="float">
            <text:p>1</text:p>
          </table:table-cell>
          <table:table-cell table:formula="of:=[.K147]" office:value-type="float" office:value="1" calcext:value-type="float">
            <text:p>1</text:p>
          </table:table-cell>
          <table:table-cell table:formula="of:=[.L147]" office:value-type="float" office:value="0" calcext:value-type="float">
            <text:p>0</text:p>
          </table:table-cell>
          <table:table-cell table:formula="of:=[.M147]" office:value-type="float" office:value="0" calcext:value-type="float">
            <text:p>0</text:p>
          </table:table-cell>
          <table:table-cell table:formula="of:=[.N147]" office:value-type="float" office:value="0" calcext:value-type="float">
            <text:p>0</text:p>
          </table:table-cell>
          <table:table-cell table:formula="of:=[.O147]" office:value-type="float" office:value="1" calcext:value-type="float">
            <text:p>1</text:p>
          </table:table-cell>
          <table:table-cell table:formula="of:=[.P147]" office:value-type="float" office:value="0" calcext:value-type="float">
            <text:p>0</text:p>
          </table:table-cell>
          <table:table-cell table:formula="of:=[.Q147]" office:value-type="float" office:value="0" calcext:value-type="float">
            <text:p>0</text:p>
          </table:table-cell>
          <table:table-cell table:formula="of:=[.R147]" office:value-type="float" office:value="1" calcext:value-type="float">
            <text:p>1</text:p>
          </table:table-cell>
          <table:table-cell table:formula="of:=[.S147]" office:value-type="float" office:value="1" calcext:value-type="float">
            <text:p>1</text:p>
          </table:table-cell>
          <table:table-cell table:formula="of:=[.T147]" office:value-type="float" office:value="0" calcext:value-type="float">
            <text:p>0</text:p>
          </table:table-cell>
          <table:table-cell table:formula="of:=[.U147]" office:value-type="float" office:value="0" calcext:value-type="float">
            <text:p>0</text:p>
          </table:table-cell>
          <table:table-cell table:formula="of:=[.V147]" office:value-type="float" office:value="1" calcext:value-type="float">
            <text:p>1</text:p>
          </table:table-cell>
          <table:table-cell table:formula="of:=[.W147]" office:value-type="float" office:value="0" calcext:value-type="float">
            <text:p>0</text:p>
          </table:table-cell>
          <table:table-cell table:formula="of:=[.X147]" office:value-type="float" office:value="1" calcext:value-type="float">
            <text:p>1</text:p>
          </table:table-cell>
          <table:table-cell table:style-name="ce7" table:formula="of:=[.A148]*2^[.A$1]+[.B148]*2^[.B$1]+[.C148]*2^[.C$1]+[.D148]*2^[.D$1]+[.E148]*2^[.E$1]+[.F148]*2^[.F$1]+[.G148]*2^[.G$1]+[.H148]*2^[.H$1]+[.I148]*2^[.I$1]+[.J148]*2^[.J$1]+[.K148]*2^[.K$1]+[.L148]*2^[.L$1]+[.M148]*2^[.M$1]+[.N148]*2^[.N$1]+[.O148]*2^[.O$1]+[.P148]*2^[.P$1]+[.Q148]*2^[.Q$1]+[.R148]*2^[.R$1]+[.S148]*2^[.S$1]+[.T148]*2^[.T$1]+[.U148]*2^[.U$1]+[.V148]*2^[.V$1]+[.W148]*2^[.W$1]+[.X148]*2^[.X$1]+[.Y148]*2^[.Y$1]" office:value-type="float" office:value="1401445" calcext:value-type="float">
            <text:p>1401445</text:p>
          </table:table-cell>
          <table:table-cell table:formula="of:=CONCATENATE(&quot;0b&quot;;[.A148];[.B148];[.C148];[.D148];[.E148];[.F148];[.G148];[.H148];[.I148];[.J148];[.K148];[.L148];[.M148];[.N148];[.O148];[.P148];[.Q148];[.R148];[.S148];[.T148];[.U148];[.V148];[.W148];[.X148];[.Y148])" office:value-type="string" office:string-value="0b0000101010110001001100101" calcext:value-type="string">
            <text:p>0b0000101010110001001100101</text:p>
          </table:table-cell>
          <table:table-cell/>
          <table:table-cell table:formula="of:=CONCATENATE([.AA148]; &quot; soit &quot;; [.Z148])" office:value-type="string" office:string-value="0b0000101010110001001100101 soit 1401445" calcext:value-type="string">
            <text:p>0b0000101010110001001100101 soit 1401445</text:p>
          </table:table-cell>
        </table:table-row>
        <table:table-row table:style-name="ro1">
          <table:table-cell table:formula="of:=XOR(XOR(XOR(XOR([.Y148];[.W148]);[.V148]);[.U148]);[.S148])" office:value-type="float" office:value="1" calcext:value-type="float">
            <text:p>1</text:p>
          </table:table-cell>
          <table:table-cell table:formula="of:=[.A148]" office:value-type="float" office:value="0" calcext:value-type="float">
            <text:p>0</text:p>
          </table:table-cell>
          <table:table-cell table:formula="of:=[.B148]" office:value-type="float" office:value="0" calcext:value-type="float">
            <text:p>0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  <table:table-cell table:formula="of:=[.E148]" office:value-type="float" office:value="1" calcext:value-type="float">
            <text:p>1</text:p>
          </table:table-cell>
          <table:table-cell table:formula="of:=[.F148]" office:value-type="float" office:value="0" calcext:value-type="float">
            <text:p>0</text:p>
          </table:table-cell>
          <table:table-cell table:formula="of:=[.G148]" office:value-type="float" office:value="1" calcext:value-type="float">
            <text:p>1</text:p>
          </table:table-cell>
          <table:table-cell table:formula="of:=[.H148]" office:value-type="float" office:value="0" calcext:value-type="float">
            <text:p>0</text:p>
          </table:table-cell>
          <table:table-cell table:formula="of:=[.I148]" office:value-type="float" office:value="1" calcext:value-type="float">
            <text:p>1</text:p>
          </table:table-cell>
          <table:table-cell table:formula="of:=[.J148]" office:value-type="float" office:value="0" calcext:value-type="float">
            <text:p>0</text:p>
          </table:table-cell>
          <table:table-cell table:formula="of:=[.K148]" office:value-type="float" office:value="1" calcext:value-type="float">
            <text:p>1</text:p>
          </table:table-cell>
          <table:table-cell table:formula="of:=[.L148]" office:value-type="float" office:value="1" calcext:value-type="float">
            <text:p>1</text:p>
          </table:table-cell>
          <table:table-cell table:formula="of:=[.M148]" office:value-type="float" office:value="0" calcext:value-type="float">
            <text:p>0</text:p>
          </table:table-cell>
          <table:table-cell table:formula="of:=[.N148]" office:value-type="float" office:value="0" calcext:value-type="float">
            <text:p>0</text:p>
          </table:table-cell>
          <table:table-cell table:formula="of:=[.O148]" office:value-type="float" office:value="0" calcext:value-type="float">
            <text:p>0</text:p>
          </table:table-cell>
          <table:table-cell table:formula="of:=[.P148]" office:value-type="float" office:value="1" calcext:value-type="float">
            <text:p>1</text:p>
          </table:table-cell>
          <table:table-cell table:formula="of:=[.Q148]" office:value-type="float" office:value="0" calcext:value-type="float">
            <text:p>0</text:p>
          </table:table-cell>
          <table:table-cell table:formula="of:=[.R148]" office:value-type="float" office:value="0" calcext:value-type="float">
            <text:p>0</text:p>
          </table:table-cell>
          <table:table-cell table:formula="of:=[.S148]" office:value-type="float" office:value="1" calcext:value-type="float">
            <text:p>1</text:p>
          </table:table-cell>
          <table:table-cell table:formula="of:=[.T148]" office:value-type="float" office:value="1" calcext:value-type="float">
            <text:p>1</text:p>
          </table:table-cell>
          <table:table-cell table:formula="of:=[.U148]" office:value-type="float" office:value="0" calcext:value-type="float">
            <text:p>0</text:p>
          </table:table-cell>
          <table:table-cell table:formula="of:=[.V148]" office:value-type="float" office:value="0" calcext:value-type="float">
            <text:p>0</text:p>
          </table:table-cell>
          <table:table-cell table:formula="of:=[.W148]" office:value-type="float" office:value="1" calcext:value-type="float">
            <text:p>1</text:p>
          </table:table-cell>
          <table:table-cell table:formula="of:=[.X148]" office:value-type="float" office:value="0" calcext:value-type="float">
            <text:p>0</text:p>
          </table:table-cell>
          <table:table-cell table:style-name="ce7" table:formula="of:=[.A149]*2^[.A$1]+[.B149]*2^[.B$1]+[.C149]*2^[.C$1]+[.D149]*2^[.D$1]+[.E149]*2^[.E$1]+[.F149]*2^[.F$1]+[.G149]*2^[.G$1]+[.H149]*2^[.H$1]+[.I149]*2^[.I$1]+[.J149]*2^[.J$1]+[.K149]*2^[.K$1]+[.L149]*2^[.L$1]+[.M149]*2^[.M$1]+[.N149]*2^[.N$1]+[.O149]*2^[.O$1]+[.P149]*2^[.P$1]+[.Q149]*2^[.Q$1]+[.R149]*2^[.R$1]+[.S149]*2^[.S$1]+[.T149]*2^[.T$1]+[.U149]*2^[.U$1]+[.V149]*2^[.V$1]+[.W149]*2^[.W$1]+[.X149]*2^[.X$1]+[.Y149]*2^[.Y$1]" office:value-type="float" office:value="17477938" calcext:value-type="float">
            <text:p>17477938</text:p>
          </table:table-cell>
          <table:table-cell table:formula="of:=CONCATENATE(&quot;0b&quot;;[.A149];[.B149];[.C149];[.D149];[.E149];[.F149];[.G149];[.H149];[.I149];[.J149];[.K149];[.L149];[.M149];[.N149];[.O149];[.P149];[.Q149];[.R149];[.S149];[.T149];[.U149];[.V149];[.W149];[.X149];[.Y149])" office:value-type="string" office:string-value="0b1000010101011000100110010" calcext:value-type="string">
            <text:p>0b1000010101011000100110010</text:p>
          </table:table-cell>
          <table:table-cell/>
          <table:table-cell table:formula="of:=CONCATENATE([.AA149]; &quot; soit &quot;; [.Z149])" office:value-type="string" office:string-value="0b1000010101011000100110010 soit 17477938" calcext:value-type="string">
            <text:p>0b1000010101011000100110010 soit 17477938</text:p>
          </table:table-cell>
        </table:table-row>
        <table:table-row table:style-name="ro1">
          <table:table-cell table:formula="of:=XOR(XOR(XOR(XOR([.Y149];[.W149]);[.V149]);[.U149]);[.S149])" office:value-type="float" office:value="1" calcext:value-type="float">
            <text:p>1</text:p>
          </table:table-cell>
          <table:table-cell table:formula="of:=[.A149]" office:value-type="float" office:value="1" calcext:value-type="float">
            <text:p>1</text:p>
          </table:table-cell>
          <table:table-cell table:formula="of:=[.B149]" office:value-type="float" office:value="0" calcext:value-type="float">
            <text:p>0</text:p>
          </table:table-cell>
          <table:table-cell table:formula="of:=[.C149]" office:value-type="float" office:value="0" calcext:value-type="float">
            <text:p>0</text:p>
          </table:table-cell>
          <table:table-cell table:formula="of:=[.D149]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1" calcext:value-type="float">
            <text:p>1</text:p>
          </table:table-cell>
          <table:table-cell table:formula="of:=[.G149]" office:value-type="float" office:value="0" calcext:value-type="float">
            <text:p>0</text:p>
          </table:table-cell>
          <table:table-cell table:formula="of:=[.H149]" office:value-type="float" office:value="1" calcext:value-type="float">
            <text:p>1</text:p>
          </table:table-cell>
          <table:table-cell table:formula="of:=[.I149]" office:value-type="float" office:value="0" calcext:value-type="float">
            <text:p>0</text:p>
          </table:table-cell>
          <table:table-cell table:formula="of:=[.J149]" office:value-type="float" office:value="1" calcext:value-type="float">
            <text:p>1</text:p>
          </table:table-cell>
          <table:table-cell table:formula="of:=[.K149]" office:value-type="float" office:value="0" calcext:value-type="float">
            <text:p>0</text:p>
          </table:table-cell>
          <table:table-cell table:formula="of:=[.L149]" office:value-type="float" office:value="1" calcext:value-type="float">
            <text:p>1</text:p>
          </table:table-cell>
          <table:table-cell table:formula="of:=[.M149]" office:value-type="float" office:value="1" calcext:value-type="float">
            <text:p>1</text:p>
          </table:table-cell>
          <table:table-cell table:formula="of:=[.N149]" office:value-type="float" office:value="0" calcext:value-type="float">
            <text:p>0</text:p>
          </table:table-cell>
          <table:table-cell table:formula="of:=[.O149]" office:value-type="float" office:value="0" calcext:value-type="float">
            <text:p>0</text:p>
          </table:table-cell>
          <table:table-cell table:formula="of:=[.P149]" office:value-type="float" office:value="0" calcext:value-type="float">
            <text:p>0</text:p>
          </table:table-cell>
          <table:table-cell table:formula="of:=[.Q149]" office:value-type="float" office:value="1" calcext:value-type="float">
            <text:p>1</text:p>
          </table:table-cell>
          <table:table-cell table:formula="of:=[.R149]" office:value-type="float" office:value="0" calcext:value-type="float">
            <text:p>0</text:p>
          </table:table-cell>
          <table:table-cell table:formula="of:=[.S149]" office:value-type="float" office:value="0" calcext:value-type="float">
            <text:p>0</text:p>
          </table:table-cell>
          <table:table-cell table:formula="of:=[.T149]" office:value-type="float" office:value="1" calcext:value-type="float">
            <text:p>1</text:p>
          </table:table-cell>
          <table:table-cell table:formula="of:=[.U149]" office:value-type="float" office:value="1" calcext:value-type="float">
            <text:p>1</text:p>
          </table:table-cell>
          <table:table-cell table:formula="of:=[.V149]" office:value-type="float" office:value="0" calcext:value-type="float">
            <text:p>0</text:p>
          </table:table-cell>
          <table:table-cell table:formula="of:=[.W149]" office:value-type="float" office:value="0" calcext:value-type="float">
            <text:p>0</text:p>
          </table:table-cell>
          <table:table-cell table:formula="of:=[.X149]" office:value-type="float" office:value="1" calcext:value-type="float">
            <text:p>1</text:p>
          </table:table-cell>
          <table:table-cell table:style-name="ce7" table:formula="of:=[.A150]*2^[.A$1]+[.B150]*2^[.B$1]+[.C150]*2^[.C$1]+[.D150]*2^[.D$1]+[.E150]*2^[.E$1]+[.F150]*2^[.F$1]+[.G150]*2^[.G$1]+[.H150]*2^[.H$1]+[.I150]*2^[.I$1]+[.J150]*2^[.J$1]+[.K150]*2^[.K$1]+[.L150]*2^[.L$1]+[.M150]*2^[.M$1]+[.N150]*2^[.N$1]+[.O150]*2^[.O$1]+[.P150]*2^[.P$1]+[.Q150]*2^[.Q$1]+[.R150]*2^[.R$1]+[.S150]*2^[.S$1]+[.T150]*2^[.T$1]+[.U150]*2^[.U$1]+[.V150]*2^[.V$1]+[.W150]*2^[.W$1]+[.X150]*2^[.X$1]+[.Y150]*2^[.Y$1]" office:value-type="float" office:value="25516185" calcext:value-type="float">
            <text:p>25516185</text:p>
          </table:table-cell>
          <table:table-cell table:formula="of:=CONCATENATE(&quot;0b&quot;;[.A150];[.B150];[.C150];[.D150];[.E150];[.F150];[.G150];[.H150];[.I150];[.J150];[.K150];[.L150];[.M150];[.N150];[.O150];[.P150];[.Q150];[.R150];[.S150];[.T150];[.U150];[.V150];[.W150];[.X150];[.Y150])" office:value-type="string" office:string-value="0b1100001010101100010011001" calcext:value-type="string">
            <text:p>0b1100001010101100010011001</text:p>
          </table:table-cell>
          <table:table-cell/>
          <table:table-cell table:formula="of:=CONCATENATE([.AA150]; &quot; soit &quot;; [.Z150])" office:value-type="string" office:string-value="0b1100001010101100010011001 soit 25516185" calcext:value-type="string">
            <text:p>0b1100001010101100010011001 soit 25516185</text:p>
          </table:table-cell>
        </table:table-row>
        <table:table-row table:style-name="ro1">
          <table:table-cell table:formula="of:=XOR(XOR(XOR(XOR([.Y150];[.W150]);[.V150]);[.U150]);[.S150])" office:value-type="float" office:value="1" calcext:value-type="float">
            <text:p>1</text:p>
          </table:table-cell>
          <table:table-cell table:formula="of:=[.A150]" office:value-type="float" office:value="1" calcext:value-type="float">
            <text:p>1</text:p>
          </table:table-cell>
          <table:table-cell table:formula="of:=[.B150]" office:value-type="float" office:value="1" calcext:value-type="float">
            <text:p>1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0" calcext:value-type="float">
            <text:p>0</text:p>
          </table:table-cell>
          <table:table-cell table:formula="of:=[.G150]" office:value-type="float" office:value="1" calcext:value-type="float">
            <text:p>1</text:p>
          </table:table-cell>
          <table:table-cell table:formula="of:=[.H150]" office:value-type="float" office:value="0" calcext:value-type="float">
            <text:p>0</text:p>
          </table:table-cell>
          <table:table-cell table:formula="of:=[.I150]" office:value-type="float" office:value="1" calcext:value-type="float">
            <text:p>1</text:p>
          </table:table-cell>
          <table:table-cell table:formula="of:=[.J150]" office:value-type="float" office:value="0" calcext:value-type="float">
            <text:p>0</text:p>
          </table:table-cell>
          <table:table-cell table:formula="of:=[.K150]" office:value-type="float" office:value="1" calcext:value-type="float">
            <text:p>1</text:p>
          </table:table-cell>
          <table:table-cell table:formula="of:=[.L150]" office:value-type="float" office:value="0" calcext:value-type="float">
            <text:p>0</text:p>
          </table:table-cell>
          <table:table-cell table:formula="of:=[.M150]" office:value-type="float" office:value="1" calcext:value-type="float">
            <text:p>1</text:p>
          </table:table-cell>
          <table:table-cell table:formula="of:=[.N150]" office:value-type="float" office:value="1" calcext:value-type="float">
            <text:p>1</text:p>
          </table:table-cell>
          <table:table-cell table:formula="of:=[.O150]" office:value-type="float" office:value="0" calcext:value-type="float">
            <text:p>0</text:p>
          </table:table-cell>
          <table:table-cell table:formula="of:=[.P150]" office:value-type="float" office:value="0" calcext:value-type="float">
            <text:p>0</text:p>
          </table:table-cell>
          <table:table-cell table:formula="of:=[.Q150]" office:value-type="float" office:value="0" calcext:value-type="float">
            <text:p>0</text:p>
          </table:table-cell>
          <table:table-cell table:formula="of:=[.R150]" office:value-type="float" office:value="1" calcext:value-type="float">
            <text:p>1</text:p>
          </table:table-cell>
          <table:table-cell table:formula="of:=[.S150]" office:value-type="float" office:value="0" calcext:value-type="float">
            <text:p>0</text:p>
          </table:table-cell>
          <table:table-cell table:formula="of:=[.T150]" office:value-type="float" office:value="0" calcext:value-type="float">
            <text:p>0</text:p>
          </table:table-cell>
          <table:table-cell table:formula="of:=[.U150]" office:value-type="float" office:value="1" calcext:value-type="float">
            <text:p>1</text:p>
          </table:table-cell>
          <table:table-cell table:formula="of:=[.V150]" office:value-type="float" office:value="1" calcext:value-type="float">
            <text:p>1</text:p>
          </table:table-cell>
          <table:table-cell table:formula="of:=[.W150]" office:value-type="float" office:value="0" calcext:value-type="float">
            <text:p>0</text:p>
          </table:table-cell>
          <table:table-cell table:formula="of:=[.X150]" office:value-type="float" office:value="0" calcext:value-type="float">
            <text:p>0</text:p>
          </table:table-cell>
          <table:table-cell table:style-name="ce7" table:formula="of:=[.A151]*2^[.A$1]+[.B151]*2^[.B$1]+[.C151]*2^[.C$1]+[.D151]*2^[.D$1]+[.E151]*2^[.E$1]+[.F151]*2^[.F$1]+[.G151]*2^[.G$1]+[.H151]*2^[.H$1]+[.I151]*2^[.I$1]+[.J151]*2^[.J$1]+[.K151]*2^[.K$1]+[.L151]*2^[.L$1]+[.M151]*2^[.M$1]+[.N151]*2^[.N$1]+[.O151]*2^[.O$1]+[.P151]*2^[.P$1]+[.Q151]*2^[.Q$1]+[.R151]*2^[.R$1]+[.S151]*2^[.S$1]+[.T151]*2^[.T$1]+[.U151]*2^[.U$1]+[.V151]*2^[.V$1]+[.W151]*2^[.W$1]+[.X151]*2^[.X$1]+[.Y151]*2^[.Y$1]" office:value-type="float" office:value="29535308" calcext:value-type="float">
            <text:p>29535308</text:p>
          </table:table-cell>
          <table:table-cell table:formula="of:=CONCATENATE(&quot;0b&quot;;[.A151];[.B151];[.C151];[.D151];[.E151];[.F151];[.G151];[.H151];[.I151];[.J151];[.K151];[.L151];[.M151];[.N151];[.O151];[.P151];[.Q151];[.R151];[.S151];[.T151];[.U151];[.V151];[.W151];[.X151];[.Y151])" office:value-type="string" office:string-value="0b1110000101010110001001100" calcext:value-type="string">
            <text:p>0b1110000101010110001001100</text:p>
          </table:table-cell>
          <table:table-cell/>
          <table:table-cell table:formula="of:=CONCATENATE([.AA151]; &quot; soit &quot;; [.Z151])" office:value-type="string" office:string-value="0b1110000101010110001001100 soit 29535308" calcext:value-type="string">
            <text:p>0b1110000101010110001001100 soit 29535308</text:p>
          </table:table-cell>
        </table:table-row>
        <table:table-row table:style-name="ro1">
          <table:table-cell table:formula="of:=XOR(XOR(XOR(XOR([.Y151];[.W151]);[.V151]);[.U151]);[.S151])" office:value-type="float" office:value="1" calcext:value-type="float">
            <text:p>1</text:p>
          </table:table-cell>
          <table:table-cell table:formula="of:=[.A151]" office:value-type="float" office:value="1" calcext:value-type="float">
            <text:p>1</text:p>
          </table:table-cell>
          <table:table-cell table:formula="of:=[.B151]" office:value-type="float" office:value="1" calcext:value-type="float">
            <text:p>1</text:p>
          </table:table-cell>
          <table:table-cell table:formula="of:=[.C151]" office:value-type="float" office:value="1" calcext:value-type="float">
            <text:p>1</text:p>
          </table:table-cell>
          <table:table-cell table:formula="of:=[.D151]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0" calcext:value-type="float">
            <text:p>0</text:p>
          </table:table-cell>
          <table:table-cell table:formula="of:=[.G151]" office:value-type="float" office:value="0" calcext:value-type="float">
            <text:p>0</text:p>
          </table:table-cell>
          <table:table-cell table:formula="of:=[.H151]" office:value-type="float" office:value="1" calcext:value-type="float">
            <text:p>1</text:p>
          </table:table-cell>
          <table:table-cell table:formula="of:=[.I151]" office:value-type="float" office:value="0" calcext:value-type="float">
            <text:p>0</text:p>
          </table:table-cell>
          <table:table-cell table:formula="of:=[.J151]" office:value-type="float" office:value="1" calcext:value-type="float">
            <text:p>1</text:p>
          </table:table-cell>
          <table:table-cell table:formula="of:=[.K151]" office:value-type="float" office:value="0" calcext:value-type="float">
            <text:p>0</text:p>
          </table:table-cell>
          <table:table-cell table:formula="of:=[.L151]" office:value-type="float" office:value="1" calcext:value-type="float">
            <text:p>1</text:p>
          </table:table-cell>
          <table:table-cell table:formula="of:=[.M151]" office:value-type="float" office:value="0" calcext:value-type="float">
            <text:p>0</text:p>
          </table:table-cell>
          <table:table-cell table:formula="of:=[.N151]" office:value-type="float" office:value="1" calcext:value-type="float">
            <text:p>1</text:p>
          </table:table-cell>
          <table:table-cell table:formula="of:=[.O151]" office:value-type="float" office:value="1" calcext:value-type="float">
            <text:p>1</text:p>
          </table:table-cell>
          <table:table-cell table:formula="of:=[.P151]" office:value-type="float" office:value="0" calcext:value-type="float">
            <text:p>0</text:p>
          </table:table-cell>
          <table:table-cell table:formula="of:=[.Q151]" office:value-type="float" office:value="0" calcext:value-type="float">
            <text:p>0</text:p>
          </table:table-cell>
          <table:table-cell table:formula="of:=[.R151]" office:value-type="float" office:value="0" calcext:value-type="float">
            <text:p>0</text:p>
          </table:table-cell>
          <table:table-cell table:formula="of:=[.S151]" office:value-type="float" office:value="1" calcext:value-type="float">
            <text:p>1</text:p>
          </table:table-cell>
          <table:table-cell table:formula="of:=[.T151]" office:value-type="float" office:value="0" calcext:value-type="float">
            <text:p>0</text:p>
          </table:table-cell>
          <table:table-cell table:formula="of:=[.U151]" office:value-type="float" office:value="0" calcext:value-type="float">
            <text:p>0</text:p>
          </table:table-cell>
          <table:table-cell table:formula="of:=[.V151]" office:value-type="float" office:value="1" calcext:value-type="float">
            <text:p>1</text:p>
          </table:table-cell>
          <table:table-cell table:formula="of:=[.W151]" office:value-type="float" office:value="1" calcext:value-type="float">
            <text:p>1</text:p>
          </table:table-cell>
          <table:table-cell table:formula="of:=[.X151]" office:value-type="float" office:value="0" calcext:value-type="float">
            <text:p>0</text:p>
          </table:table-cell>
          <table:table-cell table:style-name="ce7" table:formula="of:=[.A152]*2^[.A$1]+[.B152]*2^[.B$1]+[.C152]*2^[.C$1]+[.D152]*2^[.D$1]+[.E152]*2^[.E$1]+[.F152]*2^[.F$1]+[.G152]*2^[.G$1]+[.H152]*2^[.H$1]+[.I152]*2^[.I$1]+[.J152]*2^[.J$1]+[.K152]*2^[.K$1]+[.L152]*2^[.L$1]+[.M152]*2^[.M$1]+[.N152]*2^[.N$1]+[.O152]*2^[.O$1]+[.P152]*2^[.P$1]+[.Q152]*2^[.Q$1]+[.R152]*2^[.R$1]+[.S152]*2^[.S$1]+[.T152]*2^[.T$1]+[.U152]*2^[.U$1]+[.V152]*2^[.V$1]+[.W152]*2^[.W$1]+[.X152]*2^[.X$1]+[.Y152]*2^[.Y$1]" office:value-type="float" office:value="31544870" calcext:value-type="float">
            <text:p>31544870</text:p>
          </table:table-cell>
          <table:table-cell table:formula="of:=CONCATENATE(&quot;0b&quot;;[.A152];[.B152];[.C152];[.D152];[.E152];[.F152];[.G152];[.H152];[.I152];[.J152];[.K152];[.L152];[.M152];[.N152];[.O152];[.P152];[.Q152];[.R152];[.S152];[.T152];[.U152];[.V152];[.W152];[.X152];[.Y152])" office:value-type="string" office:string-value="0b1111000010101011000100110" calcext:value-type="string">
            <text:p>0b1111000010101011000100110</text:p>
          </table:table-cell>
          <table:table-cell/>
          <table:table-cell table:formula="of:=CONCATENATE([.AA152]; &quot; soit &quot;; [.Z152])" office:value-type="string" office:string-value="0b1111000010101011000100110 soit 31544870" calcext:value-type="string">
            <text:p>0b1111000010101011000100110 soit 31544870</text:p>
          </table:table-cell>
        </table:table-row>
        <table:table-row table:style-name="ro1">
          <table:table-cell table:formula="of:=XOR(XOR(XOR(XOR([.Y152];[.W152]);[.V152]);[.U152]);[.S152])" office:value-type="float" office:value="1" calcext:value-type="float">
            <text:p>1</text:p>
          </table:table-cell>
          <table:table-cell table:formula="of:=[.A152]" office:value-type="float" office:value="1" calcext:value-type="float">
            <text:p>1</text:p>
          </table:table-cell>
          <table:table-cell table:formula="of:=[.B152]" office:value-type="float" office:value="1" calcext:value-type="float">
            <text:p>1</text:p>
          </table:table-cell>
          <table:table-cell table:formula="of:=[.C152]" office:value-type="float" office:value="1" calcext:value-type="float">
            <text:p>1</text:p>
          </table:table-cell>
          <table:table-cell table:formula="of:=[.D152]" office:value-type="float" office:value="1" calcext:value-type="float">
            <text:p>1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0" calcext:value-type="float">
            <text:p>0</text:p>
          </table:table-cell>
          <table:table-cell table:formula="of:=[.G152]" office:value-type="float" office:value="0" calcext:value-type="float">
            <text:p>0</text:p>
          </table:table-cell>
          <table:table-cell table:formula="of:=[.H152]" office:value-type="float" office:value="0" calcext:value-type="float">
            <text:p>0</text:p>
          </table:table-cell>
          <table:table-cell table:formula="of:=[.I152]" office:value-type="float" office:value="1" calcext:value-type="float">
            <text:p>1</text:p>
          </table:table-cell>
          <table:table-cell table:formula="of:=[.J152]" office:value-type="float" office:value="0" calcext:value-type="float">
            <text:p>0</text:p>
          </table:table-cell>
          <table:table-cell table:formula="of:=[.K152]" office:value-type="float" office:value="1" calcext:value-type="float">
            <text:p>1</text:p>
          </table:table-cell>
          <table:table-cell table:formula="of:=[.L152]" office:value-type="float" office:value="0" calcext:value-type="float">
            <text:p>0</text:p>
          </table:table-cell>
          <table:table-cell table:formula="of:=[.M152]" office:value-type="float" office:value="1" calcext:value-type="float">
            <text:p>1</text:p>
          </table:table-cell>
          <table:table-cell table:formula="of:=[.N152]" office:value-type="float" office:value="0" calcext:value-type="float">
            <text:p>0</text:p>
          </table:table-cell>
          <table:table-cell table:formula="of:=[.O152]" office:value-type="float" office:value="1" calcext:value-type="float">
            <text:p>1</text:p>
          </table:table-cell>
          <table:table-cell table:formula="of:=[.P152]" office:value-type="float" office:value="1" calcext:value-type="float">
            <text:p>1</text:p>
          </table:table-cell>
          <table:table-cell table:formula="of:=[.Q152]" office:value-type="float" office:value="0" calcext:value-type="float">
            <text:p>0</text:p>
          </table:table-cell>
          <table:table-cell table:formula="of:=[.R152]" office:value-type="float" office:value="0" calcext:value-type="float">
            <text:p>0</text:p>
          </table:table-cell>
          <table:table-cell table:formula="of:=[.S152]" office:value-type="float" office:value="0" calcext:value-type="float">
            <text:p>0</text:p>
          </table:table-cell>
          <table:table-cell table:formula="of:=[.T152]" office:value-type="float" office:value="1" calcext:value-type="float">
            <text:p>1</text:p>
          </table:table-cell>
          <table:table-cell table:formula="of:=[.U152]" office:value-type="float" office:value="0" calcext:value-type="float">
            <text:p>0</text:p>
          </table:table-cell>
          <table:table-cell table:formula="of:=[.V152]" office:value-type="float" office:value="0" calcext:value-type="float">
            <text:p>0</text:p>
          </table:table-cell>
          <table:table-cell table:formula="of:=[.W152]" office:value-type="float" office:value="1" calcext:value-type="float">
            <text:p>1</text:p>
          </table:table-cell>
          <table:table-cell table:formula="of:=[.X152]" office:value-type="float" office:value="1" calcext:value-type="float">
            <text:p>1</text:p>
          </table:table-cell>
          <table:table-cell table:style-name="ce7" table:formula="of:=[.A153]*2^[.A$1]+[.B153]*2^[.B$1]+[.C153]*2^[.C$1]+[.D153]*2^[.D$1]+[.E153]*2^[.E$1]+[.F153]*2^[.F$1]+[.G153]*2^[.G$1]+[.H153]*2^[.H$1]+[.I153]*2^[.I$1]+[.J153]*2^[.J$1]+[.K153]*2^[.K$1]+[.L153]*2^[.L$1]+[.M153]*2^[.M$1]+[.N153]*2^[.N$1]+[.O153]*2^[.O$1]+[.P153]*2^[.P$1]+[.Q153]*2^[.Q$1]+[.R153]*2^[.R$1]+[.S153]*2^[.S$1]+[.T153]*2^[.T$1]+[.U153]*2^[.U$1]+[.V153]*2^[.V$1]+[.W153]*2^[.W$1]+[.X153]*2^[.X$1]+[.Y153]*2^[.Y$1]" office:value-type="float" office:value="32549651" calcext:value-type="float">
            <text:p>32549651</text:p>
          </table:table-cell>
          <table:table-cell table:formula="of:=CONCATENATE(&quot;0b&quot;;[.A153];[.B153];[.C153];[.D153];[.E153];[.F153];[.G153];[.H153];[.I153];[.J153];[.K153];[.L153];[.M153];[.N153];[.O153];[.P153];[.Q153];[.R153];[.S153];[.T153];[.U153];[.V153];[.W153];[.X153];[.Y153])" office:value-type="string" office:string-value="0b1111100001010101100010011" calcext:value-type="string">
            <text:p>0b1111100001010101100010011</text:p>
          </table:table-cell>
          <table:table-cell/>
          <table:table-cell table:formula="of:=CONCATENATE([.AA153]; &quot; soit &quot;; [.Z153])" office:value-type="string" office:string-value="0b1111100001010101100010011 soit 32549651" calcext:value-type="string">
            <text:p>0b1111100001010101100010011 soit 32549651</text:p>
          </table:table-cell>
        </table:table-row>
        <table:table-row table:style-name="ro1">
          <table:table-cell table:formula="of:=XOR(XOR(XOR(XOR([.Y153];[.W153]);[.V153]);[.U153]);[.S153])" office:value-type="float" office:value="0" calcext:value-type="float">
            <text:p>0</text:p>
          </table:table-cell>
          <table:table-cell table:formula="of:=[.A153]" office:value-type="float" office:value="1" calcext:value-type="float">
            <text:p>1</text:p>
          </table:table-cell>
          <table:table-cell table:formula="of:=[.B153]" office:value-type="float" office:value="1" calcext:value-type="float">
            <text:p>1</text:p>
          </table:table-cell>
          <table:table-cell table:formula="of:=[.C153]" office:value-type="float" office:value="1" calcext:value-type="float">
            <text:p>1</text:p>
          </table:table-cell>
          <table:table-cell table:formula="of:=[.D153]" office:value-type="float" office:value="1" calcext:value-type="float">
            <text:p>1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0" calcext:value-type="float">
            <text:p>0</text:p>
          </table:table-cell>
          <table:table-cell table:formula="of:=[.G153]" office:value-type="float" office:value="0" calcext:value-type="float">
            <text:p>0</text:p>
          </table:table-cell>
          <table:table-cell table:formula="of:=[.H153]" office:value-type="float" office:value="0" calcext:value-type="float">
            <text:p>0</text:p>
          </table:table-cell>
          <table:table-cell table:formula="of:=[.I153]" office:value-type="float" office:value="0" calcext:value-type="float">
            <text:p>0</text:p>
          </table:table-cell>
          <table:table-cell table:formula="of:=[.J153]" office:value-type="float" office:value="1" calcext:value-type="float">
            <text:p>1</text:p>
          </table:table-cell>
          <table:table-cell table:formula="of:=[.K153]" office:value-type="float" office:value="0" calcext:value-type="float">
            <text:p>0</text:p>
          </table:table-cell>
          <table:table-cell table:formula="of:=[.L153]" office:value-type="float" office:value="1" calcext:value-type="float">
            <text:p>1</text:p>
          </table:table-cell>
          <table:table-cell table:formula="of:=[.M153]" office:value-type="float" office:value="0" calcext:value-type="float">
            <text:p>0</text:p>
          </table:table-cell>
          <table:table-cell table:formula="of:=[.N153]" office:value-type="float" office:value="1" calcext:value-type="float">
            <text:p>1</text:p>
          </table:table-cell>
          <table:table-cell table:formula="of:=[.O153]" office:value-type="float" office:value="0" calcext:value-type="float">
            <text:p>0</text:p>
          </table:table-cell>
          <table:table-cell table:formula="of:=[.P153]" office:value-type="float" office:value="1" calcext:value-type="float">
            <text:p>1</text:p>
          </table:table-cell>
          <table:table-cell table:formula="of:=[.Q153]" office:value-type="float" office:value="1" calcext:value-type="float">
            <text:p>1</text:p>
          </table:table-cell>
          <table:table-cell table:formula="of:=[.R153]" office:value-type="float" office:value="0" calcext:value-type="float">
            <text:p>0</text:p>
          </table:table-cell>
          <table:table-cell table:formula="of:=[.S153]" office:value-type="float" office:value="0" calcext:value-type="float">
            <text:p>0</text:p>
          </table:table-cell>
          <table:table-cell table:formula="of:=[.T153]" office:value-type="float" office:value="0" calcext:value-type="float">
            <text:p>0</text:p>
          </table:table-cell>
          <table:table-cell table:formula="of:=[.U153]" office:value-type="float" office:value="1" calcext:value-type="float">
            <text:p>1</text:p>
          </table:table-cell>
          <table:table-cell table:formula="of:=[.V153]" office:value-type="float" office:value="0" calcext:value-type="float">
            <text:p>0</text:p>
          </table:table-cell>
          <table:table-cell table:formula="of:=[.W153]" office:value-type="float" office:value="0" calcext:value-type="float">
            <text:p>0</text:p>
          </table:table-cell>
          <table:table-cell table:formula="of:=[.X153]" office:value-type="float" office:value="1" calcext:value-type="float">
            <text:p>1</text:p>
          </table:table-cell>
          <table:table-cell table:style-name="ce7" table:formula="of:=[.A154]*2^[.A$1]+[.B154]*2^[.B$1]+[.C154]*2^[.C$1]+[.D154]*2^[.D$1]+[.E154]*2^[.E$1]+[.F154]*2^[.F$1]+[.G154]*2^[.G$1]+[.H154]*2^[.H$1]+[.I154]*2^[.I$1]+[.J154]*2^[.J$1]+[.K154]*2^[.K$1]+[.L154]*2^[.L$1]+[.M154]*2^[.M$1]+[.N154]*2^[.N$1]+[.O154]*2^[.O$1]+[.P154]*2^[.P$1]+[.Q154]*2^[.Q$1]+[.R154]*2^[.R$1]+[.S154]*2^[.S$1]+[.T154]*2^[.T$1]+[.U154]*2^[.U$1]+[.V154]*2^[.V$1]+[.W154]*2^[.W$1]+[.X154]*2^[.X$1]+[.Y154]*2^[.Y$1]" office:value-type="float" office:value="16274825" calcext:value-type="float">
            <text:p>16274825</text:p>
          </table:table-cell>
          <table:table-cell table:formula="of:=CONCATENATE(&quot;0b&quot;;[.A154];[.B154];[.C154];[.D154];[.E154];[.F154];[.G154];[.H154];[.I154];[.J154];[.K154];[.L154];[.M154];[.N154];[.O154];[.P154];[.Q154];[.R154];[.S154];[.T154];[.U154];[.V154];[.W154];[.X154];[.Y154])" office:value-type="string" office:string-value="0b0111110000101010110001001" calcext:value-type="string">
            <text:p>0b0111110000101010110001001</text:p>
          </table:table-cell>
          <table:table-cell/>
          <table:table-cell table:formula="of:=CONCATENATE([.AA154]; &quot; soit &quot;; [.Z154])" office:value-type="string" office:string-value="0b0111110000101010110001001 soit 16274825" calcext:value-type="string">
            <text:p>0b0111110000101010110001001 soit 16274825</text:p>
          </table:table-cell>
        </table:table-row>
        <table:table-row table:style-name="ro1">
          <table:table-cell table:formula="of:=XOR(XOR(XOR(XOR([.Y154];[.W154]);[.V154]);[.U154]);[.S154])" office:value-type="float" office:value="0" calcext:value-type="float">
            <text:p>0</text:p>
          </table:table-cell>
          <table:table-cell table:formula="of:=[.A154]" office:value-type="float" office:value="0" calcext:value-type="float">
            <text:p>0</text:p>
          </table:table-cell>
          <table:table-cell table:formula="of:=[.B154]" office:value-type="float" office:value="1" calcext:value-type="float">
            <text:p>1</text:p>
          </table:table-cell>
          <table:table-cell table:formula="of:=[.C154]" office:value-type="float" office:value="1" calcext:value-type="float">
            <text:p>1</text:p>
          </table:table-cell>
          <table:table-cell table:formula="of:=[.D154]" office:value-type="float" office:value="1" calcext:value-type="float">
            <text:p>1</text:p>
          </table:table-cell>
          <table:table-cell table:formula="of:=[.E154]" office:value-type="float" office:value="1" calcext:value-type="float">
            <text:p>1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" office:value-type="float" office:value="0" calcext:value-type="float">
            <text:p>0</text:p>
          </table:table-cell>
          <table:table-cell table:formula="of:=[.H154]" office:value-type="float" office:value="0" calcext:value-type="float">
            <text:p>0</text:p>
          </table:table-cell>
          <table:table-cell table:formula="of:=[.I154]" office:value-type="float" office:value="0" calcext:value-type="float">
            <text:p>0</text:p>
          </table:table-cell>
          <table:table-cell table:formula="of:=[.J154]" office:value-type="float" office:value="0" calcext:value-type="float">
            <text:p>0</text:p>
          </table:table-cell>
          <table:table-cell table:formula="of:=[.K154]" office:value-type="float" office:value="1" calcext:value-type="float">
            <text:p>1</text:p>
          </table:table-cell>
          <table:table-cell table:formula="of:=[.L154]" office:value-type="float" office:value="0" calcext:value-type="float">
            <text:p>0</text:p>
          </table:table-cell>
          <table:table-cell table:formula="of:=[.M154]" office:value-type="float" office:value="1" calcext:value-type="float">
            <text:p>1</text:p>
          </table:table-cell>
          <table:table-cell table:formula="of:=[.N154]" office:value-type="float" office:value="0" calcext:value-type="float">
            <text:p>0</text:p>
          </table:table-cell>
          <table:table-cell table:formula="of:=[.O154]" office:value-type="float" office:value="1" calcext:value-type="float">
            <text:p>1</text:p>
          </table:table-cell>
          <table:table-cell table:formula="of:=[.P154]" office:value-type="float" office:value="0" calcext:value-type="float">
            <text:p>0</text:p>
          </table:table-cell>
          <table:table-cell table:formula="of:=[.Q154]" office:value-type="float" office:value="1" calcext:value-type="float">
            <text:p>1</text:p>
          </table:table-cell>
          <table:table-cell table:formula="of:=[.R154]" office:value-type="float" office:value="1" calcext:value-type="float">
            <text:p>1</text:p>
          </table:table-cell>
          <table:table-cell table:formula="of:=[.S154]" office:value-type="float" office:value="0" calcext:value-type="float">
            <text:p>0</text:p>
          </table:table-cell>
          <table:table-cell table:formula="of:=[.T154]" office:value-type="float" office:value="0" calcext:value-type="float">
            <text:p>0</text:p>
          </table:table-cell>
          <table:table-cell table:formula="of:=[.U154]" office:value-type="float" office:value="0" calcext:value-type="float">
            <text:p>0</text:p>
          </table:table-cell>
          <table:table-cell table:formula="of:=[.V154]" office:value-type="float" office:value="1" calcext:value-type="float">
            <text:p>1</text:p>
          </table:table-cell>
          <table:table-cell table:formula="of:=[.W154]" office:value-type="float" office:value="0" calcext:value-type="float">
            <text:p>0</text:p>
          </table:table-cell>
          <table:table-cell table:formula="of:=[.X154]" office:value-type="float" office:value="0" calcext:value-type="float">
            <text:p>0</text:p>
          </table:table-cell>
          <table:table-cell table:style-name="ce7" table:formula="of:=[.A155]*2^[.A$1]+[.B155]*2^[.B$1]+[.C155]*2^[.C$1]+[.D155]*2^[.D$1]+[.E155]*2^[.E$1]+[.F155]*2^[.F$1]+[.G155]*2^[.G$1]+[.H155]*2^[.H$1]+[.I155]*2^[.I$1]+[.J155]*2^[.J$1]+[.K155]*2^[.K$1]+[.L155]*2^[.L$1]+[.M155]*2^[.M$1]+[.N155]*2^[.N$1]+[.O155]*2^[.O$1]+[.P155]*2^[.P$1]+[.Q155]*2^[.Q$1]+[.R155]*2^[.R$1]+[.S155]*2^[.S$1]+[.T155]*2^[.T$1]+[.U155]*2^[.U$1]+[.V155]*2^[.V$1]+[.W155]*2^[.W$1]+[.X155]*2^[.X$1]+[.Y155]*2^[.Y$1]" office:value-type="float" office:value="8137412" calcext:value-type="float">
            <text:p>8137412</text:p>
          </table:table-cell>
          <table:table-cell table:formula="of:=CONCATENATE(&quot;0b&quot;;[.A155];[.B155];[.C155];[.D155];[.E155];[.F155];[.G155];[.H155];[.I155];[.J155];[.K155];[.L155];[.M155];[.N155];[.O155];[.P155];[.Q155];[.R155];[.S155];[.T155];[.U155];[.V155];[.W155];[.X155];[.Y155])" office:value-type="string" office:string-value="0b0011111000010101011000100" calcext:value-type="string">
            <text:p>0b0011111000010101011000100</text:p>
          </table:table-cell>
          <table:table-cell/>
          <table:table-cell table:formula="of:=CONCATENATE([.AA155]; &quot; soit &quot;; [.Z155])" office:value-type="string" office:string-value="0b0011111000010101011000100 soit 8137412" calcext:value-type="string">
            <text:p>0b0011111000010101011000100 soit 8137412</text:p>
          </table:table-cell>
        </table:table-row>
        <table:table-row table:style-name="ro1">
          <table:table-cell table:formula="of:=XOR(XOR(XOR(XOR([.Y155];[.W155]);[.V155]);[.U155]);[.S155])" office:value-type="float" office:value="0" calcext:value-type="float">
            <text:p>0</text:p>
          </table:table-cell>
          <table:table-cell table:formula="of:=[.A155]" office:value-type="float" office:value="0" calcext:value-type="float">
            <text:p>0</text:p>
          </table:table-cell>
          <table:table-cell table:formula="of:=[.B155]" office:value-type="float" office:value="0" calcext:value-type="float">
            <text:p>0</text:p>
          </table:table-cell>
          <table:table-cell table:formula="of:=[.C155]" office:value-type="float" office:value="1" calcext:value-type="float">
            <text:p>1</text:p>
          </table:table-cell>
          <table:table-cell table:formula="of:=[.D155]" office:value-type="float" office:value="1" calcext:value-type="float">
            <text:p>1</text:p>
          </table:table-cell>
          <table:table-cell table:formula="of:=[.E155]" office:value-type="float" office:value="1" calcext:value-type="float">
            <text:p>1</text:p>
          </table:table-cell>
          <table:table-cell table:formula="of:=[.F155]" office:value-type="float" office:value="1" calcext:value-type="float">
            <text:p>1</text:p>
          </table:table-cell>
          <table:table-cell table:formula="of:=[.G155]" office:value-type="float" office:value="1" calcext:value-type="float">
            <text:p>1</text:p>
          </table:table-cell>
          <table:table-cell table:formula="of:=[.H155]" office:value-type="float" office:value="0" calcext:value-type="float">
            <text:p>0</text:p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[.K155]" office:value-type="float" office:value="0" calcext:value-type="float">
            <text:p>0</text:p>
          </table:table-cell>
          <table:table-cell table:formula="of:=[.L155]" office:value-type="float" office:value="1" calcext:value-type="float">
            <text:p>1</text:p>
          </table:table-cell>
          <table:table-cell table:formula="of:=[.M155]" office:value-type="float" office:value="0" calcext:value-type="float">
            <text:p>0</text:p>
          </table:table-cell>
          <table:table-cell table:formula="of:=[.N155]" office:value-type="float" office:value="1" calcext:value-type="float">
            <text:p>1</text:p>
          </table:table-cell>
          <table:table-cell table:formula="of:=[.O155]" office:value-type="float" office:value="0" calcext:value-type="float">
            <text:p>0</text:p>
          </table:table-cell>
          <table:table-cell table:formula="of:=[.P155]" office:value-type="float" office:value="1" calcext:value-type="float">
            <text:p>1</text:p>
          </table:table-cell>
          <table:table-cell table:formula="of:=[.Q155]" office:value-type="float" office:value="0" calcext:value-type="float">
            <text:p>0</text:p>
          </table:table-cell>
          <table:table-cell table:formula="of:=[.R155]" office:value-type="float" office:value="1" calcext:value-type="float">
            <text:p>1</text:p>
          </table:table-cell>
          <table:table-cell table:formula="of:=[.S155]" office:value-type="float" office:value="1" calcext:value-type="float">
            <text:p>1</text:p>
          </table:table-cell>
          <table:table-cell table:formula="of:=[.T155]" office:value-type="float" office:value="0" calcext:value-type="float">
            <text:p>0</text:p>
          </table:table-cell>
          <table:table-cell table:formula="of:=[.U155]" office:value-type="float" office:value="0" calcext:value-type="float">
            <text:p>0</text:p>
          </table:table-cell>
          <table:table-cell table:formula="of:=[.V155]" office:value-type="float" office:value="0" calcext:value-type="float">
            <text:p>0</text:p>
          </table:table-cell>
          <table:table-cell table:formula="of:=[.W155]" office:value-type="float" office:value="1" calcext:value-type="float">
            <text:p>1</text:p>
          </table:table-cell>
          <table:table-cell table:formula="of:=[.X155]" office:value-type="float" office:value="0" calcext:value-type="float">
            <text:p>0</text:p>
          </table:table-cell>
          <table:table-cell table:style-name="ce7" table:formula="of:=[.A156]*2^[.A$1]+[.B156]*2^[.B$1]+[.C156]*2^[.C$1]+[.D156]*2^[.D$1]+[.E156]*2^[.E$1]+[.F156]*2^[.F$1]+[.G156]*2^[.G$1]+[.H156]*2^[.H$1]+[.I156]*2^[.I$1]+[.J156]*2^[.J$1]+[.K156]*2^[.K$1]+[.L156]*2^[.L$1]+[.M156]*2^[.M$1]+[.N156]*2^[.N$1]+[.O156]*2^[.O$1]+[.P156]*2^[.P$1]+[.Q156]*2^[.Q$1]+[.R156]*2^[.R$1]+[.S156]*2^[.S$1]+[.T156]*2^[.T$1]+[.U156]*2^[.U$1]+[.V156]*2^[.V$1]+[.W156]*2^[.W$1]+[.X156]*2^[.X$1]+[.Y156]*2^[.Y$1]" office:value-type="float" office:value="4068706" calcext:value-type="float">
            <text:p>4068706</text:p>
          </table:table-cell>
          <table:table-cell table:formula="of:=CONCATENATE(&quot;0b&quot;;[.A156];[.B156];[.C156];[.D156];[.E156];[.F156];[.G156];[.H156];[.I156];[.J156];[.K156];[.L156];[.M156];[.N156];[.O156];[.P156];[.Q156];[.R156];[.S156];[.T156];[.U156];[.V156];[.W156];[.X156];[.Y156])" office:value-type="string" office:string-value="0b0001111100001010101100010" calcext:value-type="string">
            <text:p>0b0001111100001010101100010</text:p>
          </table:table-cell>
          <table:table-cell/>
          <table:table-cell table:formula="of:=CONCATENATE([.AA156]; &quot; soit &quot;; [.Z156])" office:value-type="string" office:string-value="0b0001111100001010101100010 soit 4068706" calcext:value-type="string">
            <text:p>0b0001111100001010101100010 soit 4068706</text:p>
          </table:table-cell>
        </table:table-row>
        <table:table-row table:style-name="ro1">
          <table:table-cell table:formula="of:=XOR(XOR(XOR(XOR([.Y156];[.W156]);[.V156]);[.U156]);[.S156])" office:value-type="float" office:value="1" calcext:value-type="float">
            <text:p>1</text:p>
          </table:table-cell>
          <table:table-cell table:formula="of:=[.A156]" office:value-type="float" office:value="0" calcext:value-type="float">
            <text:p>0</text:p>
          </table:table-cell>
          <table:table-cell table:formula="of:=[.B156]" office:value-type="float" office:value="0" calcext:value-type="float">
            <text:p>0</text:p>
          </table:table-cell>
          <table:table-cell table:formula="of:=[.C156]" office:value-type="float" office:value="0" calcext:value-type="float">
            <text:p>0</text:p>
          </table:table-cell>
          <table:table-cell table:formula="of:=[.D156]" office:value-type="float" office:value="1" calcext:value-type="float">
            <text:p>1</text:p>
          </table:table-cell>
          <table:table-cell table:formula="of:=[.E156]" office:value-type="float" office:value="1" calcext:value-type="float">
            <text:p>1</text:p>
          </table:table-cell>
          <table:table-cell table:formula="of:=[.F156]" office:value-type="float" office:value="1" calcext:value-type="float">
            <text:p>1</text:p>
          </table:table-cell>
          <table:table-cell table:formula="of:=[.G156]" office:value-type="float" office:value="1" calcext:value-type="float">
            <text:p>1</text:p>
          </table:table-cell>
          <table:table-cell table:formula="of:=[.H156]" office:value-type="float" office:value="1" calcext:value-type="float">
            <text:p>1</text:p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[.K156]" office:value-type="float" office:value="0" calcext:value-type="float">
            <text:p>0</text:p>
          </table:table-cell>
          <table:table-cell table:formula="of:=[.L156]" office:value-type="float" office:value="0" calcext:value-type="float">
            <text:p>0</text:p>
          </table:table-cell>
          <table:table-cell table:formula="of:=[.M156]" office:value-type="float" office:value="1" calcext:value-type="float">
            <text:p>1</text:p>
          </table:table-cell>
          <table:table-cell table:formula="of:=[.N156]" office:value-type="float" office:value="0" calcext:value-type="float">
            <text:p>0</text:p>
          </table:table-cell>
          <table:table-cell table:formula="of:=[.O156]" office:value-type="float" office:value="1" calcext:value-type="float">
            <text:p>1</text:p>
          </table:table-cell>
          <table:table-cell table:formula="of:=[.P156]" office:value-type="float" office:value="0" calcext:value-type="float">
            <text:p>0</text:p>
          </table:table-cell>
          <table:table-cell table:formula="of:=[.Q156]" office:value-type="float" office:value="1" calcext:value-type="float">
            <text:p>1</text:p>
          </table:table-cell>
          <table:table-cell table:formula="of:=[.R156]" office:value-type="float" office:value="0" calcext:value-type="float">
            <text:p>0</text:p>
          </table:table-cell>
          <table:table-cell table:formula="of:=[.S156]" office:value-type="float" office:value="1" calcext:value-type="float">
            <text:p>1</text:p>
          </table:table-cell>
          <table:table-cell table:formula="of:=[.T156]" office:value-type="float" office:value="1" calcext:value-type="float">
            <text:p>1</text:p>
          </table:table-cell>
          <table:table-cell table:formula="of:=[.U156]" office:value-type="float" office:value="0" calcext:value-type="float">
            <text:p>0</text:p>
          </table:table-cell>
          <table:table-cell table:formula="of:=[.V156]" office:value-type="float" office:value="0" calcext:value-type="float">
            <text:p>0</text:p>
          </table:table-cell>
          <table:table-cell table:formula="of:=[.W156]" office:value-type="float" office:value="0" calcext:value-type="float">
            <text:p>0</text:p>
          </table:table-cell>
          <table:table-cell table:formula="of:=[.X156]" office:value-type="float" office:value="1" calcext:value-type="float">
            <text:p>1</text:p>
          </table:table-cell>
          <table:table-cell table:style-name="ce7" table:formula="of:=[.A157]*2^[.A$1]+[.B157]*2^[.B$1]+[.C157]*2^[.C$1]+[.D157]*2^[.D$1]+[.E157]*2^[.E$1]+[.F157]*2^[.F$1]+[.G157]*2^[.G$1]+[.H157]*2^[.H$1]+[.I157]*2^[.I$1]+[.J157]*2^[.J$1]+[.K157]*2^[.K$1]+[.L157]*2^[.L$1]+[.M157]*2^[.M$1]+[.N157]*2^[.N$1]+[.O157]*2^[.O$1]+[.P157]*2^[.P$1]+[.Q157]*2^[.Q$1]+[.R157]*2^[.R$1]+[.S157]*2^[.S$1]+[.T157]*2^[.T$1]+[.U157]*2^[.U$1]+[.V157]*2^[.V$1]+[.W157]*2^[.W$1]+[.X157]*2^[.X$1]+[.Y157]*2^[.Y$1]" office:value-type="float" office:value="18811569" calcext:value-type="float">
            <text:p>18811569</text:p>
          </table:table-cell>
          <table:table-cell table:formula="of:=CONCATENATE(&quot;0b&quot;;[.A157];[.B157];[.C157];[.D157];[.E157];[.F157];[.G157];[.H157];[.I157];[.J157];[.K157];[.L157];[.M157];[.N157];[.O157];[.P157];[.Q157];[.R157];[.S157];[.T157];[.U157];[.V157];[.W157];[.X157];[.Y157])" office:value-type="string" office:string-value="0b1000111110000101010110001" calcext:value-type="string">
            <text:p>0b1000111110000101010110001</text:p>
          </table:table-cell>
          <table:table-cell/>
          <table:table-cell table:formula="of:=CONCATENATE([.AA157]; &quot; soit &quot;; [.Z157])" office:value-type="string" office:string-value="0b1000111110000101010110001 soit 18811569" calcext:value-type="string">
            <text:p>0b1000111110000101010110001 soit 18811569</text:p>
          </table:table-cell>
        </table:table-row>
        <table:table-row table:style-name="ro1">
          <table:table-cell table:formula="of:=XOR(XOR(XOR(XOR([.Y157];[.W157]);[.V157]);[.U157]);[.S157])" office:value-type="float" office:value="0" calcext:value-type="float">
            <text:p>0</text:p>
          </table:table-cell>
          <table:table-cell table:formula="of:=[.A157]" office:value-type="float" office:value="1" calcext:value-type="float">
            <text:p>1</text:p>
          </table:table-cell>
          <table:table-cell table:formula="of:=[.B157]" office:value-type="float" office:value="0" calcext:value-type="float">
            <text:p>0</text:p>
          </table:table-cell>
          <table:table-cell table:formula="of:=[.C157]" office:value-type="float" office:value="0" calcext:value-type="float">
            <text:p>0</text:p>
          </table:table-cell>
          <table:table-cell table:formula="of:=[.D157]" office:value-type="float" office:value="0" calcext:value-type="float">
            <text:p>0</text:p>
          </table:table-cell>
          <table:table-cell table:formula="of:=[.E157]" office:value-type="float" office:value="1" calcext:value-type="float">
            <text:p>1</text:p>
          </table:table-cell>
          <table:table-cell table:formula="of:=[.F157]" office:value-type="float" office:value="1" calcext:value-type="float">
            <text:p>1</text:p>
          </table:table-cell>
          <table:table-cell table:formula="of:=[.G157]" office:value-type="float" office:value="1" calcext:value-type="float">
            <text:p>1</text:p>
          </table:table-cell>
          <table:table-cell table:formula="of:=[.H157]" office:value-type="float" office:value="1" calcext:value-type="float">
            <text:p>1</text:p>
          </table:table-cell>
          <table:table-cell table:formula="of:=[.I157]" office:value-type="float" office:value="1" calcext:value-type="float">
            <text:p>1</text:p>
          </table:table-cell>
          <table:table-cell table:formula="of:=[.J157]" office:value-type="float" office:value="0" calcext:value-type="float">
            <text:p>0</text:p>
          </table:table-cell>
          <table:table-cell table:formula="of:=[.K157]" office:value-type="float" office:value="0" calcext:value-type="float">
            <text:p>0</text:p>
          </table:table-cell>
          <table:table-cell table:formula="of:=[.L157]" office:value-type="float" office:value="0" calcext:value-type="float">
            <text:p>0</text:p>
          </table:table-cell>
          <table:table-cell table:formula="of:=[.M157]" office:value-type="float" office:value="0" calcext:value-type="float">
            <text:p>0</text:p>
          </table:table-cell>
          <table:table-cell table:formula="of:=[.N157]" office:value-type="float" office:value="1" calcext:value-type="float">
            <text:p>1</text:p>
          </table:table-cell>
          <table:table-cell table:formula="of:=[.O157]" office:value-type="float" office:value="0" calcext:value-type="float">
            <text:p>0</text:p>
          </table:table-cell>
          <table:table-cell table:formula="of:=[.P157]" office:value-type="float" office:value="1" calcext:value-type="float">
            <text:p>1</text:p>
          </table:table-cell>
          <table:table-cell table:formula="of:=[.Q157]" office:value-type="float" office:value="0" calcext:value-type="float">
            <text:p>0</text:p>
          </table:table-cell>
          <table:table-cell table:formula="of:=[.R157]" office:value-type="float" office:value="1" calcext:value-type="float">
            <text:p>1</text:p>
          </table:table-cell>
          <table:table-cell table:formula="of:=[.S157]" office:value-type="float" office:value="0" calcext:value-type="float">
            <text:p>0</text:p>
          </table:table-cell>
          <table:table-cell table:formula="of:=[.T157]" office:value-type="float" office:value="1" calcext:value-type="float">
            <text:p>1</text:p>
          </table:table-cell>
          <table:table-cell table:formula="of:=[.U157]" office:value-type="float" office:value="1" calcext:value-type="float">
            <text:p>1</text:p>
          </table:table-cell>
          <table:table-cell table:formula="of:=[.V157]" office:value-type="float" office:value="0" calcext:value-type="float">
            <text:p>0</text:p>
          </table:table-cell>
          <table:table-cell table:formula="of:=[.W157]" office:value-type="float" office:value="0" calcext:value-type="float">
            <text:p>0</text:p>
          </table:table-cell>
          <table:table-cell table:formula="of:=[.X157]" office:value-type="float" office:value="0" calcext:value-type="float">
            <text:p>0</text:p>
          </table:table-cell>
          <table:table-cell table:style-name="ce7" table:formula="of:=[.A158]*2^[.A$1]+[.B158]*2^[.B$1]+[.C158]*2^[.C$1]+[.D158]*2^[.D$1]+[.E158]*2^[.E$1]+[.F158]*2^[.F$1]+[.G158]*2^[.G$1]+[.H158]*2^[.H$1]+[.I158]*2^[.I$1]+[.J158]*2^[.J$1]+[.K158]*2^[.K$1]+[.L158]*2^[.L$1]+[.M158]*2^[.M$1]+[.N158]*2^[.N$1]+[.O158]*2^[.O$1]+[.P158]*2^[.P$1]+[.Q158]*2^[.Q$1]+[.R158]*2^[.R$1]+[.S158]*2^[.S$1]+[.T158]*2^[.T$1]+[.U158]*2^[.U$1]+[.V158]*2^[.V$1]+[.W158]*2^[.W$1]+[.X158]*2^[.X$1]+[.Y158]*2^[.Y$1]" office:value-type="float" office:value="9405784" calcext:value-type="float">
            <text:p>9405784</text:p>
          </table:table-cell>
          <table:table-cell table:formula="of:=CONCATENATE(&quot;0b&quot;;[.A158];[.B158];[.C158];[.D158];[.E158];[.F158];[.G158];[.H158];[.I158];[.J158];[.K158];[.L158];[.M158];[.N158];[.O158];[.P158];[.Q158];[.R158];[.S158];[.T158];[.U158];[.V158];[.W158];[.X158];[.Y158])" office:value-type="string" office:string-value="0b0100011111000010101011000" calcext:value-type="string">
            <text:p>0b0100011111000010101011000</text:p>
          </table:table-cell>
          <table:table-cell/>
          <table:table-cell table:formula="of:=CONCATENATE([.AA158]; &quot; soit &quot;; [.Z158])" office:value-type="string" office:string-value="0b0100011111000010101011000 soit 9405784" calcext:value-type="string">
            <text:p>0b0100011111000010101011000 soit 9405784</text:p>
          </table:table-cell>
        </table:table-row>
        <table:table-row table:style-name="ro1">
          <table:table-cell table:formula="of:=XOR(XOR(XOR(XOR([.Y158];[.W158]);[.V158]);[.U158]);[.S158])" office:value-type="float" office:value="1" calcext:value-type="float">
            <text:p>1</text:p>
          </table:table-cell>
          <table:table-cell table:formula="of:=[.A158]" office:value-type="float" office:value="0" calcext:value-type="float">
            <text:p>0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" office:value-type="float" office:value="1" calcext:value-type="float">
            <text:p>1</text:p>
          </table:table-cell>
          <table:table-cell table:formula="of:=[.H158]" office:value-type="float" office:value="1" calcext:value-type="float">
            <text:p>1</text:p>
          </table:table-cell>
          <table:table-cell table:formula="of:=[.I158]" office:value-type="float" office:value="1" calcext:value-type="float">
            <text:p>1</text:p>
          </table:table-cell>
          <table:table-cell table:formula="of:=[.J158]" office:value-type="float" office:value="1" calcext:value-type="float">
            <text:p>1</text:p>
          </table:table-cell>
          <table:table-cell table:formula="of:=[.K158]" office:value-type="float" office:value="0" calcext:value-type="float">
            <text:p>0</text:p>
          </table:table-cell>
          <table:table-cell table:formula="of:=[.L158]" office:value-type="float" office:value="0" calcext:value-type="float">
            <text:p>0</text:p>
          </table:table-cell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0" calcext:value-type="float">
            <text:p>0</text:p>
          </table:table-cell>
          <table:table-cell table:formula="of:=[.O158]" office:value-type="float" office:value="1" calcext:value-type="float">
            <text:p>1</text:p>
          </table:table-cell>
          <table:table-cell table:formula="of:=[.P158]" office:value-type="float" office:value="0" calcext:value-type="float">
            <text:p>0</text:p>
          </table:table-cell>
          <table:table-cell table:formula="of:=[.Q158]" office:value-type="float" office:value="1" calcext:value-type="float">
            <text:p>1</text:p>
          </table:table-cell>
          <table:table-cell table:formula="of:=[.R158]" office:value-type="float" office:value="0" calcext:value-type="float">
            <text:p>0</text:p>
          </table:table-cell>
          <table:table-cell table:formula="of:=[.S158]" office:value-type="float" office:value="1" calcext:value-type="float">
            <text:p>1</text:p>
          </table:table-cell>
          <table:table-cell table:formula="of:=[.T158]" office:value-type="float" office:value="0" calcext:value-type="float">
            <text:p>0</text:p>
          </table:table-cell>
          <table:table-cell table:formula="of:=[.U158]" office:value-type="float" office:value="1" calcext:value-type="float">
            <text:p>1</text:p>
          </table:table-cell>
          <table:table-cell table:formula="of:=[.V158]" office:value-type="float" office:value="1" calcext:value-type="float">
            <text:p>1</text:p>
          </table:table-cell>
          <table:table-cell table:formula="of:=[.W158]" office:value-type="float" office:value="0" calcext:value-type="float">
            <text:p>0</text:p>
          </table:table-cell>
          <table:table-cell table:formula="of:=[.X158]" office:value-type="float" office:value="0" calcext:value-type="float">
            <text:p>0</text:p>
          </table:table-cell>
          <table:table-cell table:style-name="ce7" table:formula="of:=[.A159]*2^[.A$1]+[.B159]*2^[.B$1]+[.C159]*2^[.C$1]+[.D159]*2^[.D$1]+[.E159]*2^[.E$1]+[.F159]*2^[.F$1]+[.G159]*2^[.G$1]+[.H159]*2^[.H$1]+[.I159]*2^[.I$1]+[.J159]*2^[.J$1]+[.K159]*2^[.K$1]+[.L159]*2^[.L$1]+[.M159]*2^[.M$1]+[.N159]*2^[.N$1]+[.O159]*2^[.O$1]+[.P159]*2^[.P$1]+[.Q159]*2^[.Q$1]+[.R159]*2^[.R$1]+[.S159]*2^[.S$1]+[.T159]*2^[.T$1]+[.U159]*2^[.U$1]+[.V159]*2^[.V$1]+[.W159]*2^[.W$1]+[.X159]*2^[.X$1]+[.Y159]*2^[.Y$1]" office:value-type="float" office:value="21480108" calcext:value-type="float">
            <text:p>21480108</text:p>
          </table:table-cell>
          <table:table-cell table:formula="of:=CONCATENATE(&quot;0b&quot;;[.A159];[.B159];[.C159];[.D159];[.E159];[.F159];[.G159];[.H159];[.I159];[.J159];[.K159];[.L159];[.M159];[.N159];[.O159];[.P159];[.Q159];[.R159];[.S159];[.T159];[.U159];[.V159];[.W159];[.X159];[.Y159])" office:value-type="string" office:string-value="0b1010001111100001010101100" calcext:value-type="string">
            <text:p>0b1010001111100001010101100</text:p>
          </table:table-cell>
          <table:table-cell/>
          <table:table-cell table:formula="of:=CONCATENATE([.AA159]; &quot; soit &quot;; [.Z159])" office:value-type="string" office:string-value="0b1010001111100001010101100 soit 21480108" calcext:value-type="string">
            <text:p>0b1010001111100001010101100 soit 21480108</text:p>
          </table:table-cell>
        </table:table-row>
        <table:table-row table:style-name="ro1">
          <table:table-cell table:formula="of:=XOR(XOR(XOR(XOR([.Y159];[.W159]);[.V159]);[.U159]);[.S159])" office:value-type="float" office:value="0" calcext:value-type="float">
            <text:p>0</text:p>
          </table:table-cell>
          <table:table-cell table:formula="of:=[.A159]" office:value-type="float" office:value="1" calcext:value-type="float">
            <text:p>1</text:p>
          </table:table-cell>
          <table:table-cell table:formula="of:=[.B159]" office:value-type="float" office:value="0" calcext:value-type="float">
            <text:p>0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0" calcext:value-type="float">
            <text:p>0</text:p>
          </table:table-cell>
          <table:table-cell table:formula="of:=[.G159]" office:value-type="float" office:value="1" calcext:value-type="float">
            <text:p>1</text:p>
          </table:table-cell>
          <table:table-cell table:formula="of:=[.H159]" office:value-type="float" office:value="1" calcext:value-type="float">
            <text:p>1</text:p>
          </table:table-cell>
          <table:table-cell table:formula="of:=[.I159]" office:value-type="float" office:value="1" calcext:value-type="float">
            <text:p>1</text:p>
          </table:table-cell>
          <table:table-cell table:formula="of:=[.J159]" office:value-type="float" office:value="1" calcext:value-type="float">
            <text:p>1</text:p>
          </table:table-cell>
          <table:table-cell table:formula="of:=[.K159]" office:value-type="float" office:value="1" calcext:value-type="float">
            <text:p>1</text:p>
          </table:table-cell>
          <table:table-cell table:formula="of:=[.L159]" office:value-type="float" office:value="0" calcext:value-type="float">
            <text:p>0</text:p>
          </table:table-cell>
          <table:table-cell table:formula="of:=[.M159]" office:value-type="float" office:value="0" calcext:value-type="float">
            <text:p>0</text:p>
          </table:table-cell>
          <table:table-cell table:formula="of:=[.N159]" office:value-type="float" office:value="0" calcext:value-type="float">
            <text:p>0</text:p>
          </table:table-cell>
          <table:table-cell table:formula="of:=[.O159]" office:value-type="float" office:value="0" calcext:value-type="float">
            <text:p>0</text:p>
          </table:table-cell>
          <table:table-cell table:formula="of:=[.P159]" office:value-type="float" office:value="1" calcext:value-type="float">
            <text:p>1</text:p>
          </table:table-cell>
          <table:table-cell table:formula="of:=[.Q159]" office:value-type="float" office:value="0" calcext:value-type="float">
            <text:p>0</text:p>
          </table:table-cell>
          <table:table-cell table:formula="of:=[.R159]" office:value-type="float" office:value="1" calcext:value-type="float">
            <text:p>1</text:p>
          </table:table-cell>
          <table:table-cell table:formula="of:=[.S159]" office:value-type="float" office:value="0" calcext:value-type="float">
            <text:p>0</text:p>
          </table:table-cell>
          <table:table-cell table:formula="of:=[.T159]" office:value-type="float" office:value="1" calcext:value-type="float">
            <text:p>1</text:p>
          </table:table-cell>
          <table:table-cell table:formula="of:=[.U159]" office:value-type="float" office:value="0" calcext:value-type="float">
            <text:p>0</text:p>
          </table:table-cell>
          <table:table-cell table:formula="of:=[.V159]" office:value-type="float" office:value="1" calcext:value-type="float">
            <text:p>1</text:p>
          </table:table-cell>
          <table:table-cell table:formula="of:=[.W159]" office:value-type="float" office:value="1" calcext:value-type="float">
            <text:p>1</text:p>
          </table:table-cell>
          <table:table-cell table:formula="of:=[.X159]" office:value-type="float" office:value="0" calcext:value-type="float">
            <text:p>0</text:p>
          </table:table-cell>
          <table:table-cell table:style-name="ce7" table:formula="of:=[.A160]*2^[.A$1]+[.B160]*2^[.B$1]+[.C160]*2^[.C$1]+[.D160]*2^[.D$1]+[.E160]*2^[.E$1]+[.F160]*2^[.F$1]+[.G160]*2^[.G$1]+[.H160]*2^[.H$1]+[.I160]*2^[.I$1]+[.J160]*2^[.J$1]+[.K160]*2^[.K$1]+[.L160]*2^[.L$1]+[.M160]*2^[.M$1]+[.N160]*2^[.N$1]+[.O160]*2^[.O$1]+[.P160]*2^[.P$1]+[.Q160]*2^[.Q$1]+[.R160]*2^[.R$1]+[.S160]*2^[.S$1]+[.T160]*2^[.T$1]+[.U160]*2^[.U$1]+[.V160]*2^[.V$1]+[.W160]*2^[.W$1]+[.X160]*2^[.X$1]+[.Y160]*2^[.Y$1]" office:value-type="float" office:value="10740054" calcext:value-type="float">
            <text:p>10740054</text:p>
          </table:table-cell>
          <table:table-cell table:formula="of:=CONCATENATE(&quot;0b&quot;;[.A160];[.B160];[.C160];[.D160];[.E160];[.F160];[.G160];[.H160];[.I160];[.J160];[.K160];[.L160];[.M160];[.N160];[.O160];[.P160];[.Q160];[.R160];[.S160];[.T160];[.U160];[.V160];[.W160];[.X160];[.Y160])" office:value-type="string" office:string-value="0b0101000111110000101010110" calcext:value-type="string">
            <text:p>0b0101000111110000101010110</text:p>
          </table:table-cell>
          <table:table-cell/>
          <table:table-cell table:formula="of:=CONCATENATE([.AA160]; &quot; soit &quot;; [.Z160])" office:value-type="string" office:string-value="0b0101000111110000101010110 soit 10740054" calcext:value-type="string">
            <text:p>0b0101000111110000101010110 soit 10740054</text:p>
          </table:table-cell>
        </table:table-row>
        <table:table-row table:style-name="ro1">
          <table:table-cell table:formula="of:=XOR(XOR(XOR(XOR([.Y160];[.W160]);[.V160]);[.U160]);[.S160])" office:value-type="float" office:value="1" calcext:value-type="float">
            <text:p>1</text:p>
          </table:table-cell>
          <table:table-cell table:formula="of:=[.A160]" office:value-type="float" office:value="0" calcext:value-type="float">
            <text:p>0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0" calcext:value-type="float">
            <text:p>0</text:p>
          </table:table-cell>
          <table:table-cell table:formula="of:=[.G160]" office:value-type="float" office:value="0" calcext:value-type="float">
            <text:p>0</text:p>
          </table:table-cell>
          <table:table-cell table:formula="of:=[.H160]" office:value-type="float" office:value="1" calcext:value-type="float">
            <text:p>1</text:p>
          </table:table-cell>
          <table:table-cell table:formula="of:=[.I160]" office:value-type="float" office:value="1" calcext:value-type="float">
            <text:p>1</text:p>
          </table:table-cell>
          <table:table-cell table:formula="of:=[.J160]" office:value-type="float" office:value="1" calcext:value-type="float">
            <text:p>1</text:p>
          </table:table-cell>
          <table:table-cell table:formula="of:=[.K160]" office:value-type="float" office:value="1" calcext:value-type="float">
            <text:p>1</text:p>
          </table:table-cell>
          <table:table-cell table:formula="of:=[.L160]" office:value-type="float" office:value="1" calcext:value-type="float">
            <text:p>1</text:p>
          </table:table-cell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0" calcext:value-type="float">
            <text:p>0</text:p>
          </table:table-cell>
          <table:table-cell table:formula="of:=[.O160]" office:value-type="float" office:value="0" calcext:value-type="float">
            <text:p>0</text:p>
          </table:table-cell>
          <table:table-cell table:formula="of:=[.P160]" office:value-type="float" office:value="0" calcext:value-type="float">
            <text:p>0</text:p>
          </table:table-cell>
          <table:table-cell table:formula="of:=[.Q160]" office:value-type="float" office:value="1" calcext:value-type="float">
            <text:p>1</text:p>
          </table:table-cell>
          <table:table-cell table:formula="of:=[.R160]" office:value-type="float" office:value="0" calcext:value-type="float">
            <text:p>0</text:p>
          </table:table-cell>
          <table:table-cell table:formula="of:=[.S160]" office:value-type="float" office:value="1" calcext:value-type="float">
            <text:p>1</text:p>
          </table:table-cell>
          <table:table-cell table:formula="of:=[.T160]" office:value-type="float" office:value="0" calcext:value-type="float">
            <text:p>0</text:p>
          </table:table-cell>
          <table:table-cell table:formula="of:=[.U160]" office:value-type="float" office:value="1" calcext:value-type="float">
            <text:p>1</text:p>
          </table:table-cell>
          <table:table-cell table:formula="of:=[.V160]" office:value-type="float" office:value="0" calcext:value-type="float">
            <text:p>0</text:p>
          </table:table-cell>
          <table:table-cell table:formula="of:=[.W160]" office:value-type="float" office:value="1" calcext:value-type="float">
            <text:p>1</text:p>
          </table:table-cell>
          <table:table-cell table:formula="of:=[.X160]" office:value-type="float" office:value="1" calcext:value-type="float">
            <text:p>1</text:p>
          </table:table-cell>
          <table:table-cell table:style-name="ce7" table:formula="of:=[.A161]*2^[.A$1]+[.B161]*2^[.B$1]+[.C161]*2^[.C$1]+[.D161]*2^[.D$1]+[.E161]*2^[.E$1]+[.F161]*2^[.F$1]+[.G161]*2^[.G$1]+[.H161]*2^[.H$1]+[.I161]*2^[.I$1]+[.J161]*2^[.J$1]+[.K161]*2^[.K$1]+[.L161]*2^[.L$1]+[.M161]*2^[.M$1]+[.N161]*2^[.N$1]+[.O161]*2^[.O$1]+[.P161]*2^[.P$1]+[.Q161]*2^[.Q$1]+[.R161]*2^[.R$1]+[.S161]*2^[.S$1]+[.T161]*2^[.T$1]+[.U161]*2^[.U$1]+[.V161]*2^[.V$1]+[.W161]*2^[.W$1]+[.X161]*2^[.X$1]+[.Y161]*2^[.Y$1]" office:value-type="float" office:value="22147243" calcext:value-type="float">
            <text:p>22147243</text:p>
          </table:table-cell>
          <table:table-cell table:formula="of:=CONCATENATE(&quot;0b&quot;;[.A161];[.B161];[.C161];[.D161];[.E161];[.F161];[.G161];[.H161];[.I161];[.J161];[.K161];[.L161];[.M161];[.N161];[.O161];[.P161];[.Q161];[.R161];[.S161];[.T161];[.U161];[.V161];[.W161];[.X161];[.Y161])" office:value-type="string" office:string-value="0b1010100011111000010101011" calcext:value-type="string">
            <text:p>0b1010100011111000010101011</text:p>
          </table:table-cell>
          <table:table-cell/>
          <table:table-cell table:formula="of:=CONCATENATE([.AA161]; &quot; soit &quot;; [.Z161])" office:value-type="string" office:string-value="0b1010100011111000010101011 soit 22147243" calcext:value-type="string">
            <text:p>0b1010100011111000010101011 soit 22147243</text:p>
          </table:table-cell>
        </table:table-row>
        <table:table-row table:style-name="ro1">
          <table:table-cell table:formula="of:=XOR(XOR(XOR(XOR([.Y161];[.W161]);[.V161]);[.U161]);[.S161])" office:value-type="float" office:value="0" calcext:value-type="float">
            <text:p>0</text:p>
          </table:table-cell>
          <table:table-cell table:formula="of:=[.A161]" office:value-type="float" office:value="1" calcext:value-type="float">
            <text:p>1</text:p>
          </table:table-cell>
          <table:table-cell table:formula="of:=[.B161]" office:value-type="float" office:value="0" calcext:value-type="float">
            <text:p>0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0" calcext:value-type="float">
            <text:p>0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0" calcext:value-type="float">
            <text:p>0</text:p>
          </table:table-cell>
          <table:table-cell table:formula="of:=[.G161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I161]" office:value-type="float" office:value="1" calcext:value-type="float">
            <text:p>1</text:p>
          </table:table-cell>
          <table:table-cell table:formula="of:=[.J161]" office:value-type="float" office:value="1" calcext:value-type="float">
            <text:p>1</text:p>
          </table:table-cell>
          <table:table-cell table:formula="of:=[.K161]" office:value-type="float" office:value="1" calcext:value-type="float">
            <text:p>1</text:p>
          </table:table-cell>
          <table:table-cell table:formula="of:=[.L161]" office:value-type="float" office:value="1" calcext:value-type="float">
            <text:p>1</text:p>
          </table:table-cell>
          <table:table-cell table:formula="of:=[.M161]" office:value-type="float" office:value="1" calcext:value-type="float">
            <text:p>1</text:p>
          </table:table-cell>
          <table:table-cell table:formula="of:=[.N161]" office:value-type="float" office:value="0" calcext:value-type="float">
            <text:p>0</text:p>
          </table:table-cell>
          <table:table-cell table:formula="of:=[.O161]" office:value-type="float" office:value="0" calcext:value-type="float">
            <text:p>0</text:p>
          </table:table-cell>
          <table:table-cell table:formula="of:=[.P161]" office:value-type="float" office:value="0" calcext:value-type="float">
            <text:p>0</text:p>
          </table:table-cell>
          <table:table-cell table:formula="of:=[.Q161]" office:value-type="float" office:value="0" calcext:value-type="float">
            <text:p>0</text:p>
          </table:table-cell>
          <table:table-cell table:formula="of:=[.R161]" office:value-type="float" office:value="1" calcext:value-type="float">
            <text:p>1</text:p>
          </table:table-cell>
          <table:table-cell table:formula="of:=[.S161]" office:value-type="float" office:value="0" calcext:value-type="float">
            <text:p>0</text:p>
          </table:table-cell>
          <table:table-cell table:formula="of:=[.T161]" office:value-type="float" office:value="1" calcext:value-type="float">
            <text:p>1</text:p>
          </table:table-cell>
          <table:table-cell table:formula="of:=[.U161]" office:value-type="float" office:value="0" calcext:value-type="float">
            <text:p>0</text:p>
          </table:table-cell>
          <table:table-cell table:formula="of:=[.V161]" office:value-type="float" office:value="1" calcext:value-type="float">
            <text:p>1</text:p>
          </table:table-cell>
          <table:table-cell table:formula="of:=[.W161]" office:value-type="float" office:value="0" calcext:value-type="float">
            <text:p>0</text:p>
          </table:table-cell>
          <table:table-cell table:formula="of:=[.X161]" office:value-type="float" office:value="1" calcext:value-type="float">
            <text:p>1</text:p>
          </table:table-cell>
          <table:table-cell table:style-name="ce7" table:formula="of:=[.A162]*2^[.A$1]+[.B162]*2^[.B$1]+[.C162]*2^[.C$1]+[.D162]*2^[.D$1]+[.E162]*2^[.E$1]+[.F162]*2^[.F$1]+[.G162]*2^[.G$1]+[.H162]*2^[.H$1]+[.I162]*2^[.I$1]+[.J162]*2^[.J$1]+[.K162]*2^[.K$1]+[.L162]*2^[.L$1]+[.M162]*2^[.M$1]+[.N162]*2^[.N$1]+[.O162]*2^[.O$1]+[.P162]*2^[.P$1]+[.Q162]*2^[.Q$1]+[.R162]*2^[.R$1]+[.S162]*2^[.S$1]+[.T162]*2^[.T$1]+[.U162]*2^[.U$1]+[.V162]*2^[.V$1]+[.W162]*2^[.W$1]+[.X162]*2^[.X$1]+[.Y162]*2^[.Y$1]" office:value-type="float" office:value="11073621" calcext:value-type="float">
            <text:p>11073621</text:p>
          </table:table-cell>
          <table:table-cell table:formula="of:=CONCATENATE(&quot;0b&quot;;[.A162];[.B162];[.C162];[.D162];[.E162];[.F162];[.G162];[.H162];[.I162];[.J162];[.K162];[.L162];[.M162];[.N162];[.O162];[.P162];[.Q162];[.R162];[.S162];[.T162];[.U162];[.V162];[.W162];[.X162];[.Y162])" office:value-type="string" office:string-value="0b0101010001111100001010101" calcext:value-type="string">
            <text:p>0b0101010001111100001010101</text:p>
          </table:table-cell>
          <table:table-cell/>
          <table:table-cell table:formula="of:=CONCATENATE([.AA162]; &quot; soit &quot;; [.Z162])" office:value-type="string" office:string-value="0b0101010001111100001010101 soit 11073621" calcext:value-type="string">
            <text:p>0b0101010001111100001010101 soit 11073621</text:p>
          </table:table-cell>
        </table:table-row>
        <table:table-row table:style-name="ro1">
          <table:table-cell table:formula="of:=XOR(XOR(XOR(XOR([.Y162];[.W162]);[.V162]);[.U162]);[.S162])" office:value-type="float" office:value="0" calcext:value-type="float">
            <text:p>0</text:p>
          </table:table-cell>
          <table:table-cell table:formula="of:=[.A162]" office:value-type="float" office:value="0" calcext:value-type="float">
            <text:p>0</text:p>
          </table:table-cell>
          <table:table-cell table:formula="of:=[.B162]" office:value-type="float" office:value="1" calcext:value-type="float">
            <text:p>1</text:p>
          </table:table-cell>
          <table:table-cell table:formula="of:=[.C162]" office:value-type="float" office:value="0" calcext:value-type="float">
            <text:p>0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1" calcext:value-type="float">
            <text:p>1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1" calcext:value-type="float">
            <text:p>1</text:p>
          </table:table-cell>
          <table:table-cell table:formula="of:=[.M162]" office:value-type="float" office:value="1" calcext:value-type="float">
            <text:p>1</text:p>
          </table:table-cell>
          <table:table-cell table:formula="of:=[.N162]" office:value-type="float" office:value="1" calcext:value-type="float">
            <text:p>1</text:p>
          </table:table-cell>
          <table:table-cell table:formula="of:=[.O162]" office:value-type="float" office:value="0" calcext:value-type="float">
            <text:p>0</text:p>
          </table:table-cell>
          <table:table-cell table:formula="of:=[.P162]" office:value-type="float" office:value="0" calcext:value-type="float">
            <text:p>0</text:p>
          </table:table-cell>
          <table:table-cell table:formula="of:=[.Q162]" office:value-type="float" office:value="0" calcext:value-type="float">
            <text:p>0</text:p>
          </table:table-cell>
          <table:table-cell table:formula="of:=[.R162]" office:value-type="float" office:value="0" calcext:value-type="float">
            <text:p>0</text:p>
          </table:table-cell>
          <table:table-cell table:formula="of:=[.S162]" office:value-type="float" office:value="1" calcext:value-type="float">
            <text:p>1</text:p>
          </table:table-cell>
          <table:table-cell table:formula="of:=[.T162]" office:value-type="float" office:value="0" calcext:value-type="float">
            <text:p>0</text:p>
          </table:table-cell>
          <table:table-cell table:formula="of:=[.U162]" office:value-type="float" office:value="1" calcext:value-type="float">
            <text:p>1</text:p>
          </table:table-cell>
          <table:table-cell table:formula="of:=[.V162]" office:value-type="float" office:value="0" calcext:value-type="float">
            <text:p>0</text:p>
          </table:table-cell>
          <table:table-cell table:formula="of:=[.W162]" office:value-type="float" office:value="1" calcext:value-type="float">
            <text:p>1</text:p>
          </table:table-cell>
          <table:table-cell table:formula="of:=[.X162]" office:value-type="float" office:value="0" calcext:value-type="float">
            <text:p>0</text:p>
          </table:table-cell>
          <table:table-cell table:style-name="ce7" table:formula="of:=[.A163]*2^[.A$1]+[.B163]*2^[.B$1]+[.C163]*2^[.C$1]+[.D163]*2^[.D$1]+[.E163]*2^[.E$1]+[.F163]*2^[.F$1]+[.G163]*2^[.G$1]+[.H163]*2^[.H$1]+[.I163]*2^[.I$1]+[.J163]*2^[.J$1]+[.K163]*2^[.K$1]+[.L163]*2^[.L$1]+[.M163]*2^[.M$1]+[.N163]*2^[.N$1]+[.O163]*2^[.O$1]+[.P163]*2^[.P$1]+[.Q163]*2^[.Q$1]+[.R163]*2^[.R$1]+[.S163]*2^[.S$1]+[.T163]*2^[.T$1]+[.U163]*2^[.U$1]+[.V163]*2^[.V$1]+[.W163]*2^[.W$1]+[.X163]*2^[.X$1]+[.Y163]*2^[.Y$1]" office:value-type="float" office:value="5536810" calcext:value-type="float">
            <text:p>5536810</text:p>
          </table:table-cell>
          <table:table-cell table:formula="of:=CONCATENATE(&quot;0b&quot;;[.A163];[.B163];[.C163];[.D163];[.E163];[.F163];[.G163];[.H163];[.I163];[.J163];[.K163];[.L163];[.M163];[.N163];[.O163];[.P163];[.Q163];[.R163];[.S163];[.T163];[.U163];[.V163];[.W163];[.X163];[.Y163])" office:value-type="string" office:string-value="0b0010101000111110000101010" calcext:value-type="string">
            <text:p>0b0010101000111110000101010</text:p>
          </table:table-cell>
          <table:table-cell/>
          <table:table-cell table:formula="of:=CONCATENATE([.AA163]; &quot; soit &quot;; [.Z163])" office:value-type="string" office:string-value="0b0010101000111110000101010 soit 5536810" calcext:value-type="string">
            <text:p>0b0010101000111110000101010 soit 5536810</text:p>
          </table:table-cell>
        </table:table-row>
        <table:table-row table:style-name="ro1">
          <table:table-cell table:formula="of:=XOR(XOR(XOR(XOR([.Y163];[.W163]);[.V163]);[.U163]);[.S163])" office:value-type="float" office:value="1" calcext:value-type="float">
            <text:p>1</text:p>
          </table:table-cell>
          <table:table-cell table:formula="of:=[.A163]" office:value-type="float" office:value="0" calcext:value-type="float">
            <text:p>0</text:p>
          </table:table-cell>
          <table:table-cell table:formula="of:=[.B163]" office:value-type="float" office:value="0" calcext:value-type="float">
            <text:p>0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0" calcext:value-type="float">
            <text:p>0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0" calcext:value-type="float">
            <text:p>0</text:p>
          </table:table-cell>
          <table:table-cell table:formula="of:=[.G163]" office:value-type="float" office:value="1" calcext:value-type="float">
            <text:p>1</text:p>
          </table:table-cell>
          <table:table-cell table:formula="of:=[.H163]" office:value-type="float" office:value="0" calcext:value-type="float">
            <text:p>0</text:p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[.K163]" office:value-type="float" office:value="1" calcext:value-type="float">
            <text:p>1</text:p>
          </table:table-cell>
          <table:table-cell table:formula="of:=[.L163]" office:value-type="float" office:value="1" calcext:value-type="float">
            <text:p>1</text:p>
          </table:table-cell>
          <table:table-cell table:formula="of:=[.M163]" office:value-type="float" office:value="1" calcext:value-type="float">
            <text:p>1</text:p>
          </table:table-cell>
          <table:table-cell table:formula="of:=[.N163]" office:value-type="float" office:value="1" calcext:value-type="float">
            <text:p>1</text:p>
          </table:table-cell>
          <table:table-cell table:formula="of:=[.O163]" office:value-type="float" office:value="1" calcext:value-type="float">
            <text:p>1</text:p>
          </table:table-cell>
          <table:table-cell table:formula="of:=[.P163]" office:value-type="float" office:value="0" calcext:value-type="float">
            <text:p>0</text:p>
          </table:table-cell>
          <table:table-cell table:formula="of:=[.Q163]" office:value-type="float" office:value="0" calcext:value-type="float">
            <text:p>0</text:p>
          </table:table-cell>
          <table:table-cell table:formula="of:=[.R163]" office:value-type="float" office:value="0" calcext:value-type="float">
            <text:p>0</text:p>
          </table:table-cell>
          <table:table-cell table:formula="of:=[.S163]" office:value-type="float" office:value="0" calcext:value-type="float">
            <text:p>0</text:p>
          </table:table-cell>
          <table:table-cell table:formula="of:=[.T163]" office:value-type="float" office:value="1" calcext:value-type="float">
            <text:p>1</text:p>
          </table:table-cell>
          <table:table-cell table:formula="of:=[.U163]" office:value-type="float" office:value="0" calcext:value-type="float">
            <text:p>0</text:p>
          </table:table-cell>
          <table:table-cell table:formula="of:=[.V163]" office:value-type="float" office:value="1" calcext:value-type="float">
            <text:p>1</text:p>
          </table:table-cell>
          <table:table-cell table:formula="of:=[.W163]" office:value-type="float" office:value="0" calcext:value-type="float">
            <text:p>0</text:p>
          </table:table-cell>
          <table:table-cell table:formula="of:=[.X163]" office:value-type="float" office:value="1" calcext:value-type="float">
            <text:p>1</text:p>
          </table:table-cell>
          <table:table-cell table:style-name="ce7" table:formula="of:=[.A164]*2^[.A$1]+[.B164]*2^[.B$1]+[.C164]*2^[.C$1]+[.D164]*2^[.D$1]+[.E164]*2^[.E$1]+[.F164]*2^[.F$1]+[.G164]*2^[.G$1]+[.H164]*2^[.H$1]+[.I164]*2^[.I$1]+[.J164]*2^[.J$1]+[.K164]*2^[.K$1]+[.L164]*2^[.L$1]+[.M164]*2^[.M$1]+[.N164]*2^[.N$1]+[.O164]*2^[.O$1]+[.P164]*2^[.P$1]+[.Q164]*2^[.Q$1]+[.R164]*2^[.R$1]+[.S164]*2^[.S$1]+[.T164]*2^[.T$1]+[.U164]*2^[.U$1]+[.V164]*2^[.V$1]+[.W164]*2^[.W$1]+[.X164]*2^[.X$1]+[.Y164]*2^[.Y$1]" office:value-type="float" office:value="19545621" calcext:value-type="float">
            <text:p>19545621</text:p>
          </table:table-cell>
          <table:table-cell table:formula="of:=CONCATENATE(&quot;0b&quot;;[.A164];[.B164];[.C164];[.D164];[.E164];[.F164];[.G164];[.H164];[.I164];[.J164];[.K164];[.L164];[.M164];[.N164];[.O164];[.P164];[.Q164];[.R164];[.S164];[.T164];[.U164];[.V164];[.W164];[.X164];[.Y164])" office:value-type="string" office:string-value="0b1001010100011111000010101" calcext:value-type="string">
            <text:p>0b1001010100011111000010101</text:p>
          </table:table-cell>
          <table:table-cell/>
          <table:table-cell table:formula="of:=CONCATENATE([.AA164]; &quot; soit &quot;; [.Z164])" office:value-type="string" office:string-value="0b1001010100011111000010101 soit 19545621" calcext:value-type="string">
            <text:p>0b1001010100011111000010101 soit 19545621</text:p>
          </table:table-cell>
        </table:table-row>
        <table:table-row table:style-name="ro1">
          <table:table-cell table:formula="of:=XOR(XOR(XOR(XOR([.Y164];[.W164]);[.V164]);[.U164]);[.S164])" office:value-type="float" office:value="1" calcext:value-type="float">
            <text:p>1</text:p>
          </table:table-cell>
          <table:table-cell table:formula="of:=[.A164]" office:value-type="float" office:value="1" calcext:value-type="float">
            <text:p>1</text:p>
          </table:table-cell>
          <table:table-cell table:formula="of:=[.B164]" office:value-type="float" office:value="0" calcext:value-type="float">
            <text:p>0</text:p>
          </table:table-cell>
          <table:table-cell table:formula="of:=[.C164]" office:value-type="float" office:value="0" calcext:value-type="float">
            <text:p>0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1" calcext:value-type="float">
            <text:p>1</text:p>
          </table:table-cell>
          <table:table-cell table:formula="of:=[.G164]" office:value-type="float" office:value="0" calcext:value-type="float">
            <text:p>0</text:p>
          </table:table-cell>
          <table:table-cell table:formula="of:=[.H164]" office:value-type="float" office:value="1" calcext:value-type="float">
            <text:p>1</text:p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[.K164]" office:value-type="float" office:value="0" calcext:value-type="float">
            <text:p>0</text:p>
          </table:table-cell>
          <table:table-cell table:formula="of:=[.L164]" office:value-type="float" office:value="1" calcext:value-type="float">
            <text:p>1</text:p>
          </table:table-cell>
          <table:table-cell table:formula="of:=[.M164]" office:value-type="float" office:value="1" calcext:value-type="float">
            <text:p>1</text:p>
          </table:table-cell>
          <table:table-cell table:formula="of:=[.N164]" office:value-type="float" office:value="1" calcext:value-type="float">
            <text:p>1</text:p>
          </table:table-cell>
          <table:table-cell table:formula="of:=[.O164]" office:value-type="float" office:value="1" calcext:value-type="float">
            <text:p>1</text:p>
          </table:table-cell>
          <table:table-cell table:formula="of:=[.P164]" office:value-type="float" office:value="1" calcext:value-type="float">
            <text:p>1</text:p>
          </table:table-cell>
          <table:table-cell table:formula="of:=[.Q164]" office:value-type="float" office:value="0" calcext:value-type="float">
            <text:p>0</text:p>
          </table:table-cell>
          <table:table-cell table:formula="of:=[.R164]" office:value-type="float" office:value="0" calcext:value-type="float">
            <text:p>0</text:p>
          </table:table-cell>
          <table:table-cell table:formula="of:=[.S164]" office:value-type="float" office:value="0" calcext:value-type="float">
            <text:p>0</text:p>
          </table:table-cell>
          <table:table-cell table:formula="of:=[.T164]" office:value-type="float" office:value="0" calcext:value-type="float">
            <text:p>0</text:p>
          </table:table-cell>
          <table:table-cell table:formula="of:=[.U164]" office:value-type="float" office:value="1" calcext:value-type="float">
            <text:p>1</text:p>
          </table:table-cell>
          <table:table-cell table:formula="of:=[.V164]" office:value-type="float" office:value="0" calcext:value-type="float">
            <text:p>0</text:p>
          </table:table-cell>
          <table:table-cell table:formula="of:=[.W164]" office:value-type="float" office:value="1" calcext:value-type="float">
            <text:p>1</text:p>
          </table:table-cell>
          <table:table-cell table:formula="of:=[.X164]" office:value-type="float" office:value="0" calcext:value-type="float">
            <text:p>0</text:p>
          </table:table-cell>
          <table:table-cell table:style-name="ce7" table:formula="of:=[.A165]*2^[.A$1]+[.B165]*2^[.B$1]+[.C165]*2^[.C$1]+[.D165]*2^[.D$1]+[.E165]*2^[.E$1]+[.F165]*2^[.F$1]+[.G165]*2^[.G$1]+[.H165]*2^[.H$1]+[.I165]*2^[.I$1]+[.J165]*2^[.J$1]+[.K165]*2^[.K$1]+[.L165]*2^[.L$1]+[.M165]*2^[.M$1]+[.N165]*2^[.N$1]+[.O165]*2^[.O$1]+[.P165]*2^[.P$1]+[.Q165]*2^[.Q$1]+[.R165]*2^[.R$1]+[.S165]*2^[.S$1]+[.T165]*2^[.T$1]+[.U165]*2^[.U$1]+[.V165]*2^[.V$1]+[.W165]*2^[.W$1]+[.X165]*2^[.X$1]+[.Y165]*2^[.Y$1]" office:value-type="float" office:value="26550026" calcext:value-type="float">
            <text:p>26550026</text:p>
          </table:table-cell>
          <table:table-cell table:formula="of:=CONCATENATE(&quot;0b&quot;;[.A165];[.B165];[.C165];[.D165];[.E165];[.F165];[.G165];[.H165];[.I165];[.J165];[.K165];[.L165];[.M165];[.N165];[.O165];[.P165];[.Q165];[.R165];[.S165];[.T165];[.U165];[.V165];[.W165];[.X165];[.Y165])" office:value-type="string" office:string-value="0b1100101010001111100001010" calcext:value-type="string">
            <text:p>0b1100101010001111100001010</text:p>
          </table:table-cell>
          <table:table-cell/>
          <table:table-cell table:formula="of:=CONCATENATE([.AA165]; &quot; soit &quot;; [.Z165])" office:value-type="string" office:string-value="0b1100101010001111100001010 soit 26550026" calcext:value-type="string">
            <text:p>0b1100101010001111100001010 soit 26550026</text:p>
          </table:table-cell>
        </table:table-row>
        <table:table-row table:style-name="ro1">
          <table:table-cell table:formula="of:=XOR(XOR(XOR(XOR([.Y165];[.W165]);[.V165]);[.U165]);[.S165])" office:value-type="float" office:value="1" calcext:value-type="float">
            <text:p>1</text:p>
          </table:table-cell>
          <table:table-cell table:formula="of:=[.A165]" office:value-type="float" office:value="1" calcext:value-type="float">
            <text:p>1</text:p>
          </table:table-cell>
          <table:table-cell table:formula="of:=[.B165]" office:value-type="float" office:value="1" calcext:value-type="float">
            <text:p>1</text:p>
          </table:table-cell>
          <table:table-cell table:formula="of:=[.C165]" office:value-type="float" office:value="0" calcext:value-type="float">
            <text:p>0</text:p>
          </table:table-cell>
          <table:table-cell table:formula="of:=[.D165]" office:value-type="float" office:value="0" calcext:value-type="float">
            <text:p>0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0" calcext:value-type="float">
            <text:p>0</text:p>
          </table:table-cell>
          <table:table-cell table:formula="of:=[.G165]" office:value-type="float" office:value="1" calcext:value-type="float">
            <text:p>1</text:p>
          </table:table-cell>
          <table:table-cell table:formula="of:=[.H165]" office:value-type="float" office:value="0" calcext:value-type="float">
            <text:p>0</text:p>
          </table:table-cell>
          <table:table-cell table:formula="of:=[.I165]" office:value-type="float" office:value="1" calcext:value-type="float">
            <text:p>1</text:p>
          </table:table-cell>
          <table:table-cell table:formula="of:=[.J165]" office:value-type="float" office:value="0" calcext:value-type="float">
            <text:p>0</text:p>
          </table:table-cell>
          <table:table-cell table:formula="of:=[.K165]" office:value-type="float" office:value="0" calcext:value-type="float">
            <text:p>0</text:p>
          </table:table-cell>
          <table:table-cell table:formula="of:=[.L165]" office:value-type="float" office:value="0" calcext:value-type="float">
            <text:p>0</text:p>
          </table:table-cell>
          <table:table-cell table:formula="of:=[.M165]" office:value-type="float" office:value="1" calcext:value-type="float">
            <text:p>1</text:p>
          </table:table-cell>
          <table:table-cell table:formula="of:=[.N165]" office:value-type="float" office:value="1" calcext:value-type="float">
            <text:p>1</text:p>
          </table:table-cell>
          <table:table-cell table:formula="of:=[.O165]" office:value-type="float" office:value="1" calcext:value-type="float">
            <text:p>1</text:p>
          </table:table-cell>
          <table:table-cell table:formula="of:=[.P165]" office:value-type="float" office:value="1" calcext:value-type="float">
            <text:p>1</text:p>
          </table:table-cell>
          <table:table-cell table:formula="of:=[.Q165]" office:value-type="float" office:value="1" calcext:value-type="float">
            <text:p>1</text:p>
          </table:table-cell>
          <table:table-cell table:formula="of:=[.R165]" office:value-type="float" office:value="0" calcext:value-type="float">
            <text:p>0</text:p>
          </table:table-cell>
          <table:table-cell table:formula="of:=[.S165]" office:value-type="float" office:value="0" calcext:value-type="float">
            <text:p>0</text:p>
          </table:table-cell>
          <table:table-cell table:formula="of:=[.T165]" office:value-type="float" office:value="0" calcext:value-type="float">
            <text:p>0</text:p>
          </table:table-cell>
          <table:table-cell table:formula="of:=[.U165]" office:value-type="float" office:value="0" calcext:value-type="float">
            <text:p>0</text:p>
          </table:table-cell>
          <table:table-cell table:formula="of:=[.V165]" office:value-type="float" office:value="1" calcext:value-type="float">
            <text:p>1</text:p>
          </table:table-cell>
          <table:table-cell table:formula="of:=[.W165]" office:value-type="float" office:value="0" calcext:value-type="float">
            <text:p>0</text:p>
          </table:table-cell>
          <table:table-cell table:formula="of:=[.X165]" office:value-type="float" office:value="1" calcext:value-type="float">
            <text:p>1</text:p>
          </table:table-cell>
          <table:table-cell table:style-name="ce7" table:formula="of:=[.A166]*2^[.A$1]+[.B166]*2^[.B$1]+[.C166]*2^[.C$1]+[.D166]*2^[.D$1]+[.E166]*2^[.E$1]+[.F166]*2^[.F$1]+[.G166]*2^[.G$1]+[.H166]*2^[.H$1]+[.I166]*2^[.I$1]+[.J166]*2^[.J$1]+[.K166]*2^[.K$1]+[.L166]*2^[.L$1]+[.M166]*2^[.M$1]+[.N166]*2^[.N$1]+[.O166]*2^[.O$1]+[.P166]*2^[.P$1]+[.Q166]*2^[.Q$1]+[.R166]*2^[.R$1]+[.S166]*2^[.S$1]+[.T166]*2^[.T$1]+[.U166]*2^[.U$1]+[.V166]*2^[.V$1]+[.W166]*2^[.W$1]+[.X166]*2^[.X$1]+[.Y166]*2^[.Y$1]" office:value-type="float" office:value="30052229" calcext:value-type="float">
            <text:p>30052229</text:p>
          </table:table-cell>
          <table:table-cell table:formula="of:=CONCATENATE(&quot;0b&quot;;[.A166];[.B166];[.C166];[.D166];[.E166];[.F166];[.G166];[.H166];[.I166];[.J166];[.K166];[.L166];[.M166];[.N166];[.O166];[.P166];[.Q166];[.R166];[.S166];[.T166];[.U166];[.V166];[.W166];[.X166];[.Y166])" office:value-type="string" office:string-value="0b1110010101000111110000101" calcext:value-type="string">
            <text:p>0b1110010101000111110000101</text:p>
          </table:table-cell>
          <table:table-cell/>
          <table:table-cell table:formula="of:=CONCATENATE([.AA166]; &quot; soit &quot;; [.Z166])" office:value-type="string" office:string-value="0b1110010101000111110000101 soit 30052229" calcext:value-type="string">
            <text:p>0b1110010101000111110000101 soit 30052229</text:p>
          </table:table-cell>
        </table:table-row>
        <table:table-row table:style-name="ro1">
          <table:table-cell table:formula="of:=XOR(XOR(XOR(XOR([.Y166];[.W166]);[.V166]);[.U166]);[.S166])" office:value-type="float" office:value="0" calcext:value-type="float">
            <text:p>0</text:p>
          </table:table-cell>
          <table:table-cell table:formula="of:=[.A166]" office:value-type="float" office:value="1" calcext:value-type="float">
            <text:p>1</text:p>
          </table:table-cell>
          <table:table-cell table:formula="of:=[.B166]" office:value-type="float" office:value="1" calcext:value-type="float">
            <text:p>1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" office:value-type="float" office:value="0" calcext:value-type="float">
            <text:p>0</text:p>
          </table:table-cell>
          <table:table-cell table:formula="of:=[.H166]" office:value-type="float" office:value="1" calcext:value-type="float">
            <text:p>1</text:p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1" calcext:value-type="float">
            <text:p>1</text:p>
          </table:table-cell>
          <table:table-cell table:formula="of:=[.K166]" office:value-type="float" office:value="0" calcext:value-type="float">
            <text:p>0</text:p>
          </table:table-cell>
          <table:table-cell table:formula="of:=[.L166]" office:value-type="float" office:value="0" calcext:value-type="float">
            <text:p>0</text:p>
          </table:table-cell>
          <table:table-cell table:formula="of:=[.M166]" office:value-type="float" office:value="0" calcext:value-type="float">
            <text:p>0</text:p>
          </table:table-cell>
          <table:table-cell table:formula="of:=[.N166]" office:value-type="float" office:value="1" calcext:value-type="float">
            <text:p>1</text:p>
          </table:table-cell>
          <table:table-cell table:formula="of:=[.O166]" office:value-type="float" office:value="1" calcext:value-type="float">
            <text:p>1</text:p>
          </table:table-cell>
          <table:table-cell table:formula="of:=[.P166]" office:value-type="float" office:value="1" calcext:value-type="float">
            <text:p>1</text:p>
          </table:table-cell>
          <table:table-cell table:formula="of:=[.Q166]" office:value-type="float" office:value="1" calcext:value-type="float">
            <text:p>1</text:p>
          </table:table-cell>
          <table:table-cell table:formula="of:=[.R166]" office:value-type="float" office:value="1" calcext:value-type="float">
            <text:p>1</text:p>
          </table:table-cell>
          <table:table-cell table:formula="of:=[.S166]" office:value-type="float" office:value="0" calcext:value-type="float">
            <text:p>0</text:p>
          </table:table-cell>
          <table:table-cell table:formula="of:=[.T166]" office:value-type="float" office:value="0" calcext:value-type="float">
            <text:p>0</text:p>
          </table:table-cell>
          <table:table-cell table:formula="of:=[.U166]" office:value-type="float" office:value="0" calcext:value-type="float">
            <text:p>0</text:p>
          </table:table-cell>
          <table:table-cell table:formula="of:=[.V166]" office:value-type="float" office:value="0" calcext:value-type="float">
            <text:p>0</text:p>
          </table:table-cell>
          <table:table-cell table:formula="of:=[.W166]" office:value-type="float" office:value="1" calcext:value-type="float">
            <text:p>1</text:p>
          </table:table-cell>
          <table:table-cell table:formula="of:=[.X166]" office:value-type="float" office:value="0" calcext:value-type="float">
            <text:p>0</text:p>
          </table:table-cell>
          <table:table-cell table:style-name="ce7" table:formula="of:=[.A167]*2^[.A$1]+[.B167]*2^[.B$1]+[.C167]*2^[.C$1]+[.D167]*2^[.D$1]+[.E167]*2^[.E$1]+[.F167]*2^[.F$1]+[.G167]*2^[.G$1]+[.H167]*2^[.H$1]+[.I167]*2^[.I$1]+[.J167]*2^[.J$1]+[.K167]*2^[.K$1]+[.L167]*2^[.L$1]+[.M167]*2^[.M$1]+[.N167]*2^[.N$1]+[.O167]*2^[.O$1]+[.P167]*2^[.P$1]+[.Q167]*2^[.Q$1]+[.R167]*2^[.R$1]+[.S167]*2^[.S$1]+[.T167]*2^[.T$1]+[.U167]*2^[.U$1]+[.V167]*2^[.V$1]+[.W167]*2^[.W$1]+[.X167]*2^[.X$1]+[.Y167]*2^[.Y$1]" office:value-type="float" office:value="15026114" calcext:value-type="float">
            <text:p>15026114</text:p>
          </table:table-cell>
          <table:table-cell table:formula="of:=CONCATENATE(&quot;0b&quot;;[.A167];[.B167];[.C167];[.D167];[.E167];[.F167];[.G167];[.H167];[.I167];[.J167];[.K167];[.L167];[.M167];[.N167];[.O167];[.P167];[.Q167];[.R167];[.S167];[.T167];[.U167];[.V167];[.W167];[.X167];[.Y167])" office:value-type="string" office:string-value="0b0111001010100011111000010" calcext:value-type="string">
            <text:p>0b0111001010100011111000010</text:p>
          </table:table-cell>
          <table:table-cell/>
          <table:table-cell table:formula="of:=CONCATENATE([.AA167]; &quot; soit &quot;; [.Z167])" office:value-type="string" office:string-value="0b0111001010100011111000010 soit 15026114" calcext:value-type="string">
            <text:p>0b0111001010100011111000010 soit 15026114</text:p>
          </table:table-cell>
        </table:table-row>
        <table:table-row table:style-name="ro1">
          <table:table-cell table:formula="of:=XOR(XOR(XOR(XOR([.Y167];[.W167]);[.V167]);[.U167]);[.S167])" office:value-type="float" office:value="1" calcext:value-type="float">
            <text:p>1</text:p>
          </table:table-cell>
          <table:table-cell table:formula="of:=[.A167]" office:value-type="float" office:value="0" calcext:value-type="float">
            <text:p>0</text:p>
          </table:table-cell>
          <table:table-cell table:formula="of:=[.B167]" office:value-type="float" office:value="1" calcext:value-type="float">
            <text:p>1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0" calcext:value-type="float">
            <text:p>0</text:p>
          </table:table-cell>
          <table:table-cell table:formula="of:=[.G167]" office:value-type="float" office:value="1" calcext:value-type="float">
            <text:p>1</text:p>
          </table:table-cell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1" calcext:value-type="float">
            <text:p>1</text:p>
          </table:table-cell>
          <table:table-cell table:formula="of:=[.J167]" office:value-type="float" office:value="0" calcext:value-type="float">
            <text:p>0</text:p>
          </table:table-cell>
          <table:table-cell table:formula="of:=[.K167]" office:value-type="float" office:value="1" calcext:value-type="float">
            <text:p>1</text:p>
          </table:table-cell>
          <table:table-cell table:formula="of:=[.L167]" office:value-type="float" office:value="0" calcext:value-type="float">
            <text:p>0</text:p>
          </table:table-cell>
          <table:table-cell table:formula="of:=[.M167]" office:value-type="float" office:value="0" calcext:value-type="float">
            <text:p>0</text:p>
          </table:table-cell>
          <table:table-cell table:formula="of:=[.N167]" office:value-type="float" office:value="0" calcext:value-type="float">
            <text:p>0</text:p>
          </table:table-cell>
          <table:table-cell table:formula="of:=[.O167]" office:value-type="float" office:value="1" calcext:value-type="float">
            <text:p>1</text:p>
          </table:table-cell>
          <table:table-cell table:formula="of:=[.P167]" office:value-type="float" office:value="1" calcext:value-type="float">
            <text:p>1</text:p>
          </table:table-cell>
          <table:table-cell table:formula="of:=[.Q167]" office:value-type="float" office:value="1" calcext:value-type="float">
            <text:p>1</text:p>
          </table:table-cell>
          <table:table-cell table:formula="of:=[.R167]" office:value-type="float" office:value="1" calcext:value-type="float">
            <text:p>1</text:p>
          </table:table-cell>
          <table:table-cell table:formula="of:=[.S167]" office:value-type="float" office:value="1" calcext:value-type="float">
            <text:p>1</text:p>
          </table:table-cell>
          <table:table-cell table:formula="of:=[.T167]" office:value-type="float" office:value="0" calcext:value-type="float">
            <text:p>0</text:p>
          </table:table-cell>
          <table:table-cell table:formula="of:=[.U167]" office:value-type="float" office:value="0" calcext:value-type="float">
            <text:p>0</text:p>
          </table:table-cell>
          <table:table-cell table:formula="of:=[.V167]" office:value-type="float" office:value="0" calcext:value-type="float">
            <text:p>0</text:p>
          </table:table-cell>
          <table:table-cell table:formula="of:=[.W167]" office:value-type="float" office:value="0" calcext:value-type="float">
            <text:p>0</text:p>
          </table:table-cell>
          <table:table-cell table:formula="of:=[.X167]" office:value-type="float" office:value="1" calcext:value-type="float">
            <text:p>1</text:p>
          </table:table-cell>
          <table:table-cell table:style-name="ce7" table:formula="of:=[.A168]*2^[.A$1]+[.B168]*2^[.B$1]+[.C168]*2^[.C$1]+[.D168]*2^[.D$1]+[.E168]*2^[.E$1]+[.F168]*2^[.F$1]+[.G168]*2^[.G$1]+[.H168]*2^[.H$1]+[.I168]*2^[.I$1]+[.J168]*2^[.J$1]+[.K168]*2^[.K$1]+[.L168]*2^[.L$1]+[.M168]*2^[.M$1]+[.N168]*2^[.N$1]+[.O168]*2^[.O$1]+[.P168]*2^[.P$1]+[.Q168]*2^[.Q$1]+[.R168]*2^[.R$1]+[.S168]*2^[.S$1]+[.T168]*2^[.T$1]+[.U168]*2^[.U$1]+[.V168]*2^[.V$1]+[.W168]*2^[.W$1]+[.X168]*2^[.X$1]+[.Y168]*2^[.Y$1]" office:value-type="float" office:value="24290273" calcext:value-type="float">
            <text:p>24290273</text:p>
          </table:table-cell>
          <table:table-cell table:formula="of:=CONCATENATE(&quot;0b&quot;;[.A168];[.B168];[.C168];[.D168];[.E168];[.F168];[.G168];[.H168];[.I168];[.J168];[.K168];[.L168];[.M168];[.N168];[.O168];[.P168];[.Q168];[.R168];[.S168];[.T168];[.U168];[.V168];[.W168];[.X168];[.Y168])" office:value-type="string" office:string-value="0b1011100101010001111100001" calcext:value-type="string">
            <text:p>0b1011100101010001111100001</text:p>
          </table:table-cell>
          <table:table-cell/>
          <table:table-cell table:formula="of:=CONCATENATE([.AA168]; &quot; soit &quot;; [.Z168])" office:value-type="string" office:string-value="0b1011100101010001111100001 soit 24290273" calcext:value-type="string">
            <text:p>0b1011100101010001111100001 soit 24290273</text:p>
          </table:table-cell>
        </table:table-row>
        <table:table-row table:style-name="ro1">
          <table:table-cell table:formula="of:=XOR(XOR(XOR(XOR([.Y168];[.W168]);[.V168]);[.U168]);[.S168])" office:value-type="float" office:value="0" calcext:value-type="float">
            <text:p>0</text:p>
          </table:table-cell>
          <table:table-cell table:formula="of:=[.A168]" office:value-type="float" office:value="1" calcext:value-type="float">
            <text:p>1</text:p>
          </table:table-cell>
          <table:table-cell table:formula="of:=[.B168]" office:value-type="float" office:value="0" calcext:value-type="float">
            <text:p>0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1" calcext:value-type="float">
            <text:p>1</text:p>
          </table:table-cell>
          <table:table-cell table:formula="of:=[.F168]" office:value-type="float" office:value="0" calcext:value-type="float">
            <text:p>0</text:p>
          </table:table-cell>
          <table:table-cell table:formula="of:=[.G168]" office:value-type="float" office:value="0" calcext:value-type="float">
            <text:p>0</text:p>
          </table:table-cell>
          <table:table-cell table:formula="of:=[.H168]" office:value-type="float" office:value="1" calcext:value-type="float">
            <text:p>1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1" calcext:value-type="float">
            <text:p>1</text:p>
          </table:table-cell>
          <table:table-cell table:formula="of:=[.K168]" office:value-type="float" office:value="0" calcext:value-type="float">
            <text:p>0</text:p>
          </table:table-cell>
          <table:table-cell table:formula="of:=[.L168]" office:value-type="float" office:value="1" calcext:value-type="float">
            <text:p>1</text:p>
          </table:table-cell>
          <table:table-cell table:formula="of:=[.M168]" office:value-type="float" office:value="0" calcext:value-type="float">
            <text:p>0</text:p>
          </table:table-cell>
          <table:table-cell table:formula="of:=[.N168]" office:value-type="float" office:value="0" calcext:value-type="float">
            <text:p>0</text:p>
          </table:table-cell>
          <table:table-cell table:formula="of:=[.O168]" office:value-type="float" office:value="0" calcext:value-type="float">
            <text:p>0</text:p>
          </table:table-cell>
          <table:table-cell table:formula="of:=[.P168]" office:value-type="float" office:value="1" calcext:value-type="float">
            <text:p>1</text:p>
          </table:table-cell>
          <table:table-cell table:formula="of:=[.Q168]" office:value-type="float" office:value="1" calcext:value-type="float">
            <text:p>1</text:p>
          </table:table-cell>
          <table:table-cell table:formula="of:=[.R168]" office:value-type="float" office:value="1" calcext:value-type="float">
            <text:p>1</text:p>
          </table:table-cell>
          <table:table-cell table:formula="of:=[.S168]" office:value-type="float" office:value="1" calcext:value-type="float">
            <text:p>1</text:p>
          </table:table-cell>
          <table:table-cell table:formula="of:=[.T168]" office:value-type="float" office:value="1" calcext:value-type="float">
            <text:p>1</text:p>
          </table:table-cell>
          <table:table-cell table:formula="of:=[.U168]" office:value-type="float" office:value="0" calcext:value-type="float">
            <text:p>0</text:p>
          </table:table-cell>
          <table:table-cell table:formula="of:=[.V168]" office:value-type="float" office:value="0" calcext:value-type="float">
            <text:p>0</text:p>
          </table:table-cell>
          <table:table-cell table:formula="of:=[.W168]" office:value-type="float" office:value="0" calcext:value-type="float">
            <text:p>0</text:p>
          </table:table-cell>
          <table:table-cell table:formula="of:=[.X168]" office:value-type="float" office:value="0" calcext:value-type="float">
            <text:p>0</text:p>
          </table:table-cell>
          <table:table-cell table:style-name="ce7" table:formula="of:=[.A169]*2^[.A$1]+[.B169]*2^[.B$1]+[.C169]*2^[.C$1]+[.D169]*2^[.D$1]+[.E169]*2^[.E$1]+[.F169]*2^[.F$1]+[.G169]*2^[.G$1]+[.H169]*2^[.H$1]+[.I169]*2^[.I$1]+[.J169]*2^[.J$1]+[.K169]*2^[.K$1]+[.L169]*2^[.L$1]+[.M169]*2^[.M$1]+[.N169]*2^[.N$1]+[.O169]*2^[.O$1]+[.P169]*2^[.P$1]+[.Q169]*2^[.Q$1]+[.R169]*2^[.R$1]+[.S169]*2^[.S$1]+[.T169]*2^[.T$1]+[.U169]*2^[.U$1]+[.V169]*2^[.V$1]+[.W169]*2^[.W$1]+[.X169]*2^[.X$1]+[.Y169]*2^[.Y$1]" office:value-type="float" office:value="12145136" calcext:value-type="float">
            <text:p>12145136</text:p>
          </table:table-cell>
          <table:table-cell table:formula="of:=CONCATENATE(&quot;0b&quot;;[.A169];[.B169];[.C169];[.D169];[.E169];[.F169];[.G169];[.H169];[.I169];[.J169];[.K169];[.L169];[.M169];[.N169];[.O169];[.P169];[.Q169];[.R169];[.S169];[.T169];[.U169];[.V169];[.W169];[.X169];[.Y169])" office:value-type="string" office:string-value="0b0101110010101000111110000" calcext:value-type="string">
            <text:p>0b0101110010101000111110000</text:p>
          </table:table-cell>
          <table:table-cell/>
          <table:table-cell table:formula="of:=CONCATENATE([.AA169]; &quot; soit &quot;; [.Z169])" office:value-type="string" office:string-value="0b0101110010101000111110000 soit 12145136" calcext:value-type="string">
            <text:p>0b0101110010101000111110000 soit 12145136</text:p>
          </table:table-cell>
        </table:table-row>
        <table:table-row table:style-name="ro1">
          <table:table-cell table:formula="of:=XOR(XOR(XOR(XOR([.Y169];[.W169]);[.V169]);[.U169]);[.S169])" office:value-type="float" office:value="0" calcext:value-type="float">
            <text:p>0</text:p>
          </table:table-cell>
          <table:table-cell table:formula="of:=[.A169]" office:value-type="float" office:value="0" calcext:value-type="float">
            <text:p>0</text:p>
          </table:table-cell>
          <table:table-cell table:formula="of:=[.B169]" office:value-type="float" office:value="1" calcext:value-type="float">
            <text:p>1</text:p>
          </table:table-cell>
          <table:table-cell table:formula="of:=[.C169]" office:value-type="float" office:value="0" calcext:value-type="float">
            <text:p>0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1" calcext:value-type="float">
            <text:p>1</text:p>
          </table:table-cell>
          <table:table-cell table:formula="of:=[.F169]" office:value-type="float" office:value="1" calcext:value-type="float">
            <text:p>1</text:p>
          </table:table-cell>
          <table:table-cell table:formula="of:=[.G169]" office:value-type="float" office:value="0" calcext:value-type="float">
            <text:p>0</text:p>
          </table:table-cell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1" calcext:value-type="float">
            <text:p>1</text:p>
          </table:table-cell>
          <table:table-cell table:formula="of:=[.J169]" office:value-type="float" office:value="0" calcext:value-type="float">
            <text:p>0</text:p>
          </table:table-cell>
          <table:table-cell table:formula="of:=[.K169]" office:value-type="float" office:value="1" calcext:value-type="float">
            <text:p>1</text:p>
          </table:table-cell>
          <table:table-cell table:formula="of:=[.L169]" office:value-type="float" office:value="0" calcext:value-type="float">
            <text:p>0</text:p>
          </table:table-cell>
          <table:table-cell table:formula="of:=[.M169]" office:value-type="float" office:value="1" calcext:value-type="float">
            <text:p>1</text:p>
          </table:table-cell>
          <table:table-cell table:formula="of:=[.N169]" office:value-type="float" office:value="0" calcext:value-type="float">
            <text:p>0</text:p>
          </table:table-cell>
          <table:table-cell table:formula="of:=[.O169]" office:value-type="float" office:value="0" calcext:value-type="float">
            <text:p>0</text:p>
          </table:table-cell>
          <table:table-cell table:formula="of:=[.P169]" office:value-type="float" office:value="0" calcext:value-type="float">
            <text:p>0</text:p>
          </table:table-cell>
          <table:table-cell table:formula="of:=[.Q169]" office:value-type="float" office:value="1" calcext:value-type="float">
            <text:p>1</text:p>
          </table:table-cell>
          <table:table-cell table:formula="of:=[.R169]" office:value-type="float" office:value="1" calcext:value-type="float">
            <text:p>1</text:p>
          </table:table-cell>
          <table:table-cell table:formula="of:=[.S169]" office:value-type="float" office:value="1" calcext:value-type="float">
            <text:p>1</text:p>
          </table:table-cell>
          <table:table-cell table:formula="of:=[.T169]" office:value-type="float" office:value="1" calcext:value-type="float">
            <text:p>1</text:p>
          </table:table-cell>
          <table:table-cell table:formula="of:=[.U169]" office:value-type="float" office:value="1" calcext:value-type="float">
            <text:p>1</text:p>
          </table:table-cell>
          <table:table-cell table:formula="of:=[.V169]" office:value-type="float" office:value="0" calcext:value-type="float">
            <text:p>0</text:p>
          </table:table-cell>
          <table:table-cell table:formula="of:=[.W169]" office:value-type="float" office:value="0" calcext:value-type="float">
            <text:p>0</text:p>
          </table:table-cell>
          <table:table-cell table:formula="of:=[.X169]" office:value-type="float" office:value="0" calcext:value-type="float">
            <text:p>0</text:p>
          </table:table-cell>
          <table:table-cell table:style-name="ce7" table:formula="of:=[.A170]*2^[.A$1]+[.B170]*2^[.B$1]+[.C170]*2^[.C$1]+[.D170]*2^[.D$1]+[.E170]*2^[.E$1]+[.F170]*2^[.F$1]+[.G170]*2^[.G$1]+[.H170]*2^[.H$1]+[.I170]*2^[.I$1]+[.J170]*2^[.J$1]+[.K170]*2^[.K$1]+[.L170]*2^[.L$1]+[.M170]*2^[.M$1]+[.N170]*2^[.N$1]+[.O170]*2^[.O$1]+[.P170]*2^[.P$1]+[.Q170]*2^[.Q$1]+[.R170]*2^[.R$1]+[.S170]*2^[.S$1]+[.T170]*2^[.T$1]+[.U170]*2^[.U$1]+[.V170]*2^[.V$1]+[.W170]*2^[.W$1]+[.X170]*2^[.X$1]+[.Y170]*2^[.Y$1]" office:value-type="float" office:value="6072568" calcext:value-type="float">
            <text:p>6072568</text:p>
          </table:table-cell>
          <table:table-cell table:formula="of:=CONCATENATE(&quot;0b&quot;;[.A170];[.B170];[.C170];[.D170];[.E170];[.F170];[.G170];[.H170];[.I170];[.J170];[.K170];[.L170];[.M170];[.N170];[.O170];[.P170];[.Q170];[.R170];[.S170];[.T170];[.U170];[.V170];[.W170];[.X170];[.Y170])" office:value-type="string" office:string-value="0b0010111001010100011111000" calcext:value-type="string">
            <text:p>0b0010111001010100011111000</text:p>
          </table:table-cell>
          <table:table-cell/>
          <table:table-cell table:formula="of:=CONCATENATE([.AA170]; &quot; soit &quot;; [.Z170])" office:value-type="string" office:string-value="0b0010111001010100011111000 soit 6072568" calcext:value-type="string">
            <text:p>0b0010111001010100011111000 soit 6072568</text:p>
          </table:table-cell>
        </table:table-row>
        <table:table-row table:style-name="ro1">
          <table:table-cell table:formula="of:=XOR(XOR(XOR(XOR([.Y170];[.W170]);[.V170]);[.U170]);[.S170])" office:value-type="float" office:value="1" calcext:value-type="float">
            <text:p>1</text:p>
          </table:table-cell>
          <table:table-cell table:formula="of:=[.A170]" office:value-type="float" office:value="0" calcext:value-type="float">
            <text:p>0</text:p>
          </table:table-cell>
          <table:table-cell table:formula="of:=[.B170]" office:value-type="float" office:value="0" calcext:value-type="float">
            <text:p>0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0" calcext:value-type="float">
            <text:p>0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" office:value-type="float" office:value="1" calcext:value-type="float">
            <text:p>1</text:p>
          </table:table-cell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1" calcext:value-type="float">
            <text:p>1</text:p>
          </table:table-cell>
          <table:table-cell table:formula="of:=[.K170]" office:value-type="float" office:value="0" calcext:value-type="float">
            <text:p>0</text:p>
          </table:table-cell>
          <table:table-cell table:formula="of:=[.L170]" office:value-type="float" office:value="1" calcext:value-type="float">
            <text:p>1</text:p>
          </table:table-cell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1" calcext:value-type="float">
            <text:p>1</text:p>
          </table:table-cell>
          <table:table-cell table:formula="of:=[.O170]" office:value-type="float" office:value="0" calcext:value-type="float">
            <text:p>0</text:p>
          </table:table-cell>
          <table:table-cell table:formula="of:=[.P170]" office:value-type="float" office:value="0" calcext:value-type="float">
            <text:p>0</text:p>
          </table:table-cell>
          <table:table-cell table:formula="of:=[.Q170]" office:value-type="float" office:value="0" calcext:value-type="float">
            <text:p>0</text:p>
          </table:table-cell>
          <table:table-cell table:formula="of:=[.R170]" office:value-type="float" office:value="1" calcext:value-type="float">
            <text:p>1</text:p>
          </table:table-cell>
          <table:table-cell table:formula="of:=[.S170]" office:value-type="float" office:value="1" calcext:value-type="float">
            <text:p>1</text:p>
          </table:table-cell>
          <table:table-cell table:formula="of:=[.T170]" office:value-type="float" office:value="1" calcext:value-type="float">
            <text:p>1</text:p>
          </table:table-cell>
          <table:table-cell table:formula="of:=[.U170]" office:value-type="float" office:value="1" calcext:value-type="float">
            <text:p>1</text:p>
          </table:table-cell>
          <table:table-cell table:formula="of:=[.V170]" office:value-type="float" office:value="1" calcext:value-type="float">
            <text:p>1</text:p>
          </table:table-cell>
          <table:table-cell table:formula="of:=[.W170]" office:value-type="float" office:value="0" calcext:value-type="float">
            <text:p>0</text:p>
          </table:table-cell>
          <table:table-cell table:formula="of:=[.X170]" office:value-type="float" office:value="0" calcext:value-type="float">
            <text:p>0</text:p>
          </table:table-cell>
          <table:table-cell table:style-name="ce7" table:formula="of:=[.A171]*2^[.A$1]+[.B171]*2^[.B$1]+[.C171]*2^[.C$1]+[.D171]*2^[.D$1]+[.E171]*2^[.E$1]+[.F171]*2^[.F$1]+[.G171]*2^[.G$1]+[.H171]*2^[.H$1]+[.I171]*2^[.I$1]+[.J171]*2^[.J$1]+[.K171]*2^[.K$1]+[.L171]*2^[.L$1]+[.M171]*2^[.M$1]+[.N171]*2^[.N$1]+[.O171]*2^[.O$1]+[.P171]*2^[.P$1]+[.Q171]*2^[.Q$1]+[.R171]*2^[.R$1]+[.S171]*2^[.S$1]+[.T171]*2^[.T$1]+[.U171]*2^[.U$1]+[.V171]*2^[.V$1]+[.W171]*2^[.W$1]+[.X171]*2^[.X$1]+[.Y171]*2^[.Y$1]" office:value-type="float" office:value="19813500" calcext:value-type="float">
            <text:p>19813500</text:p>
          </table:table-cell>
          <table:table-cell table:formula="of:=CONCATENATE(&quot;0b&quot;;[.A171];[.B171];[.C171];[.D171];[.E171];[.F171];[.G171];[.H171];[.I171];[.J171];[.K171];[.L171];[.M171];[.N171];[.O171];[.P171];[.Q171];[.R171];[.S171];[.T171];[.U171];[.V171];[.W171];[.X171];[.Y171])" office:value-type="string" office:string-value="0b1001011100101010001111100" calcext:value-type="string">
            <text:p>0b1001011100101010001111100</text:p>
          </table:table-cell>
          <table:table-cell/>
          <table:table-cell table:formula="of:=CONCATENATE([.AA171]; &quot; soit &quot;; [.Z171])" office:value-type="string" office:string-value="0b1001011100101010001111100 soit 19813500" calcext:value-type="string">
            <text:p>0b1001011100101010001111100 soit 19813500</text:p>
          </table:table-cell>
        </table:table-row>
        <table:table-row table:style-name="ro1">
          <table:table-cell table:formula="of:=XOR(XOR(XOR(XOR([.Y171];[.W171]);[.V171]);[.U171]);[.S171])" office:value-type="float" office:value="0" calcext:value-type="float">
            <text:p>0</text:p>
          </table:table-cell>
          <table:table-cell table:formula="of:=[.A171]" office:value-type="float" office:value="1" calcext:value-type="float">
            <text:p>1</text:p>
          </table:table-cell>
          <table:table-cell table:formula="of:=[.B171]" office:value-type="float" office:value="0" calcext:value-type="float">
            <text:p>0</text:p>
          </table:table-cell>
          <table:table-cell table:formula="of:=[.C171]" office:value-type="float" office:value="0" calcext:value-type="float">
            <text:p>0</text:p>
          </table:table-cell>
          <table:table-cell table:formula="of:=[.D171]" office:value-type="float" office:value="1" calcext:value-type="float">
            <text:p>1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1" calcext:value-type="float">
            <text:p>1</text:p>
          </table:table-cell>
          <table:table-cell table:formula="of:=[.G171]" office:value-type="float" office:value="1" calcext:value-type="float">
            <text:p>1</text:p>
          </table:table-cell>
          <table:table-cell table:formula="of:=[.H171]" office:value-type="float" office:value="1" calcext:value-type="float">
            <text:p>1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[.K171]" office:value-type="float" office:value="1" calcext:value-type="float">
            <text:p>1</text:p>
          </table:table-cell>
          <table:table-cell table:formula="of:=[.L171]" office:value-type="float" office:value="0" calcext:value-type="float">
            <text:p>0</text:p>
          </table:table-cell>
          <table:table-cell table:formula="of:=[.M171]" office:value-type="float" office:value="1" calcext:value-type="float">
            <text:p>1</text:p>
          </table:table-cell>
          <table:table-cell table:formula="of:=[.N171]" office:value-type="float" office:value="0" calcext:value-type="float">
            <text:p>0</text:p>
          </table:table-cell>
          <table:table-cell table:formula="of:=[.O171]" office:value-type="float" office:value="1" calcext:value-type="float">
            <text:p>1</text:p>
          </table:table-cell>
          <table:table-cell table:formula="of:=[.P171]" office:value-type="float" office:value="0" calcext:value-type="float">
            <text:p>0</text:p>
          </table:table-cell>
          <table:table-cell table:formula="of:=[.Q171]" office:value-type="float" office:value="0" calcext:value-type="float">
            <text:p>0</text:p>
          </table:table-cell>
          <table:table-cell table:formula="of:=[.R171]" office:value-type="float" office:value="0" calcext:value-type="float">
            <text:p>0</text:p>
          </table:table-cell>
          <table:table-cell table:formula="of:=[.S171]" office:value-type="float" office:value="1" calcext:value-type="float">
            <text:p>1</text:p>
          </table:table-cell>
          <table:table-cell table:formula="of:=[.T171]" office:value-type="float" office:value="1" calcext:value-type="float">
            <text:p>1</text:p>
          </table:table-cell>
          <table:table-cell table:formula="of:=[.U171]" office:value-type="float" office:value="1" calcext:value-type="float">
            <text:p>1</text:p>
          </table:table-cell>
          <table:table-cell table:formula="of:=[.V171]" office:value-type="float" office:value="1" calcext:value-type="float">
            <text:p>1</text:p>
          </table:table-cell>
          <table:table-cell table:formula="of:=[.W171]" office:value-type="float" office:value="1" calcext:value-type="float">
            <text:p>1</text:p>
          </table:table-cell>
          <table:table-cell table:formula="of:=[.X171]" office:value-type="float" office:value="0" calcext:value-type="float">
            <text:p>0</text:p>
          </table:table-cell>
          <table:table-cell table:style-name="ce7" table:formula="of:=[.A172]*2^[.A$1]+[.B172]*2^[.B$1]+[.C172]*2^[.C$1]+[.D172]*2^[.D$1]+[.E172]*2^[.E$1]+[.F172]*2^[.F$1]+[.G172]*2^[.G$1]+[.H172]*2^[.H$1]+[.I172]*2^[.I$1]+[.J172]*2^[.J$1]+[.K172]*2^[.K$1]+[.L172]*2^[.L$1]+[.M172]*2^[.M$1]+[.N172]*2^[.N$1]+[.O172]*2^[.O$1]+[.P172]*2^[.P$1]+[.Q172]*2^[.Q$1]+[.R172]*2^[.R$1]+[.S172]*2^[.S$1]+[.T172]*2^[.T$1]+[.U172]*2^[.U$1]+[.V172]*2^[.V$1]+[.W172]*2^[.W$1]+[.X172]*2^[.X$1]+[.Y172]*2^[.Y$1]" office:value-type="float" office:value="9906750" calcext:value-type="float">
            <text:p>9906750</text:p>
          </table:table-cell>
          <table:table-cell table:formula="of:=CONCATENATE(&quot;0b&quot;;[.A172];[.B172];[.C172];[.D172];[.E172];[.F172];[.G172];[.H172];[.I172];[.J172];[.K172];[.L172];[.M172];[.N172];[.O172];[.P172];[.Q172];[.R172];[.S172];[.T172];[.U172];[.V172];[.W172];[.X172];[.Y172])" office:value-type="string" office:string-value="0b0100101110010101000111110" calcext:value-type="string">
            <text:p>0b0100101110010101000111110</text:p>
          </table:table-cell>
          <table:table-cell/>
          <table:table-cell table:formula="of:=CONCATENATE([.AA172]; &quot; soit &quot;; [.Z172])" office:value-type="string" office:string-value="0b0100101110010101000111110 soit 9906750" calcext:value-type="string">
            <text:p>0b0100101110010101000111110 soit 9906750</text:p>
          </table:table-cell>
        </table:table-row>
        <table:table-row table:style-name="ro1">
          <table:table-cell table:formula="of:=XOR(XOR(XOR(XOR([.Y172];[.W172]);[.V172]);[.U172]);[.S172])" office:value-type="float" office:value="1" calcext:value-type="float">
            <text:p>1</text:p>
          </table:table-cell>
          <table:table-cell table:formula="of:=[.A172]" office:value-type="float" office:value="0" calcext:value-type="float">
            <text:p>0</text:p>
          </table:table-cell>
          <table:table-cell table:formula="of:=[.B172]" office:value-type="float" office:value="1" calcext:value-type="float">
            <text:p>1</text:p>
          </table:table-cell>
          <table:table-cell table:formula="of:=[.C172]" office:value-type="float" office:value="0" calcext:value-type="float">
            <text:p>0</text:p>
          </table:table-cell>
          <table:table-cell table:formula="of:=[.D172]" office:value-type="float" office:value="0" calcext:value-type="float">
            <text:p>0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0" calcext:value-type="float">
            <text:p>0</text:p>
          </table:table-cell>
          <table:table-cell table:formula="of:=[.G172]" office:value-type="float" office:value="1" calcext:value-type="float">
            <text:p>1</text:p>
          </table:table-cell>
          <table:table-cell table:formula="of:=[.H172]" office:value-type="float" office:value="1" calcext:value-type="float">
            <text:p>1</text:p>
          </table:table-cell>
          <table:table-cell table:formula="of:=[.I172]" office:value-type="float" office:value="1" calcext:value-type="float">
            <text:p>1</text:p>
          </table:table-cell>
          <table:table-cell table:formula="of:=[.J172]" office:value-type="float" office:value="0" calcext:value-type="float">
            <text:p>0</text:p>
          </table:table-cell>
          <table:table-cell table:formula="of:=[.K172]" office:value-type="float" office:value="0" calcext:value-type="float">
            <text:p>0</text:p>
          </table:table-cell>
          <table:table-cell table:formula="of:=[.L172]" office:value-type="float" office:value="1" calcext:value-type="float">
            <text:p>1</text:p>
          </table:table-cell>
          <table:table-cell table:formula="of:=[.M172]" office:value-type="float" office:value="0" calcext:value-type="float">
            <text:p>0</text:p>
          </table:table-cell>
          <table:table-cell table:formula="of:=[.N172]" office:value-type="float" office:value="1" calcext:value-type="float">
            <text:p>1</text:p>
          </table:table-cell>
          <table:table-cell table:formula="of:=[.O172]" office:value-type="float" office:value="0" calcext:value-type="float">
            <text:p>0</text:p>
          </table:table-cell>
          <table:table-cell table:formula="of:=[.P172]" office:value-type="float" office:value="1" calcext:value-type="float">
            <text:p>1</text:p>
          </table:table-cell>
          <table:table-cell table:formula="of:=[.Q172]" office:value-type="float" office:value="0" calcext:value-type="float">
            <text:p>0</text:p>
          </table:table-cell>
          <table:table-cell table:formula="of:=[.R172]" office:value-type="float" office:value="0" calcext:value-type="float">
            <text:p>0</text:p>
          </table:table-cell>
          <table:table-cell table:formula="of:=[.S172]" office:value-type="float" office:value="0" calcext:value-type="float">
            <text:p>0</text:p>
          </table:table-cell>
          <table:table-cell table:formula="of:=[.T172]" office:value-type="float" office:value="1" calcext:value-type="float">
            <text:p>1</text:p>
          </table:table-cell>
          <table:table-cell table:formula="of:=[.U172]" office:value-type="float" office:value="1" calcext:value-type="float">
            <text:p>1</text:p>
          </table:table-cell>
          <table:table-cell table:formula="of:=[.V172]" office:value-type="float" office:value="1" calcext:value-type="float">
            <text:p>1</text:p>
          </table:table-cell>
          <table:table-cell table:formula="of:=[.W172]" office:value-type="float" office:value="1" calcext:value-type="float">
            <text:p>1</text:p>
          </table:table-cell>
          <table:table-cell table:formula="of:=[.X172]" office:value-type="float" office:value="1" calcext:value-type="float">
            <text:p>1</text:p>
          </table:table-cell>
          <table:table-cell table:style-name="ce7" table:formula="of:=[.A173]*2^[.A$1]+[.B173]*2^[.B$1]+[.C173]*2^[.C$1]+[.D173]*2^[.D$1]+[.E173]*2^[.E$1]+[.F173]*2^[.F$1]+[.G173]*2^[.G$1]+[.H173]*2^[.H$1]+[.I173]*2^[.I$1]+[.J173]*2^[.J$1]+[.K173]*2^[.K$1]+[.L173]*2^[.L$1]+[.M173]*2^[.M$1]+[.N173]*2^[.N$1]+[.O173]*2^[.O$1]+[.P173]*2^[.P$1]+[.Q173]*2^[.Q$1]+[.R173]*2^[.R$1]+[.S173]*2^[.S$1]+[.T173]*2^[.T$1]+[.U173]*2^[.U$1]+[.V173]*2^[.V$1]+[.W173]*2^[.W$1]+[.X173]*2^[.X$1]+[.Y173]*2^[.Y$1]" office:value-type="float" office:value="21730591" calcext:value-type="float">
            <text:p>21730591</text:p>
          </table:table-cell>
          <table:table-cell table:formula="of:=CONCATENATE(&quot;0b&quot;;[.A173];[.B173];[.C173];[.D173];[.E173];[.F173];[.G173];[.H173];[.I173];[.J173];[.K173];[.L173];[.M173];[.N173];[.O173];[.P173];[.Q173];[.R173];[.S173];[.T173];[.U173];[.V173];[.W173];[.X173];[.Y173])" office:value-type="string" office:string-value="0b1010010111001010100011111" calcext:value-type="string">
            <text:p>0b1010010111001010100011111</text:p>
          </table:table-cell>
          <table:table-cell/>
          <table:table-cell table:formula="of:=CONCATENATE([.AA173]; &quot; soit &quot;; [.Z173])" office:value-type="string" office:string-value="0b1010010111001010100011111 soit 21730591" calcext:value-type="string">
            <text:p>0b1010010111001010100011111 soit 21730591</text:p>
          </table:table-cell>
        </table:table-row>
        <table:table-row table:style-name="ro1">
          <table:table-cell table:formula="of:=XOR(XOR(XOR(XOR([.Y173];[.W173]);[.V173]);[.U173]);[.S173])" office:value-type="float" office:value="0" calcext:value-type="float">
            <text:p>0</text:p>
          </table:table-cell>
          <table:table-cell table:formula="of:=[.A173]" office:value-type="float" office:value="1" calcext:value-type="float">
            <text:p>1</text:p>
          </table:table-cell>
          <table:table-cell table:formula="of:=[.B173]" office:value-type="float" office:value="0" calcext:value-type="float">
            <text:p>0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1" calcext:value-type="float">
            <text:p>1</text:p>
          </table:table-cell>
          <table:table-cell table:formula="of:=[.G173]" office:value-type="float" office:value="0" calcext:value-type="float">
            <text:p>0</text:p>
          </table:table-cell>
          <table:table-cell table:formula="of:=[.H173]" office:value-type="float" office:value="1" calcext:value-type="float">
            <text:p>1</text:p>
          </table:table-cell>
          <table:table-cell table:formula="of:=[.I173]" office:value-type="float" office:value="1" calcext:value-type="float">
            <text:p>1</text:p>
          </table:table-cell>
          <table:table-cell table:formula="of:=[.J173]" office:value-type="float" office:value="1" calcext:value-type="float">
            <text:p>1</text:p>
          </table:table-cell>
          <table:table-cell table:formula="of:=[.K173]" office:value-type="float" office:value="0" calcext:value-type="float">
            <text:p>0</text:p>
          </table:table-cell>
          <table:table-cell table:formula="of:=[.L173]" office:value-type="float" office:value="0" calcext:value-type="float">
            <text:p>0</text:p>
          </table:table-cell>
          <table:table-cell table:formula="of:=[.M173]" office:value-type="float" office:value="1" calcext:value-type="float">
            <text:p>1</text:p>
          </table:table-cell>
          <table:table-cell table:formula="of:=[.N173]" office:value-type="float" office:value="0" calcext:value-type="float">
            <text:p>0</text:p>
          </table:table-cell>
          <table:table-cell table:formula="of:=[.O173]" office:value-type="float" office:value="1" calcext:value-type="float">
            <text:p>1</text:p>
          </table:table-cell>
          <table:table-cell table:formula="of:=[.P173]" office:value-type="float" office:value="0" calcext:value-type="float">
            <text:p>0</text:p>
          </table:table-cell>
          <table:table-cell table:formula="of:=[.Q173]" office:value-type="float" office:value="1" calcext:value-type="float">
            <text:p>1</text:p>
          </table:table-cell>
          <table:table-cell table:formula="of:=[.R173]" office:value-type="float" office:value="0" calcext:value-type="float">
            <text:p>0</text:p>
          </table:table-cell>
          <table:table-cell table:formula="of:=[.S173]" office:value-type="float" office:value="0" calcext:value-type="float">
            <text:p>0</text:p>
          </table:table-cell>
          <table:table-cell table:formula="of:=[.T173]" office:value-type="float" office:value="0" calcext:value-type="float">
            <text:p>0</text:p>
          </table:table-cell>
          <table:table-cell table:formula="of:=[.U173]" office:value-type="float" office:value="1" calcext:value-type="float">
            <text:p>1</text:p>
          </table:table-cell>
          <table:table-cell table:formula="of:=[.V173]" office:value-type="float" office:value="1" calcext:value-type="float">
            <text:p>1</text:p>
          </table:table-cell>
          <table:table-cell table:formula="of:=[.W173]" office:value-type="float" office:value="1" calcext:value-type="float">
            <text:p>1</text:p>
          </table:table-cell>
          <table:table-cell table:formula="of:=[.X173]" office:value-type="float" office:value="1" calcext:value-type="float">
            <text:p>1</text:p>
          </table:table-cell>
          <table:table-cell table:style-name="ce7" table:formula="of:=[.A174]*2^[.A$1]+[.B174]*2^[.B$1]+[.C174]*2^[.C$1]+[.D174]*2^[.D$1]+[.E174]*2^[.E$1]+[.F174]*2^[.F$1]+[.G174]*2^[.G$1]+[.H174]*2^[.H$1]+[.I174]*2^[.I$1]+[.J174]*2^[.J$1]+[.K174]*2^[.K$1]+[.L174]*2^[.L$1]+[.M174]*2^[.M$1]+[.N174]*2^[.N$1]+[.O174]*2^[.O$1]+[.P174]*2^[.P$1]+[.Q174]*2^[.Q$1]+[.R174]*2^[.R$1]+[.S174]*2^[.S$1]+[.T174]*2^[.T$1]+[.U174]*2^[.U$1]+[.V174]*2^[.V$1]+[.W174]*2^[.W$1]+[.X174]*2^[.X$1]+[.Y174]*2^[.Y$1]" office:value-type="float" office:value="10865295" calcext:value-type="float">
            <text:p>10865295</text:p>
          </table:table-cell>
          <table:table-cell table:formula="of:=CONCATENATE(&quot;0b&quot;;[.A174];[.B174];[.C174];[.D174];[.E174];[.F174];[.G174];[.H174];[.I174];[.J174];[.K174];[.L174];[.M174];[.N174];[.O174];[.P174];[.Q174];[.R174];[.S174];[.T174];[.U174];[.V174];[.W174];[.X174];[.Y174])" office:value-type="string" office:string-value="0b0101001011100101010001111" calcext:value-type="string">
            <text:p>0b0101001011100101010001111</text:p>
          </table:table-cell>
          <table:table-cell/>
          <table:table-cell table:formula="of:=CONCATENATE([.AA174]; &quot; soit &quot;; [.Z174])" office:value-type="string" office:string-value="0b0101001011100101010001111 soit 10865295" calcext:value-type="string">
            <text:p>0b0101001011100101010001111 soit 10865295</text:p>
          </table:table-cell>
        </table:table-row>
        <table:table-row table:style-name="ro1">
          <table:table-cell table:formula="of:=XOR(XOR(XOR(XOR([.Y174];[.W174]);[.V174]);[.U174]);[.S174])" office:value-type="float" office:value="1" calcext:value-type="float">
            <text:p>1</text:p>
          </table:table-cell>
          <table:table-cell table:formula="of:=[.A174]" office:value-type="float" office:value="0" calcext:value-type="float">
            <text:p>0</text:p>
          </table:table-cell>
          <table:table-cell table:formula="of:=[.B174]" office:value-type="float" office:value="1" calcext:value-type="float">
            <text:p>1</text:p>
          </table:table-cell>
          <table:table-cell table:formula="of:=[.C174]" office:value-type="float" office:value="0" calcext:value-type="float">
            <text:p>0</text:p>
          </table:table-cell>
          <table:table-cell table:formula="of:=[.D174]" office:value-type="float" office:value="1" calcext:value-type="float">
            <text:p>1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0" calcext:value-type="float">
            <text:p>0</text:p>
          </table:table-cell>
          <table:table-cell table:formula="of:=[.G174]" office:value-type="float" office:value="1" calcext:value-type="float">
            <text:p>1</text:p>
          </table:table-cell>
          <table:table-cell table:formula="of:=[.H174]" office:value-type="float" office:value="0" calcext:value-type="float">
            <text:p>0</text:p>
          </table:table-cell>
          <table:table-cell table:formula="of:=[.I174]" office:value-type="float" office:value="1" calcext:value-type="float">
            <text:p>1</text:p>
          </table:table-cell>
          <table:table-cell table:formula="of:=[.J174]" office:value-type="float" office:value="1" calcext:value-type="float">
            <text:p>1</text:p>
          </table:table-cell>
          <table:table-cell table:formula="of:=[.K174]" office:value-type="float" office:value="1" calcext:value-type="float">
            <text:p>1</text:p>
          </table:table-cell>
          <table:table-cell table:formula="of:=[.L174]" office:value-type="float" office:value="0" calcext:value-type="float">
            <text:p>0</text:p>
          </table:table-cell>
          <table:table-cell table:formula="of:=[.M174]" office:value-type="float" office:value="0" calcext:value-type="float">
            <text:p>0</text:p>
          </table:table-cell>
          <table:table-cell table:formula="of:=[.N174]" office:value-type="float" office:value="1" calcext:value-type="float">
            <text:p>1</text:p>
          </table:table-cell>
          <table:table-cell table:formula="of:=[.O174]" office:value-type="float" office:value="0" calcext:value-type="float">
            <text:p>0</text:p>
          </table:table-cell>
          <table:table-cell table:formula="of:=[.P174]" office:value-type="float" office:value="1" calcext:value-type="float">
            <text:p>1</text:p>
          </table:table-cell>
          <table:table-cell table:formula="of:=[.Q174]" office:value-type="float" office:value="0" calcext:value-type="float">
            <text:p>0</text:p>
          </table:table-cell>
          <table:table-cell table:formula="of:=[.R174]" office:value-type="float" office:value="1" calcext:value-type="float">
            <text:p>1</text:p>
          </table:table-cell>
          <table:table-cell table:formula="of:=[.S174]" office:value-type="float" office:value="0" calcext:value-type="float">
            <text:p>0</text:p>
          </table:table-cell>
          <table:table-cell table:formula="of:=[.T174]" office:value-type="float" office:value="0" calcext:value-type="float">
            <text:p>0</text:p>
          </table:table-cell>
          <table:table-cell table:formula="of:=[.U174]" office:value-type="float" office:value="0" calcext:value-type="float">
            <text:p>0</text:p>
          </table:table-cell>
          <table:table-cell table:formula="of:=[.V174]" office:value-type="float" office:value="1" calcext:value-type="float">
            <text:p>1</text:p>
          </table:table-cell>
          <table:table-cell table:formula="of:=[.W174]" office:value-type="float" office:value="1" calcext:value-type="float">
            <text:p>1</text:p>
          </table:table-cell>
          <table:table-cell table:formula="of:=[.X174]" office:value-type="float" office:value="1" calcext:value-type="float">
            <text:p>1</text:p>
          </table:table-cell>
          <table:table-cell table:style-name="ce7" table:formula="of:=[.A175]*2^[.A$1]+[.B175]*2^[.B$1]+[.C175]*2^[.C$1]+[.D175]*2^[.D$1]+[.E175]*2^[.E$1]+[.F175]*2^[.F$1]+[.G175]*2^[.G$1]+[.H175]*2^[.H$1]+[.I175]*2^[.I$1]+[.J175]*2^[.J$1]+[.K175]*2^[.K$1]+[.L175]*2^[.L$1]+[.M175]*2^[.M$1]+[.N175]*2^[.N$1]+[.O175]*2^[.O$1]+[.P175]*2^[.P$1]+[.Q175]*2^[.Q$1]+[.R175]*2^[.R$1]+[.S175]*2^[.S$1]+[.T175]*2^[.T$1]+[.U175]*2^[.U$1]+[.V175]*2^[.V$1]+[.W175]*2^[.W$1]+[.X175]*2^[.X$1]+[.Y175]*2^[.Y$1]" office:value-type="float" office:value="22209863" calcext:value-type="float">
            <text:p>22209863</text:p>
          </table:table-cell>
          <table:table-cell table:formula="of:=CONCATENATE(&quot;0b&quot;;[.A175];[.B175];[.C175];[.D175];[.E175];[.F175];[.G175];[.H175];[.I175];[.J175];[.K175];[.L175];[.M175];[.N175];[.O175];[.P175];[.Q175];[.R175];[.S175];[.T175];[.U175];[.V175];[.W175];[.X175];[.Y175])" office:value-type="string" office:string-value="0b1010100101110010101000111" calcext:value-type="string">
            <text:p>0b1010100101110010101000111</text:p>
          </table:table-cell>
          <table:table-cell/>
          <table:table-cell table:formula="of:=CONCATENATE([.AA175]; &quot; soit &quot;; [.Z175])" office:value-type="string" office:string-value="0b1010100101110010101000111 soit 22209863" calcext:value-type="string">
            <text:p>0b1010100101110010101000111 soit 22209863</text:p>
          </table:table-cell>
        </table:table-row>
        <table:table-row table:style-name="ro1">
          <table:table-cell table:formula="of:=XOR(XOR(XOR(XOR([.Y175];[.W175]);[.V175]);[.U175]);[.S175])" office:value-type="float" office:value="1" calcext:value-type="float">
            <text:p>1</text:p>
          </table:table-cell>
          <table:table-cell table:formula="of:=[.A175]" office:value-type="float" office:value="1" calcext:value-type="float">
            <text:p>1</text:p>
          </table:table-cell>
          <table:table-cell table:formula="of:=[.B175]" office:value-type="float" office:value="0" calcext:value-type="float">
            <text:p>0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0" calcext:value-type="float">
            <text:p>0</text:p>
          </table:table-cell>
          <table:table-cell table:formula="of:=[.E175]" office:value-type="float" office:value="1" calcext:value-type="float">
            <text:p>1</text:p>
          </table:table-cell>
          <table:table-cell table:formula="of:=[.F175]" office:value-type="float" office:value="0" calcext:value-type="float">
            <text:p>0</text:p>
          </table:table-cell>
          <table:table-cell table:formula="of:=[.G175]" office:value-type="float" office:value="0" calcext:value-type="float">
            <text:p>0</text:p>
          </table:table-cell>
          <table:table-cell table:formula="of:=[.H175]" office:value-type="float" office:value="1" calcext:value-type="float">
            <text:p>1</text:p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1" calcext:value-type="float">
            <text:p>1</text:p>
          </table:table-cell>
          <table:table-cell table:formula="of:=[.K175]" office:value-type="float" office:value="1" calcext:value-type="float">
            <text:p>1</text:p>
          </table:table-cell>
          <table:table-cell table:formula="of:=[.L175]" office:value-type="float" office:value="1" calcext:value-type="float">
            <text:p>1</text:p>
          </table:table-cell>
          <table:table-cell table:formula="of:=[.M175]" office:value-type="float" office:value="0" calcext:value-type="float">
            <text:p>0</text:p>
          </table:table-cell>
          <table:table-cell table:formula="of:=[.N175]" office:value-type="float" office:value="0" calcext:value-type="float">
            <text:p>0</text:p>
          </table:table-cell>
          <table:table-cell table:formula="of:=[.O175]" office:value-type="float" office:value="1" calcext:value-type="float">
            <text:p>1</text:p>
          </table:table-cell>
          <table:table-cell table:formula="of:=[.P175]" office:value-type="float" office:value="0" calcext:value-type="float">
            <text:p>0</text:p>
          </table:table-cell>
          <table:table-cell table:formula="of:=[.Q175]" office:value-type="float" office:value="1" calcext:value-type="float">
            <text:p>1</text:p>
          </table:table-cell>
          <table:table-cell table:formula="of:=[.R175]" office:value-type="float" office:value="0" calcext:value-type="float">
            <text:p>0</text:p>
          </table:table-cell>
          <table:table-cell table:formula="of:=[.S175]" office:value-type="float" office:value="1" calcext:value-type="float">
            <text:p>1</text:p>
          </table:table-cell>
          <table:table-cell table:formula="of:=[.T175]" office:value-type="float" office:value="0" calcext:value-type="float">
            <text:p>0</text:p>
          </table:table-cell>
          <table:table-cell table:formula="of:=[.U175]" office:value-type="float" office:value="0" calcext:value-type="float">
            <text:p>0</text:p>
          </table:table-cell>
          <table:table-cell table:formula="of:=[.V175]" office:value-type="float" office:value="0" calcext:value-type="float">
            <text:p>0</text:p>
          </table:table-cell>
          <table:table-cell table:formula="of:=[.W175]" office:value-type="float" office:value="1" calcext:value-type="float">
            <text:p>1</text:p>
          </table:table-cell>
          <table:table-cell table:formula="of:=[.X175]" office:value-type="float" office:value="1" calcext:value-type="float">
            <text:p>1</text:p>
          </table:table-cell>
          <table:table-cell table:style-name="ce7" table:formula="of:=[.A176]*2^[.A$1]+[.B176]*2^[.B$1]+[.C176]*2^[.C$1]+[.D176]*2^[.D$1]+[.E176]*2^[.E$1]+[.F176]*2^[.F$1]+[.G176]*2^[.G$1]+[.H176]*2^[.H$1]+[.I176]*2^[.I$1]+[.J176]*2^[.J$1]+[.K176]*2^[.K$1]+[.L176]*2^[.L$1]+[.M176]*2^[.M$1]+[.N176]*2^[.N$1]+[.O176]*2^[.O$1]+[.P176]*2^[.P$1]+[.Q176]*2^[.Q$1]+[.R176]*2^[.R$1]+[.S176]*2^[.S$1]+[.T176]*2^[.T$1]+[.U176]*2^[.U$1]+[.V176]*2^[.V$1]+[.W176]*2^[.W$1]+[.X176]*2^[.X$1]+[.Y176]*2^[.Y$1]" office:value-type="float" office:value="27882147" calcext:value-type="float">
            <text:p>27882147</text:p>
          </table:table-cell>
          <table:table-cell table:formula="of:=CONCATENATE(&quot;0b&quot;;[.A176];[.B176];[.C176];[.D176];[.E176];[.F176];[.G176];[.H176];[.I176];[.J176];[.K176];[.L176];[.M176];[.N176];[.O176];[.P176];[.Q176];[.R176];[.S176];[.T176];[.U176];[.V176];[.W176];[.X176];[.Y176])" office:value-type="string" office:string-value="0b1101010010111001010100011" calcext:value-type="string">
            <text:p>0b1101010010111001010100011</text:p>
          </table:table-cell>
          <table:table-cell/>
          <table:table-cell table:formula="of:=CONCATENATE([.AA176]; &quot; soit &quot;; [.Z176])" office:value-type="string" office:string-value="0b1101010010111001010100011 soit 27882147" calcext:value-type="string">
            <text:p>0b1101010010111001010100011 soit 27882147</text:p>
          </table:table-cell>
        </table:table-row>
        <table:table-row table:style-name="ro1">
          <table:table-cell table:formula="of:=XOR(XOR(XOR(XOR([.Y176];[.W176]);[.V176]);[.U176]);[.S176])" office:value-type="float" office:value="1" calcext:value-type="float">
            <text:p>1</text:p>
          </table:table-cell>
          <table:table-cell table:formula="of:=[.A176]" office:value-type="float" office:value="1" calcext:value-type="float">
            <text:p>1</text:p>
          </table:table-cell>
          <table:table-cell table:formula="of:=[.B176]" office:value-type="float" office:value="1" calcext:value-type="float">
            <text:p>1</text:p>
          </table:table-cell>
          <table:table-cell table:formula="of:=[.C176]" office:value-type="float" office:value="0" calcext:value-type="float">
            <text:p>0</text:p>
          </table:table-cell>
          <table:table-cell table:formula="of:=[.D176]" office:value-type="float" office:value="1" calcext:value-type="float">
            <text:p>1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1" calcext:value-type="float">
            <text:p>1</text:p>
          </table:table-cell>
          <table:table-cell table:formula="of:=[.G176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I176]" office:value-type="float" office:value="1" calcext:value-type="float">
            <text:p>1</text:p>
          </table:table-cell>
          <table:table-cell table:formula="of:=[.J176]" office:value-type="float" office:value="0" calcext:value-type="float">
            <text:p>0</text:p>
          </table:table-cell>
          <table:table-cell table:formula="of:=[.K176]" office:value-type="float" office:value="1" calcext:value-type="float">
            <text:p>1</text:p>
          </table:table-cell>
          <table:table-cell table:formula="of:=[.L176]" office:value-type="float" office:value="1" calcext:value-type="float">
            <text:p>1</text:p>
          </table:table-cell>
          <table:table-cell table:formula="of:=[.M176]" office:value-type="float" office:value="1" calcext:value-type="float">
            <text:p>1</text:p>
          </table:table-cell>
          <table:table-cell table:formula="of:=[.N176]" office:value-type="float" office:value="0" calcext:value-type="float">
            <text:p>0</text:p>
          </table:table-cell>
          <table:table-cell table:formula="of:=[.O176]" office:value-type="float" office:value="0" calcext:value-type="float">
            <text:p>0</text:p>
          </table:table-cell>
          <table:table-cell table:formula="of:=[.P176]" office:value-type="float" office:value="1" calcext:value-type="float">
            <text:p>1</text:p>
          </table:table-cell>
          <table:table-cell table:formula="of:=[.Q176]" office:value-type="float" office:value="0" calcext:value-type="float">
            <text:p>0</text:p>
          </table:table-cell>
          <table:table-cell table:formula="of:=[.R176]" office:value-type="float" office:value="1" calcext:value-type="float">
            <text:p>1</text:p>
          </table:table-cell>
          <table:table-cell table:formula="of:=[.S176]" office:value-type="float" office:value="0" calcext:value-type="float">
            <text:p>0</text:p>
          </table:table-cell>
          <table:table-cell table:formula="of:=[.T176]" office:value-type="float" office:value="1" calcext:value-type="float">
            <text:p>1</text:p>
          </table:table-cell>
          <table:table-cell table:formula="of:=[.U176]" office:value-type="float" office:value="0" calcext:value-type="float">
            <text:p>0</text:p>
          </table:table-cell>
          <table:table-cell table:formula="of:=[.V176]" office:value-type="float" office:value="0" calcext:value-type="float">
            <text:p>0</text:p>
          </table:table-cell>
          <table:table-cell table:formula="of:=[.W176]" office:value-type="float" office:value="0" calcext:value-type="float">
            <text:p>0</text:p>
          </table:table-cell>
          <table:table-cell table:formula="of:=[.X176]" office:value-type="float" office:value="1" calcext:value-type="float">
            <text:p>1</text:p>
          </table:table-cell>
          <table:table-cell table:style-name="ce7" table:formula="of:=[.A177]*2^[.A$1]+[.B177]*2^[.B$1]+[.C177]*2^[.C$1]+[.D177]*2^[.D$1]+[.E177]*2^[.E$1]+[.F177]*2^[.F$1]+[.G177]*2^[.G$1]+[.H177]*2^[.H$1]+[.I177]*2^[.I$1]+[.J177]*2^[.J$1]+[.K177]*2^[.K$1]+[.L177]*2^[.L$1]+[.M177]*2^[.M$1]+[.N177]*2^[.N$1]+[.O177]*2^[.O$1]+[.P177]*2^[.P$1]+[.Q177]*2^[.Q$1]+[.R177]*2^[.R$1]+[.S177]*2^[.S$1]+[.T177]*2^[.T$1]+[.U177]*2^[.U$1]+[.V177]*2^[.V$1]+[.W177]*2^[.W$1]+[.X177]*2^[.X$1]+[.Y177]*2^[.Y$1]" office:value-type="float" office:value="30718289" calcext:value-type="float">
            <text:p>30718289</text:p>
          </table:table-cell>
          <table:table-cell table:formula="of:=CONCATENATE(&quot;0b&quot;;[.A177];[.B177];[.C177];[.D177];[.E177];[.F177];[.G177];[.H177];[.I177];[.J177];[.K177];[.L177];[.M177];[.N177];[.O177];[.P177];[.Q177];[.R177];[.S177];[.T177];[.U177];[.V177];[.W177];[.X177];[.Y177])" office:value-type="string" office:string-value="0b1110101001011100101010001" calcext:value-type="string">
            <text:p>0b1110101001011100101010001</text:p>
          </table:table-cell>
          <table:table-cell/>
          <table:table-cell table:formula="of:=CONCATENATE([.AA177]; &quot; soit &quot;; [.Z177])" office:value-type="string" office:string-value="0b1110101001011100101010001 soit 30718289" calcext:value-type="string">
            <text:p>0b1110101001011100101010001 soit 30718289</text:p>
          </table:table-cell>
        </table:table-row>
        <table:table-row table:style-name="ro1">
          <table:table-cell table:formula="of:=XOR(XOR(XOR(XOR([.Y177];[.W177]);[.V177]);[.U177]);[.S177])" office:value-type="float" office:value="1" calcext:value-type="float">
            <text:p>1</text:p>
          </table:table-cell>
          <table:table-cell table:formula="of:=[.A177]" office:value-type="float" office:value="1" calcext:value-type="float">
            <text:p>1</text:p>
          </table:table-cell>
          <table:table-cell table:formula="of:=[.B177]" office:value-type="float" office:value="1" calcext:value-type="float">
            <text:p>1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0" calcext:value-type="float">
            <text:p>0</text:p>
          </table:table-cell>
          <table:table-cell table:formula="of:=[.E177]" office:value-type="float" office:value="1" calcext:value-type="float">
            <text:p>1</text:p>
          </table:table-cell>
          <table:table-cell table:formula="of:=[.F177]" office:value-type="float" office:value="0" calcext:value-type="float">
            <text:p>0</text:p>
          </table:table-cell>
          <table:table-cell table:formula="of:=[.G177]" office:value-type="float" office:value="1" calcext:value-type="float">
            <text:p>1</text:p>
          </table:table-cell>
          <table:table-cell table:formula="of:=[.H177]" office:value-type="float" office:value="0" calcext:value-type="float">
            <text:p>0</text:p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1" calcext:value-type="float">
            <text:p>1</text:p>
          </table:table-cell>
          <table:table-cell table:formula="of:=[.K177]" office:value-type="float" office:value="0" calcext:value-type="float">
            <text:p>0</text:p>
          </table:table-cell>
          <table:table-cell table:formula="of:=[.L177]" office:value-type="float" office:value="1" calcext:value-type="float">
            <text:p>1</text:p>
          </table:table-cell>
          <table:table-cell table:formula="of:=[.M177]" office:value-type="float" office:value="1" calcext:value-type="float">
            <text:p>1</text:p>
          </table:table-cell>
          <table:table-cell table:formula="of:=[.N177]" office:value-type="float" office:value="1" calcext:value-type="float">
            <text:p>1</text:p>
          </table:table-cell>
          <table:table-cell table:formula="of:=[.O177]" office:value-type="float" office:value="0" calcext:value-type="float">
            <text:p>0</text:p>
          </table:table-cell>
          <table:table-cell table:formula="of:=[.P177]" office:value-type="float" office:value="0" calcext:value-type="float">
            <text:p>0</text:p>
          </table:table-cell>
          <table:table-cell table:formula="of:=[.Q177]" office:value-type="float" office:value="1" calcext:value-type="float">
            <text:p>1</text:p>
          </table:table-cell>
          <table:table-cell table:formula="of:=[.R177]" office:value-type="float" office:value="0" calcext:value-type="float">
            <text:p>0</text:p>
          </table:table-cell>
          <table:table-cell table:formula="of:=[.S177]" office:value-type="float" office:value="1" calcext:value-type="float">
            <text:p>1</text:p>
          </table:table-cell>
          <table:table-cell table:formula="of:=[.T177]" office:value-type="float" office:value="0" calcext:value-type="float">
            <text:p>0</text:p>
          </table:table-cell>
          <table:table-cell table:formula="of:=[.U177]" office:value-type="float" office:value="1" calcext:value-type="float">
            <text:p>1</text:p>
          </table:table-cell>
          <table:table-cell table:formula="of:=[.V177]" office:value-type="float" office:value="0" calcext:value-type="float">
            <text:p>0</text:p>
          </table:table-cell>
          <table:table-cell table:formula="of:=[.W177]" office:value-type="float" office:value="0" calcext:value-type="float">
            <text:p>0</text:p>
          </table:table-cell>
          <table:table-cell table:formula="of:=[.X177]" office:value-type="float" office:value="0" calcext:value-type="float">
            <text:p>0</text:p>
          </table:table-cell>
          <table:table-cell table:style-name="ce7" table:formula="of:=[.A178]*2^[.A$1]+[.B178]*2^[.B$1]+[.C178]*2^[.C$1]+[.D178]*2^[.D$1]+[.E178]*2^[.E$1]+[.F178]*2^[.F$1]+[.G178]*2^[.G$1]+[.H178]*2^[.H$1]+[.I178]*2^[.I$1]+[.J178]*2^[.J$1]+[.K178]*2^[.K$1]+[.L178]*2^[.L$1]+[.M178]*2^[.M$1]+[.N178]*2^[.N$1]+[.O178]*2^[.O$1]+[.P178]*2^[.P$1]+[.Q178]*2^[.Q$1]+[.R178]*2^[.R$1]+[.S178]*2^[.S$1]+[.T178]*2^[.T$1]+[.U178]*2^[.U$1]+[.V178]*2^[.V$1]+[.W178]*2^[.W$1]+[.X178]*2^[.X$1]+[.Y178]*2^[.Y$1]" office:value-type="float" office:value="32136360" calcext:value-type="float">
            <text:p>32136360</text:p>
          </table:table-cell>
          <table:table-cell table:formula="of:=CONCATENATE(&quot;0b&quot;;[.A178];[.B178];[.C178];[.D178];[.E178];[.F178];[.G178];[.H178];[.I178];[.J178];[.K178];[.L178];[.M178];[.N178];[.O178];[.P178];[.Q178];[.R178];[.S178];[.T178];[.U178];[.V178];[.W178];[.X178];[.Y178])" office:value-type="string" office:string-value="0b1111010100101110010101000" calcext:value-type="string">
            <text:p>0b1111010100101110010101000</text:p>
          </table:table-cell>
          <table:table-cell/>
          <table:table-cell table:formula="of:=CONCATENATE([.AA178]; &quot; soit &quot;; [.Z178])" office:value-type="string" office:string-value="0b1111010100101110010101000 soit 32136360" calcext:value-type="string">
            <text:p>0b1111010100101110010101000 soit 32136360</text:p>
          </table:table-cell>
        </table:table-row>
        <table:table-row table:style-name="ro1">
          <table:table-cell table:formula="of:=XOR(XOR(XOR(XOR([.Y178];[.W178]);[.V178]);[.U178]);[.S178])" office:value-type="float" office:value="1" calcext:value-type="float">
            <text:p>1</text:p>
          </table:table-cell>
          <table:table-cell table:formula="of:=[.A178]" office:value-type="float" office:value="1" calcext:value-type="float">
            <text:p>1</text:p>
          </table:table-cell>
          <table:table-cell table:formula="of:=[.B178]" office:value-type="float" office:value="1" calcext:value-type="float">
            <text:p>1</text:p>
          </table:table-cell>
          <table:table-cell table:formula="of:=[.C178]" office:value-type="float" office:value="1" calcext:value-type="float">
            <text:p>1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" office:value-type="float" office:value="0" calcext:value-type="float">
            <text:p>0</text:p>
          </table:table-cell>
          <table:table-cell table:formula="of:=[.H178]" office:value-type="float" office:value="1" calcext:value-type="float">
            <text:p>1</text:p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[.K178]" office:value-type="float" office:value="1" calcext:value-type="float">
            <text:p>1</text:p>
          </table:table-cell>
          <table:table-cell table:formula="of:=[.L178]" office:value-type="float" office:value="0" calcext:value-type="float">
            <text:p>0</text:p>
          </table:table-cell>
          <table:table-cell table:formula="of:=[.M178]" office:value-type="float" office:value="1" calcext:value-type="float">
            <text:p>1</text:p>
          </table:table-cell>
          <table:table-cell table:formula="of:=[.N178]" office:value-type="float" office:value="1" calcext:value-type="float">
            <text:p>1</text:p>
          </table:table-cell>
          <table:table-cell table:formula="of:=[.O178]" office:value-type="float" office:value="1" calcext:value-type="float">
            <text:p>1</text:p>
          </table:table-cell>
          <table:table-cell table:formula="of:=[.P178]" office:value-type="float" office:value="0" calcext:value-type="float">
            <text:p>0</text:p>
          </table:table-cell>
          <table:table-cell table:formula="of:=[.Q178]" office:value-type="float" office:value="0" calcext:value-type="float">
            <text:p>0</text:p>
          </table:table-cell>
          <table:table-cell table:formula="of:=[.R178]" office:value-type="float" office:value="1" calcext:value-type="float">
            <text:p>1</text:p>
          </table:table-cell>
          <table:table-cell table:formula="of:=[.S178]" office:value-type="float" office:value="0" calcext:value-type="float">
            <text:p>0</text:p>
          </table:table-cell>
          <table:table-cell table:formula="of:=[.T178]" office:value-type="float" office:value="1" calcext:value-type="float">
            <text:p>1</text:p>
          </table:table-cell>
          <table:table-cell table:formula="of:=[.U178]" office:value-type="float" office:value="0" calcext:value-type="float">
            <text:p>0</text:p>
          </table:table-cell>
          <table:table-cell table:formula="of:=[.V178]" office:value-type="float" office:value="1" calcext:value-type="float">
            <text:p>1</text:p>
          </table:table-cell>
          <table:table-cell table:formula="of:=[.W178]" office:value-type="float" office:value="0" calcext:value-type="float">
            <text:p>0</text:p>
          </table:table-cell>
          <table:table-cell table:formula="of:=[.X178]" office:value-type="float" office:value="0" calcext:value-type="float">
            <text:p>0</text:p>
          </table:table-cell>
          <table:table-cell table:style-name="ce7" table:formula="of:=[.A179]*2^[.A$1]+[.B179]*2^[.B$1]+[.C179]*2^[.C$1]+[.D179]*2^[.D$1]+[.E179]*2^[.E$1]+[.F179]*2^[.F$1]+[.G179]*2^[.G$1]+[.H179]*2^[.H$1]+[.I179]*2^[.I$1]+[.J179]*2^[.J$1]+[.K179]*2^[.K$1]+[.L179]*2^[.L$1]+[.M179]*2^[.M$1]+[.N179]*2^[.N$1]+[.O179]*2^[.O$1]+[.P179]*2^[.P$1]+[.Q179]*2^[.Q$1]+[.R179]*2^[.R$1]+[.S179]*2^[.S$1]+[.T179]*2^[.T$1]+[.U179]*2^[.U$1]+[.V179]*2^[.V$1]+[.W179]*2^[.W$1]+[.X179]*2^[.X$1]+[.Y179]*2^[.Y$1]" office:value-type="float" office:value="32845396" calcext:value-type="float">
            <text:p>32845396</text:p>
          </table:table-cell>
          <table:table-cell table:formula="of:=CONCATENATE(&quot;0b&quot;;[.A179];[.B179];[.C179];[.D179];[.E179];[.F179];[.G179];[.H179];[.I179];[.J179];[.K179];[.L179];[.M179];[.N179];[.O179];[.P179];[.Q179];[.R179];[.S179];[.T179];[.U179];[.V179];[.W179];[.X179];[.Y179])" office:value-type="string" office:string-value="0b1111101010010111001010100" calcext:value-type="string">
            <text:p>0b1111101010010111001010100</text:p>
          </table:table-cell>
          <table:table-cell/>
          <table:table-cell table:formula="of:=CONCATENATE([.AA179]; &quot; soit &quot;; [.Z179])" office:value-type="string" office:string-value="0b1111101010010111001010100 soit 32845396" calcext:value-type="string">
            <text:p>0b1111101010010111001010100 soit 32845396</text:p>
          </table:table-cell>
        </table:table-row>
        <table:table-row table:style-name="ro1">
          <table:table-cell table:formula="of:=XOR(XOR(XOR(XOR([.Y179];[.W179]);[.V179]);[.U179]);[.S179])" office:value-type="float" office:value="1" calcext:value-type="float">
            <text:p>1</text:p>
          </table:table-cell>
          <table:table-cell table:formula="of:=[.A179]" office:value-type="float" office:value="1" calcext:value-type="float">
            <text:p>1</text:p>
          </table:table-cell>
          <table:table-cell table:formula="of:=[.B179]" office:value-type="float" office:value="1" calcext:value-type="float">
            <text:p>1</text:p>
          </table:table-cell>
          <table:table-cell table:formula="of:=[.C179]" office:value-type="float" office:value="1" calcext:value-type="float">
            <text:p>1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0" calcext:value-type="float">
            <text:p>0</text:p>
          </table:table-cell>
          <table:table-cell table:formula="of:=[.G179]" office:value-type="float" office:value="1" calcext:value-type="float">
            <text:p>1</text:p>
          </table:table-cell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1" calcext:value-type="float">
            <text:p>1</text:p>
          </table:table-cell>
          <table:table-cell table:formula="of:=[.J179]" office:value-type="float" office:value="0" calcext:value-type="float">
            <text:p>0</text:p>
          </table:table-cell>
          <table:table-cell table:formula="of:=[.K179]" office:value-type="float" office:value="0" calcext:value-type="float">
            <text:p>0</text:p>
          </table:table-cell>
          <table:table-cell table:formula="of:=[.L179]" office:value-type="float" office:value="1" calcext:value-type="float">
            <text:p>1</text:p>
          </table:table-cell>
          <table:table-cell table:formula="of:=[.M179]" office:value-type="float" office:value="0" calcext:value-type="float">
            <text:p>0</text:p>
          </table:table-cell>
          <table:table-cell table:formula="of:=[.N179]" office:value-type="float" office:value="1" calcext:value-type="float">
            <text:p>1</text:p>
          </table:table-cell>
          <table:table-cell table:formula="of:=[.O179]" office:value-type="float" office:value="1" calcext:value-type="float">
            <text:p>1</text:p>
          </table:table-cell>
          <table:table-cell table:formula="of:=[.P179]" office:value-type="float" office:value="1" calcext:value-type="float">
            <text:p>1</text:p>
          </table:table-cell>
          <table:table-cell table:formula="of:=[.Q179]" office:value-type="float" office:value="0" calcext:value-type="float">
            <text:p>0</text:p>
          </table:table-cell>
          <table:table-cell table:formula="of:=[.R179]" office:value-type="float" office:value="0" calcext:value-type="float">
            <text:p>0</text:p>
          </table:table-cell>
          <table:table-cell table:formula="of:=[.S179]" office:value-type="float" office:value="1" calcext:value-type="float">
            <text:p>1</text:p>
          </table:table-cell>
          <table:table-cell table:formula="of:=[.T179]" office:value-type="float" office:value="0" calcext:value-type="float">
            <text:p>0</text:p>
          </table:table-cell>
          <table:table-cell table:formula="of:=[.U179]" office:value-type="float" office:value="1" calcext:value-type="float">
            <text:p>1</text:p>
          </table:table-cell>
          <table:table-cell table:formula="of:=[.V179]" office:value-type="float" office:value="0" calcext:value-type="float">
            <text:p>0</text:p>
          </table:table-cell>
          <table:table-cell table:formula="of:=[.W179]" office:value-type="float" office:value="1" calcext:value-type="float">
            <text:p>1</text:p>
          </table:table-cell>
          <table:table-cell table:formula="of:=[.X179]" office:value-type="float" office:value="0" calcext:value-type="float">
            <text:p>0</text:p>
          </table:table-cell>
          <table:table-cell table:style-name="ce7" table:formula="of:=[.A180]*2^[.A$1]+[.B180]*2^[.B$1]+[.C180]*2^[.C$1]+[.D180]*2^[.D$1]+[.E180]*2^[.E$1]+[.F180]*2^[.F$1]+[.G180]*2^[.G$1]+[.H180]*2^[.H$1]+[.I180]*2^[.I$1]+[.J180]*2^[.J$1]+[.K180]*2^[.K$1]+[.L180]*2^[.L$1]+[.M180]*2^[.M$1]+[.N180]*2^[.N$1]+[.O180]*2^[.O$1]+[.P180]*2^[.P$1]+[.Q180]*2^[.Q$1]+[.R180]*2^[.R$1]+[.S180]*2^[.S$1]+[.T180]*2^[.T$1]+[.U180]*2^[.U$1]+[.V180]*2^[.V$1]+[.W180]*2^[.W$1]+[.X180]*2^[.X$1]+[.Y180]*2^[.Y$1]" office:value-type="float" office:value="33199914" calcext:value-type="float">
            <text:p>33199914</text:p>
          </table:table-cell>
          <table:table-cell table:formula="of:=CONCATENATE(&quot;0b&quot;;[.A180];[.B180];[.C180];[.D180];[.E180];[.F180];[.G180];[.H180];[.I180];[.J180];[.K180];[.L180];[.M180];[.N180];[.O180];[.P180];[.Q180];[.R180];[.S180];[.T180];[.U180];[.V180];[.W180];[.X180];[.Y180])" office:value-type="string" office:string-value="0b1111110101001011100101010" calcext:value-type="string">
            <text:p>0b1111110101001011100101010</text:p>
          </table:table-cell>
          <table:table-cell/>
          <table:table-cell table:formula="of:=CONCATENATE([.AA180]; &quot; soit &quot;; [.Z180])" office:value-type="string" office:string-value="0b1111110101001011100101010 soit 33199914" calcext:value-type="string">
            <text:p>0b1111110101001011100101010 soit 33199914</text:p>
          </table:table-cell>
        </table:table-row>
        <table:table-row table:style-name="ro1">
          <table:table-cell table:formula="of:=XOR(XOR(XOR(XOR([.Y180];[.W180]);[.V180]);[.U180]);[.S180])" office:value-type="float" office:value="1" calcext:value-type="float">
            <text:p>1</text:p>
          </table:table-cell>
          <table:table-cell table:formula="of:=[.A180]" office:value-type="float" office:value="1" calcext:value-type="float">
            <text:p>1</text:p>
          </table:table-cell>
          <table:table-cell table:formula="of:=[.B180]" office:value-type="float" office:value="1" calcext:value-type="float">
            <text:p>1</text:p>
          </table:table-cell>
          <table:table-cell table:formula="of:=[.C180]" office:value-type="float" office:value="1" calcext:value-type="float">
            <text:p>1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1" calcext:value-type="float">
            <text:p>1</text:p>
          </table:table-cell>
          <table:table-cell table:formula="of:=[.G180]" office:value-type="float" office:value="0" calcext:value-type="float">
            <text:p>0</text:p>
          </table:table-cell>
          <table:table-cell table:formula="of:=[.H180]" office:value-type="float" office:value="1" calcext:value-type="float">
            <text:p>1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1" calcext:value-type="float">
            <text:p>1</text:p>
          </table:table-cell>
          <table:table-cell table:formula="of:=[.K180]" office:value-type="float" office:value="0" calcext:value-type="float">
            <text:p>0</text:p>
          </table:table-cell>
          <table:table-cell table:formula="of:=[.L180]" office:value-type="float" office:value="0" calcext:value-type="float">
            <text:p>0</text:p>
          </table:table-cell>
          <table:table-cell table:formula="of:=[.M180]" office:value-type="float" office:value="1" calcext:value-type="float">
            <text:p>1</text:p>
          </table:table-cell>
          <table:table-cell table:formula="of:=[.N180]" office:value-type="float" office:value="0" calcext:value-type="float">
            <text:p>0</text:p>
          </table:table-cell>
          <table:table-cell table:formula="of:=[.O180]" office:value-type="float" office:value="1" calcext:value-type="float">
            <text:p>1</text:p>
          </table:table-cell>
          <table:table-cell table:formula="of:=[.P180]" office:value-type="float" office:value="1" calcext:value-type="float">
            <text:p>1</text:p>
          </table:table-cell>
          <table:table-cell table:formula="of:=[.Q180]" office:value-type="float" office:value="1" calcext:value-type="float">
            <text:p>1</text:p>
          </table:table-cell>
          <table:table-cell table:formula="of:=[.R180]" office:value-type="float" office:value="0" calcext:value-type="float">
            <text:p>0</text:p>
          </table:table-cell>
          <table:table-cell table:formula="of:=[.S180]" office:value-type="float" office:value="0" calcext:value-type="float">
            <text:p>0</text:p>
          </table:table-cell>
          <table:table-cell table:formula="of:=[.T180]" office:value-type="float" office:value="1" calcext:value-type="float">
            <text:p>1</text:p>
          </table:table-cell>
          <table:table-cell table:formula="of:=[.U180]" office:value-type="float" office:value="0" calcext:value-type="float">
            <text:p>0</text:p>
          </table:table-cell>
          <table:table-cell table:formula="of:=[.V180]" office:value-type="float" office:value="1" calcext:value-type="float">
            <text:p>1</text:p>
          </table:table-cell>
          <table:table-cell table:formula="of:=[.W180]" office:value-type="float" office:value="0" calcext:value-type="float">
            <text:p>0</text:p>
          </table:table-cell>
          <table:table-cell table:formula="of:=[.X180]" office:value-type="float" office:value="1" calcext:value-type="float">
            <text:p>1</text:p>
          </table:table-cell>
          <table:table-cell table:style-name="ce7" table:formula="of:=[.A181]*2^[.A$1]+[.B181]*2^[.B$1]+[.C181]*2^[.C$1]+[.D181]*2^[.D$1]+[.E181]*2^[.E$1]+[.F181]*2^[.F$1]+[.G181]*2^[.G$1]+[.H181]*2^[.H$1]+[.I181]*2^[.I$1]+[.J181]*2^[.J$1]+[.K181]*2^[.K$1]+[.L181]*2^[.L$1]+[.M181]*2^[.M$1]+[.N181]*2^[.N$1]+[.O181]*2^[.O$1]+[.P181]*2^[.P$1]+[.Q181]*2^[.Q$1]+[.R181]*2^[.R$1]+[.S181]*2^[.S$1]+[.T181]*2^[.T$1]+[.U181]*2^[.U$1]+[.V181]*2^[.V$1]+[.W181]*2^[.W$1]+[.X181]*2^[.X$1]+[.Y181]*2^[.Y$1]" office:value-type="float" office:value="33377173" calcext:value-type="float">
            <text:p>33377173</text:p>
          </table:table-cell>
          <table:table-cell table:formula="of:=CONCATENATE(&quot;0b&quot;;[.A181];[.B181];[.C181];[.D181];[.E181];[.F181];[.G181];[.H181];[.I181];[.J181];[.K181];[.L181];[.M181];[.N181];[.O181];[.P181];[.Q181];[.R181];[.S181];[.T181];[.U181];[.V181];[.W181];[.X181];[.Y181])" office:value-type="string" office:string-value="0b1111111010100101110010101" calcext:value-type="string">
            <text:p>0b1111111010100101110010101</text:p>
          </table:table-cell>
          <table:table-cell/>
          <table:table-cell table:formula="of:=CONCATENATE([.AA181]; &quot; soit &quot;; [.Z181])" office:value-type="string" office:string-value="0b1111111010100101110010101 soit 33377173" calcext:value-type="string">
            <text:p>0b1111111010100101110010101 soit 33377173</text:p>
          </table:table-cell>
        </table:table-row>
        <table:table-row table:style-name="ro1">
          <table:table-cell table:formula="of:=XOR(XOR(XOR(XOR([.Y181];[.W181]);[.V181]);[.U181]);[.S181])" office:value-type="float" office:value="1" calcext:value-type="float">
            <text:p>1</text:p>
          </table:table-cell>
          <table:table-cell table:formula="of:=[.A181]" office:value-type="float" office:value="1" calcext:value-type="float">
            <text:p>1</text:p>
          </table:table-cell>
          <table:table-cell table:formula="of:=[.B181]" office:value-type="float" office:value="1" calcext:value-type="float">
            <text:p>1</text:p>
          </table:table-cell>
          <table:table-cell table:formula="of:=[.C181]" office:value-type="float" office:value="1" calcext:value-type="float">
            <text:p>1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1" calcext:value-type="float">
            <text:p>1</text:p>
          </table:table-cell>
          <table:table-cell table:formula="of:=[.G181]" office:value-type="float" office:value="1" calcext:value-type="float">
            <text:p>1</text:p>
          </table:table-cell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1" calcext:value-type="float">
            <text:p>1</text:p>
          </table:table-cell>
          <table:table-cell table:formula="of:=[.J181]" office:value-type="float" office:value="0" calcext:value-type="float">
            <text:p>0</text:p>
          </table:table-cell>
          <table:table-cell table:formula="of:=[.K181]" office:value-type="float" office:value="1" calcext:value-type="float">
            <text:p>1</text:p>
          </table:table-cell>
          <table:table-cell table:formula="of:=[.L181]" office:value-type="float" office:value="0" calcext:value-type="float">
            <text:p>0</text:p>
          </table:table-cell>
          <table:table-cell table:formula="of:=[.M181]" office:value-type="float" office:value="0" calcext:value-type="float">
            <text:p>0</text:p>
          </table:table-cell>
          <table:table-cell table:formula="of:=[.N181]" office:value-type="float" office:value="1" calcext:value-type="float">
            <text:p>1</text:p>
          </table:table-cell>
          <table:table-cell table:formula="of:=[.O181]" office:value-type="float" office:value="0" calcext:value-type="float">
            <text:p>0</text:p>
          </table:table-cell>
          <table:table-cell table:formula="of:=[.P181]" office:value-type="float" office:value="1" calcext:value-type="float">
            <text:p>1</text:p>
          </table:table-cell>
          <table:table-cell table:formula="of:=[.Q181]" office:value-type="float" office:value="1" calcext:value-type="float">
            <text:p>1</text:p>
          </table:table-cell>
          <table:table-cell table:formula="of:=[.R181]" office:value-type="float" office:value="1" calcext:value-type="float">
            <text:p>1</text:p>
          </table:table-cell>
          <table:table-cell table:formula="of:=[.S181]" office:value-type="float" office:value="0" calcext:value-type="float">
            <text:p>0</text:p>
          </table:table-cell>
          <table:table-cell table:formula="of:=[.T181]" office:value-type="float" office:value="0" calcext:value-type="float">
            <text:p>0</text:p>
          </table:table-cell>
          <table:table-cell table:formula="of:=[.U181]" office:value-type="float" office:value="1" calcext:value-type="float">
            <text:p>1</text:p>
          </table:table-cell>
          <table:table-cell table:formula="of:=[.V181]" office:value-type="float" office:value="0" calcext:value-type="float">
            <text:p>0</text:p>
          </table:table-cell>
          <table:table-cell table:formula="of:=[.W181]" office:value-type="float" office:value="1" calcext:value-type="float">
            <text:p>1</text:p>
          </table:table-cell>
          <table:table-cell table:formula="of:=[.X181]" office:value-type="float" office:value="0" calcext:value-type="float">
            <text:p>0</text:p>
          </table:table-cell>
          <table:table-cell table:style-name="ce7" table:formula="of:=[.A182]*2^[.A$1]+[.B182]*2^[.B$1]+[.C182]*2^[.C$1]+[.D182]*2^[.D$1]+[.E182]*2^[.E$1]+[.F182]*2^[.F$1]+[.G182]*2^[.G$1]+[.H182]*2^[.H$1]+[.I182]*2^[.I$1]+[.J182]*2^[.J$1]+[.K182]*2^[.K$1]+[.L182]*2^[.L$1]+[.M182]*2^[.M$1]+[.N182]*2^[.N$1]+[.O182]*2^[.O$1]+[.P182]*2^[.P$1]+[.Q182]*2^[.Q$1]+[.R182]*2^[.R$1]+[.S182]*2^[.S$1]+[.T182]*2^[.T$1]+[.U182]*2^[.U$1]+[.V182]*2^[.V$1]+[.W182]*2^[.W$1]+[.X182]*2^[.X$1]+[.Y182]*2^[.Y$1]" office:value-type="float" office:value="33465802" calcext:value-type="float">
            <text:p>33465802</text:p>
          </table:table-cell>
          <table:table-cell table:formula="of:=CONCATENATE(&quot;0b&quot;;[.A182];[.B182];[.C182];[.D182];[.E182];[.F182];[.G182];[.H182];[.I182];[.J182];[.K182];[.L182];[.M182];[.N182];[.O182];[.P182];[.Q182];[.R182];[.S182];[.T182];[.U182];[.V182];[.W182];[.X182];[.Y182])" office:value-type="string" office:string-value="0b1111111101010010111001010" calcext:value-type="string">
            <text:p>0b1111111101010010111001010</text:p>
          </table:table-cell>
          <table:table-cell/>
          <table:table-cell table:formula="of:=CONCATENATE([.AA182]; &quot; soit &quot;; [.Z182])" office:value-type="string" office:string-value="0b1111111101010010111001010 soit 33465802" calcext:value-type="string">
            <text:p>0b1111111101010010111001010 soit 33465802</text:p>
          </table:table-cell>
        </table:table-row>
        <table:table-row table:style-name="ro1">
          <table:table-cell table:formula="of:=XOR(XOR(XOR(XOR([.Y182];[.W182]);[.V182]);[.U182]);[.S182])" office:value-type="float" office:value="0" calcext:value-type="float">
            <text:p>0</text:p>
          </table:table-cell>
          <table:table-cell table:formula="of:=[.A182]" office:value-type="float" office:value="1" calcext:value-type="float">
            <text:p>1</text:p>
          </table:table-cell>
          <table:table-cell table:formula="of:=[.B182]" office:value-type="float" office:value="1" calcext:value-type="float">
            <text:p>1</text:p>
          </table:table-cell>
          <table:table-cell table:formula="of:=[.C182]" office:value-type="float" office:value="1" calcext:value-type="float">
            <text:p>1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1" calcext:value-type="float">
            <text:p>1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" office:value-type="float" office:value="1" calcext:value-type="float">
            <text:p>1</text:p>
          </table:table-cell>
          <table:table-cell table:formula="of:=[.H182]" office:value-type="float" office:value="1" calcext:value-type="float">
            <text:p>1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1" calcext:value-type="float">
            <text:p>1</text:p>
          </table:table-cell>
          <table:table-cell table:formula="of:=[.K182]" office:value-type="float" office:value="0" calcext:value-type="float">
            <text:p>0</text:p>
          </table:table-cell>
          <table:table-cell table:formula="of:=[.L182]" office:value-type="float" office:value="1" calcext:value-type="float">
            <text:p>1</text:p>
          </table:table-cell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0" calcext:value-type="float">
            <text:p>0</text:p>
          </table:table-cell>
          <table:table-cell table:formula="of:=[.O182]" office:value-type="float" office:value="1" calcext:value-type="float">
            <text:p>1</text:p>
          </table:table-cell>
          <table:table-cell table:formula="of:=[.P182]" office:value-type="float" office:value="0" calcext:value-type="float">
            <text:p>0</text:p>
          </table:table-cell>
          <table:table-cell table:formula="of:=[.Q182]" office:value-type="float" office:value="1" calcext:value-type="float">
            <text:p>1</text:p>
          </table:table-cell>
          <table:table-cell table:formula="of:=[.R182]" office:value-type="float" office:value="1" calcext:value-type="float">
            <text:p>1</text:p>
          </table:table-cell>
          <table:table-cell table:formula="of:=[.S182]" office:value-type="float" office:value="1" calcext:value-type="float">
            <text:p>1</text:p>
          </table:table-cell>
          <table:table-cell table:formula="of:=[.T182]" office:value-type="float" office:value="0" calcext:value-type="float">
            <text:p>0</text:p>
          </table:table-cell>
          <table:table-cell table:formula="of:=[.U182]" office:value-type="float" office:value="0" calcext:value-type="float">
            <text:p>0</text:p>
          </table:table-cell>
          <table:table-cell table:formula="of:=[.V182]" office:value-type="float" office:value="1" calcext:value-type="float">
            <text:p>1</text:p>
          </table:table-cell>
          <table:table-cell table:formula="of:=[.W182]" office:value-type="float" office:value="0" calcext:value-type="float">
            <text:p>0</text:p>
          </table:table-cell>
          <table:table-cell table:formula="of:=[.X182]" office:value-type="float" office:value="1" calcext:value-type="float">
            <text:p>1</text:p>
          </table:table-cell>
          <table:table-cell table:style-name="ce7" table:formula="of:=[.A183]*2^[.A$1]+[.B183]*2^[.B$1]+[.C183]*2^[.C$1]+[.D183]*2^[.D$1]+[.E183]*2^[.E$1]+[.F183]*2^[.F$1]+[.G183]*2^[.G$1]+[.H183]*2^[.H$1]+[.I183]*2^[.I$1]+[.J183]*2^[.J$1]+[.K183]*2^[.K$1]+[.L183]*2^[.L$1]+[.M183]*2^[.M$1]+[.N183]*2^[.N$1]+[.O183]*2^[.O$1]+[.P183]*2^[.P$1]+[.Q183]*2^[.Q$1]+[.R183]*2^[.R$1]+[.S183]*2^[.S$1]+[.T183]*2^[.T$1]+[.U183]*2^[.U$1]+[.V183]*2^[.V$1]+[.W183]*2^[.W$1]+[.X183]*2^[.X$1]+[.Y183]*2^[.Y$1]" office:value-type="float" office:value="16732901" calcext:value-type="float">
            <text:p>16732901</text:p>
          </table:table-cell>
          <table:table-cell table:formula="of:=CONCATENATE(&quot;0b&quot;;[.A183];[.B183];[.C183];[.D183];[.E183];[.F183];[.G183];[.H183];[.I183];[.J183];[.K183];[.L183];[.M183];[.N183];[.O183];[.P183];[.Q183];[.R183];[.S183];[.T183];[.U183];[.V183];[.W183];[.X183];[.Y183])" office:value-type="string" office:string-value="0b0111111110101001011100101" calcext:value-type="string">
            <text:p>0b0111111110101001011100101</text:p>
          </table:table-cell>
          <table:table-cell/>
          <table:table-cell table:formula="of:=CONCATENATE([.AA183]; &quot; soit &quot;; [.Z183])" office:value-type="string" office:string-value="0b0111111110101001011100101 soit 16732901" calcext:value-type="string">
            <text:p>0b0111111110101001011100101 soit 16732901</text:p>
          </table:table-cell>
        </table:table-row>
        <table:table-row table:style-name="ro1">
          <table:table-cell table:formula="of:=XOR(XOR(XOR(XOR([.Y183];[.W183]);[.V183]);[.U183]);[.S183])" office:value-type="float" office:value="1" calcext:value-type="float">
            <text:p>1</text:p>
          </table:table-cell>
          <table:table-cell table:formula="of:=[.A183]" office:value-type="float" office:value="0" calcext:value-type="float">
            <text:p>0</text:p>
          </table:table-cell>
          <table:table-cell table:formula="of:=[.B183]" office:value-type="float" office:value="1" calcext:value-type="float">
            <text:p>1</text:p>
          </table:table-cell>
          <table:table-cell table:formula="of:=[.C183]" office:value-type="float" office:value="1" calcext:value-type="float">
            <text:p>1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1" calcext:value-type="float">
            <text:p>1</text:p>
          </table:table-cell>
          <table:table-cell table:formula="of:=[.F183]" office:value-type="float" office:value="1" calcext:value-type="float">
            <text:p>1</text:p>
          </table:table-cell>
          <table:table-cell table:formula="of:=[.G183]" office:value-type="float" office:value="1" calcext:value-type="float">
            <text:p>1</text:p>
          </table:table-cell>
          <table:table-cell table:formula="of:=[.H183]" office:value-type="float" office:value="1" calcext:value-type="float">
            <text:p>1</text:p>
          </table:table-cell>
          <table:table-cell table:formula="of:=[.I183]" office:value-type="float" office:value="1" calcext:value-type="float">
            <text:p>1</text:p>
          </table:table-cell>
          <table:table-cell table:formula="of:=[.J183]" office:value-type="float" office:value="0" calcext:value-type="float">
            <text:p>0</text:p>
          </table:table-cell>
          <table:table-cell table:formula="of:=[.K183]" office:value-type="float" office:value="1" calcext:value-type="float">
            <text:p>1</text:p>
          </table:table-cell>
          <table:table-cell table:formula="of:=[.L183]" office:value-type="float" office:value="0" calcext:value-type="float">
            <text:p>0</text:p>
          </table:table-cell>
          <table:table-cell table:formula="of:=[.M183]" office:value-type="float" office:value="1" calcext:value-type="float">
            <text:p>1</text:p>
          </table:table-cell>
          <table:table-cell table:formula="of:=[.N183]" office:value-type="float" office:value="0" calcext:value-type="float">
            <text:p>0</text:p>
          </table:table-cell>
          <table:table-cell table:formula="of:=[.O183]" office:value-type="float" office:value="0" calcext:value-type="float">
            <text:p>0</text:p>
          </table:table-cell>
          <table:table-cell table:formula="of:=[.P183]" office:value-type="float" office:value="1" calcext:value-type="float">
            <text:p>1</text:p>
          </table:table-cell>
          <table:table-cell table:formula="of:=[.Q183]" office:value-type="float" office:value="0" calcext:value-type="float">
            <text:p>0</text:p>
          </table:table-cell>
          <table:table-cell table:formula="of:=[.R183]" office:value-type="float" office:value="1" calcext:value-type="float">
            <text:p>1</text:p>
          </table:table-cell>
          <table:table-cell table:formula="of:=[.S183]" office:value-type="float" office:value="1" calcext:value-type="float">
            <text:p>1</text:p>
          </table:table-cell>
          <table:table-cell table:formula="of:=[.T183]" office:value-type="float" office:value="1" calcext:value-type="float">
            <text:p>1</text:p>
          </table:table-cell>
          <table:table-cell table:formula="of:=[.U183]" office:value-type="float" office:value="0" calcext:value-type="float">
            <text:p>0</text:p>
          </table:table-cell>
          <table:table-cell table:formula="of:=[.V183]" office:value-type="float" office:value="0" calcext:value-type="float">
            <text:p>0</text:p>
          </table:table-cell>
          <table:table-cell table:formula="of:=[.W183]" office:value-type="float" office:value="1" calcext:value-type="float">
            <text:p>1</text:p>
          </table:table-cell>
          <table:table-cell table:formula="of:=[.X183]" office:value-type="float" office:value="0" calcext:value-type="float">
            <text:p>0</text:p>
          </table:table-cell>
          <table:table-cell table:style-name="ce7" table:formula="of:=[.A184]*2^[.A$1]+[.B184]*2^[.B$1]+[.C184]*2^[.C$1]+[.D184]*2^[.D$1]+[.E184]*2^[.E$1]+[.F184]*2^[.F$1]+[.G184]*2^[.G$1]+[.H184]*2^[.H$1]+[.I184]*2^[.I$1]+[.J184]*2^[.J$1]+[.K184]*2^[.K$1]+[.L184]*2^[.L$1]+[.M184]*2^[.M$1]+[.N184]*2^[.N$1]+[.O184]*2^[.O$1]+[.P184]*2^[.P$1]+[.Q184]*2^[.Q$1]+[.R184]*2^[.R$1]+[.S184]*2^[.S$1]+[.T184]*2^[.T$1]+[.U184]*2^[.U$1]+[.V184]*2^[.V$1]+[.W184]*2^[.W$1]+[.X184]*2^[.X$1]+[.Y184]*2^[.Y$1]" office:value-type="float" office:value="25143666" calcext:value-type="float">
            <text:p>25143666</text:p>
          </table:table-cell>
          <table:table-cell table:formula="of:=CONCATENATE(&quot;0b&quot;;[.A184];[.B184];[.C184];[.D184];[.E184];[.F184];[.G184];[.H184];[.I184];[.J184];[.K184];[.L184];[.M184];[.N184];[.O184];[.P184];[.Q184];[.R184];[.S184];[.T184];[.U184];[.V184];[.W184];[.X184];[.Y184])" office:value-type="string" office:string-value="0b1011111111010100101110010" calcext:value-type="string">
            <text:p>0b1011111111010100101110010</text:p>
          </table:table-cell>
          <table:table-cell/>
          <table:table-cell table:formula="of:=CONCATENATE([.AA184]; &quot; soit &quot;; [.Z184])" office:value-type="string" office:string-value="0b1011111111010100101110010 soit 25143666" calcext:value-type="string">
            <text:p>0b1011111111010100101110010 soit 25143666</text:p>
          </table:table-cell>
        </table:table-row>
        <table:table-row table:style-name="ro1">
          <table:table-cell table:formula="of:=XOR(XOR(XOR(XOR([.Y184];[.W184]);[.V184]);[.U184]);[.S184])" office:value-type="float" office:value="0" calcext:value-type="float">
            <text:p>0</text:p>
          </table:table-cell>
          <table:table-cell table:formula="of:=[.A184]" office:value-type="float" office:value="1" calcext:value-type="float">
            <text:p>1</text:p>
          </table:table-cell>
          <table:table-cell table:formula="of:=[.B184]" office:value-type="float" office:value="0" calcext:value-type="float">
            <text:p>0</text:p>
          </table:table-cell>
          <table:table-cell table:formula="of:=[.C184]" office:value-type="float" office:value="1" calcext:value-type="float">
            <text:p>1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1" calcext:value-type="float">
            <text:p>1</text:p>
          </table:table-cell>
          <table:table-cell table:formula="of:=[.F184]" office:value-type="float" office:value="1" calcext:value-type="float">
            <text:p>1</text:p>
          </table:table-cell>
          <table:table-cell table:formula="of:=[.G184]" office:value-type="float" office:value="1" calcext:value-type="float">
            <text:p>1</text:p>
          </table:table-cell>
          <table:table-cell table:formula="of:=[.H184]" office:value-type="float" office:value="1" calcext:value-type="float">
            <text:p>1</text:p>
          </table:table-cell>
          <table:table-cell table:formula="of:=[.I184]" office:value-type="float" office:value="1" calcext:value-type="float">
            <text:p>1</text:p>
          </table:table-cell>
          <table:table-cell table:formula="of:=[.J184]" office:value-type="float" office:value="1" calcext:value-type="float">
            <text:p>1</text:p>
          </table:table-cell>
          <table:table-cell table:formula="of:=[.K184]" office:value-type="float" office:value="0" calcext:value-type="float">
            <text:p>0</text:p>
          </table:table-cell>
          <table:table-cell table:formula="of:=[.L184]" office:value-type="float" office:value="1" calcext:value-type="float">
            <text:p>1</text:p>
          </table:table-cell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1" calcext:value-type="float">
            <text:p>1</text:p>
          </table:table-cell>
          <table:table-cell table:formula="of:=[.O184]" office:value-type="float" office:value="0" calcext:value-type="float">
            <text:p>0</text:p>
          </table:table-cell>
          <table:table-cell table:formula="of:=[.P184]" office:value-type="float" office:value="0" calcext:value-type="float">
            <text:p>0</text:p>
          </table:table-cell>
          <table:table-cell table:formula="of:=[.Q184]" office:value-type="float" office:value="1" calcext:value-type="float">
            <text:p>1</text:p>
          </table:table-cell>
          <table:table-cell table:formula="of:=[.R184]" office:value-type="float" office:value="0" calcext:value-type="float">
            <text:p>0</text:p>
          </table:table-cell>
          <table:table-cell table:formula="of:=[.S184]" office:value-type="float" office:value="1" calcext:value-type="float">
            <text:p>1</text:p>
          </table:table-cell>
          <table:table-cell table:formula="of:=[.T184]" office:value-type="float" office:value="1" calcext:value-type="float">
            <text:p>1</text:p>
          </table:table-cell>
          <table:table-cell table:formula="of:=[.U184]" office:value-type="float" office:value="1" calcext:value-type="float">
            <text:p>1</text:p>
          </table:table-cell>
          <table:table-cell table:formula="of:=[.V184]" office:value-type="float" office:value="0" calcext:value-type="float">
            <text:p>0</text:p>
          </table:table-cell>
          <table:table-cell table:formula="of:=[.W184]" office:value-type="float" office:value="0" calcext:value-type="float">
            <text:p>0</text:p>
          </table:table-cell>
          <table:table-cell table:formula="of:=[.X184]" office:value-type="float" office:value="1" calcext:value-type="float">
            <text:p>1</text:p>
          </table:table-cell>
          <table:table-cell table:style-name="ce7" table:formula="of:=[.A185]*2^[.A$1]+[.B185]*2^[.B$1]+[.C185]*2^[.C$1]+[.D185]*2^[.D$1]+[.E185]*2^[.E$1]+[.F185]*2^[.F$1]+[.G185]*2^[.G$1]+[.H185]*2^[.H$1]+[.I185]*2^[.I$1]+[.J185]*2^[.J$1]+[.K185]*2^[.K$1]+[.L185]*2^[.L$1]+[.M185]*2^[.M$1]+[.N185]*2^[.N$1]+[.O185]*2^[.O$1]+[.P185]*2^[.P$1]+[.Q185]*2^[.Q$1]+[.R185]*2^[.R$1]+[.S185]*2^[.S$1]+[.T185]*2^[.T$1]+[.U185]*2^[.U$1]+[.V185]*2^[.V$1]+[.W185]*2^[.W$1]+[.X185]*2^[.X$1]+[.Y185]*2^[.Y$1]" office:value-type="float" office:value="12571833" calcext:value-type="float">
            <text:p>12571833</text:p>
          </table:table-cell>
          <table:table-cell table:formula="of:=CONCATENATE(&quot;0b&quot;;[.A185];[.B185];[.C185];[.D185];[.E185];[.F185];[.G185];[.H185];[.I185];[.J185];[.K185];[.L185];[.M185];[.N185];[.O185];[.P185];[.Q185];[.R185];[.S185];[.T185];[.U185];[.V185];[.W185];[.X185];[.Y185])" office:value-type="string" office:string-value="0b0101111111101010010111001" calcext:value-type="string">
            <text:p>0b0101111111101010010111001</text:p>
          </table:table-cell>
          <table:table-cell/>
          <table:table-cell table:formula="of:=CONCATENATE([.AA185]; &quot; soit &quot;; [.Z185])" office:value-type="string" office:string-value="0b0101111111101010010111001 soit 12571833" calcext:value-type="string">
            <text:p>0b0101111111101010010111001 soit 12571833</text:p>
          </table:table-cell>
        </table:table-row>
        <table:table-row table:style-name="ro1">
          <table:table-cell table:formula="of:=XOR(XOR(XOR(XOR([.Y185];[.W185]);[.V185]);[.U185]);[.S185])" office:value-type="float" office:value="1" calcext:value-type="float">
            <text:p>1</text:p>
          </table:table-cell>
          <table:table-cell table:formula="of:=[.A185]" office:value-type="float" office:value="0" calcext:value-type="float">
            <text:p>0</text:p>
          </table:table-cell>
          <table:table-cell table:formula="of:=[.B185]" office:value-type="float" office:value="1" calcext:value-type="float">
            <text:p>1</text:p>
          </table:table-cell>
          <table:table-cell table:formula="of:=[.C185]" office:value-type="float" office:value="0" calcext:value-type="float">
            <text:p>0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1" calcext:value-type="float">
            <text:p>1</text:p>
          </table:table-cell>
          <table:table-cell table:formula="of:=[.F185]" office:value-type="float" office:value="1" calcext:value-type="float">
            <text:p>1</text:p>
          </table:table-cell>
          <table:table-cell table:formula="of:=[.G185]" office:value-type="float" office:value="1" calcext:value-type="float">
            <text:p>1</text:p>
          </table:table-cell>
          <table:table-cell table:formula="of:=[.H185]" office:value-type="float" office:value="1" calcext:value-type="float">
            <text:p>1</text:p>
          </table:table-cell>
          <table:table-cell table:formula="of:=[.I185]" office:value-type="float" office:value="1" calcext:value-type="float">
            <text:p>1</text:p>
          </table:table-cell>
          <table:table-cell table:formula="of:=[.J185]" office:value-type="float" office:value="1" calcext:value-type="float">
            <text:p>1</text:p>
          </table:table-cell>
          <table:table-cell table:formula="of:=[.K185]" office:value-type="float" office:value="1" calcext:value-type="float">
            <text:p>1</text:p>
          </table:table-cell>
          <table:table-cell table:formula="of:=[.L185]" office:value-type="float" office:value="0" calcext:value-type="float">
            <text:p>0</text:p>
          </table:table-cell>
          <table:table-cell table:formula="of:=[.M185]" office:value-type="float" office:value="1" calcext:value-type="float">
            <text:p>1</text:p>
          </table:table-cell>
          <table:table-cell table:formula="of:=[.N185]" office:value-type="float" office:value="0" calcext:value-type="float">
            <text:p>0</text:p>
          </table:table-cell>
          <table:table-cell table:formula="of:=[.O185]" office:value-type="float" office:value="1" calcext:value-type="float">
            <text:p>1</text:p>
          </table:table-cell>
          <table:table-cell table:formula="of:=[.P185]" office:value-type="float" office:value="0" calcext:value-type="float">
            <text:p>0</text:p>
          </table:table-cell>
          <table:table-cell table:formula="of:=[.Q185]" office:value-type="float" office:value="0" calcext:value-type="float">
            <text:p>0</text:p>
          </table:table-cell>
          <table:table-cell table:formula="of:=[.R185]" office:value-type="float" office:value="1" calcext:value-type="float">
            <text:p>1</text:p>
          </table:table-cell>
          <table:table-cell table:formula="of:=[.S185]" office:value-type="float" office:value="0" calcext:value-type="float">
            <text:p>0</text:p>
          </table:table-cell>
          <table:table-cell table:formula="of:=[.T185]" office:value-type="float" office:value="1" calcext:value-type="float">
            <text:p>1</text:p>
          </table:table-cell>
          <table:table-cell table:formula="of:=[.U185]" office:value-type="float" office:value="1" calcext:value-type="float">
            <text:p>1</text:p>
          </table:table-cell>
          <table:table-cell table:formula="of:=[.V185]" office:value-type="float" office:value="1" calcext:value-type="float">
            <text:p>1</text:p>
          </table:table-cell>
          <table:table-cell table:formula="of:=[.W185]" office:value-type="float" office:value="0" calcext:value-type="float">
            <text:p>0</text:p>
          </table:table-cell>
          <table:table-cell table:formula="of:=[.X185]" office:value-type="float" office:value="0" calcext:value-type="float">
            <text:p>0</text:p>
          </table:table-cell>
          <table:table-cell table:style-name="ce7" table:formula="of:=[.A186]*2^[.A$1]+[.B186]*2^[.B$1]+[.C186]*2^[.C$1]+[.D186]*2^[.D$1]+[.E186]*2^[.E$1]+[.F186]*2^[.F$1]+[.G186]*2^[.G$1]+[.H186]*2^[.H$1]+[.I186]*2^[.I$1]+[.J186]*2^[.J$1]+[.K186]*2^[.K$1]+[.L186]*2^[.L$1]+[.M186]*2^[.M$1]+[.N186]*2^[.N$1]+[.O186]*2^[.O$1]+[.P186]*2^[.P$1]+[.Q186]*2^[.Q$1]+[.R186]*2^[.R$1]+[.S186]*2^[.S$1]+[.T186]*2^[.T$1]+[.U186]*2^[.U$1]+[.V186]*2^[.V$1]+[.W186]*2^[.W$1]+[.X186]*2^[.X$1]+[.Y186]*2^[.Y$1]" office:value-type="float" office:value="23063132" calcext:value-type="float">
            <text:p>23063132</text:p>
          </table:table-cell>
          <table:table-cell table:formula="of:=CONCATENATE(&quot;0b&quot;;[.A186];[.B186];[.C186];[.D186];[.E186];[.F186];[.G186];[.H186];[.I186];[.J186];[.K186];[.L186];[.M186];[.N186];[.O186];[.P186];[.Q186];[.R186];[.S186];[.T186];[.U186];[.V186];[.W186];[.X186];[.Y186])" office:value-type="string" office:string-value="0b1010111111110101001011100" calcext:value-type="string">
            <text:p>0b1010111111110101001011100</text:p>
          </table:table-cell>
          <table:table-cell/>
          <table:table-cell table:formula="of:=CONCATENATE([.AA186]; &quot; soit &quot;; [.Z186])" office:value-type="string" office:string-value="0b1010111111110101001011100 soit 23063132" calcext:value-type="string">
            <text:p>0b1010111111110101001011100 soit 23063132</text:p>
          </table:table-cell>
        </table:table-row>
        <table:table-row table:style-name="ro1">
          <table:table-cell table:formula="of:=XOR(XOR(XOR(XOR([.Y186];[.W186]);[.V186]);[.U186]);[.S186])" office:value-type="float" office:value="0" calcext:value-type="float">
            <text:p>0</text:p>
          </table:table-cell>
          <table:table-cell table:formula="of:=[.A186]" office:value-type="float" office:value="1" calcext:value-type="float">
            <text:p>1</text:p>
          </table:table-cell>
          <table:table-cell table:formula="of:=[.B186]" office:value-type="float" office:value="0" calcext:value-type="float">
            <text:p>0</text:p>
          </table:table-cell>
          <table:table-cell table:formula="of:=[.C186]" office:value-type="float" office:value="1" calcext:value-type="float">
            <text:p>1</text:p>
          </table:table-cell>
          <table:table-cell table:formula="of:=[.D186]" office:value-type="float" office:value="0" calcext:value-type="float">
            <text:p>0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" office:value-type="float" office:value="1" calcext:value-type="float">
            <text:p>1</text:p>
          </table:table-cell>
          <table:table-cell table:formula="of:=[.H186]" office:value-type="float" office:value="1" calcext:value-type="float">
            <text:p>1</text:p>
          </table:table-cell>
          <table:table-cell table:formula="of:=[.I186]" office:value-type="float" office:value="1" calcext:value-type="float">
            <text:p>1</text:p>
          </table:table-cell>
          <table:table-cell table:formula="of:=[.J186]" office:value-type="float" office:value="1" calcext:value-type="float">
            <text:p>1</text:p>
          </table:table-cell>
          <table:table-cell table:formula="of:=[.K186]" office:value-type="float" office:value="1" calcext:value-type="float">
            <text:p>1</text:p>
          </table:table-cell>
          <table:table-cell table:formula="of:=[.L186]" office:value-type="float" office:value="1" calcext:value-type="float">
            <text:p>1</text:p>
          </table:table-cell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1" calcext:value-type="float">
            <text:p>1</text:p>
          </table:table-cell>
          <table:table-cell table:formula="of:=[.O186]" office:value-type="float" office:value="0" calcext:value-type="float">
            <text:p>0</text:p>
          </table:table-cell>
          <table:table-cell table:formula="of:=[.P186]" office:value-type="float" office:value="1" calcext:value-type="float">
            <text:p>1</text:p>
          </table:table-cell>
          <table:table-cell table:formula="of:=[.Q186]" office:value-type="float" office:value="0" calcext:value-type="float">
            <text:p>0</text:p>
          </table:table-cell>
          <table:table-cell table:formula="of:=[.R186]" office:value-type="float" office:value="0" calcext:value-type="float">
            <text:p>0</text:p>
          </table:table-cell>
          <table:table-cell table:formula="of:=[.S186]" office:value-type="float" office:value="1" calcext:value-type="float">
            <text:p>1</text:p>
          </table:table-cell>
          <table:table-cell table:formula="of:=[.T186]" office:value-type="float" office:value="0" calcext:value-type="float">
            <text:p>0</text:p>
          </table:table-cell>
          <table:table-cell table:formula="of:=[.U186]" office:value-type="float" office:value="1" calcext:value-type="float">
            <text:p>1</text:p>
          </table:table-cell>
          <table:table-cell table:formula="of:=[.V186]" office:value-type="float" office:value="1" calcext:value-type="float">
            <text:p>1</text:p>
          </table:table-cell>
          <table:table-cell table:formula="of:=[.W186]" office:value-type="float" office:value="1" calcext:value-type="float">
            <text:p>1</text:p>
          </table:table-cell>
          <table:table-cell table:formula="of:=[.X186]" office:value-type="float" office:value="0" calcext:value-type="float">
            <text:p>0</text:p>
          </table:table-cell>
          <table:table-cell table:style-name="ce7" table:formula="of:=[.A187]*2^[.A$1]+[.B187]*2^[.B$1]+[.C187]*2^[.C$1]+[.D187]*2^[.D$1]+[.E187]*2^[.E$1]+[.F187]*2^[.F$1]+[.G187]*2^[.G$1]+[.H187]*2^[.H$1]+[.I187]*2^[.I$1]+[.J187]*2^[.J$1]+[.K187]*2^[.K$1]+[.L187]*2^[.L$1]+[.M187]*2^[.M$1]+[.N187]*2^[.N$1]+[.O187]*2^[.O$1]+[.P187]*2^[.P$1]+[.Q187]*2^[.Q$1]+[.R187]*2^[.R$1]+[.S187]*2^[.S$1]+[.T187]*2^[.T$1]+[.U187]*2^[.U$1]+[.V187]*2^[.V$1]+[.W187]*2^[.W$1]+[.X187]*2^[.X$1]+[.Y187]*2^[.Y$1]" office:value-type="float" office:value="11531566" calcext:value-type="float">
            <text:p>11531566</text:p>
          </table:table-cell>
          <table:table-cell table:formula="of:=CONCATENATE(&quot;0b&quot;;[.A187];[.B187];[.C187];[.D187];[.E187];[.F187];[.G187];[.H187];[.I187];[.J187];[.K187];[.L187];[.M187];[.N187];[.O187];[.P187];[.Q187];[.R187];[.S187];[.T187];[.U187];[.V187];[.W187];[.X187];[.Y187])" office:value-type="string" office:string-value="0b0101011111111010100101110" calcext:value-type="string">
            <text:p>0b0101011111111010100101110</text:p>
          </table:table-cell>
          <table:table-cell/>
          <table:table-cell table:formula="of:=CONCATENATE([.AA187]; &quot; soit &quot;; [.Z187])" office:value-type="string" office:string-value="0b0101011111111010100101110 soit 11531566" calcext:value-type="string">
            <text:p>0b0101011111111010100101110 soit 11531566</text:p>
          </table:table-cell>
        </table:table-row>
        <table:table-row table:style-name="ro1">
          <table:table-cell table:formula="of:=XOR(XOR(XOR(XOR([.Y187];[.W187]);[.V187]);[.U187]);[.S187])" office:value-type="float" office:value="0" calcext:value-type="float">
            <text:p>0</text:p>
          </table:table-cell>
          <table:table-cell table:formula="of:=[.A187]" office:value-type="float" office:value="0" calcext:value-type="float">
            <text:p>0</text:p>
          </table:table-cell>
          <table:table-cell table:formula="of:=[.B187]" office:value-type="float" office:value="1" calcext:value-type="float">
            <text:p>1</text:p>
          </table:table-cell>
          <table:table-cell table:formula="of:=[.C187]" office:value-type="float" office:value="0" calcext:value-type="float">
            <text:p>0</text:p>
          </table:table-cell>
          <table:table-cell table:formula="of:=[.D187]" office:value-type="float" office:value="1" calcext:value-type="float">
            <text:p>1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1" calcext:value-type="float">
            <text:p>1</text:p>
          </table:table-cell>
          <table:table-cell table:formula="of:=[.G187]" office:value-type="float" office:value="1" calcext:value-type="float">
            <text:p>1</text:p>
          </table:table-cell>
          <table:table-cell table:formula="of:=[.H187]" office:value-type="float" office:value="1" calcext:value-type="float">
            <text:p>1</text:p>
          </table:table-cell>
          <table:table-cell table:formula="of:=[.I187]" office:value-type="float" office:value="1" calcext:value-type="float">
            <text:p>1</text:p>
          </table:table-cell>
          <table:table-cell table:formula="of:=[.J187]" office:value-type="float" office:value="1" calcext:value-type="float">
            <text:p>1</text:p>
          </table:table-cell>
          <table:table-cell table:formula="of:=[.K187]" office:value-type="float" office:value="1" calcext:value-type="float">
            <text:p>1</text:p>
          </table:table-cell>
          <table:table-cell table:formula="of:=[.L187]" office:value-type="float" office:value="1" calcext:value-type="float">
            <text:p>1</text:p>
          </table:table-cell>
          <table:table-cell table:formula="of:=[.M187]" office:value-type="float" office:value="1" calcext:value-type="float">
            <text:p>1</text:p>
          </table:table-cell>
          <table:table-cell table:formula="of:=[.N187]" office:value-type="float" office:value="0" calcext:value-type="float">
            <text:p>0</text:p>
          </table:table-cell>
          <table:table-cell table:formula="of:=[.O187]" office:value-type="float" office:value="1" calcext:value-type="float">
            <text:p>1</text:p>
          </table:table-cell>
          <table:table-cell table:formula="of:=[.P187]" office:value-type="float" office:value="0" calcext:value-type="float">
            <text:p>0</text:p>
          </table:table-cell>
          <table:table-cell table:formula="of:=[.Q187]" office:value-type="float" office:value="1" calcext:value-type="float">
            <text:p>1</text:p>
          </table:table-cell>
          <table:table-cell table:formula="of:=[.R187]" office:value-type="float" office:value="0" calcext:value-type="float">
            <text:p>0</text:p>
          </table:table-cell>
          <table:table-cell table:formula="of:=[.S187]" office:value-type="float" office:value="0" calcext:value-type="float">
            <text:p>0</text:p>
          </table:table-cell>
          <table:table-cell table:formula="of:=[.T187]" office:value-type="float" office:value="1" calcext:value-type="float">
            <text:p>1</text:p>
          </table:table-cell>
          <table:table-cell table:formula="of:=[.U187]" office:value-type="float" office:value="0" calcext:value-type="float">
            <text:p>0</text:p>
          </table:table-cell>
          <table:table-cell table:formula="of:=[.V187]" office:value-type="float" office:value="1" calcext:value-type="float">
            <text:p>1</text:p>
          </table:table-cell>
          <table:table-cell table:formula="of:=[.W187]" office:value-type="float" office:value="1" calcext:value-type="float">
            <text:p>1</text:p>
          </table:table-cell>
          <table:table-cell table:formula="of:=[.X187]" office:value-type="float" office:value="1" calcext:value-type="float">
            <text:p>1</text:p>
          </table:table-cell>
          <table:table-cell table:style-name="ce7" table:formula="of:=[.A188]*2^[.A$1]+[.B188]*2^[.B$1]+[.C188]*2^[.C$1]+[.D188]*2^[.D$1]+[.E188]*2^[.E$1]+[.F188]*2^[.F$1]+[.G188]*2^[.G$1]+[.H188]*2^[.H$1]+[.I188]*2^[.I$1]+[.J188]*2^[.J$1]+[.K188]*2^[.K$1]+[.L188]*2^[.L$1]+[.M188]*2^[.M$1]+[.N188]*2^[.N$1]+[.O188]*2^[.O$1]+[.P188]*2^[.P$1]+[.Q188]*2^[.Q$1]+[.R188]*2^[.R$1]+[.S188]*2^[.S$1]+[.T188]*2^[.T$1]+[.U188]*2^[.U$1]+[.V188]*2^[.V$1]+[.W188]*2^[.W$1]+[.X188]*2^[.X$1]+[.Y188]*2^[.Y$1]" office:value-type="float" office:value="5765783" calcext:value-type="float">
            <text:p>5765783</text:p>
          </table:table-cell>
          <table:table-cell table:formula="of:=CONCATENATE(&quot;0b&quot;;[.A188];[.B188];[.C188];[.D188];[.E188];[.F188];[.G188];[.H188];[.I188];[.J188];[.K188];[.L188];[.M188];[.N188];[.O188];[.P188];[.Q188];[.R188];[.S188];[.T188];[.U188];[.V188];[.W188];[.X188];[.Y188])" office:value-type="string" office:string-value="0b0010101111111101010010111" calcext:value-type="string">
            <text:p>0b0010101111111101010010111</text:p>
          </table:table-cell>
          <table:table-cell/>
          <table:table-cell table:formula="of:=CONCATENATE([.AA188]; &quot; soit &quot;; [.Z188])" office:value-type="string" office:string-value="0b0010101111111101010010111 soit 5765783" calcext:value-type="string">
            <text:p>0b0010101111111101010010111 soit 5765783</text:p>
          </table:table-cell>
        </table:table-row>
        <table:table-row table:style-name="ro1">
          <table:table-cell table:formula="of:=XOR(XOR(XOR(XOR([.Y188];[.W188]);[.V188]);[.U188]);[.S188])" office:value-type="float" office:value="1" calcext:value-type="float">
            <text:p>1</text:p>
          </table:table-cell>
          <table:table-cell table:formula="of:=[.A188]" office:value-type="float" office:value="0" calcext:value-type="float">
            <text:p>0</text:p>
          </table:table-cell>
          <table:table-cell table:formula="of:=[.B188]" office:value-type="float" office:value="0" calcext:value-type="float">
            <text:p>0</text:p>
          </table:table-cell>
          <table:table-cell table:formula="of:=[.C188]" office:value-type="float" office:value="1" calcext:value-type="float">
            <text:p>1</text:p>
          </table:table-cell>
          <table:table-cell table:formula="of:=[.D188]" office:value-type="float" office:value="0" calcext:value-type="float">
            <text:p>0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0" calcext:value-type="float">
            <text:p>0</text:p>
          </table:table-cell>
          <table:table-cell table:formula="of:=[.G188]" office:value-type="float" office:value="1" calcext:value-type="float">
            <text:p>1</text:p>
          </table:table-cell>
          <table:table-cell table:formula="of:=[.H188]" office:value-type="float" office:value="1" calcext:value-type="float">
            <text:p>1</text:p>
          </table:table-cell>
          <table:table-cell table:formula="of:=[.I188]" office:value-type="float" office:value="1" calcext:value-type="float">
            <text:p>1</text:p>
          </table:table-cell>
          <table:table-cell table:formula="of:=[.J188]" office:value-type="float" office:value="1" calcext:value-type="float">
            <text:p>1</text:p>
          </table:table-cell>
          <table:table-cell table:formula="of:=[.K188]" office:value-type="float" office:value="1" calcext:value-type="float">
            <text:p>1</text:p>
          </table:table-cell>
          <table:table-cell table:formula="of:=[.L188]" office:value-type="float" office:value="1" calcext:value-type="float">
            <text:p>1</text:p>
          </table:table-cell>
          <table:table-cell table:formula="of:=[.M188]" office:value-type="float" office:value="1" calcext:value-type="float">
            <text:p>1</text:p>
          </table:table-cell>
          <table:table-cell table:formula="of:=[.N188]" office:value-type="float" office:value="1" calcext:value-type="float">
            <text:p>1</text:p>
          </table:table-cell>
          <table:table-cell table:formula="of:=[.O188]" office:value-type="float" office:value="0" calcext:value-type="float">
            <text:p>0</text:p>
          </table:table-cell>
          <table:table-cell table:formula="of:=[.P188]" office:value-type="float" office:value="1" calcext:value-type="float">
            <text:p>1</text:p>
          </table:table-cell>
          <table:table-cell table:formula="of:=[.Q188]" office:value-type="float" office:value="0" calcext:value-type="float">
            <text:p>0</text:p>
          </table:table-cell>
          <table:table-cell table:formula="of:=[.R188]" office:value-type="float" office:value="1" calcext:value-type="float">
            <text:p>1</text:p>
          </table:table-cell>
          <table:table-cell table:formula="of:=[.S188]" office:value-type="float" office:value="0" calcext:value-type="float">
            <text:p>0</text:p>
          </table:table-cell>
          <table:table-cell table:formula="of:=[.T188]" office:value-type="float" office:value="0" calcext:value-type="float">
            <text:p>0</text:p>
          </table:table-cell>
          <table:table-cell table:formula="of:=[.U188]" office:value-type="float" office:value="1" calcext:value-type="float">
            <text:p>1</text:p>
          </table:table-cell>
          <table:table-cell table:formula="of:=[.V188]" office:value-type="float" office:value="0" calcext:value-type="float">
            <text:p>0</text:p>
          </table:table-cell>
          <table:table-cell table:formula="of:=[.W188]" office:value-type="float" office:value="1" calcext:value-type="float">
            <text:p>1</text:p>
          </table:table-cell>
          <table:table-cell table:formula="of:=[.X188]" office:value-type="float" office:value="1" calcext:value-type="float">
            <text:p>1</text:p>
          </table:table-cell>
          <table:table-cell table:style-name="ce7" table:formula="of:=[.A189]*2^[.A$1]+[.B189]*2^[.B$1]+[.C189]*2^[.C$1]+[.D189]*2^[.D$1]+[.E189]*2^[.E$1]+[.F189]*2^[.F$1]+[.G189]*2^[.G$1]+[.H189]*2^[.H$1]+[.I189]*2^[.I$1]+[.J189]*2^[.J$1]+[.K189]*2^[.K$1]+[.L189]*2^[.L$1]+[.M189]*2^[.M$1]+[.N189]*2^[.N$1]+[.O189]*2^[.O$1]+[.P189]*2^[.P$1]+[.Q189]*2^[.Q$1]+[.R189]*2^[.R$1]+[.S189]*2^[.S$1]+[.T189]*2^[.T$1]+[.U189]*2^[.U$1]+[.V189]*2^[.V$1]+[.W189]*2^[.W$1]+[.X189]*2^[.X$1]+[.Y189]*2^[.Y$1]" office:value-type="float" office:value="19660107" calcext:value-type="float">
            <text:p>19660107</text:p>
          </table:table-cell>
          <table:table-cell table:formula="of:=CONCATENATE(&quot;0b&quot;;[.A189];[.B189];[.C189];[.D189];[.E189];[.F189];[.G189];[.H189];[.I189];[.J189];[.K189];[.L189];[.M189];[.N189];[.O189];[.P189];[.Q189];[.R189];[.S189];[.T189];[.U189];[.V189];[.W189];[.X189];[.Y189])" office:value-type="string" office:string-value="0b1001010111111110101001011" calcext:value-type="string">
            <text:p>0b1001010111111110101001011</text:p>
          </table:table-cell>
          <table:table-cell/>
          <table:table-cell table:formula="of:=CONCATENATE([.AA189]; &quot; soit &quot;; [.Z189])" office:value-type="string" office:string-value="0b1001010111111110101001011 soit 19660107" calcext:value-type="string">
            <text:p>0b1001010111111110101001011 soit 19660107</text:p>
          </table:table-cell>
        </table:table-row>
        <table:table-row table:style-name="ro1">
          <table:table-cell table:formula="of:=XOR(XOR(XOR(XOR([.Y189];[.W189]);[.V189]);[.U189]);[.S189])" office:value-type="float" office:value="1" calcext:value-type="float">
            <text:p>1</text:p>
          </table:table-cell>
          <table:table-cell table:formula="of:=[.A189]" office:value-type="float" office:value="1" calcext:value-type="float">
            <text:p>1</text:p>
          </table:table-cell>
          <table:table-cell table:formula="of:=[.B189]" office:value-type="float" office:value="0" calcext:value-type="float">
            <text:p>0</text:p>
          </table:table-cell>
          <table:table-cell table:formula="of:=[.C189]" office:value-type="float" office:value="0" calcext:value-type="float">
            <text:p>0</text:p>
          </table:table-cell>
          <table:table-cell table:formula="of:=[.D189]" office:value-type="float" office:value="1" calcext:value-type="float">
            <text:p>1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1" calcext:value-type="float">
            <text:p>1</text:p>
          </table:table-cell>
          <table:table-cell table:formula="of:=[.G189]" office:value-type="float" office:value="0" calcext:value-type="float">
            <text:p>0</text:p>
          </table:table-cell>
          <table:table-cell table:formula="of:=[.H189]" office:value-type="float" office:value="1" calcext:value-type="float">
            <text:p>1</text:p>
          </table:table-cell>
          <table:table-cell table:formula="of:=[.I189]" office:value-type="float" office:value="1" calcext:value-type="float">
            <text:p>1</text:p>
          </table:table-cell>
          <table:table-cell table:formula="of:=[.J189]" office:value-type="float" office:value="1" calcext:value-type="float">
            <text:p>1</text:p>
          </table:table-cell>
          <table:table-cell table:formula="of:=[.K189]" office:value-type="float" office:value="1" calcext:value-type="float">
            <text:p>1</text:p>
          </table:table-cell>
          <table:table-cell table:formula="of:=[.L189]" office:value-type="float" office:value="1" calcext:value-type="float">
            <text:p>1</text:p>
          </table:table-cell>
          <table:table-cell table:formula="of:=[.M189]" office:value-type="float" office:value="1" calcext:value-type="float">
            <text:p>1</text:p>
          </table:table-cell>
          <table:table-cell table:formula="of:=[.N189]" office:value-type="float" office:value="1" calcext:value-type="float">
            <text:p>1</text:p>
          </table:table-cell>
          <table:table-cell table:formula="of:=[.O189]" office:value-type="float" office:value="1" calcext:value-type="float">
            <text:p>1</text:p>
          </table:table-cell>
          <table:table-cell table:formula="of:=[.P189]" office:value-type="float" office:value="0" calcext:value-type="float">
            <text:p>0</text:p>
          </table:table-cell>
          <table:table-cell table:formula="of:=[.Q189]" office:value-type="float" office:value="1" calcext:value-type="float">
            <text:p>1</text:p>
          </table:table-cell>
          <table:table-cell table:formula="of:=[.R189]" office:value-type="float" office:value="0" calcext:value-type="float">
            <text:p>0</text:p>
          </table:table-cell>
          <table:table-cell table:formula="of:=[.S189]" office:value-type="float" office:value="1" calcext:value-type="float">
            <text:p>1</text:p>
          </table:table-cell>
          <table:table-cell table:formula="of:=[.T189]" office:value-type="float" office:value="0" calcext:value-type="float">
            <text:p>0</text:p>
          </table:table-cell>
          <table:table-cell table:formula="of:=[.U189]" office:value-type="float" office:value="0" calcext:value-type="float">
            <text:p>0</text:p>
          </table:table-cell>
          <table:table-cell table:formula="of:=[.V189]" office:value-type="float" office:value="1" calcext:value-type="float">
            <text:p>1</text:p>
          </table:table-cell>
          <table:table-cell table:formula="of:=[.W189]" office:value-type="float" office:value="0" calcext:value-type="float">
            <text:p>0</text:p>
          </table:table-cell>
          <table:table-cell table:formula="of:=[.X189]" office:value-type="float" office:value="1" calcext:value-type="float">
            <text:p>1</text:p>
          </table:table-cell>
          <table:table-cell table:style-name="ce7" table:formula="of:=[.A190]*2^[.A$1]+[.B190]*2^[.B$1]+[.C190]*2^[.C$1]+[.D190]*2^[.D$1]+[.E190]*2^[.E$1]+[.F190]*2^[.F$1]+[.G190]*2^[.G$1]+[.H190]*2^[.H$1]+[.I190]*2^[.I$1]+[.J190]*2^[.J$1]+[.K190]*2^[.K$1]+[.L190]*2^[.L$1]+[.M190]*2^[.M$1]+[.N190]*2^[.N$1]+[.O190]*2^[.O$1]+[.P190]*2^[.P$1]+[.Q190]*2^[.Q$1]+[.R190]*2^[.R$1]+[.S190]*2^[.S$1]+[.T190]*2^[.T$1]+[.U190]*2^[.U$1]+[.V190]*2^[.V$1]+[.W190]*2^[.W$1]+[.X190]*2^[.X$1]+[.Y190]*2^[.Y$1]" office:value-type="float" office:value="26607269" calcext:value-type="float">
            <text:p>26607269</text:p>
          </table:table-cell>
          <table:table-cell table:formula="of:=CONCATENATE(&quot;0b&quot;;[.A190];[.B190];[.C190];[.D190];[.E190];[.F190];[.G190];[.H190];[.I190];[.J190];[.K190];[.L190];[.M190];[.N190];[.O190];[.P190];[.Q190];[.R190];[.S190];[.T190];[.U190];[.V190];[.W190];[.X190];[.Y190])" office:value-type="string" office:string-value="0b1100101011111111010100101" calcext:value-type="string">
            <text:p>0b1100101011111111010100101</text:p>
          </table:table-cell>
          <table:table-cell/>
          <table:table-cell table:formula="of:=CONCATENATE([.AA190]; &quot; soit &quot;; [.Z190])" office:value-type="string" office:string-value="0b1100101011111111010100101 soit 26607269" calcext:value-type="string">
            <text:p>0b1100101011111111010100101 soit 26607269</text:p>
          </table:table-cell>
        </table:table-row>
        <table:table-row table:style-name="ro1">
          <table:table-cell table:formula="of:=XOR(XOR(XOR(XOR([.Y190];[.W190]);[.V190]);[.U190]);[.S190])" office:value-type="float" office:value="0" calcext:value-type="float">
            <text:p>0</text:p>
          </table:table-cell>
          <table:table-cell table:formula="of:=[.A190]" office:value-type="float" office:value="1" calcext:value-type="float">
            <text:p>1</text:p>
          </table:table-cell>
          <table:table-cell table:formula="of:=[.B190]" office:value-type="float" office:value="1" calcext:value-type="float">
            <text:p>1</text:p>
          </table:table-cell>
          <table:table-cell table:formula="of:=[.C190]" office:value-type="float" office:value="0" calcext:value-type="float">
            <text:p>0</text:p>
          </table:table-cell>
          <table:table-cell table:formula="of:=[.D190]" office:value-type="float" office:value="0" calcext:value-type="float">
            <text:p>0</text:p>
          </table:table-cell>
          <table:table-cell table:formula="of:=[.E190]" office:value-type="float" office:value="1" calcext:value-type="float">
            <text:p>1</text:p>
          </table:table-cell>
          <table:table-cell table:formula="of:=[.F190]" office:value-type="float" office:value="0" calcext:value-type="float">
            <text:p>0</text:p>
          </table:table-cell>
          <table:table-cell table:formula="of:=[.G190]" office:value-type="float" office:value="1" calcext:value-type="float">
            <text:p>1</text:p>
          </table:table-cell>
          <table:table-cell table:formula="of:=[.H190]" office:value-type="float" office:value="0" calcext:value-type="float">
            <text:p>0</text:p>
          </table:table-cell>
          <table:table-cell table:formula="of:=[.I190]" office:value-type="float" office:value="1" calcext:value-type="float">
            <text:p>1</text:p>
          </table:table-cell>
          <table:table-cell table:formula="of:=[.J190]" office:value-type="float" office:value="1" calcext:value-type="float">
            <text:p>1</text:p>
          </table:table-cell>
          <table:table-cell table:formula="of:=[.K190]" office:value-type="float" office:value="1" calcext:value-type="float">
            <text:p>1</text:p>
          </table:table-cell>
          <table:table-cell table:formula="of:=[.L190]" office:value-type="float" office:value="1" calcext:value-type="float">
            <text:p>1</text:p>
          </table:table-cell>
          <table:table-cell table:formula="of:=[.M190]" office:value-type="float" office:value="1" calcext:value-type="float">
            <text:p>1</text:p>
          </table:table-cell>
          <table:table-cell table:formula="of:=[.N190]" office:value-type="float" office:value="1" calcext:value-type="float">
            <text:p>1</text:p>
          </table:table-cell>
          <table:table-cell table:formula="of:=[.O190]" office:value-type="float" office:value="1" calcext:value-type="float">
            <text:p>1</text:p>
          </table:table-cell>
          <table:table-cell table:formula="of:=[.P190]" office:value-type="float" office:value="1" calcext:value-type="float">
            <text:p>1</text:p>
          </table:table-cell>
          <table:table-cell table:formula="of:=[.Q190]" office:value-type="float" office:value="0" calcext:value-type="float">
            <text:p>0</text:p>
          </table:table-cell>
          <table:table-cell table:formula="of:=[.R190]" office:value-type="float" office:value="1" calcext:value-type="float">
            <text:p>1</text:p>
          </table:table-cell>
          <table:table-cell table:formula="of:=[.S190]" office:value-type="float" office:value="0" calcext:value-type="float">
            <text:p>0</text:p>
          </table:table-cell>
          <table:table-cell table:formula="of:=[.T190]" office:value-type="float" office:value="1" calcext:value-type="float">
            <text:p>1</text:p>
          </table:table-cell>
          <table:table-cell table:formula="of:=[.U190]" office:value-type="float" office:value="0" calcext:value-type="float">
            <text:p>0</text:p>
          </table:table-cell>
          <table:table-cell table:formula="of:=[.V190]" office:value-type="float" office:value="0" calcext:value-type="float">
            <text:p>0</text:p>
          </table:table-cell>
          <table:table-cell table:formula="of:=[.W190]" office:value-type="float" office:value="1" calcext:value-type="float">
            <text:p>1</text:p>
          </table:table-cell>
          <table:table-cell table:formula="of:=[.X190]" office:value-type="float" office:value="0" calcext:value-type="float">
            <text:p>0</text:p>
          </table:table-cell>
          <table:table-cell table:style-name="ce7" table:formula="of:=[.A191]*2^[.A$1]+[.B191]*2^[.B$1]+[.C191]*2^[.C$1]+[.D191]*2^[.D$1]+[.E191]*2^[.E$1]+[.F191]*2^[.F$1]+[.G191]*2^[.G$1]+[.H191]*2^[.H$1]+[.I191]*2^[.I$1]+[.J191]*2^[.J$1]+[.K191]*2^[.K$1]+[.L191]*2^[.L$1]+[.M191]*2^[.M$1]+[.N191]*2^[.N$1]+[.O191]*2^[.O$1]+[.P191]*2^[.P$1]+[.Q191]*2^[.Q$1]+[.R191]*2^[.R$1]+[.S191]*2^[.S$1]+[.T191]*2^[.T$1]+[.U191]*2^[.U$1]+[.V191]*2^[.V$1]+[.W191]*2^[.W$1]+[.X191]*2^[.X$1]+[.Y191]*2^[.Y$1]" office:value-type="float" office:value="13303634" calcext:value-type="float">
            <text:p>13303634</text:p>
          </table:table-cell>
          <table:table-cell table:formula="of:=CONCATENATE(&quot;0b&quot;;[.A191];[.B191];[.C191];[.D191];[.E191];[.F191];[.G191];[.H191];[.I191];[.J191];[.K191];[.L191];[.M191];[.N191];[.O191];[.P191];[.Q191];[.R191];[.S191];[.T191];[.U191];[.V191];[.W191];[.X191];[.Y191])" office:value-type="string" office:string-value="0b0110010101111111101010010" calcext:value-type="string">
            <text:p>0b0110010101111111101010010</text:p>
          </table:table-cell>
          <table:table-cell/>
          <table:table-cell table:formula="of:=CONCATENATE([.AA191]; &quot; soit &quot;; [.Z191])" office:value-type="string" office:string-value="0b0110010101111111101010010 soit 13303634" calcext:value-type="string">
            <text:p>0b0110010101111111101010010 soit 13303634</text:p>
          </table:table-cell>
        </table:table-row>
        <table:table-row table:style-name="ro1">
          <table:table-cell table:formula="of:=XOR(XOR(XOR(XOR([.Y191];[.W191]);[.V191]);[.U191]);[.S191])" office:value-type="float" office:value="0" calcext:value-type="float">
            <text:p>0</text:p>
          </table:table-cell>
          <table:table-cell table:formula="of:=[.A191]" office:value-type="float" office:value="0" calcext:value-type="float">
            <text:p>0</text:p>
          </table:table-cell>
          <table:table-cell table:formula="of:=[.B191]" office:value-type="float" office:value="1" calcext:value-type="float">
            <text:p>1</text:p>
          </table:table-cell>
          <table:table-cell table:formula="of:=[.C191]" office:value-type="float" office:value="1" calcext:value-type="float">
            <text:p>1</text:p>
          </table:table-cell>
          <table:table-cell table:formula="of:=[.D191]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1" calcext:value-type="float">
            <text:p>1</text:p>
          </table:table-cell>
          <table:table-cell table:formula="of:=[.G191]" office:value-type="float" office:value="0" calcext:value-type="float">
            <text:p>0</text:p>
          </table:table-cell>
          <table:table-cell table:formula="of:=[.H191]" office:value-type="float" office:value="1" calcext:value-type="float">
            <text:p>1</text:p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1" calcext:value-type="float">
            <text:p>1</text:p>
          </table:table-cell>
          <table:table-cell table:formula="of:=[.K191]" office:value-type="float" office:value="1" calcext:value-type="float">
            <text:p>1</text:p>
          </table:table-cell>
          <table:table-cell table:formula="of:=[.L191]" office:value-type="float" office:value="1" calcext:value-type="float">
            <text:p>1</text:p>
          </table:table-cell>
          <table:table-cell table:formula="of:=[.M191]" office:value-type="float" office:value="1" calcext:value-type="float">
            <text:p>1</text:p>
          </table:table-cell>
          <table:table-cell table:formula="of:=[.N191]" office:value-type="float" office:value="1" calcext:value-type="float">
            <text:p>1</text:p>
          </table:table-cell>
          <table:table-cell table:formula="of:=[.O191]" office:value-type="float" office:value="1" calcext:value-type="float">
            <text:p>1</text:p>
          </table:table-cell>
          <table:table-cell table:formula="of:=[.P191]" office:value-type="float" office:value="1" calcext:value-type="float">
            <text:p>1</text:p>
          </table:table-cell>
          <table:table-cell table:formula="of:=[.Q191]" office:value-type="float" office:value="1" calcext:value-type="float">
            <text:p>1</text:p>
          </table:table-cell>
          <table:table-cell table:formula="of:=[.R191]" office:value-type="float" office:value="0" calcext:value-type="float">
            <text:p>0</text:p>
          </table:table-cell>
          <table:table-cell table:formula="of:=[.S191]" office:value-type="float" office:value="1" calcext:value-type="float">
            <text:p>1</text:p>
          </table:table-cell>
          <table:table-cell table:formula="of:=[.T191]" office:value-type="float" office:value="0" calcext:value-type="float">
            <text:p>0</text:p>
          </table:table-cell>
          <table:table-cell table:formula="of:=[.U191]" office:value-type="float" office:value="1" calcext:value-type="float">
            <text:p>1</text:p>
          </table:table-cell>
          <table:table-cell table:formula="of:=[.V191]" office:value-type="float" office:value="0" calcext:value-type="float">
            <text:p>0</text:p>
          </table:table-cell>
          <table:table-cell table:formula="of:=[.W191]" office:value-type="float" office:value="0" calcext:value-type="float">
            <text:p>0</text:p>
          </table:table-cell>
          <table:table-cell table:formula="of:=[.X191]" office:value-type="float" office:value="1" calcext:value-type="float">
            <text:p>1</text:p>
          </table:table-cell>
          <table:table-cell table:style-name="ce7" table:formula="of:=[.A192]*2^[.A$1]+[.B192]*2^[.B$1]+[.C192]*2^[.C$1]+[.D192]*2^[.D$1]+[.E192]*2^[.E$1]+[.F192]*2^[.F$1]+[.G192]*2^[.G$1]+[.H192]*2^[.H$1]+[.I192]*2^[.I$1]+[.J192]*2^[.J$1]+[.K192]*2^[.K$1]+[.L192]*2^[.L$1]+[.M192]*2^[.M$1]+[.N192]*2^[.N$1]+[.O192]*2^[.O$1]+[.P192]*2^[.P$1]+[.Q192]*2^[.Q$1]+[.R192]*2^[.R$1]+[.S192]*2^[.S$1]+[.T192]*2^[.T$1]+[.U192]*2^[.U$1]+[.V192]*2^[.V$1]+[.W192]*2^[.W$1]+[.X192]*2^[.X$1]+[.Y192]*2^[.Y$1]" office:value-type="float" office:value="6651817" calcext:value-type="float">
            <text:p>6651817</text:p>
          </table:table-cell>
          <table:table-cell table:formula="of:=CONCATENATE(&quot;0b&quot;;[.A192];[.B192];[.C192];[.D192];[.E192];[.F192];[.G192];[.H192];[.I192];[.J192];[.K192];[.L192];[.M192];[.N192];[.O192];[.P192];[.Q192];[.R192];[.S192];[.T192];[.U192];[.V192];[.W192];[.X192];[.Y192])" office:value-type="string" office:string-value="0b0011001010111111110101001" calcext:value-type="string">
            <text:p>0b0011001010111111110101001</text:p>
          </table:table-cell>
          <table:table-cell/>
          <table:table-cell table:formula="of:=CONCATENATE([.AA192]; &quot; soit &quot;; [.Z192])" office:value-type="string" office:string-value="0b0011001010111111110101001 soit 6651817" calcext:value-type="string">
            <text:p>0b0011001010111111110101001 soit 6651817</text:p>
          </table:table-cell>
        </table:table-row>
        <table:table-row table:style-name="ro1" table:number-rows-repeated="1048383">
          <table:table-cell table:number-columns-repeated="29"/>
        </table:table-row>
        <table:table-row table:style-name="ro1">
          <table:table-cell table:number-columns-repeated="29"/>
        </table:table-row>
        <calcext:conditional-formats>
          <calcext:conditional-format calcext:target-range-address="Feuille1.Z2:Feuille1.Z2">
            <calcext:condition calcext:apply-style-name="Vrai" calcext:value="=[.#REF!2]" calcext:base-cell-address="Feuille1.Z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8:36:27.966024312</meta:creation-date>
    <dc:date>2015-04-18T19:19:18.455958984</dc:date>
    <meta:editing-duration>PT11M27S</meta:editing-duration>
    <meta:editing-cycles>1</meta:editing-cycles>
    <meta:document-statistic meta:table-count="1" meta:cell-count="5373" meta:object-count="0"/>
    <meta:generator>LibreOffice/4.2.7.2$Linux_X86_64 LibreOffice_project/420m0$Build-2</meta:generator>
  </office:meta>
</office:document-meta>
</file>